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Pictures/2000000E000000DF000000DFFA75738F.svm" manifest:media-type=""/>
  <manifest:file-entry manifest:full-path="Object 4/Pictures/2000000E000000DD000000DDC84408FE.svm" manifest:media-type=""/>
  <manifest:file-entry manifest:full-path="Object 4/Pictures/2000000E000000DF000000DFD5DED663.svm" manifest:media-type=""/>
  <manifest:file-entry manifest:full-path="Object 4/Pictures/2000000E000000DF000000DFF60F7034.svm" manifest:media-type=""/>
  <manifest:file-entry manifest:full-path="Object 4/Pictures/2000000E000000DF000000DF4104E50C.svm" manifest:media-type=""/>
  <manifest:file-entry manifest:full-path="Object 4/Pictures/2000000E000000DD000000DF8AEB08F0.svm" manifest:media-type="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0E000000DF000000DFFA75738F.svm" manifest:media-type=""/>
  <manifest:file-entry manifest:full-path="Object 2/Pictures/2000000E000000DF000000DFFEFD14EE.svm" manifest:media-type=""/>
  <manifest:file-entry manifest:full-path="Object 2/Pictures/2000000E000000DF000000DFD5DED663.svm" manifest:media-type=""/>
  <manifest:file-entry manifest:full-path="Object 2/Pictures/2000000E000000DF000000DFF60F7034.svm" manifest:media-type=""/>
  <manifest:file-entry manifest:full-path="Object 2/Pictures/2000000E000000DD000000DF8AEB08F0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Pictures/2000000E000000DF000000DFD5DED663.svm" manifest:media-type=""/>
  <manifest:file-entry manifest:full-path="Object 6/Pictures/2000000E000000DF000000DF4104E50C.svm" manifest:media-type=""/>
  <manifest:file-entry manifest:full-path="Object 6/Pictures/2000000E000000DD000000DF8AEB08F0.svm" manifest:media-type=""/>
  <manifest:file-entry manifest:full-path="Object 6/Pictures/2000000E000000DF000000DF97A2328C.svm" manifest:media-type="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6433in" svg:height="5.1976in" svg:x="12.7157in" svg:y="0.0724in">
            <draw:object draw:notify-on-update-of-ranges="Sheet1.A3:Sheet1.A10 Sheet1.C2:Sheet1.C2 Sheet1.C3:Sheet1.C10 Sheet1.A10:Sheet1.A15 Sheet1.C2:Sheet1.C2 Sheet1.C10:Sheet1.C15 Sheet1.A3:Sheet1.A9 Sheet1.D2:Sheet1.D2 Sheet1.D3:Sheet1.D9 Sheet1.A3:Sheet1.A9 Sheet1.E2:Sheet1.E2 Sheet1.E3:Sheet1.E8 Sheet1.A3:Sheet1.A9 Sheet1.F2:Sheet1.F2 Sheet1.F3:Sheet1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5122in" svg:height="5.3272in" svg:x="12.2059in" svg:y="5.6319in">
            <draw:object draw:notify-on-update-of-ranges="Sheet1.A3:Sheet1.A10 Sheet1.C2:Sheet1.C2 Sheet1.C3:Sheet1.C10 Sheet1.B21:Sheet1.B121 Sheet1.C17:Sheet1.C17 Sheet1.C21:Sheet1.C121 Sheet1.A10:Sheet1.A15 Sheet1.C2:Sheet1.C2 Sheet1.C10:Sheet1.C15 Sheet1.D21:Sheet1.D121 Sheet1.E17:Sheet1.E17 Sheet1.E21:Sheet1.E121 Sheet1.A3:Sheet1.A11 Sheet1.G2:Sheet1.G2 Sheet1.G3:Sheet1.G11 Sheet1.L21:Sheet1.L121 Sheet1.M17:Sheet1.M17 Sheet1.M21:Sheet1.M121 Sheet1.A3:Sheet1.A11 Sheet1.F2:Sheet1.F2 Sheet1.F3:Sheet1.F11 Sheet1.J21:Sheet1.J121 Sheet1.K17:Sheet1.K17 Sheet1.K21:Sheet1.K121 Sheet1.A3:Sheet1.A9 Sheet1.E2:Sheet1.E2 Sheet1.E3:Sheet1.E9 Sheet1.H21:Sheet1.H121 Sheet1.I17:Sheet1.I17 Sheet1.I21:Sheet1.I121 Sheet1.A3:Sheet1.A9 Sheet1.D2:Sheet1.D2 Sheet1.D3:Sheet1.D9 Sheet1.F21:Sheet1.F121 Sheet1.G17:Sheet1.G17 Sheet1.G21:Sheet1.G1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FEM_adapt</text:p>
          </table:table-cell>
          <table:table-cell office:value-type="string">
            <text:p>XFEM</text:p>
          </table:table-cell>
          <table:table-cell office:value-type="string">
            <text:p>ramp function XFEM</text:p>
          </table:table-cell>
          <table:table-cell office:value-type="string">
            <text:p>shifted XFEM</text:p>
          </table:table-cell>
          <table:table-cell office:value-type="string">
            <text:p>SGFEM</text:p>
          </table:table-cell>
          <table:table-cell table:number-columns-repeated="13"/>
        </table:table-row>
        <table:table-row table:style-name="ro2">
          <table:table-cell table:formula="of:=2*100/(2^[.B3])"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1" office:value-type="float" office:value="4480">
            <text:p>4.48E+003</text:p>
          </table:table-cell>
          <table:table-cell table:number-columns-repeated="4" table:style-name="ce1" office:value-type="string">
            <text:p>-</text:p>
          </table:table-cell>
          <table:table-cell table:number-columns-repeated="8"/>
          <table:table-cell office:value-type="string">
            <text:p>-</text:p>
          </table:table-cell>
          <table:table-cell table:number-columns-repeated="3"/>
          <table:table-cell office:value-type="string">
            <text:p>-</text:p>
          </table:table-cell>
        </table:table-row>
        <table:table-row table:style-name="ro2">
          <table:table-cell table:formula="of:=2*100/(2^[.B4])"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1" office:value-type="float" office:value="4010">
            <text:p>4.01E+003</text:p>
          </table:table-cell>
          <table:table-cell table:style-name="ce1" office:value-type="float" office:value="100">
            <text:p>1.00E+002</text:p>
          </table:table-cell>
          <table:table-cell table:style-name="ce1" office:value-type="float" office:value="38.4">
            <text:p>3.84E+001</text:p>
          </table:table-cell>
          <table:table-cell table:style-name="ce1" office:value-type="float" office:value="33">
            <text:p>3.30E+001</text:p>
          </table:table-cell>
          <table:table-cell table:style-name="ce1" office:value-type="float" office:value="36.2">
            <text:p>3.62E+001</text:p>
          </table:table-cell>
          <table:table-cell table:number-columns-repeated="9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table:formula="of:=2*100/(2^[.B5])" office:value-type="float" office:value="12.5">
            <text:p>12.5</text:p>
          </table:table-cell>
          <table:table-cell office:value-type="float" office:value="4">
            <text:p>4</text:p>
          </table:table-cell>
          <table:table-cell table:style-name="ce1" office:value-type="float" office:value="2900">
            <text:p>2.90E+003</text:p>
          </table:table-cell>
          <table:table-cell table:style-name="ce1" office:value-type="float" office:value="29.5">
            <text:p>2.95E+001</text:p>
          </table:table-cell>
          <table:table-cell table:style-name="ce1" office:value-type="float" office:value="11.2">
            <text:p>1.12E+001</text:p>
          </table:table-cell>
          <table:table-cell table:style-name="ce1" office:value-type="float" office:value="8.06">
            <text:p>8.06E+000</text:p>
          </table:table-cell>
          <table:table-cell table:style-name="ce1" office:value-type="float" office:value="7.9">
            <text:p>7.90E+000</text:p>
          </table:table-cell>
          <table:table-cell table:number-columns-repeated="13"/>
        </table:table-row>
        <table:table-row table:style-name="ro2">
          <table:table-cell table:formula="of:=2*100/(2^[.B6])" office:value-type="float" office:value="6.25">
            <text:p>6.25</text:p>
          </table:table-cell>
          <table:table-cell office:value-type="float" office:value="5">
            <text:p>5</text:p>
          </table:table-cell>
          <table:table-cell table:style-name="ce1" office:value-type="float" office:value="1800">
            <text:p>1.80E+003</text:p>
          </table:table-cell>
          <table:table-cell table:style-name="ce1" office:value-type="float" office:value="7.89">
            <text:p>7.89E+000</text:p>
          </table:table-cell>
          <table:table-cell table:style-name="ce1" office:value-type="float" office:value="2.43">
            <text:p>2.43E+000</text:p>
          </table:table-cell>
          <table:table-cell table:number-columns-repeated="2" table:style-name="ce1" office:value-type="float" office:value="2.13">
            <text:p>2.13E+000</text:p>
          </table:table-cell>
          <table:table-cell table:number-columns-repeated="13"/>
        </table:table-row>
        <table:table-row table:style-name="ro2">
          <table:table-cell table:formula="of:=2*100/(2^[.B7])" office:value-type="float" office:value="3.125">
            <text:p>3.125</text:p>
          </table:table-cell>
          <table:table-cell office:value-type="float" office:value="6">
            <text:p>6</text:p>
          </table:table-cell>
          <table:table-cell table:style-name="ce1" office:value-type="float" office:value="1210">
            <text:p>1.21E+003</text:p>
          </table:table-cell>
          <table:table-cell table:style-name="ce1" office:value-type="float" office:value="2.06">
            <text:p>2.06E+000</text:p>
          </table:table-cell>
          <table:table-cell table:style-name="ce1" office:value-type="float" office:value="0.583">
            <text:p>5.83E-001</text:p>
          </table:table-cell>
          <table:table-cell table:style-name="ce1" office:value-type="float" office:value="0.55">
            <text:p>5.50E-001</text:p>
          </table:table-cell>
          <table:table-cell table:style-name="ce1" office:value-type="float" office:value="0.551">
            <text:p>5.51E-001</text:p>
          </table:table-cell>
          <table:table-cell table:number-columns-repeated="13"/>
        </table:table-row>
        <table:table-row table:style-name="ro2">
          <table:table-cell table:formula="of:=2*100/(2^[.B8])" office:value-type="float" office:value="1.5625">
            <text:p>1.5625</text:p>
          </table:table-cell>
          <table:table-cell office:value-type="float" office:value="7">
            <text:p>7</text:p>
          </table:table-cell>
          <table:table-cell table:style-name="ce1" office:value-type="float" office:value="721">
            <text:p>7.21E+002</text:p>
          </table:table-cell>
          <table:table-cell table:style-name="ce1" office:value-type="float" office:value="0.533">
            <text:p>5.33E-001</text:p>
          </table:table-cell>
          <table:table-cell table:style-name="ce1"/>
          <table:table-cell table:number-columns-repeated="2" table:style-name="ce1" office:value-type="float" office:value="0.14">
            <text:p>1.40E-001</text:p>
          </table:table-cell>
          <table:table-cell table:number-columns-repeated="13"/>
        </table:table-row>
        <table:table-row table:style-name="ro2">
          <table:table-cell table:formula="of:=2*100/(2^[.B9])" office:value-type="float" office:value="0.78125">
            <text:p>0.78125</text:p>
          </table:table-cell>
          <table:table-cell office:value-type="float" office:value="8">
            <text:p>8</text:p>
          </table:table-cell>
          <table:table-cell table:style-name="ce1" office:value-type="float" office:value="603">
            <text:p>6.03E+002</text:p>
          </table:table-cell>
          <table:table-cell table:style-name="ce1" table:number-columns-repeated="2"/>
          <table:table-cell table:number-columns-repeated="2" table:style-name="ce1" office:value-type="float" office:value="0.0351">
            <text:p>3.51E-002</text:p>
          </table:table-cell>
          <table:table-cell table:number-columns-repeated="13"/>
        </table:table-row>
        <table:table-row table:style-name="ro2">
          <table:table-cell table:formula="of:=2*100/(2^[.B10])" office:value-type="float" office:value="0.390625">
            <text:p>0.390625</text:p>
          </table:table-cell>
          <table:table-cell office:value-type="float" office:value="9">
            <text:p>9</text:p>
          </table:table-cell>
          <table:table-cell table:style-name="ce1" office:value-type="float" office:value="323">
            <text:p>3.23E+002</text:p>
          </table:table-cell>
          <table:table-cell table:style-name="ce1"/>
          <table:table-cell/>
          <table:table-cell table:number-columns-repeated="2" table:style-name="ce1" office:value-type="float" office:value="0.00882">
            <text:p>8.82E-003</text:p>
          </table:table-cell>
          <table:table-cell table:number-columns-repeated="13"/>
        </table:table-row>
        <table:table-row table:style-name="ro2">
          <table:table-cell table:formula="of:=2*100/(2^[.B11])" office:value-type="float" office:value="0.1953125">
            <text:p>0.1953125</text:p>
          </table:table-cell>
          <table:table-cell office:value-type="float" office:value="10">
            <text:p>10</text:p>
          </table:table-cell>
          <table:table-cell table:style-name="ce1" office:value-type="float" office:value="156">
            <text:p>1.56E+002</text:p>
          </table:table-cell>
          <table:table-cell table:number-columns-repeated="2"/>
          <table:table-cell table:number-columns-repeated="2" table:style-name="ce1" office:value-type="float" office:value="0.00221">
            <text:p>2.21E-003</text:p>
          </table:table-cell>
          <table:table-cell table:number-columns-repeated="13"/>
        </table:table-row>
        <table:table-row table:style-name="ro2">
          <table:table-cell table:formula="of:=2*100/(2^[.B12])" office:value-type="float" office:value="0.09765625">
            <text:p>0.09765625</text:p>
          </table:table-cell>
          <table:table-cell office:value-type="float" office:value="11">
            <text:p>11</text:p>
          </table:table-cell>
          <table:table-cell table:style-name="ce1" office:value-type="float" office:value="73.1">
            <text:p>7.31E+001</text:p>
          </table:table-cell>
          <table:table-cell table:number-columns-repeated="17"/>
        </table:table-row>
        <table:table-row table:style-name="ro2">
          <table:table-cell table:formula="of:=2*100/(2^[.B13])" office:value-type="float" office:value="0.048828125">
            <text:p>0.048828125</text:p>
          </table:table-cell>
          <table:table-cell office:value-type="float" office:value="12">
            <text:p>12</text:p>
          </table:table-cell>
          <table:table-cell table:style-name="ce1" office:value-type="float" office:value="22.9">
            <text:p>2.29E+001</text:p>
          </table:table-cell>
          <table:table-cell table:number-columns-repeated="17"/>
        </table:table-row>
        <table:table-row table:style-name="ro2">
          <table:table-cell table:formula="of:=2*100/(2^[.B14])" office:value-type="float" office:value="0.0244140625">
            <text:p>0.0244140625</text:p>
          </table:table-cell>
          <table:table-cell office:value-type="float" office:value="13">
            <text:p>13</text:p>
          </table:table-cell>
          <table:table-cell table:style-name="ce1" office:value-type="float" office:value="10.2">
            <text:p>1.02E+001</text:p>
          </table:table-cell>
          <table:table-cell table:number-columns-repeated="17"/>
        </table:table-row>
        <table:table-row table:style-name="ro2">
          <table:table-cell table:formula="of:=2*100/(2^[.B15])" office:value-type="float" office:value="0.01220703125">
            <text:p>0.0122070313</text:p>
          </table:table-cell>
          <table:table-cell office:value-type="float" office:value="14">
            <text:p>14</text:p>
          </table:table-cell>
          <table:table-cell table:style-name="ce1" office:value-type="float" office:value="4.38">
            <text:p>4.38E+000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3">
          <table:table-cell office:value-type="string">
            <text:p>trendlines:</text:p>
          </table:table-cell>
          <table:table-cell/>
          <table:table-cell table:formula="of:=CONCATENATE(&quot;t1a = &quot;;TEXT([.C19];&quot;0.00&quot;);&quot;*h^&quot;;TEXT([.C18];&quot;0.00&quot;))" office:value-type="string" office:string-value="t1a = 617.40*h^0.56">
            <text:p>t1a = 617.40*h^0.56</text:p>
          </table:table-cell>
          <table:table-cell/>
          <table:table-cell table:formula="of:=CONCATENATE(&quot;t1b = &quot;;TEXT([.E19];&quot;0.00&quot;);&quot;*h^&quot;;TEXT([.E18];&quot;0.00&quot;))" office:value-type="string" office:string-value="t1b = 1180.24*h^1.27">
            <text:p>t1b = 1180.24*h^1.27</text:p>
          </table:table-cell>
          <table:table-cell/>
          <table:table-cell table:formula="of:=CONCATENATE(&quot;t2 = &quot;;TEXT([.G19];&quot;0.00&quot;);&quot;*h^&quot;;TEXT([.G18];&quot;0.00&quot;))" office:value-type="string" office:string-value="t2 = 0.24*h^1.89">
            <text:p>t2 = 0.24*h^1.89</text:p>
          </table:table-cell>
          <table:table-cell/>
          <table:table-cell table:formula="of:=CONCATENATE(&quot;t3 = &quot;;TEXT([.I19];&quot;0.00&quot;);&quot;*h^&quot;;TEXT([.I18];&quot;0.00&quot;))" office:value-type="string" office:string-value="t3 = 0.06*h^2.03">
            <text:p>t3 = 0.06*h^2.03</text:p>
          </table:table-cell>
          <table:table-cell/>
          <table:table-cell table:formula="of:=CONCATENATE(&quot;t4 = &quot;;TEXT([.K19];&quot;0.00&quot;);&quot;*h^&quot;;TEXT([.K18];&quot;0.00&quot;))" office:value-type="string" office:string-value="t4 = 0.06*h^1.98">
            <text:p>t4 = 0.06*h^1.98</text:p>
          </table:table-cell>
          <table:table-cell/>
          <table:table-cell table:formula="of:=CONCATENATE(&quot;t5 = &quot;;TEXT([.M19];&quot;0.00&quot;);&quot;*h^&quot;;TEXT([.M18];&quot;0.00&quot;))" office:value-type="string" office:string-value="t5 = 0.06*h^1.99">
            <text:p>t5 = 0.06*h^1.99</text:p>
          </table:table-cell>
          <table:table-cell table:number-columns-repeated="7"/>
        </table:table-row>
        <table:table-row table:style-name="ro2">
          <table:table-cell office:value-type="string">
            <text:p>y=b*x^a</text:p>
          </table:table-cell>
          <table:table-cell office:value-type="string">
            <text:p>a=</text:p>
          </table:table-cell>
          <table:table-cell table:formula="of:= SLOPE(LN([.C3:.C10]);LN([.$A$3:.$A$10]))" office:value-type="float" office:value="0.557393397011997">
            <text:p>0.557393397</text:p>
          </table:table-cell>
          <table:table-cell/>
          <table:table-cell table:formula="of:= SLOPE(LN([.C10:.C15]);LN([.$A$10:.$A$15]))" office:value-type="float" office:value="1.27147246135792">
            <text:p>1.2714724614</text:p>
          </table:table-cell>
          <table:table-cell/>
          <table:table-cell table:formula="of:= SLOPE(LN([.D4:.D8]);LN([.$A$4:.$A$8]))" office:value-type="float" office:value="1.89432962153086">
            <text:p>1.8943296215</text:p>
          </table:table-cell>
          <table:table-cell/>
          <table:table-cell table:formula="of:= SLOPE(LN([.E4:.E7]);LN([.$A$4:.$A$7]))" office:value-type="float" office:value="2.03288703652253">
            <text:p>2.0328870365</text:p>
          </table:table-cell>
          <table:table-cell/>
          <table:table-cell table:formula="of:= SLOPE(LN([.F4:.F11]);LN([.$A$4:.$A$11]))" office:value-type="float" office:value="1.97601871594696">
            <text:p>1.9760187159</text:p>
          </table:table-cell>
          <table:table-cell/>
          <table:table-cell table:formula="of:= SLOPE(LN([.G4:.G11]);LN([.$A$4:.$A$11]))" office:value-type="float" office:value="1.98545503121724">
            <text:p>1.985455031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b=</text:p>
          </table:table-cell>
          <table:table-cell table:formula="of:=EXP(INTERCEPT(LN([.C3:.C10]);LN([.$A$3:.$A$10])))" office:value-type="float" office:value="617.404043382575">
            <text:p>617.4040433826</text:p>
          </table:table-cell>
          <table:table-cell/>
          <table:table-cell table:formula="of:=EXP(INTERCEPT(LN([.C10:.C15]);LN([.$A$10:.$A$15])))" office:value-type="float" office:value="1180.23898990176">
            <text:p>1180.2389899018</text:p>
          </table:table-cell>
          <table:table-cell/>
          <table:table-cell table:formula="of:=EXP(INTERCEPT(LN([.D4:.D8]);LN([.$A$4:.$A$8])))" office:value-type="float" office:value="0.236504603006148">
            <text:p>0.236504603</text:p>
          </table:table-cell>
          <table:table-cell/>
          <table:table-cell table:formula="of:=EXP(INTERCEPT(LN([.E4:.E7]);LN([.$A$4:.$A$7])))" office:value-type="float" office:value="0.0591959317878825">
            <text:p>0.0591959318</text:p>
          </table:table-cell>
          <table:table-cell/>
          <table:table-cell table:formula="of:=EXP(INTERCEPT(LN([.F4:.F11]);LN([.$A$4:.$A$11])))" office:value-type="float" office:value="0.0567477254631013">
            <text:p>0.0567477255</text:p>
          </table:table-cell>
          <table:table-cell/>
          <table:table-cell table:formula="of:=EXP(INTERCEPT(LN([.G4:.G11]);LN([.$A$4:.$A$11])))" office:value-type="float" office:value="0.056850416902957">
            <text:p>0.0568504169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h=</text:p>
          </table:table-cell>
          <table:table-cell table:formula="of:=LN([.$B$21]/[.$A$10])/[.$A$20]" office:value-type="float" office:value="0.0485203026391962">
            <text:p>0.0485203026</text:p>
          </table:table-cell>
          <table:table-cell/>
          <table:table-cell table:formula="of:=LN([.$D$21]/[.$A$15])/[.$A$20]" office:value-type="float" office:value="0.0346573590279973">
            <text:p>0.034657359</text:p>
          </table:table-cell>
          <table:table-cell/>
          <table:table-cell table:formula="of:=LN([.$F$21]/[.$A$8])/[.$A$20]" office:value-type="float" office:value="0.0277258872223978">
            <text:p>0.0277258872</text:p>
          </table:table-cell>
          <table:table-cell/>
          <table:table-cell table:formula="of:=LN([.$H$21]/[.$A$7])/[.$A$20]" office:value-type="float" office:value="0.0207944154167984">
            <text:p>0.0207944154</text:p>
          </table:table-cell>
          <table:table-cell/>
          <table:table-cell table:formula="of:=LN([.$J$21]/[.$A$11])/[.$A$20]" office:value-type="float" office:value="0.0485203026391962">
            <text:p>0.0485203026</text:p>
          </table:table-cell>
          <table:table-cell/>
          <table:table-cell table:formula="of:=LN([.$J$21]/[.$A$11])/[.$A$20]" office:value-type="float" office:value="0.0485203026391962">
            <text:p>0.0485203026</text:p>
          </table:table-cell>
          <table:table-cell table:number-columns-repeated="7"/>
        </table:table-row>
        <table:table-row table:style-name="ro2">
          <table:table-cell office:value-type="float" office:value="0">
            <text:p>0</text:p>
          </table:table-cell>
          <table:table-cell table:formula="of:=[.$A$3]" office:value-type="float" office:value="50">
            <text:p>50</text:p>
          </table:table-cell>
          <table:table-cell table:formula="of:=[.$C$19]*([.B21])^[.$C$18]" office:value-type="float" office:value="5464.67239765674">
            <text:p>5464.6723976567</text:p>
          </table:table-cell>
          <table:table-cell table:formula="of:=[.$A$10]" office:value-type="float" office:value="0.390625">
            <text:p>0.390625</text:p>
          </table:table-cell>
          <table:table-cell table:formula="of:=[.$E$19]*([.D21])^[.$E$18]" office:value-type="float" office:value="357.19394162388">
            <text:p>357.1939416239</text:p>
          </table:table-cell>
          <table:table-cell table:formula="of:=[.$A$4]" office:value-type="float" office:value="25">
            <text:p>25</text:p>
          </table:table-cell>
          <table:table-cell table:formula="of:=[.$G$19]*([.F21])^[.$G$18]" office:value-type="float" office:value="105.195888292316">
            <text:p>105.1958882923</text:p>
          </table:table-cell>
          <table:table-cell table:formula="of:=[.$A$4]" office:value-type="float" office:value="25">
            <text:p>25</text:p>
          </table:table-cell>
          <table:table-cell table:formula="of:=[.$I$19]*([.H21])^[.$I$18]" office:value-type="float" office:value="41.1287947052826">
            <text:p>41.1287947053</text:p>
          </table:table-cell>
          <table:table-cell table:formula="of:=[.$A$4]" office:value-type="float" office:value="25">
            <text:p>25</text:p>
          </table:table-cell>
          <table:table-cell table:formula="of:=[.$K$19]*([.J21])^[.$K$18]" office:value-type="float" office:value="32.832509600303">
            <text:p>32.8325096003</text:p>
          </table:table-cell>
          <table:table-cell table:formula="of:=[.$A$4]" office:value-type="float" office:value="25">
            <text:p>25</text:p>
          </table:table-cell>
          <table:table-cell table:formula="of:=[.$M$19]*([.L21])^[.$M$18]" office:value-type="float" office:value="33.9063216353744">
            <text:p>33.9063216354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table:formula="of:=[.B21]/EXP([.$C$20])" office:value-type="float" office:value="47.6318999021969">
            <text:p>47.6318999022</text:p>
          </table:table-cell>
          <table:table-cell table:formula="of:=[.$C$19]*([.B22])^[.$C$18]" office:value-type="float" office:value="5318.86150688001">
            <text:p>5318.86150688</text:p>
          </table:table-cell>
          <table:table-cell table:formula="of:=[.D21]/EXP([.$E$20])" office:value-type="float" office:value="0.377318878486268">
            <text:p>0.3773188785</text:p>
          </table:table-cell>
          <table:table-cell table:formula="of:=[.$E$19]*([.D22])^[.$E$18]" office:value-type="float" office:value="341.795638608593">
            <text:p>341.7956386086</text:p>
          </table:table-cell>
          <table:table-cell table:formula="of:=[.F21]/EXP([.$G$20])" office:value-type="float" office:value="24.3163736853071">
            <text:p>24.3163736853</text:p>
          </table:table-cell>
          <table:table-cell table:formula="of:=[.$G$19]*([.F22])^[.$G$18]" office:value-type="float" office:value="99.8133802944501">
            <text:p>99.8133802945</text:p>
          </table:table-cell>
          <table:table-cell table:formula="of:=[.H21]/EXP([.$I$20])" office:value-type="float" office:value="24.4855074396732">
            <text:p>24.4855074397</text:p>
          </table:table-cell>
          <table:table-cell table:formula="of:=[.$I$19]*([.H22])^[.$I$18]" office:value-type="float" office:value="39.4264054046964">
            <text:p>39.4264054047</text:p>
          </table:table-cell>
          <table:table-cell table:formula="of:=[.J21]/EXP([.$K$20])" office:value-type="float" office:value="23.8159499510984">
            <text:p>23.8159499511</text:p>
          </table:table-cell>
          <table:table-cell table:formula="of:=[.$K$19]*([.J22])^[.$K$18]" office:value-type="float" office:value="29.8308217154913">
            <text:p>29.8308217155</text:p>
          </table:table-cell>
          <table:table-cell table:formula="of:=[.L21]/EXP([.$M$20])" office:value-type="float" office:value="23.8159499510984">
            <text:p>23.8159499511</text:p>
          </table:table-cell>
          <table:table-cell table:formula="of:=[.$M$19]*([.L22])^[.$M$18]" office:value-type="float" office:value="30.7923596818623">
            <text:p>30.7923596819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table:formula="of:=[.B22]/EXP([.$C$20])" office:value-type="float" office:value="45.375957765858">
            <text:p>45.3759577659</text:p>
          </table:table-cell>
          <table:table-cell table:formula="of:=[.$C$19]*([.B23])^[.$C$18]" office:value-type="float" office:value="5176.94120904682">
            <text:p>5176.9412090468</text:p>
          </table:table-cell>
          <table:table-cell table:formula="of:=[.D22]/EXP([.$E$20])" office:value-type="float" office:value="0.364466012319065">
            <text:p>0.3644660123</text:p>
          </table:table-cell>
          <table:table-cell table:formula="of:=[.$E$19]*([.D23])^[.$E$18]" office:value-type="float" office:value="327.061142304788">
            <text:p>327.0611423048</text:p>
          </table:table-cell>
          <table:table-cell table:formula="of:=[.F22]/EXP([.$G$20])" office:value-type="float" office:value="23.6514411681399">
            <text:p>23.6514411681</text:p>
          </table:table-cell>
          <table:table-cell table:formula="of:=[.$G$19]*([.F23])^[.$G$18]" office:value-type="float" office:value="94.7062765240441">
            <text:p>94.706276524</text:p>
          </table:table-cell>
          <table:table-cell table:formula="of:=[.H22]/EXP([.$I$20])" office:value-type="float" office:value="23.9816029831316">
            <text:p>23.9816029831</text:p>
          </table:table-cell>
          <table:table-cell table:formula="of:=[.$I$19]*([.H23])^[.$I$18]" office:value-type="float" office:value="37.7944808320828">
            <text:p>37.7944808321</text:p>
          </table:table-cell>
          <table:table-cell table:formula="of:=[.J22]/EXP([.$K$20])" office:value-type="float" office:value="22.687978882929">
            <text:p>22.6879788829</text:p>
          </table:table-cell>
          <table:table-cell table:formula="of:=[.$K$19]*([.J23])^[.$K$18]" office:value-type="float" office:value="27.1035609234456">
            <text:p>27.1035609234</text:p>
          </table:table-cell>
          <table:table-cell table:formula="of:=[.L22]/EXP([.$M$20])" office:value-type="float" office:value="22.687978882929">
            <text:p>22.6879788829</text:p>
          </table:table-cell>
          <table:table-cell table:formula="of:=[.$M$19]*([.L23])^[.$M$18]" office:value-type="float" office:value="27.9643844877575">
            <text:p>27.9643844878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table:formula="of:=[.B23]/EXP([.$C$20])" office:value-type="float" office:value="43.2268615653932">
            <text:p>43.2268615654</text:p>
          </table:table-cell>
          <table:table-cell table:formula="of:=[.$C$19]*([.B24])^[.$C$18]" office:value-type="float" office:value="5038.80769357504">
            <text:p>5038.8076935751</text:p>
          </table:table-cell>
          <table:table-cell table:formula="of:=[.D23]/EXP([.$E$20])" office:value-type="float" office:value="0.352050961957355">
            <text:p>0.352050962</text:p>
          </table:table-cell>
          <table:table-cell table:formula="of:=[.$E$19]*([.D24])^[.$E$18]" office:value-type="float" office:value="312.961836614329">
            <text:p>312.9618366143</text:p>
          </table:table-cell>
          <table:table-cell table:formula="of:=[.F23]/EXP([.$G$20])" office:value-type="float" office:value="23.0046912656219">
            <text:p>23.0046912656</text:p>
          </table:table-cell>
          <table:table-cell table:formula="of:=[.$G$19]*([.F24])^[.$G$18]" office:value-type="float" office:value="89.8604855039403">
            <text:p>89.8604855039</text:p>
          </table:table-cell>
          <table:table-cell table:formula="of:=[.H23]/EXP([.$I$20])" office:value-type="float" office:value="23.4880687303503">
            <text:p>23.4880687304</text:p>
          </table:table-cell>
          <table:table-cell table:formula="of:=[.$I$19]*([.H24])^[.$I$18]" office:value-type="float" office:value="36.2301043350131">
            <text:p>36.230104335</text:p>
          </table:table-cell>
          <table:table-cell table:formula="of:=[.J23]/EXP([.$K$20])" office:value-type="float" office:value="21.6134307826966">
            <text:p>21.6134307827</text:p>
          </table:table-cell>
          <table:table-cell table:formula="of:=[.$K$19]*([.J24])^[.$K$18]" office:value-type="float" office:value="24.625637930364">
            <text:p>24.6256379304</text:p>
          </table:table-cell>
          <table:table-cell table:formula="of:=[.L23]/EXP([.$M$20])" office:value-type="float" office:value="21.6134307826966">
            <text:p>21.6134307827</text:p>
          </table:table-cell>
          <table:table-cell table:formula="of:=[.$M$19]*([.L24])^[.$M$18]" office:value-type="float" office:value="25.3961309837439">
            <text:p>25.3961309837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table:formula="of:=[.B24]/EXP([.$C$20])" office:value-type="float" office:value="41.1795508633786">
            <text:p>41.1795508634</text:p>
          </table:table-cell>
          <table:table-cell table:formula="of:=[.$C$19]*([.B25])^[.$C$18]" office:value-type="float" office:value="4904.35991980403">
            <text:p>4904.359919804</text:p>
          </table:table-cell>
          <table:table-cell table:formula="of:=[.D24]/EXP([.$E$20])" office:value-type="float" office:value="0.340058813787548">
            <text:p>0.3400588138</text:p>
          </table:table-cell>
          <table:table-cell table:formula="of:=[.$E$19]*([.D25])^[.$E$18]" office:value-type="float" office:value="299.470339052809">
            <text:p>299.4703390528</text:p>
          </table:table-cell>
          <table:table-cell table:formula="of:=[.F24]/EXP([.$G$20])" office:value-type="float" office:value="22.3756267731993">
            <text:p>22.3756267732</text:p>
          </table:table-cell>
          <table:table-cell table:formula="of:=[.$G$19]*([.F25])^[.$G$18]" office:value-type="float" office:value="85.2626367688924">
            <text:p>85.2626367689</text:p>
          </table:table-cell>
          <table:table-cell table:formula="of:=[.H24]/EXP([.$I$20])" office:value-type="float" office:value="23.0046912656219">
            <text:p>23.0046912656</text:p>
          </table:table-cell>
          <table:table-cell table:formula="of:=[.$I$19]*([.H25])^[.$I$18]" office:value-type="float" office:value="34.7304799861593">
            <text:p>34.7304799862</text:p>
          </table:table-cell>
          <table:table-cell table:formula="of:=[.J24]/EXP([.$K$20])" office:value-type="float" office:value="20.5897754316893">
            <text:p>20.5897754317</text:p>
          </table:table-cell>
          <table:table-cell table:formula="of:=[.$K$19]*([.J25])^[.$K$18]" office:value-type="float" office:value="22.374257212557">
            <text:p>22.3742572126</text:p>
          </table:table-cell>
          <table:table-cell table:formula="of:=[.L24]/EXP([.$M$20])" office:value-type="float" office:value="20.5897754316893">
            <text:p>20.5897754317</text:p>
          </table:table-cell>
          <table:table-cell table:formula="of:=[.$M$19]*([.L25])^[.$M$18]" office:value-type="float" office:value="23.063746288635">
            <text:p>23.0637462886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table:formula="of:=[.B25]/EXP([.$C$20])" office:value-type="float" office:value="39.2292048948375">
            <text:p>39.2292048948</text:p>
          </table:table-cell>
          <table:table-cell table:formula="of:=[.$C$19]*([.B26])^[.$C$18]" office:value-type="float" office:value="4773.49954308631">
            <text:p>4773.4995430863</text:p>
          </table:table-cell>
          <table:table-cell table:formula="of:=[.D25]/EXP([.$E$20])" office:value-type="float" office:value="0.328475162208482">
            <text:p>0.3284751622</text:p>
          </table:table-cell>
          <table:table-cell table:formula="of:=[.$E$19]*([.D26])^[.$E$18]" office:value-type="float" office:value="286.560447569595">
            <text:p>286.5604475696</text:p>
          </table:table-cell>
          <table:table-cell table:formula="of:=[.F25]/EXP([.$G$20])" office:value-type="float" office:value="21.7637640824031">
            <text:p>21.7637640824</text:p>
          </table:table-cell>
          <table:table-cell table:formula="of:=[.$G$19]*([.F26])^[.$G$18]" office:value-type="float" office:value="80.9000439738924">
            <text:p>80.9000439739</text:p>
          </table:table-cell>
          <table:table-cell table:formula="of:=[.H25]/EXP([.$I$20])" office:value-type="float" office:value="22.5312615652707">
            <text:p>22.5312615653</text:p>
          </table:table-cell>
          <table:table-cell table:formula="of:=[.$I$19]*([.H26])^[.$I$18]" office:value-type="float" office:value="33.2929275862815">
            <text:p>33.2929275863</text:p>
          </table:table-cell>
          <table:table-cell table:formula="of:=[.J25]/EXP([.$K$20])" office:value-type="float" office:value="19.6146024474188">
            <text:p>19.6146024474</text:p>
          </table:table-cell>
          <table:table-cell table:formula="of:=[.$K$19]*([.J26])^[.$K$18]" office:value-type="float" office:value="20.3287073102134">
            <text:p>20.3287073102</text:p>
          </table:table-cell>
          <table:table-cell table:formula="of:=[.L25]/EXP([.$M$20])" office:value-type="float" office:value="19.6146024474188">
            <text:p>19.6146024474</text:p>
          </table:table-cell>
          <table:table-cell table:formula="of:=[.$M$19]*([.L26])^[.$M$18]" office:value-type="float" office:value="20.9455681736331">
            <text:p>20.9455681736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table:formula="of:=[.B26]/EXP([.$C$20])" office:value-type="float" office:value="37.3712312158734">
            <text:p>37.3712312159</text:p>
          </table:table-cell>
          <table:table-cell table:formula="of:=[.$C$19]*([.B27])^[.$C$18]" office:value-type="float" office:value="4646.13084285129">
            <text:p>4646.1308428513</text:p>
          </table:table-cell>
          <table:table-cell table:formula="of:=[.D26]/EXP([.$E$20])" office:value-type="float" office:value="0.317286092326654">
            <text:p>0.3172860923</text:p>
          </table:table-cell>
          <table:table-cell table:formula="of:=[.$E$19]*([.D27])^[.$E$18]" office:value-type="float" office:value="274.207089660408">
            <text:p>274.2070896604</text:p>
          </table:table-cell>
          <table:table-cell table:formula="of:=[.F26]/EXP([.$G$20])" office:value-type="float" office:value="21.1686328090632">
            <text:p>21.1686328091</text:p>
          </table:table-cell>
          <table:table-cell table:formula="of:=[.$G$19]*([.F27])^[.$G$18]" office:value-type="float" office:value="76.7606698901149">
            <text:p>76.7606698901</text:p>
          </table:table-cell>
          <table:table-cell table:formula="of:=[.H26]/EXP([.$I$20])" office:value-type="float" office:value="22.0675749072664">
            <text:p>22.0675749073</text:p>
          </table:table-cell>
          <table:table-cell table:formula="of:=[.$I$19]*([.H27])^[.$I$18]" office:value-type="float" office:value="31.9148778740492">
            <text:p>31.914877874</text:p>
          </table:table-cell>
          <table:table-cell table:formula="of:=[.J26]/EXP([.$K$20])" office:value-type="float" office:value="18.6856156079367">
            <text:p>18.6856156079</text:p>
          </table:table-cell>
          <table:table-cell table:formula="of:=[.$K$19]*([.J27])^[.$K$18]" office:value-type="float" office:value="18.4701702934028">
            <text:p>18.4701702934</text:p>
          </table:table-cell>
          <table:table-cell table:formula="of:=[.L26]/EXP([.$M$20])" office:value-type="float" office:value="18.6856156079367">
            <text:p>18.6856156079</text:p>
          </table:table-cell>
          <table:table-cell table:formula="of:=[.$M$19]*([.L27])^[.$M$18]" office:value-type="float" office:value="19.0219238724672">
            <text:p>19.0219238725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table:formula="of:=[.B27]/EXP([.$C$20])" office:value-type="float" office:value="35.6012548899268">
            <text:p>35.6012548899</text:p>
          </table:table-cell>
          <table:table-cell table:formula="of:=[.$C$19]*([.B28])^[.$C$18]" office:value-type="float" office:value="4522.16065258848">
            <text:p>4522.1606525885</text:p>
          </table:table-cell>
          <table:table-cell table:formula="of:=[.D27]/EXP([.$E$20])" office:value-type="float" office:value="0.306478163240918">
            <text:p>0.3064781632</text:p>
          </table:table-cell>
          <table:table-cell table:formula="of:=[.$E$19]*([.D28])^[.$E$18]" office:value-type="float" office:value="262.386273673621">
            <text:p>262.3862736736</text:p>
          </table:table-cell>
          <table:table-cell table:formula="of:=[.F27]/EXP([.$G$20])" office:value-type="float" office:value="20.5897754316893">
            <text:p>20.5897754317</text:p>
          </table:table-cell>
          <table:table-cell table:formula="of:=[.$G$19]*([.F28])^[.$G$18]" office:value-type="float" office:value="72.8330931918985">
            <text:p>72.8330931919</text:p>
          </table:table-cell>
          <table:table-cell table:formula="of:=[.H27]/EXP([.$I$20])" office:value-type="float" office:value="21.6134307826966">
            <text:p>21.6134307827</text:p>
          </table:table-cell>
          <table:table-cell table:formula="of:=[.$I$19]*([.H28])^[.$I$18]" office:value-type="float" office:value="30.5938679341367">
            <text:p>30.5938679341</text:p>
          </table:table-cell>
          <table:table-cell table:formula="of:=[.J27]/EXP([.$K$20])" office:value-type="float" office:value="17.8006274449634">
            <text:p>17.800627445</text:p>
          </table:table-cell>
          <table:table-cell table:formula="of:=[.$K$19]*([.J28])^[.$K$18]" office:value-type="float" office:value="16.7815486475081">
            <text:p>16.7815486475</text:p>
          </table:table-cell>
          <table:table-cell table:formula="of:=[.L27]/EXP([.$M$20])" office:value-type="float" office:value="17.8006274449634">
            <text:p>17.800627445</text:p>
          </table:table-cell>
          <table:table-cell table:formula="of:=[.$M$19]*([.L28])^[.$M$18]" office:value-type="float" office:value="17.2749473688388">
            <text:p>17.2749473688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table:formula="of:=[.B28]/EXP([.$C$20])" office:value-type="float" office:value="33.9151081861918">
            <text:p>33.9151081862</text:p>
          </table:table-cell>
          <table:table-cell table:formula="of:=[.$C$19]*([.B29])^[.$C$18]" office:value-type="float" office:value="4401.4982916989">
            <text:p>4401.4982916989</text:p>
          </table:table-cell>
          <table:table-cell table:formula="of:=[.D28]/EXP([.$E$20])" office:value-type="float" office:value="0.296038391896562">
            <text:p>0.2960383919</text:p>
          </table:table-cell>
          <table:table-cell table:formula="of:=[.$E$19]*([.D29])^[.$E$18]" office:value-type="float" office:value="251.07504221569">
            <text:p>251.0750422157</text:p>
          </table:table-cell>
          <table:table-cell table:formula="of:=[.F28]/EXP([.$G$20])" office:value-type="float" office:value="20.0267469397405">
            <text:p>20.0267469397</text:p>
          </table:table-cell>
          <table:table-cell table:formula="of:=[.$G$19]*([.F29])^[.$G$18]" office:value-type="float" office:value="69.1064769431213">
            <text:p>69.1064769431</text:p>
          </table:table-cell>
          <table:table-cell table:formula="of:=[.H28]/EXP([.$I$20])" office:value-type="float" office:value="21.1686328090632">
            <text:p>21.1686328091</text:p>
          </table:table-cell>
          <table:table-cell table:formula="of:=[.$I$19]*([.H29])^[.$I$18]" office:value-type="float" office:value="29.3275367953851">
            <text:p>29.3275367954</text:p>
          </table:table-cell>
          <table:table-cell table:formula="of:=[.J28]/EXP([.$K$20])" office:value-type="float" office:value="16.9575540930959">
            <text:p>16.9575540931</text:p>
          </table:table-cell>
          <table:table-cell table:formula="of:=[.$K$19]*([.J29])^[.$K$18]" office:value-type="float" office:value="15.247307985529">
            <text:p>15.2473079855</text:p>
          </table:table-cell>
          <table:table-cell table:formula="of:=[.L28]/EXP([.$M$20])" office:value-type="float" office:value="16.9575540930959">
            <text:p>16.9575540931</text:p>
          </table:table-cell>
          <table:table-cell table:formula="of:=[.$M$19]*([.L29])^[.$M$18]" office:value-type="float" office:value="15.6884134642184">
            <text:p>15.6884134642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table:formula="of:=[.B29]/EXP([.$C$20])" office:value-type="float" office:value="32.3088207659373">
            <text:p>32.3088207659</text:p>
          </table:table-cell>
          <table:table-cell table:formula="of:=[.$C$19]*([.B30])^[.$C$18]" office:value-type="float" office:value="4284.05549916479">
            <text:p>4284.0554991648</text:p>
          </table:table-cell>
          <table:table-cell table:formula="of:=[.D29]/EXP([.$E$20])" office:value-type="float" office:value="0.28595423748938">
            <text:p>0.2859542375</text:p>
          </table:table-cell>
          <table:table-cell table:formula="of:=[.$E$19]*([.D30])^[.$E$18]" office:value-type="float" office:value="240.251427565237">
            <text:p>240.2514275652</text:p>
          </table:table-cell>
          <table:table-cell table:formula="of:=[.F29]/EXP([.$G$20])" office:value-type="float" office:value="19.4791144915125">
            <text:p>19.4791144915</text:p>
          </table:table-cell>
          <table:table-cell table:formula="of:=[.$G$19]*([.F30])^[.$G$18]" office:value-type="float" office:value="65.5705386960192">
            <text:p>65.570538696</text:p>
          </table:table-cell>
          <table:table-cell table:formula="of:=[.H29]/EXP([.$I$20])" office:value-type="float" office:value="20.732988645361">
            <text:p>20.7329886454</text:p>
          </table:table-cell>
          <table:table-cell table:formula="of:=[.$I$19]*([.H30])^[.$I$18]" office:value-type="float" office:value="28.113621211163">
            <text:p>28.1136212112</text:p>
          </table:table-cell>
          <table:table-cell table:formula="of:=[.J29]/EXP([.$K$20])" office:value-type="float" office:value="16.1544103829686">
            <text:p>16.154410383</text:p>
          </table:table-cell>
          <table:table-cell table:formula="of:=[.$K$19]*([.J30])^[.$K$18]" office:value-type="float" office:value="13.8533341402969">
            <text:p>13.8533341403</text:p>
          </table:table-cell>
          <table:table-cell table:formula="of:=[.L29]/EXP([.$M$20])" office:value-type="float" office:value="16.1544103829686">
            <text:p>16.154410383</text:p>
          </table:table-cell>
          <table:table-cell table:formula="of:=[.$M$19]*([.L30])^[.$M$18]" office:value-type="float" office:value="14.2475870848811">
            <text:p>14.2475870849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table:formula="of:=[.B30]/EXP([.$C$20])" office:value-type="float" office:value="30.7786103336229">
            <text:p>30.7786103336</text:p>
          </table:table-cell>
          <table:table-cell table:formula="of:=[.$C$19]*([.B31])^[.$C$18]" office:value-type="float" office:value="4169.74636898929">
            <text:p>4169.7463689893</text:p>
          </table:table-cell>
          <table:table-cell table:formula="of:=[.D30]/EXP([.$E$20])" office:value-type="float" office:value="0.276213586400995">
            <text:p>0.2762135864</text:p>
          </table:table-cell>
          <table:table-cell table:formula="of:=[.$E$19]*([.D31])^[.$E$18]" office:value-type="float" office:value="229.894409009194">
            <text:p>229.8944090092</text:p>
          </table:table-cell>
          <table:table-cell table:formula="of:=[.F30]/EXP([.$G$20])" office:value-type="float" office:value="18.94645708138">
            <text:p>18.9464570814</text:p>
          </table:table-cell>
          <table:table-cell table:formula="of:=[.$G$19]*([.F31])^[.$G$18]" office:value-type="float" office:value="62.2155221199439">
            <text:p>62.2155221199</text:p>
          </table:table-cell>
          <table:table-cell table:formula="of:=[.H30]/EXP([.$I$20])" office:value-type="float" office:value="20.3063099089059">
            <text:p>20.3063099089</text:p>
          </table:table-cell>
          <table:table-cell table:formula="of:=[.$I$19]*([.H31])^[.$I$18]" office:value-type="float" office:value="26.9499516143861">
            <text:p>26.9499516144</text:p>
          </table:table-cell>
          <table:table-cell table:formula="of:=[.J30]/EXP([.$K$20])" office:value-type="float" office:value="15.3893051668114">
            <text:p>15.3893051668</text:p>
          </table:table-cell>
          <table:table-cell table:formula="of:=[.$K$19]*([.J31])^[.$K$18]" office:value-type="float" office:value="12.5868033219279">
            <text:p>12.5868033219</text:p>
          </table:table-cell>
          <table:table-cell table:formula="of:=[.L30]/EXP([.$M$20])" office:value-type="float" office:value="15.3893051668114">
            <text:p>15.3893051668</text:p>
          </table:table-cell>
          <table:table-cell table:formula="of:=[.$M$19]*([.L31])^[.$M$18]" office:value-type="float" office:value="12.9390864286087">
            <text:p>12.9390864286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table:formula="of:=[.B31]/EXP([.$C$20])" office:value-type="float" office:value="29.3208737307969">
            <text:p>29.3208737308</text:p>
          </table:table-cell>
          <table:table-cell table:formula="of:=[.$C$19]*([.B32])^[.$C$18]" office:value-type="float" office:value="4058.48728735869">
            <text:p>4058.4872873587</text:p>
          </table:table-cell>
          <table:table-cell table:formula="of:=[.D31]/EXP([.$E$20])" office:value-type="float" office:value="0.266804737647343">
            <text:p>0.2668047376</text:p>
          </table:table-cell>
          <table:table-cell table:formula="of:=[.$E$19]*([.D32])^[.$E$18]" office:value-type="float" office:value="219.98387201814">
            <text:p>219.9838720181</text:p>
          </table:table-cell>
          <table:table-cell table:formula="of:=[.F31]/EXP([.$G$20])" office:value-type="float" office:value="18.4283652161388">
            <text:p>18.4283652161</text:p>
          </table:table-cell>
          <table:table-cell table:formula="of:=[.$G$19]*([.F32])^[.$G$18]" office:value-type="float" office:value="59.0321700817782">
            <text:p>59.0321700818</text:p>
          </table:table-cell>
          <table:table-cell table:formula="of:=[.H31]/EXP([.$I$20])" office:value-type="float" office:value="19.8884120938729">
            <text:p>19.8884120939</text:p>
          </table:table-cell>
          <table:table-cell table:formula="of:=[.$I$19]*([.H32])^[.$I$18]" office:value-type="float" office:value="25.8344482399642">
            <text:p>25.83444824</text:p>
          </table:table-cell>
          <table:table-cell table:formula="of:=[.J31]/EXP([.$K$20])" office:value-type="float" office:value="14.6604368653985">
            <text:p>14.6604368654</text:p>
          </table:table-cell>
          <table:table-cell table:formula="of:=[.$K$19]*([.J32])^[.$K$18]" office:value-type="float" office:value="11.4360641460353">
            <text:p>11.436064146</text:p>
          </table:table-cell>
          <table:table-cell table:formula="of:=[.L31]/EXP([.$M$20])" office:value-type="float" office:value="14.6604368653985">
            <text:p>14.6604368654</text:p>
          </table:table-cell>
          <table:table-cell table:formula="of:=[.$M$19]*([.L32])^[.$M$18]" office:value-type="float" office:value="11.7507586800199">
            <text:p>11.75075868</text:p>
          </table:table-cell>
          <table:table-cell table:number-columns-repeated="7"/>
        </table:table-row>
        <table:table-row table:style-name="ro2">
          <table:table-cell office:value-type="float" office:value="12">
            <text:p>12</text:p>
          </table:table-cell>
          <table:table-cell table:formula="of:=[.B32]/EXP([.$C$20])" office:value-type="float" office:value="27.9321784518055">
            <text:p>27.9321784518</text:p>
          </table:table-cell>
          <table:table-cell table:formula="of:=[.$C$19]*([.B33])^[.$C$18]" office:value-type="float" office:value="3950.19687148133">
            <text:p>3950.1968714813</text:p>
          </table:table-cell>
          <table:table-cell table:formula="of:=[.D32]/EXP([.$E$20])" office:value-type="float" office:value="0.257716388822831">
            <text:p>0.2577163888</text:p>
          </table:table-cell>
          <table:table-cell table:formula="of:=[.$E$19]*([.D33])^[.$E$18]" office:value-type="float" office:value="210.500569181558">
            <text:p>210.5005691816</text:p>
          </table:table-cell>
          <table:table-cell table:formula="of:=[.F32]/EXP([.$G$20])" office:value-type="float" office:value="17.9244406001978">
            <text:p>17.9244406002</text:p>
          </table:table-cell>
          <table:table-cell table:formula="of:=[.$G$19]*([.F33])^[.$G$18]" office:value-type="float" office:value="56.0116991037338">
            <text:p>56.0116991037</text:p>
          </table:table-cell>
          <table:table-cell table:formula="of:=[.H32]/EXP([.$I$20])" office:value-type="float" office:value="19.4791144915125">
            <text:p>19.4791144915</text:p>
          </table:table-cell>
          <table:table-cell table:formula="of:=[.$I$19]*([.H33])^[.$I$18]" office:value-type="float" office:value="24.7651174077476">
            <text:p>24.7651174077</text:p>
          </table:table-cell>
          <table:table-cell table:formula="of:=[.J32]/EXP([.$K$20])" office:value-type="float" office:value="13.9660892259027">
            <text:p>13.9660892259</text:p>
          </table:table-cell>
          <table:table-cell table:formula="of:=[.$K$19]*([.J33])^[.$K$18]" office:value-type="float" office:value="10.3905304474243">
            <text:p>10.3905304474</text:p>
          </table:table-cell>
          <table:table-cell table:formula="of:=[.L32]/EXP([.$M$20])" office:value-type="float" office:value="13.9660892259027">
            <text:p>13.9660892259</text:p>
          </table:table-cell>
          <table:table-cell table:formula="of:=[.$M$19]*([.L33])^[.$M$18]" office:value-type="float" office:value="10.6715671402243">
            <text:p>10.6715671402</text:p>
          </table:table-cell>
          <table:table-cell table:number-columns-repeated="7"/>
        </table:table-row>
        <table:table-row table:style-name="ro2">
          <table:table-cell office:value-type="float" office:value="13">
            <text:p>13</text:p>
          </table:table-cell>
          <table:table-cell table:formula="of:=[.B33]/EXP([.$C$20])" office:value-type="float" office:value="26.609254561334">
            <text:p>26.6092545613</text:p>
          </table:table-cell>
          <table:table-cell table:formula="of:=[.$C$19]*([.B34])^[.$C$18]" office:value-type="float" office:value="3844.79591005844">
            <text:p>3844.7959100584</text:p>
          </table:table-cell>
          <table:table-cell table:formula="of:=[.D33]/EXP([.$E$20])" office:value-type="float" office:value="0.248937622523293">
            <text:p>0.2489376225</text:p>
          </table:table-cell>
          <table:table-cell table:formula="of:=[.$E$19]*([.D34])^[.$E$18]" office:value-type="float" office:value="201.426082827137">
            <text:p>201.4260828271</text:p>
          </table:table-cell>
          <table:table-cell table:formula="of:=[.F33]/EXP([.$G$20])" office:value-type="float" office:value="17.4342958293801">
            <text:p>17.4342958294</text:p>
          </table:table-cell>
          <table:table-cell table:formula="of:=[.$G$19]*([.F34])^[.$G$18]" office:value-type="float" office:value="53.1457751280538">
            <text:p>53.1457751281</text:p>
          </table:table-cell>
          <table:table-cell table:formula="of:=[.H33]/EXP([.$I$20])" office:value-type="float" office:value="19.078240112007">
            <text:p>19.078240112</text:p>
          </table:table-cell>
          <table:table-cell table:formula="of:=[.$I$19]*([.H34])^[.$I$18]" office:value-type="float" office:value="23.7400479593279">
            <text:p>23.7400479593</text:p>
          </table:table-cell>
          <table:table-cell table:formula="of:=[.J33]/EXP([.$K$20])" office:value-type="float" office:value="13.304627280667">
            <text:p>13.3046272807</text:p>
          </table:table-cell>
          <table:table-cell table:formula="of:=[.$K$19]*([.J34])^[.$K$18]" office:value-type="float" office:value="9.44058389321657">
            <text:p>9.4405838932</text:p>
          </table:table-cell>
          <table:table-cell table:formula="of:=[.L33]/EXP([.$M$20])" office:value-type="float" office:value="13.304627280667">
            <text:p>13.3046272807</text:p>
          </table:table-cell>
          <table:table-cell table:formula="of:=[.$M$19]*([.L34])^[.$M$18]" office:value-type="float" office:value="9.69148872250712">
            <text:p>9.6914887225</text:p>
          </table:table-cell>
          <table:table-cell table:number-columns-repeated="7"/>
        </table:table-row>
        <table:table-row table:style-name="ro2">
          <table:table-cell office:value-type="float" office:value="14">
            <text:p>14</text:p>
          </table:table-cell>
          <table:table-cell table:formula="of:=[.B34]/EXP([.$C$20])" office:value-type="float" office:value="25.3489869947507">
            <text:p>25.3489869948</text:p>
          </table:table-cell>
          <table:table-cell table:formula="of:=[.$C$19]*([.B35])^[.$C$18]" office:value-type="float" office:value="3742.2073053434">
            <text:p>3742.2073053434</text:p>
          </table:table-cell>
          <table:table-cell table:formula="of:=[.D34]/EXP([.$E$20])" office:value-type="float" office:value="0.240457893231429">
            <text:p>0.2404578932</text:p>
          </table:table-cell>
          <table:table-cell table:formula="of:=[.$E$19]*([.D35])^[.$E$18]" office:value-type="float" office:value="192.742789251512">
            <text:p>192.7427892515</text:p>
          </table:table-cell>
          <table:table-cell table:formula="of:=[.F34]/EXP([.$G$20])" office:value-type="float" office:value="16.9575540930959">
            <text:p>16.9575540931</text:p>
          </table:table-cell>
          <table:table-cell table:formula="of:=[.$G$19]*([.F35])^[.$G$18]" office:value-type="float" office:value="50.4264905217522">
            <text:p>50.4264905218</text:p>
          </table:table-cell>
          <table:table-cell table:formula="of:=[.H34]/EXP([.$I$20])" office:value-type="float" office:value="18.6856156079367">
            <text:p>18.6856156079</text:p>
          </table:table-cell>
          <table:table-cell table:formula="of:=[.$I$19]*([.H35])^[.$I$18]" office:value-type="float" office:value="22.7574078423256">
            <text:p>22.7574078423</text:p>
          </table:table-cell>
          <table:table-cell table:formula="of:=[.J34]/EXP([.$K$20])" office:value-type="float" office:value="12.6744934973753">
            <text:p>12.6744934974</text:p>
          </table:table-cell>
          <table:table-cell table:formula="of:=[.$K$19]*([.J35])^[.$K$18]" office:value-type="float" office:value="8.57748549949659">
            <text:p>8.5774854995</text:p>
          </table:table-cell>
          <table:table-cell table:formula="of:=[.L34]/EXP([.$M$20])" office:value-type="float" office:value="12.6744934973753">
            <text:p>12.6744934974</text:p>
          </table:table-cell>
          <table:table-cell table:formula="of:=[.$M$19]*([.L35])^[.$M$18]" office:value-type="float" office:value="8.80142086202611">
            <text:p>8.801420862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table:formula="of:=[.B35]/EXP([.$C$20])" office:value-type="float" office:value="24.1484082231211">
            <text:p>24.1484082231</text:p>
          </table:table-cell>
          <table:table-cell table:formula="of:=[.$C$19]*([.B36])^[.$C$18]" office:value-type="float" office:value="3642.35601674698">
            <text:p>3642.356016747</text:p>
          </table:table-cell>
          <table:table-cell table:formula="of:=[.D35]/EXP([.$E$20])" office:value-type="float" office:value="0.232267014648969">
            <text:p>0.2322670146</text:p>
          </table:table-cell>
          <table:table-cell table:formula="of:=[.$E$19]*([.D36])^[.$E$18]" office:value-type="float" office:value="184.433824493001">
            <text:p>184.433824493</text:p>
          </table:table-cell>
          <table:table-cell table:formula="of:=[.F35]/EXP([.$G$20])" office:value-type="float" office:value="16.4938488846612">
            <text:p>16.4938488847</text:p>
          </table:table-cell>
          <table:table-cell table:formula="of:=[.$G$19]*([.F36])^[.$G$18]" office:value-type="float" office:value="47.8463422579397">
            <text:p>47.8463422579</text:p>
          </table:table-cell>
          <table:table-cell table:formula="of:=[.H35]/EXP([.$I$20])" office:value-type="float" office:value="18.3010711993203">
            <text:p>18.3010711993</text:p>
          </table:table-cell>
          <table:table-cell table:formula="of:=[.$I$19]*([.H36])^[.$I$18]" office:value-type="float" office:value="21.8154408360599">
            <text:p>21.8154408361</text:p>
          </table:table-cell>
          <table:table-cell table:formula="of:=[.J35]/EXP([.$K$20])" office:value-type="float" office:value="12.0742041115606">
            <text:p>12.0742041116</text:p>
          </table:table-cell>
          <table:table-cell table:formula="of:=[.$K$19]*([.J36])^[.$K$18]" office:value-type="float" office:value="7.79329523748415">
            <text:p>7.7932952375</text:p>
          </table:table-cell>
          <table:table-cell table:formula="of:=[.L35]/EXP([.$M$20])" office:value-type="float" office:value="12.0742041115606">
            <text:p>12.0742041116</text:p>
          </table:table-cell>
          <table:table-cell table:formula="of:=[.$M$19]*([.L36])^[.$M$18]" office:value-type="float" office:value="7.99309697493708">
            <text:p>7.9930969749</text:p>
          </table:table-cell>
          <table:table-cell table:number-columns-repeated="7"/>
        </table:table-row>
        <table:table-row table:style-name="ro2">
          <table:table-cell office:value-type="float" office:value="16">
            <text:p>16</text:p>
          </table:table-cell>
          <table:table-cell table:formula="of:=[.B36]/EXP([.$C$20])" office:value-type="float" office:value="23.0046912656218">
            <text:p>23.0046912656</text:p>
          </table:table-cell>
          <table:table-cell table:formula="of:=[.$C$19]*([.B37])^[.$C$18]" office:value-type="float" office:value="3545.16900594729">
            <text:p>3545.1690059473</text:p>
          </table:table-cell>
          <table:table-cell table:formula="of:=[.D36]/EXP([.$E$20])" office:value-type="float" office:value="0.224355147460358">
            <text:p>0.2243551475</text:p>
          </table:table-cell>
          <table:table-cell table:formula="of:=[.$E$19]*([.D37])^[.$E$18]" office:value-type="float" office:value="176.483051579832">
            <text:p>176.4830515798</text:p>
          </table:table-cell>
          <table:table-cell table:formula="of:=[.F36]/EXP([.$G$20])" office:value-type="float" office:value="16.0428237195363">
            <text:p>16.0428237195</text:p>
          </table:table-cell>
          <table:table-cell table:formula="of:=[.$G$19]*([.F37])^[.$G$18]" office:value-type="float" office:value="45.3982112135366">
            <text:p>45.3982112135</text:p>
          </table:table-cell>
          <table:table-cell table:formula="of:=[.H36]/EXP([.$I$20])" office:value-type="float" office:value="17.9244406001978">
            <text:p>17.9244406002</text:p>
          </table:table-cell>
          <table:table-cell table:formula="of:=[.$I$19]*([.H37])^[.$I$18]" office:value-type="float" office:value="20.9124634127484">
            <text:p>20.9124634127</text:p>
          </table:table-cell>
          <table:table-cell table:formula="of:=[.J36]/EXP([.$K$20])" office:value-type="float" office:value="11.5023456328109">
            <text:p>11.5023456328</text:p>
          </table:table-cell>
          <table:table-cell table:formula="of:=[.$K$19]*([.J37])^[.$K$18]" office:value-type="float" office:value="7.08079898965236">
            <text:p>7.0807989897</text:p>
          </table:table-cell>
          <table:table-cell table:formula="of:=[.L36]/EXP([.$M$20])" office:value-type="float" office:value="11.5023456328109">
            <text:p>11.5023456328</text:p>
          </table:table-cell>
          <table:table-cell table:formula="of:=[.$M$19]*([.L37])^[.$M$18]" office:value-type="float" office:value="7.2590096817664">
            <text:p>7.2590096818</text:p>
          </table:table-cell>
          <table:table-cell table:number-columns-repeated="7"/>
        </table:table-row>
        <table:table-row table:style-name="ro2">
          <table:table-cell office:value-type="float" office:value="17">
            <text:p>17</text:p>
          </table:table-cell>
          <table:table-cell table:formula="of:=[.B37]/EXP([.$C$20])" office:value-type="float" office:value="21.9151430329008">
            <text:p>21.9151430329</text:p>
          </table:table-cell>
          <table:table-cell table:formula="of:=[.$C$19]*([.B38])^[.$C$18]" office:value-type="float" office:value="3450.57518346437">
            <text:p>3450.5751834644</text:p>
          </table:table-cell>
          <table:table-cell table:formula="of:=[.D37]/EXP([.$E$20])" office:value-type="float" office:value="0.216712787513251">
            <text:p>0.2167127875</text:p>
          </table:table-cell>
          <table:table-cell table:formula="of:=[.$E$19]*([.D38])^[.$E$18]" office:value-type="float" office:value="168.875029190274">
            <text:p>168.8750291903</text:p>
          </table:table-cell>
          <table:table-cell table:formula="of:=[.F37]/EXP([.$G$20])" office:value-type="float" office:value="15.6041318612701">
            <text:p>15.6041318613</text:p>
          </table:table-cell>
          <table:table-cell table:formula="of:=[.$G$19]*([.F38])^[.$G$18]" office:value-type="float" office:value="43.0753425262486">
            <text:p>43.0753425262</text:p>
          </table:table-cell>
          <table:table-cell table:formula="of:=[.H37]/EXP([.$I$20])" office:value-type="float" office:value="17.5555609467249">
            <text:p>17.5555609467</text:p>
          </table:table-cell>
          <table:table-cell table:formula="of:=[.$I$19]*([.H38])^[.$I$18]" office:value-type="float" office:value="20.0468617286273">
            <text:p>20.0468617286</text:p>
          </table:table-cell>
          <table:table-cell table:formula="of:=[.J37]/EXP([.$K$20])" office:value-type="float" office:value="10.9575715164504">
            <text:p>10.9575715165</text:p>
          </table:table-cell>
          <table:table-cell table:formula="of:=[.$K$19]*([.J38])^[.$K$18]" office:value-type="float" office:value="6.4334421838287">
            <text:p>6.4334421838</text:p>
          </table:table-cell>
          <table:table-cell table:formula="of:=[.L37]/EXP([.$M$20])" office:value-type="float" office:value="10.9575715164504">
            <text:p>10.9575715165</text:p>
          </table:table-cell>
          <table:table-cell table:formula="of:=[.$M$19]*([.L38])^[.$M$18]" office:value-type="float" office:value="6.5923410819613">
            <text:p>6.592341082</text:p>
          </table:table-cell>
          <table:table-cell table:number-columns-repeated="7"/>
        </table:table-row>
        <table:table-row table:style-name="ro2">
          <table:table-cell office:value-type="float" office:value="18">
            <text:p>18</text:p>
          </table:table-cell>
          <table:table-cell table:formula="of:=[.B38]/EXP([.$C$20])" office:value-type="float" office:value="20.8771979857092">
            <text:p>20.8771979857</text:p>
          </table:table-cell>
          <table:table-cell table:formula="of:=[.$C$19]*([.B39])^[.$C$18]" office:value-type="float" office:value="3358.50535666034">
            <text:p>3358.5053566603</text:p>
          </table:table-cell>
          <table:table-cell table:formula="of:=[.D38]/EXP([.$E$20])" office:value-type="float" office:value="0.209330754401619">
            <text:p>0.2093307544</text:p>
          </table:table-cell>
          <table:table-cell table:formula="of:=[.$E$19]*([.D39])^[.$E$18]" office:value-type="float" office:value="161.594981663809">
            <text:p>161.5949816638</text:p>
          </table:table-cell>
          <table:table-cell table:formula="of:=[.F38]/EXP([.$G$20])" office:value-type="float" office:value="15.1774360549381">
            <text:p>15.1774360549</text:p>
          </table:table-cell>
          <table:table-cell table:formula="of:=[.$G$19]*([.F39])^[.$G$18]" office:value-type="float" office:value="40.871326956609">
            <text:p>40.8713269566</text:p>
          </table:table-cell>
          <table:table-cell table:formula="of:=[.H38]/EXP([.$I$20])" office:value-type="float" office:value="17.1942727267468">
            <text:p>17.1942727267</text:p>
          </table:table-cell>
          <table:table-cell table:formula="of:=[.$I$19]*([.H39])^[.$I$18]" office:value-type="float" office:value="19.2170887396133">
            <text:p>19.2170887396</text:p>
          </table:table-cell>
          <table:table-cell table:formula="of:=[.J38]/EXP([.$K$20])" office:value-type="float" office:value="10.4385989928546">
            <text:p>10.4385989929</text:p>
          </table:table-cell>
          <table:table-cell table:formula="of:=[.$K$19]*([.J39])^[.$K$18]" office:value-type="float" office:value="5.84526949474929">
            <text:p>5.8452694947</text:p>
          </table:table-cell>
          <table:table-cell table:formula="of:=[.L38]/EXP([.$M$20])" office:value-type="float" office:value="10.4385989928546">
            <text:p>10.4385989929</text:p>
          </table:table-cell>
          <table:table-cell table:formula="of:=[.$M$19]*([.L39])^[.$M$18]" office:value-type="float" office:value="5.9868994320365">
            <text:p>5.986899432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table:formula="of:=[.B39]/EXP([.$C$20])" office:value-type="float" office:value="19.8884120938729">
            <text:p>19.8884120939</text:p>
          </table:table-cell>
          <table:table-cell table:formula="of:=[.$C$19]*([.B40])^[.$C$18]" office:value-type="float" office:value="3268.89217912694">
            <text:p>3268.892179127</text:p>
          </table:table-cell>
          <table:table-cell table:formula="of:=[.D39]/EXP([.$E$20])" office:value-type="float" office:value="0.202200180437769">
            <text:p>0.2022001804</text:p>
          </table:table-cell>
          <table:table-cell table:formula="of:=[.$E$19]*([.D40])^[.$E$18]" office:value-type="float" office:value="154.628770305081">
            <text:p>154.6287703051</text:p>
          </table:table-cell>
          <table:table-cell table:formula="of:=[.F39]/EXP([.$G$20])" office:value-type="float" office:value="14.7624082678691">
            <text:p>14.7624082679</text:p>
          </table:table-cell>
          <table:table-cell table:formula="of:=[.$G$19]*([.F40])^[.$G$18]" office:value-type="float" office:value="38.7800832036589">
            <text:p>38.7800832037</text:p>
          </table:table-cell>
          <table:table-cell table:formula="of:=[.H39]/EXP([.$I$20])" office:value-type="float" office:value="16.8404197108211">
            <text:p>16.8404197108</text:p>
          </table:table-cell>
          <table:table-cell table:formula="of:=[.$I$19]*([.H40])^[.$I$18]" office:value-type="float" office:value="18.4216614363539">
            <text:p>18.4216614364</text:p>
          </table:table-cell>
          <table:table-cell table:formula="of:=[.J39]/EXP([.$K$20])" office:value-type="float" office:value="9.94420604693647">
            <text:p>9.9442060469</text:p>
          </table:table-cell>
          <table:table-cell table:formula="of:=[.$K$19]*([.J40])^[.$K$18]" office:value-type="float" office:value="5.31087005835389">
            <text:p>5.3108700584</text:p>
          </table:table-cell>
          <table:table-cell table:formula="of:=[.L39]/EXP([.$M$20])" office:value-type="float" office:value="9.94420604693647">
            <text:p>9.9442060469</text:p>
          </table:table-cell>
          <table:table-cell table:formula="of:=[.$M$19]*([.L40])^[.$M$18]" office:value-type="float" office:value="5.43706163920985">
            <text:p>5.4370616392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table:formula="of:=[.B40]/EXP([.$C$20])" office:value-type="float" office:value="18.9464570813799">
            <text:p>18.9464570814</text:p>
          </table:table-cell>
          <table:table-cell table:formula="of:=[.$C$19]*([.B41])^[.$C$18]" office:value-type="float" office:value="3181.67010142362">
            <text:p>3181.6701014236</text:p>
          </table:table-cell>
          <table:table-cell table:formula="of:=[.D40]/EXP([.$E$20])" office:value-type="float" office:value="0.1953125">
            <text:p>0.1953125</text:p>
          </table:table-cell>
          <table:table-cell table:formula="of:=[.$E$19]*([.D41])^[.$E$18]" office:value-type="float" office:value="147.962865924916">
            <text:p>147.9628659249</text:p>
          </table:table-cell>
          <table:table-cell table:formula="of:=[.F40]/EXP([.$G$20])" office:value-type="float" office:value="14.3587294374629">
            <text:p>14.3587294375</text:p>
          </table:table-cell>
          <table:table-cell table:formula="of:=[.$G$19]*([.F41])^[.$G$18]" office:value-type="float" office:value="36.7958411254746">
            <text:p>36.7958411255</text:p>
          </table:table-cell>
          <table:table-cell table:formula="of:=[.H40]/EXP([.$I$20])" office:value-type="float" office:value="16.4938488846611">
            <text:p>16.4938488847</text:p>
          </table:table-cell>
          <table:table-cell table:formula="of:=[.$I$19]*([.H41])^[.$I$18]" office:value-type="float" office:value="17.6591581937232">
            <text:p>17.6591581937</text:p>
          </table:table-cell>
          <table:table-cell table:formula="of:=[.J40]/EXP([.$K$20])" office:value-type="float" office:value="9.47322854068997">
            <text:p>9.4732285407</text:p>
          </table:table-cell>
          <table:table-cell table:formula="of:=[.$K$19]*([.J41])^[.$K$18]" office:value-type="float" office:value="4.82532769482334">
            <text:p>4.8253276948</text:p>
          </table:table-cell>
          <table:table-cell table:formula="of:=[.L40]/EXP([.$M$20])" office:value-type="float" office:value="9.47322854068997">
            <text:p>9.4732285407</text:p>
          </table:table-cell>
          <table:table-cell table:formula="of:=[.$M$19]*([.L41])^[.$M$18]" office:value-type="float" office:value="4.93772103643165">
            <text:p>4.9377210364</text:p>
          </table:table-cell>
          <table:table-cell table:number-columns-repeated="7"/>
        </table:table-row>
        <table:table-row table:style-name="ro2">
          <table:table-cell office:value-type="float" office:value="21">
            <text:p>21</text:p>
          </table:table-cell>
          <table:table-cell table:formula="of:=[.B41]/EXP([.$C$20])" office:value-type="float" office:value="18.0491149440312">
            <text:p>18.049114944</text:p>
          </table:table-cell>
          <table:table-cell table:formula="of:=[.$C$19]*([.B42])^[.$C$18]" office:value-type="float" office:value="3096.77532313001">
            <text:p>3096.77532313</text:p>
          </table:table-cell>
          <table:table-cell table:formula="of:=[.D41]/EXP([.$E$20])" office:value-type="float" office:value="0.188659439243134">
            <text:p>0.1886594392</text:p>
          </table:table-cell>
          <table:table-cell table:formula="of:=[.$E$19]*([.D42])^[.$E$18]" office:value-type="float" office:value="141.584322565071">
            <text:p>141.5843225651</text:p>
          </table:table-cell>
          <table:table-cell table:formula="of:=[.F41]/EXP([.$G$20])" office:value-type="float" office:value="13.9660892259027">
            <text:p>13.9660892259</text:p>
          </table:table-cell>
          <table:table-cell table:formula="of:=[.$G$19]*([.F42])^[.$G$18]" office:value-type="float" office:value="34.9131258182402">
            <text:p>34.9131258182</text:p>
          </table:table-cell>
          <table:table-cell table:formula="of:=[.H41]/EXP([.$I$20])" office:value-type="float" office:value="16.1544103829686">
            <text:p>16.154410383</text:p>
          </table:table-cell>
          <table:table-cell table:formula="of:=[.$I$19]*([.H42])^[.$I$18]" office:value-type="float" office:value="16.9282162300266">
            <text:p>16.92821623</text:p>
          </table:table-cell>
          <table:table-cell table:formula="of:=[.J41]/EXP([.$K$20])" office:value-type="float" office:value="9.02455747201558">
            <text:p>9.024557472</text:p>
          </table:table-cell>
          <table:table-cell table:formula="of:=[.$K$19]*([.J42])^[.$K$18]" office:value-type="float" office:value="4.38417568243912">
            <text:p>4.3841756824</text:p>
          </table:table-cell>
          <table:table-cell table:formula="of:=[.L41]/EXP([.$M$20])" office:value-type="float" office:value="9.02455747201558">
            <text:p>9.024557472</text:p>
          </table:table-cell>
          <table:table-cell table:formula="of:=[.$M$19]*([.L42])^[.$M$18]" office:value-type="float" office:value="4.48423995376349">
            <text:p>4.4842399538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table:formula="of:=[.B42]/EXP([.$C$20])" office:value-type="float" office:value="17.1942727267468">
            <text:p>17.1942727267</text:p>
          </table:table-cell>
          <table:table-cell table:formula="of:=[.$C$19]*([.B43])^[.$C$18]" office:value-type="float" office:value="3014.14574617777">
            <text:p>3014.1457461778</text:p>
          </table:table-cell>
          <table:table-cell table:formula="of:=[.D42]/EXP([.$E$20])" office:value-type="float" office:value="0.182233006159532">
            <text:p>0.1822330062</text:p>
          </table:table-cell>
          <table:table-cell table:formula="of:=[.$E$19]*([.D43])^[.$E$18]" office:value-type="float" office:value="135.480752355678">
            <text:p>135.4807523557</text:p>
          </table:table-cell>
          <table:table-cell table:formula="of:=[.F42]/EXP([.$G$20])" office:value-type="float" office:value="13.5841857815757">
            <text:p>13.5841857816</text:p>
          </table:table-cell>
          <table:table-cell table:formula="of:=[.$G$19]*([.F43])^[.$G$18]" office:value-type="float" office:value="33.1267425099403">
            <text:p>33.1267425099</text:p>
          </table:table-cell>
          <table:table-cell table:formula="of:=[.H42]/EXP([.$I$20])" office:value-type="float" office:value="15.8219574246285">
            <text:p>15.8219574246</text:p>
          </table:table-cell>
          <table:table-cell table:formula="of:=[.$I$19]*([.H43])^[.$I$18]" office:value-type="float" office:value="16.2275291713731">
            <text:p>16.2275291714</text:p>
          </table:table-cell>
          <table:table-cell table:formula="of:=[.J42]/EXP([.$K$20])" office:value-type="float" office:value="8.59713636337338">
            <text:p>8.5971363634</text:p>
          </table:table-cell>
          <table:table-cell table:formula="of:=[.$K$19]*([.J43])^[.$K$18]" office:value-type="float" office:value="3.98335566620916">
            <text:p>3.9833556662</text:p>
          </table:table-cell>
          <table:table-cell table:formula="of:=[.L42]/EXP([.$M$20])" office:value-type="float" office:value="8.59713636337338">
            <text:p>8.5971363634</text:p>
          </table:table-cell>
          <table:table-cell table:formula="of:=[.$M$19]*([.L43])^[.$M$18]" office:value-type="float" office:value="4.07240664560924">
            <text:p>4.0724066456</text:p>
          </table:table-cell>
          <table:table-cell table:number-columns-repeated="7"/>
        </table:table-row>
        <table:table-row table:style-name="ro2">
          <table:table-cell office:value-type="float" office:value="23">
            <text:p>23</text:p>
          </table:table-cell>
          <table:table-cell table:formula="of:=[.B43]/EXP([.$C$20])" office:value-type="float" office:value="16.3799175482295">
            <text:p>16.3799175482</text:p>
          </table:table-cell>
          <table:table-cell table:formula="of:=[.$C$19]*([.B44])^[.$C$18]" office:value-type="float" office:value="2933.72092942763">
            <text:p>2933.7209294276</text:p>
          </table:table-cell>
          <table:table-cell table:formula="of:=[.D43]/EXP([.$E$20])" office:value-type="float" office:value="0.176025480978677">
            <text:p>0.176025481</text:p>
          </table:table-cell>
          <table:table-cell table:formula="of:=[.$E$19]*([.D44])^[.$E$18]" office:value-type="float" office:value="129.640301456573">
            <text:p>129.6403014566</text:p>
          </table:table-cell>
          <table:table-cell table:formula="of:=[.F43]/EXP([.$G$20])" office:value-type="float" office:value="13.2127255070172">
            <text:p>13.212725507</text:p>
          </table:table-cell>
          <table:table-cell table:formula="of:=[.$G$19]*([.F44])^[.$G$18]" office:value-type="float" office:value="31.4317622269893">
            <text:p>31.431762227</text:p>
          </table:table-cell>
          <table:table-cell table:formula="of:=[.H43]/EXP([.$I$20])" office:value-type="float" office:value="15.4963462492373">
            <text:p>15.4963462492</text:p>
          </table:table-cell>
          <table:table-cell table:formula="of:=[.$I$19]*([.H44])^[.$I$18]" office:value-type="float" office:value="15.5558447168625">
            <text:p>15.5558447169</text:p>
          </table:table-cell>
          <table:table-cell table:formula="of:=[.J43]/EXP([.$K$20])" office:value-type="float" office:value="8.18995877411475">
            <text:p>8.1899587741</text:p>
          </table:table-cell>
          <table:table-cell table:formula="of:=[.$K$19]*([.J44])^[.$K$18]" office:value-type="float" office:value="3.6191803232422">
            <text:p>3.6191803232</text:p>
          </table:table-cell>
          <table:table-cell table:formula="of:=[.L43]/EXP([.$M$20])" office:value-type="float" office:value="8.18995877411475">
            <text:p>8.1899587741</text:p>
          </table:table-cell>
          <table:table-cell table:formula="of:=[.$M$19]*([.L44])^[.$M$18]" office:value-type="float" office:value="3.69839617375591">
            <text:p>3.6983961738</text:p>
          </table:table-cell>
          <table:table-cell table:number-columns-repeated="7"/>
        </table:table-row>
        <table:table-row table:style-name="ro2">
          <table:table-cell office:value-type="float" office:value="24">
            <text:p>24</text:p>
          </table:table-cell>
          <table:table-cell table:formula="of:=[.B44]/EXP([.$C$20])" office:value-type="float" office:value="15.6041318612701">
            <text:p>15.6041318613</text:p>
          </table:table-cell>
          <table:table-cell table:formula="of:=[.$C$19]*([.B45])^[.$C$18]" office:value-type="float" office:value="2855.4420444585">
            <text:p>2855.4420444585</text:p>
          </table:table-cell>
          <table:table-cell table:formula="of:=[.D44]/EXP([.$E$20])" office:value-type="float" office:value="0.170029406893774">
            <text:p>0.1700294069</text:p>
          </table:table-cell>
          <table:table-cell table:formula="of:=[.$E$19]*([.D45])^[.$E$18]" office:value-type="float" office:value="124.051627035764">
            <text:p>124.0516270358</text:p>
          </table:table-cell>
          <table:table-cell table:formula="of:=[.F44]/EXP([.$G$20])" office:value-type="float" office:value="12.8514228332008">
            <text:p>12.8514228332</text:p>
          </table:table-cell>
          <table:table-cell table:formula="of:=[.$G$19]*([.F45])^[.$G$18]" office:value-type="float" office:value="29.8235081942493">
            <text:p>29.8235081942</text:p>
          </table:table-cell>
          <table:table-cell table:formula="of:=[.H44]/EXP([.$I$20])" office:value-type="float" office:value="15.177436054938">
            <text:p>15.1774360549</text:p>
          </table:table-cell>
          <table:table-cell table:formula="of:=[.$I$19]*([.H45])^[.$I$18]" office:value-type="float" office:value="14.9119624004141">
            <text:p>14.9119624004</text:p>
          </table:table-cell>
          <table:table-cell table:formula="of:=[.J44]/EXP([.$K$20])" office:value-type="float" office:value="7.80206593063506">
            <text:p>7.8020659306</text:p>
          </table:table-cell>
          <table:table-cell table:formula="of:=[.$K$19]*([.J45])^[.$K$18]" office:value-type="float" office:value="3.28829944141266">
            <text:p>3.2882994414</text:p>
          </table:table-cell>
          <table:table-cell table:formula="of:=[.L44]/EXP([.$M$20])" office:value-type="float" office:value="7.80206593063506">
            <text:p>7.8020659306</text:p>
          </table:table-cell>
          <table:table-cell table:formula="of:=[.$M$19]*([.L45])^[.$M$18]" office:value-type="float" office:value="3.35873488292231">
            <text:p>3.3587348829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 table:formula="of:=[.B45]/EXP([.$C$20])" office:value-type="float" office:value="14.865088937534">
            <text:p>14.8650889375</text:p>
          </table:table-cell>
          <table:table-cell table:formula="of:=[.$C$19]*([.B46])^[.$C$18]" office:value-type="float" office:value="2779.25183253612">
            <text:p>2779.2518325361</text:p>
          </table:table-cell>
          <table:table-cell table:formula="of:=[.D45]/EXP([.$E$20])" office:value-type="float" office:value="0.164237581104241">
            <text:p>0.1642375811</text:p>
          </table:table-cell>
          <table:table-cell table:formula="of:=[.$E$19]*([.D46])^[.$E$18]" office:value-type="float" office:value="118.703875240333">
            <text:p>118.7038752403</text:p>
          </table:table-cell>
          <table:table-cell table:formula="of:=[.F45]/EXP([.$G$20])" office:value-type="float" office:value="12.5">
            <text:p>12.5</text:p>
          </table:table-cell>
          <table:table-cell table:formula="of:=[.$G$19]*([.F46])^[.$G$18]" office:value-type="float" office:value="28.2975429309122">
            <text:p>28.2975429309</text:p>
          </table:table-cell>
          <table:table-cell table:formula="of:=[.H45]/EXP([.$I$20])" office:value-type="float" office:value="14.865088937534">
            <text:p>14.8650889375</text:p>
          </table:table-cell>
          <table:table-cell table:formula="of:=[.$I$19]*([.H46])^[.$I$18]" office:value-type="float" office:value="14.2947314452374">
            <text:p>14.2947314452</text:p>
          </table:table-cell>
          <table:table-cell table:formula="of:=[.J45]/EXP([.$K$20])" office:value-type="float" office:value="7.43254446876699">
            <text:p>7.4325444688</text:p>
          </table:table-cell>
          <table:table-cell table:formula="of:=[.$K$19]*([.J46])^[.$K$18]" office:value-type="float" office:value="2.98766909925841">
            <text:p>2.9876690993</text:p>
          </table:table-cell>
          <table:table-cell table:formula="of:=[.L45]/EXP([.$M$20])" office:value-type="float" office:value="7.43254446876699">
            <text:p>7.4325444688</text:p>
          </table:table-cell>
          <table:table-cell table:formula="of:=[.$M$19]*([.L46])^[.$M$18]" office:value-type="float" office:value="3.05026813887886">
            <text:p>3.0502681389</text:p>
          </table:table-cell>
          <table:table-cell table:number-columns-repeated="7"/>
        </table:table-row>
        <table:table-row table:style-name="ro2">
          <table:table-cell office:value-type="float" office:value="26">
            <text:p>26</text:p>
          </table:table-cell>
          <table:table-cell table:formula="of:=[.B46]/EXP([.$C$20])" office:value-type="float" office:value="14.1610485661974">
            <text:p>14.1610485662</text:p>
          </table:table-cell>
          <table:table-cell table:formula="of:=[.$C$19]*([.B47])^[.$C$18]" office:value-type="float" office:value="2705.09456273002">
            <text:p>2705.09456273</text:p>
          </table:table-cell>
          <table:table-cell table:formula="of:=[.D46]/EXP([.$E$20])" office:value-type="float" office:value="0.158643046163327">
            <text:p>0.1586430462</text:p>
          </table:table-cell>
          <table:table-cell table:formula="of:=[.$E$19]*([.D47])^[.$E$18]" office:value-type="float" office:value="113.586660117004">
            <text:p>113.586660117</text:p>
          </table:table-cell>
          <table:table-cell table:formula="of:=[.F46]/EXP([.$G$20])" office:value-type="float" office:value="12.1581868426536">
            <text:p>12.1581868427</text:p>
          </table:table-cell>
          <table:table-cell table:formula="of:=[.$G$19]*([.F47])^[.$G$18]" office:value-type="float" office:value="26.8496560066406">
            <text:p>26.8496560066</text:p>
          </table:table-cell>
          <table:table-cell table:formula="of:=[.H46]/EXP([.$I$20])" office:value-type="float" office:value="14.5591698308557">
            <text:p>14.5591698309</text:p>
          </table:table-cell>
          <table:table-cell table:formula="of:=[.$I$19]*([.H47])^[.$I$18]" office:value-type="float" office:value="13.7030487071094">
            <text:p>13.7030487071</text:p>
          </table:table-cell>
          <table:table-cell table:formula="of:=[.J46]/EXP([.$K$20])" office:value-type="float" office:value="7.08052428309872">
            <text:p>7.0805242831</text:p>
          </table:table-cell>
          <table:table-cell table:formula="of:=[.$K$19]*([.J47])^[.$K$18]" office:value-type="float" office:value="2.71452366358365">
            <text:p>2.7145236636</text:p>
          </table:table-cell>
          <table:table-cell table:formula="of:=[.L46]/EXP([.$M$20])" office:value-type="float" office:value="7.08052428309872">
            <text:p>7.0805242831</text:p>
          </table:table-cell>
          <table:table-cell table:formula="of:=[.$M$19]*([.L47])^[.$M$18]" office:value-type="float" office:value="2.77013102950368">
            <text:p>2.7701310295</text:p>
          </table:table-cell>
          <table:table-cell table:number-columns-repeated="7"/>
        </table:table-row>
        <table:table-row table:style-name="ro2">
          <table:table-cell office:value-type="float" office:value="27">
            <text:p>27</text:p>
          </table:table-cell>
          <table:table-cell table:formula="of:=[.B47]/EXP([.$C$20])" office:value-type="float" office:value="13.4903529563053">
            <text:p>13.4903529563</text:p>
          </table:table-cell>
          <table:table-cell table:formula="of:=[.$C$19]*([.B48])^[.$C$18]" office:value-type="float" office:value="2632.91599114793">
            <text:p>2632.9159911479</text:p>
          </table:table-cell>
          <table:table-cell table:formula="of:=[.D47]/EXP([.$E$20])" office:value-type="float" office:value="0.153239081620459">
            <text:p>0.1532390816</text:p>
          </table:table-cell>
          <table:table-cell table:formula="of:=[.$E$19]*([.D48])^[.$E$18]" office:value-type="float" office:value="108.690043441411">
            <text:p>108.6900434414</text:p>
          </table:table-cell>
          <table:table-cell table:formula="of:=[.F47]/EXP([.$G$20])" office:value-type="float" office:value="11.8257205840699">
            <text:p>11.8257205841</text:p>
          </table:table-cell>
          <table:table-cell table:formula="of:=[.$G$19]*([.F48])^[.$G$18]" office:value-type="float" office:value="25.475852424184">
            <text:p>25.4758524242</text:p>
          </table:table-cell>
          <table:table-cell table:formula="of:=[.H47]/EXP([.$I$20])" office:value-type="float" office:value="14.2595464483553">
            <text:p>14.2595464484</text:p>
          </table:table-cell>
          <table:table-cell table:formula="of:=[.$I$19]*([.H48])^[.$I$18]" office:value-type="float" office:value="13.1358567027835">
            <text:p>13.1358567028</text:p>
          </table:table-cell>
          <table:table-cell table:formula="of:=[.J47]/EXP([.$K$20])" office:value-type="float" office:value="6.74517647815265">
            <text:p>6.7451764782</text:p>
          </table:table-cell>
          <table:table-cell table:formula="of:=[.$K$19]*([.J48])^[.$K$18]" office:value-type="float" office:value="2.46635034716014">
            <text:p>2.4663503472</text:p>
          </table:table-cell>
          <table:table-cell table:formula="of:=[.L47]/EXP([.$M$20])" office:value-type="float" office:value="6.74517647815265">
            <text:p>6.7451764782</text:p>
          </table:table-cell>
          <table:table-cell table:formula="of:=[.$M$19]*([.L48])^[.$M$18]" office:value-type="float" office:value="2.51572175665829">
            <text:p>2.5157217567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 table:formula="of:=[.B48]/EXP([.$C$20])" office:value-type="float" office:value="12.8514228332008">
            <text:p>12.8514228332</text:p>
          </table:table-cell>
          <table:table-cell table:formula="of:=[.$C$19]*([.B49])^[.$C$18]" office:value-type="float" office:value="2562.66332125793">
            <text:p>2562.6633212579</text:p>
          </table:table-cell>
          <table:table-cell table:formula="of:=[.D48]/EXP([.$E$20])" office:value-type="float" office:value="0.148019195948281">
            <text:p>0.1480191959</text:p>
          </table:table-cell>
          <table:table-cell table:formula="of:=[.$E$19]*([.D49])^[.$E$18]" office:value-type="float" office:value="104.004515416925">
            <text:p>104.0045154169</text:p>
          </table:table-cell>
          <table:table-cell table:formula="of:=[.F48]/EXP([.$G$20])" office:value-type="float" office:value="11.5023456328109">
            <text:p>11.5023456328</text:p>
          </table:table-cell>
          <table:table-cell table:formula="of:=[.$G$19]*([.F49])^[.$G$18]" office:value-type="float" office:value="24.1723415964168">
            <text:p>24.1723415964</text:p>
          </table:table-cell>
          <table:table-cell table:formula="of:=[.H48]/EXP([.$I$20])" office:value-type="float" office:value="13.9660892259027">
            <text:p>13.9660892259</text:p>
          </table:table-cell>
          <table:table-cell table:formula="of:=[.$I$19]*([.H49])^[.$I$18]" office:value-type="float" office:value="12.5921417200058">
            <text:p>12.59214172</text:p>
          </table:table-cell>
          <table:table-cell table:formula="of:=[.J48]/EXP([.$K$20])" office:value-type="float" office:value="6.4257114166004">
            <text:p>6.4257114166</text:p>
          </table:table-cell>
          <table:table-cell table:formula="of:=[.$K$19]*([.J49])^[.$K$18]" office:value-type="float" office:value="2.24086609247181">
            <text:p>2.2408660925</text:p>
          </table:table-cell>
          <table:table-cell table:formula="of:=[.L48]/EXP([.$M$20])" office:value-type="float" office:value="6.4257114166004">
            <text:p>6.4257114166</text:p>
          </table:table-cell>
          <table:table-cell table:formula="of:=[.$M$19]*([.L49])^[.$M$18]" office:value-type="float" office:value="2.28467747175764">
            <text:p>2.2846774718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table:formula="of:=[.B49]/EXP([.$C$20])" office:value-type="float" office:value="12.2427537198366">
            <text:p>12.2427537198</text:p>
          </table:table-cell>
          <table:table-cell table:formula="of:=[.$C$19]*([.B50])^[.$C$18]" office:value-type="float" office:value="2494.28516526935">
            <text:p>2494.2851652694</text:p>
          </table:table-cell>
          <table:table-cell table:formula="of:=[.D49]/EXP([.$E$20])" office:value-type="float" office:value="0.14297711874469">
            <text:p>0.1429771187</text:p>
          </table:table-cell>
          <table:table-cell table:formula="of:=[.$E$19]*([.D50])^[.$E$18]" office:value-type="float" office:value="99.5209762055169">
            <text:p>99.5209762055</text:p>
          </table:table-cell>
          <table:table-cell table:formula="of:=[.F49]/EXP([.$G$20])" office:value-type="float" office:value="11.1878133865996">
            <text:p>11.1878133866</text:p>
          </table:table-cell>
          <table:table-cell table:formula="of:=[.$G$19]*([.F50])^[.$G$18]" office:value-type="float" office:value="22.9355268873826">
            <text:p>22.9355268874</text:p>
          </table:table-cell>
          <table:table-cell table:formula="of:=[.H49]/EXP([.$I$20])" office:value-type="float" office:value="13.6786712657592">
            <text:p>13.6786712658</text:p>
          </table:table-cell>
          <table:table-cell table:formula="of:=[.$I$19]*([.H50])^[.$I$18]" office:value-type="float" office:value="12.0709320057602">
            <text:p>12.0709320058</text:p>
          </table:table-cell>
          <table:table-cell table:formula="of:=[.J49]/EXP([.$K$20])" office:value-type="float" office:value="6.12137685991828">
            <text:p>6.1213768599</text:p>
          </table:table-cell>
          <table:table-cell table:formula="of:=[.$K$19]*([.J50])^[.$K$18]" office:value-type="float" office:value="2.03599656884587">
            <text:p>2.0359965688</text:p>
          </table:table-cell>
          <table:table-cell table:formula="of:=[.L49]/EXP([.$M$20])" office:value-type="float" office:value="6.12137685991828">
            <text:p>6.1213768599</text:p>
          </table:table-cell>
          <table:table-cell table:formula="of:=[.$M$19]*([.L50])^[.$M$18]" office:value-type="float" office:value="2.07485233060529">
            <text:p>2.0748523306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table:formula="of:=[.B50]/EXP([.$C$20])" office:value-type="float" office:value="11.6629123942101">
            <text:p>11.6629123942</text:p>
          </table:table-cell>
          <table:table-cell table:formula="of:=[.$C$19]*([.B51])^[.$C$18]" office:value-type="float" office:value="2427.73150654406">
            <text:p>2427.7315065441</text:p>
          </table:table-cell>
          <table:table-cell table:formula="of:=[.D50]/EXP([.$E$20])" office:value-type="float" office:value="0.138106793200497">
            <text:p>0.1381067932</text:p>
          </table:table-cell>
          <table:table-cell table:formula="of:=[.$E$19]*([.D51])^[.$E$18]" office:value-type="float" office:value="95.2307182548281">
            <text:p>95.2307182548</text:p>
          </table:table-cell>
          <table:table-cell table:formula="of:=[.F50]/EXP([.$G$20])" office:value-type="float" office:value="10.8818820412015">
            <text:p>10.8818820412</text:p>
          </table:table-cell>
          <table:table-cell table:formula="of:=[.$G$19]*([.F51])^[.$G$18]" office:value-type="float" office:value="21.7619956884867">
            <text:p>21.7619956885</text:p>
          </table:table-cell>
          <table:table-cell table:formula="of:=[.H50]/EXP([.$I$20])" office:value-type="float" office:value="13.3971682817036">
            <text:p>13.3971682817</text:p>
          </table:table-cell>
          <table:table-cell table:formula="of:=[.$I$19]*([.H51])^[.$I$18]" office:value-type="float" office:value="11.5712960295066">
            <text:p>11.5712960295</text:p>
          </table:table-cell>
          <table:table-cell table:formula="of:=[.J50]/EXP([.$K$20])" office:value-type="float" office:value="5.83145619710503">
            <text:p>5.8314561971</text:p>
          </table:table-cell>
          <table:table-cell table:formula="of:=[.$K$19]*([.J51])^[.$K$18]" office:value-type="float" office:value="1.84985708975572">
            <text:p>1.8498570898</text:p>
          </table:table-cell>
          <table:table-cell table:formula="of:=[.L50]/EXP([.$M$20])" office:value-type="float" office:value="5.83145619710503">
            <text:p>5.8314561971</text:p>
          </table:table-cell>
          <table:table-cell table:formula="of:=[.$M$19]*([.L51])^[.$M$18]" office:value-type="float" office:value="1.88429756367593">
            <text:p>1.8842975637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table:formula="of:=[.B51]/EXP([.$C$20])" office:value-type="float" office:value="11.1105335145821">
            <text:p>11.1105335146</text:p>
          </table:table-cell>
          <table:table-cell table:formula="of:=[.$C$19]*([.B52])^[.$C$18]" office:value-type="float" office:value="2362.9536630108">
            <text:p>2362.9536630108</text:p>
          </table:table-cell>
          <table:table-cell table:formula="of:=[.D51]/EXP([.$E$20])" office:value-type="float" office:value="0.133402368823671">
            <text:p>0.1334023688</text:p>
          </table:table-cell>
          <table:table-cell table:formula="of:=[.$E$19]*([.D52])^[.$E$18]" office:value-type="float" office:value="91.1254093870888">
            <text:p>91.1254093871</text:p>
          </table:table-cell>
          <table:table-cell table:formula="of:=[.F51]/EXP([.$G$20])" office:value-type="float" office:value="10.5843164045316">
            <text:p>10.5843164045</text:p>
          </table:table-cell>
          <table:table-cell table:formula="of:=[.$G$19]*([.F52])^[.$G$18]" office:value-type="float" office:value="20.6485100024558">
            <text:p>20.6485100025</text:p>
          </table:table-cell>
          <table:table-cell table:formula="of:=[.H51]/EXP([.$I$20])" office:value-type="float" office:value="13.1214585452883">
            <text:p>13.1214585453</text:p>
          </table:table-cell>
          <table:table-cell table:formula="of:=[.$I$19]*([.H52])^[.$I$18]" office:value-type="float" office:value="11.0923408183047">
            <text:p>11.0923408183</text:p>
          </table:table-cell>
          <table:table-cell table:formula="of:=[.J51]/EXP([.$K$20])" office:value-type="float" office:value="5.55526675729105">
            <text:p>5.5552667573</text:p>
          </table:table-cell>
          <table:table-cell table:formula="of:=[.$K$19]*([.J52])^[.$K$18]" office:value-type="float" office:value="1.68073527474522">
            <text:p>1.6807352747</text:p>
          </table:table-cell>
          <table:table-cell table:formula="of:=[.L51]/EXP([.$M$20])" office:value-type="float" office:value="5.55526675729105">
            <text:p>5.5552667573</text:p>
          </table:table-cell>
          <table:table-cell table:formula="of:=[.$M$19]*([.L52])^[.$M$18]" office:value-type="float" office:value="1.71124337674635">
            <text:p>1.7112433767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table:formula="of:=[.B52]/EXP([.$C$20])" office:value-type="float" office:value="10.5843164045316">
            <text:p>10.5843164045</text:p>
          </table:table-cell>
          <table:table-cell table:formula="of:=[.$C$19]*([.B53])^[.$C$18]" office:value-type="float" office:value="2299.9042515556">
            <text:p>2299.9042515556</text:p>
          </table:table-cell>
          <table:table-cell table:formula="of:=[.D52]/EXP([.$E$20])" office:value-type="float" office:value="0.128858194411415">
            <text:p>0.1288581944</text:p>
          </table:table-cell>
          <table:table-cell table:formula="of:=[.$E$19]*([.D53])^[.$E$18]" office:value-type="float" office:value="87.1970766170666">
            <text:p>87.1970766171</text:p>
          </table:table-cell>
          <table:table-cell table:formula="of:=[.F52]/EXP([.$G$20])" office:value-type="float" office:value="10.2948877158447">
            <text:p>10.2948877158</text:p>
          </table:table-cell>
          <table:table-cell table:formula="of:=[.$G$19]*([.F53])^[.$G$18]" office:value-type="float" office:value="19.5919975090835">
            <text:p>19.5919975091</text:p>
          </table:table-cell>
          <table:table-cell table:formula="of:=[.H52]/EXP([.$I$20])" office:value-type="float" office:value="12.8514228332008">
            <text:p>12.8514228332</text:p>
          </table:table-cell>
          <table:table-cell table:formula="of:=[.$I$19]*([.H53])^[.$I$18]" office:value-type="float" office:value="10.6332103608514">
            <text:p>10.6332103609</text:p>
          </table:table-cell>
          <table:table-cell table:formula="of:=[.J52]/EXP([.$K$20])" office:value-type="float" office:value="5.29215820226578">
            <text:p>5.2921582023</text:p>
          </table:table-cell>
          <table:table-cell table:formula="of:=[.$K$19]*([.J53])^[.$K$18]" office:value-type="float" office:value="1.52707529647381">
            <text:p>1.5270752965</text:p>
          </table:table-cell>
          <table:table-cell table:formula="of:=[.L52]/EXP([.$M$20])" office:value-type="float" office:value="5.29215820226578">
            <text:p>5.2921582023</text:p>
          </table:table-cell>
          <table:table-cell table:formula="of:=[.$M$19]*([.L53])^[.$M$18]" office:value-type="float" office:value="1.55408251377535">
            <text:p>1.5540825138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 table:formula="of:=[.B53]/EXP([.$C$20])" office:value-type="float" office:value="10.0830219902765">
            <text:p>10.0830219903</text:p>
          </table:table-cell>
          <table:table-cell table:formula="of:=[.$C$19]*([.B54])^[.$C$18]" office:value-type="float" office:value="2238.53715336243">
            <text:p>2238.5371533624</text:p>
          </table:table-cell>
          <table:table-cell table:formula="of:=[.D53]/EXP([.$E$20])" office:value-type="float" office:value="0.124468811261646">
            <text:p>0.1244688113</text:p>
          </table:table-cell>
          <table:table-cell table:formula="of:=[.$E$19]*([.D54])^[.$E$18]" office:value-type="float" office:value="83.4380906676055">
            <text:p>83.4380906676</text:p>
          </table:table-cell>
          <table:table-cell table:formula="of:=[.F53]/EXP([.$G$20])" office:value-type="float" office:value="10.0133734698703">
            <text:p>10.0133734699</text:p>
          </table:table-cell>
          <table:table-cell table:formula="of:=[.$G$19]*([.F54])^[.$G$18]" office:value-type="float" office:value="18.5895430881105">
            <text:p>18.5895430881</text:p>
          </table:table-cell>
          <table:table-cell table:formula="of:=[.H53]/EXP([.$I$20])" office:value-type="float" office:value="12.5869443757089">
            <text:p>12.5869443757</text:p>
          </table:table-cell>
          <table:table-cell table:formula="of:=[.$I$19]*([.H54])^[.$I$18]" office:value-type="float" office:value="10.1930840775769">
            <text:p>10.1930840776</text:p>
          </table:table-cell>
          <table:table-cell table:formula="of:=[.J53]/EXP([.$K$20])" office:value-type="float" office:value="5.04151099513827">
            <text:p>5.0415109951</text:p>
          </table:table-cell>
          <table:table-cell table:formula="of:=[.$K$19]*([.J54])^[.$K$18]" office:value-type="float" office:value="1.38746356796377">
            <text:p>1.387463568</text:p>
          </table:table-cell>
          <table:table-cell table:formula="of:=[.L53]/EXP([.$M$20])" office:value-type="float" office:value="5.04151099513827">
            <text:p>5.0415109951</text:p>
          </table:table-cell>
          <table:table-cell table:formula="of:=[.$M$19]*([.L54])^[.$M$18]" office:value-type="float" office:value="1.41135532937131">
            <text:p>1.4113553294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 table:formula="of:=[.B54]/EXP([.$C$20])" office:value-type="float" office:value="9.60546988305005">
            <text:p>9.6054698831</text:p>
          </table:table-cell>
          <table:table-cell table:formula="of:=[.$C$19]*([.B55])^[.$C$18]" office:value-type="float" office:value="2178.80748017863">
            <text:p>2178.8074801786</text:p>
          </table:table-cell>
          <table:table-cell table:formula="of:=[.D54]/EXP([.$E$20])" office:value-type="float" office:value="0.120228946615714">
            <text:p>0.1202289466</text:p>
          </table:table-cell>
          <table:table-cell table:formula="of:=[.$E$19]*([.D55])^[.$E$18]" office:value-type="float" office:value="79.841151152686">
            <text:p>79.8411511527</text:p>
          </table:table-cell>
          <table:table-cell table:formula="of:=[.F54]/EXP([.$G$20])" office:value-type="float" office:value="9.73955724575624">
            <text:p>9.7395572458</text:p>
          </table:table-cell>
          <table:table-cell table:formula="of:=[.$G$19]*([.F55])^[.$G$18]" office:value-type="float" office:value="17.63838077585">
            <text:p>17.6383807759</text:p>
          </table:table-cell>
          <table:table-cell table:formula="of:=[.H54]/EXP([.$I$20])" office:value-type="float" office:value="12.3279088061669">
            <text:p>12.3279088062</text:p>
          </table:table-cell>
          <table:table-cell table:formula="of:=[.$I$19]*([.H55])^[.$I$18]" office:value-type="float" office:value="9.77117535406614">
            <text:p>9.7711753541</text:p>
          </table:table-cell>
          <table:table-cell table:formula="of:=[.J54]/EXP([.$K$20])" office:value-type="float" office:value="4.80273494152502">
            <text:p>4.8027349415</text:p>
          </table:table-cell>
          <table:table-cell table:formula="of:=[.$K$19]*([.J55])^[.$K$18]" office:value-type="float" office:value="1.26061573838037">
            <text:p>1.2606157384</text:p>
          </table:table-cell>
          <table:table-cell table:formula="of:=[.L54]/EXP([.$M$20])" office:value-type="float" office:value="4.80273494152502">
            <text:p>4.8027349415</text:p>
          </table:table-cell>
          <table:table-cell table:formula="of:=[.$M$19]*([.L55])^[.$M$18]" office:value-type="float" office:value="1.28173623220674">
            <text:p>1.2817362322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table:formula="of:=[.B55]/EXP([.$C$20])" office:value-type="float" office:value="9.15053559966013">
            <text:p>9.1505355997</text:p>
          </table:table-cell>
          <table:table-cell table:formula="of:=[.$C$19]*([.B56])^[.$C$18]" office:value-type="float" office:value="2120.67154148044">
            <text:p>2120.6715414804</text:p>
          </table:table-cell>
          <table:table-cell table:formula="of:=[.D55]/EXP([.$E$20])" office:value-type="float" office:value="0.116133507324484">
            <text:p>0.1161335073</text:p>
          </table:table-cell>
          <table:table-cell table:formula="of:=[.$E$19]*([.D56])^[.$E$18]" office:value-type="float" office:value="76.3992723992301">
            <text:p>76.3992723992</text:p>
          </table:table-cell>
          <table:table-cell table:formula="of:=[.F55]/EXP([.$G$20])" office:value-type="float" office:value="9.47322854068998">
            <text:p>9.4732285407</text:p>
          </table:table-cell>
          <table:table-cell table:formula="of:=[.$G$19]*([.F56])^[.$G$18]" office:value-type="float" office:value="16.7358861333635">
            <text:p>16.7358861334</text:p>
          </table:table-cell>
          <table:table-cell table:formula="of:=[.H55]/EXP([.$I$20])" office:value-type="float" office:value="12.0742041115605">
            <text:p>12.0742041116</text:p>
          </table:table-cell>
          <table:table-cell table:formula="of:=[.$I$19]*([.H56])^[.$I$18]" office:value-type="float" office:value="9.36673013518455">
            <text:p>9.3667301352</text:p>
          </table:table-cell>
          <table:table-cell table:formula="of:=[.J55]/EXP([.$K$20])" office:value-type="float" office:value="4.57526779983006">
            <text:p>4.5752677998</text:p>
          </table:table-cell>
          <table:table-cell table:formula="of:=[.$K$19]*([.J56])^[.$K$18]" office:value-type="float" office:value="1.14536487771316">
            <text:p>1.1453648777</text:p>
          </table:table-cell>
          <table:table-cell table:formula="of:=[.L55]/EXP([.$M$20])" office:value-type="float" office:value="4.57526779983006">
            <text:p>4.5752677998</text:p>
          </table:table-cell>
          <table:table-cell table:formula="of:=[.$M$19]*([.L56])^[.$M$18]" office:value-type="float" office:value="1.1640213734718">
            <text:p>1.1640213735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table:formula="of:=[.B56]/EXP([.$C$20])" office:value-type="float" office:value="8.71714791469">
            <text:p>8.7171479147</text:p>
          </table:table-cell>
          <table:table-cell table:formula="of:=[.$C$19]*([.B57])^[.$C$18]" office:value-type="float" office:value="2064.08681251467">
            <text:p>2064.0868125147</text:p>
          </table:table-cell>
          <table:table-cell table:formula="of:=[.D56]/EXP([.$E$20])" office:value-type="float" office:value="0.112177573730179">
            <text:p>0.1121775737</text:p>
          </table:table-cell>
          <table:table-cell table:formula="of:=[.$E$19]*([.D57])^[.$E$18]" office:value-type="float" office:value="73.1057698801153">
            <text:p>73.1057698801</text:p>
          </table:table-cell>
          <table:table-cell table:formula="of:=[.F56]/EXP([.$G$20])" office:value-type="float" office:value="9.21418260806937">
            <text:p>9.2141826081</text:p>
          </table:table-cell>
          <table:table-cell table:formula="of:=[.$G$19]*([.F57])^[.$G$18]" office:value-type="float" office:value="15.8795690051324">
            <text:p>15.8795690051</text:p>
          </table:table-cell>
          <table:table-cell table:formula="of:=[.H56]/EXP([.$I$20])" office:value-type="float" office:value="11.8257205840699">
            <text:p>11.8257205841</text:p>
          </table:table-cell>
          <table:table-cell table:formula="of:=[.$I$19]*([.H57])^[.$I$18]" office:value-type="float" office:value="8.97902557739529">
            <text:p>8.9790255774</text:p>
          </table:table-cell>
          <table:table-cell table:formula="of:=[.J56]/EXP([.$K$20])" office:value-type="float" office:value="4.358573957345">
            <text:p>4.3585739573</text:p>
          </table:table-cell>
          <table:table-cell table:formula="of:=[.$K$19]*([.J57])^[.$K$18]" office:value-type="float" office:value="1.04065074166403">
            <text:p>1.0406507417</text:p>
          </table:table-cell>
          <table:table-cell table:formula="of:=[.L56]/EXP([.$M$20])" office:value-type="float" office:value="4.358573957345">
            <text:p>4.3585739573</text:p>
          </table:table-cell>
          <table:table-cell table:formula="of:=[.$M$19]*([.L57])^[.$M$18]" office:value-type="float" office:value="1.05711746602215">
            <text:p>1.057117466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table:formula="of:=[.B57]/EXP([.$C$20])" office:value-type="float" office:value="8.30428633810317">
            <text:p>8.3042863381</text:p>
          </table:table-cell>
          <table:table-cell table:formula="of:=[.$C$19]*([.B58])^[.$C$18]" office:value-type="float" office:value="2009.01190319306">
            <text:p>2009.0119031931</text:p>
          </table:table-cell>
          <table:table-cell table:formula="of:=[.D57]/EXP([.$E$20])" office:value-type="float" office:value="0.108356393756625">
            <text:p>0.1083563938</text:p>
          </table:table-cell>
          <table:table-cell table:formula="of:=[.$E$19]*([.D58])^[.$E$18]" office:value-type="float" office:value="69.9542472320486">
            <text:p>69.954247232</text:p>
          </table:table-cell>
          <table:table-cell table:formula="of:=[.F57]/EXP([.$G$20])" office:value-type="float" office:value="8.96222030009891">
            <text:p>8.9622203001</text:p>
          </table:table-cell>
          <table:table-cell table:formula="of:=[.$G$19]*([.F58])^[.$G$18]" office:value-type="float" office:value="15.067066648241">
            <text:p>15.0670666482</text:p>
          </table:table-cell>
          <table:table-cell table:formula="of:=[.H57]/EXP([.$I$20])" office:value-type="float" office:value="11.5823507736296">
            <text:p>11.5823507736</text:p>
          </table:table-cell>
          <table:table-cell table:formula="of:=[.$I$19]*([.H58])^[.$I$18]" office:value-type="float" office:value="8.60736875685918">
            <text:p>8.6073687569</text:p>
          </table:table-cell>
          <table:table-cell table:formula="of:=[.J57]/EXP([.$K$20])" office:value-type="float" office:value="4.15214316905158">
            <text:p>4.1521431691</text:p>
          </table:table-cell>
          <table:table-cell table:formula="of:=[.$K$19]*([.J58])^[.$K$18]" office:value-type="float" office:value="0.945510017984943">
            <text:p>0.945510018</text:p>
          </table:table-cell>
          <table:table-cell table:formula="of:=[.L57]/EXP([.$M$20])" office:value-type="float" office:value="4.15214316905158">
            <text:p>4.1521431691</text:p>
          </table:table-cell>
          <table:table-cell table:formula="of:=[.$M$19]*([.L58])^[.$M$18]" office:value-type="float" office:value="0.960031630378104">
            <text:p>0.9600316304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table:formula="of:=[.B58]/EXP([.$C$20])" office:value-type="float" office:value="7.91097871231422">
            <text:p>7.9109787123</text:p>
          </table:table-cell>
          <table:table-cell table:formula="of:=[.$C$19]*([.B59])^[.$C$18]" office:value-type="float" office:value="1955.40652781662">
            <text:p>1955.4065278166</text:p>
          </table:table-cell>
          <table:table-cell table:formula="of:=[.D58]/EXP([.$E$20])" office:value-type="float" office:value="0.10466537720081">
            <text:p>0.1046653772</text:p>
          </table:table-cell>
          <table:table-cell table:formula="of:=[.$E$19]*([.D59])^[.$E$18]" office:value-type="float" office:value="66.9385838330886">
            <text:p>66.9385838331</text:p>
          </table:table-cell>
          <table:table-cell table:formula="of:=[.F58]/EXP([.$G$20])" office:value-type="float" office:value="8.71714791469002">
            <text:p>8.7171479147</text:p>
          </table:table-cell>
          <table:table-cell table:formula="of:=[.$G$19]*([.F59])^[.$G$18]" office:value-type="float" office:value="14.2961372131173">
            <text:p>14.2961372131</text:p>
          </table:table-cell>
          <table:table-cell table:formula="of:=[.H58]/EXP([.$I$20])" office:value-type="float" office:value="11.3439894414645">
            <text:p>11.3439894415</text:p>
          </table:table-cell>
          <table:table-cell table:formula="of:=[.$I$19]*([.H59])^[.$I$18]" office:value-type="float" office:value="8.25109543100859">
            <text:p>8.251095431</text:p>
          </table:table-cell>
          <table:table-cell table:formula="of:=[.J58]/EXP([.$K$20])" office:value-type="float" office:value="3.95548935615711">
            <text:p>3.9554893562</text:p>
          </table:table-cell>
          <table:table-cell table:formula="of:=[.$K$19]*([.J59])^[.$K$18]" office:value-type="float" office:value="0.859067464537023">
            <text:p>0.8590674645</text:p>
          </table:table-cell>
          <table:table-cell table:formula="of:=[.L58]/EXP([.$M$20])" office:value-type="float" office:value="3.95548935615711">
            <text:p>3.9554893562</text:p>
          </table:table-cell>
          <table:table-cell table:formula="of:=[.$M$19]*([.L59])^[.$M$18]" office:value-type="float" office:value="0.871862173268766">
            <text:p>0.8718621733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table:formula="of:=[.B59]/EXP([.$C$20])" office:value-type="float" office:value="7.53629892306722">
            <text:p>7.5362989231</text:p>
          </table:table-cell>
          <table:table-cell table:formula="of:=[.$C$19]*([.B60])^[.$C$18]" office:value-type="float" office:value="1903.23147560785">
            <text:p>1903.2314756079</text:p>
          </table:table-cell>
          <table:table-cell table:formula="of:=[.D59]/EXP([.$E$20])" office:value-type="float" office:value="0.101100090218884">
            <text:p>0.1011000902</text:p>
          </table:table-cell>
          <table:table-cell table:formula="of:=[.$E$19]*([.D60])^[.$E$18]" office:value-type="float" office:value="64.0529229156886">
            <text:p>64.0529229157</text:p>
          </table:table-cell>
          <table:table-cell table:formula="of:=[.F59]/EXP([.$G$20])" office:value-type="float" office:value="8.47877704654794">
            <text:p>8.4787770465</text:p>
          </table:table-cell>
          <table:table-cell table:formula="of:=[.$G$19]*([.F60])^[.$G$18]" office:value-type="float" office:value="13.5646535578402">
            <text:p>13.5646535578</text:p>
          </table:table-cell>
          <table:table-cell table:formula="of:=[.H59]/EXP([.$I$20])" office:value-type="float" office:value="11.1105335145821">
            <text:p>11.1105335146</text:p>
          </table:table-cell>
          <table:table-cell table:formula="of:=[.$I$19]*([.H60])^[.$I$18]" office:value-type="float" office:value="7.90956885138186">
            <text:p>7.9095688514</text:p>
          </table:table-cell>
          <table:table-cell table:formula="of:=[.J59]/EXP([.$K$20])" office:value-type="float" office:value="3.76814946153361">
            <text:p>3.7681494615</text:p>
          </table:table-cell>
          <table:table-cell table:formula="of:=[.$K$19]*([.J60])^[.$K$18]" office:value-type="float" office:value="0.780527857546001">
            <text:p>0.7805278575</text:p>
          </table:table-cell>
          <table:table-cell table:formula="of:=[.L59]/EXP([.$M$20])" office:value-type="float" office:value="3.76814946153361">
            <text:p>3.7681494615</text:p>
          </table:table-cell>
          <table:table-cell table:formula="of:=[.$M$19]*([.L60])^[.$M$18]" office:value-type="float" office:value="0.791790213076163">
            <text:p>0.7917902131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table:formula="of:=[.B60]/EXP([.$C$20])" office:value-type="float" office:value="7.17936471873144">
            <text:p>7.1793647187</text:p>
          </table:table-cell>
          <table:table-cell table:formula="of:=[.$C$19]*([.B61])^[.$C$18]" office:value-type="float" office:value="1852.44858202914">
            <text:p>1852.4485820292</text:p>
          </table:table-cell>
          <table:table-cell table:formula="of:=[.D60]/EXP([.$E$20])" office:value-type="float" office:value="0.0976562499999997">
            <text:p>0.09765625</text:p>
          </table:table-cell>
          <table:table-cell table:formula="of:=[.$E$19]*([.D61])^[.$E$18]" office:value-type="float" office:value="61.2916601921759">
            <text:p>61.2916601922</text:p>
          </table:table-cell>
          <table:table-cell table:formula="of:=[.F60]/EXP([.$G$20])" office:value-type="float" office:value="8.24692444233058">
            <text:p>8.2469244423</text:p>
          </table:table-cell>
          <table:table-cell table:formula="of:=[.$G$19]*([.F61])^[.$G$18]" office:value-type="float" office:value="12.8705973789478">
            <text:p>12.8705973789</text:p>
          </table:table-cell>
          <table:table-cell table:formula="of:=[.H60]/EXP([.$I$20])" office:value-type="float" office:value="10.8818820412015">
            <text:p>10.8818820412</text:p>
          </table:table-cell>
          <table:table-cell table:formula="of:=[.$I$19]*([.H61])^[.$I$18]" office:value-type="float" office:value="7.58217862559649">
            <text:p>7.5821786256</text:p>
          </table:table-cell>
          <table:table-cell table:formula="of:=[.J60]/EXP([.$K$20])" office:value-type="float" office:value="3.58968235936572">
            <text:p>3.5896823594</text:p>
          </table:table-cell>
          <table:table-cell table:formula="of:=[.$K$19]*([.J61])^[.$K$18]" office:value-type="float" office:value="0.709168675982485">
            <text:p>0.709168676</text:p>
          </table:table-cell>
          <table:table-cell table:formula="of:=[.L60]/EXP([.$M$20])" office:value-type="float" office:value="3.58968235936572">
            <text:p>3.5896823594</text:p>
          </table:table-cell>
          <table:table-cell table:formula="of:=[.$M$19]*([.L61])^[.$M$18]" office:value-type="float" office:value="0.719072074399922">
            <text:p>0.7190720744</text:p>
          </table:table-cell>
          <table:table-cell table:number-columns-repeated="7"/>
        </table:table-row>
        <table:table-row table:style-name="ro2">
          <table:table-cell office:value-type="float" office:value="41">
            <text:p>41</text:p>
          </table:table-cell>
          <table:table-cell table:formula="of:=[.B61]/EXP([.$C$20])" office:value-type="float" office:value="6.83933563287959">
            <text:p>6.8393356329</text:p>
          </table:table-cell>
          <table:table-cell table:formula="of:=[.$C$19]*([.B62])^[.$C$18]" office:value-type="float" office:value="1803.02070086657">
            <text:p>1803.0207008666</text:p>
          </table:table-cell>
          <table:table-cell table:formula="of:=[.D61]/EXP([.$E$20])" office:value-type="float" office:value="0.0943297196215666">
            <text:p>0.0943297196</text:p>
          </table:table-cell>
          <table:table-cell table:formula="of:=[.$E$19]*([.D62])^[.$E$18]" office:value-type="float" office:value="58.6494329705761">
            <text:p>58.6494329706</text:p>
          </table:table-cell>
          <table:table-cell table:formula="of:=[.F61]/EXP([.$G$20])" office:value-type="float" office:value="8.02141185976814">
            <text:p>8.0214118598</text:p>
          </table:table-cell>
          <table:table-cell table:formula="of:=[.$G$19]*([.F62])^[.$G$18]" office:value-type="float" office:value="12.212053642552">
            <text:p>12.2120536426</text:p>
          </table:table-cell>
          <table:table-cell table:formula="of:=[.H61]/EXP([.$I$20])" office:value-type="float" office:value="10.6579361470994">
            <text:p>10.6579361471</text:p>
          </table:table-cell>
          <table:table-cell table:formula="of:=[.$I$19]*([.H62])^[.$I$18]" office:value-type="float" office:value="7.2683396264271">
            <text:p>7.2683396264</text:p>
          </table:table-cell>
          <table:table-cell table:formula="of:=[.J61]/EXP([.$K$20])" office:value-type="float" office:value="3.4196678164398">
            <text:p>3.4196678164</text:p>
          </table:table-cell>
          <table:table-cell table:formula="of:=[.$K$19]*([.J62])^[.$K$18]" office:value-type="float" office:value="0.644333454767322">
            <text:p>0.6443334548</text:p>
          </table:table-cell>
          <table:table-cell table:formula="of:=[.L61]/EXP([.$M$20])" office:value-type="float" office:value="3.4196678164398">
            <text:p>3.4196678164</text:p>
          </table:table-cell>
          <table:table-cell table:formula="of:=[.$M$19]*([.L62])^[.$M$18]" office:value-type="float" office:value="0.653032381106319">
            <text:p>0.6530323811</text:p>
          </table:table-cell>
          <table:table-cell table:number-columns-repeated="7"/>
        </table:table-row>
        <table:table-row table:style-name="ro2">
          <table:table-cell office:value-type="float" office:value="42">
            <text:p>42</text:p>
          </table:table-cell>
          <table:table-cell table:formula="of:=[.B62]/EXP([.$C$20])" office:value-type="float" office:value="6.51541100525698">
            <text:p>6.5154110053</text:p>
          </table:table-cell>
          <table:table-cell table:formula="of:=[.$C$19]*([.B63])^[.$C$18]" office:value-type="float" office:value="1754.91167705849">
            <text:p>1754.9116770585</text:p>
          </table:table-cell>
          <table:table-cell table:formula="of:=[.D62]/EXP([.$E$20])" office:value-type="float" office:value="0.091116503079766">
            <text:p>0.0911165031</text:p>
          </table:table-cell>
          <table:table-cell table:formula="of:=[.$E$19]*([.D63])^[.$E$18]" office:value-type="float" office:value="56.1211097396445">
            <text:p>56.1211097396</text:p>
          </table:table-cell>
          <table:table-cell table:formula="of:=[.F62]/EXP([.$G$20])" office:value-type="float" office:value="7.80206593063506">
            <text:p>7.8020659306</text:p>
          </table:table-cell>
          <table:table-cell table:formula="of:=[.$G$19]*([.F63])^[.$G$18]" office:value-type="float" office:value="11.587205300393">
            <text:p>11.5872053004</text:p>
          </table:table-cell>
          <table:table-cell table:formula="of:=[.H62]/EXP([.$I$20])" office:value-type="float" office:value="10.4385989928546">
            <text:p>10.4385989929</text:p>
          </table:table-cell>
          <table:table-cell table:formula="of:=[.$I$19]*([.H63])^[.$I$18]" office:value-type="float" office:value="6.96749094603854">
            <text:p>6.967490946</text:p>
          </table:table-cell>
          <table:table-cell table:formula="of:=[.J62]/EXP([.$K$20])" office:value-type="float" office:value="3.25770550262849">
            <text:p>3.2577055026</text:p>
          </table:table-cell>
          <table:table-cell table:formula="of:=[.$K$19]*([.J63])^[.$K$18]" office:value-type="float" office:value="0.585425745655249">
            <text:p>0.5854257457</text:p>
          </table:table-cell>
          <table:table-cell table:formula="of:=[.L62]/EXP([.$M$20])" office:value-type="float" office:value="3.25770550262849">
            <text:p>3.2577055026</text:p>
          </table:table-cell>
          <table:table-cell table:formula="of:=[.$M$19]*([.L63])^[.$M$18]" office:value-type="float" office:value="0.593057783712808">
            <text:p>0.5930577837</text:p>
          </table:table-cell>
          <table:table-cell table:number-columns-repeated="7"/>
        </table:table-row>
        <table:table-row table:style-name="ro2">
          <table:table-cell office:value-type="float" office:value="43">
            <text:p>43</text:p>
          </table:table-cell>
          <table:table-cell table:formula="of:=[.B63]/EXP([.$C$20])" office:value-type="float" office:value="6.20682809648145">
            <text:p>6.2068280965</text:p>
          </table:table-cell>
          <table:table-cell table:formula="of:=[.$C$19]*([.B64])^[.$C$18]" office:value-type="float" office:value="1708.08632024915">
            <text:p>1708.0863202492</text:p>
          </table:table-cell>
          <table:table-cell table:formula="of:=[.D63]/EXP([.$E$20])" office:value-type="float" office:value="0.0880127404893386">
            <text:p>0.0880127405</text:p>
          </table:table-cell>
          <table:table-cell table:formula="of:=[.$E$19]*([.D64])^[.$E$18]" office:value-type="float" office:value="53.7017802028765">
            <text:p>53.7017802029</text:p>
          </table:table-cell>
          <table:table-cell table:formula="of:=[.F63]/EXP([.$G$20])" office:value-type="float" office:value="7.58871802746903">
            <text:p>7.5887180275</text:p>
          </table:table-cell>
          <table:table-cell table:formula="of:=[.$G$19]*([.F64])^[.$G$18]" office:value-type="float" office:value="10.9943282762552">
            <text:p>10.9943282763</text:p>
          </table:table-cell>
          <table:table-cell table:formula="of:=[.H63]/EXP([.$I$20])" office:value-type="float" office:value="10.2237757319722">
            <text:p>10.223775732</text:p>
          </table:table-cell>
          <table:table-cell table:formula="of:=[.$I$19]*([.H64])^[.$I$18]" office:value-type="float" office:value="6.67909489350496">
            <text:p>6.6790948935</text:p>
          </table:table-cell>
          <table:table-cell table:formula="of:=[.J63]/EXP([.$K$20])" office:value-type="float" office:value="3.10341404824072">
            <text:p>3.1034140482</text:p>
          </table:table-cell>
          <table:table-cell table:formula="of:=[.$K$19]*([.J64])^[.$K$18]" office:value-type="float" office:value="0.531903630240288">
            <text:p>0.5319036302</text:p>
          </table:table-cell>
          <table:table-cell table:formula="of:=[.L63]/EXP([.$M$20])" office:value-type="float" office:value="3.10341404824072">
            <text:p>3.1034140482</text:p>
          </table:table-cell>
          <table:table-cell table:formula="of:=[.$M$19]*([.L64])^[.$M$18]" office:value-type="float" office:value="0.53859126285054">
            <text:p>0.5385912629</text:p>
          </table:table-cell>
          <table:table-cell table:number-columns-repeated="7"/>
        </table:table-row>
        <table:table-row table:style-name="ro2">
          <table:table-cell office:value-type="float" office:value="44">
            <text:p>44</text:p>
          </table:table-cell>
          <table:table-cell table:formula="of:=[.B64]/EXP([.$C$20])" office:value-type="float" office:value="5.91286029203495">
            <text:p>5.912860292</text:p>
          </table:table-cell>
          <table:table-cell table:formula="of:=[.$C$19]*([.B65])^[.$C$18]" office:value-type="float" office:value="1662.51037904802">
            <text:p>1662.510379048</text:p>
          </table:table-cell>
          <table:table-cell table:formula="of:=[.D64]/EXP([.$E$20])" office:value-type="float" office:value="0.0850147034468868">
            <text:p>0.0850147034</text:p>
          </table:table-cell>
          <table:table-cell table:formula="of:=[.$E$19]*([.D65])^[.$E$18]" office:value-type="float" office:value="51.3867457421438">
            <text:p>51.3867457421</text:p>
          </table:table-cell>
          <table:table-cell table:formula="of:=[.F64]/EXP([.$G$20])" office:value-type="float" office:value="7.38120413393455">
            <text:p>7.3812041339</text:p>
          </table:table-cell>
          <table:table-cell table:formula="of:=[.$G$19]*([.F65])^[.$G$18]" office:value-type="float" office:value="10.4317867089112">
            <text:p>10.4317867089</text:p>
          </table:table-cell>
          <table:table-cell table:formula="of:=[.H64]/EXP([.$I$20])" office:value-type="float" office:value="10.0133734698702">
            <text:p>10.0133734699</text:p>
          </table:table-cell>
          <table:table-cell table:formula="of:=[.$I$19]*([.H65])^[.$I$18]" office:value-type="float" office:value="6.40263603382332">
            <text:p>6.4026360338</text:p>
          </table:table-cell>
          <table:table-cell table:formula="of:=[.J64]/EXP([.$K$20])" office:value-type="float" office:value="2.95643014601747">
            <text:p>2.956430146</text:p>
          </table:table-cell>
          <table:table-cell table:formula="of:=[.$K$19]*([.J65])^[.$K$18]" office:value-type="float" office:value="0.48327473460555">
            <text:p>0.4832747346</text:p>
          </table:table-cell>
          <table:table-cell table:formula="of:=[.L64]/EXP([.$M$20])" office:value-type="float" office:value="2.95643014601747">
            <text:p>2.956430146</text:p>
          </table:table-cell>
          <table:table-cell table:formula="of:=[.$M$19]*([.L65])^[.$M$18]" office:value-type="float" office:value="0.489126955897797">
            <text:p>0.4891269559</text:p>
          </table:table-cell>
          <table:table-cell table:number-columns-repeated="7"/>
        </table:table-row>
        <table:table-row table:style-name="ro2">
          <table:table-cell office:value-type="float" office:value="45">
            <text:p>45</text:p>
          </table:table-cell>
          <table:table-cell table:formula="of:=[.B65]/EXP([.$C$20])" office:value-type="float" office:value="5.63281539131766">
            <text:p>5.6328153913</text:p>
          </table:table-cell>
          <table:table-cell table:formula="of:=[.$C$19]*([.B66])^[.$C$18]" office:value-type="float" office:value="1618.15051597581">
            <text:p>1618.1505159758</text:p>
          </table:table-cell>
          <table:table-cell table:formula="of:=[.D65]/EXP([.$E$20])" office:value-type="float" office:value="0.0821187905521203">
            <text:p>0.0821187906</text:p>
          </table:table-cell>
          <table:table-cell table:formula="of:=[.$E$19]*([.D66])^[.$E$18]" office:value-type="float" office:value="49.1715102924333">
            <text:p>49.1715102924</text:p>
          </table:table-cell>
          <table:table-cell table:formula="of:=[.F65]/EXP([.$G$20])" office:value-type="float" office:value="7.17936471873146">
            <text:p>7.1793647187</text:p>
          </table:table-cell>
          <table:table-cell table:formula="of:=[.$G$19]*([.F66])^[.$G$18]" office:value-type="float" office:value="9.89802843846701">
            <text:p>9.8980284385</text:p>
          </table:table-cell>
          <table:table-cell table:formula="of:=[.H65]/EXP([.$I$20])" office:value-type="float" office:value="9.80730122370934">
            <text:p>9.8073012237</text:p>
          </table:table-cell>
          <table:table-cell table:formula="of:=[.$I$19]*([.H66])^[.$I$18]" office:value-type="float" office:value="6.13762026670363">
            <text:p>6.1376202667</text:p>
          </table:table-cell>
          <table:table-cell table:formula="of:=[.J65]/EXP([.$K$20])" office:value-type="float" office:value="2.81640769565883">
            <text:p>2.8164076957</text:p>
          </table:table-cell>
          <table:table-cell table:formula="of:=[.$K$19]*([.J66])^[.$K$18]" office:value-type="float" office:value="0.439091699755003">
            <text:p>0.4390916998</text:p>
          </table:table-cell>
          <table:table-cell table:formula="of:=[.L65]/EXP([.$M$20])" office:value-type="float" office:value="2.81640769565883">
            <text:p>2.8164076957</text:p>
          </table:table-cell>
          <table:table-cell table:formula="of:=[.$M$19]*([.L66])^[.$M$18]" office:value-type="float" office:value="0.444205458736222">
            <text:p>0.4442054587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table:formula="of:=[.B66]/EXP([.$C$20])" office:value-type="float" office:value="5.36603397773594">
            <text:p>5.3660339777</text:p>
          </table:table-cell>
          <table:table-cell table:formula="of:=[.$C$19]*([.B67])^[.$C$18]" office:value-type="float" office:value="1574.97428307913">
            <text:p>1574.9742830791</text:p>
          </table:table-cell>
          <table:table-cell table:formula="of:=[.D66]/EXP([.$E$20])" office:value-type="float" office:value="0.0793215230816633">
            <text:p>0.0793215231</text:p>
          </table:table-cell>
          <table:table-cell table:formula="of:=[.$E$19]*([.D67])^[.$E$18]" office:value-type="float" office:value="47.0517716099685">
            <text:p>47.05177161</text:p>
          </table:table-cell>
          <table:table-cell table:formula="of:=[.F66]/EXP([.$G$20])" office:value-type="float" office:value="6.98304461295136">
            <text:p>6.983044613</text:p>
          </table:table-cell>
          <table:table-cell table:formula="of:=[.$G$19]*([.F67])^[.$G$18]" office:value-type="float" office:value="9.39158072365606">
            <text:p>9.3915807237</text:p>
          </table:table-cell>
          <table:table-cell table:formula="of:=[.H66]/EXP([.$I$20])" office:value-type="float" office:value="9.60546988305003">
            <text:p>9.6054698831</text:p>
          </table:table-cell>
          <table:table-cell table:formula="of:=[.$I$19]*([.H67])^[.$I$18]" office:value-type="float" office:value="5.8835739434897">
            <text:p>5.8835739435</text:p>
          </table:table-cell>
          <table:table-cell table:formula="of:=[.J66]/EXP([.$K$20])" office:value-type="float" office:value="2.68301698886797">
            <text:p>2.6830169889</text:p>
          </table:table-cell>
          <table:table-cell table:formula="of:=[.$K$19]*([.J67])^[.$K$18]" office:value-type="float" office:value="0.398948066157654">
            <text:p>0.3989480662</text:p>
          </table:table-cell>
          <table:table-cell table:formula="of:=[.L66]/EXP([.$M$20])" office:value-type="float" office:value="2.68301698886797">
            <text:p>2.6830169889</text:p>
          </table:table-cell>
          <table:table-cell table:formula="of:=[.$M$19]*([.L67])^[.$M$18]" office:value-type="float" office:value="0.40340955899451">
            <text:p>0.403409559</text:p>
          </table:table-cell>
          <table:table-cell table:number-columns-repeated="7"/>
        </table:table-row>
        <table:table-row table:style-name="ro2">
          <table:table-cell office:value-type="float" office:value="47">
            <text:p>47</text:p>
          </table:table-cell>
          <table:table-cell table:formula="of:=[.B67]/EXP([.$C$20])" office:value-type="float" office:value="5.11188786598611">
            <text:p>5.111887866</text:p>
          </table:table-cell>
          <table:table-cell table:formula="of:=[.$C$19]*([.B68])^[.$C$18]" office:value-type="float" office:value="1532.95009819575">
            <text:p>1532.9500981958</text:p>
          </table:table-cell>
          <table:table-cell table:formula="of:=[.D67]/EXP([.$E$20])" office:value-type="float" office:value="0.0766195408102293">
            <text:p>0.0766195408</text:p>
          </table:table-cell>
          <table:table-cell table:formula="of:=[.$E$19]*([.D68])^[.$E$18]" office:value-type="float" office:value="45.023412916754">
            <text:p>45.0234129168</text:p>
          </table:table-cell>
          <table:table-cell table:formula="of:=[.F67]/EXP([.$G$20])" office:value-type="float" office:value="6.79209289078785">
            <text:p>6.7920928908</text:p>
          </table:table-cell>
          <table:table-cell table:formula="of:=[.$G$19]*([.F68])^[.$G$18]" office:value-type="float" office:value="8.91104617826382">
            <text:p>8.9110461783</text:p>
          </table:table-cell>
          <table:table-cell table:formula="of:=[.H67]/EXP([.$I$20])" office:value-type="float" office:value="9.40779217131912">
            <text:p>9.4077921713</text:p>
          </table:table-cell>
          <table:table-cell table:formula="of:=[.$I$19]*([.H68])^[.$I$18]" office:value-type="float" office:value="5.64004302063194">
            <text:p>5.6400430206</text:p>
          </table:table-cell>
          <table:table-cell table:formula="of:=[.J67]/EXP([.$K$20])" office:value-type="float" office:value="2.55594393299305">
            <text:p>2.555943933</text:p>
          </table:table-cell>
          <table:table-cell table:formula="of:=[.$K$19]*([.J68])^[.$K$18]" office:value-type="float" office:value="0.362474534544236">
            <text:p>0.3624745345</text:p>
          </table:table-cell>
          <table:table-cell table:formula="of:=[.L67]/EXP([.$M$20])" office:value-type="float" office:value="2.55594393299305">
            <text:p>2.555943933</text:p>
          </table:table-cell>
          <table:table-cell table:formula="of:=[.$M$19]*([.L68])^[.$M$18]" office:value-type="float" office:value="0.366360361151669">
            <text:p>0.3663603612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table:formula="of:=[.B68]/EXP([.$C$20])" office:value-type="float" office:value="4.8697786228781">
            <text:p>4.8697786229</text:p>
          </table:table-cell>
          <table:table-cell table:formula="of:=[.$C$19]*([.B69])^[.$C$18]" office:value-type="float" office:value="1492.04722185315">
            <text:p>1492.0472218532</text:p>
          </table:table-cell>
          <table:table-cell table:formula="of:=[.D68]/EXP([.$E$20])" office:value-type="float" office:value="0.0740095979741403">
            <text:p>0.074009598</text:p>
          </table:table-cell>
          <table:table-cell table:formula="of:=[.$E$19]*([.D69])^[.$E$18]" office:value-type="float" office:value="43.0824949053153">
            <text:p>43.0824949053</text:p>
          </table:table-cell>
          <table:table-cell table:formula="of:=[.F68]/EXP([.$G$20])" office:value-type="float" office:value="6.60636275350861">
            <text:p>6.6063627535</text:p>
          </table:table-cell>
          <table:table-cell table:formula="of:=[.$G$19]*([.F69])^[.$G$18]" office:value-type="float" office:value="8.45509891547181">
            <text:p>8.4550989155</text:p>
          </table:table-cell>
          <table:table-cell table:formula="of:=[.H68]/EXP([.$I$20])" office:value-type="float" office:value="9.21418260806933">
            <text:p>9.2141826081</text:p>
          </table:table-cell>
          <table:table-cell table:formula="of:=[.$I$19]*([.H69])^[.$I$18]" office:value-type="float" office:value="5.40659224819934">
            <text:p>5.4065922482</text:p>
          </table:table-cell>
          <table:table-cell table:formula="of:=[.J68]/EXP([.$K$20])" office:value-type="float" office:value="2.43488931143905">
            <text:p>2.4348893114</text:p>
          </table:table-cell>
          <table:table-cell table:formula="of:=[.$K$19]*([.J69])^[.$K$18]" office:value-type="float" office:value="0.329335568557787">
            <text:p>0.3293355686</text:p>
          </table:table-cell>
          <table:table-cell table:formula="of:=[.L68]/EXP([.$M$20])" office:value-type="float" office:value="2.43488931143905">
            <text:p>2.4348893114</text:p>
          </table:table-cell>
          <table:table-cell table:formula="of:=[.$M$19]*([.L69])^[.$M$18]" office:value-type="float" office:value="0.332713767511414">
            <text:p>0.3327137675</text:p>
          </table:table-cell>
          <table:table-cell table:number-columns-repeated="7"/>
        </table:table-row>
        <table:table-row table:style-name="ro2">
          <table:table-cell office:value-type="float" office:value="49">
            <text:p>49</text:p>
          </table:table-cell>
          <table:table-cell table:formula="of:=[.B69]/EXP([.$C$20])" office:value-type="float" office:value="4.63913615821576">
            <text:p>4.6391361582</text:p>
          </table:table-cell>
          <table:table-cell table:formula="of:=[.$C$19]*([.B70])^[.$C$18]" office:value-type="float" office:value="1452.23573478347">
            <text:p>1452.2357347835</text:p>
          </table:table-cell>
          <table:table-cell table:formula="of:=[.D69]/EXP([.$E$20])" office:value-type="float" office:value="0.0714885593723447">
            <text:p>0.0714885594</text:p>
          </table:table-cell>
          <table:table-cell table:formula="of:=[.$E$19]*([.D70])^[.$E$18]" office:value-type="float" office:value="41.2252480881082">
            <text:p>41.2252480881</text:p>
          </table:table-cell>
          <table:table-cell table:formula="of:=[.F69]/EXP([.$G$20])" office:value-type="float" office:value="6.4257114166004">
            <text:p>6.4257114166</text:p>
          </table:table-cell>
          <table:table-cell table:formula="of:=[.$G$19]*([.F70])^[.$G$18]" office:value-type="float" office:value="8.02248088948193">
            <text:p>8.0224808895</text:p>
          </table:table-cell>
          <table:table-cell table:formula="of:=[.H69]/EXP([.$I$20])" office:value-type="float" office:value="9.02455747201555">
            <text:p>9.024557472</text:p>
          </table:table-cell>
          <table:table-cell table:formula="of:=[.$I$19]*([.H70])^[.$I$18]" office:value-type="float" office:value="5.18280439198033">
            <text:p>5.182804392</text:p>
          </table:table-cell>
          <table:table-cell table:formula="of:=[.J69]/EXP([.$K$20])" office:value-type="float" office:value="2.31956807910788">
            <text:p>2.3195680791</text:p>
          </table:table-cell>
          <table:table-cell table:formula="of:=[.$K$19]*([.J70])^[.$K$18]" office:value-type="float" office:value="0.299226308004388">
            <text:p>0.299226308</text:p>
          </table:table-cell>
          <table:table-cell table:formula="of:=[.L69]/EXP([.$M$20])" office:value-type="float" office:value="2.31956807910788">
            <text:p>2.3195680791</text:p>
          </table:table-cell>
          <table:table-cell table:formula="of:=[.$M$19]*([.L70])^[.$M$18]" office:value-type="float" office:value="0.302157282364429">
            <text:p>0.3021572824</text:p>
          </table:table-cell>
          <table:table-cell table:number-columns-repeated="7"/>
        </table:table-row>
        <table:table-row table:style-name="ro2">
          <table:table-cell office:value-type="float" office:value="50">
            <text:p>50</text:p>
          </table:table-cell>
          <table:table-cell table:formula="of:=[.B70]/EXP([.$C$20])" office:value-type="float" office:value="4.4194173824159">
            <text:p>4.4194173824</text:p>
          </table:table-cell>
          <table:table-cell table:formula="of:=[.$C$19]*([.B71])^[.$C$18]" office:value-type="float" office:value="1413.48651603846">
            <text:p>1413.4865160385</text:p>
          </table:table-cell>
          <table:table-cell table:formula="of:=[.D70]/EXP([.$E$20])" office:value-type="float" office:value="0.0690533966002485">
            <text:p>0.0690533966</text:p>
          </table:table-cell>
          <table:table-cell table:formula="of:=[.$E$19]*([.D71])^[.$E$18]" office:value-type="float" office:value="39.4480654767371">
            <text:p>39.4480654767</text:p>
          </table:table-cell>
          <table:table-cell table:formula="of:=[.F70]/EXP([.$G$20])" office:value-type="float" office:value="6.24999999999999">
            <text:p>6.25</text:p>
          </table:table-cell>
          <table:table-cell table:formula="of:=[.$G$19]*([.F71])^[.$G$18]" office:value-type="float" office:value="7.6119984243273">
            <text:p>7.6119984243</text:p>
          </table:table-cell>
          <table:table-cell table:formula="of:=[.H70]/EXP([.$I$20])" office:value-type="float" office:value="8.8388347648318">
            <text:p>8.8388347648</text:p>
          </table:table-cell>
          <table:table-cell table:formula="of:=[.$I$19]*([.H71])^[.$I$18]" office:value-type="float" office:value="4.96827948778212">
            <text:p>4.9682794878</text:p>
          </table:table-cell>
          <table:table-cell table:formula="of:=[.J70]/EXP([.$K$20])" office:value-type="float" office:value="2.20970869120795">
            <text:p>2.2097086912</text:p>
          </table:table-cell>
          <table:table-cell table:formula="of:=[.$K$19]*([.J71])^[.$K$18]" office:value-type="float" office:value="0.271869764307666">
            <text:p>0.2718697643</text:p>
          </table:table-cell>
          <table:table-cell table:formula="of:=[.L70]/EXP([.$M$20])" office:value-type="float" office:value="2.20970869120795">
            <text:p>2.2097086912</text:p>
          </table:table-cell>
          <table:table-cell table:formula="of:=[.$M$19]*([.L71])^[.$M$18]" office:value-type="float" office:value="0.274407109656877">
            <text:p>0.2744071097</text:p>
          </table:table-cell>
          <table:table-cell table:number-columns-repeated="7"/>
        </table:table-row>
        <table:table-row table:style-name="ro2">
          <table:table-cell office:value-type="float" office:value="51">
            <text:p>51</text:p>
          </table:table-cell>
          <table:table-cell table:formula="of:=[.B71]/EXP([.$C$20])" office:value-type="float" office:value="4.21010492770526">
            <text:p>4.2101049277</text:p>
          </table:table-cell>
          <table:table-cell table:formula="of:=[.$C$19]*([.B72])^[.$C$18]" office:value-type="float" office:value="1375.77122168837">
            <text:p>1375.7712216884</text:p>
          </table:table-cell>
          <table:table-cell table:formula="of:=[.D71]/EXP([.$E$20])" office:value-type="float" office:value="0.0667011844118355">
            <text:p>0.0667011844</text:p>
          </table:table-cell>
          <table:table-cell table:formula="of:=[.$E$19]*([.D72])^[.$E$18]" office:value-type="float" office:value="37.7474955767657">
            <text:p>37.7474955768</text:p>
          </table:table-cell>
          <table:table-cell table:formula="of:=[.F71]/EXP([.$G$20])" office:value-type="float" office:value="6.07909342132677">
            <text:p>6.0790934213</text:p>
          </table:table-cell>
          <table:table-cell table:formula="of:=[.$G$19]*([.F72])^[.$G$18]" office:value-type="float" office:value="7.22251892029162">
            <text:p>7.2225189203</text:p>
          </table:table-cell>
          <table:table-cell table:formula="of:=[.H71]/EXP([.$I$20])" office:value-type="float" office:value="8.65693417569323">
            <text:p>8.6569341757</text:p>
          </table:table-cell>
          <table:table-cell table:formula="of:=[.$I$19]*([.H72])^[.$I$18]" office:value-type="float" office:value="4.76263412659589">
            <text:p>4.7626341266</text:p>
          </table:table-cell>
          <table:table-cell table:formula="of:=[.J71]/EXP([.$K$20])" office:value-type="float" office:value="2.10505246385263">
            <text:p>2.1050524639</text:p>
          </table:table-cell>
          <table:table-cell table:formula="of:=[.$K$19]*([.J72])^[.$K$18]" office:value-type="float" office:value="0.247014272366793">
            <text:p>0.2470142724</text:p>
          </table:table-cell>
          <table:table-cell table:formula="of:=[.L71]/EXP([.$M$20])" office:value-type="float" office:value="2.10505246385263">
            <text:p>2.1050524639</text:p>
          </table:table-cell>
          <table:table-cell table:formula="of:=[.$M$19]*([.L72])^[.$M$18]" office:value-type="float" office:value="0.24920551720949">
            <text:p>0.2492055172</text:p>
          </table:table-cell>
          <table:table-cell table:number-columns-repeated="7"/>
        </table:table-row>
        <table:table-row table:style-name="ro2">
          <table:table-cell office:value-type="float" office:value="52">
            <text:p>52</text:p>
          </table:table-cell>
          <table:table-cell table:formula="of:=[.B72]/EXP([.$C$20])" office:value-type="float" office:value="4.01070592988406">
            <text:p>4.0107059299</text:p>
          </table:table-cell>
          <table:table-cell table:formula="of:=[.$C$19]*([.B73])^[.$C$18]" office:value-type="float" office:value="1339.06226408912">
            <text:p>1339.0622640891</text:p>
          </table:table-cell>
          <table:table-cell table:formula="of:=[.D72]/EXP([.$E$20])" office:value-type="float" office:value="0.0644290972057075">
            <text:p>0.0644290972</text:p>
          </table:table-cell>
          <table:table-cell table:formula="of:=[.$E$19]*([.D73])^[.$E$18]" office:value-type="float" office:value="36.1202356845157">
            <text:p>36.1202356845</text:p>
          </table:table-cell>
          <table:table-cell table:formula="of:=[.F72]/EXP([.$G$20])" office:value-type="float" office:value="5.91286029203496">
            <text:p>5.912860292</text:p>
          </table:table-cell>
          <table:table-cell table:formula="of:=[.$G$19]*([.F73])^[.$G$18]" office:value-type="float" office:value="6.8529677288498">
            <text:p>6.8529677288</text:p>
          </table:table-cell>
          <table:table-cell table:formula="of:=[.H72]/EXP([.$I$20])" office:value-type="float" office:value="8.4787770465479">
            <text:p>8.4787770465</text:p>
          </table:table-cell>
          <table:table-cell table:formula="of:=[.$I$19]*([.H73])^[.$I$18]" office:value-type="float" office:value="4.56550076935014">
            <text:p>4.5655007694</text:p>
          </table:table-cell>
          <table:table-cell table:formula="of:=[.J72]/EXP([.$K$20])" office:value-type="float" office:value="2.00535296494203">
            <text:p>2.0053529649</text:p>
          </table:table-cell>
          <table:table-cell table:formula="of:=[.$K$19]*([.J73])^[.$K$18]" office:value-type="float" office:value="0.224431175376481">
            <text:p>0.2244311754</text:p>
          </table:table-cell>
          <table:table-cell table:formula="of:=[.L72]/EXP([.$M$20])" office:value-type="float" office:value="2.00535296494203">
            <text:p>2.0053529649</text:p>
          </table:table-cell>
          <table:table-cell table:formula="of:=[.$M$19]*([.L73])^[.$M$18]" office:value-type="float" office:value="0.226318443007196">
            <text:p>0.226318443</text:p>
          </table:table-cell>
          <table:table-cell table:number-columns-repeated="7"/>
        </table:table-row>
        <table:table-row table:style-name="ro2">
          <table:table-cell office:value-type="float" office:value="53">
            <text:p>53</text:p>
          </table:table-cell>
          <table:table-cell table:formula="of:=[.B73]/EXP([.$C$20])" office:value-type="float" office:value="3.82075086778769">
            <text:p>3.8207508678</text:p>
          </table:table-cell>
          <table:table-cell table:formula="of:=[.$C$19]*([.B74])^[.$C$18]" office:value-type="float" office:value="1303.3327917028">
            <text:p>1303.3327917028</text:p>
          </table:table-cell>
          <table:table-cell table:formula="of:=[.D73]/EXP([.$E$20])" office:value-type="float" office:value="0.0622344056308231">
            <text:p>0.0622344056</text:p>
          </table:table-cell>
          <table:table-cell table:formula="of:=[.$E$19]*([.D74])^[.$E$18]" office:value-type="float" office:value="34.5631254728329">
            <text:p>34.5631254728</text:p>
          </table:table-cell>
          <table:table-cell table:formula="of:=[.F73]/EXP([.$G$20])" office:value-type="float" office:value="5.75117281640546">
            <text:p>5.7511728164</text:p>
          </table:table-cell>
          <table:table-cell table:formula="of:=[.$G$19]*([.F74])^[.$G$18]" office:value-type="float" office:value="6.50232518750682">
            <text:p>6.5023251875</text:p>
          </table:table-cell>
          <table:table-cell table:formula="of:=[.H73]/EXP([.$I$20])" office:value-type="float" office:value="8.30428633810315">
            <text:p>8.3042863381</text:p>
          </table:table-cell>
          <table:table-cell table:formula="of:=[.$I$19]*([.H74])^[.$I$18]" office:value-type="float" office:value="4.37652709002757">
            <text:p>4.37652709</text:p>
          </table:table-cell>
          <table:table-cell table:formula="of:=[.J73]/EXP([.$K$20])" office:value-type="float" office:value="1.91037543389385">
            <text:p>1.9103754339</text:p>
          </table:table-cell>
          <table:table-cell table:formula="of:=[.$K$19]*([.J74])^[.$K$18]" office:value-type="float" office:value="0.203912721310593">
            <text:p>0.2039127213</text:p>
          </table:table-cell>
          <table:table-cell table:formula="of:=[.L73]/EXP([.$M$20])" office:value-type="float" office:value="1.91037543389385">
            <text:p>1.9103754339</text:p>
          </table:table-cell>
          <table:table-cell table:formula="of:=[.$M$19]*([.L74])^[.$M$18]" office:value-type="float" office:value="0.20553332132749">
            <text:p>0.2055333213</text:p>
          </table:table-cell>
          <table:table-cell table:number-columns-repeated="7"/>
        </table:table-row>
        <table:table-row table:style-name="ro2">
          <table:table-cell office:value-type="float" office:value="54">
            <text:p>54</text:p>
          </table:table-cell>
          <table:table-cell table:formula="of:=[.B74]/EXP([.$C$20])" office:value-type="float" office:value="3.63979245771391">
            <text:p>3.6397924577</text:p>
          </table:table-cell>
          <table:table-cell table:formula="of:=[.$C$19]*([.B75])^[.$C$18]" office:value-type="float" office:value="1268.55666945653">
            <text:p>1268.5566694565</text:p>
          </table:table-cell>
          <table:table-cell table:formula="of:=[.D74]/EXP([.$E$20])" office:value-type="float" office:value="0.060114473307857">
            <text:p>0.0601144733</text:p>
          </table:table-cell>
          <table:table-cell table:formula="of:=[.$E$19]*([.D75])^[.$E$18]" office:value-type="float" office:value="33.0731408533668">
            <text:p>33.0731408534</text:p>
          </table:table-cell>
          <table:table-cell table:formula="of:=[.F74]/EXP([.$G$20])" office:value-type="float" office:value="5.59390669329982">
            <text:p>5.5939066933</text:p>
          </table:table-cell>
          <table:table-cell table:formula="of:=[.$G$19]*([.F75])^[.$G$18]" office:value-type="float" office:value="6.16962380635373">
            <text:p>6.1696238064</text:p>
          </table:table-cell>
          <table:table-cell table:formula="of:=[.H74]/EXP([.$I$20])" office:value-type="float" office:value="8.13338659651204">
            <text:p>8.1333865965</text:p>
          </table:table-cell>
          <table:table-cell table:formula="of:=[.$I$19]*([.H75])^[.$I$18]" office:value-type="float" office:value="4.19537534597143">
            <text:p>4.195375346</text:p>
          </table:table-cell>
          <table:table-cell table:formula="of:=[.J74]/EXP([.$K$20])" office:value-type="float" office:value="1.81989622885695">
            <text:p>1.8198962289</text:p>
          </table:table-cell>
          <table:table-cell table:formula="of:=[.$K$19]*([.J75])^[.$K$18]" office:value-type="float" office:value="0.185270151718187">
            <text:p>0.1852701517</text:p>
          </table:table-cell>
          <table:table-cell table:formula="of:=[.L74]/EXP([.$M$20])" office:value-type="float" office:value="1.81989622885695">
            <text:p>1.8198962289</text:p>
          </table:table-cell>
          <table:table-cell table:formula="of:=[.$M$19]*([.L75])^[.$M$18]" office:value-type="float" office:value="0.186657108517516">
            <text:p>0.1866571085</text:p>
          </table:table-cell>
          <table:table-cell table:number-columns-repeated="7"/>
        </table:table-row>
        <table:table-row table:style-name="ro2">
          <table:table-cell office:value-type="float" office:value="55">
            <text:p>55</text:p>
          </table:table-cell>
          <table:table-cell table:formula="of:=[.B75]/EXP([.$C$20])" office:value-type="float" office:value="3.467404600212">
            <text:p>3.4674046002</text:p>
          </table:table-cell>
          <table:table-cell table:formula="of:=[.$C$19]*([.B76])^[.$C$18]" office:value-type="float" office:value="1234.70845962541">
            <text:p>1234.7084596254</text:p>
          </table:table-cell>
          <table:table-cell table:formula="of:=[.D75]/EXP([.$E$20])" office:value-type="float" office:value="0.058066753662242">
            <text:p>0.0580667537</text:p>
          </table:table-cell>
          <table:table-cell table:formula="of:=[.$E$19]*([.D76])^[.$E$18]" office:value-type="float" office:value="31.6473881034401">
            <text:p>31.6473881034</text:p>
          </table:table-cell>
          <table:table-cell table:formula="of:=[.F75]/EXP([.$G$20])" office:value-type="float" office:value="5.44094102060076">
            <text:p>5.4409410206</text:p>
          </table:table-cell>
          <table:table-cell table:formula="of:=[.$G$19]*([.F76])^[.$G$18]" office:value-type="float" office:value="5.85394559857774">
            <text:p>5.8539455986</text:p>
          </table:table-cell>
          <table:table-cell table:formula="of:=[.H75]/EXP([.$I$20])" office:value-type="float" office:value="7.96600392074534">
            <text:p>7.9660039207</text:p>
          </table:table-cell>
          <table:table-cell table:formula="of:=[.$I$19]*([.H76])^[.$I$18]" office:value-type="float" office:value="4.02172177425595">
            <text:p>4.0217217743</text:p>
          </table:table-cell>
          <table:table-cell table:formula="of:=[.J75]/EXP([.$K$20])" office:value-type="float" office:value="1.733702300106">
            <text:p>1.7337023001</text:p>
          </table:table-cell>
          <table:table-cell table:formula="of:=[.$K$19]*([.J76])^[.$K$18]" office:value-type="float" office:value="0.168331965249962">
            <text:p>0.1683319652</text:p>
          </table:table-cell>
          <table:table-cell table:formula="of:=[.L75]/EXP([.$M$20])" office:value-type="float" office:value="1.733702300106">
            <text:p>1.7337023001</text:p>
          </table:table-cell>
          <table:table-cell table:formula="of:=[.$M$19]*([.L76])^[.$M$18]" office:value-type="float" office:value="0.169514490084093">
            <text:p>0.1695144901</text:p>
          </table:table-cell>
          <table:table-cell table:number-columns-repeated="7"/>
        </table:table-row>
        <table:table-row table:style-name="ro2">
          <table:table-cell office:value-type="float" office:value="56">
            <text:p>56</text:p>
          </table:table-cell>
          <table:table-cell table:formula="of:=[.B76]/EXP([.$C$20])" office:value-type="float" office:value="3.3031813767543">
            <text:p>3.3031813768</text:p>
          </table:table-cell>
          <table:table-cell table:formula="of:=[.$C$19]*([.B77])^[.$C$18]" office:value-type="float" office:value="1201.76340322556">
            <text:p>1201.7634032256</text:p>
          </table:table-cell>
          <table:table-cell table:formula="of:=[.D76]/EXP([.$E$20])" office:value-type="float" office:value="0.0560887868650894">
            <text:p>0.0560887869</text:p>
          </table:table-cell>
          <table:table-cell table:formula="of:=[.$E$19]*([.D77])^[.$E$18]" office:value-type="float" office:value="30.2830982461045">
            <text:p>30.2830982461</text:p>
          </table:table-cell>
          <table:table-cell table:formula="of:=[.F76]/EXP([.$G$20])" office:value-type="float" office:value="5.29215820226578">
            <text:p>5.2921582023</text:p>
          </table:table-cell>
          <table:table-cell table:formula="of:=[.$G$19]*([.F77])^[.$G$18]" office:value-type="float" office:value="5.55441954756081">
            <text:p>5.5544195476</text:p>
          </table:table-cell>
          <table:table-cell table:formula="of:=[.H76]/EXP([.$I$20])" office:value-type="float" office:value="7.80206593063503">
            <text:p>7.8020659306</text:p>
          </table:table-cell>
          <table:table-cell table:formula="of:=[.$I$19]*([.H77])^[.$I$18]" office:value-type="float" office:value="3.85525601304198">
            <text:p>3.855256013</text:p>
          </table:table-cell>
          <table:table-cell table:formula="of:=[.J76]/EXP([.$K$20])" office:value-type="float" office:value="1.65159068837715">
            <text:p>1.6515906884</text:p>
          </table:table-cell>
          <table:table-cell table:formula="of:=[.$K$19]*([.J77])^[.$K$18]" office:value-type="float" office:value="0.152942339940518">
            <text:p>0.1529423399</text:p>
          </table:table-cell>
          <table:table-cell table:formula="of:=[.L76]/EXP([.$M$20])" office:value-type="float" office:value="1.65159068837715">
            <text:p>1.6515906884</text:p>
          </table:table-cell>
          <table:table-cell table:formula="of:=[.$M$19]*([.L77])^[.$M$18]" office:value-type="float" office:value="0.153946252444887">
            <text:p>0.1539462524</text:p>
          </table:table-cell>
          <table:table-cell table:number-columns-repeated="7"/>
        </table:table-row>
        <table:table-row table:style-name="ro2">
          <table:table-cell office:value-type="float" office:value="57">
            <text:p>57</text:p>
          </table:table-cell>
          <table:table-cell table:formula="of:=[.B77]/EXP([.$C$20])" office:value-type="float" office:value="3.14673609392723">
            <text:p>3.1467360939</text:p>
          </table:table-cell>
          <table:table-cell table:formula="of:=[.$C$19]*([.B78])^[.$C$18]" office:value-type="float" office:value="1169.69740190362">
            <text:p>1169.6974019036</text:p>
          </table:table-cell>
          <table:table-cell table:formula="of:=[.D77]/EXP([.$E$20])" office:value-type="float" office:value="0.0541781968783125">
            <text:p>0.0541781969</text:p>
          </table:table-cell>
          <table:table-cell table:formula="of:=[.$E$19]*([.D78])^[.$E$18]" office:value-type="float" office:value="28.977621672467">
            <text:p>28.9776216725</text:p>
          </table:table-cell>
          <table:table-cell table:formula="of:=[.F77]/EXP([.$G$20])" office:value-type="float" office:value="5.14744385792232">
            <text:p>5.1474438579</text:p>
          </table:table-cell>
          <table:table-cell table:formula="of:=[.$G$19]*([.F78])^[.$G$18]" office:value-type="float" office:value="5.27021920357805">
            <text:p>5.2702192036</text:p>
          </table:table-cell>
          <table:table-cell table:formula="of:=[.H77]/EXP([.$I$20])" office:value-type="float" office:value="7.64150173557538">
            <text:p>7.6415017356</text:p>
          </table:table-cell>
          <table:table-cell table:formula="of:=[.$I$19]*([.H78])^[.$I$18]" office:value-type="float" office:value="3.69568054688371">
            <text:p>3.6956805469</text:p>
          </table:table-cell>
          <table:table-cell table:formula="of:=[.J77]/EXP([.$K$20])" office:value-type="float" office:value="1.57336804696361">
            <text:p>1.573368047</text:p>
          </table:table-cell>
          <table:table-cell table:formula="of:=[.$K$19]*([.J78])^[.$K$18]" office:value-type="float" office:value="0.138959699732291">
            <text:p>0.1389596997</text:p>
          </table:table-cell>
          <table:table-cell table:formula="of:=[.L77]/EXP([.$M$20])" office:value-type="float" office:value="1.57336804696361">
            <text:p>1.573368047</text:p>
          </table:table-cell>
          <table:table-cell table:formula="of:=[.$M$19]*([.L78])^[.$M$18]" office:value-type="float" office:value="0.1398078042182">
            <text:p>0.1398078042</text:p>
          </table:table-cell>
          <table:table-cell table:number-columns-repeated="7"/>
        </table:table-row>
        <table:table-row table:style-name="ro2">
          <table:table-cell office:value-type="float" office:value="58">
            <text:p>58</text:p>
          </table:table-cell>
          <table:table-cell table:formula="of:=[.B78]/EXP([.$C$20])" office:value-type="float" office:value="2.99770037289143">
            <text:p>2.9977003729</text:p>
          </table:table-cell>
          <table:table-cell table:formula="of:=[.$C$19]*([.B79])^[.$C$18]" office:value-type="float" office:value="1138.48700030957">
            <text:p>1138.4870003096</text:p>
          </table:table-cell>
          <table:table-cell table:formula="of:=[.D78]/EXP([.$E$20])" office:value-type="float" office:value="0.0523326886004047">
            <text:p>0.0523326886</text:p>
          </table:table-cell>
          <table:table-cell table:formula="of:=[.$E$19]*([.D79])^[.$E$18]" office:value-type="float" office:value="27.7284229958421">
            <text:p>27.7284229958</text:p>
          </table:table-cell>
          <table:table-cell table:formula="of:=[.F78]/EXP([.$G$20])" office:value-type="float" office:value="5.00668673493513">
            <text:p>5.0066867349</text:p>
          </table:table-cell>
          <table:table-cell table:formula="of:=[.$G$19]*([.F79])^[.$G$18]" office:value-type="float" office:value="5.00056040346469">
            <text:p>5.0005604035</text:p>
          </table:table-cell>
          <table:table-cell table:formula="of:=[.H78]/EXP([.$I$20])" office:value-type="float" office:value="7.48424190386826">
            <text:p>7.4842419039</text:p>
          </table:table-cell>
          <table:table-cell table:formula="of:=[.$I$19]*([.H79])^[.$I$18]" office:value-type="float" office:value="3.54271017499505">
            <text:p>3.542710175</text:p>
          </table:table-cell>
          <table:table-cell table:formula="of:=[.J78]/EXP([.$K$20])" office:value-type="float" office:value="1.49885018644572">
            <text:p>1.4988501864</text:p>
          </table:table-cell>
          <table:table-cell table:formula="of:=[.$K$19]*([.J79])^[.$K$18]" office:value-type="float" office:value="0.126255412053969">
            <text:p>0.1262554121</text:p>
          </table:table-cell>
          <table:table-cell table:formula="of:=[.L78]/EXP([.$M$20])" office:value-type="float" office:value="1.49885018644572">
            <text:p>1.4988501864</text:p>
          </table:table-cell>
          <table:table-cell table:formula="of:=[.$M$19]*([.L79])^[.$M$18]" office:value-type="float" office:value="0.126967833317749">
            <text:p>0.1269678333</text:p>
          </table:table-cell>
          <table:table-cell table:number-columns-repeated="7"/>
        </table:table-row>
        <table:table-row table:style-name="ro2">
          <table:table-cell office:value-type="float" office:value="59">
            <text:p>59</text:p>
          </table:table-cell>
          <table:table-cell table:formula="of:=[.B79]/EXP([.$C$20])" office:value-type="float" office:value="2.85572328196686">
            <text:p>2.855723282</text:p>
          </table:table-cell>
          <table:table-cell table:formula="of:=[.$C$19]*([.B80])^[.$C$18]" office:value-type="float" office:value="1108.10936893975">
            <text:p>1108.1093689398</text:p>
          </table:table-cell>
          <table:table-cell table:formula="of:=[.D79]/EXP([.$E$20])" office:value-type="float" office:value="0.050550045109442">
            <text:p>0.0505500451</text:p>
          </table:table-cell>
          <table:table-cell table:formula="of:=[.$E$19]*([.D80])^[.$E$18]" office:value-type="float" office:value="26.5330761277375">
            <text:p>26.5330761277</text:p>
          </table:table-cell>
          <table:table-cell table:formula="of:=[.F79]/EXP([.$G$20])" office:value-type="float" office:value="4.86977862287811">
            <text:p>4.8697786229</text:p>
          </table:table-cell>
          <table:table-cell table:formula="of:=[.$G$19]*([.F80])^[.$G$18]" office:value-type="float" office:value="4.74469910695977">
            <text:p>4.744699107</text:p>
          </table:table-cell>
          <table:table-cell table:formula="of:=[.H79]/EXP([.$I$20])" office:value-type="float" office:value="7.3302184326992">
            <text:p>7.3302184327</text:p>
          </table:table-cell>
          <table:table-cell table:formula="of:=[.$I$19]*([.H80])^[.$I$18]" office:value-type="float" office:value="3.39607150152536">
            <text:p>3.3960715015</text:p>
          </table:table-cell>
          <table:table-cell table:formula="of:=[.J79]/EXP([.$K$20])" office:value-type="float" office:value="1.42786164098343">
            <text:p>1.427861641</text:p>
          </table:table-cell>
          <table:table-cell table:formula="of:=[.$K$19]*([.J80])^[.$K$18]" office:value-type="float" office:value="0.114712604471852">
            <text:p>0.1147126045</text:p>
          </table:table-cell>
          <table:table-cell table:formula="of:=[.L79]/EXP([.$M$20])" office:value-type="float" office:value="1.42786164098343">
            <text:p>1.427861641</text:p>
          </table:table-cell>
          <table:table-cell table:formula="of:=[.$M$19]*([.L80])^[.$M$18]" office:value-type="float" office:value="0.11530708738007">
            <text:p>0.1153070874</text:p>
          </table:table-cell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table:formula="of:=[.B80]/EXP([.$C$20])" office:value-type="float" office:value="2.72047051030037">
            <text:p>2.7204705103</text:p>
          </table:table-cell>
          <table:table-cell table:formula="of:=[.$C$19]*([.B81])^[.$C$18]" office:value-type="float" office:value="1078.54228743776">
            <text:p>1078.5422874378</text:p>
          </table:table-cell>
          <table:table-cell table:formula="of:=[.D80]/EXP([.$E$20])" office:value-type="float" office:value="0.0488281249999998">
            <text:p>0.048828125</text:p>
          </table:table-cell>
          <table:table-cell table:formula="of:=[.$E$19]*([.D81])^[.$E$18]" office:value-type="float" office:value="25.3892595661095">
            <text:p>25.3892595661</text:p>
          </table:table-cell>
          <table:table-cell table:formula="of:=[.F80]/EXP([.$G$20])" office:value-type="float" office:value="4.73661427034498">
            <text:p>4.7366142703</text:p>
          </table:table-cell>
          <table:table-cell table:formula="of:=[.$G$19]*([.F81])^[.$G$18]" office:value-type="float" office:value="4.50192934375655">
            <text:p>4.5019293438</text:p>
          </table:table-cell>
          <table:table-cell table:formula="of:=[.H80]/EXP([.$I$20])" office:value-type="float" office:value="7.17936471873142">
            <text:p>7.1793647187</text:p>
          </table:table-cell>
          <table:table-cell table:formula="of:=[.$I$19]*([.H81])^[.$I$18]" office:value-type="float" office:value="3.25550244693354">
            <text:p>3.2555024469</text:p>
          </table:table-cell>
          <table:table-cell table:formula="of:=[.J80]/EXP([.$K$20])" office:value-type="float" office:value="1.36023525515019">
            <text:p>1.3602352552</text:p>
          </table:table-cell>
          <table:table-cell table:formula="of:=[.$K$19]*([.J81])^[.$K$18]" office:value-type="float" office:value="0.104225089527969">
            <text:p>0.1042250895</text:p>
          </table:table-cell>
          <table:table-cell table:formula="of:=[.L80]/EXP([.$M$20])" office:value-type="float" office:value="1.36023525515019">
            <text:p>1.3602352552</text:p>
          </table:table-cell>
          <table:table-cell table:formula="of:=[.$M$19]*([.L81])^[.$M$18]" office:value-type="float" office:value="0.104717266197662">
            <text:p>0.1047172662</text:p>
          </table:table-cell>
          <table:table-cell table:number-columns-repeated="7"/>
        </table:table-row>
        <table:table-row table:style-name="ro2">
          <table:table-cell office:value-type="float" office:value="61">
            <text:p>61</text:p>
          </table:table-cell>
          <table:table-cell table:formula="of:=[.B81]/EXP([.$C$20])" office:value-type="float" office:value="2.59162358067012">
            <text:p>2.5916235807</text:p>
          </table:table-cell>
          <table:table-cell table:formula="of:=[.$C$19]*([.B82])^[.$C$18]" office:value-type="float" office:value="1049.76412834096">
            <text:p>1049.764128341</text:p>
          </table:table-cell>
          <table:table-cell table:formula="of:=[.D81]/EXP([.$E$20])" office:value-type="float" office:value="0.0471648598107833">
            <text:p>0.0471648598</text:p>
          </table:table-cell>
          <table:table-cell table:formula="of:=[.$E$19]*([.D82])^[.$E$18]" office:value-type="float" office:value="24.2947518867368">
            <text:p>24.2947518867</text:p>
          </table:table-cell>
          <table:table-cell table:formula="of:=[.F81]/EXP([.$G$20])" office:value-type="float" office:value="4.60709130403468">
            <text:p>4.607091304</text:p>
          </table:table-cell>
          <table:table-cell table:formula="of:=[.$G$19]*([.F82])^[.$G$18]" office:value-type="float" office:value="4.27158126559534">
            <text:p>4.2715812656</text:p>
          </table:table-cell>
          <table:table-cell table:formula="of:=[.H81]/EXP([.$I$20])" office:value-type="float" office:value="7.03161552930501">
            <text:p>7.0316155293</text:p>
          </table:table-cell>
          <table:table-cell table:formula="of:=[.$I$19]*([.H82])^[.$I$18]" office:value-type="float" office:value="3.1207517795871">
            <text:p>3.1207517796</text:p>
          </table:table-cell>
          <table:table-cell table:formula="of:=[.J81]/EXP([.$K$20])" office:value-type="float" office:value="1.29581179033506">
            <text:p>1.2958117903</text:p>
          </table:table-cell>
          <table:table-cell table:formula="of:=[.$K$19]*([.J82])^[.$K$18]" office:value-type="float" office:value="0.0946963878740864">
            <text:p>0.0946963879</text:p>
          </table:table-cell>
          <table:table-cell table:formula="of:=[.L81]/EXP([.$M$20])" office:value-type="float" office:value="1.29581179033506">
            <text:p>1.2958117903</text:p>
          </table:table-cell>
          <table:table-cell table:formula="of:=[.$M$19]*([.L82])^[.$M$18]" office:value-type="float" office:value="0.0951000158712474">
            <text:p>0.0951000159</text:p>
          </table:table-cell>
          <table:table-cell table:number-columns-repeated="7"/>
        </table:table-row>
        <table:table-row table:style-name="ro2">
          <table:table-cell office:value-type="float" office:value="62">
            <text:p>62</text:p>
          </table:table-cell>
          <table:table-cell table:formula="of:=[.B82]/EXP([.$C$20])" office:value-type="float" office:value="2.46887909957304">
            <text:p>2.4688790996</text:p>
          </table:table-cell>
          <table:table-cell table:formula="of:=[.$C$19]*([.B83])^[.$C$18]" office:value-type="float" office:value="1021.75384126053">
            <text:p>1021.7538412605</text:p>
          </table:table-cell>
          <table:table-cell table:formula="of:=[.D82]/EXP([.$E$20])" office:value-type="float" office:value="0.045558251539883">
            <text:p>0.0455582515</text:p>
          </table:table-cell>
          <table:table-cell table:formula="of:=[.$E$19]*([.D83])^[.$E$18]" office:value-type="float" office:value="23.2474274289578">
            <text:p>23.247427429</text:p>
          </table:table-cell>
          <table:table-cell table:formula="of:=[.F82]/EXP([.$G$20])" office:value-type="float" office:value="4.48111015004945">
            <text:p>4.48111015</text:p>
          </table:table-cell>
          <table:table-cell table:formula="of:=[.$G$19]*([.F83])^[.$G$18]" office:value-type="float" office:value="4.05301929802384">
            <text:p>4.053019298</text:p>
          </table:table-cell>
          <table:table-cell table:formula="of:=[.H82]/EXP([.$I$20])" office:value-type="float" office:value="6.88690697422877">
            <text:p>6.8869069742</text:p>
          </table:table-cell>
          <table:table-cell table:formula="of:=[.$I$19]*([.H83])^[.$I$18]" office:value-type="float" office:value="2.99157866674914">
            <text:p>2.9915786667</text:p>
          </table:table-cell>
          <table:table-cell table:formula="of:=[.J82]/EXP([.$K$20])" office:value-type="float" office:value="1.23443954978652">
            <text:p>1.2344395498</text:p>
          </table:table-cell>
          <table:table-cell table:formula="of:=[.$K$19]*([.J83])^[.$K$18]" office:value-type="float" office:value="0.0860388407149604">
            <text:p>0.0860388407</text:p>
          </table:table-cell>
          <table:table-cell table:formula="of:=[.L82]/EXP([.$M$20])" office:value-type="float" office:value="1.23443954978652">
            <text:p>1.2344395498</text:p>
          </table:table-cell>
          <table:table-cell table:formula="of:=[.$M$19]*([.L83])^[.$M$18]" office:value-type="float" office:value="0.0863660153392493">
            <text:p>0.0863660153</text:p>
          </table:table-cell>
          <table:table-cell table:number-columns-repeated="7"/>
        </table:table-row>
        <table:table-row table:style-name="ro2">
          <table:table-cell office:value-type="float" office:value="63">
            <text:p>63</text:p>
          </table:table-cell>
          <table:table-cell table:formula="of:=[.B83]/EXP([.$C$20])" office:value-type="float" office:value="2.35194804282978">
            <text:p>2.3519480428</text:p>
          </table:table-cell>
          <table:table-cell table:formula="of:=[.$C$19]*([.B84])^[.$C$18]" office:value-type="float" office:value="994.490937483789">
            <text:p>994.4909374838</text:p>
          </table:table-cell>
          <table:table-cell table:formula="of:=[.D83]/EXP([.$E$20])" office:value-type="float" office:value="0.0440063702446692">
            <text:p>0.0440063702</text:p>
          </table:table-cell>
          <table:table-cell table:formula="of:=[.$E$19]*([.D84])^[.$E$18]" office:value-type="float" office:value="22.245252167391">
            <text:p>22.2452521674</text:p>
          </table:table-cell>
          <table:table-cell table:formula="of:=[.F83]/EXP([.$G$20])" office:value-type="float" office:value="4.35857395734501">
            <text:p>4.3585739573</text:p>
          </table:table-cell>
          <table:table-cell table:formula="of:=[.$G$19]*([.F84])^[.$G$18]" office:value-type="float" office:value="3.84564038672555">
            <text:p>3.8456403867</text:p>
          </table:table-cell>
          <table:table-cell table:formula="of:=[.H83]/EXP([.$I$20])" office:value-type="float" office:value="6.74517647815263">
            <text:p>6.7451764782</text:p>
          </table:table-cell>
          <table:table-cell table:formula="of:=[.$I$19]*([.H84])^[.$I$18]" office:value-type="float" office:value="2.86775224415082">
            <text:p>2.8677522442</text:p>
          </table:table-cell>
          <table:table-cell table:formula="of:=[.J83]/EXP([.$K$20])" office:value-type="float" office:value="1.17597402141489">
            <text:p>1.1759740214</text:p>
          </table:table-cell>
          <table:table-cell table:formula="of:=[.$K$19]*([.J84])^[.$K$18]" office:value-type="float" office:value="0.07817280339581">
            <text:p>0.0781728034</text:p>
          </table:table-cell>
          <table:table-cell table:formula="of:=[.L83]/EXP([.$M$20])" office:value-type="float" office:value="1.17597402141489">
            <text:p>1.1759740214</text:p>
          </table:table-cell>
          <table:table-cell table:formula="of:=[.$M$19]*([.L84])^[.$M$18]" office:value-type="float" office:value="0.0784341468005436">
            <text:p>0.0784341468</text:p>
          </table:table-cell>
          <table:table-cell table:number-columns-repeated="7"/>
        </table:table-row>
        <table:table-row table:style-name="ro2">
          <table:table-cell office:value-type="float" office:value="64">
            <text:p>64</text:p>
          </table:table-cell>
          <table:table-cell table:formula="of:=[.B84]/EXP([.$C$20])" office:value-type="float" office:value="2.24055507502472">
            <text:p>2.240555075</text:p>
          </table:table-cell>
          <table:table-cell table:formula="of:=[.$C$19]*([.B85])^[.$C$18]" office:value-type="float" office:value="967.955474987249">
            <text:p>967.9554749873</text:p>
          </table:table-cell>
          <table:table-cell table:formula="of:=[.D84]/EXP([.$E$20])" office:value-type="float" office:value="0.0425073517234434">
            <text:p>0.0425073517</text:p>
          </table:table-cell>
          <table:table-cell table:formula="of:=[.$E$19]*([.D85])^[.$E$18]" office:value-type="float" office:value="21.2862797616226">
            <text:p>21.2862797616</text:p>
          </table:table-cell>
          <table:table-cell table:formula="of:=[.F84]/EXP([.$G$20])" office:value-type="float" office:value="4.23938852327396">
            <text:p>4.2393885233</text:p>
          </table:table-cell>
          <table:table-cell table:formula="of:=[.$G$19]*([.F85])^[.$G$18]" office:value-type="float" office:value="3.64887233357743">
            <text:p>3.6488723336</text:p>
          </table:table-cell>
          <table:table-cell table:formula="of:=[.H84]/EXP([.$I$20])" office:value-type="float" office:value="6.60636275350858">
            <text:p>6.6063627535</text:p>
          </table:table-cell>
          <table:table-cell table:formula="of:=[.$I$19]*([.H85])^[.$I$18]" office:value-type="float" office:value="2.74905120337981">
            <text:p>2.7490512034</text:p>
          </table:table-cell>
          <table:table-cell table:formula="of:=[.J84]/EXP([.$K$20])" office:value-type="float" office:value="1.12027753751236">
            <text:p>1.1202775375</text:p>
          </table:table-cell>
          <table:table-cell table:formula="of:=[.$K$19]*([.J85])^[.$K$18]" office:value-type="float" office:value="0.071025912715458">
            <text:p>0.0710259127</text:p>
          </table:table-cell>
          <table:table-cell table:formula="of:=[.L84]/EXP([.$M$20])" office:value-type="float" office:value="1.12027753751236">
            <text:p>1.1202775375</text:p>
          </table:table-cell>
          <table:table-cell table:formula="of:=[.$M$19]*([.L85])^[.$M$18]" office:value-type="float" office:value="0.0712307423257197">
            <text:p>0.0712307423</text:p>
          </table:table-cell>
          <table:table-cell table:number-columns-repeated="7"/>
        </table:table-row>
        <table:table-row table:style-name="ro2">
          <table:table-cell office:value-type="float" office:value="65">
            <text:p>65</text:p>
          </table:table-cell>
          <table:table-cell table:formula="of:=[.B85]/EXP([.$C$20])" office:value-type="float" office:value="2.13443790117873">
            <text:p>2.1344379012</text:p>
          </table:table-cell>
          <table:table-cell table:formula="of:=[.$C$19]*([.B86])^[.$C$18]" office:value-type="float" office:value="942.128043849634">
            <text:p>942.1280438496</text:p>
          </table:table-cell>
          <table:table-cell table:formula="of:=[.D85]/EXP([.$E$20])" office:value-type="float" office:value="0.0410593952760601">
            <text:p>0.0410593953</text:p>
          </table:table-cell>
          <table:table-cell table:formula="of:=[.$E$19]*([.D86])^[.$E$18]" office:value-type="float" office:value="20.3686477761877">
            <text:p>20.3686477762</text:p>
          </table:table-cell>
          <table:table-cell table:formula="of:=[.F85]/EXP([.$G$20])" office:value-type="float" office:value="4.12346222116528">
            <text:p>4.1234622212</text:p>
          </table:table-cell>
          <table:table-cell table:formula="of:=[.$G$19]*([.F86])^[.$G$18]" office:value-type="float" office:value="3.46217221784575">
            <text:p>3.4621722178</text:p>
          </table:table-cell>
          <table:table-cell table:formula="of:=[.H85]/EXP([.$I$20])" office:value-type="float" office:value="6.47040577400857">
            <text:p>6.470405774</text:p>
          </table:table-cell>
          <table:table-cell table:formula="of:=[.$I$19]*([.H86])^[.$I$18]" office:value-type="float" office:value="2.63526339634747">
            <text:p>2.6352633963</text:p>
          </table:table-cell>
          <table:table-cell table:formula="of:=[.J85]/EXP([.$K$20])" office:value-type="float" office:value="1.06721895058937">
            <text:p>1.0672189506</text:p>
          </table:table-cell>
          <table:table-cell table:formula="of:=[.$K$19]*([.J86])^[.$K$18]" office:value-type="float" office:value="0.0645324212248252">
            <text:p>0.0645324212</text:p>
          </table:table-cell>
          <table:table-cell table:formula="of:=[.L85]/EXP([.$M$20])" office:value-type="float" office:value="1.06721895058937">
            <text:p>1.0672189506</text:p>
          </table:table-cell>
          <table:table-cell table:formula="of:=[.$M$19]*([.L86])^[.$M$18]" office:value-type="float" office:value="0.0646888996596813">
            <text:p>0.0646888997</text:p>
          </table:table-cell>
          <table:table-cell table:number-columns-repeated="7"/>
        </table:table-row>
        <table:table-row table:style-name="ro2">
          <table:table-cell office:value-type="float" office:value="66">
            <text:p>66</text:p>
          </table:table-cell>
          <table:table-cell table:formula="of:=[.B86]/EXP([.$C$20])" office:value-type="float" office:value="2.03334664912801">
            <text:p>2.0333466491</text:p>
          </table:table-cell>
          <table:table-cell table:formula="of:=[.$C$19]*([.B87])^[.$C$18]" office:value-type="float" office:value="916.989752054071">
            <text:p>916.9897520541</text:p>
          </table:table-cell>
          <table:table-cell table:formula="of:=[.D86]/EXP([.$E$20])" office:value-type="float" office:value="0.0396607615408316">
            <text:p>0.0396607615</text:p>
          </table:table-cell>
          <table:table-cell table:formula="of:=[.$E$19]*([.D87])^[.$E$18]" office:value-type="float" office:value="19.4905740635051">
            <text:p>19.4905740635</text:p>
          </table:table-cell>
          <table:table-cell table:formula="of:=[.F86]/EXP([.$G$20])" office:value-type="float" office:value="4.01070592988407">
            <text:p>4.0107059299</text:p>
          </table:table-cell>
          <table:table-cell table:formula="of:=[.$G$19]*([.F87])^[.$G$18]" office:value-type="float" office:value="3.28502489816383">
            <text:p>3.2850248982</text:p>
          </table:table-cell>
          <table:table-cell table:formula="of:=[.H86]/EXP([.$I$20])" office:value-type="float" office:value="6.33724674868764">
            <text:p>6.3372467487</text:p>
          </table:table-cell>
          <table:table-cell table:formula="of:=[.$I$19]*([.H87])^[.$I$18]" office:value-type="float" office:value="2.52618545612783">
            <text:p>2.5261854561</text:p>
          </table:table-cell>
          <table:table-cell table:formula="of:=[.J86]/EXP([.$K$20])" office:value-type="float" office:value="1.016673324564">
            <text:p>1.0166733246</text:p>
          </table:table-cell>
          <table:table-cell table:formula="of:=[.$K$19]*([.J87])^[.$K$18]" office:value-type="float" office:value="0.0586325923866928">
            <text:p>0.0586325924</text:p>
          </table:table-cell>
          <table:table-cell table:formula="of:=[.L86]/EXP([.$M$20])" office:value-type="float" office:value="1.016673324564">
            <text:p>1.0166733246</text:p>
          </table:table-cell>
          <table:table-cell table:formula="of:=[.$M$19]*([.L87])^[.$M$18]" office:value-type="float" office:value="0.0587478608610448">
            <text:p>0.0587478609</text:p>
          </table:table-cell>
          <table:table-cell table:number-columns-repeated="7"/>
        </table:table-row>
        <table:table-row table:style-name="ro2">
          <table:table-cell office:value-type="float" office:value="67">
            <text:p>67</text:p>
          </table:table-cell>
          <table:table-cell table:formula="of:=[.B87]/EXP([.$C$20])" office:value-type="float" office:value="1.93704328115465">
            <text:p>1.9370432812</text:p>
          </table:table-cell>
          <table:table-cell table:formula="of:=[.$C$19]*([.B88])^[.$C$18]" office:value-type="float" office:value="892.52221166913">
            <text:p>892.5222116691</text:p>
          </table:table-cell>
          <table:table-cell table:formula="of:=[.D87]/EXP([.$E$20])" office:value-type="float" office:value="0.0383097704051146">
            <text:p>0.0383097704</text:p>
          </table:table-cell>
          <table:table-cell table:formula="of:=[.$E$19]*([.D88])^[.$E$18]" office:value-type="float" office:value="18.6503533027405">
            <text:p>18.6503533027</text:p>
          </table:table-cell>
          <table:table-cell table:formula="of:=[.F87]/EXP([.$G$20])" office:value-type="float" office:value="3.90103296531753">
            <text:p>3.9010329653</text:p>
          </table:table-cell>
          <table:table-cell table:formula="of:=[.$G$19]*([.F88])^[.$G$18]" office:value-type="float" office:value="3.11694159115831">
            <text:p>3.1169415912</text:p>
          </table:table-cell>
          <table:table-cell table:formula="of:=[.H87]/EXP([.$I$20])" office:value-type="float" office:value="6.20682809648143">
            <text:p>6.2068280965</text:p>
          </table:table-cell>
          <table:table-cell table:formula="of:=[.$I$19]*([.H88])^[.$I$18]" office:value-type="float" office:value="2.42162243349065">
            <text:p>2.4216224335</text:p>
          </table:table-cell>
          <table:table-cell table:formula="of:=[.J87]/EXP([.$K$20])" office:value-type="float" office:value="0.968521640577327">
            <text:p>0.9685216406</text:p>
          </table:table-cell>
          <table:table-cell table:formula="of:=[.$K$19]*([.J88])^[.$K$18]" office:value-type="float" office:value="0.0532721510325351">
            <text:p>0.053272151</text:p>
          </table:table-cell>
          <table:table-cell table:formula="of:=[.L87]/EXP([.$M$20])" office:value-type="float" office:value="0.968521640577327">
            <text:p>0.9685216406</text:p>
          </table:table-cell>
          <table:table-cell table:formula="of:=[.$M$19]*([.L88])^[.$M$18]" office:value-type="float" office:value="0.0533524480073941">
            <text:p>0.053352448</text:p>
          </table:table-cell>
          <table:table-cell table:number-columns-repeated="7"/>
        </table:table-row>
        <table:table-row table:style-name="ro2">
          <table:table-cell office:value-type="float" office:value="68">
            <text:p>68</text:p>
          </table:table-cell>
          <table:table-cell table:formula="of:=[.B88]/EXP([.$C$20])" office:value-type="float" office:value="1.84530103348363">
            <text:p>1.8453010335</text:p>
          </table:table-cell>
          <table:table-cell table:formula="of:=[.$C$19]*([.B89])^[.$C$18]" office:value-type="float" office:value="868.707525398586">
            <text:p>868.7075253986</text:p>
          </table:table-cell>
          <table:table-cell table:formula="of:=[.D88]/EXP([.$E$20])" office:value-type="float" office:value="0.0370047989870701">
            <text:p>0.037004799</text:p>
          </table:table-cell>
          <table:table-cell table:formula="of:=[.$E$19]*([.D89])^[.$E$18]" office:value-type="float" office:value="17.8463536878753">
            <text:p>17.8463536879</text:p>
          </table:table-cell>
          <table:table-cell table:formula="of:=[.F88]/EXP([.$G$20])" office:value-type="float" office:value="3.79435901373451">
            <text:p>3.7943590137</text:p>
          </table:table-cell>
          <table:table-cell table:formula="of:=[.$G$19]*([.F89])^[.$G$18]" office:value-type="float" office:value="2.95745852280235">
            <text:p>2.9574585228</text:p>
          </table:table-cell>
          <table:table-cell table:formula="of:=[.H88]/EXP([.$I$20])" office:value-type="float" office:value="6.07909342132674">
            <text:p>6.0790934213</text:p>
          </table:table-cell>
          <table:table-cell table:formula="of:=[.$I$19]*([.H89])^[.$I$18]" office:value-type="float" office:value="2.32138744847893">
            <text:p>2.3213874485</text:p>
          </table:table-cell>
          <table:table-cell table:formula="of:=[.J88]/EXP([.$K$20])" office:value-type="float" office:value="0.922650516741815">
            <text:p>0.9226505167</text:p>
          </table:table-cell>
          <table:table-cell table:formula="of:=[.$K$19]*([.J89])^[.$K$18]" office:value-type="float" office:value="0.04840178406093">
            <text:p>0.0484017841</text:p>
          </table:table-cell>
          <table:table-cell table:formula="of:=[.L88]/EXP([.$M$20])" office:value-type="float" office:value="0.922650516741815">
            <text:p>0.9226505167</text:p>
          </table:table-cell>
          <table:table-cell table:formula="of:=[.$M$19]*([.L89])^[.$M$18]" office:value-type="float" office:value="0.048452550725454">
            <text:p>0.0484525507</text:p>
          </table:table-cell>
          <table:table-cell table:number-columns-repeated="7"/>
        </table:table-row>
        <table:table-row table:style-name="ro2">
          <table:table-cell office:value-type="float" office:value="69">
            <text:p>69</text:p>
          </table:table-cell>
          <table:table-cell table:formula="of:=[.B89]/EXP([.$C$20])" office:value-type="float" office:value="1.75790388232625">
            <text:p>1.7579038823</text:p>
          </table:table-cell>
          <table:table-cell table:formula="of:=[.$C$19]*([.B90])^[.$C$18]" office:value-type="float" office:value="845.528273490067">
            <text:p>845.5282734901</text:p>
          </table:table-cell>
          <table:table-cell table:formula="of:=[.D89]/EXP([.$E$20])" office:value-type="float" office:value="0.0357442796861723">
            <text:p>0.0357442797</text:p>
          </table:table-cell>
          <table:table-cell table:formula="of:=[.$E$19]*([.D90])^[.$E$18]" office:value-type="float" office:value="17.0770137585513">
            <text:p>17.0770137586</text:p>
          </table:table-cell>
          <table:table-cell table:formula="of:=[.F89]/EXP([.$G$20])" office:value-type="float" office:value="3.69060206696727">
            <text:p>3.690602067</text:p>
          </table:table-cell>
          <table:table-cell table:formula="of:=[.$G$19]*([.F90])^[.$G$18]" office:value-type="float" office:value="2.80613564877417">
            <text:p>2.8061356488</text:p>
          </table:table-cell>
          <table:table-cell table:formula="of:=[.H89]/EXP([.$I$20])" office:value-type="float" office:value="5.95398748777457">
            <text:p>5.9539874878</text:p>
          </table:table-cell>
          <table:table-cell table:formula="of:=[.$I$19]*([.H90])^[.$I$18]" office:value-type="float" office:value="2.2253013564083">
            <text:p>2.2253013564</text:p>
          </table:table-cell>
          <table:table-cell table:formula="of:=[.J89]/EXP([.$K$20])" office:value-type="float" office:value="0.878951941163127">
            <text:p>0.8789519412</text:p>
          </table:table-cell>
          <table:table-cell table:formula="of:=[.$K$19]*([.J90])^[.$K$18]" office:value-type="float" office:value="0.0439766867842471">
            <text:p>0.0439766868</text:p>
          </table:table-cell>
          <table:table-cell table:formula="of:=[.L89]/EXP([.$M$20])" office:value-type="float" office:value="0.878951941163127">
            <text:p>0.8789519412</text:p>
          </table:table-cell>
          <table:table-cell table:formula="of:=[.$M$19]*([.L90])^[.$M$18]" office:value-type="float" office:value="0.0440026607865741">
            <text:p>0.0440026608</text:p>
          </table:table-cell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table:formula="of:=[.B90]/EXP([.$C$20])" office:value-type="float" office:value="1.67464603521295">
            <text:p>1.6746460352</text:p>
          </table:table-cell>
          <table:table-cell table:formula="of:=[.$C$19]*([.B91])^[.$C$18]" office:value-type="float" office:value="822.967500993007">
            <text:p>822.967500993</text:p>
          </table:table-cell>
          <table:table-cell table:formula="of:=[.D90]/EXP([.$E$20])" office:value-type="float" office:value="0.0345266983001242">
            <text:p>0.0345266983</text:p>
          </table:table-cell>
          <table:table-cell table:formula="of:=[.$E$19]*([.D91])^[.$E$18]" office:value-type="float" office:value="16.340839367533">
            <text:p>16.3408393675</text:p>
          </table:table-cell>
          <table:table-cell table:formula="of:=[.F90]/EXP([.$G$20])" office:value-type="float" office:value="3.58968235936572">
            <text:p>3.5896823594</text:p>
          </table:table-cell>
          <table:table-cell table:formula="of:=[.$G$19]*([.F91])^[.$G$18]" office:value-type="float" office:value="2.66255544029062">
            <text:p>2.6625554403</text:p>
          </table:table-cell>
          <table:table-cell table:formula="of:=[.H90]/EXP([.$I$20])" office:value-type="float" office:value="5.831456197105">
            <text:p>5.8314561971</text:p>
          </table:table-cell>
          <table:table-cell table:formula="of:=[.$I$19]*([.H91])^[.$I$18]" office:value-type="float" office:value="2.13319242769119">
            <text:p>2.1331924277</text:p>
          </table:table-cell>
          <table:table-cell table:formula="of:=[.J90]/EXP([.$K$20])" office:value-type="float" office:value="0.837323017606474">
            <text:p>0.8373230176</text:p>
          </table:table-cell>
          <table:table-cell table:formula="of:=[.$K$19]*([.J91])^[.$K$18]" office:value-type="float" office:value="0.0399561507502541">
            <text:p>0.0399561508</text:p>
          </table:table-cell>
          <table:table-cell table:formula="of:=[.L90]/EXP([.$M$20])" office:value-type="float" office:value="0.837323017606474">
            <text:p>0.8373230176</text:p>
          </table:table-cell>
          <table:table-cell table:formula="of:=[.$M$19]*([.L91])^[.$M$18]" office:value-type="float" office:value="0.0399614494450367">
            <text:p>0.0399614494</text:p>
          </table:table-cell>
          <table:table-cell table:number-columns-repeated="7"/>
        </table:table-row>
        <table:table-row table:style-name="ro2">
          <table:table-cell office:value-type="float" office:value="71">
            <text:p>71</text:p>
          </table:table-cell>
          <table:table-cell table:formula="of:=[.B91]/EXP([.$C$20])" office:value-type="float" office:value="1.59533144641748">
            <text:p>1.5953314464</text:p>
          </table:table-cell>
          <table:table-cell table:formula="of:=[.$C$19]*([.B92])^[.$C$18]" office:value-type="float" office:value="801.008705356593">
            <text:p>801.0087053566</text:p>
          </table:table-cell>
          <table:table-cell table:formula="of:=[.D91]/EXP([.$E$20])" office:value-type="float" office:value="0.0333505922059177">
            <text:p>0.0333505922</text:p>
          </table:table-cell>
          <table:table-cell table:formula="of:=[.$E$19]*([.D92])^[.$E$18]" office:value-type="float" office:value="15.636400778901">
            <text:p>15.6364007789</text:p>
          </table:table-cell>
          <table:table-cell table:formula="of:=[.F91]/EXP([.$G$20])" office:value-type="float" office:value="3.49152230647568">
            <text:p>3.4915223065</text:p>
          </table:table-cell>
          <table:table-cell table:formula="of:=[.$G$19]*([.F92])^[.$G$18]" office:value-type="float" office:value="2.52632173206524">
            <text:p>2.5263217321</text:p>
          </table:table-cell>
          <table:table-cell table:formula="of:=[.H91]/EXP([.$I$20])" office:value-type="float" office:value="5.71144656393371">
            <text:p>5.7114465639</text:p>
          </table:table-cell>
          <table:table-cell table:formula="of:=[.$I$19]*([.H92])^[.$I$18]" office:value-type="float" office:value="2.04489604091362">
            <text:p>2.0448960409</text:p>
          </table:table-cell>
          <table:table-cell table:formula="of:=[.J91]/EXP([.$K$20])" office:value-type="float" office:value="0.797665723208739">
            <text:p>0.7976657232</text:p>
          </table:table-cell>
          <table:table-cell table:formula="of:=[.$K$19]*([.J92])^[.$K$18]" office:value-type="float" office:value="0.0363031892468288">
            <text:p>0.0363031892</text:p>
          </table:table-cell>
          <table:table-cell table:formula="of:=[.L91]/EXP([.$M$20])" office:value-type="float" office:value="0.797665723208739">
            <text:p>0.7976657232</text:p>
          </table:table-cell>
          <table:table-cell table:formula="of:=[.$M$19]*([.L92])^[.$M$18]" office:value-type="float" office:value="0.0362913835936819">
            <text:p>0.0362913836</text:p>
          </table:table-cell>
          <table:table-cell table:number-columns-repeated="7"/>
        </table:table-row>
        <table:table-row table:style-name="ro2">
          <table:table-cell office:value-type="float" office:value="72">
            <text:p>72</text:p>
          </table:table-cell>
          <table:table-cell table:formula="of:=[.B92]/EXP([.$C$20])" office:value-type="float" office:value="1.51977335533169">
            <text:p>1.5197733553</text:p>
          </table:table-cell>
          <table:table-cell table:formula="of:=[.$C$19]*([.B93])^[.$C$18]" office:value-type="float" office:value="779.635824358632">
            <text:p>779.6358243586</text:p>
          </table:table-cell>
          <table:table-cell table:formula="of:=[.D92]/EXP([.$E$20])" office:value-type="float" office:value="0.0322145486028537">
            <text:p>0.0322145486</text:p>
          </table:table-cell>
          <table:table-cell table:formula="of:=[.$E$19]*([.D93])^[.$E$18]" office:value-type="float" office:value="14.9623298913396">
            <text:p>14.9623298913</text:p>
          </table:table-cell>
          <table:table-cell table:formula="of:=[.F92]/EXP([.$G$20])" office:value-type="float" office:value="3.39604644539392">
            <text:p>3.3960464454</text:p>
          </table:table-cell>
          <table:table-cell table:formula="of:=[.$G$19]*([.F93])^[.$G$18]" office:value-type="float" office:value="2.39705862921242">
            <text:p>2.3970586292</text:p>
          </table:table-cell>
          <table:table-cell table:formula="of:=[.H92]/EXP([.$I$20])" office:value-type="float" office:value="5.59390669329979">
            <text:p>5.5939066933</text:p>
          </table:table-cell>
          <table:table-cell table:formula="of:=[.$I$19]*([.H93])^[.$I$18]" office:value-type="float" office:value="1.96025438861605">
            <text:p>1.9602543886</text:p>
          </table:table-cell>
          <table:table-cell table:formula="of:=[.J92]/EXP([.$K$20])" office:value-type="float" office:value="0.759886677665843">
            <text:p>0.7598866777</text:p>
          </table:table-cell>
          <table:table-cell table:formula="of:=[.$K$19]*([.J93])^[.$K$18]" office:value-type="float" office:value="0.0329841970446236">
            <text:p>0.032984197</text:p>
          </table:table-cell>
          <table:table-cell table:formula="of:=[.L92]/EXP([.$M$20])" office:value-type="float" office:value="0.759886677665843">
            <text:p>0.7598866777</text:p>
          </table:table-cell>
          <table:table-cell table:formula="of:=[.$M$19]*([.L93])^[.$M$18]" office:value-type="float" office:value="0.0329583771718607">
            <text:p>0.0329583772</text:p>
          </table:table-cell>
          <table:table-cell table:number-columns-repeated="7"/>
        </table:table-row>
        <table:table-row table:style-name="ro2">
          <table:table-cell office:value-type="float" office:value="73">
            <text:p>73</text:p>
          </table:table-cell>
          <table:table-cell table:formula="of:=[.B93]/EXP([.$C$20])" office:value-type="float" office:value="1.44779384670369">
            <text:p>1.4477938467</text:p>
          </table:table-cell>
          <table:table-cell table:formula="of:=[.$C$19]*([.B94])^[.$C$18]" office:value-type="float" office:value="758.833224356493">
            <text:p>758.8332243565</text:p>
          </table:table-cell>
          <table:table-cell table:formula="of:=[.D93]/EXP([.$E$20])" office:value-type="float" office:value="0.0311172028154115">
            <text:p>0.0311172028</text:p>
          </table:table-cell>
          <table:table-cell table:formula="of:=[.$E$19]*([.D94])^[.$E$18]" office:value-type="float" office:value="14.3173175811248">
            <text:p>14.3173175811</text:p>
          </table:table-cell>
          <table:table-cell table:formula="of:=[.F93]/EXP([.$G$20])" office:value-type="float" office:value="3.3031813767543">
            <text:p>3.3031813768</text:p>
          </table:table-cell>
          <table:table-cell table:formula="of:=[.$G$19]*([.F94])^[.$G$18]" office:value-type="float" office:value="2.27440947008144">
            <text:p>2.2744094701</text:p>
          </table:table-cell>
          <table:table-cell table:formula="of:=[.H93]/EXP([.$I$20])" office:value-type="float" office:value="5.47878575822518">
            <text:p>5.4787857582</text:p>
          </table:table-cell>
          <table:table-cell table:formula="of:=[.$I$19]*([.H94])^[.$I$18]" office:value-type="float" office:value="1.8791161952525">
            <text:p>1.8791161953</text:p>
          </table:table-cell>
          <table:table-cell table:formula="of:=[.J93]/EXP([.$K$20])" office:value-type="float" office:value="0.723896923351847">
            <text:p>0.7238969234</text:p>
          </table:table-cell>
          <table:table-cell table:formula="of:=[.$K$19]*([.J94])^[.$K$18]" office:value-type="float" office:value="0.0299686412475066">
            <text:p>0.0299686412</text:p>
          </table:table-cell>
          <table:table-cell table:formula="of:=[.L93]/EXP([.$M$20])" office:value-type="float" office:value="0.723896923351847">
            <text:p>0.7238969234</text:p>
          </table:table-cell>
          <table:table-cell table:formula="of:=[.$M$19]*([.L94])^[.$M$18]" office:value-type="float" office:value="0.0299314745881372">
            <text:p>0.0299314746</text:p>
          </table:table-cell>
          <table:table-cell table:number-columns-repeated="7"/>
        </table:table-row>
        <table:table-row table:style-name="ro2">
          <table:table-cell office:value-type="float" office:value="74">
            <text:p>74</text:p>
          </table:table-cell>
          <table:table-cell table:formula="of:=[.B94]/EXP([.$C$20])" office:value-type="float" office:value="1.37922343170414">
            <text:p>1.3792234317</text:p>
          </table:table-cell>
          <table:table-cell table:formula="of:=[.$C$19]*([.B95])^[.$C$18]" office:value-type="float" office:value="738.585688851557">
            <text:p>738.5856888516</text:p>
          </table:table-cell>
          <table:table-cell table:formula="of:=[.D94]/EXP([.$E$20])" office:value-type="float" office:value="0.0300572366539285">
            <text:p>0.0300572367</text:p>
          </table:table-cell>
          <table:table-cell table:formula="of:=[.$E$19]*([.D95])^[.$E$18]" office:value-type="float" office:value="13.7001111596553">
            <text:p>13.7001111597</text:p>
          </table:table-cell>
          <table:table-cell table:formula="of:=[.F94]/EXP([.$G$20])" office:value-type="float" office:value="3.2128557083002">
            <text:p>3.2128557083</text:p>
          </table:table-cell>
          <table:table-cell table:formula="of:=[.$G$19]*([.F95])^[.$G$18]" office:value-type="float" office:value="2.15803584215867">
            <text:p>2.1580358422</text:p>
          </table:table-cell>
          <table:table-cell table:formula="of:=[.H94]/EXP([.$I$20])" office:value-type="float" office:value="5.36603397773592">
            <text:p>5.3660339777</text:p>
          </table:table-cell>
          <table:table-cell table:formula="of:=[.$I$19]*([.H95])^[.$I$18]" office:value-type="float" office:value="1.80133644682371">
            <text:p>1.8013364468</text:p>
          </table:table-cell>
          <table:table-cell table:formula="of:=[.J94]/EXP([.$K$20])" office:value-type="float" office:value="0.689611715852069">
            <text:p>0.6896117159</text:p>
          </table:table-cell>
          <table:table-cell table:formula="of:=[.$K$19]*([.J95])^[.$K$18]" office:value-type="float" office:value="0.0272287804067721">
            <text:p>0.0272287804</text:p>
          </table:table-cell>
          <table:table-cell table:formula="of:=[.L94]/EXP([.$M$20])" office:value-type="float" office:value="0.689611715852069">
            <text:p>0.6896117159</text:p>
          </table:table-cell>
          <table:table-cell table:formula="of:=[.$M$19]*([.L95])^[.$M$18]" office:value-type="float" office:value="0.0271825632174997">
            <text:p>0.0271825632</text:p>
          </table:table-cell>
          <table:table-cell table:number-columns-repeated="7"/>
        </table:table-row>
        <table:table-row table:style-name="ro2">
          <table:table-cell office:value-type="float" office:value="75">
            <text:p>75</text:p>
          </table:table-cell>
          <table:table-cell table:formula="of:=[.B95]/EXP([.$C$20])" office:value-type="float" office:value="1.31390064883392">
            <text:p>1.3139006488</text:p>
          </table:table-cell>
          <table:table-cell table:formula="of:=[.$C$19]*([.B96])^[.$C$18]" office:value-type="float" office:value="718.878407358787">
            <text:p>718.8784073588</text:p>
          </table:table-cell>
          <table:table-cell table:formula="of:=[.D95]/EXP([.$E$20])" office:value-type="float" office:value="0.029033376831121">
            <text:p>0.0290333768</text:p>
          </table:table-cell>
          <table:table-cell table:formula="of:=[.$E$19]*([.D96])^[.$E$18]" office:value-type="float" office:value="13.1095119405856">
            <text:p>13.1095119406</text:p>
          </table:table-cell>
          <table:table-cell table:formula="of:=[.F95]/EXP([.$G$20])" office:value-type="float" office:value="3.12499999999999">
            <text:p>3.125</text:p>
          </table:table-cell>
          <table:table-cell table:formula="of:=[.$G$19]*([.F96])^[.$G$18]" office:value-type="float" office:value="2.04761664832267">
            <text:p>2.0476166483</text:p>
          </table:table-cell>
          <table:table-cell table:formula="of:=[.H95]/EXP([.$I$20])" office:value-type="float" office:value="5.25560259533568">
            <text:p>5.2556025953</text:p>
          </table:table-cell>
          <table:table-cell table:formula="of:=[.$I$19]*([.H96])^[.$I$18]" office:value-type="float" office:value="1.72677613170135">
            <text:p>1.7267761317</text:p>
          </table:table-cell>
          <table:table-cell table:formula="of:=[.J95]/EXP([.$K$20])" office:value-type="float" office:value="0.65695032441696">
            <text:p>0.6569503244</text:p>
          </table:table-cell>
          <table:table-cell table:formula="of:=[.$K$19]*([.J96])^[.$K$18]" office:value-type="float" office:value="0.0247394093151254">
            <text:p>0.0247394093</text:p>
          </table:table-cell>
          <table:table-cell table:formula="of:=[.L95]/EXP([.$M$20])" office:value-type="float" office:value="0.65695032441696">
            <text:p>0.6569503244</text:p>
          </table:table-cell>
          <table:table-cell table:formula="of:=[.$M$19]*([.L96])^[.$M$18]" office:value-type="float" office:value="0.0246861123028738">
            <text:p>0.0246861123</text:p>
          </table:table-cell>
          <table:table-cell table:number-columns-repeated="7"/>
        </table:table-row>
        <table:table-row table:style-name="ro2">
          <table:table-cell office:value-type="float" office:value="76">
            <text:p>76</text:p>
          </table:table-cell>
          <table:table-cell table:formula="of:=[.B96]/EXP([.$C$20])" office:value-type="float" office:value="1.25167168373378">
            <text:p>1.2516716837</text:p>
          </table:table-cell>
          <table:table-cell table:formula="of:=[.$C$19]*([.B97])^[.$C$18]" office:value-type="float" office:value="699.696964573289">
            <text:p>699.6969645733</text:p>
          </table:table-cell>
          <table:table-cell table:formula="of:=[.D96]/EXP([.$E$20])" office:value-type="float" office:value="0.0280443934325446">
            <text:p>0.0280443934</text:p>
          </table:table-cell>
          <table:table-cell table:formula="of:=[.$E$19]*([.D97])^[.$E$18]" office:value-type="float" office:value="12.5443729118385">
            <text:p>12.5443729118</text:p>
          </table:table-cell>
          <table:table-cell table:formula="of:=[.F96]/EXP([.$G$20])" office:value-type="float" office:value="3.03954671066338">
            <text:p>3.0395467107</text:p>
          </table:table-cell>
          <table:table-cell table:formula="of:=[.$G$19]*([.F97])^[.$G$18]" office:value-type="float" office:value="1.94284722087571">
            <text:p>1.9428472209</text:p>
          </table:table-cell>
          <table:table-cell table:formula="of:=[.H96]/EXP([.$I$20])" office:value-type="float" office:value="5.14744385792229">
            <text:p>5.1474438579</text:p>
          </table:table-cell>
          <table:table-cell table:formula="of:=[.$I$19]*([.H97])^[.$I$18]" office:value-type="float" office:value="1.65530199217986">
            <text:p>1.6553019922</text:p>
          </table:table-cell>
          <table:table-cell table:formula="of:=[.J96]/EXP([.$K$20])" office:value-type="float" office:value="0.625835841866888">
            <text:p>0.6258358419</text:p>
          </table:table-cell>
          <table:table-cell table:formula="of:=[.$K$19]*([.J97])^[.$K$18]" office:value-type="float" office:value="0.0224776271326898">
            <text:p>0.0224776271</text:p>
          </table:table-cell>
          <table:table-cell table:formula="of:=[.L96]/EXP([.$M$20])" office:value-type="float" office:value="0.625835841866888">
            <text:p>0.6258358419</text:p>
          </table:table-cell>
          <table:table-cell table:formula="of:=[.$M$19]*([.L97])^[.$M$18]" office:value-type="float" office:value="0.0224189358359616">
            <text:p>0.0224189358</text:p>
          </table:table-cell>
          <table:table-cell table:number-columns-repeated="7"/>
        </table:table-row>
        <table:table-row table:style-name="ro2">
          <table:table-cell office:value-type="float" office:value="77">
            <text:p>77</text:p>
          </table:table-cell>
          <table:table-cell table:formula="of:=[.B97]/EXP([.$C$20])" office:value-type="float" office:value="1.19239000700043">
            <text:p>1.192390007</text:p>
          </table:table-cell>
          <table:table-cell table:formula="of:=[.$C$19]*([.B98])^[.$C$18]" office:value-type="float" office:value="681.027329825933">
            <text:p>681.0273298259</text:p>
          </table:table-cell>
          <table:table-cell table:formula="of:=[.D97]/EXP([.$E$20])" office:value-type="float" office:value="0.0270890984391562">
            <text:p>0.0270890984</text:p>
          </table:table-cell>
          <table:table-cell table:formula="of:=[.$E$19]*([.D98])^[.$E$18]" office:value-type="float" office:value="12.0035965079749">
            <text:p>12.003596508</text:p>
          </table:table-cell>
          <table:table-cell table:formula="of:=[.F97]/EXP([.$G$20])" office:value-type="float" office:value="2.95643014601748">
            <text:p>2.956430146</text:p>
          </table:table-cell>
          <table:table-cell table:formula="of:=[.$G$19]*([.F98])^[.$G$18]" office:value-type="float" office:value="1.84343848090732">
            <text:p>1.8434384809</text:p>
          </table:table-cell>
          <table:table-cell table:formula="of:=[.H97]/EXP([.$I$20])" office:value-type="float" office:value="5.04151099513825">
            <text:p>5.0415109951</text:p>
          </table:table-cell>
          <table:table-cell table:formula="of:=[.$I$19]*([.H98])^[.$I$18]" office:value-type="float" office:value="1.58678628631202">
            <text:p>1.5867862863</text:p>
          </table:table-cell>
          <table:table-cell table:formula="of:=[.J97]/EXP([.$K$20])" office:value-type="float" office:value="0.596195003500214">
            <text:p>0.5961950035</text:p>
          </table:table-cell>
          <table:table-cell table:formula="of:=[.$K$19]*([.J98])^[.$K$18]" office:value-type="float" office:value="0.0204226267119212">
            <text:p>0.0204226267</text:p>
          </table:table-cell>
          <table:table-cell table:formula="of:=[.L97]/EXP([.$M$20])" office:value-type="float" office:value="0.596195003500214">
            <text:p>0.5961950035</text:p>
          </table:table-cell>
          <table:table-cell table:formula="of:=[.$M$19]*([.L98])^[.$M$18]" office:value-type="float" office:value="0.0203599772151427">
            <text:p>0.0203599772</text:p>
          </table:table-cell>
          <table:table-cell table:number-columns-repeated="7"/>
        </table:table-row>
        <table:table-row table:style-name="ro2">
          <table:table-cell office:value-type="float" office:value="78">
            <text:p>78</text:p>
          </table:table-cell>
          <table:table-cell table:formula="of:=[.B98]/EXP([.$C$20])" office:value-type="float" office:value="1.13591602915648">
            <text:p>1.1359160292</text:p>
          </table:table-cell>
          <table:table-cell table:formula="of:=[.$C$19]*([.B99])^[.$C$18]" office:value-type="float" office:value="662.855846820328">
            <text:p>662.8558468203</text:p>
          </table:table-cell>
          <table:table-cell table:formula="of:=[.D98]/EXP([.$E$20])" office:value-type="float" office:value="0.0261663443002023">
            <text:p>0.0261663443</text:p>
          </table:table-cell>
          <table:table-cell table:formula="of:=[.$E$19]*([.D99])^[.$E$18]" office:value-type="float" office:value="11.4861324785943">
            <text:p>11.4861324786</text:p>
          </table:table-cell>
          <table:table-cell table:formula="of:=[.F98]/EXP([.$G$20])" office:value-type="float" office:value="2.87558640820273">
            <text:p>2.8755864082</text:p>
          </table:table-cell>
          <table:table-cell table:formula="of:=[.$G$19]*([.F99])^[.$G$18]" office:value-type="float" office:value="1.74911614067017">
            <text:p>1.7491161407</text:p>
          </table:table-cell>
          <table:table-cell table:formula="of:=[.H98]/EXP([.$I$20])" office:value-type="float" office:value="4.93775819914607">
            <text:p>4.9377581991</text:p>
          </table:table-cell>
          <table:table-cell table:formula="of:=[.$I$19]*([.H99])^[.$I$18]" office:value-type="float" office:value="1.52110655960251">
            <text:p>1.5211065596</text:p>
          </table:table-cell>
          <table:table-cell table:formula="of:=[.J98]/EXP([.$K$20])" office:value-type="float" office:value="0.567958014578242">
            <text:p>0.5679580146</text:p>
          </table:table-cell>
          <table:table-cell table:formula="of:=[.$K$19]*([.J99])^[.$K$18]" office:value-type="float" office:value="0.0185555031833366">
            <text:p>0.0185555032</text:p>
          </table:table-cell>
          <table:table-cell table:formula="of:=[.L98]/EXP([.$M$20])" office:value-type="float" office:value="0.567958014578242">
            <text:p>0.5679580146</text:p>
          </table:table-cell>
          <table:table-cell table:formula="of:=[.$M$19]*([.L99])^[.$M$18]" office:value-type="float" office:value="0.0184901136804271">
            <text:p>0.0184901137</text:p>
          </table:table-cell>
          <table:table-cell table:number-columns-repeated="7"/>
        </table:table-row>
        <table:table-row table:style-name="ro2">
          <table:table-cell office:value-type="float" office:value="79">
            <text:p>79</text:p>
          </table:table-cell>
          <table:table-cell table:formula="of:=[.B99]/EXP([.$C$20])" office:value-type="float" office:value="1.08211677196165">
            <text:p>1.082116772</text:p>
          </table:table-cell>
          <table:table-cell table:formula="of:=[.$C$19]*([.B100])^[.$C$18]" office:value-type="float" office:value="645.169223643634">
            <text:p>645.1692236436</text:p>
          </table:table-cell>
          <table:table-cell table:formula="of:=[.D99]/EXP([.$E$20])" office:value-type="float" office:value="0.025275022554721">
            <text:p>0.0252750226</text:p>
          </table:table-cell>
          <table:table-cell table:formula="of:=[.$E$19]*([.D100])^[.$E$18]" office:value-type="float" office:value="10.9909758486272">
            <text:p>10.9909758486</text:p>
          </table:table-cell>
          <table:table-cell table:formula="of:=[.F99]/EXP([.$G$20])" office:value-type="float" office:value="2.79695334664991">
            <text:p>2.7969533466</text:p>
          </table:table-cell>
          <table:table-cell table:formula="of:=[.$G$19]*([.F100])^[.$G$18]" office:value-type="float" office:value="1.65961994676769">
            <text:p>1.6596199468</text:p>
          </table:table-cell>
          <table:table-cell table:formula="of:=[.H99]/EXP([.$I$20])" office:value-type="float" office:value="4.83614060481993">
            <text:p>4.8361406048</text:p>
          </table:table-cell>
          <table:table-cell table:formula="of:=[.$I$19]*([.H100])^[.$I$18]" office:value-type="float" office:value="1.45814542615149">
            <text:p>1.4581454262</text:p>
          </table:table-cell>
          <table:table-cell table:formula="of:=[.J99]/EXP([.$K$20])" office:value-type="float" office:value="0.541058385980826">
            <text:p>0.541058386</text:p>
          </table:table-cell>
          <table:table-cell table:formula="of:=[.$K$19]*([.J100])^[.$K$18]" office:value-type="float" office:value="0.0168590800411503">
            <text:p>0.01685908</text:p>
          </table:table-cell>
          <table:table-cell table:formula="of:=[.L99]/EXP([.$M$20])" office:value-type="float" office:value="0.541058385980826">
            <text:p>0.541058386</text:p>
          </table:table-cell>
          <table:table-cell table:formula="of:=[.$M$19]*([.L100])^[.$M$18]" office:value-type="float" office:value="0.0167919787091333">
            <text:p>0.0167919787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table:formula="of:=[.B100]/EXP([.$C$20])" office:value-type="float" office:value="1.03086555529132">
            <text:p>1.0308655553</text:p>
          </table:table-cell>
          <table:table-cell table:formula="of:=[.$C$19]*([.B101])^[.$C$18]" office:value-type="float" office:value="627.954523043915">
            <text:p>627.9545230439</text:p>
          </table:table-cell>
          <table:table-cell table:formula="of:=[.D100]/EXP([.$E$20])" office:value-type="float" office:value="0.0244140624999999">
            <text:p>0.0244140625</text:p>
          </table:table-cell>
          <table:table-cell table:formula="of:=[.$E$19]*([.D101])^[.$E$18]" office:value-type="float" office:value="10.5171649665572">
            <text:p>10.5171649666</text:p>
          </table:table-cell>
          <table:table-cell table:formula="of:=[.F100]/EXP([.$G$20])" office:value-type="float" office:value="2.72047051030038">
            <text:p>2.7204705103</text:p>
          </table:table-cell>
          <table:table-cell table:formula="of:=[.$G$19]*([.F101])^[.$G$18]" office:value-type="float" office:value="1.57470296206509">
            <text:p>1.5747029621</text:p>
          </table:table-cell>
          <table:table-cell table:formula="of:=[.H100]/EXP([.$I$20])" office:value-type="float" office:value="4.73661427034496">
            <text:p>4.7366142703</text:p>
          </table:table-cell>
          <table:table-cell table:formula="of:=[.$I$19]*([.H101])^[.$I$18]" office:value-type="float" office:value="1.39779035885699">
            <text:p>1.3977903589</text:p>
          </table:table-cell>
          <table:table-cell table:formula="of:=[.J100]/EXP([.$K$20])" office:value-type="float" office:value="0.515432777645658">
            <text:p>0.5154327776</text:p>
          </table:table-cell>
          <table:table-cell table:formula="of:=[.$K$19]*([.J101])^[.$K$18]" office:value-type="float" office:value="0.0153177511289027">
            <text:p>0.0153177511</text:p>
          </table:table-cell>
          <table:table-cell table:formula="of:=[.L100]/EXP([.$M$20])" office:value-type="float" office:value="0.515432777645658">
            <text:p>0.5154327776</text:p>
          </table:table-cell>
          <table:table-cell table:formula="of:=[.$M$19]*([.L101])^[.$M$18]" office:value-type="float" office:value="0.015249800722776">
            <text:p>0.0152498007</text:p>
          </table:table-cell>
          <table:table-cell table:number-columns-repeated="7"/>
        </table:table-row>
        <table:table-row table:style-name="ro2">
          <table:table-cell office:value-type="float" office:value="81">
            <text:p>81</text:p>
          </table:table-cell>
          <table:table-cell table:formula="of:=[.B101]/EXP([.$C$20])" office:value-type="float" office:value="0.982041698845171">
            <text:p>0.9820416988</text:p>
          </table:table-cell>
          <table:table-cell table:formula="of:=[.$C$19]*([.B102])^[.$C$18]" office:value-type="float" office:value="611.199152966914">
            <text:p>611.1991529669</text:p>
          </table:table-cell>
          <table:table-cell table:formula="of:=[.D101]/EXP([.$E$20])" office:value-type="float" office:value="0.0235824299053916">
            <text:p>0.0235824299</text:p>
          </table:table-cell>
          <table:table-cell table:formula="of:=[.$E$19]*([.D102])^[.$E$18]" office:value-type="float" office:value="10.0637796367821">
            <text:p>10.0637796368</text:p>
          </table:table-cell>
          <table:table-cell table:formula="of:=[.F101]/EXP([.$G$20])" office:value-type="float" office:value="2.64607910113289">
            <text:p>2.6460791011</text:p>
          </table:table-cell>
          <table:table-cell table:formula="of:=[.$G$19]*([.F102])^[.$G$18]" office:value-type="float" office:value="1.49413088434257">
            <text:p>1.4941308843</text:p>
          </table:table-cell>
          <table:table-cell table:formula="of:=[.H101]/EXP([.$I$20])" office:value-type="float" office:value="4.63913615821574">
            <text:p>4.6391361582</text:p>
          </table:table-cell>
          <table:table-cell table:formula="of:=[.$I$19]*([.H102])^[.$I$18]" office:value-type="float" office:value="1.33993348830116">
            <text:p>1.3399334883</text:p>
          </table:table-cell>
          <table:table-cell table:formula="of:=[.J101]/EXP([.$K$20])" office:value-type="float" office:value="0.491020849422586">
            <text:p>0.4910208494</text:p>
          </table:table-cell>
          <table:table-cell table:formula="of:=[.$K$19]*([.J102])^[.$K$18]" office:value-type="float" office:value="0.0139173370714356">
            <text:p>0.0139173371</text:p>
          </table:table-cell>
          <table:table-cell table:formula="of:=[.L101]/EXP([.$M$20])" office:value-type="float" office:value="0.491020849422586">
            <text:p>0.4910208494</text:p>
          </table:table-cell>
          <table:table-cell table:formula="of:=[.$M$19]*([.L102])^[.$M$18]" office:value-type="float" office:value="0.0138492566071376">
            <text:p>0.0138492566</text:p>
          </table:table-cell>
          <table:table-cell table:number-columns-repeated="7"/>
        </table:table-row>
        <table:table-row table:style-name="ro2">
          <table:table-cell office:value-type="float" office:value="82">
            <text:p>82</text:p>
          </table:table-cell>
          <table:table-cell table:formula="of:=[.B102]/EXP([.$C$20])" office:value-type="float" office:value="0.935530237983531">
            <text:p>0.935530238</text:p>
          </table:table-cell>
          <table:table-cell table:formula="of:=[.$C$19]*([.B103])^[.$C$18]" office:value-type="float" office:value="594.890857345331">
            <text:p>594.8908573453</text:p>
          </table:table-cell>
          <table:table-cell table:formula="of:=[.D102]/EXP([.$E$20])" office:value-type="float" office:value="0.0227791257699414">
            <text:p>0.0227791258</text:p>
          </table:table-cell>
          <table:table-cell table:formula="of:=[.$E$19]*([.D103])^[.$E$18]" office:value-type="float" office:value="9.62993933248766">
            <text:p>9.6299393325</text:p>
          </table:table-cell>
          <table:table-cell table:formula="of:=[.F102]/EXP([.$G$20])" office:value-type="float" office:value="2.57372192896116">
            <text:p>2.573721929</text:p>
          </table:table-cell>
          <table:table-cell table:formula="of:=[.$G$19]*([.F103])^[.$G$18]" office:value-type="float" office:value="1.41768139981058">
            <text:p>1.4176813998</text:p>
          </table:table-cell>
          <table:table-cell table:formula="of:=[.H102]/EXP([.$I$20])" office:value-type="float" office:value="4.54366411662593">
            <text:p>4.5436641166</text:p>
          </table:table-cell>
          <table:table-cell table:formula="of:=[.$I$19]*([.H103])^[.$I$18]" office:value-type="float" office:value="1.28447140996099">
            <text:p>1.28447141</text:p>
          </table:table-cell>
          <table:table-cell table:formula="of:=[.J102]/EXP([.$K$20])" office:value-type="float" office:value="0.467765118991765">
            <text:p>0.467765119</text:p>
          </table:table-cell>
          <table:table-cell table:formula="of:=[.$K$19]*([.J103])^[.$K$18]" office:value-type="float" office:value="0.0126449548324677">
            <text:p>0.0126449548</text:p>
          </table:table-cell>
          <table:table-cell table:formula="of:=[.L102]/EXP([.$M$20])" office:value-type="float" office:value="0.467765118991765">
            <text:p>0.467765119</text:p>
          </table:table-cell>
          <table:table-cell table:formula="of:=[.$M$19]*([.L103])^[.$M$18]" office:value-type="float" office:value="0.0125773386850809">
            <text:p>0.0125773387</text:p>
          </table:table-cell>
          <table:table-cell table:number-columns-repeated="7"/>
        </table:table-row>
        <table:table-row table:style-name="ro2">
          <table:table-cell office:value-type="float" office:value="83">
            <text:p>83</text:p>
          </table:table-cell>
          <table:table-cell table:formula="of:=[.B103]/EXP([.$C$20])" office:value-type="float" office:value="0.891221653022199">
            <text:p>0.891221653</text:p>
          </table:table-cell>
          <table:table-cell table:formula="of:=[.$C$19]*([.B104])^[.$C$18]" office:value-type="float" office:value="579.017707133865">
            <text:p>579.0177071339</text:p>
          </table:table-cell>
          <table:table-cell table:formula="of:=[.D103]/EXP([.$E$20])" office:value-type="float" office:value="0.0220031851223346">
            <text:p>0.0220031851</text:p>
          </table:table-cell>
          <table:table-cell table:formula="of:=[.$E$19]*([.D104])^[.$E$18]" office:value-type="float" office:value="9.21480148556242">
            <text:p>9.2148014856</text:p>
          </table:table-cell>
          <table:table-cell table:formula="of:=[.F103]/EXP([.$G$20])" office:value-type="float" office:value="2.50334336746756">
            <text:p>2.5033433675</text:p>
          </table:table-cell>
          <table:table-cell table:formula="of:=[.$G$19]*([.F104])^[.$G$18]" office:value-type="float" office:value="1.34514356970355">
            <text:p>1.3451435697</text:p>
          </table:table-cell>
          <table:table-cell table:formula="of:=[.H103]/EXP([.$I$20])" office:value-type="float" office:value="4.45015686124081">
            <text:p>4.4501568612</text:p>
          </table:table-cell>
          <table:table-cell table:formula="of:=[.$I$19]*([.H104])^[.$I$18]" office:value-type="float" office:value="1.23130499939887">
            <text:p>1.2313049994</text:p>
          </table:table-cell>
          <table:table-cell table:formula="of:=[.J103]/EXP([.$K$20])" office:value-type="float" office:value="0.4456108265111">
            <text:p>0.4456108265</text:p>
          </table:table-cell>
          <table:table-cell table:formula="of:=[.$K$19]*([.J104])^[.$K$18]" office:value-type="float" office:value="0.0114888991977726">
            <text:p>0.0114888992</text:p>
          </table:table-cell>
          <table:table-cell table:formula="of:=[.L103]/EXP([.$M$20])" office:value-type="float" office:value="0.4456108265111">
            <text:p>0.4456108265</text:p>
          </table:table-cell>
          <table:table-cell table:formula="of:=[.$M$19]*([.L104])^[.$M$18]" office:value-type="float" office:value="0.0114222339065986">
            <text:p>0.0114222339</text:p>
          </table:table-cell>
          <table:table-cell table:number-columns-repeated="7"/>
        </table:table-row>
        <table:table-row table:style-name="ro2">
          <table:table-cell office:value-type="float" office:value="84">
            <text:p>84</text:p>
          </table:table-cell>
          <table:table-cell table:formula="of:=[.B104]/EXP([.$C$20])" office:value-type="float" office:value="0.849011611348476">
            <text:p>0.8490116113</text:p>
          </table:table-cell>
          <table:table-cell table:formula="of:=[.$C$19]*([.B105])^[.$C$18]" office:value-type="float" office:value="563.568091583463">
            <text:p>563.5680915835</text:p>
          </table:table-cell>
          <table:table-cell table:formula="of:=[.D104]/EXP([.$E$20])" office:value-type="float" office:value="0.0212536758617216">
            <text:p>0.0212536759</text:p>
          </table:table-cell>
          <table:table-cell table:formula="of:=[.$E$19]*([.D105])^[.$E$18]" office:value-type="float" office:value="8.81755985023307">
            <text:p>8.8175598502</text:p>
          </table:table-cell>
          <table:table-cell table:formula="of:=[.F104]/EXP([.$G$20])" office:value-type="float" office:value="2.43488931143905">
            <text:p>2.4348893114</text:p>
          </table:table-cell>
          <table:table-cell table:formula="of:=[.$G$19]*([.F105])^[.$G$18]" office:value-type="float" office:value="1.27631724825943">
            <text:p>1.2763172483</text:p>
          </table:table-cell>
          <table:table-cell table:formula="of:=[.H104]/EXP([.$I$20])" office:value-type="float" office:value="4.35857395734498">
            <text:p>4.3585739573</text:p>
          </table:table-cell>
          <table:table-cell table:formula="of:=[.$I$19]*([.H105])^[.$I$18]" office:value-type="float" office:value="1.1803392351027">
            <text:p>1.1803392351</text:p>
          </table:table-cell>
          <table:table-cell table:formula="of:=[.J104]/EXP([.$K$20])" office:value-type="float" office:value="0.424505805674238">
            <text:p>0.4245058057</text:p>
          </table:table-cell>
          <table:table-cell table:formula="of:=[.$K$19]*([.J105])^[.$K$18]" office:value-type="float" office:value="0.0104385350936695">
            <text:p>0.0104385351</text:p>
          </table:table-cell>
          <table:table-cell table:formula="of:=[.L104]/EXP([.$M$20])" office:value-type="float" office:value="0.424505805674238">
            <text:p>0.4245058057</text:p>
          </table:table-cell>
          <table:table-cell table:formula="of:=[.$M$19]*([.L105])^[.$M$18]" office:value-type="float" office:value="0.0103732141340688">
            <text:p>0.0103732141</text:p>
          </table:table-cell>
          <table:table-cell table:number-columns-repeated="7"/>
        </table:table-row>
        <table:table-row table:style-name="ro2">
          <table:table-cell office:value-type="float" office:value="85">
            <text:p>85</text:p>
          </table:table-cell>
          <table:table-cell table:formula="of:=[.B105]/EXP([.$C$20])" office:value-type="float" office:value="0.80880072175107">
            <text:p>0.8088007218</text:p>
          </table:table-cell>
          <table:table-cell table:formula="of:=[.$C$19]*([.B106])^[.$C$18]" office:value-type="float" office:value="548.530709748394">
            <text:p>548.5307097484</text:p>
          </table:table-cell>
          <table:table-cell table:formula="of:=[.D105]/EXP([.$E$20])" office:value-type="float" office:value="0.02052969763803">
            <text:p>0.0205296976</text:p>
          </table:table-cell>
          <table:table-cell table:formula="of:=[.$E$19]*([.D106])^[.$E$18]" office:value-type="float" office:value="8.43744293724162">
            <text:p>8.4374429372</text:p>
          </table:table-cell>
          <table:table-cell table:formula="of:=[.F105]/EXP([.$G$20])" office:value-type="float" office:value="2.36830713517249">
            <text:p>2.3683071352</text:p>
          </table:table-cell>
          <table:table-cell table:formula="of:=[.$G$19]*([.F106])^[.$G$18]" office:value-type="float" office:value="1.2110125304792">
            <text:p>1.2110125305</text:p>
          </table:table-cell>
          <table:table-cell table:formula="of:=[.H105]/EXP([.$I$20])" office:value-type="float" office:value="4.26887580235745">
            <text:p>4.2688758024</text:p>
          </table:table-cell>
          <table:table-cell table:formula="of:=[.$I$19]*([.H106])^[.$I$18]" office:value-type="float" office:value="1.13148302865902">
            <text:p>1.1314830287</text:p>
          </table:table-cell>
          <table:table-cell table:formula="of:=[.J105]/EXP([.$K$20])" office:value-type="float" office:value="0.404400360875535">
            <text:p>0.4044003609</text:p>
          </table:table-cell>
          <table:table-cell table:formula="of:=[.$K$19]*([.J106])^[.$K$18]" office:value-type="float" office:value="0.00948419975021588">
            <text:p>0.0094841998</text:p>
          </table:table-cell>
          <table:table-cell table:formula="of:=[.L105]/EXP([.$M$20])" office:value-type="float" office:value="0.404400360875535">
            <text:p>0.4044003609</text:p>
          </table:table-cell>
          <table:table-cell table:formula="of:=[.$M$19]*([.L106])^[.$M$18]" office:value-type="float" office:value="0.00942053650372911">
            <text:p>0.0094205365</text:p>
          </table:table-cell>
          <table:table-cell table:number-columns-repeated="7"/>
        </table:table-row>
        <table:table-row table:style-name="ro2">
          <table:table-cell office:value-type="float" office:value="86">
            <text:p>86</text:p>
          </table:table-cell>
          <table:table-cell table:formula="of:=[.B106]/EXP([.$C$20])" office:value-type="float" office:value="0.770494300385431">
            <text:p>0.7704943004</text:p>
          </table:table-cell>
          <table:table-cell table:formula="of:=[.$C$19]*([.B107])^[.$C$18]" office:value-type="float" office:value="533.894562219934">
            <text:p>533.8945622199</text:p>
          </table:table-cell>
          <table:table-cell table:formula="of:=[.D106]/EXP([.$E$20])" office:value-type="float" office:value="0.0198303807704158">
            <text:p>0.0198303808</text:p>
          </table:table-cell>
          <table:table-cell table:formula="of:=[.$E$19]*([.D107])^[.$E$18]" office:value-type="float" office:value="8.07371251552398">
            <text:p>8.0737125155</text:p>
          </table:table-cell>
          <table:table-cell table:formula="of:=[.F106]/EXP([.$G$20])" office:value-type="float" office:value="2.30354565201734">
            <text:p>2.303545652</text:p>
          </table:table-cell>
          <table:table-cell table:formula="of:=[.$G$19]*([.F107])^[.$G$18]" office:value-type="float" office:value="1.14904922814264">
            <text:p>1.1490492281</text:p>
          </table:table-cell>
          <table:table-cell table:formula="of:=[.H106]/EXP([.$I$20])" office:value-type="float" office:value="4.18102360870656">
            <text:p>4.1810236087</text:p>
          </table:table-cell>
          <table:table-cell table:formula="of:=[.$I$19]*([.H107])^[.$I$18]" office:value-type="float" office:value="1.08464906195548">
            <text:p>1.084649062</text:p>
          </table:table-cell>
          <table:table-cell table:formula="of:=[.J106]/EXP([.$K$20])" office:value-type="float" office:value="0.385247150192715">
            <text:p>0.3852471502</text:p>
          </table:table-cell>
          <table:table-cell table:formula="of:=[.$K$19]*([.J107])^[.$K$18]" office:value-type="float" office:value="0.00861711380905788">
            <text:p>0.0086171138</text:p>
          </table:table-cell>
          <table:table-cell table:formula="of:=[.L106]/EXP([.$M$20])" office:value-type="float" office:value="0.385247150192715">
            <text:p>0.3852471502</text:p>
          </table:table-cell>
          <table:table-cell table:formula="of:=[.$M$19]*([.L107])^[.$M$18]" office:value-type="float" office:value="0.00855535293796954">
            <text:p>0.0085553529</text:p>
          </table:table-cell>
          <table:table-cell table:number-columns-repeated="7"/>
        </table:table-row>
        <table:table-row table:style-name="ro2">
          <table:table-cell office:value-type="float" office:value="87">
            <text:p>87</text:p>
          </table:table-cell>
          <table:table-cell table:formula="of:=[.B107]/EXP([.$C$20])" office:value-type="float" office:value="0.734002147823441">
            <text:p>0.7340021478</text:p>
          </table:table-cell>
          <table:table-cell table:formula="of:=[.$C$19]*([.B108])^[.$C$18]" office:value-type="float" office:value="519.64894308062">
            <text:p>519.6489430806</text:p>
          </table:table-cell>
          <table:table-cell table:formula="of:=[.D107]/EXP([.$E$20])" office:value-type="float" office:value="0.0191548852025573">
            <text:p>0.0191548852</text:p>
          </table:table-cell>
          <table:table-cell table:formula="of:=[.$E$19]*([.D108])^[.$E$18]" office:value-type="float" office:value="7.72566217847973">
            <text:p>7.7256621785</text:p>
          </table:table-cell>
          <table:table-cell table:formula="of:=[.F107]/EXP([.$G$20])" office:value-type="float" office:value="2.24055507502472">
            <text:p>2.240555075</text:p>
          </table:table-cell>
          <table:table-cell table:formula="of:=[.$G$19]*([.F108])^[.$G$18]" office:value-type="float" office:value="1.09025637263451">
            <text:p>1.0902563726</text:p>
          </table:table-cell>
          <table:table-cell table:formula="of:=[.H107]/EXP([.$I$20])" office:value-type="float" office:value="4.09497938705735">
            <text:p>4.0949793871</text:p>
          </table:table-cell>
          <table:table-cell table:formula="of:=[.$I$19]*([.H108])^[.$I$18]" office:value-type="float" office:value="1.03975363112179">
            <text:p>1.0397536311</text:p>
          </table:table-cell>
          <table:table-cell table:formula="of:=[.J107]/EXP([.$K$20])" office:value-type="float" office:value="0.36700107391172">
            <text:p>0.3670010739</text:p>
          </table:table-cell>
          <table:table-cell table:formula="of:=[.$K$19]*([.J108])^[.$K$18]" office:value-type="float" office:value="0.00782930055818003">
            <text:p>0.0078293006</text:p>
          </table:table-cell>
          <table:table-cell table:formula="of:=[.L107]/EXP([.$M$20])" office:value-type="float" office:value="0.36700107391172">
            <text:p>0.3670010739</text:p>
          </table:table-cell>
          <table:table-cell table:formula="of:=[.$M$19]*([.L108])^[.$M$18]" office:value-type="float" office:value="0.00776962796803029">
            <text:p>0.007769628</text:p>
          </table:table-cell>
          <table:table-cell table:number-columns-repeated="7"/>
        </table:table-row>
        <table:table-row table:style-name="ro2">
          <table:table-cell office:value-type="float" office:value="88">
            <text:p>88</text:p>
          </table:table-cell>
          <table:table-cell table:formula="of:=[.B108]/EXP([.$C$20])" office:value-type="float" office:value="0.699238336662473">
            <text:p>0.6992383367</text:p>
          </table:table-cell>
          <table:table-cell table:formula="of:=[.$C$19]*([.B109])^[.$C$18]" office:value-type="float" office:value="505.783432073178">
            <text:p>505.7834320732</text:p>
          </table:table-cell>
          <table:table-cell table:formula="of:=[.D108]/EXP([.$E$20])" office:value-type="float" office:value="0.018502399493535">
            <text:p>0.0185023995</text:p>
          </table:table-cell>
          <table:table-cell table:formula="of:=[.$E$19]*([.D109])^[.$E$18]" office:value-type="float" office:value="7.39261597204872">
            <text:p>7.392615972</text:p>
          </table:table-cell>
          <table:table-cell table:formula="of:=[.F108]/EXP([.$G$20])" office:value-type="float" office:value="2.1792869786725">
            <text:p>2.1792869787</text:p>
          </table:table-cell>
          <table:table-cell table:formula="of:=[.$G$19]*([.F109])^[.$G$18]" office:value-type="float" office:value="1.03447174320943">
            <text:p>1.0344717432</text:p>
          </table:table-cell>
          <table:table-cell table:formula="of:=[.H108]/EXP([.$I$20])" office:value-type="float" office:value="4.01070592988404">
            <text:p>4.0107059299</text:p>
          </table:table-cell>
          <table:table-cell table:formula="of:=[.$I$19]*([.H109])^[.$I$18]" office:value-type="float" office:value="0.996716496930253">
            <text:p>0.9967164969</text:p>
          </table:table-cell>
          <table:table-cell table:formula="of:=[.J108]/EXP([.$K$20])" office:value-type="float" office:value="0.349619168331236">
            <text:p>0.3496191683</text:p>
          </table:table-cell>
          <table:table-cell table:formula="of:=[.$K$19]*([.J109])^[.$K$18]" office:value-type="float" office:value="0.00711351255055779">
            <text:p>0.0071135126</text:p>
          </table:table-cell>
          <table:table-cell table:formula="of:=[.L108]/EXP([.$M$20])" office:value-type="float" office:value="0.349619168331236">
            <text:p>0.3496191683</text:p>
          </table:table-cell>
          <table:table-cell table:formula="of:=[.$M$19]*([.L109])^[.$M$18]" office:value-type="float" office:value="0.00705606410387619">
            <text:p>0.0070560641</text:p>
          </table:table-cell>
          <table:table-cell table:number-columns-repeated="7"/>
        </table:table-row>
        <table:table-row table:style-name="ro2">
          <table:table-cell office:value-type="float" office:value="89">
            <text:p>89</text:p>
          </table:table-cell>
          <table:table-cell table:formula="of:=[.B109]/EXP([.$C$20])" office:value-type="float" office:value="0.666121009193711">
            <text:p>0.6661210092</text:p>
          </table:table-cell>
          <table:table-cell table:formula="of:=[.$C$19]*([.B110])^[.$C$18]" office:value-type="float" office:value="492.287886978411">
            <text:p>492.2878869784</text:p>
          </table:table-cell>
          <table:table-cell table:formula="of:=[.D109]/EXP([.$E$20])" office:value-type="float" office:value="0.0178721398430861">
            <text:p>0.0178721398</text:p>
          </table:table-cell>
          <table:table-cell table:formula="of:=[.$E$19]*([.D110])^[.$E$18]" office:value-type="float" office:value="7.07392708192997">
            <text:p>7.0739270819</text:p>
          </table:table-cell>
          <table:table-cell table:formula="of:=[.F109]/EXP([.$G$20])" office:value-type="float" office:value="2.11969426163698">
            <text:p>2.1196942616</text:p>
          </table:table-cell>
          <table:table-cell table:formula="of:=[.$G$19]*([.F110])^[.$G$18]" office:value-type="float" office:value="0.981541419393741">
            <text:p>0.9815414194</text:p>
          </table:table-cell>
          <table:table-cell table:formula="of:=[.H109]/EXP([.$I$20])" office:value-type="float" office:value="3.92816679538068">
            <text:p>3.9281667954</text:p>
          </table:table-cell>
          <table:table-cell table:formula="of:=[.$I$19]*([.H110])^[.$I$18]" office:value-type="float" office:value="0.955460741388408">
            <text:p>0.9554607414</text:p>
          </table:table-cell>
          <table:table-cell table:formula="of:=[.J109]/EXP([.$K$20])" office:value-type="float" office:value="0.333060504596855">
            <text:p>0.3330605046</text:p>
          </table:table-cell>
          <table:table-cell table:formula="of:=[.$K$19]*([.J110])^[.$K$18]" office:value-type="float" office:value="0.00646316493164569">
            <text:p>0.0064631649</text:p>
          </table:table-cell>
          <table:table-cell table:formula="of:=[.L109]/EXP([.$M$20])" office:value-type="float" office:value="0.333060504596855">
            <text:p>0.3330605046</text:p>
          </table:table-cell>
          <table:table-cell table:formula="of:=[.$M$19]*([.L110])^[.$M$18]" office:value-type="float" office:value="0.0064080340581136">
            <text:p>0.0064080341</text:p>
          </table:table-cell>
          <table:table-cell table:number-columns-repeated="7"/>
        </table:table-row>
        <table:table-row table:style-name="ro2">
          <table:table-cell office:value-type="float" office:value="90">
            <text:p>90</text:p>
          </table:table-cell>
          <table:table-cell table:formula="of:=[.B110]/EXP([.$C$20])" office:value-type="float" office:value="0.634572184653304">
            <text:p>0.6345721847</text:p>
          </table:table-cell>
          <table:table-cell table:formula="of:=[.$C$19]*([.B111])^[.$C$18]" office:value-type="float" office:value="479.152436196458">
            <text:p>479.1524361965</text:p>
          </table:table-cell>
          <table:table-cell table:formula="of:=[.D110]/EXP([.$E$20])" office:value-type="float" office:value="0.0172633491500621">
            <text:p>0.0172633492</text:p>
          </table:table-cell>
          <table:table-cell table:formula="of:=[.$E$19]*([.D111])^[.$E$18]" office:value-type="float" office:value="6.76897657739341">
            <text:p>6.7689765774</text:p>
          </table:table-cell>
          <table:table-cell table:formula="of:=[.F110]/EXP([.$G$20])" office:value-type="float" office:value="2.06173111058264">
            <text:p>2.0617311106</text:p>
          </table:table-cell>
          <table:table-cell table:formula="of:=[.$G$19]*([.F111])^[.$G$18]" office:value-type="float" office:value="0.9313193562895">
            <text:p>0.9313193563</text:p>
          </table:table-cell>
          <table:table-cell table:formula="of:=[.H110]/EXP([.$I$20])" office:value-type="float" office:value="3.84732629170283">
            <text:p>3.8473262917</text:p>
          </table:table-cell>
          <table:table-cell table:formula="of:=[.$I$19]*([.H111])^[.$I$18]" office:value-type="float" office:value="0.91591263026759">
            <text:p>0.9159126303</text:p>
          </table:table-cell>
          <table:table-cell table:formula="of:=[.J110]/EXP([.$K$20])" office:value-type="float" office:value="0.317286092326652">
            <text:p>0.3172860923</text:p>
          </table:table-cell>
          <table:table-cell table:formula="of:=[.$K$19]*([.J111])^[.$K$18]" office:value-type="float" office:value="0.0058722748623504">
            <text:p>0.0058722749</text:p>
          </table:table-cell>
          <table:table-cell table:formula="of:=[.L110]/EXP([.$M$20])" office:value-type="float" office:value="0.317286092326652">
            <text:p>0.3172860923</text:p>
          </table:table-cell>
          <table:table-cell table:formula="of:=[.$M$19]*([.L111])^[.$M$18]" office:value-type="float" office:value="0.00581951919447363">
            <text:p>0.0058195192</text:p>
          </table:table-cell>
          <table:table-cell table:number-columns-repeated="7"/>
        </table:table-row>
        <table:table-row table:style-name="ro2">
          <table:table-cell office:value-type="float" office:value="91">
            <text:p>91</text:p>
          </table:table-cell>
          <table:table-cell table:formula="of:=[.B111]/EXP([.$C$20])" office:value-type="float" office:value="0.604517575602491">
            <text:p>0.6045175756</text:p>
          </table:table-cell>
          <table:table-cell table:formula="of:=[.$C$19]*([.B112])^[.$C$18]" office:value-type="float" office:value="466.367471526004">
            <text:p>466.367471526</text:p>
          </table:table-cell>
          <table:table-cell table:formula="of:=[.D111]/EXP([.$E$20])" office:value-type="float" office:value="0.0166752961029588">
            <text:p>0.0166752961</text:p>
          </table:table-cell>
          <table:table-cell table:formula="of:=[.$E$19]*([.D112])^[.$E$18]" office:value-type="float" office:value="6.47717220924475">
            <text:p>6.4771722092</text:p>
          </table:table-cell>
          <table:table-cell table:formula="of:=[.F111]/EXP([.$G$20])" office:value-type="float" office:value="2.00535296494203">
            <text:p>2.0053529649</text:p>
          </table:table-cell>
          <table:table-cell table:formula="of:=[.$G$19]*([.F112])^[.$G$18]" office:value-type="float" office:value="0.883666981608601">
            <text:p>0.8836669816</text:p>
          </table:table-cell>
          <table:table-cell table:formula="of:=[.H111]/EXP([.$I$20])" office:value-type="float" office:value="3.76814946153359">
            <text:p>3.7681494615</text:p>
          </table:table-cell>
          <table:table-cell table:formula="of:=[.$I$19]*([.H112])^[.$I$18]" office:value-type="float" office:value="0.878001481321641">
            <text:p>0.8780014813</text:p>
          </table:table-cell>
          <table:table-cell table:formula="of:=[.J111]/EXP([.$K$20])" office:value-type="float" office:value="0.302258787801245">
            <text:p>0.3022587878</text:p>
          </table:table-cell>
          <table:table-cell table:formula="of:=[.$K$19]*([.J112])^[.$K$18]" office:value-type="float" office:value="0.00533540648021372">
            <text:p>0.0053354065</text:p>
          </table:table-cell>
          <table:table-cell table:formula="of:=[.L111]/EXP([.$M$20])" office:value-type="float" office:value="0.302258787801245">
            <text:p>0.3022587878</text:p>
          </table:table-cell>
          <table:table-cell table:formula="of:=[.$M$19]*([.L112])^[.$M$18]" office:value-type="float" office:value="0.00528505362919633">
            <text:p>0.0052850536</text:p>
          </table:table-cell>
          <table:table-cell table:number-columns-repeated="7"/>
        </table:table-row>
        <table:table-row table:style-name="ro2">
          <table:table-cell office:value-type="float" office:value="92">
            <text:p>92</text:p>
          </table:table-cell>
          <table:table-cell table:formula="of:=[.B112]/EXP([.$C$20])" office:value-type="float" office:value="0.575886413004332">
            <text:p>0.575886413</text:p>
          </table:table-cell>
          <table:table-cell table:formula="of:=[.$C$19]*([.B113])^[.$C$18]" office:value-type="float" office:value="453.923641136161">
            <text:p>453.9236411362</text:p>
          </table:table-cell>
          <table:table-cell table:formula="of:=[.D112]/EXP([.$E$20])" office:value-type="float" office:value="0.0161072743014268">
            <text:p>0.0161072743</text:p>
          </table:table-cell>
          <table:table-cell table:formula="of:=[.$E$19]*([.D113])^[.$E$18]" office:value-type="float" office:value="6.19794725960894">
            <text:p>6.1979472596</text:p>
          </table:table-cell>
          <table:table-cell table:formula="of:=[.F112]/EXP([.$G$20])" office:value-type="float" office:value="1.95051648265876">
            <text:p>1.9505164827</text:p>
          </table:table-cell>
          <table:table-cell table:formula="of:=[.$G$19]*([.F113])^[.$G$18]" office:value-type="float" office:value="0.838452813325318">
            <text:p>0.8384528133</text:p>
          </table:table-cell>
          <table:table-cell table:formula="of:=[.H112]/EXP([.$I$20])" office:value-type="float" office:value="3.69060206696725">
            <text:p>3.690602067</text:p>
          </table:table-cell>
          <table:table-cell table:formula="of:=[.$I$19]*([.H113])^[.$I$18]" office:value-type="float" office:value="0.84165953796027">
            <text:p>0.841659538</text:p>
          </table:table-cell>
          <table:table-cell table:formula="of:=[.J112]/EXP([.$K$20])" office:value-type="float" office:value="0.287943206502166">
            <text:p>0.2879432065</text:p>
          </table:table-cell>
          <table:table-cell table:formula="of:=[.$K$19]*([.J113])^[.$K$18]" office:value-type="float" office:value="0.00484762089247857">
            <text:p>0.0048476209</text:p>
          </table:table-cell>
          <table:table-cell table:formula="of:=[.L112]/EXP([.$M$20])" office:value-type="float" office:value="0.287943206502166">
            <text:p>0.2879432065</text:p>
          </table:table-cell>
          <table:table-cell table:formula="of:=[.$M$19]*([.L113])^[.$M$18]" office:value-type="float" office:value="0.00479967346615269">
            <text:p>0.0047996735</text:p>
          </table:table-cell>
          <table:table-cell table:number-columns-repeated="7"/>
        </table:table-row>
        <table:table-row table:style-name="ro2">
          <table:table-cell office:value-type="float" office:value="93">
            <text:p>93</text:p>
          </table:table-cell>
          <table:table-cell table:formula="of:=[.B113]/EXP([.$C$20])" office:value-type="float" office:value="0.54861127958515">
            <text:p>0.5486112796</text:p>
          </table:table-cell>
          <table:table-cell table:formula="of:=[.$C$19]*([.B114])^[.$C$18]" office:value-type="float" office:value="441.811842725873">
            <text:p>441.8118427259</text:p>
          </table:table-cell>
          <table:table-cell table:formula="of:=[.D113]/EXP([.$E$20])" office:value-type="float" office:value="0.0155586014077057">
            <text:p>0.0155586014</text:p>
          </table:table-cell>
          <table:table-cell table:formula="of:=[.$E$19]*([.D114])^[.$E$18]" office:value-type="float" office:value="5.9307594412984">
            <text:p>5.9307594413</text:p>
          </table:table-cell>
          <table:table-cell table:formula="of:=[.F113]/EXP([.$G$20])" office:value-type="float" office:value="1.89717950686725">
            <text:p>1.8971795069</text:p>
          </table:table-cell>
          <table:table-cell table:formula="of:=[.$G$19]*([.F114])^[.$G$18]" office:value-type="float" office:value="0.79555209689222">
            <text:p>0.7955520969</text:p>
          </table:table-cell>
          <table:table-cell table:formula="of:=[.H113]/EXP([.$I$20])" office:value-type="float" office:value="3.61465057470399">
            <text:p>3.6146505747</text:p>
          </table:table-cell>
          <table:table-cell table:formula="of:=[.$I$19]*([.H114])^[.$I$18]" office:value-type="float" office:value="0.806821848151289">
            <text:p>0.8068218482</text:p>
          </table:table-cell>
          <table:table-cell table:formula="of:=[.J113]/EXP([.$K$20])" office:value-type="float" office:value="0.274305639792575">
            <text:p>0.2743056398</text:p>
          </table:table-cell>
          <table:table-cell table:formula="of:=[.$K$19]*([.J114])^[.$K$18]" office:value-type="float" office:value="0.00440443074100203">
            <text:p>0.0044044307</text:p>
          </table:table-cell>
          <table:table-cell table:formula="of:=[.L113]/EXP([.$M$20])" office:value-type="float" office:value="0.274305639792575">
            <text:p>0.2743056398</text:p>
          </table:table-cell>
          <table:table-cell table:formula="of:=[.$M$19]*([.L114])^[.$M$18]" office:value-type="float" office:value="0.00435887069422099">
            <text:p>0.0043588707</text:p>
          </table:table-cell>
          <table:table-cell table:number-columns-repeated="7"/>
        </table:table-row>
        <table:table-row table:style-name="ro2">
          <table:table-cell office:value-type="float" office:value="94">
            <text:p>94</text:p>
          </table:table-cell>
          <table:table-cell table:formula="of:=[.B114]/EXP([.$C$20])" office:value-type="float" office:value="0.522627951088321">
            <text:p>0.5226279511</text:p>
          </table:table-cell>
          <table:table-cell table:formula="of:=[.$C$19]*([.B115])^[.$C$18]" office:value-type="float" office:value="430.023216865851">
            <text:p>430.0232168659</text:p>
          </table:table-cell>
          <table:table-cell table:formula="of:=[.D114]/EXP([.$E$20])" office:value-type="float" office:value="0.0150286183269642">
            <text:p>0.0150286183</text:p>
          </table:table-cell>
          <table:table-cell table:formula="of:=[.$E$19]*([.D115])^[.$E$18]" office:value-type="float" office:value="5.67508984462856">
            <text:p>5.6750898446</text:p>
          </table:table-cell>
          <table:table-cell table:formula="of:=[.F114]/EXP([.$G$20])" office:value-type="float" office:value="1.84530103348363">
            <text:p>1.8453010335</text:p>
          </table:table-cell>
          <table:table-cell table:formula="of:=[.$G$19]*([.F115])^[.$G$18]" office:value-type="float" office:value="0.754846461018484">
            <text:p>0.754846461</text:p>
          </table:table-cell>
          <table:table-cell table:formula="of:=[.H114]/EXP([.$I$20])" office:value-type="float" office:value="3.54026214154934">
            <text:p>3.5402621415</text:p>
          </table:table-cell>
          <table:table-cell table:formula="of:=[.$I$19]*([.H115])^[.$I$18]" office:value-type="float" office:value="0.773426148335278">
            <text:p>0.7734261483</text:p>
          </table:table-cell>
          <table:table-cell table:formula="of:=[.J114]/EXP([.$K$20])" office:value-type="float" office:value="0.26131397554416">
            <text:p>0.2613139755</text:p>
          </table:table-cell>
          <table:table-cell table:formula="of:=[.$K$19]*([.J115])^[.$K$18]" office:value-type="float" office:value="0.00400175892103746">
            <text:p>0.0040017589</text:p>
          </table:table-cell>
          <table:table-cell table:formula="of:=[.L114]/EXP([.$M$20])" office:value-type="float" office:value="0.26131397554416">
            <text:p>0.2613139755</text:p>
          </table:table-cell>
          <table:table-cell table:formula="of:=[.$M$19]*([.L115])^[.$M$18]" office:value-type="float" office:value="0.00395855131873551">
            <text:p>0.0039585513</text:p>
          </table:table-cell>
          <table:table-cell table:number-columns-repeated="7"/>
        </table:table-row>
        <table:table-row table:style-name="ro2">
          <table:table-cell office:value-type="float" office:value="95">
            <text:p>95</text:p>
          </table:table-cell>
          <table:table-cell table:formula="of:=[.B115]/EXP([.$C$20])" office:value-type="float" office:value="0.497875245046582">
            <text:p>0.497875245</text:p>
          </table:table-cell>
          <table:table-cell table:formula="of:=[.$C$19]*([.B116])^[.$C$18]" office:value-type="float" office:value="418.54914051815">
            <text:p>418.5491405182</text:p>
          </table:table-cell>
          <table:table-cell table:formula="of:=[.D115]/EXP([.$E$20])" office:value-type="float" office:value="0.0145166884155605">
            <text:p>0.0145166884</text:p>
          </table:table-cell>
          <table:table-cell table:formula="of:=[.$E$19]*([.D116])^[.$E$18]" office:value-type="float" office:value="5.43044192963512">
            <text:p>5.4304419296</text:p>
          </table:table-cell>
          <table:table-cell table:formula="of:=[.F115]/EXP([.$G$20])" office:value-type="float" office:value="1.79484117968286">
            <text:p>1.7948411797</text:p>
          </table:table-cell>
          <table:table-cell table:formula="of:=[.$G$19]*([.F116])^[.$G$18]" office:value-type="float" office:value="0.716223591060843">
            <text:p>0.7162235911</text:p>
          </table:table-cell>
          <table:table-cell table:formula="of:=[.H115]/EXP([.$I$20])" office:value-type="float" office:value="3.46740460021198">
            <text:p>3.4674046002</text:p>
          </table:table-cell>
          <table:table-cell table:formula="of:=[.$I$19]*([.H116])^[.$I$18]" office:value-type="float" office:value="0.741412752145224">
            <text:p>0.7414127521</text:p>
          </table:table-cell>
          <table:table-cell table:formula="of:=[.J115]/EXP([.$K$20])" office:value-type="float" office:value="0.248937622523291">
            <text:p>0.2489376225</text:p>
          </table:table-cell>
          <table:table-cell table:formula="of:=[.$K$19]*([.J116])^[.$K$18]" office:value-type="float" office:value="0.00363590107412147">
            <text:p>0.0036359011</text:p>
          </table:table-cell>
          <table:table-cell table:formula="of:=[.L115]/EXP([.$M$20])" office:value-type="float" office:value="0.248937622523291">
            <text:p>0.2489376225</text:p>
          </table:table-cell>
          <table:table-cell table:formula="of:=[.$M$19]*([.L116])^[.$M$18]" office:value-type="float" office:value="0.00359499733814957">
            <text:p>0.0035949973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table:formula="of:=[.B116]/EXP([.$C$20])" office:value-type="float" office:value="0.474294876716811">
            <text:p>0.4742948767</text:p>
          </table:table-cell>
          <table:table-cell table:formula="of:=[.$C$19]*([.B117])^[.$C$18]" office:value-type="float" office:value="407.381220728675">
            <text:p>407.3812207287</text:p>
          </table:table-cell>
          <table:table-cell table:formula="of:=[.D116]/EXP([.$E$20])" office:value-type="float" office:value="0.0140221967162723">
            <text:p>0.0140221967</text:p>
          </table:table-cell>
          <table:table-cell table:formula="of:=[.$E$19]*([.D117])^[.$E$18]" office:value-type="float" office:value="5.19634056173597">
            <text:p>5.1963405617</text:p>
          </table:table-cell>
          <table:table-cell table:formula="of:=[.F116]/EXP([.$G$20])" office:value-type="float" office:value="1.74576115323784">
            <text:p>1.7457611532</text:p>
          </table:table-cell>
          <table:table-cell table:formula="of:=[.$G$19]*([.F117])^[.$G$18]" office:value-type="float" office:value="0.679576919125979">
            <text:p>0.6795769191</text:p>
          </table:table-cell>
          <table:table-cell table:formula="of:=[.H116]/EXP([.$I$20])" office:value-type="float" office:value="3.3960464453939">
            <text:p>3.3960464454</text:p>
          </table:table-cell>
          <table:table-cell table:formula="of:=[.$I$19]*([.H117])^[.$I$18]" office:value-type="float" office:value="0.710724443732235">
            <text:p>0.7107244437</text:p>
          </table:table-cell>
          <table:table-cell table:formula="of:=[.J116]/EXP([.$K$20])" office:value-type="float" office:value="0.237147438358405">
            <text:p>0.2371474384</text:p>
          </table:table-cell>
          <table:table-cell table:formula="of:=[.$K$19]*([.J117])^[.$K$18]" office:value-type="float" office:value="0.0033034915100209">
            <text:p>0.0033034915</text:p>
          </table:table-cell>
          <table:table-cell table:formula="of:=[.L116]/EXP([.$M$20])" office:value-type="float" office:value="0.237147438358405">
            <text:p>0.2371474384</text:p>
          </table:table-cell>
          <table:table-cell table:formula="of:=[.$M$19]*([.L117])^[.$M$18]" office:value-type="float" office:value="0.00326483221276789">
            <text:p>0.0032648322</text:p>
          </table:table-cell>
          <table:table-cell table:number-columns-repeated="7"/>
        </table:table-row>
        <table:table-row table:style-name="ro2">
          <table:table-cell office:value-type="float" office:value="97">
            <text:p>97</text:p>
          </table:table-cell>
          <table:table-cell table:formula="of:=[.B117]/EXP([.$C$20])" office:value-type="float" office:value="0.451831321837999">
            <text:p>0.4518313218</text:p>
          </table:table-cell>
          <table:table-cell table:formula="of:=[.$C$19]*([.B118])^[.$C$18]" office:value-type="float" office:value="396.511288487974">
            <text:p>396.511288488</text:p>
          </table:table-cell>
          <table:table-cell table:formula="of:=[.D117]/EXP([.$E$20])" office:value-type="float" office:value="0.0135445492195781">
            <text:p>0.0135445492</text:p>
          </table:table-cell>
          <table:table-cell table:formula="of:=[.$E$19]*([.D118])^[.$E$18]" office:value-type="float" office:value="4.97233108896475">
            <text:p>4.972331089</text:p>
          </table:table-cell>
          <table:table-cell table:formula="of:=[.F117]/EXP([.$G$20])" office:value-type="float" office:value="1.69802322269696">
            <text:p>1.6980232227</text:p>
          </table:table-cell>
          <table:table-cell table:formula="of:=[.$G$19]*([.F118])^[.$G$18]" office:value-type="float" office:value="0.6448053300293">
            <text:p>0.64480533</text:p>
          </table:table-cell>
          <table:table-cell table:formula="of:=[.H117]/EXP([.$I$20])" office:value-type="float" office:value="3.32615682016672">
            <text:p>3.3261568202</text:p>
          </table:table-cell>
          <table:table-cell table:formula="of:=[.$I$19]*([.H118])^[.$I$18]" office:value-type="float" office:value="0.68130637550668">
            <text:p>0.6813063755</text:p>
          </table:table-cell>
          <table:table-cell table:formula="of:=[.J117]/EXP([.$K$20])" office:value-type="float" office:value="0.225915660918999">
            <text:p>0.2259156609</text:p>
          </table:table-cell>
          <table:table-cell table:formula="of:=[.$K$19]*([.J118])^[.$K$18]" office:value-type="float" office:value="0.00300147224424059">
            <text:p>0.0030014722</text:p>
          </table:table-cell>
          <table:table-cell table:formula="of:=[.L117]/EXP([.$M$20])" office:value-type="float" office:value="0.225915660918999">
            <text:p>0.2259156609</text:p>
          </table:table-cell>
          <table:table-cell table:formula="of:=[.$M$19]*([.L118])^[.$M$18]" office:value-type="float" office:value="0.00296498950483601">
            <text:p>0.0029649895</text:p>
          </table:table-cell>
          <table:table-cell table:number-columns-repeated="7"/>
        </table:table-row>
        <table:table-row table:style-name="ro2">
          <table:table-cell office:value-type="float" office:value="98">
            <text:p>98</text:p>
          </table:table-cell>
          <table:table-cell table:formula="of:=[.B118]/EXP([.$C$20])" office:value-type="float" office:value="0.430431685889297">
            <text:p>0.4304316859</text:p>
          </table:table-cell>
          <table:table-cell table:formula="of:=[.$C$19]*([.B119])^[.$C$18]" office:value-type="float" office:value="385.931392755843">
            <text:p>385.9313927558</text:p>
          </table:table-cell>
          <table:table-cell table:formula="of:=[.D118]/EXP([.$E$20])" office:value-type="float" office:value="0.0130831721501011">
            <text:p>0.0130831722</text:p>
          </table:table-cell>
          <table:table-cell table:formula="of:=[.$E$19]*([.D119])^[.$E$18]" office:value-type="float" office:value="4.75797845898416">
            <text:p>4.757978459</text:p>
          </table:table-cell>
          <table:table-cell table:formula="of:=[.F118]/EXP([.$G$20])" office:value-type="float" office:value="1.65159068837715">
            <text:p>1.6515906884</text:p>
          </table:table-cell>
          <table:table-cell table:formula="of:=[.$G$19]*([.F119])^[.$G$18]" office:value-type="float" office:value="0.611812882298786">
            <text:p>0.6118128823</text:p>
          </table:table-cell>
          <table:table-cell table:formula="of:=[.H118]/EXP([.$I$20])" office:value-type="float" office:value="3.25770550262847">
            <text:p>3.2577055026</text:p>
          </table:table-cell>
          <table:table-cell table:formula="of:=[.$I$19]*([.H119])^[.$I$18]" office:value-type="float" office:value="0.653105970111995">
            <text:p>0.6531059701</text:p>
          </table:table-cell>
          <table:table-cell table:formula="of:=[.J118]/EXP([.$K$20])" office:value-type="float" office:value="0.215215842944649">
            <text:p>0.2152158429</text:p>
          </table:table-cell>
          <table:table-cell table:formula="of:=[.$K$19]*([.J119])^[.$K$18]" office:value-type="float" office:value="0.00272706486625409">
            <text:p>0.0027270649</text:p>
          </table:table-cell>
          <table:table-cell table:formula="of:=[.L118]/EXP([.$M$20])" office:value-type="float" office:value="0.215215842944649">
            <text:p>0.2152158429</text:p>
          </table:table-cell>
          <table:table-cell table:formula="of:=[.$M$19]*([.L119])^[.$M$18]" office:value-type="float" office:value="0.00269268439872892">
            <text:p>0.0026926844</text:p>
          </table:table-cell>
          <table:table-cell table:number-columns-repeated="7"/>
        </table:table-row>
        <table:table-row table:style-name="ro2">
          <table:table-cell office:value-type="float" office:value="99">
            <text:p>99</text:p>
          </table:table-cell>
          <table:table-cell table:formula="of:=[.B119]/EXP([.$C$20])" office:value-type="float" office:value="0.410045579540257">
            <text:p>0.4100455795</text:p>
          </table:table-cell>
          <table:table-cell table:formula="of:=[.$C$19]*([.B120])^[.$C$18]" office:value-type="float" office:value="375.633794645375">
            <text:p>375.6337946454</text:p>
          </table:table-cell>
          <table:table-cell table:formula="of:=[.D119]/EXP([.$E$20])" office:value-type="float" office:value="0.0126375112773605">
            <text:p>0.0126375113</text:p>
          </table:table-cell>
          <table:table-cell table:formula="of:=[.$E$19]*([.D120])^[.$E$18]" office:value-type="float" office:value="4.55286637416389">
            <text:p>4.5528663742</text:p>
          </table:table-cell>
          <table:table-cell table:formula="of:=[.F119]/EXP([.$G$20])" office:value-type="float" office:value="1.6064278541501">
            <text:p>1.6064278542</text:p>
          </table:table-cell>
          <table:table-cell table:formula="of:=[.$G$19]*([.F120])^[.$G$18]" office:value-type="float" office:value="0.580508543454099">
            <text:p>0.5805085435</text:p>
          </table:table-cell>
          <table:table-cell table:formula="of:=[.H119]/EXP([.$I$20])" office:value-type="float" office:value="3.19066289283495">
            <text:p>3.1906628928</text:p>
          </table:table-cell>
          <table:table-cell table:formula="of:=[.$I$19]*([.H120])^[.$I$18]" office:value-type="float" office:value="0.626072826455955">
            <text:p>0.6260728265</text:p>
          </table:table-cell>
          <table:table-cell table:formula="of:=[.J119]/EXP([.$K$20])" office:value-type="float" office:value="0.205022789770128">
            <text:p>0.2050227898</text:p>
          </table:table-cell>
          <table:table-cell table:formula="of:=[.$K$19]*([.J120])^[.$K$18]" office:value-type="float" office:value="0.0024777449796605">
            <text:p>0.002477745</text:p>
          </table:table-cell>
          <table:table-cell table:formula="of:=[.L119]/EXP([.$M$20])" office:value-type="float" office:value="0.205022789770128">
            <text:p>0.2050227898</text:p>
          </table:table-cell>
          <table:table-cell table:formula="of:=[.$M$19]*([.L120])^[.$M$18]" office:value-type="float" office:value="0.00244538783673">
            <text:p>0.0024453878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table:formula="of:=[.B120]/EXP([.$C$20])" office:value-type="float" office:value="0.390624999999996">
            <text:p>0.390625</text:p>
          </table:table-cell>
          <table:table-cell table:formula="of:=[.$C$19]*([.B121])^[.$C$18]" office:value-type="float" office:value="365.610961762187">
            <text:p>365.6109617622</text:p>
          </table:table-cell>
          <table:table-cell table:formula="of:=[.D120]/EXP([.$E$20])" office:value-type="float" office:value="0.0122070312499999">
            <text:p>0.0122070312</text:p>
          </table:table-cell>
          <table:table-cell table:formula="of:=[.$E$19]*([.D121])^[.$E$18]" office:value-type="float" office:value="4.3565964830824">
            <text:p>4.3565964831</text:p>
          </table:table-cell>
          <table:table-cell table:formula="of:=[.F120]/EXP([.$G$20])" office:value-type="float" office:value="1.56249999999999">
            <text:p>1.5625</text:p>
          </table:table-cell>
          <table:table-cell table:formula="of:=[.$G$19]*([.F121])^[.$G$18]" office:value-type="float" office:value="0.550805938830537">
            <text:p>0.5508059388</text:p>
          </table:table-cell>
          <table:table-cell table:formula="of:=[.H120]/EXP([.$I$20])" office:value-type="float" office:value="3.12499999999997">
            <text:p>3.125</text:p>
          </table:table-cell>
          <table:table-cell table:formula="of:=[.$I$19]*([.H121])^[.$I$18]" office:value-type="float" office:value="0.600158629631474">
            <text:p>0.6001586296</text:p>
          </table:table-cell>
          <table:table-cell table:formula="of:=[.J120]/EXP([.$K$20])" office:value-type="float" office:value="0.195312499999998">
            <text:p>0.1953125</text:p>
          </table:table-cell>
          <table:table-cell table:formula="of:=[.$K$19]*([.J121])^[.$K$18]" office:value-type="float" office:value="0.00225121897913109">
            <text:p>0.002251219</text:p>
          </table:table-cell>
          <table:table-cell table:formula="of:=[.L120]/EXP([.$M$20])" office:value-type="float" office:value="0.195312499999998">
            <text:p>0.1953125</text:p>
          </table:table-cell>
          <table:table-cell table:formula="of:=[.$M$19]*([.L121])^[.$M$18]" office:value-type="float" office:value="0.00222080303018426">
            <text:p>0.002220803</text:p>
          </table:table-cell>
          <table:table-cell table:number-columns-repeated="7"/>
        </table:table-row>
        <table:table-row table:style-name="ro2" table:number-rows-repeated="104845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2" table:style-name="ta1">
        <table:shapes>
          <draw:frame draw:z-index="0" draw:style-name="gr1" draw:text-style-name="P1" svg:width="9.6433in" svg:height="5.1976in" svg:x="12.7157in" svg:y="0.0724in">
            <draw:object draw:notify-on-update-of-ranges="Sheet2.A3:Sheet2.A10 Sheet2.C2:Sheet2.C2 Sheet2.C4:Sheet2.C11 Sheet2.A10:Sheet2.A15 Sheet2.C2:Sheet2.C2 Sheet2.C10:Sheet2.C15 Sheet2.A3:Sheet2.A9 Sheet2.E2:Sheet2.E2 Sheet2.E3:Sheet2.E9 Sheet2.A3:Sheet2.A9 Sheet2.F2:Sheet2.F2 Sheet2.F3:Sheet2.F8 Sheet2.A3:Sheet2.A9 Sheet2.G2:Sheet2.G2 Sheet2.G3:Sheet2.G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1.5122in" svg:height="5.3272in" svg:x="12.1083in" svg:y="5.6638in">
            <draw:object draw:notify-on-update-of-ranges="Sheet2.A4:Sheet2.A11 Sheet2.C2:Sheet2.C2 Sheet2.C4:Sheet2.C11 Sheet2.B21:Sheet2.B121 Sheet2.C17:Sheet2.C17 Sheet2.C21:Sheet2.C121 Sheet2.A4:Sheet2.A10 Sheet2.D2:Sheet2.D2 Sheet2.D4:Sheet2.D10 Sheet2.D21:Sheet2.D121 Sheet2.E17:Sheet2.E17 Sheet2.E21:Sheet2.E121 Sheet2.A3:Sheet2.A11 Sheet2.H2:Sheet2.H2 Sheet2.H3:Sheet2.H11 Sheet2.L21:Sheet2.L121 Sheet2.M17:Sheet2.M17 Sheet2.M21:Sheet2.M121 Sheet2.A3:Sheet2.A11 Sheet2.G2:Sheet2.G2 Sheet2.G3:Sheet2.G11 Sheet2.J21:Sheet2.J121 Sheet2.K17:Sheet2.K17 Sheet2.K21:Sheet2.K121 Sheet2.A3:Sheet2.A9 Sheet2.F2:Sheet2.F2 Sheet2.F3:Sheet2.F9 Sheet2.H21:Sheet2.H121 Sheet2.I17:Sheet2.I17 Sheet2.I21:Sheet2.I121 Sheet2.A3:Sheet2.A9 Sheet2.E2:Sheet2.E2 Sheet2.E3:Sheet2.E9 Sheet2.F21:Sheet2.F121 Sheet2.G17:Sheet2.G17 Sheet2.G21:Sheet2.G1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>
            <text:p>SIN</text:p>
          </table:table-cell>
          <table:table-cell/>
          <table:table-cell office:value-type="string">
            <text:p>t1a</text:p>
          </table:table-cell>
          <table:table-cell office:value-type="string">
            <text:p>t1b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table:number-columns-repeated="12"/>
        </table:table-row>
        <table:table-row table:style-name="ro3">
          <table:table-cell table:number-columns-repeated="2"/>
          <table:table-cell office:value-type="string">
            <text:p>FEM (ur)</text:p>
          </table:table-cell>
          <table:table-cell office:value-type="string">
            <text:p>FEM</text:p>
          </table:table-cell>
          <table:table-cell office:value-type="string">
            <text:p>XFEM</text:p>
          </table:table-cell>
          <table:table-cell office:value-type="string">
            <text:p>ramp function XFEM</text:p>
          </table:table-cell>
          <table:table-cell office:value-type="string">
            <text:p>shifted XFEM</text:p>
          </table:table-cell>
          <table:table-cell office:value-type="string">
            <text:p>SGFEM</text:p>
          </table:table-cell>
          <table:table-cell table:number-columns-repeated="12"/>
        </table:table-row>
        <table:table-row table:style-name="ro2">
          <table:table-cell table:formula="of:=2*100/(2^[.B3])"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4" table:style-name="ce1" office:value-type="string">
            <text:p>-</text:p>
          </table:table-cell>
          <table:table-cell table:number-columns-repeated="7"/>
          <table:table-cell office:value-type="string">
            <text:p>-</text:p>
          </table:table-cell>
          <table:table-cell table:number-columns-repeated="3"/>
          <table:table-cell office:value-type="string">
            <text:p>-</text:p>
          </table:table-cell>
        </table:table-row>
        <table:table-row table:style-name="ro2">
          <table:table-cell table:formula="of:=2*100/(2^[.B4])"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1" office:value-type="float" office:value="58.7">
            <text:p>5.87E+001</text:p>
          </table:table-cell>
          <table:table-cell table:style-name="ce1" office:value-type="float" office:value="3930">
            <text:p>3.93E+003</text:p>
          </table:table-cell>
          <table:table-cell table:style-name="ce1" office:value-type="float" office:value="118">
            <text:p>1.18E+002</text:p>
          </table:table-cell>
          <table:table-cell table:style-name="ce1" office:value-type="float" office:value="73.2">
            <text:p>7.32E+001</text:p>
          </table:table-cell>
          <table:table-cell table:style-name="ce1" office:value-type="float" office:value="71.3">
            <text:p>7.13E+001</text:p>
          </table:table-cell>
          <table:table-cell table:style-name="ce1" office:value-type="float" office:value="71.6">
            <text:p>7.16E+001</text:p>
          </table:table-cell>
          <table:table-cell table:number-columns-repeated="8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table:formula="of:=2*100/(2^[.B5])" office:value-type="float" office:value="12.5">
            <text:p>12.5</text:p>
          </table:table-cell>
          <table:table-cell office:value-type="float" office:value="4">
            <text:p>4</text:p>
          </table:table-cell>
          <table:table-cell table:style-name="ce1" office:value-type="float" office:value="14.8">
            <text:p>1.48E+001</text:p>
          </table:table-cell>
          <table:table-cell table:style-name="ce1" office:value-type="float" office:value="2850">
            <text:p>2.85E+003</text:p>
          </table:table-cell>
          <table:table-cell table:style-name="ce1" office:value-type="float" office:value="33.3">
            <text:p>3.33E+001</text:p>
          </table:table-cell>
          <table:table-cell table:style-name="ce1" office:value-type="float" office:value="19">
            <text:p>1.90E+001</text:p>
          </table:table-cell>
          <table:table-cell table:number-columns-repeated="2" table:style-name="ce1" office:value-type="float" office:value="17.3">
            <text:p>1.73E+001</text:p>
          </table:table-cell>
          <table:table-cell table:number-columns-repeated="12"/>
        </table:table-row>
        <table:table-row table:style-name="ro2">
          <table:table-cell table:formula="of:=2*100/(2^[.B6])" office:value-type="float" office:value="6.25">
            <text:p>6.25</text:p>
          </table:table-cell>
          <table:table-cell office:value-type="float" office:value="5">
            <text:p>5</text:p>
          </table:table-cell>
          <table:table-cell table:style-name="ce1" office:value-type="float" office:value="3.71">
            <text:p>3.71E+000</text:p>
          </table:table-cell>
          <table:table-cell table:style-name="ce1" office:value-type="float" office:value="1780">
            <text:p>1.78E+003</text:p>
          </table:table-cell>
          <table:table-cell table:style-name="ce1" office:value-type="float" office:value="9.04">
            <text:p>9.04E+000</text:p>
          </table:table-cell>
          <table:table-cell table:style-name="ce1" office:value-type="float" office:value="4.58">
            <text:p>4.58E+000</text:p>
          </table:table-cell>
          <table:table-cell table:style-name="ce1" office:value-type="float" office:value="4.41">
            <text:p>4.41E+000</text:p>
          </table:table-cell>
          <table:table-cell table:style-name="ce1" office:value-type="float" office:value="4.35">
            <text:p>4.35E+000</text:p>
          </table:table-cell>
          <table:table-cell table:number-columns-repeated="12"/>
        </table:table-row>
        <table:table-row table:style-name="ro2">
          <table:table-cell table:formula="of:=2*100/(2^[.B7])" office:value-type="float" office:value="3.125">
            <text:p>3.125</text:p>
          </table:table-cell>
          <table:table-cell office:value-type="float" office:value="6">
            <text:p>6</text:p>
          </table:table-cell>
          <table:table-cell table:style-name="ce1" office:value-type="float" office:value="0.928">
            <text:p>9.28E-001</text:p>
          </table:table-cell>
          <table:table-cell table:style-name="ce1" office:value-type="float" office:value="1170">
            <text:p>1.17E+003</text:p>
          </table:table-cell>
          <table:table-cell table:style-name="ce1" office:value-type="float" office:value="2.35">
            <text:p>2.35E+000</text:p>
          </table:table-cell>
          <table:table-cell table:style-name="ce1" office:value-type="float" office:value="1.17">
            <text:p>1.17E+000</text:p>
          </table:table-cell>
          <table:table-cell table:style-name="ce1" office:value-type="float" office:value="1.15">
            <text:p>1.15E+000</text:p>
          </table:table-cell>
          <table:table-cell table:style-name="ce1" office:value-type="float" office:value="1.14">
            <text:p>1.14E+000</text:p>
          </table:table-cell>
          <table:table-cell table:number-columns-repeated="12"/>
        </table:table-row>
        <table:table-row table:style-name="ro2">
          <table:table-cell table:formula="of:=2*100/(2^[.B8])" office:value-type="float" office:value="1.5625">
            <text:p>1.5625</text:p>
          </table:table-cell>
          <table:table-cell office:value-type="float" office:value="7">
            <text:p>7</text:p>
          </table:table-cell>
          <table:table-cell table:style-name="ce1" office:value-type="float" office:value="0.232">
            <text:p>2.32E-001</text:p>
          </table:table-cell>
          <table:table-cell table:style-name="ce1" office:value-type="float" office:value="695">
            <text:p>6.95E+002</text:p>
          </table:table-cell>
          <table:table-cell table:style-name="ce1" office:value-type="float" office:value="0.603">
            <text:p>6.03E-001</text:p>
          </table:table-cell>
          <table:table-cell table:style-name="ce1"/>
          <table:table-cell table:number-columns-repeated="2" table:style-name="ce1" office:value-type="float" office:value="0.305">
            <text:p>3.05E-001</text:p>
          </table:table-cell>
          <table:table-cell table:number-columns-repeated="12"/>
        </table:table-row>
        <table:table-row table:style-name="ro2">
          <table:table-cell table:formula="of:=2*100/(2^[.B9])" office:value-type="float" office:value="0.78125">
            <text:p>0.78125</text:p>
          </table:table-cell>
          <table:table-cell office:value-type="float" office:value="8">
            <text:p>8</text:p>
          </table:table-cell>
          <table:table-cell table:style-name="ce1" office:value-type="float" office:value="0.058">
            <text:p>5.80E-002</text:p>
          </table:table-cell>
          <table:table-cell table:style-name="ce1" office:value-type="float" office:value="575">
            <text:p>5.75E+002</text:p>
          </table:table-cell>
          <table:table-cell table:style-name="ce1" table:number-columns-repeated="2"/>
          <table:table-cell table:style-name="ce1" office:value-type="float" office:value="0.113">
            <text:p>1.13E-001</text:p>
          </table:table-cell>
          <table:table-cell table:style-name="ce1" office:value-type="float" office:value="0.267">
            <text:p>2.67E-001</text:p>
          </table:table-cell>
          <table:table-cell table:number-columns-repeated="12"/>
        </table:table-row>
        <table:table-row table:style-name="ro2">
          <table:table-cell table:formula="of:=2*100/(2^[.B10])" office:value-type="float" office:value="0.390625">
            <text:p>0.390625</text:p>
          </table:table-cell>
          <table:table-cell office:value-type="float" office:value="9">
            <text:p>9</text:p>
          </table:table-cell>
          <table:table-cell table:style-name="ce1" office:value-type="float" office:value="0.0145">
            <text:p>1.45E-002</text:p>
          </table:table-cell>
          <table:table-cell table:style-name="ce1" office:value-type="float" office:value="294">
            <text:p>2.94E+002</text:p>
          </table:table-cell>
          <table:table-cell table:style-name="ce1"/>
          <table:table-cell/>
          <table:table-cell table:style-name="ce1" office:value-type="float" office:value="0.0543">
            <text:p>5.43E-002</text:p>
          </table:table-cell>
          <table:table-cell table:style-name="ce1" office:value-type="float" office:value="0.101">
            <text:p>1.01E-001</text:p>
          </table:table-cell>
          <table:table-cell table:number-columns-repeated="12"/>
        </table:table-row>
        <table:table-row table:style-name="ro2">
          <table:table-cell table:formula="of:=2*100/(2^[.B11])" office:value-type="float" office:value="0.1953125">
            <text:p>0.1953125</text:p>
          </table:table-cell>
          <table:table-cell office:value-type="float" office:value="10">
            <text:p>10</text:p>
          </table:table-cell>
          <table:table-cell table:style-name="ce1" office:value-type="float" office:value="0.00363">
            <text:p>3.63E-003</text:p>
          </table:table-cell>
          <table:table-cell table:style-name="ce1" office:value-type="float" office:value="128">
            <text:p>1.28E+002</text:p>
          </table:table-cell>
          <table:table-cell table:number-columns-repeated="2"/>
          <table:table-cell table:style-name="ce1" office:value-type="float" office:value="0.0439">
            <text:p>4.39E-002</text:p>
          </table:table-cell>
          <table:table-cell table:style-name="ce1" office:value-type="float" office:value="0.0537">
            <text:p>5.37E-002</text:p>
          </table:table-cell>
          <table:table-cell table:number-columns-repeated="12"/>
        </table:table-row>
        <table:table-row table:style-name="ro2">
          <table:table-cell table:formula="of:=2*100/(2^[.B12])" office:value-type="float" office:value="0.09765625">
            <text:p>0.09765625</text:p>
          </table:table-cell>
          <table:table-cell office:value-type="float" office:value="11">
            <text:p>11</text:p>
          </table:table-cell>
          <table:table-cell table:style-name="ce1"/>
          <table:table-cell table:number-columns-repeated="17"/>
        </table:table-row>
        <table:table-row table:style-name="ro2">
          <table:table-cell table:formula="of:=2*100/(2^[.B13])" office:value-type="float" office:value="0.048828125">
            <text:p>0.048828125</text:p>
          </table:table-cell>
          <table:table-cell office:value-type="float" office:value="12">
            <text:p>12</text:p>
          </table:table-cell>
          <table:table-cell table:style-name="ce1"/>
          <table:table-cell table:number-columns-repeated="17"/>
        </table:table-row>
        <table:table-row table:style-name="ro2">
          <table:table-cell table:formula="of:=2*100/(2^[.B14])" office:value-type="float" office:value="0.0244140625">
            <text:p>0.0244140625</text:p>
          </table:table-cell>
          <table:table-cell office:value-type="float" office:value="13">
            <text:p>13</text:p>
          </table:table-cell>
          <table:table-cell table:style-name="ce1"/>
          <table:table-cell table:number-columns-repeated="17"/>
        </table:table-row>
        <table:table-row table:style-name="ro2">
          <table:table-cell table:formula="of:=2*100/(2^[.B15])" office:value-type="float" office:value="0.01220703125">
            <text:p>0.0122070313</text:p>
          </table:table-cell>
          <table:table-cell office:value-type="float" office:value="14">
            <text:p>14</text:p>
          </table:table-cell>
          <table:table-cell table:style-name="ce1"/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3">
          <table:table-cell office:value-type="string">
            <text:p>trendlines:</text:p>
          </table:table-cell>
          <table:table-cell/>
          <table:table-cell table:formula="of:=CONCATENATE(&quot;t1a = &quot;;TEXT([.C19];&quot;0.00&quot;);&quot;*h^&quot;;TEXT([.C18];&quot;0.00&quot;))" office:value-type="string" office:string-value="t1a = 0.10*h^2.00">
            <text:p>t1a = 0.10*h^2.00</text:p>
          </table:table-cell>
          <table:table-cell/>
          <table:table-cell table:formula="of:=CONCATENATE(&quot;t1b = &quot;;TEXT([.E19];&quot;0.00&quot;);&quot;*h^&quot;;TEXT([.E18];&quot;0.00&quot;))" office:value-type="string" office:string-value="t1b = 573.61*h^0.61">
            <text:p>t1b = 573.61*h^0.61</text:p>
          </table:table-cell>
          <table:table-cell/>
          <table:table-cell table:formula="of:=CONCATENATE(&quot;t2 = &quot;;TEXT([.G19];&quot;0.00&quot;);&quot;*h^&quot;;TEXT([.G18];&quot;0.00&quot;))" office:value-type="string" office:string-value="t2 = 0.27*h^1.90">
            <text:p>t2 = 0.27*h^1.90</text:p>
          </table:table-cell>
          <table:table-cell/>
          <table:table-cell table:formula="of:=CONCATENATE(&quot;t3 = &quot;;TEXT([.I19];&quot;0.00&quot;);&quot;*h^&quot;;TEXT([.I18];&quot;0.00&quot;))" office:value-type="string" office:string-value="t3 = 0.12*h^2.00">
            <text:p>t3 = 0.12*h^2.00</text:p>
          </table:table-cell>
          <table:table-cell/>
          <table:table-cell table:formula="of:=CONCATENATE(&quot;t4 = &quot;;TEXT([.K19];&quot;0.00&quot;);&quot;*h^&quot;;TEXT([.K18];&quot;0.00&quot;))" office:value-type="string" office:string-value="t4 = 0.12*h^1.96">
            <text:p>t4 = 0.12*h^1.96</text:p>
          </table:table-cell>
          <table:table-cell/>
          <table:table-cell table:formula="of:=CONCATENATE(&quot;t5 = &quot;;TEXT([.M19];&quot;0.00&quot;);&quot;*h^&quot;;TEXT([.M18];&quot;0.00&quot;))" office:value-type="string" office:string-value="t5 = 0.12*h^1.97">
            <text:p>t5 = 0.12*h^1.97</text:p>
          </table:table-cell>
          <table:table-cell table:number-columns-repeated="7"/>
        </table:table-row>
        <table:table-row table:style-name="ro2">
          <table:table-cell office:value-type="string">
            <text:p>y=b*x^a</text:p>
          </table:table-cell>
          <table:table-cell office:value-type="string">
            <text:p>a=</text:p>
          </table:table-cell>
          <table:table-cell table:formula="of:= SLOPE(LN([.C4:.C11]);LN([.$A$4:.$A$11]))" office:value-type="float" office:value="1.99811944729963">
            <text:p>1.9981194473</text:p>
          </table:table-cell>
          <table:table-cell/>
          <table:table-cell table:formula="of:= SLOPE(LN([.D4:.D10]);LN([.$A$4:.$A$10]))" office:value-type="float" office:value="0.614191865406684">
            <text:p>0.6141918654</text:p>
          </table:table-cell>
          <table:table-cell/>
          <table:table-cell table:formula="of:= SLOPE(LN([.E4:.E8]);LN([.$A$4:.$A$8]))" office:value-type="float" office:value="1.90496157996413">
            <text:p>1.90496158</text:p>
          </table:table-cell>
          <table:table-cell/>
          <table:table-cell table:formula="of:= SLOPE(LN([.F4:.F7]);LN([.$A$4:.$A$7]))" office:value-type="float" office:value="1.99543695558854">
            <text:p>1.9954369556</text:p>
          </table:table-cell>
          <table:table-cell/>
          <table:table-cell table:formula="of:= SLOPE(LN([.G4:.G8]);LN([.$A$4:.$A$8]))" office:value-type="float" office:value="1.96489643191164">
            <text:p>1.9648964319</text:p>
          </table:table-cell>
          <table:table-cell/>
          <table:table-cell table:formula="of:= SLOPE(LN([.H4:.H8]);LN([.$A$4:.$A$8]))" office:value-type="float" office:value="1.96736793775368">
            <text:p>1.967367937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b=</text:p>
          </table:table-cell>
          <table:table-cell table:formula="of:=EXP(INTERCEPT(LN([.C4:.C11]);LN([.$A$4:.$A$11])))" office:value-type="float" office:value="0.0950011868551206">
            <text:p>0.0950011869</text:p>
          </table:table-cell>
          <table:table-cell/>
          <table:table-cell table:formula="of:=EXP(INTERCEPT(LN([.D4:.D10]);LN([.$A$4:.$A$10])))" office:value-type="float" office:value="573.609292609008">
            <text:p>573.609292609</text:p>
          </table:table-cell>
          <table:table-cell/>
          <table:table-cell table:formula="of:=EXP(INTERCEPT(LN([.E4:.E8]);LN([.$A$4:.$A$8])))" office:value-type="float" office:value="0.26561653919755">
            <text:p>0.2656165392</text:p>
          </table:table-cell>
          <table:table-cell/>
          <table:table-cell table:formula="of:=EXP(INTERCEPT(LN([.F4:.F7]);LN([.$A$4:.$A$7])))" office:value-type="float" office:value="0.120117813339664">
            <text:p>0.1201178133</text:p>
          </table:table-cell>
          <table:table-cell/>
          <table:table-cell table:formula="of:=EXP(INTERCEPT(LN([.G4:.G8]);LN([.$A$4:.$A$8])))" office:value-type="float" office:value="0.123678034309172">
            <text:p>0.1236780343</text:p>
          </table:table-cell>
          <table:table-cell/>
          <table:table-cell table:formula="of:=EXP(INTERCEPT(LN([.H4:.H8]);LN([.$A$4:.$A$8])))" office:value-type="float" office:value="0.122670966270227">
            <text:p>0.1226709663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h=</text:p>
          </table:table-cell>
          <table:table-cell table:formula="of:=LN([.$B$21]/[.$A$11])/[.$A$20]" office:value-type="float" office:value="0.0485203026391962">
            <text:p>0.0485203026</text:p>
          </table:table-cell>
          <table:table-cell/>
          <table:table-cell table:formula="of:=LN([.$D$21]/[.$A$10])/[.$A$20]" office:value-type="float" office:value="0.0415888308335967">
            <text:p>0.0415888308</text:p>
          </table:table-cell>
          <table:table-cell/>
          <table:table-cell table:formula="of:=LN([.$F$21]/[.$A$8])/[.$A$20]" office:value-type="float" office:value="0.0277258872223978">
            <text:p>0.0277258872</text:p>
          </table:table-cell>
          <table:table-cell/>
          <table:table-cell table:formula="of:=LN([.$H$21]/[.$A$7])/[.$A$20]" office:value-type="float" office:value="0.0207944154167984">
            <text:p>0.0207944154</text:p>
          </table:table-cell>
          <table:table-cell/>
          <table:table-cell table:formula="of:=LN([.$J$21]/[.$A$8])/[.$A$20]" office:value-type="float" office:value="0.0277258872223978">
            <text:p>0.0277258872</text:p>
          </table:table-cell>
          <table:table-cell/>
          <table:table-cell table:formula="of:=LN([.$L$21]/[.$A$8])/[.$A$20]" office:value-type="float" office:value="0.0277258872223978">
            <text:p>0.0277258872</text:p>
          </table:table-cell>
          <table:table-cell table:number-columns-repeated="7"/>
        </table:table-row>
        <table:table-row table:style-name="ro2">
          <table:table-cell office:value-type="float" office:value="0">
            <text:p>0</text:p>
          </table:table-cell>
          <table:table-cell table:formula="of:=[.$A$4]" office:value-type="float" office:value="25">
            <text:p>25</text:p>
          </table:table-cell>
          <table:table-cell table:formula="of:=[.$C$19]*([.B21])^[.$C$18]" office:value-type="float" office:value="59.0174102798248">
            <text:p>59.0174102798</text:p>
          </table:table-cell>
          <table:table-cell table:formula="of:=[.$A$4]" office:value-type="float" office:value="25">
            <text:p>25</text:p>
          </table:table-cell>
          <table:table-cell table:formula="of:=[.$E$19]*([.D21])^[.$E$18]" office:value-type="float" office:value="4142.09027624981">
            <text:p>4142.0902762498</text:p>
          </table:table-cell>
          <table:table-cell table:formula="of:=[.$A$4]" office:value-type="float" office:value="25">
            <text:p>25</text:p>
          </table:table-cell>
          <table:table-cell table:formula="of:=[.$G$19]*([.F21])^[.$G$18]" office:value-type="float" office:value="122.257953409816">
            <text:p>122.2579534098</text:p>
          </table:table-cell>
          <table:table-cell table:formula="of:=[.$A$4]" office:value-type="float" office:value="25">
            <text:p>25</text:p>
          </table:table-cell>
          <table:table-cell table:formula="of:=[.$I$19]*([.H21])^[.$I$18]" office:value-type="float" office:value="73.9790197707565">
            <text:p>73.9790197708</text:p>
          </table:table-cell>
          <table:table-cell table:formula="of:=[.$A$4]" office:value-type="float" office:value="25">
            <text:p>25</text:p>
          </table:table-cell>
          <table:table-cell table:formula="of:=[.$K$19]*([.J21])^[.$K$18]" office:value-type="float" office:value="69.039861136202">
            <text:p>69.0398611362</text:p>
          </table:table-cell>
          <table:table-cell table:formula="of:=[.$A$4]" office:value-type="float" office:value="25">
            <text:p>25</text:p>
          </table:table-cell>
          <table:table-cell table:formula="of:=[.$M$19]*([.L21])^[.$M$18]" office:value-type="float" office:value="69.0246380794259">
            <text:p>69.0246380794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table:formula="of:=[.B21]/EXP([.$C$20])" office:value-type="float" office:value="23.8159499510984">
            <text:p>23.8159499511</text:p>
          </table:table-cell>
          <table:table-cell table:formula="of:=[.$C$19]*([.B22])^[.$C$18]" office:value-type="float" office:value="53.5643175785966">
            <text:p>53.5643175786</text:p>
          </table:table-cell>
          <table:table-cell table:formula="of:=[.D21]/EXP([.$E$20])" office:value-type="float" office:value="23.9816029831316">
            <text:p>23.9816029831</text:p>
          </table:table-cell>
          <table:table-cell table:formula="of:=[.$E$19]*([.D22])^[.$E$18]" office:value-type="float" office:value="4037.62656923356">
            <text:p>4037.6265692336</text:p>
          </table:table-cell>
          <table:table-cell table:formula="of:=[.F21]/EXP([.$G$20])" office:value-type="float" office:value="24.3163736853071">
            <text:p>24.3163736853</text:p>
          </table:table-cell>
          <table:table-cell table:formula="of:=[.$G$19]*([.F22])^[.$G$18]" office:value-type="float" office:value="115.968248623623">
            <text:p>115.9682486236</text:p>
          </table:table-cell>
          <table:table-cell table:formula="of:=[.H21]/EXP([.$I$20])" office:value-type="float" office:value="24.4855074396732">
            <text:p>24.4855074397</text:p>
          </table:table-cell>
          <table:table-cell table:formula="of:=[.$I$19]*([.H22])^[.$I$18]" office:value-type="float" office:value="70.9721531819049">
            <text:p>70.9721531819</text:p>
          </table:table-cell>
          <table:table-cell table:formula="of:=[.J21]/EXP([.$K$20])" office:value-type="float" office:value="24.3163736853071">
            <text:p>24.3163736853</text:p>
          </table:table-cell>
          <table:table-cell table:formula="of:=[.$K$19]*([.J22])^[.$K$18]" office:value-type="float" office:value="65.3792897972232">
            <text:p>65.3792897972</text:p>
          </table:table-cell>
          <table:table-cell table:formula="of:=[.L21]/EXP([.$M$20])" office:value-type="float" office:value="24.3163736853071">
            <text:p>24.3163736853</text:p>
          </table:table-cell>
          <table:table-cell table:formula="of:=[.$M$19]*([.L22])^[.$M$18]" office:value-type="float" office:value="65.3603949296889">
            <text:p>65.3603949297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table:formula="of:=[.B22]/EXP([.$C$20])" office:value-type="float" office:value="22.687978882929">
            <text:p>22.6879788829</text:p>
          </table:table-cell>
          <table:table-cell table:formula="of:=[.$C$19]*([.B23])^[.$C$18]" office:value-type="float" office:value="48.6150799239926">
            <text:p>48.615079924</text:p>
          </table:table-cell>
          <table:table-cell table:formula="of:=[.D22]/EXP([.$E$20])" office:value-type="float" office:value="23.0046912656219">
            <text:p>23.0046912656</text:p>
          </table:table-cell>
          <table:table-cell table:formula="of:=[.$E$19]*([.D23])^[.$E$18]" office:value-type="float" office:value="3935.79744170636">
            <text:p>3935.7974417064</text:p>
          </table:table-cell>
          <table:table-cell table:formula="of:=[.F22]/EXP([.$G$20])" office:value-type="float" office:value="23.6514411681399">
            <text:p>23.6514411681</text:p>
          </table:table-cell>
          <table:table-cell table:formula="of:=[.$G$19]*([.F23])^[.$G$18]" office:value-type="float" office:value="110.002125127597">
            <text:p>110.0021251276</text:p>
          </table:table-cell>
          <table:table-cell table:formula="of:=[.H22]/EXP([.$I$20])" office:value-type="float" office:value="23.9816029831316">
            <text:p>23.9816029831</text:p>
          </table:table-cell>
          <table:table-cell table:formula="of:=[.$I$19]*([.H23])^[.$I$18]" office:value-type="float" office:value="68.0875002518875">
            <text:p>68.0875002519</text:p>
          </table:table-cell>
          <table:table-cell table:formula="of:=[.J22]/EXP([.$K$20])" office:value-type="float" office:value="23.6514411681399">
            <text:p>23.6514411681</text:p>
          </table:table-cell>
          <table:table-cell table:formula="of:=[.$K$19]*([.J23])^[.$K$18]" office:value-type="float" office:value="61.9128060810645">
            <text:p>61.9128060811</text:p>
          </table:table-cell>
          <table:table-cell table:formula="of:=[.L22]/EXP([.$M$20])" office:value-type="float" office:value="23.6514411681399">
            <text:p>23.6514411681</text:p>
          </table:table-cell>
          <table:table-cell table:formula="of:=[.$M$19]*([.L23])^[.$M$18]" office:value-type="float" office:value="61.8906718561741">
            <text:p>61.8906718562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table:formula="of:=[.B23]/EXP([.$C$20])" office:value-type="float" office:value="21.6134307826966">
            <text:p>21.6134307827</text:p>
          </table:table-cell>
          <table:table-cell table:formula="of:=[.$C$19]*([.B24])^[.$C$18]" office:value-type="float" office:value="44.1231421001166">
            <text:p>44.1231421001</text:p>
          </table:table-cell>
          <table:table-cell table:formula="of:=[.D23]/EXP([.$E$20])" office:value-type="float" office:value="22.0675749072664">
            <text:p>22.0675749073</text:p>
          </table:table-cell>
          <table:table-cell table:formula="of:=[.$E$19]*([.D24])^[.$E$18]" office:value-type="float" office:value="3836.53644945249">
            <text:p>3836.5364494525</text:p>
          </table:table-cell>
          <table:table-cell table:formula="of:=[.F23]/EXP([.$G$20])" office:value-type="float" office:value="23.0046912656219">
            <text:p>23.0046912656</text:p>
          </table:table-cell>
          <table:table-cell table:formula="of:=[.$G$19]*([.F24])^[.$G$18]" office:value-type="float" office:value="104.342935900151">
            <text:p>104.3429359002</text:p>
          </table:table-cell>
          <table:table-cell table:formula="of:=[.H23]/EXP([.$I$20])" office:value-type="float" office:value="23.4880687303503">
            <text:p>23.4880687304</text:p>
          </table:table-cell>
          <table:table-cell table:formula="of:=[.$I$19]*([.H24])^[.$I$18]" office:value-type="float" office:value="65.3200936241674">
            <text:p>65.3200936242</text:p>
          </table:table-cell>
          <table:table-cell table:formula="of:=[.J23]/EXP([.$K$20])" office:value-type="float" office:value="23.0046912656219">
            <text:p>23.0046912656</text:p>
          </table:table-cell>
          <table:table-cell table:formula="of:=[.$K$19]*([.J24])^[.$K$18]" office:value-type="float" office:value="58.630119242964">
            <text:p>58.630119243</text:p>
          </table:table-cell>
          <table:table-cell table:formula="of:=[.L23]/EXP([.$M$20])" office:value-type="float" office:value="23.0046912656219">
            <text:p>23.0046912656</text:p>
          </table:table-cell>
          <table:table-cell table:formula="of:=[.$M$19]*([.L24])^[.$M$18]" office:value-type="float" office:value="58.6051425626973">
            <text:p>58.6051425627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table:formula="of:=[.B24]/EXP([.$C$20])" office:value-type="float" office:value="20.5897754316893">
            <text:p>20.5897754317</text:p>
          </table:table-cell>
          <table:table-cell table:formula="of:=[.$C$19]*([.B25])^[.$C$18]" office:value-type="float" office:value="40.0462505015089">
            <text:p>40.0462505015</text:p>
          </table:table-cell>
          <table:table-cell table:formula="of:=[.D24]/EXP([.$E$20])" office:value-type="float" office:value="21.1686328090632">
            <text:p>21.1686328091</text:p>
          </table:table-cell>
          <table:table-cell table:formula="of:=[.$E$19]*([.D25])^[.$E$18]" office:value-type="float" office:value="3739.77882398238">
            <text:p>3739.7788239824</text:p>
          </table:table-cell>
          <table:table-cell table:formula="of:=[.F24]/EXP([.$G$20])" office:value-type="float" office:value="22.3756267731993">
            <text:p>22.3756267732</text:p>
          </table:table-cell>
          <table:table-cell table:formula="of:=[.$G$19]*([.F25])^[.$G$18]" office:value-type="float" office:value="98.9748903453836">
            <text:p>98.9748903454</text:p>
          </table:table-cell>
          <table:table-cell table:formula="of:=[.H24]/EXP([.$I$20])" office:value-type="float" office:value="23.0046912656219">
            <text:p>23.0046912656</text:p>
          </table:table-cell>
          <table:table-cell table:formula="of:=[.$I$19]*([.H25])^[.$I$18]" office:value-type="float" office:value="62.6651678396977">
            <text:p>62.6651678397</text:p>
          </table:table-cell>
          <table:table-cell table:formula="of:=[.J24]/EXP([.$K$20])" office:value-type="float" office:value="22.3756267731993">
            <text:p>22.3756267732</text:p>
          </table:table-cell>
          <table:table-cell table:formula="of:=[.$K$19]*([.J25])^[.$K$18]" office:value-type="float" office:value="55.5214841650588">
            <text:p>55.5214841651</text:p>
          </table:table-cell>
          <table:table-cell table:formula="of:=[.L24]/EXP([.$M$20])" office:value-type="float" office:value="22.3756267731993">
            <text:p>22.3756267732</text:p>
          </table:table-cell>
          <table:table-cell table:formula="of:=[.$M$19]*([.L25])^[.$M$18]" office:value-type="float" office:value="55.4940289350152">
            <text:p>55.494028935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table:formula="of:=[.B25]/EXP([.$C$20])" office:value-type="float" office:value="19.6146024474188">
            <text:p>19.6146024474</text:p>
          </table:table-cell>
          <table:table-cell table:formula="of:=[.$C$19]*([.B26])^[.$C$18]" office:value-type="float" office:value="36.3460556727977">
            <text:p>36.3460556728</text:p>
          </table:table-cell>
          <table:table-cell table:formula="of:=[.D25]/EXP([.$E$20])" office:value-type="float" office:value="20.3063099089059">
            <text:p>20.3063099089</text:p>
          </table:table-cell>
          <table:table-cell table:formula="of:=[.$E$19]*([.D26])^[.$E$18]" office:value-type="float" office:value="3645.46143027078">
            <text:p>3645.4614302708</text:p>
          </table:table-cell>
          <table:table-cell table:formula="of:=[.F25]/EXP([.$G$20])" office:value-type="float" office:value="21.7637640824031">
            <text:p>21.7637640824</text:p>
          </table:table-cell>
          <table:table-cell table:formula="of:=[.$G$19]*([.F26])^[.$G$18]" office:value-type="float" office:value="93.8830102332448">
            <text:p>93.8830102332</text:p>
          </table:table-cell>
          <table:table-cell table:formula="of:=[.H25]/EXP([.$I$20])" office:value-type="float" office:value="22.5312615652707">
            <text:p>22.5312615653</text:p>
          </table:table-cell>
          <table:table-cell table:formula="of:=[.$I$19]*([.H26])^[.$I$18]" office:value-type="float" office:value="60.1181511308274">
            <text:p>60.1181511308</text:p>
          </table:table-cell>
          <table:table-cell table:formula="of:=[.J25]/EXP([.$K$20])" office:value-type="float" office:value="21.7637640824031">
            <text:p>21.7637640824</text:p>
          </table:table-cell>
          <table:table-cell table:formula="of:=[.$K$19]*([.J26])^[.$K$18]" office:value-type="float" office:value="52.577672426631">
            <text:p>52.5776724266</text:p>
          </table:table-cell>
          <table:table-cell table:formula="of:=[.L25]/EXP([.$M$20])" office:value-type="float" office:value="21.7637640824031">
            <text:p>21.7637640824</text:p>
          </table:table-cell>
          <table:table-cell table:formula="of:=[.$M$19]*([.L26])^[.$M$18]" office:value-type="float" office:value="52.5480719400298">
            <text:p>52.54807194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table:formula="of:=[.B26]/EXP([.$C$20])" office:value-type="float" office:value="18.6856156079367">
            <text:p>18.6856156079</text:p>
          </table:table-cell>
          <table:table-cell table:formula="of:=[.$C$19]*([.B27])^[.$C$18]" office:value-type="float" office:value="32.9877515729053">
            <text:p>32.9877515729</text:p>
          </table:table-cell>
          <table:table-cell table:formula="of:=[.D26]/EXP([.$E$20])" office:value-type="float" office:value="19.4791144915125">
            <text:p>19.4791144915</text:p>
          </table:table-cell>
          <table:table-cell table:formula="of:=[.$E$19]*([.D27])^[.$E$18]" office:value-type="float" office:value="3553.52272556065">
            <text:p>3553.5227255607</text:p>
          </table:table-cell>
          <table:table-cell table:formula="of:=[.F26]/EXP([.$G$20])" office:value-type="float" office:value="21.1686328090632">
            <text:p>21.1686328091</text:p>
          </table:table-cell>
          <table:table-cell table:formula="of:=[.$G$19]*([.F27])^[.$G$18]" office:value-type="float" office:value="89.0530879064181">
            <text:p>89.0530879064</text:p>
          </table:table-cell>
          <table:table-cell table:formula="of:=[.H26]/EXP([.$I$20])" office:value-type="float" office:value="22.0675749072664">
            <text:p>22.0675749073</text:p>
          </table:table-cell>
          <table:table-cell table:formula="of:=[.$I$19]*([.H27])^[.$I$18]" office:value-type="float" office:value="57.6746575487419">
            <text:p>57.6746575487</text:p>
          </table:table-cell>
          <table:table-cell table:formula="of:=[.J26]/EXP([.$K$20])" office:value-type="float" office:value="21.1686328090632">
            <text:p>21.1686328091</text:p>
          </table:table-cell>
          <table:table-cell table:formula="of:=[.$K$19]*([.J27])^[.$K$18]" office:value-type="float" office:value="49.7899449082421">
            <text:p>49.7899449082</text:p>
          </table:table-cell>
          <table:table-cell table:formula="of:=[.L26]/EXP([.$M$20])" office:value-type="float" office:value="21.1686328090632">
            <text:p>21.1686328091</text:p>
          </table:table-cell>
          <table:table-cell table:formula="of:=[.$M$19]*([.L27])^[.$M$18]" office:value-type="float" office:value="49.7585040698359">
            <text:p>49.7585040698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table:formula="of:=[.B27]/EXP([.$C$20])" office:value-type="float" office:value="17.8006274449634">
            <text:p>17.800627445</text:p>
          </table:table-cell>
          <table:table-cell table:formula="of:=[.$C$19]*([.B28])^[.$C$18]" office:value-type="float" office:value="29.9397481705324">
            <text:p>29.9397481705</text:p>
          </table:table-cell>
          <table:table-cell table:formula="of:=[.D27]/EXP([.$E$20])" office:value-type="float" office:value="18.6856156079367">
            <text:p>18.6856156079</text:p>
          </table:table-cell>
          <table:table-cell table:formula="of:=[.$E$19]*([.D28])^[.$E$18]" office:value-type="float" office:value="3463.90271920612">
            <text:p>3463.9027192061</text:p>
          </table:table-cell>
          <table:table-cell table:formula="of:=[.F27]/EXP([.$G$20])" office:value-type="float" office:value="20.5897754316893">
            <text:p>20.5897754317</text:p>
          </table:table-cell>
          <table:table-cell table:formula="of:=[.$G$19]*([.F28])^[.$G$18]" office:value-type="float" office:value="84.4716466372953">
            <text:p>84.4716466373</text:p>
          </table:table-cell>
          <table:table-cell table:formula="of:=[.H27]/EXP([.$I$20])" office:value-type="float" office:value="21.6134307826966">
            <text:p>21.6134307827</text:p>
          </table:table-cell>
          <table:table-cell table:formula="of:=[.$I$19]*([.H28])^[.$I$18]" office:value-type="float" office:value="55.3304794108839">
            <text:p>55.3304794109</text:p>
          </table:table-cell>
          <table:table-cell table:formula="of:=[.J27]/EXP([.$K$20])" office:value-type="float" office:value="20.5897754316893">
            <text:p>20.5897754317</text:p>
          </table:table-cell>
          <table:table-cell table:formula="of:=[.$K$19]*([.J28])^[.$K$18]" office:value-type="float" office:value="47.150025848427">
            <text:p>47.1500258484</text:p>
          </table:table-cell>
          <table:table-cell table:formula="of:=[.L27]/EXP([.$M$20])" office:value-type="float" office:value="20.5897754316893">
            <text:p>20.5897754317</text:p>
          </table:table-cell>
          <table:table-cell table:formula="of:=[.$M$19]*([.L28])^[.$M$18]" office:value-type="float" office:value="47.1170232486071">
            <text:p>47.1170232486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table:formula="of:=[.B28]/EXP([.$C$20])" office:value-type="float" office:value="16.9575540930959">
            <text:p>16.9575540931</text:p>
          </table:table-cell>
          <table:table-cell table:formula="of:=[.$C$19]*([.B29])^[.$C$18]" office:value-type="float" office:value="27.1733742911764">
            <text:p>27.1733742912</text:p>
          </table:table-cell>
          <table:table-cell table:formula="of:=[.D28]/EXP([.$E$20])" office:value-type="float" office:value="17.9244406001978">
            <text:p>17.9244406002</text:p>
          </table:table-cell>
          <table:table-cell table:formula="of:=[.$E$19]*([.D29])^[.$E$18]" office:value-type="float" office:value="3376.54293352817">
            <text:p>3376.5429335282</text:p>
          </table:table-cell>
          <table:table-cell table:formula="of:=[.F28]/EXP([.$G$20])" office:value-type="float" office:value="20.0267469397405">
            <text:p>20.0267469397</text:p>
          </table:table-cell>
          <table:table-cell table:formula="of:=[.$G$19]*([.F29])^[.$G$18]" office:value-type="float" office:value="80.1259030244344">
            <text:p>80.1259030244</text:p>
          </table:table-cell>
          <table:table-cell table:formula="of:=[.H28]/EXP([.$I$20])" office:value-type="float" office:value="21.1686328090632">
            <text:p>21.1686328091</text:p>
          </table:table-cell>
          <table:table-cell table:formula="of:=[.$I$19]*([.H29])^[.$I$18]" office:value-type="float" office:value="53.0815800553466">
            <text:p>53.0815800553</text:p>
          </table:table-cell>
          <table:table-cell table:formula="of:=[.J28]/EXP([.$K$20])" office:value-type="float" office:value="20.0267469397405">
            <text:p>20.0267469397</text:p>
          </table:table-cell>
          <table:table-cell table:formula="of:=[.$K$19]*([.J29])^[.$K$18]" office:value-type="float" office:value="44.6500782759317">
            <text:p>44.6500782759</text:p>
          </table:table-cell>
          <table:table-cell table:formula="of:=[.L28]/EXP([.$M$20])" office:value-type="float" office:value="20.0267469397405">
            <text:p>20.0267469397</text:p>
          </table:table-cell>
          <table:table-cell table:formula="of:=[.$M$19]*([.L29])^[.$M$18]" office:value-type="float" office:value="44.6157681246608">
            <text:p>44.6157681247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table:formula="of:=[.B29]/EXP([.$C$20])" office:value-type="float" office:value="16.1544103829686">
            <text:p>16.154410383</text:p>
          </table:table-cell>
          <table:table-cell table:formula="of:=[.$C$19]*([.B30])^[.$C$18]" office:value-type="float" office:value="24.6626079205007">
            <text:p>24.6626079205</text:p>
          </table:table-cell>
          <table:table-cell table:formula="of:=[.D29]/EXP([.$E$20])" office:value-type="float" office:value="17.1942727267468">
            <text:p>17.1942727267</text:p>
          </table:table-cell>
          <table:table-cell table:formula="of:=[.$E$19]*([.D30])^[.$E$18]" office:value-type="float" office:value="3291.38636565751">
            <text:p>3291.3863656575</text:p>
          </table:table-cell>
          <table:table-cell table:formula="of:=[.F29]/EXP([.$G$20])" office:value-type="float" office:value="19.4791144915125">
            <text:p>19.4791144915</text:p>
          </table:table-cell>
          <table:table-cell table:formula="of:=[.$G$19]*([.F30])^[.$G$18]" office:value-type="float" office:value="76.0037313235762">
            <text:p>76.0037313236</text:p>
          </table:table-cell>
          <table:table-cell table:formula="of:=[.H29]/EXP([.$I$20])" office:value-type="float" office:value="20.732988645361">
            <text:p>20.7329886454</text:p>
          </table:table-cell>
          <table:table-cell table:formula="of:=[.$I$19]*([.H30])^[.$I$18]" office:value-type="float" office:value="50.9240868897644">
            <text:p>50.9240868898</text:p>
          </table:table-cell>
          <table:table-cell table:formula="of:=[.J29]/EXP([.$K$20])" office:value-type="float" office:value="19.4791144915125">
            <text:p>19.4791144915</text:p>
          </table:table-cell>
          <table:table-cell table:formula="of:=[.$K$19]*([.J30])^[.$K$18]" office:value-type="float" office:value="42.2826807445608">
            <text:p>42.2826807446</text:p>
          </table:table-cell>
          <table:table-cell table:formula="of:=[.L29]/EXP([.$M$20])" office:value-type="float" office:value="19.4791144915125">
            <text:p>19.4791144915</text:p>
          </table:table-cell>
          <table:table-cell table:formula="of:=[.$M$19]*([.L30])^[.$M$18]" office:value-type="float" office:value="42.2472946741676">
            <text:p>42.2472946742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table:formula="of:=[.B30]/EXP([.$C$20])" office:value-type="float" office:value="15.3893051668114">
            <text:p>15.3893051668</text:p>
          </table:table-cell>
          <table:table-cell table:formula="of:=[.$C$19]*([.B31])^[.$C$18]" office:value-type="float" office:value="22.3838314271425">
            <text:p>22.3838314271</text:p>
          </table:table-cell>
          <table:table-cell table:formula="of:=[.D30]/EXP([.$E$20])" office:value-type="float" office:value="16.4938488846612">
            <text:p>16.4938488847</text:p>
          </table:table-cell>
          <table:table-cell table:formula="of:=[.$E$19]*([.D31])^[.$E$18]" office:value-type="float" office:value="3208.37745033986">
            <text:p>3208.3774503399</text:p>
          </table:table-cell>
          <table:table-cell table:formula="of:=[.F30]/EXP([.$G$20])" office:value-type="float" office:value="18.94645708138">
            <text:p>18.9464570814</text:p>
          </table:table-cell>
          <table:table-cell table:formula="of:=[.$G$19]*([.F31])^[.$G$18]" office:value-type="float" office:value="72.0936296136942">
            <text:p>72.0936296137</text:p>
          </table:table-cell>
          <table:table-cell table:formula="of:=[.H30]/EXP([.$I$20])" office:value-type="float" office:value="20.3063099089059">
            <text:p>20.3063099089</text:p>
          </table:table-cell>
          <table:table-cell table:formula="of:=[.$I$19]*([.H31])^[.$I$18]" office:value-type="float" office:value="48.8542847227298">
            <text:p>48.8542847227</text:p>
          </table:table-cell>
          <table:table-cell table:formula="of:=[.J30]/EXP([.$K$20])" office:value-type="float" office:value="18.94645708138">
            <text:p>18.9464570814</text:p>
          </table:table-cell>
          <table:table-cell table:formula="of:=[.$K$19]*([.J31])^[.$K$18]" office:value-type="float" office:value="40.0408053015703">
            <text:p>40.0408053016</text:p>
          </table:table-cell>
          <table:table-cell table:formula="of:=[.L30]/EXP([.$M$20])" office:value-type="float" office:value="18.94645708138">
            <text:p>18.9464570814</text:p>
          </table:table-cell>
          <table:table-cell table:formula="of:=[.$M$19]*([.L31])^[.$M$18]" office:value-type="float" office:value="40.0045540468775">
            <text:p>40.0045540469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table:formula="of:=[.B31]/EXP([.$C$20])" office:value-type="float" office:value="14.6604368653985">
            <text:p>14.6604368654</text:p>
          </table:table-cell>
          <table:table-cell table:formula="of:=[.$C$19]*([.B32])^[.$C$18]" office:value-type="float" office:value="20.315609402453">
            <text:p>20.3156094025</text:p>
          </table:table-cell>
          <table:table-cell table:formula="of:=[.D31]/EXP([.$E$20])" office:value-type="float" office:value="15.8219574246285">
            <text:p>15.8219574246</text:p>
          </table:table-cell>
          <table:table-cell table:formula="of:=[.$E$19]*([.D32])^[.$E$18]" office:value-type="float" office:value="3127.46202367917">
            <text:p>3127.4620236792</text:p>
          </table:table-cell>
          <table:table-cell table:formula="of:=[.F31]/EXP([.$G$20])" office:value-type="float" office:value="18.4283652161388">
            <text:p>18.4283652161</text:p>
          </table:table-cell>
          <table:table-cell table:formula="of:=[.$G$19]*([.F32])^[.$G$18]" office:value-type="float" office:value="68.3846877036717">
            <text:p>68.3846877037</text:p>
          </table:table-cell>
          <table:table-cell table:formula="of:=[.H31]/EXP([.$I$20])" office:value-type="float" office:value="19.8884120938729">
            <text:p>19.8884120939</text:p>
          </table:table-cell>
          <table:table-cell table:formula="of:=[.$I$19]*([.H32])^[.$I$18]" office:value-type="float" office:value="46.8686093662541">
            <text:p>46.8686093663</text:p>
          </table:table-cell>
          <table:table-cell table:formula="of:=[.J31]/EXP([.$K$20])" office:value-type="float" office:value="18.4283652161388">
            <text:p>18.4283652161</text:p>
          </table:table-cell>
          <table:table-cell table:formula="of:=[.$K$19]*([.J32])^[.$K$18]" office:value-type="float" office:value="37.9177966242005">
            <text:p>37.9177966242</text:p>
          </table:table-cell>
          <table:table-cell table:formula="of:=[.L31]/EXP([.$M$20])" office:value-type="float" office:value="18.4283652161388">
            <text:p>18.4283652161</text:p>
          </table:table-cell>
          <table:table-cell table:formula="of:=[.$M$19]*([.L32])^[.$M$18]" office:value-type="float" office:value="37.880871587929">
            <text:p>37.8808715879</text:p>
          </table:table-cell>
          <table:table-cell table:number-columns-repeated="7"/>
        </table:table-row>
        <table:table-row table:style-name="ro2">
          <table:table-cell office:value-type="float" office:value="12">
            <text:p>12</text:p>
          </table:table-cell>
          <table:table-cell table:formula="of:=[.B32]/EXP([.$C$20])" office:value-type="float" office:value="13.9660892259027">
            <text:p>13.9660892259</text:p>
          </table:table-cell>
          <table:table-cell table:formula="of:=[.$C$19]*([.B33])^[.$C$18]" office:value-type="float" office:value="18.4384870274071">
            <text:p>18.4384870274</text:p>
          </table:table-cell>
          <table:table-cell table:formula="of:=[.D32]/EXP([.$E$20])" office:value-type="float" office:value="15.1774360549381">
            <text:p>15.1774360549</text:p>
          </table:table-cell>
          <table:table-cell table:formula="of:=[.$E$19]*([.D33])^[.$E$18]" office:value-type="float" office:value="3048.58728779537">
            <text:p>3048.5872877954</text:p>
          </table:table-cell>
          <table:table-cell table:formula="of:=[.F32]/EXP([.$G$20])" office:value-type="float" office:value="17.9244406001978">
            <text:p>17.9244406002</text:p>
          </table:table-cell>
          <table:table-cell table:formula="of:=[.$G$19]*([.F33])^[.$G$18]" office:value-type="float" office:value="64.8665566900575">
            <text:p>64.8665566901</text:p>
          </table:table-cell>
          <table:table-cell table:formula="of:=[.H32]/EXP([.$I$20])" office:value-type="float" office:value="19.4791144915125">
            <text:p>19.4791144915</text:p>
          </table:table-cell>
          <table:table-cell table:formula="of:=[.$I$19]*([.H33])^[.$I$18]" office:value-type="float" office:value="44.9636414982554">
            <text:p>44.9636414983</text:p>
          </table:table-cell>
          <table:table-cell table:formula="of:=[.J32]/EXP([.$K$20])" office:value-type="float" office:value="17.9244406001978">
            <text:p>17.9244406002</text:p>
          </table:table-cell>
          <table:table-cell table:formula="of:=[.$K$19]*([.J33])^[.$K$18]" office:value-type="float" office:value="35.9073522624144">
            <text:p>35.9073522624</text:p>
          </table:table-cell>
          <table:table-cell table:formula="of:=[.L32]/EXP([.$M$20])" office:value-type="float" office:value="17.9244406001978">
            <text:p>17.9244406002</text:p>
          </table:table-cell>
          <table:table-cell table:formula="of:=[.$M$19]*([.L33])^[.$M$18]" office:value-type="float" office:value="35.8699269733056">
            <text:p>35.8699269733</text:p>
          </table:table-cell>
          <table:table-cell table:number-columns-repeated="7"/>
        </table:table-row>
        <table:table-row table:style-name="ro2">
          <table:table-cell office:value-type="float" office:value="13">
            <text:p>13</text:p>
          </table:table-cell>
          <table:table-cell table:formula="of:=[.B33]/EXP([.$C$20])" office:value-type="float" office:value="13.304627280667">
            <text:p>13.3046272807</text:p>
          </table:table-cell>
          <table:table-cell table:formula="of:=[.$C$19]*([.B34])^[.$C$18]" office:value-type="float" office:value="16.7348070700163">
            <text:p>16.73480707</text:p>
          </table:table-cell>
          <table:table-cell table:formula="of:=[.D33]/EXP([.$E$20])" office:value-type="float" office:value="14.5591698308557">
            <text:p>14.5591698309</text:p>
          </table:table-cell>
          <table:table-cell table:formula="of:=[.$E$19]*([.D34])^[.$E$18]" office:value-type="float" office:value="2971.70177637334">
            <text:p>2971.7017763733</text:p>
          </table:table-cell>
          <table:table-cell table:formula="of:=[.F33]/EXP([.$G$20])" office:value-type="float" office:value="17.4342958293801">
            <text:p>17.4342958294</text:p>
          </table:table-cell>
          <table:table-cell table:formula="of:=[.$G$19]*([.F34])^[.$G$18]" office:value-type="float" office:value="61.5294200809596">
            <text:p>61.529420081</text:p>
          </table:table-cell>
          <table:table-cell table:formula="of:=[.H33]/EXP([.$I$20])" office:value-type="float" office:value="19.078240112007">
            <text:p>19.078240112</text:p>
          </table:table-cell>
          <table:table-cell table:formula="of:=[.$I$19]*([.H34])^[.$I$18]" office:value-type="float" office:value="43.1361007745048">
            <text:p>43.1361007745</text:p>
          </table:table-cell>
          <table:table-cell table:formula="of:=[.J33]/EXP([.$K$20])" office:value-type="float" office:value="17.4342958293801">
            <text:p>17.4342958294</text:p>
          </table:table-cell>
          <table:table-cell table:formula="of:=[.$K$19]*([.J34])^[.$K$18]" office:value-type="float" office:value="34.003503929187">
            <text:p>34.0035039292</text:p>
          </table:table-cell>
          <table:table-cell table:formula="of:=[.L33]/EXP([.$M$20])" office:value-type="float" office:value="17.4342958293801">
            <text:p>17.4342958294</text:p>
          </table:table-cell>
          <table:table-cell table:formula="of:=[.$M$19]*([.L34])^[.$M$18]" office:value-type="float" office:value="33.9657353998238">
            <text:p>33.9657353998</text:p>
          </table:table-cell>
          <table:table-cell table:number-columns-repeated="7"/>
        </table:table-row>
        <table:table-row table:style-name="ro2">
          <table:table-cell office:value-type="float" office:value="14">
            <text:p>14</text:p>
          </table:table-cell>
          <table:table-cell table:formula="of:=[.B34]/EXP([.$C$20])" office:value-type="float" office:value="12.6744934973753">
            <text:p>12.6744934974</text:p>
          </table:table-cell>
          <table:table-cell table:formula="of:=[.$C$19]*([.B35])^[.$C$18]" office:value-type="float" office:value="15.1885437918195">
            <text:p>15.1885437918</text:p>
          </table:table-cell>
          <table:table-cell table:formula="of:=[.D34]/EXP([.$E$20])" office:value-type="float" office:value="13.9660892259027">
            <text:p>13.9660892259</text:p>
          </table:table-cell>
          <table:table-cell table:formula="of:=[.$E$19]*([.D35])^[.$E$18]" office:value-type="float" office:value="2896.75532108078">
            <text:p>2896.7553210808</text:p>
          </table:table-cell>
          <table:table-cell table:formula="of:=[.F34]/EXP([.$G$20])" office:value-type="float" office:value="16.9575540930959">
            <text:p>16.9575540931</text:p>
          </table:table-cell>
          <table:table-cell table:formula="of:=[.$G$19]*([.F35])^[.$G$18]" office:value-type="float" office:value="58.3639664055034">
            <text:p>58.3639664055</text:p>
          </table:table-cell>
          <table:table-cell table:formula="of:=[.H34]/EXP([.$I$20])" office:value-type="float" office:value="18.6856156079367">
            <text:p>18.6856156079</text:p>
          </table:table-cell>
          <table:table-cell table:formula="of:=[.$I$19]*([.H35])^[.$I$18]" office:value-type="float" office:value="41.3828401798914">
            <text:p>41.3828401799</text:p>
          </table:table-cell>
          <table:table-cell table:formula="of:=[.J34]/EXP([.$K$20])" office:value-type="float" office:value="16.9575540930959">
            <text:p>16.9575540931</text:p>
          </table:table-cell>
          <table:table-cell table:formula="of:=[.$K$19]*([.J35])^[.$K$18]" office:value-type="float" office:value="32.2005997828059">
            <text:p>32.2005997828</text:p>
          </table:table-cell>
          <table:table-cell table:formula="of:=[.L34]/EXP([.$M$20])" office:value-type="float" office:value="16.9575540930959">
            <text:p>16.9575540931</text:p>
          </table:table-cell>
          <table:table-cell table:formula="of:=[.$M$19]*([.L35])^[.$M$18]" office:value-type="float" office:value="32.162629773665">
            <text:p>32.1626297737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table:formula="of:=[.B35]/EXP([.$C$20])" office:value-type="float" office:value="12.0742041115606">
            <text:p>12.0742041116</text:p>
          </table:table-cell>
          <table:table-cell table:formula="of:=[.$C$19]*([.B36])^[.$C$18]" office:value-type="float" office:value="13.785152201088">
            <text:p>13.7851522011</text:p>
          </table:table-cell>
          <table:table-cell table:formula="of:=[.D35]/EXP([.$E$20])" office:value-type="float" office:value="13.3971682817037">
            <text:p>13.3971682817</text:p>
          </table:table-cell>
          <table:table-cell table:formula="of:=[.$E$19]*([.D36])^[.$E$18]" office:value-type="float" office:value="2823.69901883304">
            <text:p>2823.699018833</text:p>
          </table:table-cell>
          <table:table-cell table:formula="of:=[.F35]/EXP([.$G$20])" office:value-type="float" office:value="16.4938488846612">
            <text:p>16.4938488847</text:p>
          </table:table-cell>
          <table:table-cell table:formula="of:=[.$G$19]*([.F36])^[.$G$18]" office:value-type="float" office:value="55.3613632324291">
            <text:p>55.3613632324</text:p>
          </table:table-cell>
          <table:table-cell table:formula="of:=[.H35]/EXP([.$I$20])" office:value-type="float" office:value="18.3010711993203">
            <text:p>18.3010711993</text:p>
          </table:table-cell>
          <table:table-cell table:formula="of:=[.$I$19]*([.H36])^[.$I$18]" office:value-type="float" office:value="39.7008406092795">
            <text:p>39.7008406093</text:p>
          </table:table-cell>
          <table:table-cell table:formula="of:=[.J35]/EXP([.$K$20])" office:value-type="float" office:value="16.4938488846612">
            <text:p>16.4938488847</text:p>
          </table:table-cell>
          <table:table-cell table:formula="of:=[.$K$19]*([.J36])^[.$K$18]" office:value-type="float" office:value="30.4932876485835">
            <text:p>30.4932876486</text:p>
          </table:table-cell>
          <table:table-cell table:formula="of:=[.L35]/EXP([.$M$20])" office:value-type="float" office:value="16.4938488846612">
            <text:p>16.4938488847</text:p>
          </table:table-cell>
          <table:table-cell table:formula="of:=[.$M$19]*([.L36])^[.$M$18]" office:value-type="float" office:value="30.4552438444544">
            <text:p>30.4552438445</text:p>
          </table:table-cell>
          <table:table-cell table:number-columns-repeated="7"/>
        </table:table-row>
        <table:table-row table:style-name="ro2">
          <table:table-cell office:value-type="float" office:value="16">
            <text:p>16</text:p>
          </table:table-cell>
          <table:table-cell table:formula="of:=[.B36]/EXP([.$C$20])" office:value-type="float" office:value="11.5023456328109">
            <text:p>11.5023456328</text:p>
          </table:table-cell>
          <table:table-cell table:formula="of:=[.$C$19]*([.B37])^[.$C$18]" office:value-type="float" office:value="12.5114312347383">
            <text:p>12.5114312347</text:p>
          </table:table-cell>
          <table:table-cell table:formula="of:=[.D36]/EXP([.$E$20])" office:value-type="float" office:value="12.8514228332008">
            <text:p>12.8514228332</text:p>
          </table:table-cell>
          <table:table-cell table:formula="of:=[.$E$19]*([.D37])^[.$E$18]" office:value-type="float" office:value="2752.48519988351">
            <text:p>2752.4851998835</text:p>
          </table:table-cell>
          <table:table-cell table:formula="of:=[.F36]/EXP([.$G$20])" office:value-type="float" office:value="16.0428237195363">
            <text:p>16.0428237195</text:p>
          </table:table-cell>
          <table:table-cell table:formula="of:=[.$G$19]*([.F37])^[.$G$18]" office:value-type="float" office:value="52.5132325253336">
            <text:p>52.5132325253</text:p>
          </table:table-cell>
          <table:table-cell table:formula="of:=[.H36]/EXP([.$I$20])" office:value-type="float" office:value="17.9244406001978">
            <text:p>17.9244406002</text:p>
          </table:table-cell>
          <table:table-cell table:formula="of:=[.$I$19]*([.H37])^[.$I$18]" office:value-type="float" office:value="38.0872056686263">
            <text:p>38.0872056686</text:p>
          </table:table-cell>
          <table:table-cell table:formula="of:=[.J36]/EXP([.$K$20])" office:value-type="float" office:value="16.0428237195363">
            <text:p>16.0428237195</text:p>
          </table:table-cell>
          <table:table-cell table:formula="of:=[.$K$19]*([.J37])^[.$K$18]" office:value-type="float" office:value="28.8764991301734">
            <text:p>28.8764991302</text:p>
          </table:table-cell>
          <table:table-cell table:formula="of:=[.L36]/EXP([.$M$20])" office:value-type="float" office:value="16.0428237195363">
            <text:p>16.0428237195</text:p>
          </table:table-cell>
          <table:table-cell table:formula="of:=[.$M$19]*([.L37])^[.$M$18]" office:value-type="float" office:value="28.8384962346777">
            <text:p>28.8384962347</text:p>
          </table:table-cell>
          <table:table-cell table:number-columns-repeated="7"/>
        </table:table-row>
        <table:table-row table:style-name="ro2">
          <table:table-cell office:value-type="float" office:value="17">
            <text:p>17</text:p>
          </table:table-cell>
          <table:table-cell table:formula="of:=[.B37]/EXP([.$C$20])" office:value-type="float" office:value="10.9575715164504">
            <text:p>10.9575715165</text:p>
          </table:table-cell>
          <table:table-cell table:formula="of:=[.$C$19]*([.B38])^[.$C$18]" office:value-type="float" office:value="11.355399581967">
            <text:p>11.355399582</text:p>
          </table:table-cell>
          <table:table-cell table:formula="of:=[.D37]/EXP([.$E$20])" office:value-type="float" office:value="12.327908806167">
            <text:p>12.3279088062</text:p>
          </table:table-cell>
          <table:table-cell table:formula="of:=[.$E$19]*([.D38])^[.$E$18]" office:value-type="float" office:value="2683.0673967188">
            <text:p>2683.0673967188</text:p>
          </table:table-cell>
          <table:table-cell table:formula="of:=[.F37]/EXP([.$G$20])" office:value-type="float" office:value="15.6041318612701">
            <text:p>15.6041318613</text:p>
          </table:table-cell>
          <table:table-cell table:formula="of:=[.$G$19]*([.F38])^[.$G$18]" office:value-type="float" office:value="49.8116272657897">
            <text:p>49.8116272658</text:p>
          </table:table-cell>
          <table:table-cell table:formula="of:=[.H37]/EXP([.$I$20])" office:value-type="float" office:value="17.5555609467249">
            <text:p>17.5555609467</text:p>
          </table:table-cell>
          <table:table-cell table:formula="of:=[.$I$19]*([.H38])^[.$I$18]" office:value-type="float" office:value="36.5391566874071">
            <text:p>36.5391566874</text:p>
          </table:table-cell>
          <table:table-cell table:formula="of:=[.J37]/EXP([.$K$20])" office:value-type="float" office:value="15.6041318612701">
            <text:p>15.6041318613</text:p>
          </table:table-cell>
          <table:table-cell table:formula="of:=[.$K$19]*([.J38])^[.$K$18]" office:value-type="float" office:value="27.3454345633223">
            <text:p>27.3454345633</text:p>
          </table:table-cell>
          <table:table-cell table:formula="of:=[.L37]/EXP([.$M$20])" office:value-type="float" office:value="15.6041318612701">
            <text:p>15.6041318613</text:p>
          </table:table-cell>
          <table:table-cell table:formula="of:=[.$M$19]*([.L38])^[.$M$18]" office:value-type="float" office:value="27.3075753169172">
            <text:p>27.3075753169</text:p>
          </table:table-cell>
          <table:table-cell table:number-columns-repeated="7"/>
        </table:table-row>
        <table:table-row table:style-name="ro2">
          <table:table-cell office:value-type="float" office:value="18">
            <text:p>18</text:p>
          </table:table-cell>
          <table:table-cell table:formula="of:=[.B38]/EXP([.$C$20])" office:value-type="float" office:value="10.4385989928546">
            <text:p>10.4385989929</text:p>
          </table:table-cell>
          <table:table-cell table:formula="of:=[.$C$19]*([.B39])^[.$C$18]" office:value-type="float" office:value="10.3061829815374">
            <text:p>10.3061829815</text:p>
          </table:table-cell>
          <table:table-cell table:formula="of:=[.D38]/EXP([.$E$20])" office:value-type="float" office:value="11.8257205840699">
            <text:p>11.8257205841</text:p>
          </table:table-cell>
          <table:table-cell table:formula="of:=[.$E$19]*([.D39])^[.$E$18]" office:value-type="float" office:value="2615.40031373831">
            <text:p>2615.4003137383</text:p>
          </table:table-cell>
          <table:table-cell table:formula="of:=[.F38]/EXP([.$G$20])" office:value-type="float" office:value="15.1774360549381">
            <text:p>15.1774360549</text:p>
          </table:table-cell>
          <table:table-cell table:formula="of:=[.$G$19]*([.F39])^[.$G$18]" office:value-type="float" office:value="47.2490092791179">
            <text:p>47.2490092791</text:p>
          </table:table-cell>
          <table:table-cell table:formula="of:=[.H38]/EXP([.$I$20])" office:value-type="float" office:value="17.1942727267468">
            <text:p>17.1942727267</text:p>
          </table:table-cell>
          <table:table-cell table:formula="of:=[.$I$19]*([.H39])^[.$I$18]" office:value-type="float" office:value="35.05402793376">
            <text:p>35.0540279338</text:p>
          </table:table-cell>
          <table:table-cell table:formula="of:=[.J38]/EXP([.$K$20])" office:value-type="float" office:value="15.1774360549381">
            <text:p>15.1774360549</text:p>
          </table:table-cell>
          <table:table-cell table:formula="of:=[.$K$19]*([.J39])^[.$K$18]" office:value-type="float" office:value="25.8955487673915">
            <text:p>25.8955487674</text:p>
          </table:table-cell>
          <table:table-cell table:formula="of:=[.L38]/EXP([.$M$20])" office:value-type="float" office:value="15.1774360549381">
            <text:p>15.1774360549</text:p>
          </table:table-cell>
          <table:table-cell table:formula="of:=[.$M$19]*([.L39])^[.$M$18]" office:value-type="float" office:value="25.8579248938931">
            <text:p>25.8579248939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table:formula="of:=[.B39]/EXP([.$C$20])" office:value-type="float" office:value="9.94420604693647">
            <text:p>9.9442060469</text:p>
          </table:table-cell>
          <table:table-cell table:formula="of:=[.$C$19]*([.B40])^[.$C$18]" office:value-type="float" office:value="9.35391193257618">
            <text:p>9.3539119326</text:p>
          </table:table-cell>
          <table:table-cell table:formula="of:=[.D39]/EXP([.$E$20])" office:value-type="float" office:value="11.3439894414645">
            <text:p>11.3439894415</text:p>
          </table:table-cell>
          <table:table-cell table:formula="of:=[.$E$19]*([.D40])^[.$E$18]" office:value-type="float" office:value="2549.43979769859">
            <text:p>2549.4397976986</text:p>
          </table:table-cell>
          <table:table-cell table:formula="of:=[.F39]/EXP([.$G$20])" office:value-type="float" office:value="14.7624082678691">
            <text:p>14.7624082679</text:p>
          </table:table-cell>
          <table:table-cell table:formula="of:=[.$G$19]*([.F40])^[.$G$18]" office:value-type="float" office:value="44.8182282009368">
            <text:p>44.8182282009</text:p>
          </table:table-cell>
          <table:table-cell table:formula="of:=[.H39]/EXP([.$I$20])" office:value-type="float" office:value="16.8404197108211">
            <text:p>16.8404197108</text:p>
          </table:table-cell>
          <table:table-cell table:formula="of:=[.$I$19]*([.H40])^[.$I$18]" office:value-type="float" office:value="33.62926202411">
            <text:p>33.6292620241</text:p>
          </table:table-cell>
          <table:table-cell table:formula="of:=[.J39]/EXP([.$K$20])" office:value-type="float" office:value="14.7624082678691">
            <text:p>14.7624082679</text:p>
          </table:table-cell>
          <table:table-cell table:formula="of:=[.$K$19]*([.J40])^[.$K$18]" office:value-type="float" office:value="24.5225375523481">
            <text:p>24.5225375523</text:p>
          </table:table-cell>
          <table:table-cell table:formula="of:=[.L39]/EXP([.$M$20])" office:value-type="float" office:value="14.7624082678691">
            <text:p>14.7624082679</text:p>
          </table:table-cell>
          <table:table-cell table:formula="of:=[.$M$19]*([.L40])^[.$M$18]" office:value-type="float" office:value="24.4852306386934">
            <text:p>24.4852306387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table:formula="of:=[.B40]/EXP([.$C$20])" office:value-type="float" office:value="9.47322854068997">
            <text:p>9.4732285407</text:p>
          </table:table-cell>
          <table:table-cell table:formula="of:=[.$C$19]*([.B41])^[.$C$18]" office:value-type="float" office:value="8.48962885669035">
            <text:p>8.4896288567</text:p>
          </table:table-cell>
          <table:table-cell table:formula="of:=[.D40]/EXP([.$E$20])" office:value-type="float" office:value="10.8818820412015">
            <text:p>10.8818820412</text:p>
          </table:table-cell>
          <table:table-cell table:formula="of:=[.$E$19]*([.D41])^[.$E$18]" office:value-type="float" office:value="2485.14280890301">
            <text:p>2485.142808903</text:p>
          </table:table-cell>
          <table:table-cell table:formula="of:=[.F40]/EXP([.$G$20])" office:value-type="float" office:value="14.3587294374629">
            <text:p>14.3587294375</text:p>
          </table:table-cell>
          <table:table-cell table:formula="of:=[.$G$19]*([.F41])^[.$G$18]" office:value-type="float" office:value="42.5125015258045">
            <text:p>42.5125015258</text:p>
          </table:table-cell>
          <table:table-cell table:formula="of:=[.H40]/EXP([.$I$20])" office:value-type="float" office:value="16.4938488846611">
            <text:p>16.4938488847</text:p>
          </table:table-cell>
          <table:table-cell table:formula="of:=[.$I$19]*([.H41])^[.$I$18]" office:value-type="float" office:value="32.2624055193688">
            <text:p>32.2624055194</text:p>
          </table:table-cell>
          <table:table-cell table:formula="of:=[.J40]/EXP([.$K$20])" office:value-type="float" office:value="14.3587294374629">
            <text:p>14.3587294375</text:p>
          </table:table-cell>
          <table:table-cell table:formula="of:=[.$K$19]*([.J41])^[.$K$18]" office:value-type="float" office:value="23.2223249411718">
            <text:p>23.2223249412</text:p>
          </table:table-cell>
          <table:table-cell table:formula="of:=[.L40]/EXP([.$M$20])" office:value-type="float" office:value="14.3587294374629">
            <text:p>14.3587294375</text:p>
          </table:table-cell>
          <table:table-cell table:formula="of:=[.$M$19]*([.L41])^[.$M$18]" office:value-type="float" office:value="23.1854072548414">
            <text:p>23.1854072548</text:p>
          </table:table-cell>
          <table:table-cell table:number-columns-repeated="7"/>
        </table:table-row>
        <table:table-row table:style-name="ro2">
          <table:table-cell office:value-type="float" office:value="21">
            <text:p>21</text:p>
          </table:table-cell>
          <table:table-cell table:formula="of:=[.B41]/EXP([.$C$20])" office:value-type="float" office:value="9.02455747201558">
            <text:p>9.024557472</text:p>
          </table:table-cell>
          <table:table-cell table:formula="of:=[.$C$19]*([.B42])^[.$C$18]" office:value-type="float" office:value="7.70520383812289">
            <text:p>7.7052038381</text:p>
          </table:table-cell>
          <table:table-cell table:formula="of:=[.D41]/EXP([.$E$20])" office:value-type="float" office:value="10.4385989928546">
            <text:p>10.4385989929</text:p>
          </table:table-cell>
          <table:table-cell table:formula="of:=[.$E$19]*([.D42])^[.$E$18]" office:value-type="float" office:value="2422.46739311805">
            <text:p>2422.4673931181</text:p>
          </table:table-cell>
          <table:table-cell table:formula="of:=[.F41]/EXP([.$G$20])" office:value-type="float" office:value="13.9660892259027">
            <text:p>13.9660892259</text:p>
          </table:table-cell>
          <table:table-cell table:formula="of:=[.$G$19]*([.F42])^[.$G$18]" office:value-type="float" office:value="40.3253956822807">
            <text:p>40.3253956823</text:p>
          </table:table-cell>
          <table:table-cell table:formula="of:=[.H41]/EXP([.$I$20])" office:value-type="float" office:value="16.1544103829686">
            <text:p>16.154410383</text:p>
          </table:table-cell>
          <table:table-cell table:formula="of:=[.$I$19]*([.H42])^[.$I$18]" office:value-type="float" office:value="30.951104700126">
            <text:p>30.9511047001</text:p>
          </table:table-cell>
          <table:table-cell table:formula="of:=[.J41]/EXP([.$K$20])" office:value-type="float" office:value="13.9660892259027">
            <text:p>13.9660892259</text:p>
          </table:table-cell>
          <table:table-cell table:formula="of:=[.$K$19]*([.J42])^[.$K$18]" office:value-type="float" office:value="21.9910510697426">
            <text:p>21.9910510697</text:p>
          </table:table-cell>
          <table:table-cell table:formula="of:=[.L41]/EXP([.$M$20])" office:value-type="float" office:value="13.9660892259027">
            <text:p>13.9660892259</text:p>
          </table:table-cell>
          <table:table-cell table:formula="of:=[.$M$19]*([.L42])^[.$M$18]" office:value-type="float" office:value="21.9545863179803">
            <text:p>21.954586318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table:formula="of:=[.B42]/EXP([.$C$20])" office:value-type="float" office:value="8.59713636337338">
            <text:p>8.5971363634</text:p>
          </table:table-cell>
          <table:table-cell table:formula="of:=[.$C$19]*([.B43])^[.$C$18]" office:value-type="float" office:value="6.993258149352">
            <text:p>6.9932581494</text:p>
          </table:table-cell>
          <table:table-cell table:formula="of:=[.D42]/EXP([.$E$20])" office:value-type="float" office:value="10.0133734698703">
            <text:p>10.0133734699</text:p>
          </table:table-cell>
          <table:table-cell table:formula="of:=[.$E$19]*([.D43])^[.$E$18]" office:value-type="float" office:value="2361.37265419792">
            <text:p>2361.3726541979</text:p>
          </table:table-cell>
          <table:table-cell table:formula="of:=[.F42]/EXP([.$G$20])" office:value-type="float" office:value="13.5841857815757">
            <text:p>13.5841857816</text:p>
          </table:table-cell>
          <table:table-cell table:formula="of:=[.$G$19]*([.F43])^[.$G$18]" office:value-type="float" office:value="38.2508080816053">
            <text:p>38.2508080816</text:p>
          </table:table-cell>
          <table:table-cell table:formula="of:=[.H42]/EXP([.$I$20])" office:value-type="float" office:value="15.8219574246285">
            <text:p>15.8219574246</text:p>
          </table:table-cell>
          <table:table-cell table:formula="of:=[.$I$19]*([.H43])^[.$I$18]" office:value-type="float" office:value="29.6931015135571">
            <text:p>29.6931015136</text:p>
          </table:table-cell>
          <table:table-cell table:formula="of:=[.J42]/EXP([.$K$20])" office:value-type="float" office:value="13.5841857815757">
            <text:p>13.5841857816</text:p>
          </table:table-cell>
          <table:table-cell table:formula="of:=[.$K$19]*([.J43])^[.$K$18]" office:value-type="float" office:value="20.8250607282917">
            <text:p>20.8250607283</text:p>
          </table:table-cell>
          <table:table-cell table:formula="of:=[.L42]/EXP([.$M$20])" office:value-type="float" office:value="13.5841857815757">
            <text:p>13.5841857816</text:p>
          </table:table-cell>
          <table:table-cell table:formula="of:=[.$M$19]*([.L43])^[.$M$18]" office:value-type="float" office:value="20.7891047629972">
            <text:p>20.789104763</text:p>
          </table:table-cell>
          <table:table-cell table:number-columns-repeated="7"/>
        </table:table-row>
        <table:table-row table:style-name="ro2">
          <table:table-cell office:value-type="float" office:value="23">
            <text:p>23</text:p>
          </table:table-cell>
          <table:table-cell table:formula="of:=[.B43]/EXP([.$C$20])" office:value-type="float" office:value="8.18995877411475">
            <text:p>8.1899587741</text:p>
          </table:table-cell>
          <table:table-cell table:formula="of:=[.$C$19]*([.B44])^[.$C$18]" office:value-type="float" office:value="6.34709484277477">
            <text:p>6.3470948428</text:p>
          </table:table-cell>
          <table:table-cell table:formula="of:=[.D43]/EXP([.$E$20])" office:value-type="float" office:value="9.60546988305007">
            <text:p>9.6054698831</text:p>
          </table:table-cell>
          <table:table-cell table:formula="of:=[.$E$19]*([.D44])^[.$E$18]" office:value-type="float" office:value="2301.81872739948">
            <text:p>2301.8187273995</text:p>
          </table:table-cell>
          <table:table-cell table:formula="of:=[.F43]/EXP([.$G$20])" office:value-type="float" office:value="13.2127255070172">
            <text:p>13.212725507</text:p>
          </table:table-cell>
          <table:table-cell table:formula="of:=[.$G$19]*([.F44])^[.$G$18]" office:value-type="float" office:value="36.2829500899036">
            <text:p>36.2829500899</text:p>
          </table:table-cell>
          <table:table-cell table:formula="of:=[.H43]/EXP([.$I$20])" office:value-type="float" office:value="15.4963462492373">
            <text:p>15.4963462492</text:p>
          </table:table-cell>
          <table:table-cell table:formula="of:=[.$I$19]*([.H44])^[.$I$18]" office:value-type="float" office:value="28.4862296850689">
            <text:p>28.4862296851</text:p>
          </table:table-cell>
          <table:table-cell table:formula="of:=[.J43]/EXP([.$K$20])" office:value-type="float" office:value="13.2127255070172">
            <text:p>13.212725507</text:p>
          </table:table-cell>
          <table:table-cell table:formula="of:=[.$K$19]*([.J44])^[.$K$18]" office:value-type="float" office:value="19.7208925103968">
            <text:p>19.7208925104</text:p>
          </table:table-cell>
          <table:table-cell table:formula="of:=[.L43]/EXP([.$M$20])" office:value-type="float" office:value="13.2127255070172">
            <text:p>13.212725507</text:p>
          </table:table-cell>
          <table:table-cell table:formula="of:=[.$M$19]*([.L44])^[.$M$18]" office:value-type="float" office:value="19.6854939823173">
            <text:p>19.6854939823</text:p>
          </table:table-cell>
          <table:table-cell table:number-columns-repeated="7"/>
        </table:table-row>
        <table:table-row table:style-name="ro2">
          <table:table-cell office:value-type="float" office:value="24">
            <text:p>24</text:p>
          </table:table-cell>
          <table:table-cell table:formula="of:=[.B44]/EXP([.$C$20])" office:value-type="float" office:value="7.80206593063506">
            <text:p>7.8020659306</text:p>
          </table:table-cell>
          <table:table-cell table:formula="of:=[.$C$19]*([.B45])^[.$C$18]" office:value-type="float" office:value="5.76063575558283">
            <text:p>5.7606357556</text:p>
          </table:table-cell>
          <table:table-cell table:formula="of:=[.D44]/EXP([.$E$20])" office:value-type="float" office:value="9.21418260806938">
            <text:p>9.2141826081</text:p>
          </table:table-cell>
          <table:table-cell table:formula="of:=[.$E$19]*([.D45])^[.$E$18]" office:value-type="float" office:value="2243.76675337026">
            <text:p>2243.7667533703</text:p>
          </table:table-cell>
          <table:table-cell table:formula="of:=[.F44]/EXP([.$G$20])" office:value-type="float" office:value="12.8514228332008">
            <text:p>12.8514228332</text:p>
          </table:table-cell>
          <table:table-cell table:formula="of:=[.$G$19]*([.F45])^[.$G$18]" office:value-type="float" office:value="34.416330876406">
            <text:p>34.4163308764</text:p>
          </table:table-cell>
          <table:table-cell table:formula="of:=[.H44]/EXP([.$I$20])" office:value-type="float" office:value="15.177436054938">
            <text:p>15.1774360549</text:p>
          </table:table-cell>
          <table:table-cell table:formula="of:=[.$I$19]*([.H45])^[.$I$18]" office:value-type="float" office:value="27.3284109879868">
            <text:p>27.328410988</text:p>
          </table:table-cell>
          <table:table-cell table:formula="of:=[.J44]/EXP([.$K$20])" office:value-type="float" office:value="12.8514228332008">
            <text:p>12.8514228332</text:p>
          </table:table-cell>
          <table:table-cell table:formula="of:=[.$K$19]*([.J45])^[.$K$18]" office:value-type="float" office:value="18.6752685373093">
            <text:p>18.6752685373</text:p>
          </table:table-cell>
          <table:table-cell table:formula="of:=[.L44]/EXP([.$M$20])" office:value-type="float" office:value="12.8514228332008">
            <text:p>12.8514228332</text:p>
          </table:table-cell>
          <table:table-cell table:formula="of:=[.$M$19]*([.L45])^[.$M$18]" office:value-type="float" office:value="18.6404695029294">
            <text:p>18.6404695029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 table:formula="of:=[.B45]/EXP([.$C$20])" office:value-type="float" office:value="7.43254446876699">
            <text:p>7.4325444688</text:p>
          </table:table-cell>
          <table:table-cell table:formula="of:=[.$C$19]*([.B46])^[.$C$18]" office:value-type="float" office:value="5.22836433526363">
            <text:p>5.2283643353</text:p>
          </table:table-cell>
          <table:table-cell table:formula="of:=[.D45]/EXP([.$E$20])" office:value-type="float" office:value="8.83883476483184">
            <text:p>8.8388347648</text:p>
          </table:table-cell>
          <table:table-cell table:formula="of:=[.$E$19]*([.D46])^[.$E$18]" office:value-type="float" office:value="2187.17885279242">
            <text:p>2187.1788527924</text:p>
          </table:table-cell>
          <table:table-cell table:formula="of:=[.F45]/EXP([.$G$20])" office:value-type="float" office:value="12.5">
            <text:p>12.5</text:p>
          </table:table-cell>
          <table:table-cell table:formula="of:=[.$G$19]*([.F46])^[.$G$18]" office:value-type="float" office:value="32.6457420926162">
            <text:p>32.6457420926</text:p>
          </table:table-cell>
          <table:table-cell table:formula="of:=[.H45]/EXP([.$I$20])" office:value-type="float" office:value="14.865088937534">
            <text:p>14.8650889375</text:p>
          </table:table-cell>
          <table:table-cell table:formula="of:=[.$I$19]*([.H46])^[.$I$18]" office:value-type="float" office:value="26.2176516648595">
            <text:p>26.2176516649</text:p>
          </table:table-cell>
          <table:table-cell table:formula="of:=[.J45]/EXP([.$K$20])" office:value-type="float" office:value="12.5">
            <text:p>12.5</text:p>
          </table:table-cell>
          <table:table-cell table:formula="of:=[.$K$19]*([.J46])^[.$K$18]" office:value-type="float" office:value="17.685084727111">
            <text:p>17.6850847271</text:p>
          </table:table-cell>
          <table:table-cell table:formula="of:=[.L45]/EXP([.$M$20])" office:value-type="float" office:value="12.5">
            <text:p>12.5</text:p>
          </table:table-cell>
          <table:table-cell table:formula="of:=[.$M$19]*([.L46])^[.$M$18]" office:value-type="float" office:value="17.6509212114138">
            <text:p>17.6509212114</text:p>
          </table:table-cell>
          <table:table-cell table:number-columns-repeated="7"/>
        </table:table-row>
        <table:table-row table:style-name="ro2">
          <table:table-cell office:value-type="float" office:value="26">
            <text:p>26</text:p>
          </table:table-cell>
          <table:table-cell table:formula="of:=[.B46]/EXP([.$C$20])" office:value-type="float" office:value="7.08052428309872">
            <text:p>7.0805242831</text:p>
          </table:table-cell>
          <table:table-cell table:formula="of:=[.$C$19]*([.B47])^[.$C$18]" office:value-type="float" office:value="4.74527374791309">
            <text:p>4.7452737479</text:p>
          </table:table-cell>
          <table:table-cell table:formula="of:=[.D46]/EXP([.$E$20])" office:value-type="float" office:value="8.47877704654795">
            <text:p>8.4787770465</text:p>
          </table:table-cell>
          <table:table-cell table:formula="of:=[.$E$19]*([.D47])^[.$E$18]" office:value-type="float" office:value="2132.01810166628">
            <text:p>2132.0181016663</text:p>
          </table:table-cell>
          <table:table-cell table:formula="of:=[.F46]/EXP([.$G$20])" office:value-type="float" office:value="12.1581868426536">
            <text:p>12.1581868427</text:p>
          </table:table-cell>
          <table:table-cell table:formula="of:=[.$G$19]*([.F47])^[.$G$18]" office:value-type="float" office:value="30.9662433396766">
            <text:p>30.9662433397</text:p>
          </table:table-cell>
          <table:table-cell table:formula="of:=[.H46]/EXP([.$I$20])" office:value-type="float" office:value="14.5591698308557">
            <text:p>14.5591698309</text:p>
          </table:table-cell>
          <table:table-cell table:formula="of:=[.$I$19]*([.H47])^[.$I$18]" office:value-type="float" office:value="25.1520389942199">
            <text:p>25.1520389942</text:p>
          </table:table-cell>
          <table:table-cell table:formula="of:=[.J46]/EXP([.$K$20])" office:value-type="float" office:value="12.1581868426536">
            <text:p>12.1581868427</text:p>
          </table:table-cell>
          <table:table-cell table:formula="of:=[.$K$19]*([.J47])^[.$K$18]" office:value-type="float" office:value="16.7474015798092">
            <text:p>16.7474015798</text:p>
          </table:table-cell>
          <table:table-cell table:formula="of:=[.L46]/EXP([.$M$20])" office:value-type="float" office:value="12.1581868426536">
            <text:p>12.1581868427</text:p>
          </table:table-cell>
          <table:table-cell table:formula="of:=[.$M$19]*([.L47])^[.$M$18]" office:value-type="float" office:value="16.7139040978863">
            <text:p>16.7139040979</text:p>
          </table:table-cell>
          <table:table-cell table:number-columns-repeated="7"/>
        </table:table-row>
        <table:table-row table:style-name="ro2">
          <table:table-cell office:value-type="float" office:value="27">
            <text:p>27</text:p>
          </table:table-cell>
          <table:table-cell table:formula="of:=[.B47]/EXP([.$C$20])" office:value-type="float" office:value="6.74517647815265">
            <text:p>6.7451764782</text:p>
          </table:table-cell>
          <table:table-cell table:formula="of:=[.$C$19]*([.B48])^[.$C$18]" office:value-type="float" office:value="4.30681978123809">
            <text:p>4.3068197812</text:p>
          </table:table-cell>
          <table:table-cell table:formula="of:=[.D47]/EXP([.$E$20])" office:value-type="float" office:value="8.13338659651208">
            <text:p>8.1333865965</text:p>
          </table:table-cell>
          <table:table-cell table:formula="of:=[.$E$19]*([.D48])^[.$E$18]" office:value-type="float" office:value="2078.24850721711">
            <text:p>2078.2485072171</text:p>
          </table:table-cell>
          <table:table-cell table:formula="of:=[.F47]/EXP([.$G$20])" office:value-type="float" office:value="11.8257205840699">
            <text:p>11.8257205841</text:p>
          </table:table-cell>
          <table:table-cell table:formula="of:=[.$G$19]*([.F48])^[.$G$18]" office:value-type="float" office:value="29.3731483833829">
            <text:p>29.3731483834</text:p>
          </table:table-cell>
          <table:table-cell table:formula="of:=[.H47]/EXP([.$I$20])" office:value-type="float" office:value="14.2595464483553">
            <text:p>14.2595464484</text:p>
          </table:table-cell>
          <table:table-cell table:formula="of:=[.$I$19]*([.H48])^[.$I$18]" office:value-type="float" office:value="24.1297379968889">
            <text:p>24.1297379969</text:p>
          </table:table-cell>
          <table:table-cell table:formula="of:=[.J47]/EXP([.$K$20])" office:value-type="float" office:value="11.8257205840699">
            <text:p>11.8257205841</text:p>
          </table:table-cell>
          <table:table-cell table:formula="of:=[.$K$19]*([.J48])^[.$K$18]" office:value-type="float" office:value="15.8594354510177">
            <text:p>15.859435451</text:p>
          </table:table-cell>
          <table:table-cell table:formula="of:=[.L47]/EXP([.$M$20])" office:value-type="float" office:value="11.8257205840699">
            <text:p>11.8257205841</text:p>
          </table:table-cell>
          <table:table-cell table:formula="of:=[.$M$19]*([.L48])^[.$M$18]" office:value-type="float" office:value="15.8266294913092">
            <text:p>15.8266294913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 table:formula="of:=[.B48]/EXP([.$C$20])" office:value-type="float" office:value="6.4257114166004">
            <text:p>6.4257114166</text:p>
          </table:table-cell>
          <table:table-cell table:formula="of:=[.$C$19]*([.B49])^[.$C$18]" office:value-type="float" office:value="3.90887809922899">
            <text:p>3.9088780992</text:p>
          </table:table-cell>
          <table:table-cell table:formula="of:=[.D48]/EXP([.$E$20])" office:value-type="float" office:value="7.80206593063507">
            <text:p>7.8020659306</text:p>
          </table:table-cell>
          <table:table-cell table:formula="of:=[.$E$19]*([.D49])^[.$E$18]" office:value-type="float" office:value="2025.83498440962">
            <text:p>2025.8349844096</text:p>
          </table:table-cell>
          <table:table-cell table:formula="of:=[.F48]/EXP([.$G$20])" office:value-type="float" office:value="11.5023456328109">
            <text:p>11.5023456328</text:p>
          </table:table-cell>
          <table:table-cell table:formula="of:=[.$G$19]*([.F49])^[.$G$18]" office:value-type="float" office:value="27.8620120783834">
            <text:p>27.8620120784</text:p>
          </table:table-cell>
          <table:table-cell table:formula="of:=[.H48]/EXP([.$I$20])" office:value-type="float" office:value="13.9660892259027">
            <text:p>13.9660892259</text:p>
          </table:table-cell>
          <table:table-cell table:formula="of:=[.$I$19]*([.H49])^[.$I$18]" office:value-type="float" office:value="23.1489882761516">
            <text:p>23.1489882762</text:p>
          </table:table-cell>
          <table:table-cell table:formula="of:=[.J48]/EXP([.$K$20])" office:value-type="float" office:value="11.5023456328109">
            <text:p>11.5023456328</text:p>
          </table:table-cell>
          <table:table-cell table:formula="of:=[.$K$19]*([.J49])^[.$K$18]" office:value-type="float" office:value="15.0185502883166">
            <text:p>15.0185502883</text:p>
          </table:table-cell>
          <table:table-cell table:formula="of:=[.L48]/EXP([.$M$20])" office:value-type="float" office:value="11.5023456328109">
            <text:p>11.5023456328</text:p>
          </table:table-cell>
          <table:table-cell table:formula="of:=[.$M$19]*([.L49])^[.$M$18]" office:value-type="float" office:value="14.986456760085">
            <text:p>14.9864567601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table:formula="of:=[.B49]/EXP([.$C$20])" office:value-type="float" office:value="6.12137685991828">
            <text:p>6.1213768599</text:p>
          </table:table-cell>
          <table:table-cell table:formula="of:=[.$C$19]*([.B50])^[.$C$18]" office:value-type="float" office:value="3.54770544641634">
            <text:p>3.5477054464</text:p>
          </table:table-cell>
          <table:table-cell table:formula="of:=[.D49]/EXP([.$E$20])" office:value-type="float" office:value="7.4842419038683">
            <text:p>7.4842419039</text:p>
          </table:table-cell>
          <table:table-cell table:formula="of:=[.$E$19]*([.D50])^[.$E$18]" office:value-type="float" office:value="1974.74333305474">
            <text:p>1974.7433330547</text:p>
          </table:table-cell>
          <table:table-cell table:formula="of:=[.F49]/EXP([.$G$20])" office:value-type="float" office:value="11.1878133865996">
            <text:p>11.1878133866</text:p>
          </table:table-cell>
          <table:table-cell table:formula="of:=[.$G$19]*([.F50])^[.$G$18]" office:value-type="float" office:value="26.4286179650783">
            <text:p>26.4286179651</text:p>
          </table:table-cell>
          <table:table-cell table:formula="of:=[.H49]/EXP([.$I$20])" office:value-type="float" office:value="13.6786712657592">
            <text:p>13.6786712658</text:p>
          </table:table-cell>
          <table:table-cell table:formula="of:=[.$I$19]*([.H50])^[.$I$18]" office:value-type="float" office:value="22.2081009863636">
            <text:p>22.2081009864</text:p>
          </table:table-cell>
          <table:table-cell table:formula="of:=[.J49]/EXP([.$K$20])" office:value-type="float" office:value="11.1878133865996">
            <text:p>11.1878133866</text:p>
          </table:table-cell>
          <table:table-cell table:formula="of:=[.$K$19]*([.J50])^[.$K$18]" office:value-type="float" office:value="14.2222498057596">
            <text:p>14.2222498058</text:p>
          </table:table-cell>
          <table:table-cell table:formula="of:=[.L49]/EXP([.$M$20])" office:value-type="float" office:value="11.1878133865996">
            <text:p>11.1878133866</text:p>
          </table:table-cell>
          <table:table-cell table:formula="of:=[.$M$19]*([.L50])^[.$M$18]" office:value-type="float" office:value="14.190885453231">
            <text:p>14.1908854532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table:formula="of:=[.B50]/EXP([.$C$20])" office:value-type="float" office:value="5.83145619710503">
            <text:p>5.8314561971</text:p>
          </table:table-cell>
          <table:table-cell table:formula="of:=[.$C$19]*([.B51])^[.$C$18]" office:value-type="float" office:value="3.2199044367781">
            <text:p>3.2199044368</text:p>
          </table:table-cell>
          <table:table-cell table:formula="of:=[.D50]/EXP([.$E$20])" office:value-type="float" office:value="7.17936471873147">
            <text:p>7.1793647187</text:p>
          </table:table-cell>
          <table:table-cell table:formula="of:=[.$E$19]*([.D51])^[.$E$18]" office:value-type="float" office:value="1924.9402154937">
            <text:p>1924.9402154937</text:p>
          </table:table-cell>
          <table:table-cell table:formula="of:=[.F50]/EXP([.$G$20])" office:value-type="float" office:value="10.8818820412015">
            <text:p>10.8818820412</text:p>
          </table:table-cell>
          <table:table-cell table:formula="of:=[.$G$19]*([.F51])^[.$G$18]" office:value-type="float" office:value="25.0689665046109">
            <text:p>25.0689665046</text:p>
          </table:table-cell>
          <table:table-cell table:formula="of:=[.H50]/EXP([.$I$20])" office:value-type="float" office:value="13.3971682817036">
            <text:p>13.3971682817</text:p>
          </table:table-cell>
          <table:table-cell table:formula="of:=[.$I$19]*([.H51])^[.$I$18]" office:value-type="float" office:value="21.3054559247683">
            <text:p>21.3054559248</text:p>
          </table:table-cell>
          <table:table-cell table:formula="of:=[.J50]/EXP([.$K$20])" office:value-type="float" office:value="10.8818820412015">
            <text:p>10.8818820412</text:p>
          </table:table-cell>
          <table:table-cell table:formula="of:=[.$K$19]*([.J51])^[.$K$18]" office:value-type="float" office:value="13.4681700732982">
            <text:p>13.4681700733</text:p>
          </table:table-cell>
          <table:table-cell table:formula="of:=[.L50]/EXP([.$M$20])" office:value-type="float" office:value="10.8818820412015">
            <text:p>10.8818820412</text:p>
          </table:table-cell>
          <table:table-cell table:formula="of:=[.$M$19]*([.L51])^[.$M$18]" office:value-type="float" office:value="13.4375478587497">
            <text:p>13.4375478587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table:formula="of:=[.B51]/EXP([.$C$20])" office:value-type="float" office:value="5.55526675729105">
            <text:p>5.5552667573</text:p>
          </table:table-cell>
          <table:table-cell table:formula="of:=[.$C$19]*([.B52])^[.$C$18]" office:value-type="float" office:value="2.92239159608252">
            <text:p>2.9223915961</text:p>
          </table:table-cell>
          <table:table-cell table:formula="of:=[.D51]/EXP([.$E$20])" office:value-type="float" office:value="6.88690697422881">
            <text:p>6.8869069742</text:p>
          </table:table-cell>
          <table:table-cell table:formula="of:=[.$E$19]*([.D52])^[.$E$18]" office:value-type="float" office:value="1876.39313484504">
            <text:p>1876.393134845</text:p>
          </table:table-cell>
          <table:table-cell table:formula="of:=[.F51]/EXP([.$G$20])" office:value-type="float" office:value="10.5843164045316">
            <text:p>10.5843164045</text:p>
          </table:table-cell>
          <table:table-cell table:formula="of:=[.$G$19]*([.F52])^[.$G$18]" office:value-type="float" office:value="23.7792639191242">
            <text:p>23.7792639191</text:p>
          </table:table-cell>
          <table:table-cell table:formula="of:=[.H51]/EXP([.$I$20])" office:value-type="float" office:value="13.1214585452883">
            <text:p>13.1214585453</text:p>
          </table:table-cell>
          <table:table-cell table:formula="of:=[.$I$19]*([.H52])^[.$I$18]" office:value-type="float" office:value="20.4394987415161">
            <text:p>20.4394987415</text:p>
          </table:table-cell>
          <table:table-cell table:formula="of:=[.J51]/EXP([.$K$20])" office:value-type="float" office:value="10.5843164045316">
            <text:p>10.5843164045</text:p>
          </table:table-cell>
          <table:table-cell table:formula="of:=[.$K$19]*([.J52])^[.$K$18]" office:value-type="float" office:value="12.7540724991222">
            <text:p>12.7540724991</text:p>
          </table:table-cell>
          <table:table-cell table:formula="of:=[.L51]/EXP([.$M$20])" office:value-type="float" office:value="10.5843164045316">
            <text:p>10.5843164045</text:p>
          </table:table-cell>
          <table:table-cell table:formula="of:=[.$M$19]*([.L52])^[.$M$18]" office:value-type="float" office:value="12.724201957044">
            <text:p>12.724201957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table:formula="of:=[.B52]/EXP([.$C$20])" office:value-type="float" office:value="5.29215820226578">
            <text:p>5.2921582023</text:p>
          </table:table-cell>
          <table:table-cell table:formula="of:=[.$C$19]*([.B53])^[.$C$18]" office:value-type="float" office:value="2.65236835705578">
            <text:p>2.6523683571</text:p>
          </table:table-cell>
          <table:table-cell table:formula="of:=[.D52]/EXP([.$E$20])" office:value-type="float" office:value="6.60636275350862">
            <text:p>6.6063627535</text:p>
          </table:table-cell>
          <table:table-cell table:formula="of:=[.$E$19]*([.D53])^[.$E$18]" office:value-type="float" office:value="1829.07041380014">
            <text:p>1829.0704138002</text:p>
          </table:table-cell>
          <table:table-cell table:formula="of:=[.F52]/EXP([.$G$20])" office:value-type="float" office:value="10.2948877158447">
            <text:p>10.2948877158</text:p>
          </table:table-cell>
          <table:table-cell table:formula="of:=[.$G$19]*([.F53])^[.$G$18]" office:value-type="float" office:value="22.555911606143">
            <text:p>22.5559116061</text:p>
          </table:table-cell>
          <table:table-cell table:formula="of:=[.H52]/EXP([.$I$20])" office:value-type="float" office:value="12.8514228332008">
            <text:p>12.8514228332</text:p>
          </table:table-cell>
          <table:table-cell table:formula="of:=[.$I$19]*([.H53])^[.$I$18]" office:value-type="float" office:value="19.6087382630834">
            <text:p>19.6087382631</text:p>
          </table:table-cell>
          <table:table-cell table:formula="of:=[.J52]/EXP([.$K$20])" office:value-type="float" office:value="10.2948877158447">
            <text:p>10.2948877158</text:p>
          </table:table-cell>
          <table:table-cell table:formula="of:=[.$K$19]*([.J53])^[.$K$18]" office:value-type="float" office:value="12.0778371840853">
            <text:p>12.0778371841</text:p>
          </table:table-cell>
          <table:table-cell table:formula="of:=[.L52]/EXP([.$M$20])" office:value-type="float" office:value="10.2948877158447">
            <text:p>10.2948877158</text:p>
          </table:table-cell>
          <table:table-cell table:formula="of:=[.$M$19]*([.L53])^[.$M$18]" office:value-type="float" office:value="12.0487247484086">
            <text:p>12.0487247484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 table:formula="of:=[.B53]/EXP([.$C$20])" office:value-type="float" office:value="5.04151099513827">
            <text:p>5.0415109951</text:p>
          </table:table-cell>
          <table:table-cell table:formula="of:=[.$C$19]*([.B54])^[.$C$18]" office:value-type="float" office:value="2.4072947345391">
            <text:p>2.4072947345</text:p>
          </table:table-cell>
          <table:table-cell table:formula="of:=[.D53]/EXP([.$E$20])" office:value-type="float" office:value="6.33724674868768">
            <text:p>6.3372467487</text:p>
          </table:table-cell>
          <table:table-cell table:formula="of:=[.$E$19]*([.D54])^[.$E$18]" office:value-type="float" office:value="1782.94117395357">
            <text:p>1782.9411739536</text:p>
          </table:table-cell>
          <table:table-cell table:formula="of:=[.F53]/EXP([.$G$20])" office:value-type="float" office:value="10.0133734698703">
            <text:p>10.0133734699</text:p>
          </table:table-cell>
          <table:table-cell table:formula="of:=[.$G$19]*([.F54])^[.$G$18]" office:value-type="float" office:value="21.3954960975459">
            <text:p>21.3954960975</text:p>
          </table:table-cell>
          <table:table-cell table:formula="of:=[.H53]/EXP([.$I$20])" office:value-type="float" office:value="12.5869443757089">
            <text:p>12.5869443757</text:p>
          </table:table-cell>
          <table:table-cell table:formula="of:=[.$I$19]*([.H54])^[.$I$18]" office:value-type="float" office:value="18.8117439244789">
            <text:p>18.8117439245</text:p>
          </table:table-cell>
          <table:table-cell table:formula="of:=[.J53]/EXP([.$K$20])" office:value-type="float" office:value="10.0133734698703">
            <text:p>10.0133734699</text:p>
          </table:table-cell>
          <table:table-cell table:formula="of:=[.$K$19]*([.J54])^[.$K$18]" office:value-type="float" office:value="11.4374566284858">
            <text:p>11.4374566285</text:p>
          </table:table-cell>
          <table:table-cell table:formula="of:=[.L53]/EXP([.$M$20])" office:value-type="float" office:value="10.0133734698703">
            <text:p>10.0133734699</text:p>
          </table:table-cell>
          <table:table-cell table:formula="of:=[.$M$19]*([.L54])^[.$M$18]" office:value-type="float" office:value="11.4091059347377">
            <text:p>11.4091059347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 table:formula="of:=[.B54]/EXP([.$C$20])" office:value-type="float" office:value="4.80273494152502">
            <text:p>4.8027349415</text:p>
          </table:table-cell>
          <table:table-cell table:formula="of:=[.$C$19]*([.B55])^[.$C$18]" office:value-type="float" office:value="2.18486543300962">
            <text:p>2.184865433</text:p>
          </table:table-cell>
          <table:table-cell table:formula="of:=[.D54]/EXP([.$E$20])" office:value-type="float" office:value="6.07909342132678">
            <text:p>6.0790934213</text:p>
          </table:table-cell>
          <table:table-cell table:formula="of:=[.$E$19]*([.D55])^[.$E$18]" office:value-type="float" office:value="1737.97531565467">
            <text:p>1737.9753156547</text:p>
          </table:table-cell>
          <table:table-cell table:formula="of:=[.F54]/EXP([.$G$20])" office:value-type="float" office:value="9.73955724575624">
            <text:p>9.7395572458</text:p>
          </table:table-cell>
          <table:table-cell table:formula="of:=[.$G$19]*([.F55])^[.$G$18]" office:value-type="float" office:value="20.29477953511">
            <text:p>20.2947795351</text:p>
          </table:table-cell>
          <table:table-cell table:formula="of:=[.H54]/EXP([.$I$20])" office:value-type="float" office:value="12.3279088061669">
            <text:p>12.3279088062</text:p>
          </table:table-cell>
          <table:table-cell table:formula="of:=[.$I$19]*([.H55])^[.$I$18]" office:value-type="float" office:value="18.0471433058193">
            <text:p>18.0471433058</text:p>
          </table:table-cell>
          <table:table-cell table:formula="of:=[.J54]/EXP([.$K$20])" office:value-type="float" office:value="9.73955724575624">
            <text:p>9.7395572458</text:p>
          </table:table-cell>
          <table:table-cell table:formula="of:=[.$K$19]*([.J55])^[.$K$18]" office:value-type="float" office:value="10.8310297725214">
            <text:p>10.8310297725</text:p>
          </table:table-cell>
          <table:table-cell table:formula="of:=[.L54]/EXP([.$M$20])" office:value-type="float" office:value="9.73955724575624">
            <text:p>9.7395572458</text:p>
          </table:table-cell>
          <table:table-cell table:formula="of:=[.$M$19]*([.L55])^[.$M$18]" office:value-type="float" office:value="10.8034419366464">
            <text:p>10.8034419366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table:formula="of:=[.B55]/EXP([.$C$20])" office:value-type="float" office:value="4.57526779983006">
            <text:p>4.5752677998</text:p>
          </table:table-cell>
          <table:table-cell table:formula="of:=[.$C$19]*([.B56])^[.$C$18]" office:value-type="float" office:value="1.98298816171933">
            <text:p>1.9829881617</text:p>
          </table:table-cell>
          <table:table-cell table:formula="of:=[.D55]/EXP([.$E$20])" office:value-type="float" office:value="5.83145619710504">
            <text:p>5.8314561971</text:p>
          </table:table-cell>
          <table:table-cell table:formula="of:=[.$E$19]*([.D56])^[.$E$18]" office:value-type="float" office:value="1694.14349836739">
            <text:p>1694.1434983674</text:p>
          </table:table-cell>
          <table:table-cell table:formula="of:=[.F55]/EXP([.$G$20])" office:value-type="float" office:value="9.47322854068998">
            <text:p>9.4732285407</text:p>
          </table:table-cell>
          <table:table-cell table:formula="of:=[.$G$19]*([.F56])^[.$G$18]" office:value-type="float" office:value="19.2506906360523">
            <text:p>19.2506906361</text:p>
          </table:table-cell>
          <table:table-cell table:formula="of:=[.H55]/EXP([.$I$20])" office:value-type="float" office:value="12.0742041115605">
            <text:p>12.0742041116</text:p>
          </table:table-cell>
          <table:table-cell table:formula="of:=[.$I$19]*([.H56])^[.$I$18]" office:value-type="float" office:value="17.3136197690296">
            <text:p>17.313619769</text:p>
          </table:table-cell>
          <table:table-cell table:formula="of:=[.J55]/EXP([.$K$20])" office:value-type="float" office:value="9.47322854068998">
            <text:p>9.4732285407</text:p>
          </table:table-cell>
          <table:table-cell table:formula="of:=[.$K$19]*([.J56])^[.$K$18]" office:value-type="float" office:value="10.2567563527255">
            <text:p>10.2567563527</text:p>
          </table:table-cell>
          <table:table-cell table:formula="of:=[.L55]/EXP([.$M$20])" office:value-type="float" office:value="9.47322854068998">
            <text:p>9.4732285407</text:p>
          </table:table-cell>
          <table:table-cell table:formula="of:=[.$M$19]*([.L56])^[.$M$18]" office:value-type="float" office:value="10.2299302281984">
            <text:p>10.2299302282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table:formula="of:=[.B56]/EXP([.$C$20])" office:value-type="float" office:value="4.358573957345">
            <text:p>4.3585739573</text:p>
          </table:table-cell>
          <table:table-cell table:formula="of:=[.$C$19]*([.B57])^[.$C$18]" office:value-type="float" office:value="1.79976395347259">
            <text:p>1.7997639535</text:p>
          </table:table-cell>
          <table:table-cell table:formula="of:=[.D56]/EXP([.$E$20])" office:value-type="float" office:value="5.59390669329982">
            <text:p>5.5939066933</text:p>
          </table:table-cell>
          <table:table-cell table:formula="of:=[.$E$19]*([.D57])^[.$E$18]" office:value-type="float" office:value="1651.41712152532">
            <text:p>1651.4171215253</text:p>
          </table:table-cell>
          <table:table-cell table:formula="of:=[.F56]/EXP([.$G$20])" office:value-type="float" office:value="9.21418260806937">
            <text:p>9.2141826081</text:p>
          </table:table-cell>
          <table:table-cell table:formula="of:=[.$G$19]*([.F57])^[.$G$18]" office:value-type="float" office:value="18.2603161233593">
            <text:p>18.2603161234</text:p>
          </table:table-cell>
          <table:table-cell table:formula="of:=[.H56]/EXP([.$I$20])" office:value-type="float" office:value="11.8257205840699">
            <text:p>11.8257205841</text:p>
          </table:table-cell>
          <table:table-cell table:formula="of:=[.$I$19]*([.H57])^[.$I$18]" office:value-type="float" office:value="16.6099101905991">
            <text:p>16.6099101906</text:p>
          </table:table-cell>
          <table:table-cell table:formula="of:=[.J56]/EXP([.$K$20])" office:value-type="float" office:value="9.21418260806937">
            <text:p>9.2141826081</text:p>
          </table:table-cell>
          <table:table-cell table:formula="of:=[.$K$19]*([.J57])^[.$K$18]" office:value-type="float" office:value="9.71293155763205">
            <text:p>9.7129315576</text:p>
          </table:table-cell>
          <table:table-cell table:formula="of:=[.L56]/EXP([.$M$20])" office:value-type="float" office:value="9.21418260806937">
            <text:p>9.2141826081</text:p>
          </table:table-cell>
          <table:table-cell table:formula="of:=[.$M$19]*([.L57])^[.$M$18]" office:value-type="float" office:value="9.68686397238078">
            <text:p>9.6868639724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table:formula="of:=[.B57]/EXP([.$C$20])" office:value-type="float" office:value="4.15214316905158">
            <text:p>4.1521431691</text:p>
          </table:table-cell>
          <table:table-cell table:formula="of:=[.$C$19]*([.B58])^[.$C$18]" office:value-type="float" office:value="1.63346930190991">
            <text:p>1.6334693019</text:p>
          </table:table-cell>
          <table:table-cell table:formula="of:=[.D57]/EXP([.$E$20])" office:value-type="float" office:value="5.36603397773596">
            <text:p>5.3660339777</text:p>
          </table:table-cell>
          <table:table-cell table:formula="of:=[.$E$19]*([.D58])^[.$E$18]" office:value-type="float" office:value="1609.76830586966">
            <text:p>1609.7683058697</text:p>
          </table:table-cell>
          <table:table-cell table:formula="of:=[.F57]/EXP([.$G$20])" office:value-type="float" office:value="8.96222030009891">
            <text:p>8.9622203001</text:p>
          </table:table-cell>
          <table:table-cell table:formula="of:=[.$G$19]*([.F58])^[.$G$18]" office:value-type="float" office:value="17.3208925969938">
            <text:p>17.320892597</text:p>
          </table:table-cell>
          <table:table-cell table:formula="of:=[.H57]/EXP([.$I$20])" office:value-type="float" office:value="11.5823507736296">
            <text:p>11.5823507736</text:p>
          </table:table-cell>
          <table:table-cell table:formula="of:=[.$I$19]*([.H58])^[.$I$18]" office:value-type="float" office:value="15.9348027864905">
            <text:p>15.9348027865</text:p>
          </table:table-cell>
          <table:table-cell table:formula="of:=[.J57]/EXP([.$K$20])" office:value-type="float" office:value="8.96222030009891">
            <text:p>8.9622203001</text:p>
          </table:table-cell>
          <table:table-cell table:formula="of:=[.$K$19]*([.J58])^[.$K$18]" office:value-type="float" office:value="9.19794096680239">
            <text:p>9.1979409668</text:p>
          </table:table-cell>
          <table:table-cell table:formula="of:=[.L57]/EXP([.$M$20])" office:value-type="float" office:value="8.96222030009891">
            <text:p>8.9622203001</text:p>
          </table:table-cell>
          <table:table-cell table:formula="of:=[.$M$19]*([.L58])^[.$M$18]" office:value-type="float" office:value="9.17262694136028">
            <text:p>9.1726269414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table:formula="of:=[.B58]/EXP([.$C$20])" office:value-type="float" office:value="3.95548935615711">
            <text:p>3.9554893562</text:p>
          </table:table-cell>
          <table:table-cell table:formula="of:=[.$C$19]*([.B59])^[.$C$18]" office:value-type="float" office:value="1.48253994927157">
            <text:p>1.4825399493</text:p>
          </table:table-cell>
          <table:table-cell table:formula="of:=[.D58]/EXP([.$E$20])" office:value-type="float" office:value="5.14744385792233">
            <text:p>5.1474438579</text:p>
          </table:table-cell>
          <table:table-cell table:formula="of:=[.$E$19]*([.D59])^[.$E$18]" office:value-type="float" office:value="1569.16987525779">
            <text:p>1569.1698752578</text:p>
          </table:table-cell>
          <table:table-cell table:formula="of:=[.F58]/EXP([.$G$20])" office:value-type="float" office:value="8.71714791469002">
            <text:p>8.7171479147</text:p>
          </table:table-cell>
          <table:table-cell table:formula="of:=[.$G$19]*([.F59])^[.$G$18]" office:value-type="float" office:value="16.4297988232966">
            <text:p>16.4297988233</text:p>
          </table:table-cell>
          <table:table-cell table:formula="of:=[.H58]/EXP([.$I$20])" office:value-type="float" office:value="11.3439894414645">
            <text:p>11.3439894415</text:p>
          </table:table-cell>
          <table:table-cell table:formula="of:=[.$I$19]*([.H59])^[.$I$18]" office:value-type="float" office:value="15.2871350254534">
            <text:p>15.2871350255</text:p>
          </table:table-cell>
          <table:table-cell table:formula="of:=[.J58]/EXP([.$K$20])" office:value-type="float" office:value="8.71714791469002">
            <text:p>8.7171479147</text:p>
          </table:table-cell>
          <table:table-cell table:formula="of:=[.$K$19]*([.J59])^[.$K$18]" office:value-type="float" office:value="8.71025575819121">
            <text:p>8.7102557582</text:p>
          </table:table-cell>
          <table:table-cell table:formula="of:=[.L58]/EXP([.$M$20])" office:value-type="float" office:value="8.71714791469002">
            <text:p>8.7171479147</text:p>
          </table:table-cell>
          <table:table-cell table:formula="of:=[.$M$19]*([.L59])^[.$M$18]" office:value-type="float" office:value="8.68568870640284">
            <text:p>8.6856887064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table:formula="of:=[.B59]/EXP([.$C$20])" office:value-type="float" office:value="3.76814946153361">
            <text:p>3.7681494615</text:p>
          </table:table-cell>
          <table:table-cell table:formula="of:=[.$C$19]*([.B60])^[.$C$18]" office:value-type="float" office:value="1.34555617214003">
            <text:p>1.3455561721</text:p>
          </table:table-cell>
          <table:table-cell table:formula="of:=[.D59]/EXP([.$E$20])" office:value-type="float" office:value="4.9377581991461">
            <text:p>4.9377581991</text:p>
          </table:table-cell>
          <table:table-cell table:formula="of:=[.$E$19]*([.D60])^[.$E$18]" office:value-type="float" office:value="1529.59533893068">
            <text:p>1529.5953389307</text:p>
          </table:table-cell>
          <table:table-cell table:formula="of:=[.F59]/EXP([.$G$20])" office:value-type="float" office:value="8.47877704654794">
            <text:p>8.4787770465</text:p>
          </table:table-cell>
          <table:table-cell table:formula="of:=[.$G$19]*([.F60])^[.$G$18]" office:value-type="float" office:value="15.5845484210699">
            <text:p>15.5845484211</text:p>
          </table:table-cell>
          <table:table-cell table:formula="of:=[.H59]/EXP([.$I$20])" office:value-type="float" office:value="11.1105335145821">
            <text:p>11.1105335146</text:p>
          </table:table-cell>
          <table:table-cell table:formula="of:=[.$I$19]*([.H60])^[.$I$18]" office:value-type="float" office:value="14.665791627153">
            <text:p>14.6657916272</text:p>
          </table:table-cell>
          <table:table-cell table:formula="of:=[.J59]/EXP([.$K$20])" office:value-type="float" office:value="8.47877704654794">
            <text:p>8.4787770465</text:p>
          </table:table-cell>
          <table:table-cell table:formula="of:=[.$K$19]*([.J60])^[.$K$18]" office:value-type="float" office:value="8.2484281696231">
            <text:p>8.2484281696</text:p>
          </table:table-cell>
          <table:table-cell table:formula="of:=[.L59]/EXP([.$M$20])" office:value-type="float" office:value="8.47877704654794">
            <text:p>8.4787770465</text:p>
          </table:table-cell>
          <table:table-cell table:formula="of:=[.$M$19]*([.L60])^[.$M$18]" office:value-type="float" office:value="8.2246000831411">
            <text:p>8.2246000831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table:formula="of:=[.B60]/EXP([.$C$20])" office:value-type="float" office:value="3.58968235936572">
            <text:p>3.5896823594</text:p>
          </table:table-cell>
          <table:table-cell table:formula="of:=[.$C$19]*([.B61])^[.$C$18]" office:value-type="float" office:value="1.22122942675084">
            <text:p>1.2212294268</text:p>
          </table:table-cell>
          <table:table-cell table:formula="of:=[.D60]/EXP([.$E$20])" office:value-type="float" office:value="4.73661427034499">
            <text:p>4.7366142703</text:p>
          </table:table-cell>
          <table:table-cell table:formula="of:=[.$E$19]*([.D61])^[.$E$18]" office:value-type="float" office:value="1491.01887422742">
            <text:p>1491.0188742274</text:p>
          </table:table-cell>
          <table:table-cell table:formula="of:=[.F60]/EXP([.$G$20])" office:value-type="float" office:value="8.24692444233058">
            <text:p>8.2469244423</text:p>
          </table:table-cell>
          <table:table-cell table:formula="of:=[.$G$19]*([.F61])^[.$G$18]" office:value-type="float" office:value="14.7827829239322">
            <text:p>14.7827829239</text:p>
          </table:table-cell>
          <table:table-cell table:formula="of:=[.H60]/EXP([.$I$20])" office:value-type="float" office:value="10.8818820412015">
            <text:p>10.8818820412</text:p>
          </table:table-cell>
          <table:table-cell table:formula="of:=[.$I$19]*([.H61])^[.$I$18]" office:value-type="float" office:value="14.0697026416623">
            <text:p>14.0697026417</text:p>
          </table:table-cell>
          <table:table-cell table:formula="of:=[.J60]/EXP([.$K$20])" office:value-type="float" office:value="8.24692444233058">
            <text:p>8.2469244423</text:p>
          </table:table-cell>
          <table:table-cell table:formula="of:=[.$K$19]*([.J61])^[.$K$18]" office:value-type="float" office:value="7.81108720090677">
            <text:p>7.8110872009</text:p>
          </table:table-cell>
          <table:table-cell table:formula="of:=[.L60]/EXP([.$M$20])" office:value-type="float" office:value="8.24692444233058">
            <text:p>8.2469244423</text:p>
          </table:table-cell>
          <table:table-cell table:formula="of:=[.$M$19]*([.L61])^[.$M$18]" office:value-type="float" office:value="7.78798881863441">
            <text:p>7.7879888186</text:p>
          </table:table-cell>
          <table:table-cell table:number-columns-repeated="7"/>
        </table:table-row>
        <table:table-row table:style-name="ro2">
          <table:table-cell office:value-type="float" office:value="41">
            <text:p>41</text:p>
          </table:table-cell>
          <table:table-cell table:formula="of:=[.B61]/EXP([.$C$20])" office:value-type="float" office:value="3.4196678164398">
            <text:p>3.4196678164</text:p>
          </table:table-cell>
          <table:table-cell table:formula="of:=[.$C$19]*([.B62])^[.$C$18]" office:value-type="float" office:value="1.10839022825051">
            <text:p>1.1083902283</text:p>
          </table:table-cell>
          <table:table-cell table:formula="of:=[.D61]/EXP([.$E$20])" office:value-type="float" office:value="4.54366411662597">
            <text:p>4.5436641166</text:p>
          </table:table-cell>
          <table:table-cell table:formula="of:=[.$E$19]*([.D62])^[.$E$18]" office:value-type="float" office:value="1453.41530973582">
            <text:p>1453.4153097358</text:p>
          </table:table-cell>
          <table:table-cell table:formula="of:=[.F61]/EXP([.$G$20])" office:value-type="float" office:value="8.02141185976814">
            <text:p>8.0214118598</text:p>
          </table:table-cell>
          <table:table-cell table:formula="of:=[.$G$19]*([.F62])^[.$G$18]" office:value-type="float" office:value="14.0222651995906">
            <text:p>14.0222651996</text:p>
          </table:table-cell>
          <table:table-cell table:formula="of:=[.H61]/EXP([.$I$20])" office:value-type="float" office:value="10.6579361470994">
            <text:p>10.6579361471</text:p>
          </table:table-cell>
          <table:table-cell table:formula="of:=[.$I$19]*([.H62])^[.$I$18]" office:value-type="float" office:value="13.4978416070151">
            <text:p>13.497841607</text:p>
          </table:table-cell>
          <table:table-cell table:formula="of:=[.J61]/EXP([.$K$20])" office:value-type="float" office:value="8.02141185976814">
            <text:p>8.0214118598</text:p>
          </table:table-cell>
          <table:table-cell table:formula="of:=[.$K$19]*([.J62])^[.$K$18]" office:value-type="float" office:value="7.39693454382806">
            <text:p>7.3969345438</text:p>
          </table:table-cell>
          <table:table-cell table:formula="of:=[.L61]/EXP([.$M$20])" office:value-type="float" office:value="8.02141185976814">
            <text:p>8.0214118598</text:p>
          </table:table-cell>
          <table:table-cell table:formula="of:=[.$M$19]*([.L62])^[.$M$18]" office:value-type="float" office:value="7.37455550738588">
            <text:p>7.3745555074</text:p>
          </table:table-cell>
          <table:table-cell table:number-columns-repeated="7"/>
        </table:table-row>
        <table:table-row table:style-name="ro2">
          <table:table-cell office:value-type="float" office:value="42">
            <text:p>42</text:p>
          </table:table-cell>
          <table:table-cell table:formula="of:=[.B62]/EXP([.$C$20])" office:value-type="float" office:value="3.25770550262849">
            <text:p>3.2577055026</text:p>
          </table:table-cell>
          <table:table-cell table:formula="of:=[.$C$19]*([.B63])^[.$C$18]" office:value-type="float" office:value="1.00597714988723">
            <text:p>1.0059771499</text:p>
          </table:table-cell>
          <table:table-cell table:formula="of:=[.D62]/EXP([.$E$20])" office:value-type="float" office:value="4.35857395734501">
            <text:p>4.3585739573</text:p>
          </table:table-cell>
          <table:table-cell table:formula="of:=[.$E$19]*([.D63])^[.$E$18]" office:value-type="float" office:value="1416.76010886786">
            <text:p>1416.7601088679</text:p>
          </table:table-cell>
          <table:table-cell table:formula="of:=[.F62]/EXP([.$G$20])" office:value-type="float" office:value="7.80206593063506">
            <text:p>7.8020659306</text:p>
          </table:table-cell>
          <table:table-cell table:formula="of:=[.$G$19]*([.F63])^[.$G$18]" office:value-type="float" office:value="13.3008732076644">
            <text:p>13.3008732077</text:p>
          </table:table-cell>
          <table:table-cell table:formula="of:=[.H62]/EXP([.$I$20])" office:value-type="float" office:value="10.4385989928546">
            <text:p>10.4385989929</text:p>
          </table:table-cell>
          <table:table-cell table:formula="of:=[.$I$19]*([.H63])^[.$I$18]" office:value-type="float" office:value="12.9492237816436">
            <text:p>12.9492237816</text:p>
          </table:table-cell>
          <table:table-cell table:formula="of:=[.J62]/EXP([.$K$20])" office:value-type="float" office:value="7.80206593063506">
            <text:p>7.8020659306</text:p>
          </table:table-cell>
          <table:table-cell table:formula="of:=[.$K$19]*([.J63])^[.$K$18]" office:value-type="float" office:value="7.00474072793927">
            <text:p>7.0047407279</text:p>
          </table:table-cell>
          <table:table-cell table:formula="of:=[.L62]/EXP([.$M$20])" office:value-type="float" office:value="7.80206593063506">
            <text:p>7.8020659306</text:p>
          </table:table-cell>
          <table:table-cell table:formula="of:=[.$M$19]*([.L63])^[.$M$18]" office:value-type="float" office:value="6.98306972416165">
            <text:p>6.9830697242</text:p>
          </table:table-cell>
          <table:table-cell table:number-columns-repeated="7"/>
        </table:table-row>
        <table:table-row table:style-name="ro2">
          <table:table-cell office:value-type="float" office:value="43">
            <text:p>43</text:p>
          </table:table-cell>
          <table:table-cell table:formula="of:=[.B63]/EXP([.$C$20])" office:value-type="float" office:value="3.10341404824072">
            <text:p>3.1034140482</text:p>
          </table:table-cell>
          <table:table-cell table:formula="of:=[.$C$19]*([.B64])^[.$C$18]" office:value-type="float" office:value="0.913026838654621">
            <text:p>0.9130268387</text:p>
          </table:table-cell>
          <table:table-cell table:formula="of:=[.D63]/EXP([.$E$20])" office:value-type="float" office:value="4.1810236087066">
            <text:p>4.1810236087</text:p>
          </table:table-cell>
          <table:table-cell table:formula="of:=[.$E$19]*([.D64])^[.$E$18]" office:value-type="float" office:value="1381.02935384939">
            <text:p>1381.0293538494</text:p>
          </table:table-cell>
          <table:table-cell table:formula="of:=[.F63]/EXP([.$G$20])" office:value-type="float" office:value="7.58871802746903">
            <text:p>7.5887180275</text:p>
          </table:table-cell>
          <table:table-cell table:formula="of:=[.$G$19]*([.F64])^[.$G$18]" office:value-type="float" office:value="12.6165940786464">
            <text:p>12.6165940786</text:p>
          </table:table-cell>
          <table:table-cell table:formula="of:=[.H63]/EXP([.$I$20])" office:value-type="float" office:value="10.2237757319722">
            <text:p>10.223775732</text:p>
          </table:table-cell>
          <table:table-cell table:formula="of:=[.$I$19]*([.H64])^[.$I$18]" office:value-type="float" office:value="12.4229044486591">
            <text:p>12.4229044487</text:p>
          </table:table-cell>
          <table:table-cell table:formula="of:=[.J63]/EXP([.$K$20])" office:value-type="float" office:value="7.58871802746903">
            <text:p>7.5887180275</text:p>
          </table:table-cell>
          <table:table-cell table:formula="of:=[.$K$19]*([.J64])^[.$K$18]" office:value-type="float" office:value="6.63334147070313">
            <text:p>6.6333414707</text:p>
          </table:table-cell>
          <table:table-cell table:formula="of:=[.L63]/EXP([.$M$20])" office:value-type="float" office:value="7.58871802746903">
            <text:p>7.5887180275</text:p>
          </table:table-cell>
          <table:table-cell table:formula="of:=[.$M$19]*([.L64])^[.$M$18]" office:value-type="float" office:value="6.61236636210345">
            <text:p>6.6123663621</text:p>
          </table:table-cell>
          <table:table-cell table:number-columns-repeated="7"/>
        </table:table-row>
        <table:table-row table:style-name="ro2">
          <table:table-cell office:value-type="float" office:value="44">
            <text:p>44</text:p>
          </table:table-cell>
          <table:table-cell table:formula="of:=[.B64]/EXP([.$C$20])" office:value-type="float" office:value="2.95643014601747">
            <text:p>2.956430146</text:p>
          </table:table-cell>
          <table:table-cell table:formula="of:=[.$C$19]*([.B65])^[.$C$18]" office:value-type="float" office:value="0.828664953470461">
            <text:p>0.8286649535</text:p>
          </table:table-cell>
          <table:table-cell table:formula="of:=[.D64]/EXP([.$E$20])" office:value-type="float" office:value="4.01070592988407">
            <text:p>4.0107059299</text:p>
          </table:table-cell>
          <table:table-cell table:formula="of:=[.$E$19]*([.D65])^[.$E$18]" office:value-type="float" office:value="1346.19973011362">
            <text:p>1346.1997301136</text:p>
          </table:table-cell>
          <table:table-cell table:formula="of:=[.F64]/EXP([.$G$20])" office:value-type="float" office:value="7.38120413393455">
            <text:p>7.3812041339</text:p>
          </table:table-cell>
          <table:table-cell table:formula="of:=[.$G$19]*([.F65])^[.$G$18]" office:value-type="float" office:value="11.9675184974782">
            <text:p>11.9675184975</text:p>
          </table:table-cell>
          <table:table-cell table:formula="of:=[.H64]/EXP([.$I$20])" office:value-type="float" office:value="10.0133734698702">
            <text:p>10.0133734699</text:p>
          </table:table-cell>
          <table:table-cell table:formula="of:=[.$I$19]*([.H65])^[.$I$18]" office:value-type="float" office:value="11.9179772890547">
            <text:p>11.9179772891</text:p>
          </table:table-cell>
          <table:table-cell table:formula="of:=[.J64]/EXP([.$K$20])" office:value-type="float" office:value="7.38120413393455">
            <text:p>7.3812041339</text:p>
          </table:table-cell>
          <table:table-cell table:formula="of:=[.$K$19]*([.J65])^[.$K$18]" office:value-type="float" office:value="6.2816342211562">
            <text:p>6.2816342212</text:p>
          </table:table-cell>
          <table:table-cell table:formula="of:=[.L64]/EXP([.$M$20])" office:value-type="float" office:value="7.38120413393455">
            <text:p>7.3812041339</text:p>
          </table:table-cell>
          <table:table-cell table:formula="of:=[.$M$19]*([.L65])^[.$M$18]" office:value-type="float" office:value="6.26134216523612">
            <text:p>6.2613421652</text:p>
          </table:table-cell>
          <table:table-cell table:number-columns-repeated="7"/>
        </table:table-row>
        <table:table-row table:style-name="ro2">
          <table:table-cell office:value-type="float" office:value="45">
            <text:p>45</text:p>
          </table:table-cell>
          <table:table-cell table:formula="of:=[.B65]/EXP([.$C$20])" office:value-type="float" office:value="2.81640769565883">
            <text:p>2.8164076957</text:p>
          </table:table-cell>
          <table:table-cell table:formula="of:=[.$C$19]*([.B66])^[.$C$18]" office:value-type="float" office:value="0.75209794064987">
            <text:p>0.7520979406</text:p>
          </table:table-cell>
          <table:table-cell table:formula="of:=[.D65]/EXP([.$E$20])" office:value-type="float" office:value="3.84732629170286">
            <text:p>3.8473262917</text:p>
          </table:table-cell>
          <table:table-cell table:formula="of:=[.$E$19]*([.D66])^[.$E$18]" office:value-type="float" office:value="1312.24851108822">
            <text:p>1312.2485110882</text:p>
          </table:table-cell>
          <table:table-cell table:formula="of:=[.F65]/EXP([.$G$20])" office:value-type="float" office:value="7.17936471873146">
            <text:p>7.1793647187</text:p>
          </table:table-cell>
          <table:table-cell table:formula="of:=[.$G$19]*([.F66])^[.$G$18]" office:value-type="float" office:value="11.3518353760692">
            <text:p>11.3518353761</text:p>
          </table:table-cell>
          <table:table-cell table:formula="of:=[.H65]/EXP([.$I$20])" office:value-type="float" office:value="9.80730122370934">
            <text:p>9.8073012237</text:p>
          </table:table-cell>
          <table:table-cell table:formula="of:=[.$I$19]*([.H66])^[.$I$18]" office:value-type="float" office:value="11.4335728210285">
            <text:p>11.433572821</text:p>
          </table:table-cell>
          <table:table-cell table:formula="of:=[.J65]/EXP([.$K$20])" office:value-type="float" office:value="7.17936471873146">
            <text:p>7.1793647187</text:p>
          </table:table-cell>
          <table:table-cell table:formula="of:=[.$K$19]*([.J66])^[.$K$18]" office:value-type="float" office:value="5.94857488683122">
            <text:p>5.9485748868</text:p>
          </table:table-cell>
          <table:table-cell table:formula="of:=[.L65]/EXP([.$M$20])" office:value-type="float" office:value="7.17936471873146">
            <text:p>7.1793647187</text:p>
          </table:table-cell>
          <table:table-cell table:formula="of:=[.$M$19]*([.L66])^[.$M$18]" office:value-type="float" office:value="5.92895244505065">
            <text:p>5.9289524451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table:formula="of:=[.B66]/EXP([.$C$20])" office:value-type="float" office:value="2.68301698886797">
            <text:p>2.6830169889</text:p>
          </table:table-cell>
          <table:table-cell table:formula="of:=[.$C$19]*([.B67])^[.$C$18]" office:value-type="float" office:value="0.682605569308584">
            <text:p>0.6826055693</text:p>
          </table:table-cell>
          <table:table-cell table:formula="of:=[.D66]/EXP([.$E$20])" office:value-type="float" office:value="3.69060206696728">
            <text:p>3.690602067</text:p>
          </table:table-cell>
          <table:table-cell table:formula="of:=[.$E$19]*([.D67])^[.$E$18]" office:value-type="float" office:value="1279.15354336604">
            <text:p>1279.1535433661</text:p>
          </table:table-cell>
          <table:table-cell table:formula="of:=[.F66]/EXP([.$G$20])" office:value-type="float" office:value="6.98304461295136">
            <text:p>6.983044613</text:p>
          </table:table-cell>
          <table:table-cell table:formula="of:=[.$G$19]*([.F67])^[.$G$18]" office:value-type="float" office:value="10.7678267998942">
            <text:p>10.7678267999</text:p>
          </table:table-cell>
          <table:table-cell table:formula="of:=[.H66]/EXP([.$I$20])" office:value-type="float" office:value="9.60546988305003">
            <text:p>9.6054698831</text:p>
          </table:table-cell>
          <table:table-cell table:formula="of:=[.$I$19]*([.H67])^[.$I$18]" office:value-type="float" office:value="10.9688569027413">
            <text:p>10.9688569027</text:p>
          </table:table-cell>
          <table:table-cell table:formula="of:=[.J66]/EXP([.$K$20])" office:value-type="float" office:value="6.98304461295136">
            <text:p>6.983044613</text:p>
          </table:table-cell>
          <table:table-cell table:formula="of:=[.$K$19]*([.J67])^[.$K$18]" office:value-type="float" office:value="5.63317473422163">
            <text:p>5.6331747342</text:p>
          </table:table-cell>
          <table:table-cell table:formula="of:=[.L66]/EXP([.$M$20])" office:value-type="float" office:value="6.98304461295136">
            <text:p>6.983044613</text:p>
          </table:table-cell>
          <table:table-cell table:formula="of:=[.$M$19]*([.L67])^[.$M$18]" office:value-type="float" office:value="5.61420797139047">
            <text:p>5.6142079714</text:p>
          </table:table-cell>
          <table:table-cell table:number-columns-repeated="7"/>
        </table:table-row>
        <table:table-row table:style-name="ro2">
          <table:table-cell office:value-type="float" office:value="47">
            <text:p>47</text:p>
          </table:table-cell>
          <table:table-cell table:formula="of:=[.B67]/EXP([.$C$20])" office:value-type="float" office:value="2.55594393299305">
            <text:p>2.555943933</text:p>
          </table:table-cell>
          <table:table-cell table:formula="of:=[.$C$19]*([.B68])^[.$C$18]" office:value-type="float" office:value="0.619534156480311">
            <text:p>0.6195341565</text:p>
          </table:table-cell>
          <table:table-cell table:formula="of:=[.D67]/EXP([.$E$20])" office:value-type="float" office:value="3.54026214154937">
            <text:p>3.5402621415</text:p>
          </table:table-cell>
          <table:table-cell table:formula="of:=[.$E$19]*([.D68])^[.$E$18]" office:value-type="float" office:value="1246.8932322499">
            <text:p>1246.8932322499</text:p>
          </table:table-cell>
          <table:table-cell table:formula="of:=[.F67]/EXP([.$G$20])" office:value-type="float" office:value="6.79209289078785">
            <text:p>6.7920928908</text:p>
          </table:table-cell>
          <table:table-cell table:formula="of:=[.$G$19]*([.F68])^[.$G$18]" office:value-type="float" office:value="10.2138632345696">
            <text:p>10.2138632346</text:p>
          </table:table-cell>
          <table:table-cell table:formula="of:=[.H67]/EXP([.$I$20])" office:value-type="float" office:value="9.40779217131912">
            <text:p>9.4077921713</text:p>
          </table:table-cell>
          <table:table-cell table:formula="of:=[.$I$19]*([.H68])^[.$I$18]" office:value-type="float" office:value="10.5230292959286">
            <text:p>10.5230292959</text:p>
          </table:table-cell>
          <table:table-cell table:formula="of:=[.J67]/EXP([.$K$20])" office:value-type="float" office:value="6.79209289078785">
            <text:p>6.7920928908</text:p>
          </table:table-cell>
          <table:table-cell table:formula="of:=[.$K$19]*([.J68])^[.$K$18]" office:value-type="float" office:value="5.33449745358703">
            <text:p>5.3344974536</text:p>
          </table:table-cell>
          <table:table-cell table:formula="of:=[.L67]/EXP([.$M$20])" office:value-type="float" office:value="6.79209289078785">
            <text:p>6.7920928908</text:p>
          </table:table-cell>
          <table:table-cell table:formula="of:=[.$M$19]*([.L68])^[.$M$18]" office:value-type="float" office:value="5.31617202838859">
            <text:p>5.3161720284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table:formula="of:=[.B68]/EXP([.$C$20])" office:value-type="float" office:value="2.43488931143905">
            <text:p>2.4348893114</text:p>
          </table:table-cell>
          <table:table-cell table:formula="of:=[.$C$19]*([.B69])^[.$C$18]" office:value-type="float" office:value="0.56229041821992">
            <text:p>0.5622904182</text:p>
          </table:table-cell>
          <table:table-cell table:formula="of:=[.D68]/EXP([.$E$20])" office:value-type="float" office:value="3.39604644539393">
            <text:p>3.3960464454</text:p>
          </table:table-cell>
          <table:table-cell table:formula="of:=[.$E$19]*([.D69])^[.$E$18]" office:value-type="float" office:value="1215.44652766184">
            <text:p>1215.4465276619</text:p>
          </table:table-cell>
          <table:table-cell table:formula="of:=[.F68]/EXP([.$G$20])" office:value-type="float" office:value="6.60636275350861">
            <text:p>6.6063627535</text:p>
          </table:table-cell>
          <table:table-cell table:formula="of:=[.$G$19]*([.F69])^[.$G$18]" office:value-type="float" office:value="9.68839897903246">
            <text:p>9.688398979</text:p>
          </table:table-cell>
          <table:table-cell table:formula="of:=[.H68]/EXP([.$I$20])" office:value-type="float" office:value="9.21418260806933">
            <text:p>9.2141826081</text:p>
          </table:table-cell>
          <table:table-cell table:formula="of:=[.$I$19]*([.H69])^[.$I$18]" office:value-type="float" office:value="10.0953222878947">
            <text:p>10.0953222879</text:p>
          </table:table-cell>
          <table:table-cell table:formula="of:=[.J68]/EXP([.$K$20])" office:value-type="float" office:value="6.60636275350861">
            <text:p>6.6063627535</text:p>
          </table:table-cell>
          <table:table-cell table:formula="of:=[.$K$19]*([.J69])^[.$K$18]" office:value-type="float" office:value="5.05165637938596">
            <text:p>5.0516563794</text:p>
          </table:table-cell>
          <table:table-cell table:formula="of:=[.L68]/EXP([.$M$20])" office:value-type="float" office:value="6.60636275350861">
            <text:p>6.6063627535</text:p>
          </table:table-cell>
          <table:table-cell table:formula="of:=[.$M$19]*([.L69])^[.$M$18]" office:value-type="float" office:value="5.03395762669291">
            <text:p>5.0339576267</text:p>
          </table:table-cell>
          <table:table-cell table:number-columns-repeated="7"/>
        </table:table-row>
        <table:table-row table:style-name="ro2">
          <table:table-cell office:value-type="float" office:value="49">
            <text:p>49</text:p>
          </table:table-cell>
          <table:table-cell table:formula="of:=[.B69]/EXP([.$C$20])" office:value-type="float" office:value="2.31956807910788">
            <text:p>2.3195680791</text:p>
          </table:table-cell>
          <table:table-cell table:formula="of:=[.$C$19]*([.B70])^[.$C$18]" office:value-type="float" office:value="0.510335888852612">
            <text:p>0.5103358889</text:p>
          </table:table-cell>
          <table:table-cell table:formula="of:=[.D69]/EXP([.$E$20])" office:value-type="float" office:value="3.2577055026285">
            <text:p>3.2577055026</text:p>
          </table:table-cell>
          <table:table-cell table:formula="of:=[.$E$19]*([.D70])^[.$E$18]" office:value-type="float" office:value="1184.79291040787">
            <text:p>1184.7929104079</text:p>
          </table:table-cell>
          <table:table-cell table:formula="of:=[.F69]/EXP([.$G$20])" office:value-type="float" office:value="6.4257114166004">
            <text:p>6.4257114166</text:p>
          </table:table-cell>
          <table:table-cell table:formula="of:=[.$G$19]*([.F70])^[.$G$18]" office:value-type="float" office:value="9.18996785263614">
            <text:p>9.1899678526</text:p>
          </table:table-cell>
          <table:table-cell table:formula="of:=[.H69]/EXP([.$I$20])" office:value-type="float" office:value="9.02455747201555">
            <text:p>9.024557472</text:p>
          </table:table-cell>
          <table:table-cell table:formula="of:=[.$I$19]*([.H70])^[.$I$18]" office:value-type="float" office:value="9.68499936951559">
            <text:p>9.6849993695</text:p>
          </table:table-cell>
          <table:table-cell table:formula="of:=[.J69]/EXP([.$K$20])" office:value-type="float" office:value="6.4257114166004">
            <text:p>6.4257114166</text:p>
          </table:table-cell>
          <table:table-cell table:formula="of:=[.$K$19]*([.J70])^[.$K$18]" office:value-type="float" office:value="4.78381185808444">
            <text:p>4.7838118581</text:p>
          </table:table-cell>
          <table:table-cell table:formula="of:=[.L69]/EXP([.$M$20])" office:value-type="float" office:value="6.4257114166004">
            <text:p>6.4257114166</text:p>
          </table:table-cell>
          <table:table-cell table:formula="of:=[.$M$19]*([.L70])^[.$M$18]" office:value-type="float" office:value="4.76672486368371">
            <text:p>4.7667248637</text:p>
          </table:table-cell>
          <table:table-cell table:number-columns-repeated="7"/>
        </table:table-row>
        <table:table-row table:style-name="ro2">
          <table:table-cell office:value-type="float" office:value="50">
            <text:p>50</text:p>
          </table:table-cell>
          <table:table-cell table:formula="of:=[.B70]/EXP([.$C$20])" office:value-type="float" office:value="2.20970869120795">
            <text:p>2.2097086912</text:p>
          </table:table-cell>
          <table:table-cell table:formula="of:=[.$C$19]*([.B71])^[.$C$18]" office:value-type="float" office:value="0.463181855873494">
            <text:p>0.4631818559</text:p>
          </table:table-cell>
          <table:table-cell table:formula="of:=[.D70]/EXP([.$E$20])" office:value-type="float" office:value="3.125">
            <text:p>3.125</text:p>
          </table:table-cell>
          <table:table-cell table:formula="of:=[.$E$19]*([.D71])^[.$E$18]" office:value-type="float" office:value="1154.91237878898">
            <text:p>1154.912378789</text:p>
          </table:table-cell>
          <table:table-cell table:formula="of:=[.F70]/EXP([.$G$20])" office:value-type="float" office:value="6.24999999999999">
            <text:p>6.25</text:p>
          </table:table-cell>
          <table:table-cell table:formula="of:=[.$G$19]*([.F71])^[.$G$18]" office:value-type="float" office:value="8.71717910412892">
            <text:p>8.7171791041</text:p>
          </table:table-cell>
          <table:table-cell table:formula="of:=[.H70]/EXP([.$I$20])" office:value-type="float" office:value="8.8388347648318">
            <text:p>8.8388347648</text:p>
          </table:table-cell>
          <table:table-cell table:formula="of:=[.$I$19]*([.H71])^[.$I$18]" office:value-type="float" office:value="9.29135396697462">
            <text:p>9.291353967</text:p>
          </table:table-cell>
          <table:table-cell table:formula="of:=[.J70]/EXP([.$K$20])" office:value-type="float" office:value="6.24999999999999">
            <text:p>6.25</text:p>
          </table:table-cell>
          <table:table-cell table:formula="of:=[.$K$19]*([.J71])^[.$K$18]" office:value-type="float" office:value="4.53016875552628">
            <text:p>4.5301687555</text:p>
          </table:table-cell>
          <table:table-cell table:formula="of:=[.L70]/EXP([.$M$20])" office:value-type="float" office:value="6.24999999999999">
            <text:p>6.25</text:p>
          </table:table-cell>
          <table:table-cell table:formula="of:=[.$M$19]*([.L71])^[.$M$18]" office:value-type="float" office:value="4.51367842382648">
            <text:p>4.5136784238</text:p>
          </table:table-cell>
          <table:table-cell table:number-columns-repeated="7"/>
        </table:table-row>
        <table:table-row table:style-name="ro2">
          <table:table-cell office:value-type="float" office:value="51">
            <text:p>51</text:p>
          </table:table-cell>
          <table:table-cell table:formula="of:=[.B71]/EXP([.$C$20])" office:value-type="float" office:value="2.10505246385263">
            <text:p>2.1050524639</text:p>
          </table:table-cell>
          <table:table-cell table:formula="of:=[.$C$19]*([.B72])^[.$C$18]" office:value-type="float" office:value="0.420384762852478">
            <text:p>0.4203847629</text:p>
          </table:table-cell>
          <table:table-cell table:formula="of:=[.D71]/EXP([.$E$20])" office:value-type="float" office:value="2.99770037289145">
            <text:p>2.9977003729</text:p>
          </table:table-cell>
          <table:table-cell table:formula="of:=[.$E$19]*([.D72])^[.$E$18]" office:value-type="float" office:value="1125.78543554995">
            <text:p>1125.78543555</text:p>
          </table:table-cell>
          <table:table-cell table:formula="of:=[.F71]/EXP([.$G$20])" office:value-type="float" office:value="6.07909342132677">
            <text:p>6.0790934213</text:p>
          </table:table-cell>
          <table:table-cell table:formula="of:=[.$G$19]*([.F72])^[.$G$18]" office:value-type="float" office:value="8.2687135310995">
            <text:p>8.2687135311</text:p>
          </table:table-cell>
          <table:table-cell table:formula="of:=[.H71]/EXP([.$I$20])" office:value-type="float" office:value="8.65693417569323">
            <text:p>8.6569341757</text:p>
          </table:table-cell>
          <table:table-cell table:formula="of:=[.$I$19]*([.H72])^[.$I$18]" office:value-type="float" office:value="8.91370822504585">
            <text:p>8.913708225</text:p>
          </table:table-cell>
          <table:table-cell table:formula="of:=[.J71]/EXP([.$K$20])" office:value-type="float" office:value="6.07909342132677">
            <text:p>6.0790934213</text:p>
          </table:table-cell>
          <table:table-cell table:formula="of:=[.$K$19]*([.J72])^[.$K$18]" office:value-type="float" office:value="4.28997409646546">
            <text:p>4.2899740965</text:p>
          </table:table-cell>
          <table:table-cell table:formula="of:=[.L71]/EXP([.$M$20])" office:value-type="float" office:value="6.07909342132677">
            <text:p>6.0790934213</text:p>
          </table:table-cell>
          <table:table-cell table:formula="of:=[.$M$19]*([.L72])^[.$M$18]" office:value-type="float" office:value="4.27406521172112">
            <text:p>4.2740652117</text:p>
          </table:table-cell>
          <table:table-cell table:number-columns-repeated="7"/>
        </table:table-row>
        <table:table-row table:style-name="ro2">
          <table:table-cell office:value-type="float" office:value="52">
            <text:p>52</text:p>
          </table:table-cell>
          <table:table-cell table:formula="of:=[.B72]/EXP([.$C$20])" office:value-type="float" office:value="2.00535296494203">
            <text:p>2.0053529649</text:p>
          </table:table-cell>
          <table:table-cell table:formula="of:=[.$C$19]*([.B73])^[.$C$18]" office:value-type="float" office:value="0.381542037101733">
            <text:p>0.3815420371</text:p>
          </table:table-cell>
          <table:table-cell table:formula="of:=[.D72]/EXP([.$E$20])" office:value-type="float" office:value="2.87558640820273">
            <text:p>2.8755864082</text:p>
          </table:table-cell>
          <table:table-cell table:formula="of:=[.$E$19]*([.D73])^[.$E$18]" office:value-type="float" office:value="1097.39307515724">
            <text:p>1097.3930751572</text:p>
          </table:table-cell>
          <table:table-cell table:formula="of:=[.F72]/EXP([.$G$20])" office:value-type="float" office:value="5.91286029203496">
            <text:p>5.912860292</text:p>
          </table:table-cell>
          <table:table-cell table:formula="of:=[.$G$19]*([.F73])^[.$G$18]" office:value-type="float" office:value="7.84331979906246">
            <text:p>7.8433197991</text:p>
          </table:table-cell>
          <table:table-cell table:formula="of:=[.H72]/EXP([.$I$20])" office:value-type="float" office:value="8.4787770465479">
            <text:p>8.4787770465</text:p>
          </table:table-cell>
          <table:table-cell table:formula="of:=[.$I$19]*([.H73])^[.$I$18]" office:value-type="float" office:value="8.55141183983128">
            <text:p>8.5514118398</text:p>
          </table:table-cell>
          <table:table-cell table:formula="of:=[.J72]/EXP([.$K$20])" office:value-type="float" office:value="5.91286029203496">
            <text:p>5.912860292</text:p>
          </table:table-cell>
          <table:table-cell table:formula="of:=[.$K$19]*([.J73])^[.$K$18]" office:value-type="float" office:value="4.06251482925311">
            <text:p>4.0625148293</text:p>
          </table:table-cell>
          <table:table-cell table:formula="of:=[.L72]/EXP([.$M$20])" office:value-type="float" office:value="5.91286029203496">
            <text:p>5.912860292</text:p>
          </table:table-cell>
          <table:table-cell table:formula="of:=[.$M$19]*([.L73])^[.$M$18]" office:value-type="float" office:value="4.0471721108032">
            <text:p>4.0471721108</text:p>
          </table:table-cell>
          <table:table-cell table:number-columns-repeated="7"/>
        </table:table-row>
        <table:table-row table:style-name="ro2">
          <table:table-cell office:value-type="float" office:value="53">
            <text:p>53</text:p>
          </table:table-cell>
          <table:table-cell table:formula="of:=[.B73]/EXP([.$C$20])" office:value-type="float" office:value="1.91037543389385">
            <text:p>1.9103754339</text:p>
          </table:table-cell>
          <table:table-cell table:formula="of:=[.$C$19]*([.B74])^[.$C$18]" office:value-type="float" office:value="0.346288302858459">
            <text:p>0.3462883029</text:p>
          </table:table-cell>
          <table:table-cell table:formula="of:=[.D73]/EXP([.$E$20])" office:value-type="float" office:value="2.75844686340829">
            <text:p>2.7584468634</text:p>
          </table:table-cell>
          <table:table-cell table:formula="of:=[.$E$19]*([.D74])^[.$E$18]" office:value-type="float" office:value="1069.71677139771">
            <text:p>1069.7167713977</text:p>
          </table:table-cell>
          <table:table-cell table:formula="of:=[.F73]/EXP([.$G$20])" office:value-type="float" office:value="5.75117281640546">
            <text:p>5.7511728164</text:p>
          </table:table-cell>
          <table:table-cell table:formula="of:=[.$G$19]*([.F74])^[.$G$18]" office:value-type="float" office:value="7.43981094991268">
            <text:p>7.4398109499</text:p>
          </table:table-cell>
          <table:table-cell table:formula="of:=[.H73]/EXP([.$I$20])" office:value-type="float" office:value="8.30428633810315">
            <text:p>8.3042863381</text:p>
          </table:table-cell>
          <table:table-cell table:formula="of:=[.$I$19]*([.H74])^[.$I$18]" office:value-type="float" office:value="8.20384093894104">
            <text:p>8.2038409389</text:p>
          </table:table-cell>
          <table:table-cell table:formula="of:=[.J73]/EXP([.$K$20])" office:value-type="float" office:value="5.75117281640546">
            <text:p>5.7511728164</text:p>
          </table:table-cell>
          <table:table-cell table:formula="of:=[.$K$19]*([.J74])^[.$K$18]" office:value-type="float" office:value="3.84711570904337">
            <text:p>3.847115709</text:p>
          </table:table-cell>
          <table:table-cell table:formula="of:=[.L73]/EXP([.$M$20])" office:value-type="float" office:value="5.75117281640546">
            <text:p>5.7511728164</text:p>
          </table:table-cell>
          <table:table-cell table:formula="of:=[.$M$19]*([.L74])^[.$M$18]" office:value-type="float" office:value="3.83232386102677">
            <text:p>3.832323861</text:p>
          </table:table-cell>
          <table:table-cell table:number-columns-repeated="7"/>
        </table:table-row>
        <table:table-row table:style-name="ro2">
          <table:table-cell office:value-type="float" office:value="54">
            <text:p>54</text:p>
          </table:table-cell>
          <table:table-cell table:formula="of:=[.B74]/EXP([.$C$20])" office:value-type="float" office:value="1.81989622885695">
            <text:p>1.8198962289</text:p>
          </table:table-cell>
          <table:table-cell table:formula="of:=[.$C$19]*([.B75])^[.$C$18]" office:value-type="float" office:value="0.31429194436213">
            <text:p>0.3142919444</text:p>
          </table:table-cell>
          <table:table-cell table:formula="of:=[.D74]/EXP([.$E$20])" office:value-type="float" office:value="2.64607910113289">
            <text:p>2.6460791011</text:p>
          </table:table-cell>
          <table:table-cell table:formula="of:=[.$E$19]*([.D75])^[.$E$18]" office:value-type="float" office:value="1042.73846529019">
            <text:p>1042.7384652902</text:p>
          </table:table-cell>
          <table:table-cell table:formula="of:=[.F74]/EXP([.$G$20])" office:value-type="float" office:value="5.59390669329982">
            <text:p>5.5939066933</text:p>
          </table:table-cell>
          <table:table-cell table:formula="of:=[.$G$19]*([.F75])^[.$G$18]" office:value-type="float" office:value="7.05706109000642">
            <text:p>7.05706109</text:p>
          </table:table-cell>
          <table:table-cell table:formula="of:=[.H74]/EXP([.$I$20])" office:value-type="float" office:value="8.13338659651204">
            <text:p>8.1333865965</text:p>
          </table:table-cell>
          <table:table-cell table:formula="of:=[.$I$19]*([.H75])^[.$I$18]" office:value-type="float" office:value="7.87039700718856">
            <text:p>7.8703970072</text:p>
          </table:table-cell>
          <table:table-cell table:formula="of:=[.J74]/EXP([.$K$20])" office:value-type="float" office:value="5.59390669329982">
            <text:p>5.5939066933</text:p>
          </table:table-cell>
          <table:table-cell table:formula="of:=[.$K$19]*([.J75])^[.$K$18]" office:value-type="float" office:value="3.64313729323404">
            <text:p>3.6431372932</text:p>
          </table:table-cell>
          <table:table-cell table:formula="of:=[.L74]/EXP([.$M$20])" office:value-type="float" office:value="5.59390669329982">
            <text:p>5.5939066933</text:p>
          </table:table-cell>
          <table:table-cell table:formula="of:=[.$M$19]*([.L75])^[.$M$18]" office:value-type="float" office:value="3.62888104921251">
            <text:p>3.6288810492</text:p>
          </table:table-cell>
          <table:table-cell table:number-columns-repeated="7"/>
        </table:table-row>
        <table:table-row table:style-name="ro2">
          <table:table-cell office:value-type="float" office:value="55">
            <text:p>55</text:p>
          </table:table-cell>
          <table:table-cell table:formula="of:=[.B75]/EXP([.$C$20])" office:value-type="float" office:value="1.733702300106">
            <text:p>1.7337023001</text:p>
          </table:table-cell>
          <table:table-cell table:formula="of:=[.$C$19]*([.B76])^[.$C$18]" office:value-type="float" office:value="0.285251986496649">
            <text:p>0.2852519865</text:p>
          </table:table-cell>
          <table:table-cell table:formula="of:=[.D75]/EXP([.$E$20])" office:value-type="float" office:value="2.53828873861323">
            <text:p>2.5382887386</text:p>
          </table:table-cell>
          <table:table-cell table:formula="of:=[.$E$19]*([.D76])^[.$E$18]" office:value-type="float" office:value="1016.44055330183">
            <text:p>1016.4405533018</text:p>
          </table:table-cell>
          <table:table-cell table:formula="of:=[.F75]/EXP([.$G$20])" office:value-type="float" office:value="5.44094102060076">
            <text:p>5.4409410206</text:p>
          </table:table-cell>
          <table:table-cell table:formula="of:=[.$G$19]*([.F76])^[.$G$18]" office:value-type="float" office:value="6.69400224862798">
            <text:p>6.6940022486</text:p>
          </table:table-cell>
          <table:table-cell table:formula="of:=[.H75]/EXP([.$I$20])" office:value-type="float" office:value="7.96600392074534">
            <text:p>7.9660039207</text:p>
          </table:table-cell>
          <table:table-cell table:formula="of:=[.$I$19]*([.H76])^[.$I$18]" office:value-type="float" office:value="7.55050585595073">
            <text:p>7.550505856</text:p>
          </table:table-cell>
          <table:table-cell table:formula="of:=[.J75]/EXP([.$K$20])" office:value-type="float" office:value="5.44094102060076">
            <text:p>5.4409410206</text:p>
          </table:table-cell>
          <table:table-cell table:formula="of:=[.$K$19]*([.J76])^[.$K$18]" office:value-type="float" office:value="3.44997404319116">
            <text:p>3.4499740432</text:p>
          </table:table-cell>
          <table:table-cell table:formula="of:=[.L75]/EXP([.$M$20])" office:value-type="float" office:value="5.44094102060076">
            <text:p>5.4409410206</text:p>
          </table:table-cell>
          <table:table-cell table:formula="of:=[.$M$19]*([.L76])^[.$M$18]" office:value-type="float" office:value="3.43623820608037">
            <text:p>3.4362382061</text:p>
          </table:table-cell>
          <table:table-cell table:number-columns-repeated="7"/>
        </table:table-row>
        <table:table-row table:style-name="ro2">
          <table:table-cell office:value-type="float" office:value="56">
            <text:p>56</text:p>
          </table:table-cell>
          <table:table-cell table:formula="of:=[.B76]/EXP([.$C$20])" office:value-type="float" office:value="1.65159068837715">
            <text:p>1.6515906884</text:p>
          </table:table-cell>
          <table:table-cell table:formula="of:=[.$C$19]*([.B77])^[.$C$18]" office:value-type="float" office:value="0.258895263655025">
            <text:p>0.2588952637</text:p>
          </table:table-cell>
          <table:table-cell table:formula="of:=[.D76]/EXP([.$E$20])" office:value-type="float" office:value="2.43488931143906">
            <text:p>2.4348893114</text:p>
          </table:table-cell>
          <table:table-cell table:formula="of:=[.$E$19]*([.D77])^[.$E$18]" office:value-type="float" office:value="990.805875861705">
            <text:p>990.8058758617</text:p>
          </table:table-cell>
          <table:table-cell table:formula="of:=[.F76]/EXP([.$G$20])" office:value-type="float" office:value="5.29215820226578">
            <text:p>5.2921582023</text:p>
          </table:table-cell>
          <table:table-cell table:formula="of:=[.$G$19]*([.F77])^[.$G$18]" office:value-type="float" office:value="6.34962139807631">
            <text:p>6.3496213981</text:p>
          </table:table-cell>
          <table:table-cell table:formula="of:=[.H76]/EXP([.$I$20])" office:value-type="float" office:value="7.80206593063503">
            <text:p>7.8020659306</text:p>
          </table:table-cell>
          <table:table-cell table:formula="of:=[.$I$19]*([.H77])^[.$I$18]" office:value-type="float" office:value="7.24361663441821">
            <text:p>7.2436166344</text:p>
          </table:table-cell>
          <table:table-cell table:formula="of:=[.J76]/EXP([.$K$20])" office:value-type="float" office:value="5.29215820226578">
            <text:p>5.2921582023</text:p>
          </table:table-cell>
          <table:table-cell table:formula="of:=[.$K$19]*([.J77])^[.$K$18]" office:value-type="float" office:value="3.26705252662247">
            <text:p>3.2670525266</text:p>
          </table:table-cell>
          <table:table-cell table:formula="of:=[.L76]/EXP([.$M$20])" office:value-type="float" office:value="5.29215820226578">
            <text:p>5.2921582023</text:p>
          </table:table-cell>
          <table:table-cell table:formula="of:=[.$M$19]*([.L77])^[.$M$18]" office:value-type="float" office:value="3.25382200430318">
            <text:p>3.2538220043</text:p>
          </table:table-cell>
          <table:table-cell table:number-columns-repeated="7"/>
        </table:table-row>
        <table:table-row table:style-name="ro2">
          <table:table-cell office:value-type="float" office:value="57">
            <text:p>57</text:p>
          </table:table-cell>
          <table:table-cell table:formula="of:=[.B77]/EXP([.$C$20])" office:value-type="float" office:value="1.57336804696361">
            <text:p>1.573368047</text:p>
          </table:table-cell>
          <table:table-cell table:formula="of:=[.$C$19]*([.B78])^[.$C$18]" office:value-type="float" office:value="0.234973850195404">
            <text:p>0.2349738502</text:p>
          </table:table-cell>
          <table:table-cell table:formula="of:=[.D77]/EXP([.$E$20])" office:value-type="float" office:value="2.33570195099209">
            <text:p>2.335701951</text:p>
          </table:table-cell>
          <table:table-cell table:formula="of:=[.$E$19]*([.D78])^[.$E$18]" office:value-type="float" office:value="965.817706164037">
            <text:p>965.817706164</text:p>
          </table:table-cell>
          <table:table-cell table:formula="of:=[.F77]/EXP([.$G$20])" office:value-type="float" office:value="5.14744385792232">
            <text:p>5.1474438579</text:p>
          </table:table-cell>
          <table:table-cell table:formula="of:=[.$G$19]*([.F78])^[.$G$18]" office:value-type="float" office:value="6.0229576270567">
            <text:p>6.0229576271</text:p>
          </table:table-cell>
          <table:table-cell table:formula="of:=[.H77]/EXP([.$I$20])" office:value-type="float" office:value="7.64150173557538">
            <text:p>7.6415017356</text:p>
          </table:table-cell>
          <table:table-cell table:formula="of:=[.$I$19]*([.H78])^[.$I$18]" office:value-type="float" office:value="6.94920088103333">
            <text:p>6.949200881</text:p>
          </table:table-cell>
          <table:table-cell table:formula="of:=[.J77]/EXP([.$K$20])" office:value-type="float" office:value="5.14744385792232">
            <text:p>5.1474438579</text:p>
          </table:table-cell>
          <table:table-cell table:formula="of:=[.$K$19]*([.J78])^[.$K$18]" office:value-type="float" office:value="3.09382971526282">
            <text:p>3.0938297153</text:p>
          </table:table-cell>
          <table:table-cell table:formula="of:=[.L77]/EXP([.$M$20])" office:value-type="float" office:value="5.14744385792232">
            <text:p>5.1474438579</text:p>
          </table:table-cell>
          <table:table-cell table:formula="of:=[.$M$19]*([.L78])^[.$M$18]" office:value-type="float" office:value="3.0810895522183">
            <text:p>3.0810895522</text:p>
          </table:table-cell>
          <table:table-cell table:number-columns-repeated="7"/>
        </table:table-row>
        <table:table-row table:style-name="ro2">
          <table:table-cell office:value-type="float" office:value="58">
            <text:p>58</text:p>
          </table:table-cell>
          <table:table-cell table:formula="of:=[.B78]/EXP([.$C$20])" office:value-type="float" office:value="1.49885018644572">
            <text:p>1.4988501864</text:p>
          </table:table-cell>
          <table:table-cell table:formula="of:=[.$C$19]*([.B79])^[.$C$18]" office:value-type="float" office:value="0.213262728317898">
            <text:p>0.2132627283</text:p>
          </table:table-cell>
          <table:table-cell table:formula="of:=[.D78]/EXP([.$E$20])" office:value-type="float" office:value="2.24055507502473">
            <text:p>2.240555075</text:p>
          </table:table-cell>
          <table:table-cell table:formula="of:=[.$E$19]*([.D79])^[.$E$18]" office:value-type="float" office:value="941.459739253869">
            <text:p>941.4597392539</text:p>
          </table:table-cell>
          <table:table-cell table:formula="of:=[.F78]/EXP([.$G$20])" office:value-type="float" office:value="5.00668673493513">
            <text:p>5.0066867349</text:p>
          </table:table-cell>
          <table:table-cell table:formula="of:=[.$G$19]*([.F79])^[.$G$18]" office:value-type="float" office:value="5.71309945949071">
            <text:p>5.7130994595</text:p>
          </table:table-cell>
          <table:table-cell table:formula="of:=[.H78]/EXP([.$I$20])" office:value-type="float" office:value="7.48424190386826">
            <text:p>7.4842419039</text:p>
          </table:table-cell>
          <table:table-cell table:formula="of:=[.$I$19]*([.H79])^[.$I$18]" office:value-type="float" office:value="6.66675161348224">
            <text:p>6.6667516135</text:p>
          </table:table-cell>
          <table:table-cell table:formula="of:=[.J78]/EXP([.$K$20])" office:value-type="float" office:value="5.00668673493513">
            <text:p>5.0066867349</text:p>
          </table:table-cell>
          <table:table-cell table:formula="of:=[.$K$19]*([.J79])^[.$K$18]" office:value-type="float" office:value="2.92979137281846">
            <text:p>2.9297913728</text:p>
          </table:table-cell>
          <table:table-cell table:formula="of:=[.L78]/EXP([.$M$20])" office:value-type="float" office:value="5.00668673493513">
            <text:p>5.0066867349</text:p>
          </table:table-cell>
          <table:table-cell table:formula="of:=[.$M$19]*([.L79])^[.$M$18]" office:value-type="float" office:value="2.91752677811943">
            <text:p>2.9175267781</text:p>
          </table:table-cell>
          <table:table-cell table:number-columns-repeated="7"/>
        </table:table-row>
        <table:table-row table:style-name="ro2">
          <table:table-cell office:value-type="float" office:value="59">
            <text:p>59</text:p>
          </table:table-cell>
          <table:table-cell table:formula="of:=[.B79]/EXP([.$C$20])" office:value-type="float" office:value="1.42786164098343">
            <text:p>1.427861641</text:p>
          </table:table-cell>
          <table:table-cell table:formula="of:=[.$C$19]*([.B80])^[.$C$18]" office:value-type="float" office:value="0.193557671425018">
            <text:p>0.1935576714</text:p>
          </table:table-cell>
          <table:table-cell table:formula="of:=[.D79]/EXP([.$E$20])" office:value-type="float" office:value="2.14928409084335">
            <text:p>2.1492840908</text:p>
          </table:table-cell>
          <table:table-cell table:formula="of:=[.$E$19]*([.D80])^[.$E$18]" office:value-type="float" office:value="917.716081387955">
            <text:p>917.716081388</text:p>
          </table:table-cell>
          <table:table-cell table:formula="of:=[.F79]/EXP([.$G$20])" office:value-type="float" office:value="4.86977862287811">
            <text:p>4.8697786229</text:p>
          </table:table-cell>
          <table:table-cell table:formula="of:=[.$G$19]*([.F80])^[.$G$18]" office:value-type="float" office:value="5.41918231126314">
            <text:p>5.4191823113</text:p>
          </table:table-cell>
          <table:table-cell table:formula="of:=[.H79]/EXP([.$I$20])" office:value-type="float" office:value="7.3302184326992">
            <text:p>7.3302184327</text:p>
          </table:table-cell>
          <table:table-cell table:formula="of:=[.$I$19]*([.H80])^[.$I$18]" office:value-type="float" office:value="6.39578245567411">
            <text:p>6.3957824557</text:p>
          </table:table-cell>
          <table:table-cell table:formula="of:=[.J79]/EXP([.$K$20])" office:value-type="float" office:value="4.86977862287811">
            <text:p>4.8697786229</text:p>
          </table:table-cell>
          <table:table-cell table:formula="of:=[.$K$19]*([.J80])^[.$K$18]" office:value-type="float" office:value="2.77445052838413">
            <text:p>2.7744505284</text:p>
          </table:table-cell>
          <table:table-cell table:formula="of:=[.L79]/EXP([.$M$20])" office:value-type="float" office:value="4.86977862287811">
            <text:p>4.8697786229</text:p>
          </table:table-cell>
          <table:table-cell table:formula="of:=[.$M$19]*([.L80])^[.$M$18]" office:value-type="float" office:value="2.7626469003199">
            <text:p>2.7626469003</text:p>
          </table:table-cell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table:formula="of:=[.B80]/EXP([.$C$20])" office:value-type="float" office:value="1.36023525515019">
            <text:p>1.3602352552</text:p>
          </table:table-cell>
          <table:table-cell table:formula="of:=[.$C$19]*([.B81])^[.$C$18]" office:value-type="float" office:value="0.175673323055444">
            <text:p>0.1756733231</text:p>
          </table:table-cell>
          <table:table-cell table:formula="of:=[.D80]/EXP([.$E$20])" office:value-type="float" office:value="2.06173111058264">
            <text:p>2.0617311106</text:p>
          </table:table-cell>
          <table:table-cell table:formula="of:=[.$E$19]*([.D81])^[.$E$18]" office:value-type="float" office:value="894.571239663982">
            <text:p>894.571239664</text:p>
          </table:table-cell>
          <table:table-cell table:formula="of:=[.F80]/EXP([.$G$20])" office:value-type="float" office:value="4.73661427034498">
            <text:p>4.7366142703</text:p>
          </table:table-cell>
          <table:table-cell table:formula="of:=[.$G$19]*([.F81])^[.$G$18]" office:value-type="float" office:value="5.14038607780954">
            <text:p>5.1403860778</text:p>
          </table:table-cell>
          <table:table-cell table:formula="of:=[.H80]/EXP([.$I$20])" office:value-type="float" office:value="7.17936471873142">
            <text:p>7.1793647187</text:p>
          </table:table-cell>
          <table:table-cell table:formula="of:=[.$I$19]*([.H81])^[.$I$18]" office:value-type="float" office:value="6.13582680020418">
            <text:p>6.1358268002</text:p>
          </table:table-cell>
          <table:table-cell table:formula="of:=[.J80]/EXP([.$K$20])" office:value-type="float" office:value="4.73661427034498">
            <text:p>4.7366142703</text:p>
          </table:table-cell>
          <table:table-cell table:formula="of:=[.$K$19]*([.J81])^[.$K$18]" office:value-type="float" office:value="2.62734603080147">
            <text:p>2.6273460308</text:p>
          </table:table-cell>
          <table:table-cell table:formula="of:=[.L80]/EXP([.$M$20])" office:value-type="float" office:value="4.73661427034498">
            <text:p>4.7366142703</text:p>
          </table:table-cell>
          <table:table-cell table:formula="of:=[.$M$19]*([.L81])^[.$M$18]" office:value-type="float" office:value="2.61598897843423">
            <text:p>2.6159889784</text:p>
          </table:table-cell>
          <table:table-cell table:number-columns-repeated="7"/>
        </table:table-row>
        <table:table-row table:style-name="ro2">
          <table:table-cell office:value-type="float" office:value="61">
            <text:p>61</text:p>
          </table:table-cell>
          <table:table-cell table:formula="of:=[.B81]/EXP([.$C$20])" office:value-type="float" office:value="1.29581179033506">
            <text:p>1.2958117903</text:p>
          </table:table-cell>
          <table:table-cell table:formula="of:=[.$C$19]*([.B82])^[.$C$18]" office:value-type="float" office:value="0.159441453320528">
            <text:p>0.1594414533</text:p>
          </table:table-cell>
          <table:table-cell table:formula="of:=[.D81]/EXP([.$E$20])" office:value-type="float" office:value="1.97774467807856">
            <text:p>1.9777446781</text:p>
          </table:table-cell>
          <table:table-cell table:formula="of:=[.$E$19]*([.D82])^[.$E$18]" office:value-type="float" office:value="872.010111911348">
            <text:p>872.0101119113</text:p>
          </table:table-cell>
          <table:table-cell table:formula="of:=[.F81]/EXP([.$G$20])" office:value-type="float" office:value="4.60709130403468">
            <text:p>4.607091304</text:p>
          </table:table-cell>
          <table:table-cell table:formula="of:=[.$G$19]*([.F82])^[.$G$18]" office:value-type="float" office:value="4.87593284581326">
            <text:p>4.8759328458</text:p>
          </table:table-cell>
          <table:table-cell table:formula="of:=[.H81]/EXP([.$I$20])" office:value-type="float" office:value="7.03161552930501">
            <text:p>7.0316155293</text:p>
          </table:table-cell>
          <table:table-cell table:formula="of:=[.$I$19]*([.H82])^[.$I$18]" office:value-type="float" office:value="5.88643700485835">
            <text:p>5.8864370049</text:p>
          </table:table-cell>
          <table:table-cell table:formula="of:=[.J81]/EXP([.$K$20])" office:value-type="float" office:value="4.60709130403468">
            <text:p>4.607091304</text:p>
          </table:table-cell>
          <table:table-cell table:formula="of:=[.$K$19]*([.J82])^[.$K$18]" office:value-type="float" office:value="2.48804117966688">
            <text:p>2.4880411797</text:p>
          </table:table-cell>
          <table:table-cell table:formula="of:=[.L81]/EXP([.$M$20])" office:value-type="float" office:value="4.60709130403468">
            <text:p>4.607091304</text:p>
          </table:table-cell>
          <table:table-cell table:formula="of:=[.$M$19]*([.L82])^[.$M$18]" office:value-type="float" office:value="2.47711654156634">
            <text:p>2.4771165416</text:p>
          </table:table-cell>
          <table:table-cell table:number-columns-repeated="7"/>
        </table:table-row>
        <table:table-row table:style-name="ro2">
          <table:table-cell office:value-type="float" office:value="62">
            <text:p>62</text:p>
          </table:table-cell>
          <table:table-cell table:formula="of:=[.B82]/EXP([.$C$20])" office:value-type="float" office:value="1.23443954978652">
            <text:p>1.2344395498</text:p>
          </table:table-cell>
          <table:table-cell table:formula="of:=[.$C$19]*([.B83])^[.$C$18]" office:value-type="float" office:value="0.144709376442655">
            <text:p>0.1447093764</text:p>
          </table:table-cell>
          <table:table-cell table:formula="of:=[.D82]/EXP([.$E$20])" office:value-type="float" office:value="1.89717950686726">
            <text:p>1.8971795069</text:p>
          </table:table-cell>
          <table:table-cell table:formula="of:=[.$E$19]*([.D83])^[.$E$18]" office:value-type="float" office:value="850.017976836884">
            <text:p>850.0179768369</text:p>
          </table:table-cell>
          <table:table-cell table:formula="of:=[.F82]/EXP([.$G$20])" office:value-type="float" office:value="4.48111015004945">
            <text:p>4.48111015</text:p>
          </table:table-cell>
          <table:table-cell table:formula="of:=[.$G$19]*([.F83])^[.$G$18]" office:value-type="float" office:value="4.62508472262685">
            <text:p>4.6250847226</text:p>
          </table:table-cell>
          <table:table-cell table:formula="of:=[.H82]/EXP([.$I$20])" office:value-type="float" office:value="6.88690697422877">
            <text:p>6.8869069742</text:p>
          </table:table-cell>
          <table:table-cell table:formula="of:=[.$I$19]*([.H83])^[.$I$18]" office:value-type="float" office:value="5.64718362177574">
            <text:p>5.6471836218</text:p>
          </table:table-cell>
          <table:table-cell table:formula="of:=[.J82]/EXP([.$K$20])" office:value-type="float" office:value="4.48111015004945">
            <text:p>4.48111015</text:p>
          </table:table-cell>
          <table:table-cell table:formula="of:=[.$K$19]*([.J83])^[.$K$18]" office:value-type="float" office:value="2.3561224289249">
            <text:p>2.3561224289</text:p>
          </table:table-cell>
          <table:table-cell table:formula="of:=[.L82]/EXP([.$M$20])" office:value-type="float" office:value="4.48111015004945">
            <text:p>4.48111015</text:p>
          </table:table-cell>
          <table:table-cell table:formula="of:=[.$M$19]*([.L83])^[.$M$18]" office:value-type="float" office:value="2.34561628932177">
            <text:p>2.3456162893</text:p>
          </table:table-cell>
          <table:table-cell table:number-columns-repeated="7"/>
        </table:table-row>
        <table:table-row table:style-name="ro2">
          <table:table-cell office:value-type="float" office:value="63">
            <text:p>63</text:p>
          </table:table-cell>
          <table:table-cell table:formula="of:=[.B83]/EXP([.$C$20])" office:value-type="float" office:value="1.17597402141489">
            <text:p>1.1759740214</text:p>
          </table:table-cell>
          <table:table-cell table:formula="of:=[.$C$19]*([.B84])^[.$C$18]" office:value-type="float" office:value="0.131338514509926">
            <text:p>0.1313385145</text:p>
          </table:table-cell>
          <table:table-cell table:formula="of:=[.D83]/EXP([.$E$20])" office:value-type="float" office:value="1.81989622885696">
            <text:p>1.8198962289</text:p>
          </table:table-cell>
          <table:table-cell table:formula="of:=[.$E$19]*([.D84])^[.$E$18]" office:value-type="float" office:value="828.580484419113">
            <text:p>828.5804844191</text:p>
          </table:table-cell>
          <table:table-cell table:formula="of:=[.F83]/EXP([.$G$20])" office:value-type="float" office:value="4.35857395734501">
            <text:p>4.3585739573</text:p>
          </table:table-cell>
          <table:table-cell table:formula="of:=[.$G$19]*([.F84])^[.$G$18]" office:value-type="float" office:value="4.38714177736144">
            <text:p>4.3871417774</text:p>
          </table:table-cell>
          <table:table-cell table:formula="of:=[.H83]/EXP([.$I$20])" office:value-type="float" office:value="6.74517647815263">
            <text:p>6.7451764782</text:p>
          </table:table-cell>
          <table:table-cell table:formula="of:=[.$I$19]*([.H84])^[.$I$18]" office:value-type="float" office:value="5.41765465794186">
            <text:p>5.4176546579</text:p>
          </table:table-cell>
          <table:table-cell table:formula="of:=[.J83]/EXP([.$K$20])" office:value-type="float" office:value="4.35857395734501">
            <text:p>4.3585739573</text:p>
          </table:table-cell>
          <table:table-cell table:formula="of:=[.$K$19]*([.J84])^[.$K$18]" office:value-type="float" office:value="2.23119815919856">
            <text:p>2.2311981592</text:p>
          </table:table-cell>
          <table:table-cell table:formula="of:=[.L83]/EXP([.$M$20])" office:value-type="float" office:value="4.35857395734501">
            <text:p>4.3585739573</text:p>
          </table:table-cell>
          <table:table-cell table:formula="of:=[.$M$19]*([.L84])^[.$M$18]" office:value-type="float" office:value="2.22109686177812">
            <text:p>2.2210968618</text:p>
          </table:table-cell>
          <table:table-cell table:number-columns-repeated="7"/>
        </table:table-row>
        <table:table-row table:style-name="ro2">
          <table:table-cell office:value-type="float" office:value="64">
            <text:p>64</text:p>
          </table:table-cell>
          <table:table-cell table:formula="of:=[.B84]/EXP([.$C$20])" office:value-type="float" office:value="1.12027753751236">
            <text:p>1.1202775375</text:p>
          </table:table-cell>
          <table:table-cell table:formula="of:=[.$C$19]*([.B85])^[.$C$18]" office:value-type="float" office:value="0.119203093937108">
            <text:p>0.1192030939</text:p>
          </table:table-cell>
          <table:table-cell table:formula="of:=[.D84]/EXP([.$E$20])" office:value-type="float" office:value="1.74576115323784">
            <text:p>1.7457611532</text:p>
          </table:table-cell>
          <table:table-cell table:formula="of:=[.$E$19]*([.D85])^[.$E$18]" office:value-type="float" office:value="807.683646544757">
            <text:p>807.6836465448</text:p>
          </table:table-cell>
          <table:table-cell table:formula="of:=[.F84]/EXP([.$G$20])" office:value-type="float" office:value="4.23938852327396">
            <text:p>4.2393885233</text:p>
          </table:table-cell>
          <table:table-cell table:formula="of:=[.$G$19]*([.F85])^[.$G$18]" office:value-type="float" office:value="4.16144008789933">
            <text:p>4.1614400879</text:p>
          </table:table-cell>
          <table:table-cell table:formula="of:=[.H84]/EXP([.$I$20])" office:value-type="float" office:value="6.60636275350858">
            <text:p>6.6063627535</text:p>
          </table:table-cell>
          <table:table-cell table:formula="of:=[.$I$19]*([.H85])^[.$I$18]" office:value-type="float" office:value="5.19745486573887">
            <text:p>5.1974548657</text:p>
          </table:table-cell>
          <table:table-cell table:formula="of:=[.J84]/EXP([.$K$20])" office:value-type="float" office:value="4.23938852327396">
            <text:p>4.2393885233</text:p>
          </table:table-cell>
          <table:table-cell table:formula="of:=[.$K$19]*([.J85])^[.$K$18]" office:value-type="float" office:value="2.11289751521216">
            <text:p>2.1128975152</text:p>
          </table:table-cell>
          <table:table-cell table:formula="of:=[.L84]/EXP([.$M$20])" office:value-type="float" office:value="4.23938852327396">
            <text:p>4.2393885233</text:p>
          </table:table-cell>
          <table:table-cell table:formula="of:=[.$M$19]*([.L85])^[.$M$18]" office:value-type="float" office:value="2.10318767475264">
            <text:p>2.1031876748</text:p>
          </table:table-cell>
          <table:table-cell table:number-columns-repeated="7"/>
        </table:table-row>
        <table:table-row table:style-name="ro2">
          <table:table-cell office:value-type="float" office:value="65">
            <text:p>65</text:p>
          </table:table-cell>
          <table:table-cell table:formula="of:=[.B85]/EXP([.$C$20])" office:value-type="float" office:value="1.06721895058937">
            <text:p>1.0672189506</text:p>
          </table:table-cell>
          <table:table-cell table:formula="of:=[.$C$19]*([.B86])^[.$C$18]" office:value-type="float" office:value="0.108188962371012">
            <text:p>0.1081889624</text:p>
          </table:table-cell>
          <table:table-cell table:formula="of:=[.D85]/EXP([.$E$20])" office:value-type="float" office:value="1.67464603521296">
            <text:p>1.6746460352</text:p>
          </table:table-cell>
          <table:table-cell table:formula="of:=[.$E$19]*([.D86])^[.$E$18]" office:value-type="float" office:value="787.3138278814">
            <text:p>787.3138278814</text:p>
          </table:table-cell>
          <table:table-cell table:formula="of:=[.F85]/EXP([.$G$20])" office:value-type="float" office:value="4.12346222116528">
            <text:p>4.1234622212</text:p>
          </table:table-cell>
          <table:table-cell table:formula="of:=[.$G$19]*([.F86])^[.$G$18]" office:value-type="float" office:value="3.94734988838015">
            <text:p>3.9473498884</text:p>
          </table:table-cell>
          <table:table-cell table:formula="of:=[.H85]/EXP([.$I$20])" office:value-type="float" office:value="6.47040577400857">
            <text:p>6.470405774</text:p>
          </table:table-cell>
          <table:table-cell table:formula="of:=[.$I$19]*([.H86])^[.$I$18]" office:value-type="float" office:value="4.98620506233133">
            <text:p>4.9862050623</text:p>
          </table:table-cell>
          <table:table-cell table:formula="of:=[.J85]/EXP([.$K$20])" office:value-type="float" office:value="4.12346222116528">
            <text:p>4.1234622212</text:p>
          </table:table-cell>
          <table:table-cell table:formula="of:=[.$K$19]*([.J86])^[.$K$18]" office:value-type="float" office:value="2.00086930485515">
            <text:p>2.0008693049</text:p>
          </table:table-cell>
          <table:table-cell table:formula="of:=[.L85]/EXP([.$M$20])" office:value-type="float" office:value="4.12346222116528">
            <text:p>4.1234622212</text:p>
          </table:table-cell>
          <table:table-cell table:formula="of:=[.$M$19]*([.L86])^[.$M$18]" office:value-type="float" office:value="1.99153781690108">
            <text:p>1.9915378169</text:p>
          </table:table-cell>
          <table:table-cell table:number-columns-repeated="7"/>
        </table:table-row>
        <table:table-row table:style-name="ro2">
          <table:table-cell office:value-type="float" office:value="66">
            <text:p>66</text:p>
          </table:table-cell>
          <table:table-cell table:formula="of:=[.B86]/EXP([.$C$20])" office:value-type="float" office:value="1.016673324564">
            <text:p>1.0166733246</text:p>
          </table:table-cell>
          <table:table-cell table:formula="of:=[.$C$19]*([.B87])^[.$C$18]" office:value-type="float" office:value="0.0981925149114981">
            <text:p>0.0981925149</text:p>
          </table:table-cell>
          <table:table-cell table:formula="of:=[.D86]/EXP([.$E$20])" office:value-type="float" office:value="1.6064278541501">
            <text:p>1.6064278542</text:p>
          </table:table-cell>
          <table:table-cell table:formula="of:=[.$E$19]*([.D87])^[.$E$18]" office:value-type="float" office:value="767.457736980334">
            <text:p>767.4577369803</text:p>
          </table:table-cell>
          <table:table-cell table:formula="of:=[.F86]/EXP([.$G$20])" office:value-type="float" office:value="4.01070592988407">
            <text:p>4.0107059299</text:p>
          </table:table-cell>
          <table:table-cell table:formula="of:=[.$G$19]*([.F87])^[.$G$18]" office:value-type="float" office:value="3.74427381199191">
            <text:p>3.744273812</text:p>
          </table:table-cell>
          <table:table-cell table:formula="of:=[.H86]/EXP([.$I$20])" office:value-type="float" office:value="6.33724674868764">
            <text:p>6.3372467487</text:p>
          </table:table-cell>
          <table:table-cell table:formula="of:=[.$I$19]*([.H87])^[.$I$18]" office:value-type="float" office:value="4.78354147671549">
            <text:p>4.7835414767</text:p>
          </table:table-cell>
          <table:table-cell table:formula="of:=[.J86]/EXP([.$K$20])" office:value-type="float" office:value="4.01070592988407">
            <text:p>4.0107059299</text:p>
          </table:table-cell>
          <table:table-cell table:formula="of:=[.$K$19]*([.J87])^[.$K$18]" office:value-type="float" office:value="1.89478095661897">
            <text:p>1.8947809566</text:p>
          </table:table-cell>
          <table:table-cell table:formula="of:=[.L86]/EXP([.$M$20])" office:value-type="float" office:value="4.01070592988407">
            <text:p>4.0107059299</text:p>
          </table:table-cell>
          <table:table-cell table:formula="of:=[.$M$19]*([.L87])^[.$M$18]" office:value-type="float" office:value="1.88581500536494">
            <text:p>1.8858150054</text:p>
          </table:table-cell>
          <table:table-cell table:number-columns-repeated="7"/>
        </table:table-row>
        <table:table-row table:style-name="ro2">
          <table:table-cell office:value-type="float" office:value="67">
            <text:p>67</text:p>
          </table:table-cell>
          <table:table-cell table:formula="of:=[.B87]/EXP([.$C$20])" office:value-type="float" office:value="0.968521640577327">
            <text:p>0.9685216406</text:p>
          </table:table-cell>
          <table:table-cell table:formula="of:=[.$C$19]*([.B88])^[.$C$18]" office:value-type="float" office:value="0.089119719547548">
            <text:p>0.0891197195</text:p>
          </table:table-cell>
          <table:table-cell table:formula="of:=[.D87]/EXP([.$E$20])" office:value-type="float" office:value="1.54098860077087">
            <text:p>1.5409886008</text:p>
          </table:table-cell>
          <table:table-cell table:formula="of:=[.$E$19]*([.D88])^[.$E$18]" office:value-type="float" office:value="748.102417603797">
            <text:p>748.1024176038</text:p>
          </table:table-cell>
          <table:table-cell table:formula="of:=[.F87]/EXP([.$G$20])" office:value-type="float" office:value="3.90103296531753">
            <text:p>3.9010329653</text:p>
          </table:table-cell>
          <table:table-cell table:formula="of:=[.$G$19]*([.F88])^[.$G$18]" office:value-type="float" office:value="3.5516452241637">
            <text:p>3.5516452242</text:p>
          </table:table-cell>
          <table:table-cell table:formula="of:=[.H87]/EXP([.$I$20])" office:value-type="float" office:value="6.20682809648143">
            <text:p>6.2068280965</text:p>
          </table:table-cell>
          <table:table-cell table:formula="of:=[.$I$19]*([.H88])^[.$I$18]" office:value-type="float" office:value="4.58911512330755">
            <text:p>4.5891151233</text:p>
          </table:table-cell>
          <table:table-cell table:formula="of:=[.J87]/EXP([.$K$20])" office:value-type="float" office:value="3.90103296531753">
            <text:p>3.9010329653</text:p>
          </table:table-cell>
          <table:table-cell table:formula="of:=[.$K$19]*([.J88])^[.$K$18]" office:value-type="float" office:value="1.79431753231169">
            <text:p>1.7943175323</text:p>
          </table:table-cell>
          <table:table-cell table:formula="of:=[.L87]/EXP([.$M$20])" office:value-type="float" office:value="3.90103296531753">
            <text:p>3.9010329653</text:p>
          </table:table-cell>
          <table:table-cell table:formula="of:=[.$M$19]*([.L88])^[.$M$18]" office:value-type="float" office:value="1.78570459685939">
            <text:p>1.7857045969</text:p>
          </table:table-cell>
          <table:table-cell table:number-columns-repeated="7"/>
        </table:table-row>
        <table:table-row table:style-name="ro2">
          <table:table-cell office:value-type="float" office:value="68">
            <text:p>68</text:p>
          </table:table-cell>
          <table:table-cell table:formula="of:=[.B88]/EXP([.$C$20])" office:value-type="float" office:value="0.922650516741815">
            <text:p>0.9226505167</text:p>
          </table:table-cell>
          <table:table-cell table:formula="of:=[.$C$19]*([.B89])^[.$C$18]" office:value-type="float" office:value="0.0808852326411245">
            <text:p>0.0808852326</text:p>
          </table:table-cell>
          <table:table-cell table:formula="of:=[.D88]/EXP([.$E$20])" office:value-type="float" office:value="1.47821507300874">
            <text:p>1.478215073</text:p>
          </table:table-cell>
          <table:table-cell table:formula="of:=[.$E$19]*([.D89])^[.$E$18]" office:value-type="float" office:value="729.23524027094">
            <text:p>729.2352402709</text:p>
          </table:table-cell>
          <table:table-cell table:formula="of:=[.F88]/EXP([.$G$20])" office:value-type="float" office:value="3.79435901373451">
            <text:p>3.7943590137</text:p>
          </table:table-cell>
          <table:table-cell table:formula="of:=[.$G$19]*([.F89])^[.$G$18]" office:value-type="float" office:value="3.36892664150921">
            <text:p>3.3689266415</text:p>
          </table:table-cell>
          <table:table-cell table:formula="of:=[.H88]/EXP([.$I$20])" office:value-type="float" office:value="6.07909342132674">
            <text:p>6.0790934213</text:p>
          </table:table-cell>
          <table:table-cell table:formula="of:=[.$I$19]*([.H89])^[.$I$18]" office:value-type="float" office:value="4.40259120099246">
            <text:p>4.402591201</text:p>
          </table:table-cell>
          <table:table-cell table:formula="of:=[.J88]/EXP([.$K$20])" office:value-type="float" office:value="3.79435901373451">
            <text:p>3.7943590137</text:p>
          </table:table-cell>
          <table:table-cell table:formula="of:=[.$K$19]*([.J89])^[.$K$18]" office:value-type="float" office:value="1.69918079211968">
            <text:p>1.6991807921</text:p>
          </table:table-cell>
          <table:table-cell table:formula="of:=[.L88]/EXP([.$M$20])" office:value-type="float" office:value="3.79435901373451">
            <text:p>3.7943590137</text:p>
          </table:table-cell>
          <table:table-cell table:formula="of:=[.$M$19]*([.L89])^[.$M$18]" office:value-type="float" office:value="1.69090865125853">
            <text:p>1.6909086513</text:p>
          </table:table-cell>
          <table:table-cell table:number-columns-repeated="7"/>
        </table:table-row>
        <table:table-row table:style-name="ro2">
          <table:table-cell office:value-type="float" office:value="69">
            <text:p>69</text:p>
          </table:table-cell>
          <table:table-cell table:formula="of:=[.B89]/EXP([.$C$20])" office:value-type="float" office:value="0.878951941163127">
            <text:p>0.8789519412</text:p>
          </table:table-cell>
          <table:table-cell table:formula="of:=[.$C$19]*([.B90])^[.$C$18]" office:value-type="float" office:value="0.0734115961385881">
            <text:p>0.0734115961</text:p>
          </table:table-cell>
          <table:table-cell table:formula="of:=[.D89]/EXP([.$E$20])" office:value-type="float" office:value="1.41799868018306">
            <text:p>1.4179986802</text:p>
          </table:table-cell>
          <table:table-cell table:formula="of:=[.$E$19]*([.D90])^[.$E$18]" office:value-type="float" office:value="710.843894017001">
            <text:p>710.843894017</text:p>
          </table:table-cell>
          <table:table-cell table:formula="of:=[.F89]/EXP([.$G$20])" office:value-type="float" office:value="3.69060206696727">
            <text:p>3.690602067</text:p>
          </table:table-cell>
          <table:table-cell table:formula="of:=[.$G$19]*([.F90])^[.$G$18]" office:value-type="float" office:value="3.19560823210967">
            <text:p>3.1956082321</text:p>
          </table:table-cell>
          <table:table-cell table:formula="of:=[.H89]/EXP([.$I$20])" office:value-type="float" office:value="5.95398748777457">
            <text:p>5.9539874878</text:p>
          </table:table-cell>
          <table:table-cell table:formula="of:=[.$I$19]*([.H90])^[.$I$18]" office:value-type="float" office:value="4.22364851659818">
            <text:p>4.2236485166</text:p>
          </table:table-cell>
          <table:table-cell table:formula="of:=[.J89]/EXP([.$K$20])" office:value-type="float" office:value="3.69060206696727">
            <text:p>3.690602067</text:p>
          </table:table-cell>
          <table:table-cell table:formula="of:=[.$K$19]*([.J90])^[.$K$18]" office:value-type="float" office:value="1.60908830924075">
            <text:p>1.6090883092</text:p>
          </table:table-cell>
          <table:table-cell table:formula="of:=[.L89]/EXP([.$M$20])" office:value-type="float" office:value="3.69060206696727">
            <text:p>3.690602067</text:p>
          </table:table-cell>
          <table:table-cell table:formula="of:=[.$M$19]*([.L90])^[.$M$18]" office:value-type="float" office:value="1.60114504489126">
            <text:p>1.6011450449</text:p>
          </table:table-cell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table:formula="of:=[.B90]/EXP([.$C$20])" office:value-type="float" office:value="0.837323017606474">
            <text:p>0.8373230176</text:p>
          </table:table-cell>
          <table:table-cell table:formula="of:=[.$C$19]*([.B91])^[.$C$18]" office:value-type="float" office:value="0.0666285089581988">
            <text:p>0.066628509</text:p>
          </table:table-cell>
          <table:table-cell table:formula="of:=[.D90]/EXP([.$E$20])" office:value-type="float" office:value="1.36023525515019">
            <text:p>1.3602352552</text:p>
          </table:table-cell>
          <table:table-cell table:formula="of:=[.$E$19]*([.D91])^[.$E$18]" office:value-type="float" office:value="692.916378360314">
            <text:p>692.9163783603</text:p>
          </table:table-cell>
          <table:table-cell table:formula="of:=[.F90]/EXP([.$G$20])" office:value-type="float" office:value="3.58968235936572">
            <text:p>3.5896823594</text:p>
          </table:table-cell>
          <table:table-cell table:formula="of:=[.$G$19]*([.F91])^[.$G$18]" office:value-type="float" office:value="3.03120639295143">
            <text:p>3.031206393</text:p>
          </table:table-cell>
          <table:table-cell table:formula="of:=[.H90]/EXP([.$I$20])" office:value-type="float" office:value="5.831456197105">
            <text:p>5.8314561971</text:p>
          </table:table-cell>
          <table:table-cell table:formula="of:=[.$I$19]*([.H91])^[.$I$18]" office:value-type="float" office:value="4.05197893180284">
            <text:p>4.0519789318</text:p>
          </table:table-cell>
          <table:table-cell table:formula="of:=[.J90]/EXP([.$K$20])" office:value-type="float" office:value="3.58968235936572">
            <text:p>3.5896823594</text:p>
          </table:table-cell>
          <table:table-cell table:formula="of:=[.$K$19]*([.J91])^[.$K$18]" office:value-type="float" office:value="1.52377263146046">
            <text:p>1.5237726315</text:p>
          </table:table-cell>
          <table:table-cell table:formula="of:=[.L90]/EXP([.$M$20])" office:value-type="float" office:value="3.58968235936572">
            <text:p>3.5896823594</text:p>
          </table:table-cell>
          <table:table-cell table:formula="of:=[.$M$19]*([.L91])^[.$M$18]" office:value-type="float" office:value="1.51614663090861">
            <text:p>1.5161466309</text:p>
          </table:table-cell>
          <table:table-cell table:number-columns-repeated="7"/>
        </table:table-row>
        <table:table-row table:style-name="ro2">
          <table:table-cell office:value-type="float" office:value="71">
            <text:p>71</text:p>
          </table:table-cell>
          <table:table-cell table:formula="of:=[.B91]/EXP([.$C$20])" office:value-type="float" office:value="0.797665723208739">
            <text:p>0.7976657232</text:p>
          </table:table-cell>
          <table:table-cell table:formula="of:=[.$C$19]*([.B92])^[.$C$18]" office:value-type="float" office:value="0.060472165699981">
            <text:p>0.0604721657</text:p>
          </table:table-cell>
          <table:table-cell table:formula="of:=[.D91]/EXP([.$E$20])" office:value-type="float" office:value="1.30482487410683">
            <text:p>1.3048248741</text:p>
          </table:table-cell>
          <table:table-cell table:formula="of:=[.$E$19]*([.D92])^[.$E$18]" office:value-type="float" office:value="675.440995471913">
            <text:p>675.4409954719</text:p>
          </table:table-cell>
          <table:table-cell table:formula="of:=[.F91]/EXP([.$G$20])" office:value-type="float" office:value="3.49152230647568">
            <text:p>3.4915223065</text:p>
          </table:table-cell>
          <table:table-cell table:formula="of:=[.$G$19]*([.F92])^[.$G$18]" office:value-type="float" office:value="2.87526240054894">
            <text:p>2.8752624005</text:p>
          </table:table-cell>
          <table:table-cell table:formula="of:=[.H91]/EXP([.$I$20])" office:value-type="float" office:value="5.71144656393371">
            <text:p>5.7114465639</text:p>
          </table:table-cell>
          <table:table-cell table:formula="of:=[.$I$19]*([.H92])^[.$I$18]" office:value-type="float" office:value="3.88728683252222">
            <text:p>3.8872868325</text:p>
          </table:table-cell>
          <table:table-cell table:formula="of:=[.J91]/EXP([.$K$20])" office:value-type="float" office:value="3.49152230647568">
            <text:p>3.4915223065</text:p>
          </table:table-cell>
          <table:table-cell table:formula="of:=[.$K$19]*([.J92])^[.$K$18]" office:value-type="float" office:value="1.44298048718253">
            <text:p>1.4429804872</text:p>
          </table:table-cell>
          <table:table-cell table:formula="of:=[.L91]/EXP([.$M$20])" office:value-type="float" office:value="3.49152230647568">
            <text:p>3.4915223065</text:p>
          </table:table-cell>
          <table:table-cell table:formula="of:=[.$M$19]*([.L92])^[.$M$18]" office:value-type="float" office:value="1.43566044422393">
            <text:p>1.4356604442</text:p>
          </table:table-cell>
          <table:table-cell table:number-columns-repeated="7"/>
        </table:table-row>
        <table:table-row table:style-name="ro2">
          <table:table-cell office:value-type="float" office:value="72">
            <text:p>72</text:p>
          </table:table-cell>
          <table:table-cell table:formula="of:=[.B92]/EXP([.$C$20])" office:value-type="float" office:value="0.759886677665843">
            <text:p>0.7598866777</text:p>
          </table:table-cell>
          <table:table-cell table:formula="of:=[.$C$19]*([.B93])^[.$C$18]" office:value-type="float" office:value="0.0548846564574963">
            <text:p>0.0548846565</text:p>
          </table:table-cell>
          <table:table-cell table:formula="of:=[.D92]/EXP([.$E$20])" office:value-type="float" office:value="1.25167168373378">
            <text:p>1.2516716837</text:p>
          </table:table-cell>
          <table:table-cell table:formula="of:=[.$E$19]*([.D93])^[.$E$18]" office:value-type="float" office:value="658.406342542615">
            <text:p>658.4063425426</text:p>
          </table:table-cell>
          <table:table-cell table:formula="of:=[.F92]/EXP([.$G$20])" office:value-type="float" office:value="3.39604644539392">
            <text:p>3.3960464454</text:p>
          </table:table-cell>
          <table:table-cell table:formula="of:=[.$G$19]*([.F93])^[.$G$18]" office:value-type="float" office:value="2.72734113098808">
            <text:p>2.727341131</text:p>
          </table:table-cell>
          <table:table-cell table:formula="of:=[.H92]/EXP([.$I$20])" office:value-type="float" office:value="5.59390669329979">
            <text:p>5.5939066933</text:p>
          </table:table-cell>
          <table:table-cell table:formula="of:=[.$I$19]*([.H93])^[.$I$18]" office:value-type="float" office:value="3.7292886198639">
            <text:p>3.7292886199</text:p>
          </table:table-cell>
          <table:table-cell table:formula="of:=[.J92]/EXP([.$K$20])" office:value-type="float" office:value="3.39604644539392">
            <text:p>3.3960464454</text:p>
          </table:table-cell>
          <table:table-cell table:formula="of:=[.$K$19]*([.J93])^[.$K$18]" office:value-type="float" office:value="1.36647203355651">
            <text:p>1.3664720336</text:p>
          </table:table-cell>
          <table:table-cell table:formula="of:=[.L92]/EXP([.$M$20])" office:value-type="float" office:value="3.39604644539392">
            <text:p>3.3960464454</text:p>
          </table:table-cell>
          <table:table-cell table:formula="of:=[.$M$19]*([.L93])^[.$M$18]" office:value-type="float" office:value="1.3594469486596">
            <text:p>1.3594469487</text:p>
          </table:table-cell>
          <table:table-cell table:number-columns-repeated="7"/>
        </table:table-row>
        <table:table-row table:style-name="ro2">
          <table:table-cell office:value-type="float" office:value="73">
            <text:p>73</text:p>
          </table:table-cell>
          <table:table-cell table:formula="of:=[.B93]/EXP([.$C$20])" office:value-type="float" office:value="0.723896923351847">
            <text:p>0.7238969234</text:p>
          </table:table-cell>
          <table:table-cell table:formula="of:=[.$C$19]*([.B94])^[.$C$18]" office:value-type="float" office:value="0.0498134220858297">
            <text:p>0.0498134221</text:p>
          </table:table-cell>
          <table:table-cell table:formula="of:=[.D93]/EXP([.$E$20])" office:value-type="float" office:value="1.20068373538126">
            <text:p>1.2006837354</text:p>
          </table:table-cell>
          <table:table-cell table:formula="of:=[.$E$19]*([.D94])^[.$E$18]" office:value-type="float" office:value="641.801304342607">
            <text:p>641.8013043426</text:p>
          </table:table-cell>
          <table:table-cell table:formula="of:=[.F93]/EXP([.$G$20])" office:value-type="float" office:value="3.3031813767543">
            <text:p>3.3031813768</text:p>
          </table:table-cell>
          <table:table-cell table:formula="of:=[.$G$19]*([.F94])^[.$G$18]" office:value-type="float" office:value="2.58702984581832">
            <text:p>2.5870298458</text:p>
          </table:table-cell>
          <table:table-cell table:formula="of:=[.H93]/EXP([.$I$20])" office:value-type="float" office:value="5.47878575822518">
            <text:p>5.4787857582</text:p>
          </table:table-cell>
          <table:table-cell table:formula="of:=[.$I$19]*([.H94])^[.$I$18]" office:value-type="float" office:value="3.57771222177156">
            <text:p>3.5777122218</text:p>
          </table:table-cell>
          <table:table-cell table:formula="of:=[.J93]/EXP([.$K$20])" office:value-type="float" office:value="3.3031813767543">
            <text:p>3.3031813768</text:p>
          </table:table-cell>
          <table:table-cell table:formula="of:=[.$K$19]*([.J94])^[.$K$18]" office:value-type="float" office:value="1.2940201444705">
            <text:p>1.2940201445</text:p>
          </table:table-cell>
          <table:table-cell table:formula="of:=[.L93]/EXP([.$M$20])" office:value-type="float" office:value="3.3031813767543">
            <text:p>3.3031813768</text:p>
          </table:table-cell>
          <table:table-cell table:formula="of:=[.$M$19]*([.L94])^[.$M$18]" office:value-type="float" office:value="1.28727932405974">
            <text:p>1.2872793241</text:p>
          </table:table-cell>
          <table:table-cell table:number-columns-repeated="7"/>
        </table:table-row>
        <table:table-row table:style-name="ro2">
          <table:table-cell office:value-type="float" office:value="74">
            <text:p>74</text:p>
          </table:table-cell>
          <table:table-cell table:formula="of:=[.B94]/EXP([.$C$20])" office:value-type="float" office:value="0.689611715852069">
            <text:p>0.6896117159</text:p>
          </table:table-cell>
          <table:table-cell table:formula="of:=[.$C$19]*([.B95])^[.$C$18]" office:value-type="float" office:value="0.0452107598017427">
            <text:p>0.0452107598</text:p>
          </table:table-cell>
          <table:table-cell table:formula="of:=[.D94]/EXP([.$E$20])" office:value-type="float" office:value="1.15177282600867">
            <text:p>1.151772826</text:p>
          </table:table-cell>
          <table:table-cell table:formula="of:=[.$E$19]*([.D95])^[.$E$18]" office:value-type="float" office:value="625.615045968685">
            <text:p>625.6150459687</text:p>
          </table:table-cell>
          <table:table-cell table:formula="of:=[.F94]/EXP([.$G$20])" office:value-type="float" office:value="3.2128557083002">
            <text:p>3.2128557083</text:p>
          </table:table-cell>
          <table:table-cell table:formula="of:=[.$G$19]*([.F95])^[.$G$18]" office:value-type="float" office:value="2.45393704040612">
            <text:p>2.4539370404</text:p>
          </table:table-cell>
          <table:table-cell table:formula="of:=[.H94]/EXP([.$I$20])" office:value-type="float" office:value="5.36603397773592">
            <text:p>5.3660339777</text:p>
          </table:table-cell>
          <table:table-cell table:formula="of:=[.$I$19]*([.H95])^[.$I$18]" office:value-type="float" office:value="3.43229662451835">
            <text:p>3.4322966245</text:p>
          </table:table-cell>
          <table:table-cell table:formula="of:=[.J94]/EXP([.$K$20])" office:value-type="float" office:value="3.2128557083002">
            <text:p>3.2128557083</text:p>
          </table:table-cell>
          <table:table-cell table:formula="of:=[.$K$19]*([.J95])^[.$K$18]" office:value-type="float" office:value="1.22540973629536">
            <text:p>1.2254097363</text:p>
          </table:table-cell>
          <table:table-cell table:formula="of:=[.L94]/EXP([.$M$20])" office:value-type="float" office:value="3.2128557083002">
            <text:p>3.2128557083</text:p>
          </table:table-cell>
          <table:table-cell table:formula="of:=[.$M$19]*([.L95])^[.$M$18]" office:value-type="float" office:value="1.21894279124728">
            <text:p>1.2189427912</text:p>
          </table:table-cell>
          <table:table-cell table:number-columns-repeated="7"/>
        </table:table-row>
        <table:table-row table:style-name="ro2">
          <table:table-cell office:value-type="float" office:value="75">
            <text:p>75</text:p>
          </table:table-cell>
          <table:table-cell table:formula="of:=[.B95]/EXP([.$C$20])" office:value-type="float" office:value="0.65695032441696">
            <text:p>0.6569503244</text:p>
          </table:table-cell>
          <table:table-cell table:formula="of:=[.$C$19]*([.B96])^[.$C$18]" office:value-type="float" office:value="0.0410333744653999">
            <text:p>0.0410333745</text:p>
          </table:table-cell>
          <table:table-cell table:formula="of:=[.D95]/EXP([.$E$20])" office:value-type="float" office:value="1.10485434560398">
            <text:p>1.1048543456</text:p>
          </table:table-cell>
          <table:table-cell table:formula="of:=[.$E$19]*([.D96])^[.$E$18]" office:value-type="float" office:value="609.8370057744">
            <text:p>609.8370057744</text:p>
          </table:table-cell>
          <table:table-cell table:formula="of:=[.F95]/EXP([.$G$20])" office:value-type="float" office:value="3.12499999999999">
            <text:p>3.125</text:p>
          </table:table-cell>
          <table:table-cell table:formula="of:=[.$G$19]*([.F96])^[.$G$18]" office:value-type="float" office:value="2.32769135153613">
            <text:p>2.3276913515</text:p>
          </table:table-cell>
          <table:table-cell table:formula="of:=[.H95]/EXP([.$I$20])" office:value-type="float" office:value="5.25560259533568">
            <text:p>5.2556025953</text:p>
          </table:table-cell>
          <table:table-cell table:formula="of:=[.$I$19]*([.H96])^[.$I$18]" office:value-type="float" office:value="3.29279142324273">
            <text:p>3.2927914232</text:p>
          </table:table-cell>
          <table:table-cell table:formula="of:=[.J95]/EXP([.$K$20])" office:value-type="float" office:value="3.12499999999999">
            <text:p>3.125</text:p>
          </table:table-cell>
          <table:table-cell table:formula="of:=[.$K$19]*([.J96])^[.$K$18]" office:value-type="float" office:value="1.16043712937863">
            <text:p>1.1604371294</text:p>
          </table:table-cell>
          <table:table-cell table:formula="of:=[.L95]/EXP([.$M$20])" office:value-type="float" office:value="3.12499999999999">
            <text:p>3.125</text:p>
          </table:table-cell>
          <table:table-cell table:formula="of:=[.$M$19]*([.L96])^[.$M$18]" office:value-type="float" office:value="1.15423397281625">
            <text:p>1.1542339728</text:p>
          </table:table-cell>
          <table:table-cell table:number-columns-repeated="7"/>
        </table:table-row>
        <table:table-row table:style-name="ro2">
          <table:table-cell office:value-type="float" office:value="76">
            <text:p>76</text:p>
          </table:table-cell>
          <table:table-cell table:formula="of:=[.B96]/EXP([.$C$20])" office:value-type="float" office:value="0.625835841866888">
            <text:p>0.6258358419</text:p>
          </table:table-cell>
          <table:table-cell table:formula="of:=[.$C$19]*([.B97])^[.$C$18]" office:value-type="float" office:value="0.037241971322783">
            <text:p>0.0372419713</text:p>
          </table:table-cell>
          <table:table-cell table:formula="of:=[.D96]/EXP([.$E$20])" office:value-type="float" office:value="1.05984713081849">
            <text:p>1.0598471308</text:p>
          </table:table-cell>
          <table:table-cell table:formula="of:=[.$E$19]*([.D97])^[.$E$18]" office:value-type="float" office:value="594.456888478511">
            <text:p>594.4568884785</text:p>
          </table:table-cell>
          <table:table-cell table:formula="of:=[.F96]/EXP([.$G$20])" office:value-type="float" office:value="3.03954671066338">
            <text:p>3.0395467107</text:p>
          </table:table-cell>
          <table:table-cell table:formula="of:=[.$G$19]*([.F97])^[.$G$18]" office:value-type="float" office:value="2.20794052121215">
            <text:p>2.2079405212</text:p>
          </table:table-cell>
          <table:table-cell table:formula="of:=[.H96]/EXP([.$I$20])" office:value-type="float" office:value="5.14744385792229">
            <text:p>5.1474438579</text:p>
          </table:table-cell>
          <table:table-cell table:formula="of:=[.$I$19]*([.H97])^[.$I$18]" office:value-type="float" office:value="3.15895639075262">
            <text:p>3.1589563908</text:p>
          </table:table-cell>
          <table:table-cell table:formula="of:=[.J96]/EXP([.$K$20])" office:value-type="float" office:value="3.03954671066338">
            <text:p>3.0395467107</text:p>
          </table:table-cell>
          <table:table-cell table:formula="of:=[.$K$19]*([.J97])^[.$K$18]" office:value-type="float" office:value="1.09890944339285">
            <text:p>1.0989094434</text:p>
          </table:table-cell>
          <table:table-cell table:formula="of:=[.L96]/EXP([.$M$20])" office:value-type="float" office:value="3.03954671066338">
            <text:p>3.0395467107</text:p>
          </table:table-cell>
          <table:table-cell table:formula="of:=[.$M$19]*([.L97])^[.$M$18]" office:value-type="float" office:value="1.09296028785728">
            <text:p>1.0929602879</text:p>
          </table:table-cell>
          <table:table-cell table:number-columns-repeated="7"/>
        </table:table-row>
        <table:table-row table:style-name="ro2">
          <table:table-cell office:value-type="float" office:value="77">
            <text:p>77</text:p>
          </table:table-cell>
          <table:table-cell table:formula="of:=[.B97]/EXP([.$C$20])" office:value-type="float" office:value="0.596195003500214">
            <text:p>0.5961950035</text:p>
          </table:table-cell>
          <table:table-cell table:formula="of:=[.$C$19]*([.B98])^[.$C$18]" office:value-type="float" office:value="0.0338008863779046">
            <text:p>0.0338008864</text:p>
          </table:table-cell>
          <table:table-cell table:formula="of:=[.D97]/EXP([.$E$20])" office:value-type="float" office:value="1.01667332456401">
            <text:p>1.0166733246</text:p>
          </table:table-cell>
          <table:table-cell table:formula="of:=[.$E$19]*([.D98])^[.$E$18]" office:value-type="float" office:value="579.464658447245">
            <text:p>579.4646584472</text:p>
          </table:table-cell>
          <table:table-cell table:formula="of:=[.F97]/EXP([.$G$20])" office:value-type="float" office:value="2.95643014601748">
            <text:p>2.956430146</text:p>
          </table:table-cell>
          <table:table-cell table:formula="of:=[.$G$19]*([.F98])^[.$G$18]" office:value-type="float" office:value="2.09435041376658">
            <text:p>2.0943504138</text:p>
          </table:table-cell>
          <table:table-cell table:formula="of:=[.H97]/EXP([.$I$20])" office:value-type="float" office:value="5.04151099513825">
            <text:p>5.0415109951</text:p>
          </table:table-cell>
          <table:table-cell table:formula="of:=[.$I$19]*([.H98])^[.$I$18]" office:value-type="float" office:value="3.03056106385552">
            <text:p>3.0305610639</text:p>
          </table:table-cell>
          <table:table-cell table:formula="of:=[.J97]/EXP([.$K$20])" office:value-type="float" office:value="2.95643014601748">
            <text:p>2.956430146</text:p>
          </table:table-cell>
          <table:table-cell table:formula="of:=[.$K$19]*([.J98])^[.$K$18]" office:value-type="float" office:value="1.04064402474316">
            <text:p>1.0406440247</text:p>
          </table:table-cell>
          <table:table-cell table:formula="of:=[.L97]/EXP([.$M$20])" office:value-type="float" office:value="2.95643014601748">
            <text:p>2.956430146</text:p>
          </table:table-cell>
          <table:table-cell table:formula="of:=[.$M$19]*([.L98])^[.$M$18]" office:value-type="float" office:value="1.03493937881453">
            <text:p>1.0349393788</text:p>
          </table:table-cell>
          <table:table-cell table:number-columns-repeated="7"/>
        </table:table-row>
        <table:table-row table:style-name="ro2">
          <table:table-cell office:value-type="float" office:value="78">
            <text:p>78</text:p>
          </table:table-cell>
          <table:table-cell table:formula="of:=[.B98]/EXP([.$C$20])" office:value-type="float" office:value="0.567958014578242">
            <text:p>0.5679580146</text:p>
          </table:table-cell>
          <table:table-cell table:formula="of:=[.$C$19]*([.B99])^[.$C$18]" office:value-type="float" office:value="0.0306777509179027">
            <text:p>0.0306777509</text:p>
          </table:table-cell>
          <table:table-cell table:formula="of:=[.D98]/EXP([.$E$20])" office:value-type="float" office:value="0.975258241329382">
            <text:p>0.9752582413</text:p>
          </table:table-cell>
          <table:table-cell table:formula="of:=[.$E$19]*([.D99])^[.$E$18]" office:value-type="float" office:value="564.850533145972">
            <text:p>564.850533146</text:p>
          </table:table-cell>
          <table:table-cell table:formula="of:=[.F98]/EXP([.$G$20])" office:value-type="float" office:value="2.87558640820273">
            <text:p>2.8755864082</text:p>
          </table:table-cell>
          <table:table-cell table:formula="of:=[.$G$19]*([.F99])^[.$G$18]" office:value-type="float" office:value="1.98660408353581">
            <text:p>1.9866040835</text:p>
          </table:table-cell>
          <table:table-cell table:formula="of:=[.H98]/EXP([.$I$20])" office:value-type="float" office:value="4.93775819914607">
            <text:p>4.9377581991</text:p>
          </table:table-cell>
          <table:table-cell table:formula="of:=[.$I$19]*([.H99])^[.$I$18]" office:value-type="float" office:value="2.90738434650215">
            <text:p>2.9073843465</text:p>
          </table:table-cell>
          <table:table-cell table:formula="of:=[.J98]/EXP([.$K$20])" office:value-type="float" office:value="2.87558640820273">
            <text:p>2.8755864082</text:p>
          </table:table-cell>
          <table:table-cell table:formula="of:=[.$K$19]*([.J99])^[.$K$18]" office:value-type="float" office:value="0.985467904334413">
            <text:p>0.9854679043</text:p>
          </table:table-cell>
          <table:table-cell table:formula="of:=[.L98]/EXP([.$M$20])" office:value-type="float" office:value="2.87558640820273">
            <text:p>2.8755864082</text:p>
          </table:table-cell>
          <table:table-cell table:formula="of:=[.$M$19]*([.L99])^[.$M$18]" office:value-type="float" office:value="0.979998568768551">
            <text:p>0.9799985688</text:p>
          </table:table-cell>
          <table:table-cell table:number-columns-repeated="7"/>
        </table:table-row>
        <table:table-row table:style-name="ro2">
          <table:table-cell office:value-type="float" office:value="79">
            <text:p>79</text:p>
          </table:table-cell>
          <table:table-cell table:formula="of:=[.B99]/EXP([.$C$20])" office:value-type="float" office:value="0.541058385980826">
            <text:p>0.541058386</text:p>
          </table:table-cell>
          <table:table-cell table:formula="of:=[.$C$19]*([.B100])^[.$C$18]" office:value-type="float" office:value="0.027843187035358">
            <text:p>0.027843187</text:p>
          </table:table-cell>
          <table:table-cell table:formula="of:=[.D99]/EXP([.$E$20])" office:value-type="float" office:value="0.935530237983536">
            <text:p>0.935530238</text:p>
          </table:table-cell>
          <table:table-cell table:formula="of:=[.$E$19]*([.D100])^[.$E$18]" office:value-type="float" office:value="550.604976756034">
            <text:p>550.604976756</text:p>
          </table:table-cell>
          <table:table-cell table:formula="of:=[.F99]/EXP([.$G$20])" office:value-type="float" office:value="2.79695334664991">
            <text:p>2.7969533466</text:p>
          </table:table-cell>
          <table:table-cell table:formula="of:=[.$G$19]*([.F100])^[.$G$18]" office:value-type="float" office:value="1.88440089050018">
            <text:p>1.8844008905</text:p>
          </table:table-cell>
          <table:table-cell table:formula="of:=[.H99]/EXP([.$I$20])" office:value-type="float" office:value="4.83614060481993">
            <text:p>4.8361406048</text:p>
          </table:table-cell>
          <table:table-cell table:formula="of:=[.$I$19]*([.H100])^[.$I$18]" office:value-type="float" office:value="2.78921412906027">
            <text:p>2.7892141291</text:p>
          </table:table-cell>
          <table:table-cell table:formula="of:=[.J99]/EXP([.$K$20])" office:value-type="float" office:value="2.79695334664991">
            <text:p>2.7969533466</text:p>
          </table:table-cell>
          <table:table-cell table:formula="of:=[.$K$19]*([.J100])^[.$K$18]" office:value-type="float" office:value="0.93321728408804">
            <text:p>0.9332172841</text:p>
          </table:table-cell>
          <table:table-cell table:formula="of:=[.L99]/EXP([.$M$20])" office:value-type="float" office:value="2.79695334664991">
            <text:p>2.7969533466</text:p>
          </table:table-cell>
          <table:table-cell table:formula="of:=[.$M$19]*([.L100])^[.$M$18]" office:value-type="float" office:value="0.927974347529898">
            <text:p>0.9279743475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table:formula="of:=[.B100]/EXP([.$C$20])" office:value-type="float" office:value="0.515432777645658">
            <text:p>0.5154327776</text:p>
          </table:table-cell>
          <table:table-cell table:formula="of:=[.$C$19]*([.B101])^[.$C$18]" office:value-type="float" office:value="0.0252705312837493">
            <text:p>0.0252705313</text:p>
          </table:table-cell>
          <table:table-cell table:formula="of:=[.D100]/EXP([.$E$20])" office:value-type="float" office:value="0.897420589841432">
            <text:p>0.8974205898</text:p>
          </table:table-cell>
          <table:table-cell table:formula="of:=[.$E$19]*([.D101])^[.$E$18]" office:value-type="float" office:value="536.718693952559">
            <text:p>536.7186939526</text:p>
          </table:table-cell>
          <table:table-cell table:formula="of:=[.F100]/EXP([.$G$20])" office:value-type="float" office:value="2.72047051030038">
            <text:p>2.7204705103</text:p>
          </table:table-cell>
          <table:table-cell table:formula="of:=[.$G$19]*([.F101])^[.$G$18]" office:value-type="float" office:value="1.78745566142085">
            <text:p>1.7874556614</text:p>
          </table:table-cell>
          <table:table-cell table:formula="of:=[.H100]/EXP([.$I$20])" office:value-type="float" office:value="4.73661427034496">
            <text:p>4.7366142703</text:p>
          </table:table-cell>
          <table:table-cell table:formula="of:=[.$I$19]*([.H101])^[.$I$18]" office:value-type="float" office:value="2.67584692306304">
            <text:p>2.6758469231</text:p>
          </table:table-cell>
          <table:table-cell table:formula="of:=[.J100]/EXP([.$K$20])" office:value-type="float" office:value="2.72047051030038">
            <text:p>2.7204705103</text:p>
          </table:table-cell>
          <table:table-cell table:formula="of:=[.$K$19]*([.J101])^[.$K$18]" office:value-type="float" office:value="0.883737050684428">
            <text:p>0.8837370507</text:p>
          </table:table-cell>
          <table:table-cell table:formula="of:=[.L100]/EXP([.$M$20])" office:value-type="float" office:value="2.72047051030038">
            <text:p>2.7204705103</text:p>
          </table:table-cell>
          <table:table-cell table:formula="of:=[.$M$19]*([.L101])^[.$M$18]" office:value-type="float" office:value="0.878711885013899">
            <text:p>0.878711885</text:p>
          </table:table-cell>
          <table:table-cell table:number-columns-repeated="7"/>
        </table:table-row>
        <table:table-row table:style-name="ro2">
          <table:table-cell office:value-type="float" office:value="81">
            <text:p>81</text:p>
          </table:table-cell>
          <table:table-cell table:formula="of:=[.B101]/EXP([.$C$20])" office:value-type="float" office:value="0.491020849422586">
            <text:p>0.4910208494</text:p>
          </table:table-cell>
          <table:table-cell table:formula="of:=[.$C$19]*([.B102])^[.$C$18]" office:value-type="float" office:value="0.0229355838666024">
            <text:p>0.0229355839</text:p>
          </table:table-cell>
          <table:table-cell table:formula="of:=[.D101]/EXP([.$E$20])" office:value-type="float" office:value="0.8608633717786">
            <text:p>0.8608633718</text:p>
          </table:table-cell>
          <table:table-cell table:formula="of:=[.$E$19]*([.D102])^[.$E$18]" office:value-type="float" office:value="523.182623839195">
            <text:p>523.1826238392</text:p>
          </table:table-cell>
          <table:table-cell table:formula="of:=[.F101]/EXP([.$G$20])" office:value-type="float" office:value="2.64607910113289">
            <text:p>2.6460791011</text:p>
          </table:table-cell>
          <table:table-cell table:formula="of:=[.$G$19]*([.F102])^[.$G$18]" office:value-type="float" office:value="1.69549789413303">
            <text:p>1.6954978941</text:p>
          </table:table-cell>
          <table:table-cell table:formula="of:=[.H101]/EXP([.$I$20])" office:value-type="float" office:value="4.63913615821574">
            <text:p>4.6391361582</text:p>
          </table:table-cell>
          <table:table-cell table:formula="of:=[.$I$19]*([.H102])^[.$I$18]" office:value-type="float" office:value="2.56708751080302">
            <text:p>2.5670875108</text:p>
          </table:table-cell>
          <table:table-cell table:formula="of:=[.J101]/EXP([.$K$20])" office:value-type="float" office:value="2.64607910113289">
            <text:p>2.6460791011</text:p>
          </table:table-cell>
          <table:table-cell table:formula="of:=[.$K$19]*([.J102])^[.$K$18]" office:value-type="float" office:value="0.836880315087189">
            <text:p>0.8368803151</text:p>
          </table:table-cell>
          <table:table-cell table:formula="of:=[.L101]/EXP([.$M$20])" office:value-type="float" office:value="2.64607910113289">
            <text:p>2.6460791011</text:p>
          </table:table-cell>
          <table:table-cell table:formula="of:=[.$M$19]*([.L102])^[.$M$18]" office:value-type="float" office:value="0.83206457044849">
            <text:p>0.8320645704</text:p>
          </table:table-cell>
          <table:table-cell table:number-columns-repeated="7"/>
        </table:table-row>
        <table:table-row table:style-name="ro2">
          <table:table-cell office:value-type="float" office:value="82">
            <text:p>82</text:p>
          </table:table-cell>
          <table:table-cell table:formula="of:=[.B102]/EXP([.$C$20])" office:value-type="float" office:value="0.467765118991765">
            <text:p>0.467765119</text:p>
          </table:table-cell>
          <table:table-cell table:formula="of:=[.$C$19]*([.B103])^[.$C$18]" office:value-type="float" office:value="0.0208163810010688">
            <text:p>0.020816381</text:p>
          </table:table-cell>
          <table:table-cell table:formula="of:=[.D102]/EXP([.$E$20])" office:value-type="float" office:value="0.825795344188577">
            <text:p>0.8257953442</text:p>
          </table:table-cell>
          <table:table-cell table:formula="of:=[.$E$19]*([.D103])^[.$E$18]" office:value-type="float" office:value="509.987934035811">
            <text:p>509.9879340358</text:p>
          </table:table-cell>
          <table:table-cell table:formula="of:=[.F102]/EXP([.$G$20])" office:value-type="float" office:value="2.57372192896116">
            <text:p>2.573721929</text:p>
          </table:table-cell>
          <table:table-cell table:formula="of:=[.$G$19]*([.F103])^[.$G$18]" office:value-type="float" office:value="1.6082710027752">
            <text:p>1.6082710028</text:p>
          </table:table-cell>
          <table:table-cell table:formula="of:=[.H102]/EXP([.$I$20])" office:value-type="float" office:value="4.54366411662593">
            <text:p>4.5436641166</text:p>
          </table:table-cell>
          <table:table-cell table:formula="of:=[.$I$19]*([.H103])^[.$I$18]" office:value-type="float" office:value="2.46274860916833">
            <text:p>2.4627486092</text:p>
          </table:table-cell>
          <table:table-cell table:formula="of:=[.J102]/EXP([.$K$20])" office:value-type="float" office:value="2.57372192896116">
            <text:p>2.573721929</text:p>
          </table:table-cell>
          <table:table-cell table:formula="of:=[.$K$19]*([.J103])^[.$K$18]" office:value-type="float" office:value="0.792507976482393">
            <text:p>0.7925079765</text:p>
          </table:table-cell>
          <table:table-cell table:formula="of:=[.L102]/EXP([.$M$20])" office:value-type="float" office:value="2.57372192896116">
            <text:p>2.573721929</text:p>
          </table:table-cell>
          <table:table-cell table:formula="of:=[.$M$19]*([.L103])^[.$M$18]" office:value-type="float" office:value="0.787893576043619">
            <text:p>0.787893576</text:p>
          </table:table-cell>
          <table:table-cell table:number-columns-repeated="7"/>
        </table:table-row>
        <table:table-row table:style-name="ro2">
          <table:table-cell office:value-type="float" office:value="83">
            <text:p>83</text:p>
          </table:table-cell>
          <table:table-cell table:formula="of:=[.B103]/EXP([.$C$20])" office:value-type="float" office:value="0.4456108265111">
            <text:p>0.4456108265</text:p>
          </table:table-cell>
          <table:table-cell table:formula="of:=[.$C$19]*([.B104])^[.$C$18]" office:value-type="float" office:value="0.0188929883146615">
            <text:p>0.0188929883</text:p>
          </table:table-cell>
          <table:table-cell table:formula="of:=[.D103]/EXP([.$E$20])" office:value-type="float" office:value="0.792155843585959">
            <text:p>0.7921558436</text:p>
          </table:table-cell>
          <table:table-cell table:formula="of:=[.$E$19]*([.D104])^[.$E$18]" office:value-type="float" office:value="497.126014915311">
            <text:p>497.1260149153</text:p>
          </table:table-cell>
          <table:table-cell table:formula="of:=[.F103]/EXP([.$G$20])" office:value-type="float" office:value="2.50334336746756">
            <text:p>2.5033433675</text:p>
          </table:table-cell>
          <table:table-cell table:formula="of:=[.$G$19]*([.F104])^[.$G$18]" office:value-type="float" office:value="1.52553160184853">
            <text:p>1.5255316018</text:p>
          </table:table-cell>
          <table:table-cell table:formula="of:=[.H103]/EXP([.$I$20])" office:value-type="float" office:value="4.45015686124081">
            <text:p>4.4501568612</text:p>
          </table:table-cell>
          <table:table-cell table:formula="of:=[.$I$19]*([.H104])^[.$I$18]" office:value-type="float" office:value="2.36265054714215">
            <text:p>2.3626505471</text:p>
          </table:table-cell>
          <table:table-cell table:formula="of:=[.J103]/EXP([.$K$20])" office:value-type="float" office:value="2.50334336746756">
            <text:p>2.5033433675</text:p>
          </table:table-cell>
          <table:table-cell table:formula="of:=[.$K$19]*([.J104])^[.$K$18]" office:value-type="float" office:value="0.750488309338215">
            <text:p>0.7504883093</text:p>
          </table:table-cell>
          <table:table-cell table:formula="of:=[.L103]/EXP([.$M$20])" office:value-type="float" office:value="2.50334336746756">
            <text:p>2.5033433675</text:p>
          </table:table-cell>
          <table:table-cell table:formula="of:=[.$M$19]*([.L104])^[.$M$18]" office:value-type="float" office:value="0.746067443823736">
            <text:p>0.7460674438</text:p>
          </table:table-cell>
          <table:table-cell table:number-columns-repeated="7"/>
        </table:table-row>
        <table:table-row table:style-name="ro2">
          <table:table-cell office:value-type="float" office:value="84">
            <text:p>84</text:p>
          </table:table-cell>
          <table:table-cell table:formula="of:=[.B104]/EXP([.$C$20])" office:value-type="float" office:value="0.424505805674238">
            <text:p>0.4245058057</text:p>
          </table:table-cell>
          <table:table-cell table:formula="of:=[.$C$19]*([.B105])^[.$C$18]" office:value-type="float" office:value="0.017147313331727">
            <text:p>0.0171473133</text:p>
          </table:table-cell>
          <table:table-cell table:formula="of:=[.D104]/EXP([.$E$20])" office:value-type="float" office:value="0.759886677665847">
            <text:p>0.7598866777</text:p>
          </table:table-cell>
          <table:table-cell table:formula="of:=[.$E$19]*([.D105])^[.$E$18]" office:value-type="float" office:value="484.588473985787">
            <text:p>484.5884739858</text:p>
          </table:table-cell>
          <table:table-cell table:formula="of:=[.F104]/EXP([.$G$20])" office:value-type="float" office:value="2.43488931143905">
            <text:p>2.4348893114</text:p>
          </table:table-cell>
          <table:table-cell table:formula="of:=[.$G$19]*([.F105])^[.$G$18]" office:value-type="float" office:value="1.44704882710854">
            <text:p>1.4470488271</text:p>
          </table:table-cell>
          <table:table-cell table:formula="of:=[.H104]/EXP([.$I$20])" office:value-type="float" office:value="4.35857395734498">
            <text:p>4.3585739573</text:p>
          </table:table-cell>
          <table:table-cell table:formula="of:=[.$I$19]*([.H105])^[.$I$18]" office:value-type="float" office:value="2.26662095641024">
            <text:p>2.2666209564</text:p>
          </table:table-cell>
          <table:table-cell table:formula="of:=[.J104]/EXP([.$K$20])" office:value-type="float" office:value="2.43488931143905">
            <text:p>2.4348893114</text:p>
          </table:table-cell>
          <table:table-cell table:formula="of:=[.$K$19]*([.J105])^[.$K$18]" office:value-type="float" office:value="0.710696572359161">
            <text:p>0.7106965724</text:p>
          </table:table-cell>
          <table:table-cell table:formula="of:=[.L104]/EXP([.$M$20])" office:value-type="float" office:value="2.43488931143905">
            <text:p>2.4348893114</text:p>
          </table:table-cell>
          <table:table-cell table:formula="of:=[.$M$19]*([.L105])^[.$M$18]" office:value-type="float" office:value="0.706461694393697">
            <text:p>0.7064616944</text:p>
          </table:table-cell>
          <table:table-cell table:number-columns-repeated="7"/>
        </table:table-row>
        <table:table-row table:style-name="ro2">
          <table:table-cell office:value-type="float" office:value="85">
            <text:p>85</text:p>
          </table:table-cell>
          <table:table-cell table:formula="of:=[.B105]/EXP([.$C$20])" office:value-type="float" office:value="0.404400360875535">
            <text:p>0.4044003609</text:p>
          </table:table-cell>
          <table:table-cell table:formula="of:=[.$C$19]*([.B106])^[.$C$18]" office:value-type="float" office:value="0.0155629352857984">
            <text:p>0.0155629353</text:p>
          </table:table-cell>
          <table:table-cell table:formula="of:=[.D105]/EXP([.$E$20])" office:value-type="float" office:value="0.728932024638129">
            <text:p>0.7289320246</text:p>
          </table:table-cell>
          <table:table-cell table:formula="of:=[.$E$19]*([.D106])^[.$E$18]" office:value-type="float" office:value="472.367130414363">
            <text:p>472.3671304144</text:p>
          </table:table-cell>
          <table:table-cell table:formula="of:=[.F105]/EXP([.$G$20])" office:value-type="float" office:value="2.36830713517249">
            <text:p>2.3683071352</text:p>
          </table:table-cell>
          <table:table-cell table:formula="of:=[.$G$19]*([.F106])^[.$G$18]" office:value-type="float" office:value="1.37260369139446">
            <text:p>1.3726036914</text:p>
          </table:table-cell>
          <table:table-cell table:formula="of:=[.H105]/EXP([.$I$20])" office:value-type="float" office:value="4.26887580235745">
            <text:p>4.2688758024</text:p>
          </table:table-cell>
          <table:table-cell table:formula="of:=[.$I$19]*([.H106])^[.$I$18]" office:value-type="float" office:value="2.17449447454362">
            <text:p>2.1744944745</text:p>
          </table:table-cell>
          <table:table-cell table:formula="of:=[.J105]/EXP([.$K$20])" office:value-type="float" office:value="2.36830713517249">
            <text:p>2.3683071352</text:p>
          </table:table-cell>
          <table:table-cell table:formula="of:=[.$K$19]*([.J106])^[.$K$18]" office:value-type="float" office:value="0.67301463817398">
            <text:p>0.6730146382</text:p>
          </table:table-cell>
          <table:table-cell table:formula="of:=[.L105]/EXP([.$M$20])" office:value-type="float" office:value="2.36830713517249">
            <text:p>2.3683071352</text:p>
          </table:table-cell>
          <table:table-cell table:formula="of:=[.$M$19]*([.L106])^[.$M$18]" office:value-type="float" office:value="0.668958456473714">
            <text:p>0.6689584565</text:p>
          </table:table-cell>
          <table:table-cell table:number-columns-repeated="7"/>
        </table:table-row>
        <table:table-row table:style-name="ro2">
          <table:table-cell office:value-type="float" office:value="86">
            <text:p>86</text:p>
          </table:table-cell>
          <table:table-cell table:formula="of:=[.B106]/EXP([.$C$20])" office:value-type="float" office:value="0.385247150192715">
            <text:p>0.3852471502</text:p>
          </table:table-cell>
          <table:table-cell table:formula="of:=[.$C$19]*([.B107])^[.$C$18]" office:value-type="float" office:value="0.0141249506569526">
            <text:p>0.0141249507</text:p>
          </table:table-cell>
          <table:table-cell table:formula="of:=[.D106]/EXP([.$E$20])" office:value-type="float" office:value="0.699238336662477">
            <text:p>0.6992383367</text:p>
          </table:table-cell>
          <table:table-cell table:formula="of:=[.$E$19]*([.D107])^[.$E$18]" office:value-type="float" office:value="460.454009689147">
            <text:p>460.4540096891</text:p>
          </table:table-cell>
          <table:table-cell table:formula="of:=[.F106]/EXP([.$G$20])" office:value-type="float" office:value="2.30354565201734">
            <text:p>2.303545652</text:p>
          </table:table-cell>
          <table:table-cell table:formula="of:=[.$G$19]*([.F107])^[.$G$18]" office:value-type="float" office:value="1.30198847359861">
            <text:p>1.3019884736</text:p>
          </table:table-cell>
          <table:table-cell table:formula="of:=[.H106]/EXP([.$I$20])" office:value-type="float" office:value="4.18102360870656">
            <text:p>4.1810236087</text:p>
          </table:table-cell>
          <table:table-cell table:formula="of:=[.$I$19]*([.H107])^[.$I$18]" office:value-type="float" office:value="2.08611246024539">
            <text:p>2.0861124602</text:p>
          </table:table-cell>
          <table:table-cell table:formula="of:=[.J106]/EXP([.$K$20])" office:value-type="float" office:value="2.30354565201734">
            <text:p>2.303545652</text:p>
          </table:table-cell>
          <table:table-cell table:formula="of:=[.$K$19]*([.J107])^[.$K$18]" office:value-type="float" office:value="0.637330642657932">
            <text:p>0.6373306427</text:p>
          </table:table-cell>
          <table:table-cell table:formula="of:=[.L106]/EXP([.$M$20])" office:value-type="float" office:value="2.30354565201734">
            <text:p>2.303545652</text:p>
          </table:table-cell>
          <table:table-cell table:formula="of:=[.$M$19]*([.L107])^[.$M$18]" office:value-type="float" office:value="0.633446116100821">
            <text:p>0.6334461161</text:p>
          </table:table-cell>
          <table:table-cell table:number-columns-repeated="7"/>
        </table:table-row>
        <table:table-row table:style-name="ro2">
          <table:table-cell office:value-type="float" office:value="87">
            <text:p>87</text:p>
          </table:table-cell>
          <table:table-cell table:formula="of:=[.B107]/EXP([.$C$20])" office:value-type="float" office:value="0.36700107391172">
            <text:p>0.3670010739</text:p>
          </table:table-cell>
          <table:table-cell table:formula="of:=[.$C$19]*([.B108])^[.$C$18]" office:value-type="float" office:value="0.0128198329812119">
            <text:p>0.012819833</text:p>
          </table:table-cell>
          <table:table-cell table:formula="of:=[.D107]/EXP([.$E$20])" office:value-type="float" office:value="0.670754247216994">
            <text:p>0.6707542472</text:p>
          </table:table-cell>
          <table:table-cell table:formula="of:=[.$E$19]*([.D108])^[.$E$18]" office:value-type="float" office:value="448.841338415798">
            <text:p>448.8413384158</text:p>
          </table:table-cell>
          <table:table-cell table:formula="of:=[.F107]/EXP([.$G$20])" office:value-type="float" office:value="2.24055507502472">
            <text:p>2.240555075</text:p>
          </table:table-cell>
          <table:table-cell table:formula="of:=[.$G$19]*([.F108])^[.$G$18]" office:value-type="float" office:value="1.23500613907097">
            <text:p>1.2350061391</text:p>
          </table:table-cell>
          <table:table-cell table:formula="of:=[.H107]/EXP([.$I$20])" office:value-type="float" office:value="4.09497938705735">
            <text:p>4.0949793871</text:p>
          </table:table-cell>
          <table:table-cell table:formula="of:=[.$I$19]*([.H108])^[.$I$18]" office:value-type="float" office:value="2.00132272017129">
            <text:p>2.0013227202</text:p>
          </table:table-cell>
          <table:table-cell table:formula="of:=[.J107]/EXP([.$K$20])" office:value-type="float" office:value="2.24055507502472">
            <text:p>2.240555075</text:p>
          </table:table-cell>
          <table:table-cell table:formula="of:=[.$K$19]*([.J108])^[.$K$18]" office:value-type="float" office:value="0.603538652848393">
            <text:p>0.6035386528</text:p>
          </table:table-cell>
          <table:table-cell table:formula="of:=[.L107]/EXP([.$M$20])" office:value-type="float" office:value="2.24055507502472">
            <text:p>2.240555075</text:p>
          </table:table-cell>
          <table:table-cell table:formula="of:=[.$M$19]*([.L108])^[.$M$18]" office:value-type="float" office:value="0.599818984452856">
            <text:p>0.5998189845</text:p>
          </table:table-cell>
          <table:table-cell table:number-columns-repeated="7"/>
        </table:table-row>
        <table:table-row table:style-name="ro2">
          <table:table-cell office:value-type="float" office:value="88">
            <text:p>88</text:p>
          </table:table-cell>
          <table:table-cell table:formula="of:=[.B108]/EXP([.$C$20])" office:value-type="float" office:value="0.349619168331236">
            <text:p>0.3496191683</text:p>
          </table:table-cell>
          <table:table-cell table:formula="of:=[.$C$19]*([.B109])^[.$C$18]" office:value-type="float" office:value="0.0116353056132818">
            <text:p>0.0116353056</text:p>
          </table:table-cell>
          <table:table-cell table:formula="of:=[.D108]/EXP([.$E$20])" office:value-type="float" office:value="0.64343048224029">
            <text:p>0.6434304822</text:p>
          </table:table-cell>
          <table:table-cell table:formula="of:=[.$E$19]*([.D109])^[.$E$18]" office:value-type="float" office:value="437.521539245342">
            <text:p>437.5215392453</text:p>
          </table:table-cell>
          <table:table-cell table:formula="of:=[.F108]/EXP([.$G$20])" office:value-type="float" office:value="2.1792869786725">
            <text:p>2.1792869787</text:p>
          </table:table-cell>
          <table:table-cell table:formula="of:=[.$G$19]*([.F109])^[.$G$18]" office:value-type="float" office:value="1.17146978984178">
            <text:p>1.1714697898</text:p>
          </table:table-cell>
          <table:table-cell table:formula="of:=[.H108]/EXP([.$I$20])" office:value-type="float" office:value="4.01070592988404">
            <text:p>4.0107059299</text:p>
          </table:table-cell>
          <table:table-cell table:formula="of:=[.$I$19]*([.H109])^[.$I$18]" office:value-type="float" office:value="1.91997924685359">
            <text:p>1.9199792469</text:p>
          </table:table-cell>
          <table:table-cell table:formula="of:=[.J108]/EXP([.$K$20])" office:value-type="float" office:value="2.1792869786725">
            <text:p>2.1792869787</text:p>
          </table:table-cell>
          <table:table-cell table:formula="of:=[.$K$19]*([.J109])^[.$K$18]" office:value-type="float" office:value="0.571538352467947">
            <text:p>0.5715383525</text:p>
          </table:table-cell>
          <table:table-cell table:formula="of:=[.L108]/EXP([.$M$20])" office:value-type="float" office:value="2.1792869786725">
            <text:p>2.1792869787</text:p>
          </table:table-cell>
          <table:table-cell table:formula="of:=[.$M$19]*([.L109])^[.$M$18]" office:value-type="float" office:value="0.567976983306333">
            <text:p>0.5679769833</text:p>
          </table:table-cell>
          <table:table-cell table:number-columns-repeated="7"/>
        </table:table-row>
        <table:table-row table:style-name="ro2">
          <table:table-cell office:value-type="float" office:value="89">
            <text:p>89</text:p>
          </table:table-cell>
          <table:table-cell table:formula="of:=[.B109]/EXP([.$C$20])" office:value-type="float" office:value="0.333060504596855">
            <text:p>0.3330605046</text:p>
          </table:table-cell>
          <table:table-cell table:formula="of:=[.$C$19]*([.B110])^[.$C$18]" office:value-type="float" office:value="0.0105602262457611">
            <text:p>0.0105602262</text:p>
          </table:table-cell>
          <table:table-cell table:formula="of:=[.D109]/EXP([.$E$20])" office:value-type="float" office:value="0.617219774893262">
            <text:p>0.6172197749</text:p>
          </table:table-cell>
          <table:table-cell table:formula="of:=[.$E$19]*([.D110])^[.$E$18]" office:value-type="float" office:value="426.487225929892">
            <text:p>426.4872259299</text:p>
          </table:table-cell>
          <table:table-cell table:formula="of:=[.F109]/EXP([.$G$20])" office:value-type="float" office:value="2.11969426163698">
            <text:p>2.1196942616</text:p>
          </table:table-cell>
          <table:table-cell table:formula="of:=[.$G$19]*([.F110])^[.$G$18]" office:value-type="float" office:value="1.11120214312804">
            <text:p>1.1112021431</text:p>
          </table:table-cell>
          <table:table-cell table:formula="of:=[.H109]/EXP([.$I$20])" office:value-type="float" office:value="3.92816679538068">
            <text:p>3.9281667954</text:p>
          </table:table-cell>
          <table:table-cell table:formula="of:=[.$I$19]*([.H110])^[.$I$18]" office:value-type="float" office:value="1.841941967277">
            <text:p>1.8419419673</text:p>
          </table:table-cell>
          <table:table-cell table:formula="of:=[.J109]/EXP([.$K$20])" office:value-type="float" office:value="2.11969426163698">
            <text:p>2.1196942616</text:p>
          </table:table-cell>
          <table:table-cell table:formula="of:=[.$K$19]*([.J110])^[.$K$18]" office:value-type="float" office:value="0.541234744121402">
            <text:p>0.5412347441</text:p>
          </table:table-cell>
          <table:table-cell table:formula="of:=[.L109]/EXP([.$M$20])" office:value-type="float" office:value="2.11969426163698">
            <text:p>2.1196942616</text:p>
          </table:table-cell>
          <table:table-cell table:formula="of:=[.$M$19]*([.L110])^[.$M$18]" office:value-type="float" office:value="0.537825347192087">
            <text:p>0.5378253472</text:p>
          </table:table-cell>
          <table:table-cell table:number-columns-repeated="7"/>
        </table:table-row>
        <table:table-row table:style-name="ro2">
          <table:table-cell office:value-type="float" office:value="90">
            <text:p>90</text:p>
          </table:table-cell>
          <table:table-cell table:formula="of:=[.B110]/EXP([.$C$20])" office:value-type="float" office:value="0.317286092326652">
            <text:p>0.3172860923</text:p>
          </table:table-cell>
          <table:table-cell table:formula="of:=[.$C$19]*([.B111])^[.$C$18]" office:value-type="float" office:value="0.00958448209855024">
            <text:p>0.0095844821</text:p>
          </table:table-cell>
          <table:table-cell table:formula="of:=[.D110]/EXP([.$E$20])" office:value-type="float" office:value="0.592076783793123">
            <text:p>0.5920767838</text:p>
          </table:table-cell>
          <table:table-cell table:formula="of:=[.$E$19]*([.D111])^[.$E$18]" office:value-type="float" office:value="415.731198503071">
            <text:p>415.7311985031</text:p>
          </table:table-cell>
          <table:table-cell table:formula="of:=[.F110]/EXP([.$G$20])" office:value-type="float" office:value="2.06173111058264">
            <text:p>2.0617311106</text:p>
          </table:table-cell>
          <table:table-cell table:formula="of:=[.$G$19]*([.F111])^[.$G$18]" office:value-type="float" office:value="1.05403503666887">
            <text:p>1.0540350367</text:p>
          </table:table-cell>
          <table:table-cell table:formula="of:=[.H110]/EXP([.$I$20])" office:value-type="float" office:value="3.84732629170283">
            <text:p>3.8473262917</text:p>
          </table:table-cell>
          <table:table-cell table:formula="of:=[.$I$19]*([.H111])^[.$I$18]" office:value-type="float" office:value="1.76707650167376">
            <text:p>1.7670765017</text:p>
          </table:table-cell>
          <table:table-cell table:formula="of:=[.J110]/EXP([.$K$20])" office:value-type="float" office:value="2.06173111058264">
            <text:p>2.0617311106</text:p>
          </table:table-cell>
          <table:table-cell table:formula="of:=[.$K$19]*([.J111])^[.$K$18]" office:value-type="float" office:value="0.512537867282648">
            <text:p>0.5125378673</text:p>
          </table:table-cell>
          <table:table-cell table:formula="of:=[.L110]/EXP([.$M$20])" office:value-type="float" office:value="2.06173111058264">
            <text:p>2.0617311106</text:p>
          </table:table-cell>
          <table:table-cell table:formula="of:=[.$M$19]*([.L111])^[.$M$18]" office:value-type="float" office:value="0.509274341362317">
            <text:p>0.5092743414</text:p>
          </table:table-cell>
          <table:table-cell table:number-columns-repeated="7"/>
        </table:table-row>
        <table:table-row table:style-name="ro2">
          <table:table-cell office:value-type="float" office:value="91">
            <text:p>91</text:p>
          </table:table-cell>
          <table:table-cell table:formula="of:=[.B111]/EXP([.$C$20])" office:value-type="float" office:value="0.302258787801245">
            <text:p>0.3022587878</text:p>
          </table:table-cell>
          <table:table-cell table:formula="of:=[.$C$19]*([.B112])^[.$C$18]" office:value-type="float" office:value="0.00869889479255278">
            <text:p>0.0086988948</text:p>
          </table:table-cell>
          <table:table-cell table:formula="of:=[.D111]/EXP([.$E$20])" office:value-type="float" office:value="0.567958014578245">
            <text:p>0.5679580146</text:p>
          </table:table-cell>
          <table:table-cell table:formula="of:=[.$E$19]*([.D112])^[.$E$18]" office:value-type="float" office:value="405.246438581987">
            <text:p>405.246438582</text:p>
          </table:table-cell>
          <table:table-cell table:formula="of:=[.F111]/EXP([.$G$20])" office:value-type="float" office:value="2.00535296494203">
            <text:p>2.0053529649</text:p>
          </table:table-cell>
          <table:table-cell table:formula="of:=[.$G$19]*([.F112])^[.$G$18]" office:value-type="float" office:value="0.999808959509468">
            <text:p>0.9998089595</text:p>
          </table:table-cell>
          <table:table-cell table:formula="of:=[.H111]/EXP([.$I$20])" office:value-type="float" office:value="3.76814946153359">
            <text:p>3.7681494615</text:p>
          </table:table-cell>
          <table:table-cell table:formula="of:=[.$I$19]*([.H112])^[.$I$18]" office:value-type="float" office:value="1.69525393212238">
            <text:p>1.6952539321</text:p>
          </table:table-cell>
          <table:table-cell table:formula="of:=[.J111]/EXP([.$K$20])" office:value-type="float" office:value="2.00535296494203">
            <text:p>2.0053529649</text:p>
          </table:table-cell>
          <table:table-cell table:formula="of:=[.$K$19]*([.J112])^[.$K$18]" office:value-type="float" office:value="0.485362531234175">
            <text:p>0.4853625312</text:p>
          </table:table-cell>
          <table:table-cell table:formula="of:=[.L111]/EXP([.$M$20])" office:value-type="float" office:value="2.00535296494203">
            <text:p>2.0053529649</text:p>
          </table:table-cell>
          <table:table-cell table:formula="of:=[.$M$19]*([.L112])^[.$M$18]" office:value-type="float" office:value="0.482238994729622">
            <text:p>0.4822389947</text:p>
          </table:table-cell>
          <table:table-cell table:number-columns-repeated="7"/>
        </table:table-row>
        <table:table-row table:style-name="ro2">
          <table:table-cell office:value-type="float" office:value="92">
            <text:p>92</text:p>
          </table:table-cell>
          <table:table-cell table:formula="of:=[.B112]/EXP([.$C$20])" office:value-type="float" office:value="0.287943206502166">
            <text:p>0.2879432065</text:p>
          </table:table-cell>
          <table:table-cell table:formula="of:=[.$C$19]*([.B113])^[.$C$18]" office:value-type="float" office:value="0.00789513401285896">
            <text:p>0.007895134</text:p>
          </table:table-cell>
          <table:table-cell table:formula="of:=[.D112]/EXP([.$E$20])" office:value-type="float" office:value="0.544821744668126">
            <text:p>0.5448217447</text:p>
          </table:table-cell>
          <table:table-cell table:formula="of:=[.$E$19]*([.D113])^[.$E$18]" office:value-type="float" office:value="395.026104787685">
            <text:p>395.0261047877</text:p>
          </table:table-cell>
          <table:table-cell table:formula="of:=[.F112]/EXP([.$G$20])" office:value-type="float" office:value="1.95051648265876">
            <text:p>1.9505164827</text:p>
          </table:table-cell>
          <table:table-cell table:formula="of:=[.$G$19]*([.F113])^[.$G$18]" office:value-type="float" office:value="0.948372606924492">
            <text:p>0.9483726069</text:p>
          </table:table-cell>
          <table:table-cell table:formula="of:=[.H112]/EXP([.$I$20])" office:value-type="float" office:value="3.69060206696725">
            <text:p>3.690602067</text:p>
          </table:table-cell>
          <table:table-cell table:formula="of:=[.$I$19]*([.H113])^[.$I$18]" office:value-type="float" office:value="1.62635058055171">
            <text:p>1.6263505806</text:p>
          </table:table-cell>
          <table:table-cell table:formula="of:=[.J112]/EXP([.$K$20])" office:value-type="float" office:value="1.95051648265876">
            <text:p>1.9505164827</text:p>
          </table:table-cell>
          <table:table-cell table:formula="of:=[.$K$19]*([.J113])^[.$K$18]" office:value-type="float" office:value="0.459628062166444">
            <text:p>0.4596280622</text:p>
          </table:table-cell>
          <table:table-cell table:formula="of:=[.L112]/EXP([.$M$20])" office:value-type="float" office:value="1.95051648265876">
            <text:p>1.9505164827</text:p>
          </table:table-cell>
          <table:table-cell table:formula="of:=[.$M$19]*([.L113])^[.$M$18]" office:value-type="float" office:value="0.456638846983237">
            <text:p>0.456638847</text:p>
          </table:table-cell>
          <table:table-cell table:number-columns-repeated="7"/>
        </table:table-row>
        <table:table-row table:style-name="ro2">
          <table:table-cell office:value-type="float" office:value="93">
            <text:p>93</text:p>
          </table:table-cell>
          <table:table-cell table:formula="of:=[.B113]/EXP([.$C$20])" office:value-type="float" office:value="0.274305639792575">
            <text:p>0.2743056398</text:p>
          </table:table-cell>
          <table:table-cell table:formula="of:=[.$C$19]*([.B114])^[.$C$18]" office:value-type="float" office:value="0.0071656391492821">
            <text:p>0.0071656391</text:p>
          </table:table-cell>
          <table:table-cell table:formula="of:=[.D113]/EXP([.$E$20])" office:value-type="float" office:value="0.522627951088324">
            <text:p>0.5226279511</text:p>
          </table:table-cell>
          <table:table-cell table:formula="of:=[.$E$19]*([.D114])^[.$E$18]" office:value-type="float" office:value="385.063528281102">
            <text:p>385.0635282811</text:p>
          </table:table-cell>
          <table:table-cell table:formula="of:=[.F113]/EXP([.$G$20])" office:value-type="float" office:value="1.89717950686725">
            <text:p>1.8971795069</text:p>
          </table:table-cell>
          <table:table-cell table:formula="of:=[.$G$19]*([.F114])^[.$G$18]" office:value-type="float" office:value="0.899582458238853">
            <text:p>0.8995824582</text:p>
          </table:table-cell>
          <table:table-cell table:formula="of:=[.H113]/EXP([.$I$20])" office:value-type="float" office:value="3.61465057470399">
            <text:p>3.6146505747</text:p>
          </table:table-cell>
          <table:table-cell table:formula="of:=[.$I$19]*([.H114])^[.$I$18]" office:value-type="float" office:value="1.56024779576794">
            <text:p>1.5602477958</text:p>
          </table:table-cell>
          <table:table-cell table:formula="of:=[.J113]/EXP([.$K$20])" office:value-type="float" office:value="1.89717950686725">
            <text:p>1.8971795069</text:p>
          </table:table-cell>
          <table:table-cell table:formula="of:=[.$K$19]*([.J114])^[.$K$18]" office:value-type="float" office:value="0.435258063686326">
            <text:p>0.4352580637</text:p>
          </table:table-cell>
          <table:table-cell table:formula="of:=[.L113]/EXP([.$M$20])" office:value-type="float" office:value="1.89717950686725">
            <text:p>1.8971795069</text:p>
          </table:table-cell>
          <table:table-cell table:formula="of:=[.$M$19]*([.L114])^[.$M$18]" office:value-type="float" office:value="0.43239770912987">
            <text:p>0.4323977091</text:p>
          </table:table-cell>
          <table:table-cell table:number-columns-repeated="7"/>
        </table:table-row>
        <table:table-row table:style-name="ro2">
          <table:table-cell office:value-type="float" office:value="94">
            <text:p>94</text:p>
          </table:table-cell>
          <table:table-cell table:formula="of:=[.B114]/EXP([.$C$20])" office:value-type="float" office:value="0.26131397554416">
            <text:p>0.2613139755</text:p>
          </table:table-cell>
          <table:table-cell table:formula="of:=[.$C$19]*([.B115])^[.$C$18]" office:value-type="float" office:value="0.00650354817715513">
            <text:p>0.0065035482</text:p>
          </table:table-cell>
          <table:table-cell table:formula="of:=[.D114]/EXP([.$E$20])" office:value-type="float" office:value="0.501338241235508">
            <text:p>0.5013382412</text:p>
          </table:table-cell>
          <table:table-cell table:formula="of:=[.$E$19]*([.D115])^[.$E$18]" office:value-type="float" office:value="375.352208411605">
            <text:p>375.3522084116</text:p>
          </table:table-cell>
          <table:table-cell table:formula="of:=[.F114]/EXP([.$G$20])" office:value-type="float" office:value="1.84530103348363">
            <text:p>1.8453010335</text:p>
          </table:table-cell>
          <table:table-cell table:formula="of:=[.$G$19]*([.F115])^[.$G$18]" office:value-type="float" office:value="0.853302376368077">
            <text:p>0.8533023764</text:p>
          </table:table-cell>
          <table:table-cell table:formula="of:=[.H114]/EXP([.$I$20])" office:value-type="float" office:value="3.54026214154934">
            <text:p>3.5402621415</text:p>
          </table:table-cell>
          <table:table-cell table:formula="of:=[.$I$19]*([.H115])^[.$I$18]" office:value-type="float" office:value="1.49683174913794">
            <text:p>1.4968317491</text:p>
          </table:table-cell>
          <table:table-cell table:formula="of:=[.J114]/EXP([.$K$20])" office:value-type="float" office:value="1.84530103348363">
            <text:p>1.8453010335</text:p>
          </table:table-cell>
          <table:table-cell table:formula="of:=[.$K$19]*([.J115])^[.$K$18]" office:value-type="float" office:value="0.412180190023656">
            <text:p>0.41218019</text:p>
          </table:table-cell>
          <table:table-cell table:formula="of:=[.L114]/EXP([.$M$20])" office:value-type="float" office:value="1.84530103348363">
            <text:p>1.8453010335</text:p>
          </table:table-cell>
          <table:table-cell table:formula="of:=[.$M$19]*([.L115])^[.$M$18]" office:value-type="float" office:value="0.409443436746466">
            <text:p>0.4094434367</text:p>
          </table:table-cell>
          <table:table-cell table:number-columns-repeated="7"/>
        </table:table-row>
        <table:table-row table:style-name="ro2">
          <table:table-cell office:value-type="float" office:value="95">
            <text:p>95</text:p>
          </table:table-cell>
          <table:table-cell table:formula="of:=[.B115]/EXP([.$C$20])" office:value-type="float" office:value="0.248937622523291">
            <text:p>0.2489376225</text:p>
          </table:table-cell>
          <table:table-cell table:formula="of:=[.$C$19]*([.B116])^[.$C$18]" office:value-type="float" office:value="0.00590263310940173">
            <text:p>0.0059026331</text:p>
          </table:table-cell>
          <table:table-cell table:formula="of:=[.D115]/EXP([.$E$20])" office:value-type="float" office:value="0.480915786462857">
            <text:p>0.4809157865</text:p>
          </table:table-cell>
          <table:table-cell table:formula="of:=[.$E$19]*([.D116])^[.$E$18]" office:value-type="float" office:value="365.885808475264">
            <text:p>365.8858084753</text:p>
          </table:table-cell>
          <table:table-cell table:formula="of:=[.F115]/EXP([.$G$20])" office:value-type="float" office:value="1.79484117968286">
            <text:p>1.7948411797</text:p>
          </table:table-cell>
          <table:table-cell table:formula="of:=[.$G$19]*([.F116])^[.$G$18]" office:value-type="float" office:value="0.809403227960765">
            <text:p>0.809403228</text:p>
          </table:table-cell>
          <table:table-cell table:formula="of:=[.H115]/EXP([.$I$20])" office:value-type="float" office:value="3.46740460021198">
            <text:p>3.4674046002</text:p>
          </table:table-cell>
          <table:table-cell table:formula="of:=[.$I$19]*([.H116])^[.$I$18]" office:value-type="float" office:value="1.43599323857695">
            <text:p>1.4359932386</text:p>
          </table:table-cell>
          <table:table-cell table:formula="of:=[.J115]/EXP([.$K$20])" office:value-type="float" office:value="1.79484117968286">
            <text:p>1.7948411797</text:p>
          </table:table-cell>
          <table:table-cell table:formula="of:=[.$K$19]*([.J116])^[.$K$18]" office:value-type="float" office:value="0.390325931262636">
            <text:p>0.3903259313</text:p>
          </table:table-cell>
          <table:table-cell table:formula="of:=[.L115]/EXP([.$M$20])" office:value-type="float" office:value="1.79484117968286">
            <text:p>1.7948411797</text:p>
          </table:table-cell>
          <table:table-cell table:formula="of:=[.$M$19]*([.L116])^[.$M$18]" office:value-type="float" office:value="0.387707715270079">
            <text:p>0.3877077153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table:formula="of:=[.B116]/EXP([.$C$20])" office:value-type="float" office:value="0.237147438358405">
            <text:p>0.2371474384</text:p>
          </table:table-cell>
          <table:table-cell table:formula="of:=[.$C$19]*([.B117])^[.$C$18]" office:value-type="float" office:value="0.0053572414127093">
            <text:p>0.0053572414</text:p>
          </table:table-cell>
          <table:table-cell table:formula="of:=[.D116]/EXP([.$E$20])" office:value-type="float" office:value="0.461325258370909">
            <text:p>0.4613252584</text:p>
          </table:table-cell>
          <table:table-cell table:formula="of:=[.$E$19]*([.D117])^[.$E$18]" office:value-type="float" office:value="356.658151580116">
            <text:p>356.6581515801</text:p>
          </table:table-cell>
          <table:table-cell table:formula="of:=[.F116]/EXP([.$G$20])" office:value-type="float" office:value="1.74576115323784">
            <text:p>1.7457611532</text:p>
          </table:table-cell>
          <table:table-cell table:formula="of:=[.$G$19]*([.F117])^[.$G$18]" office:value-type="float" office:value="0.767762523083271">
            <text:p>0.7677625231</text:p>
          </table:table-cell>
          <table:table-cell table:formula="of:=[.H116]/EXP([.$I$20])" office:value-type="float" office:value="3.3960464453939">
            <text:p>3.3960464454</text:p>
          </table:table-cell>
          <table:table-cell table:formula="of:=[.$I$19]*([.H117])^[.$I$18]" office:value-type="float" office:value="1.37762750050318">
            <text:p>1.3776275005</text:p>
          </table:table-cell>
          <table:table-cell table:formula="of:=[.J116]/EXP([.$K$20])" office:value-type="float" office:value="1.74576115323784">
            <text:p>1.7457611532</text:p>
          </table:table-cell>
          <table:table-cell table:formula="of:=[.$K$19]*([.J117])^[.$K$18]" office:value-type="float" office:value="0.369630409960508">
            <text:p>0.36963041</text:p>
          </table:table-cell>
          <table:table-cell table:formula="of:=[.L116]/EXP([.$M$20])" office:value-type="float" office:value="1.74576115323784">
            <text:p>1.7457611532</text:p>
          </table:table-cell>
          <table:table-cell table:formula="of:=[.$M$19]*([.L117])^[.$M$18]" office:value-type="float" office:value="0.367125856685848">
            <text:p>0.3671258567</text:p>
          </table:table-cell>
          <table:table-cell table:number-columns-repeated="7"/>
        </table:table-row>
        <table:table-row table:style-name="ro2">
          <table:table-cell office:value-type="float" office:value="97">
            <text:p>97</text:p>
          </table:table-cell>
          <table:table-cell table:formula="of:=[.B117]/EXP([.$C$20])" office:value-type="float" office:value="0.225915660918999">
            <text:p>0.2259156609</text:p>
          </table:table-cell>
          <table:table-cell table:formula="of:=[.$C$19]*([.B118])^[.$C$18]" office:value-type="float" office:value="0.00486224283673231">
            <text:p>0.0048622428</text:p>
          </table:table-cell>
          <table:table-cell table:formula="of:=[.D117]/EXP([.$E$20])" office:value-type="float" office:value="0.44253276769367">
            <text:p>0.4425327677</text:p>
          </table:table-cell>
          <table:table-cell table:formula="of:=[.$E$19]*([.D118])^[.$E$18]" office:value-type="float" office:value="347.663216615697">
            <text:p>347.6632166157</text:p>
          </table:table-cell>
          <table:table-cell table:formula="of:=[.F117]/EXP([.$G$20])" office:value-type="float" office:value="1.69802322269696">
            <text:p>1.6980232227</text:p>
          </table:table-cell>
          <table:table-cell table:formula="of:=[.$G$19]*([.F118])^[.$G$18]" office:value-type="float" office:value="0.728264073441234">
            <text:p>0.7282640734</text:p>
          </table:table-cell>
          <table:table-cell table:formula="of:=[.H117]/EXP([.$I$20])" office:value-type="float" office:value="3.32615682016672">
            <text:p>3.3261568202</text:p>
          </table:table-cell>
          <table:table-cell table:formula="of:=[.$I$19]*([.H118])^[.$I$18]" office:value-type="float" office:value="1.32163402943554">
            <text:p>1.3216340294</text:p>
          </table:table-cell>
          <table:table-cell table:formula="of:=[.J117]/EXP([.$K$20])" office:value-type="float" office:value="1.69802322269696">
            <text:p>1.6980232227</text:p>
          </table:table-cell>
          <table:table-cell table:formula="of:=[.$K$19]*([.J118])^[.$K$18]" office:value-type="float" office:value="0.350032188549734">
            <text:p>0.3500321885</text:p>
          </table:table-cell>
          <table:table-cell table:formula="of:=[.L117]/EXP([.$M$20])" office:value-type="float" office:value="1.69802322269696">
            <text:p>1.6980232227</text:p>
          </table:table-cell>
          <table:table-cell table:formula="of:=[.$M$19]*([.L118])^[.$M$18]" office:value-type="float" office:value="0.347636607008009">
            <text:p>0.347636607</text:p>
          </table:table-cell>
          <table:table-cell table:number-columns-repeated="7"/>
        </table:table-row>
        <table:table-row table:style-name="ro2">
          <table:table-cell office:value-type="float" office:value="98">
            <text:p>98</text:p>
          </table:table-cell>
          <table:table-cell table:formula="of:=[.B118]/EXP([.$C$20])" office:value-type="float" office:value="0.215215842944649">
            <text:p>0.2152158429</text:p>
          </table:table-cell>
          <table:table-cell table:formula="of:=[.$C$19]*([.B119])^[.$C$18]" office:value-type="float" office:value="0.0044129811561728">
            <text:p>0.0044129812</text:p>
          </table:table-cell>
          <table:table-cell table:formula="of:=[.D118]/EXP([.$E$20])" office:value-type="float" office:value="0.42450580567424">
            <text:p>0.4245058057</text:p>
          </table:table-cell>
          <table:table-cell table:formula="of:=[.$E$19]*([.D119])^[.$E$18]" office:value-type="float" office:value="338.895134324224">
            <text:p>338.8951343242</text:p>
          </table:table-cell>
          <table:table-cell table:formula="of:=[.F118]/EXP([.$G$20])" office:value-type="float" office:value="1.65159068837715">
            <text:p>1.6515906884</text:p>
          </table:table-cell>
          <table:table-cell table:formula="of:=[.$G$19]*([.F119])^[.$G$18]" office:value-type="float" office:value="0.690797668184301">
            <text:p>0.6907976682</text:p>
          </table:table-cell>
          <table:table-cell table:formula="of:=[.H118]/EXP([.$I$20])" office:value-type="float" office:value="3.25770550262847">
            <text:p>3.2577055026</text:p>
          </table:table-cell>
          <table:table-cell table:formula="of:=[.$I$19]*([.H119])^[.$I$18]" office:value-type="float" office:value="1.26791640492371">
            <text:p>1.2679164049</text:p>
          </table:table-cell>
          <table:table-cell table:formula="of:=[.J118]/EXP([.$K$20])" office:value-type="float" office:value="1.65159068837715">
            <text:p>1.6515906884</text:p>
          </table:table-cell>
          <table:table-cell table:formula="of:=[.$K$19]*([.J119])^[.$K$18]" office:value-type="float" office:value="0.331473086951928">
            <text:p>0.331473087</text:p>
          </table:table-cell>
          <table:table-cell table:formula="of:=[.L118]/EXP([.$M$20])" office:value-type="float" office:value="1.65159068837715">
            <text:p>1.6515906884</text:p>
          </table:table-cell>
          <table:table-cell table:formula="of:=[.$M$19]*([.L119])^[.$M$18]" office:value-type="float" office:value="0.329181963980962">
            <text:p>0.329181964</text:p>
          </table:table-cell>
          <table:table-cell table:number-columns-repeated="7"/>
        </table:table-row>
        <table:table-row table:style-name="ro2">
          <table:table-cell office:value-type="float" office:value="99">
            <text:p>99</text:p>
          </table:table-cell>
          <table:table-cell table:formula="of:=[.B119]/EXP([.$C$20])" office:value-type="float" office:value="0.205022789770128">
            <text:p>0.2050227898</text:p>
          </table:table-cell>
          <table:table-cell table:formula="of:=[.$C$19]*([.B120])^[.$C$18]" office:value-type="float" office:value="0.00400523037179773">
            <text:p>0.0040052304</text:p>
          </table:table-cell>
          <table:table-cell table:formula="of:=[.D119]/EXP([.$E$20])" office:value-type="float" office:value="0.407213187828562">
            <text:p>0.4072131878</text:p>
          </table:table-cell>
          <table:table-cell table:formula="of:=[.$E$19]*([.D120])^[.$E$18]" office:value-type="float" office:value="330.348183470866">
            <text:p>330.3481834709</text:p>
          </table:table-cell>
          <table:table-cell table:formula="of:=[.F119]/EXP([.$G$20])" office:value-type="float" office:value="1.6064278541501">
            <text:p>1.6064278542</text:p>
          </table:table-cell>
          <table:table-cell table:formula="of:=[.$G$19]*([.F120])^[.$G$18]" office:value-type="float" office:value="0.655258766389463">
            <text:p>0.6552587664</text:p>
          </table:table-cell>
          <table:table-cell table:formula="of:=[.H119]/EXP([.$I$20])" office:value-type="float" office:value="3.19066289283495">
            <text:p>3.1906628928</text:p>
          </table:table-cell>
          <table:table-cell table:formula="of:=[.$I$19]*([.H120])^[.$I$18]" office:value-type="float" office:value="1.21638212551265">
            <text:p>1.2163821255</text:p>
          </table:table-cell>
          <table:table-cell table:formula="of:=[.J119]/EXP([.$K$20])" office:value-type="float" office:value="1.6064278541501">
            <text:p>1.6064278542</text:p>
          </table:table-cell>
          <table:table-cell table:formula="of:=[.$K$19]*([.J120])^[.$K$18]" office:value-type="float" office:value="0.313898009862111">
            <text:p>0.3138980099</text:p>
          </table:table-cell>
          <table:table-cell table:formula="of:=[.L119]/EXP([.$M$20])" office:value-type="float" office:value="1.6064278541501">
            <text:p>1.6064278542</text:p>
          </table:table-cell>
          <table:table-cell table:formula="of:=[.$M$19]*([.L120])^[.$M$18]" office:value-type="float" office:value="0.31170700445787">
            <text:p>0.3117070045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table:formula="of:=[.B120]/EXP([.$C$20])" office:value-type="float" office:value="0.195312499999998">
            <text:p>0.1953125</text:p>
          </table:table-cell>
          <table:table-cell table:formula="of:=[.$C$19]*([.B121])^[.$C$18]" office:value-type="float" office:value="0.0036351549583963">
            <text:p>0.003635155</text:p>
          </table:table-cell>
          <table:table-cell table:formula="of:=[.D120]/EXP([.$E$20])" office:value-type="float" office:value="0.390624999999999">
            <text:p>0.390625</text:p>
          </table:table-cell>
          <table:table-cell table:formula="of:=[.$E$19]*([.D121])^[.$E$18]" office:value-type="float" office:value="322.016787110599">
            <text:p>322.0167871106</text:p>
          </table:table-cell>
          <table:table-cell table:formula="of:=[.F120]/EXP([.$G$20])" office:value-type="float" office:value="1.56249999999999">
            <text:p>1.5625</text:p>
          </table:table-cell>
          <table:table-cell table:formula="of:=[.$G$19]*([.F121])^[.$G$18]" office:value-type="float" office:value="0.621548205364943">
            <text:p>0.6215482054</text:p>
          </table:table-cell>
          <table:table-cell table:formula="of:=[.H120]/EXP([.$I$20])" office:value-type="float" office:value="3.12499999999997">
            <text:p>3.125</text:p>
          </table:table-cell>
          <table:table-cell table:formula="of:=[.$I$19]*([.H121])^[.$I$18]" office:value-type="float" office:value="1.16694244945566">
            <text:p>1.1669424495</text:p>
          </table:table-cell>
          <table:table-cell table:formula="of:=[.J120]/EXP([.$K$20])" office:value-type="float" office:value="1.56249999999999">
            <text:p>1.5625</text:p>
          </table:table-cell>
          <table:table-cell table:formula="of:=[.$K$19]*([.J121])^[.$K$18]" office:value-type="float" office:value="0.297254783190538">
            <text:p>0.2972547832</text:p>
          </table:table-cell>
          <table:table-cell table:formula="of:=[.L120]/EXP([.$M$20])" office:value-type="float" office:value="1.56249999999999">
            <text:p>1.5625</text:p>
          </table:table-cell>
          <table:table-cell table:formula="of:=[.$M$19]*([.L121])^[.$M$18]" office:value-type="float" office:value="0.295159720943024">
            <text:p>0.2951597209</text:p>
          </table:table-cell>
          <table:table-cell table:number-columns-repeated="7"/>
        </table:table-row>
        <table:table-row table:style-name="ro2" table:number-rows-repeated="104845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3" table:style-name="ta1">
        <table:shapes>
          <draw:frame draw:z-index="0" draw:style-name="gr1" draw:text-style-name="P1" svg:width="11.5122in" svg:height="5.5173in" svg:x="10.5799in" svg:y="5.6961in">
            <draw:object draw:notify-on-update-of-ranges="Sheet3.B3:Sheet3.B15 Sheet3.C2:Sheet3.C2 Sheet3.C3:Sheet3.C15 Sheet3.B21:Sheet3.B121 Sheet3.C17:Sheet3.C17 Sheet3.C21:Sheet3.C121 Sheet3.J3:Sheet3.J11 Sheet3.K2:Sheet3.K2 Sheet3.K3:Sheet3.K11 Sheet3.J21:Sheet3.J121 Sheet3.K17:Sheet3.K17 Sheet3.K21:Sheet3.K121 Sheet3.H3:Sheet3.H11 Sheet3.I2:Sheet3.I2 Sheet3.I3:Sheet3.I11 Sheet3.H21:Sheet3.H121 Sheet3.I17:Sheet3.I17 Sheet3.I21:Sheet3.I121 Sheet3.F3:Sheet3.F7 Sheet3.G2:Sheet3.G2 Sheet3.G3:Sheet3.G7 Sheet3.F21:Sheet3.F121 Sheet3.G17:Sheet3.G17 Sheet3.G21:Sheet3.G121 Sheet3.D3:Sheet3.D8 Sheet3.E2:Sheet3.E2 Sheet3.E3:Sheet3.E8 Sheet3.D21:Sheet3.D121 Sheet3.E17:Sheet3.E17 Sheet3.E21:Sheet3.E1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2">
          <table:table-cell office:value-type="string">
            <text:p>Iterations</text:p>
          </table:table-cell>
          <table:table-cell/>
          <table:table-cell office:value-type="string">
            <text:p>t1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3</text:p>
          </table:table-cell>
          <table:table-cell/>
          <table:table-cell office:value-type="string">
            <text:p>t4</text:p>
          </table:table-cell>
          <table:table-cell/>
          <table:table-cell office:value-type="string">
            <text:p>t5</text:p>
          </table:table-cell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FEM</text:p>
          </table:table-cell>
          <table:table-cell/>
          <table:table-cell office:value-type="string">
            <text:p>XFEM</text:p>
          </table:table-cell>
          <table:table-cell/>
          <table:table-cell table:style-name="ce2" office:value-type="string">
            <text:p>ramp function XFEM</text:p>
          </table:table-cell>
          <table:table-cell/>
          <table:table-cell office:value-type="string">
            <text:p>shifted XFEM</text:p>
          </table:table-cell>
          <table:table-cell/>
          <table:table-cell office:value-type="string">
            <text:p>SGFEM</text:p>
          </table:table-cell>
          <table:table-cell table:number-columns-repeated="9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8"/>
          <table:table-cell office:value-type="string">
            <text:p>-</text:p>
          </table:table-cell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table:number-columns-repeated="9"/>
        </table:table-row>
        <table:table-row table:style-name="ro2">
          <table:table-cell/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302">
            <text:p>302</text:p>
          </table:table-cell>
          <table:table-cell office:value-type="float" office:value="161">
            <text:p>161</text:p>
          </table:table-cell>
          <table:table-cell office:value-type="float" office:value="322">
            <text:p>322</text:p>
          </table:table-cell>
          <table:table-cell office:value-type="float" office:value="231">
            <text:p>231</text:p>
          </table:table-cell>
          <table:table-cell office:value-type="float" office:value="322">
            <text:p>322</text:p>
          </table:table-cell>
          <table:table-cell office:value-type="float" office:value="170">
            <text:p>170</text:p>
          </table:table-cell>
          <table:table-cell office:value-type="float" office:value="302">
            <text:p>302</text:p>
          </table:table-cell>
          <table:table-cell office:value-type="float" office:value="162">
            <text:p>162</text:p>
          </table:table-cell>
          <table:table-cell table:number-columns-repeated="9"/>
        </table:table-row>
        <table:table-row table:style-name="ro2">
          <table:table-cell/>
          <table:table-cell office:value-type="float" office:value="171">
            <text:p>171</text:p>
          </table:table-cell>
          <table:table-cell office:value-type="float" office:value="64">
            <text:p>64</text:p>
          </table:table-cell>
          <table:table-cell office:value-type="float" office:value="1141">
            <text:p>1141</text:p>
          </table:table-cell>
          <table:table-cell office:value-type="float" office:value="654">
            <text:p>654</text:p>
          </table:table-cell>
          <table:table-cell office:value-type="float" office:value="1177">
            <text:p>1177</text:p>
          </table:table-cell>
          <table:table-cell office:value-type="float" office:value="806">
            <text:p>806</text:p>
          </table:table-cell>
          <table:table-cell office:value-type="float" office:value="1177">
            <text:p>1177</text:p>
          </table:table-cell>
          <table:table-cell office:value-type="float" office:value="278">
            <text:p>278</text:p>
          </table:table-cell>
          <table:table-cell office:value-type="float" office:value="1141">
            <text:p>1141</text:p>
          </table:table-cell>
          <table:table-cell office:value-type="float" office:value="254">
            <text:p>254</text:p>
          </table:table-cell>
          <table:table-cell table:number-columns-repeated="9"/>
        </table:table-row>
        <table:table-row table:style-name="ro2">
          <table:table-cell/>
          <table:table-cell office:value-type="float" office:value="316">
            <text:p>316</text:p>
          </table:table-cell>
          <table:table-cell office:value-type="float" office:value="72">
            <text:p>72</text:p>
          </table:table-cell>
          <table:table-cell office:value-type="float" office:value="4435">
            <text:p>4435</text:p>
          </table:table-cell>
          <table:table-cell office:value-type="float" office:value="2641">
            <text:p>2641</text:p>
          </table:table-cell>
          <table:table-cell office:value-type="float" office:value="4503">
            <text:p>4503</text:p>
          </table:table-cell>
          <table:table-cell office:value-type="float" office:value="4802">
            <text:p>4802</text:p>
          </table:table-cell>
          <table:table-cell office:value-type="float" office:value="4503">
            <text:p>4503</text:p>
          </table:table-cell>
          <table:table-cell office:value-type="float" office:value="539">
            <text:p>539</text:p>
          </table:table-cell>
          <table:table-cell office:value-type="float" office:value="4435">
            <text:p>4435</text:p>
          </table:table-cell>
          <table:table-cell office:value-type="float" office:value="497">
            <text:p>497</text:p>
          </table:table-cell>
          <table:table-cell table:number-columns-repeated="9"/>
        </table:table-row>
        <table:table-row table:style-name="ro2">
          <table:table-cell/>
          <table:table-cell office:value-type="float" office:value="576">
            <text:p>576</text:p>
          </table:table-cell>
          <table:table-cell office:value-type="float" office:value="84">
            <text:p>84</text:p>
          </table:table-cell>
          <table:table-cell office:value-type="float" office:value="17481">
            <text:p>17481</text:p>
          </table:table-cell>
          <table:table-cell office:value-type="float" office:value="9203">
            <text:p>9203</text:p>
          </table:table-cell>
          <table:table-cell/>
          <table:table-cell table:style-name="ce1"/>
          <table:table-cell office:value-type="float" office:value="17613">
            <text:p>17613</text:p>
          </table:table-cell>
          <table:table-cell office:value-type="float" office:value="704">
            <text:p>704</text:p>
          </table:table-cell>
          <table:table-cell office:value-type="float" office:value="17481">
            <text:p>17481</text:p>
          </table:table-cell>
          <table:table-cell office:value-type="float" office:value="655">
            <text:p>655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59">
            <text:p>1059</text:p>
          </table:table-cell>
          <table:table-cell office:value-type="float" office:value="130">
            <text:p>130</text:p>
          </table:table-cell>
          <table:table-cell/>
          <table:table-cell table:style-name="ce1"/>
          <table:table-cell/>
          <table:table-cell table:style-name="ce1"/>
          <table:table-cell office:value-type="float" office:value="69688">
            <text:p>69688</text:p>
          </table:table-cell>
          <table:table-cell office:value-type="float" office:value="1240">
            <text:p>1240</text:p>
          </table:table-cell>
          <table:table-cell office:value-type="float" office:value="69424">
            <text:p>69424</text:p>
          </table:table-cell>
          <table:table-cell office:value-type="float" office:value="1210">
            <text:p>121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972">
            <text:p>1972</text:p>
          </table:table-cell>
          <table:table-cell office:value-type="float" office:value="208">
            <text:p>208</text:p>
          </table:table-cell>
          <table:table-cell/>
          <table:table-cell table:style-name="ce1"/>
          <table:table-cell table:number-columns-repeated="2"/>
          <table:table-cell office:value-type="float" office:value="277194">
            <text:p>277194</text:p>
          </table:table-cell>
          <table:table-cell office:value-type="float" office:value="2249">
            <text:p>2249</text:p>
          </table:table-cell>
          <table:table-cell office:value-type="float" office:value="276666">
            <text:p>276666</text:p>
          </table:table-cell>
          <table:table-cell office:value-type="float" office:value="2420">
            <text:p>2420</text:p>
          </table:table-cell>
          <table:table-cell table:number-columns-repeated="9"/>
        </table:table-row>
        <table:table-row table:style-name="ro2">
          <table:table-cell/>
          <table:table-cell office:value-type="float" office:value="3691">
            <text:p>3691</text:p>
          </table:table-cell>
          <table:table-cell office:value-type="float" office:value="228">
            <text:p>228</text:p>
          </table:table-cell>
          <table:table-cell table:number-columns-repeated="4"/>
          <table:table-cell office:value-type="float" office:value="1105646">
            <text:p>1105646</text:p>
          </table:table-cell>
          <table:table-cell office:value-type="float" office:value="4371">
            <text:p>4371</text:p>
          </table:table-cell>
          <table:table-cell office:value-type="float" office:value="1104594">
            <text:p>1104594</text:p>
          </table:table-cell>
          <table:table-cell office:value-type="float" office:value="4353">
            <text:p>4353</text:p>
          </table:table-cell>
          <table:table-cell table:number-columns-repeated="9"/>
        </table:table-row>
        <table:table-row table:style-name="ro2">
          <table:table-cell/>
          <table:table-cell office:value-type="float" office:value="6911">
            <text:p>6911</text:p>
          </table:table-cell>
          <table:table-cell office:value-type="float" office:value="356">
            <text:p>356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2964">
            <text:p>12964</text:p>
          </table:table-cell>
          <table:table-cell office:value-type="float" office:value="480">
            <text:p>48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24368">
            <text:p>24368</text:p>
          </table:table-cell>
          <table:table-cell office:value-type="float" office:value="653">
            <text:p>653</text:p>
          </table:table-cell>
          <table:table-cell table:number-columns-repeated="17"/>
        </table:table-row>
        <table:table-row table:style-name="ro2">
          <table:table-cell/>
          <table:table-cell office:value-type="float" office:value="45959">
            <text:p>45959</text:p>
          </table:table-cell>
          <table:table-cell office:value-type="float" office:value="913">
            <text:p>913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3">
          <table:table-cell office:value-type="string">
            <text:p>trendlines:</text:p>
          </table:table-cell>
          <table:table-cell/>
          <table:table-cell table:formula="of:=CONCATENATE([.C1];&quot; = &quot;;TEXT([.C19];&quot;0.00&quot;);&quot;*n^&quot;;TEXT([.C18];&quot;0.00&quot;))" office:value-type="string" office:string-value="t1 = 4.55*n^0.49">
            <text:p>t1 = 4.55*n^0.49</text:p>
          </table:table-cell>
          <table:table-cell/>
          <table:table-cell table:formula="of:=CONCATENATE([.E1];&quot; = &quot;;TEXT([.E19];&quot;0.00&quot;);&quot;*n^&quot;;TEXT([.E18];&quot;0.00&quot;))" office:value-type="string" office:string-value="t2 = 0.80*n^0.96">
            <text:p>t2 = 0.80*n^0.96</text:p>
          </table:table-cell>
          <table:table-cell/>
          <table:table-cell table:formula="of:=CONCATENATE([.G1];&quot; = &quot;;TEXT([.G19];&quot;0.00&quot;);&quot;*n^&quot;;TEXT([.G18];&quot;0.00&quot;))" office:value-type="string" office:string-value="t3 = 1.31*n^0.94">
            <text:p>t3 = 1.31*n^0.94</text:p>
          </table:table-cell>
          <table:table-cell/>
          <table:table-cell table:formula="of:=CONCATENATE([.I1];&quot; = &quot;;TEXT([.I19];&quot;0.00&quot;);&quot;*n^&quot;;TEXT([.I18];&quot;0.00&quot;))" office:value-type="string" office:string-value="t4 = 15.99*n^0.40">
            <text:p>t4 = 15.99*n^0.40</text:p>
          </table:table-cell>
          <table:table-cell/>
          <table:table-cell table:formula="of:=CONCATENATE([.K1];&quot; = &quot;;TEXT([.K19];&quot;0.00&quot;);&quot;*n^&quot;;TEXT([.K18];&quot;0.00&quot;))" office:value-type="string" office:string-value="t5 = 13.50*n^0.41">
            <text:p>t5 = 13.50*n^0.41</text:p>
          </table:table-cell>
          <table:table-cell table:number-columns-repeated="9"/>
        </table:table-row>
        <table:table-row table:style-name="ro2">
          <table:table-cell office:value-type="string">
            <text:p>y=b*x^a</text:p>
          </table:table-cell>
          <table:table-cell office:value-type="string">
            <text:p>a=</text:p>
          </table:table-cell>
          <table:table-cell table:formula="of:= SLOPE(LN([.C3:.C15]);LN([.B$3:.B$15]))" office:value-type="float" office:value="0.49044611383998">
            <text:p>0.4904461138</text:p>
          </table:table-cell>
          <table:table-cell/>
          <table:table-cell table:formula="of:= SLOPE(LN([.E3:.E8]);LN([.D$3:.D$8]))" office:value-type="float" office:value="0.956559445018256">
            <text:p>0.956559445</text:p>
          </table:table-cell>
          <table:table-cell/>
          <table:table-cell table:formula="of:= SLOPE(LN([.G3:.G7]);LN([.F$3:.F$7]))" office:value-type="float" office:value="0.942786661338947">
            <text:p>0.9427866613</text:p>
          </table:table-cell>
          <table:table-cell/>
          <table:table-cell table:formula="of:= SLOPE(LN([.I3:.I11]);LN([.H$3:.H$11]))" office:value-type="float" office:value="0.398365694283785">
            <text:p>0.3983656943</text:p>
          </table:table-cell>
          <table:table-cell/>
          <table:table-cell table:formula="of:= SLOPE(LN([.K3:.K11]);LN([.J$3:.J$11]))" office:value-type="float" office:value="0.412691140732435">
            <text:p>0.4126911407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b=</text:p>
          </table:table-cell>
          <table:table-cell table:formula="of:=EXP(INTERCEPT(LN([.C3:.C15]);LN([.B$3:.B$15])))" office:value-type="float" office:value="4.54993702453659">
            <text:p>4.5499370245</text:p>
          </table:table-cell>
          <table:table-cell/>
          <table:table-cell table:formula="of:=EXP(INTERCEPT(LN([.E3:.E8]);LN([.D$3:.D$8])))" office:value-type="float" office:value="0.797393829421649">
            <text:p>0.7973938294</text:p>
          </table:table-cell>
          <table:table-cell/>
          <table:table-cell table:formula="of:=EXP(INTERCEPT(LN([.G3:.G7]);LN([.F$3:.F$7])))" office:value-type="float" office:value="1.30639665472619">
            <text:p>1.3063966547</text:p>
          </table:table-cell>
          <table:table-cell/>
          <table:table-cell table:formula="of:=EXP(INTERCEPT(LN([.I3:.I11]);LN([.H$3:.H$11])))" office:value-type="float" office:value="15.9921129199672">
            <text:p>15.99211292</text:p>
          </table:table-cell>
          <table:table-cell/>
          <table:table-cell table:formula="of:=EXP(INTERCEPT(LN([.K3:.K11]);LN([.J$3:.J$11])))" office:value-type="float" office:value="13.4960541013801">
            <text:p>13.4960541014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h=</text:p>
          </table:table-cell>
          <table:table-cell table:formula="of:=LN([.B$21]/[.B$15])/[.$A$20]" office:value-type="float" office:value="-0.075166291488073">
            <text:p>-0.0751662915</text:p>
          </table:table-cell>
          <table:table-cell/>
          <table:table-cell table:formula="of:=LN([.D$21]/[.D$8])/[.$A$20]" office:value-type="float" office:value="-0.0633488265132604">
            <text:p>-0.0633488265</text:p>
          </table:table-cell>
          <table:table-cell/>
          <table:table-cell table:formula="of:=LN([.F$21]/[.F$7])/[.$A$20]" office:value-type="float" office:value="-0.0456235151859151">
            <text:p>-0.0456235152</text:p>
          </table:table-cell>
          <table:table-cell/>
          <table:table-cell table:formula="of:=LN([.H$21]/[.H$11])/[.$A$20]" office:value-type="float" office:value="-0.100657927357875">
            <text:p>-0.1006579274</text:p>
          </table:table-cell>
          <table:table-cell/>
          <table:table-cell table:formula="of:=LN([.J$21]/[.J$11])/[.$A$20]" office:value-type="float" office:value="-0.104810012001188">
            <text:p>-0.104810012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table:formula="of:=[.B3]" office:value-type="float" office:value="25">
            <text:p>25</text:p>
          </table:table-cell>
          <table:table-cell table:formula="of:=[.$C$19]*([.B21])^[.$C$18]" office:value-type="float" office:value="22.0607173481675">
            <text:p>22.0607173482</text:p>
          </table:table-cell>
          <table:table-cell table:formula="of:=[.D3]" office:value-type="float" office:value="31">
            <text:p>31</text:p>
          </table:table-cell>
          <table:table-cell table:formula="of:=[.$E$19]*([.D21])^[.$E$18]" office:value-type="float" office:value="21.293594761835">
            <text:p>21.2935947618</text:p>
          </table:table-cell>
          <table:table-cell table:formula="of:=[.F3]" office:value-type="float" office:value="47">
            <text:p>47</text:p>
          </table:table-cell>
          <table:table-cell table:formula="of:=[.$G$19]*([.F21])^[.$G$18]" office:value-type="float" office:value="49.2613848350931">
            <text:p>49.2613848351</text:p>
          </table:table-cell>
          <table:table-cell table:formula="of:=[.H3]" office:value-type="float" office:value="47">
            <text:p>47</text:p>
          </table:table-cell>
          <table:table-cell table:formula="of:=[.$I$19]*([.H21])^[.$I$18]" office:value-type="float" office:value="74.1331188617286">
            <text:p>74.1331188617</text:p>
          </table:table-cell>
          <table:table-cell table:formula="of:=[.J3]" office:value-type="float" office:value="31">
            <text:p>31</text:p>
          </table:table-cell>
          <table:table-cell table:formula="of:=[.$K$19]*([.J21])^[.$K$18]" office:value-type="float" office:value="55.6773516207584">
            <text:p>55.6773516208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formula="of:=[.B21]/EXP([.$C$20])" office:value-type="float" office:value="26.9515852187042">
            <text:p>26.9515852187</text:p>
          </table:table-cell>
          <table:table-cell table:formula="of:=[.$C$19]*([.B22])^[.$C$18]" office:value-type="float" office:value="22.8891625373696">
            <text:p>22.8891625374</text:p>
          </table:table-cell>
          <table:table-cell table:formula="of:=[.D21]/EXP([.$E$20])" office:value-type="float" office:value="33.0273508226508">
            <text:p>33.0273508227</text:p>
          </table:table-cell>
          <table:table-cell table:formula="of:=[.$E$19]*([.D22])^[.$E$18]" office:value-type="float" office:value="22.6238176671892">
            <text:p>22.6238176672</text:p>
          </table:table-cell>
          <table:table-cell table:formula="of:=[.F21]/EXP([.$G$20])" office:value-type="float" office:value="49.1939730443459">
            <text:p>49.1939730443</text:p>
          </table:table-cell>
          <table:table-cell table:formula="of:=[.$G$19]*([.F22])^[.$G$18]" office:value-type="float" office:value="51.4265073448818">
            <text:p>51.4265073449</text:p>
          </table:table-cell>
          <table:table-cell table:formula="of:=[.H21]/EXP([.$I$20])" office:value-type="float" office:value="51.9772191368305">
            <text:p>51.9772191368</text:p>
          </table:table-cell>
          <table:table-cell table:formula="of:=[.$I$19]*([.H22])^[.$I$18]" office:value-type="float" office:value="77.1661620686013">
            <text:p>77.1661620686</text:p>
          </table:table-cell>
          <table:table-cell table:formula="of:=[.J21]/EXP([.$K$20])" office:value-type="float" office:value="34.4254878701374">
            <text:p>34.4254878701</text:p>
          </table:table-cell>
          <table:table-cell table:formula="of:=[.$K$19]*([.J22])^[.$K$18]" office:value-type="float" office:value="58.1384720366227">
            <text:p>58.1384720366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formula="of:=[.B22]/EXP([.$C$20])" office:value-type="float" office:value="29.055517832043">
            <text:p>29.055517832</text:p>
          </table:table-cell>
          <table:table-cell table:formula="of:=[.$C$19]*([.B23])^[.$C$18]" office:value-type="float" office:value="23.7487182938611">
            <text:p>23.7487182939</text:p>
          </table:table-cell>
          <table:table-cell table:formula="of:=[.D22]/EXP([.$E$20])" office:value-type="float" office:value="35.1872871729824">
            <text:p>35.187287173</text:p>
          </table:table-cell>
          <table:table-cell table:formula="of:=[.$E$19]*([.D23])^[.$E$18]" office:value-type="float" office:value="24.0371403496228">
            <text:p>24.0371403496</text:p>
          </table:table-cell>
          <table:table-cell table:formula="of:=[.F22]/EXP([.$G$20])" office:value-type="float" office:value="51.4903613593155">
            <text:p>51.4903613593</text:p>
          </table:table-cell>
          <table:table-cell table:formula="of:=[.$G$19]*([.F23])^[.$G$18]" office:value-type="float" office:value="53.6867907093254">
            <text:p>53.6867907093</text:p>
          </table:table-cell>
          <table:table-cell table:formula="of:=[.H22]/EXP([.$I$20])" office:value-type="float" office:value="57.4815172169809">
            <text:p>57.481517217</text:p>
          </table:table-cell>
          <table:table-cell table:formula="of:=[.$I$19]*([.H23])^[.$I$18]" office:value-type="float" office:value="80.3232976006858">
            <text:p>80.3232976007</text:p>
          </table:table-cell>
          <table:table-cell table:formula="of:=[.J22]/EXP([.$K$20])" office:value-type="float" office:value="38.2294908095799">
            <text:p>38.2294908096</text:p>
          </table:table-cell>
          <table:table-cell table:formula="of:=[.$K$19]*([.J23])^[.$K$18]" office:value-type="float" office:value="60.7083819966206">
            <text:p>60.7083819966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formula="of:=[.B23]/EXP([.$C$20])" office:value-type="float" office:value="31.3236905969554">
            <text:p>31.323690597</text:p>
          </table:table-cell>
          <table:table-cell table:formula="of:=[.$C$19]*([.B24])^[.$C$18]" office:value-type="float" office:value="24.6405529114647">
            <text:p>24.6405529115</text:p>
          </table:table-cell>
          <table:table-cell table:formula="of:=[.D23]/EXP([.$E$20])" office:value-type="float" office:value="37.4884799341758">
            <text:p>37.4884799342</text:p>
          </table:table-cell>
          <table:table-cell table:formula="of:=[.$E$19]*([.D24])^[.$E$18]" office:value-type="float" office:value="25.5387540991993">
            <text:p>25.5387540992</text:p>
          </table:table-cell>
          <table:table-cell table:formula="of:=[.F23]/EXP([.$G$20])" office:value-type="float" office:value="53.8939457181658">
            <text:p>53.8939457182</text:p>
          </table:table-cell>
          <table:table-cell table:formula="of:=[.$G$19]*([.F24])^[.$G$18]" office:value-type="float" office:value="56.0464174115019">
            <text:p>56.0464174115</text:p>
          </table:table-cell>
          <table:table-cell table:formula="of:=[.H23]/EXP([.$I$20])" office:value-type="float" office:value="63.5687109937131">
            <text:p>63.5687109937</text:p>
          </table:table-cell>
          <table:table-cell table:formula="of:=[.$I$19]*([.H24])^[.$I$18]" office:value-type="float" office:value="83.609602505728">
            <text:p>83.6096025057</text:p>
          </table:table-cell>
          <table:table-cell table:formula="of:=[.J23]/EXP([.$K$20])" office:value-type="float" office:value="42.4538345853781">
            <text:p>42.4538345854</text:p>
          </table:table-cell>
          <table:table-cell table:formula="of:=[.$K$19]*([.J24])^[.$K$18]" office:value-type="float" office:value="63.3918903531903">
            <text:p>63.3918903532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formula="of:=[.B24]/EXP([.$C$20])" office:value-type="float" office:value="33.7689246595267">
            <text:p>33.7689246595</text:p>
          </table:table-cell>
          <table:table-cell table:formula="of:=[.$C$19]*([.B25])^[.$C$18]" office:value-type="float" office:value="25.565878556892">
            <text:p>25.5658785569</text:p>
          </table:table-cell>
          <table:table-cell table:formula="of:=[.D24]/EXP([.$E$20])" office:value-type="float" office:value="39.9401670514171">
            <text:p>39.9401670514</text:p>
          </table:table-cell>
          <table:table-cell table:formula="of:=[.$E$19]*([.D25])^[.$E$18]" office:value-type="float" office:value="27.1341745088077">
            <text:p>27.1341745088</text:p>
          </table:table-cell>
          <table:table-cell table:formula="of:=[.F24]/EXP([.$G$20])" office:value-type="float" office:value="56.4097300619763">
            <text:p>56.409730062</text:p>
          </table:table-cell>
          <table:table-cell table:formula="of:=[.$G$19]*([.F25])^[.$G$18]" office:value-type="float" office:value="58.5097537618071">
            <text:p>58.5097537618</text:p>
          </table:table-cell>
          <table:table-cell table:formula="of:=[.H24]/EXP([.$I$20])" office:value-type="float" office:value="70.3005281184271">
            <text:p>70.3005281184</text:p>
          </table:table-cell>
          <table:table-cell table:formula="of:=[.$I$19]*([.H25])^[.$I$18]" office:value-type="float" office:value="87.0303615511193">
            <text:p>87.0303615511</text:p>
          </table:table-cell>
          <table:table-cell table:formula="of:=[.J24]/EXP([.$K$20])" office:value-type="float" office:value="47.1449666954759">
            <text:p>47.1449666955</text:p>
          </table:table-cell>
          <table:table-cell table:formula="of:=[.$K$19]*([.J25])^[.$K$18]" office:value-type="float" office:value="66.1940185257218">
            <text:p>66.1940185257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table:formula="of:=[.B25]/EXP([.$C$20])" office:value-type="float" office:value="36.4050420282094">
            <text:p>36.4050420282</text:p>
          </table:table-cell>
          <table:table-cell table:formula="of:=[.$C$19]*([.B26])^[.$C$18]" office:value-type="float" office:value="26.5259529173">
            <text:p>26.5259529173</text:p>
          </table:table-cell>
          <table:table-cell table:formula="of:=[.D25]/EXP([.$E$20])" office:value-type="float" office:value="42.5521906168526">
            <text:p>42.5521906169</text:p>
          </table:table-cell>
          <table:table-cell table:formula="of:=[.$E$19]*([.D26])^[.$E$18]" office:value-type="float" office:value="28.8292617335438">
            <text:p>28.8292617335</text:p>
          </table:table-cell>
          <table:table-cell table:formula="of:=[.F25]/EXP([.$G$20])" office:value-type="float" office:value="59.0429519171849">
            <text:p>59.0429519172</text:p>
          </table:table-cell>
          <table:table-cell table:formula="of:=[.$G$19]*([.F26])^[.$G$18]" office:value-type="float" office:value="61.0813579774814">
            <text:p>61.0813579775</text:p>
          </table:table-cell>
          <table:table-cell table:formula="of:=[.H25]/EXP([.$I$20])" office:value-type="float" office:value="77.7452330946043">
            <text:p>77.7452330946</text:p>
          </table:table-cell>
          <table:table-cell table:formula="of:=[.$I$19]*([.H26])^[.$I$18]" office:value-type="float" office:value="90.5910757224283">
            <text:p>90.5910757224</text:p>
          </table:table-cell>
          <table:table-cell table:formula="of:=[.J25]/EXP([.$K$20])" office:value-type="float" office:value="52.3544670681656">
            <text:p>52.3544670682</text:p>
          </table:table-cell>
          <table:table-cell table:formula="of:=[.$K$19]*([.J26])^[.$K$18]" office:value-type="float" office:value="69.120009896709">
            <text:p>69.1200098967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formula="of:=[.B26]/EXP([.$C$20])" office:value-type="float" office:value="39.2469437045517">
            <text:p>39.2469437046</text:p>
          </table:table-cell>
          <table:table-cell table:formula="of:=[.$C$19]*([.B27])^[.$C$18]" office:value-type="float" office:value="27.5220809097183">
            <text:p>27.5220809097</text:p>
          </table:table-cell>
          <table:table-cell table:formula="of:=[.D26]/EXP([.$E$20])" office:value-type="float" office:value="45.335036379842">
            <text:p>45.3350363798</text:p>
          </table:table-cell>
          <table:table-cell table:formula="of:=[.$E$19]*([.D27])^[.$E$18]" office:value-type="float" office:value="30.6302420157057">
            <text:p>30.6302420157</text:p>
          </table:table-cell>
          <table:table-cell table:formula="of:=[.F26]/EXP([.$G$20])" office:value-type="float" office:value="61.7990932994171">
            <text:p>61.7990932994</text:p>
          </table:table-cell>
          <table:table-cell table:formula="of:=[.$G$19]*([.F27])^[.$G$18]" office:value-type="float" office:value="63.7659886172457">
            <text:p>63.7659886172</text:p>
          </table:table-cell>
          <table:table-cell table:formula="of:=[.H26]/EXP([.$I$20])" office:value-type="float" office:value="85.9783195191961">
            <text:p>85.9783195192</text:p>
          </table:table-cell>
          <table:table-cell table:formula="of:=[.$I$19]*([.H27])^[.$I$18]" office:value-type="float" office:value="94.2974710696373">
            <text:p>94.2974710696</text:p>
          </table:table-cell>
          <table:table-cell table:formula="of:=[.J26]/EXP([.$K$20])" office:value-type="float" office:value="58.1396151936336">
            <text:p>58.1396151936</text:p>
          </table:table-cell>
          <table:table-cell table:formula="of:=[.$K$19]*([.J27])^[.$K$18]" office:value-type="float" office:value="72.175339623242">
            <text:p>72.1753396232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formula="of:=[.B27]/EXP([.$C$20])" office:value-type="float" office:value="42.3106939130765">
            <text:p>42.3106939131</text:p>
          </table:table-cell>
          <table:table-cell table:formula="of:=[.$C$19]*([.B28])^[.$C$18]" office:value-type="float" office:value="28.555616454671">
            <text:p>28.5556164547</text:p>
          </table:table-cell>
          <table:table-cell table:formula="of:=[.D27]/EXP([.$E$20])" office:value-type="float" office:value="48.2998758411186">
            <text:p>48.2998758411</text:p>
          </table:table-cell>
          <table:table-cell table:formula="of:=[.$E$19]*([.D28])^[.$E$18]" office:value-type="float" office:value="32.5437305544686">
            <text:p>32.5437305545</text:p>
          </table:table-cell>
          <table:table-cell table:formula="of:=[.F27]/EXP([.$G$20])" office:value-type="float" office:value="64.6838921263093">
            <text:p>64.6838921263</text:p>
          </table:table-cell>
          <table:table-cell table:formula="of:=[.$G$19]*([.F28])^[.$G$18]" office:value-type="float" office:value="66.5686133866528">
            <text:p>66.5686133867</text:p>
          </table:table-cell>
          <table:table-cell table:formula="of:=[.H27]/EXP([.$I$20])" office:value-type="float" office:value="95.0832756311849">
            <text:p>95.0832756312</text:p>
          </table:table-cell>
          <table:table-cell table:formula="of:=[.$I$19]*([.H28])^[.$I$18]" office:value-type="float" office:value="98.1555079153081">
            <text:p>98.1555079153</text:p>
          </table:table-cell>
          <table:table-cell table:formula="of:=[.J27]/EXP([.$K$20])" office:value-type="float" office:value="64.564019923319">
            <text:p>64.5640199233</text:p>
          </table:table-cell>
          <table:table-cell table:formula="of:=[.$K$19]*([.J28])^[.$K$18]" office:value-type="float" office:value="75.3657248822003">
            <text:p>75.3657248822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formula="of:=[.B28]/EXP([.$C$20])" office:value-type="float" office:value="45.6136109064316">
            <text:p>45.6136109064</text:p>
          </table:table-cell>
          <table:table-cell table:formula="of:=[.$C$19]*([.B29])^[.$C$18]" office:value-type="float" office:value="29.6279643164026">
            <text:p>29.6279643164</text:p>
          </table:table-cell>
          <table:table-cell table:formula="of:=[.D28]/EXP([.$E$20])" office:value-type="float" office:value="51.458611099842">
            <text:p>51.4586110998</text:p>
          </table:table-cell>
          <table:table-cell table:formula="of:=[.$E$19]*([.D29])^[.$E$18]" office:value-type="float" office:value="34.5767558042408">
            <text:p>34.5767558042</text:p>
          </table:table-cell>
          <table:table-cell table:formula="of:=[.F28]/EXP([.$G$20])" office:value-type="float" office:value="67.7033541630859">
            <text:p>67.7033541631</text:p>
          </table:table-cell>
          <table:table-cell table:formula="of:=[.$G$19]*([.F29])^[.$G$18]" office:value-type="float" office:value="69.4944183304511">
            <text:p>69.4944183305</text:p>
          </table:table-cell>
          <table:table-cell table:formula="of:=[.H28]/EXP([.$I$20])" office:value-type="float" office:value="105.15243093042">
            <text:p>105.1524309304</text:p>
          </table:table-cell>
          <table:table-cell table:formula="of:=[.$I$19]*([.H29])^[.$I$18]" office:value-type="float" office:value="102.171390439487">
            <text:p>102.1713904395</text:p>
          </table:table-cell>
          <table:table-cell table:formula="of:=[.J28]/EXP([.$K$20])" office:value-type="float" office:value="71.6983188618557">
            <text:p>71.6983188619</text:p>
          </table:table-cell>
          <table:table-cell table:formula="of:=[.$K$19]*([.J29])^[.$K$18]" office:value-type="float" office:value="78.6971355683157">
            <text:p>78.6971355683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formula="of:=[.B29]/EXP([.$C$20])" office:value-type="float" office:value="49.1743648591003">
            <text:p>49.1743648591</text:p>
          </table:table-cell>
          <table:table-cell table:formula="of:=[.$C$19]*([.B30])^[.$C$18]" office:value-type="float" office:value="30.7405820122099">
            <text:p>30.7405820122</text:p>
          </table:table-cell>
          <table:table-cell table:formula="of:=[.D29]/EXP([.$E$20])" office:value-type="float" office:value="54.8239226335753">
            <text:p>54.8239226336</text:p>
          </table:table-cell>
          <table:table-cell table:formula="of:=[.$E$19]*([.D30])^[.$E$18]" office:value-type="float" office:value="36.7367852909519">
            <text:p>36.736785291</text:p>
          </table:table-cell>
          <table:table-cell table:formula="of:=[.F29]/EXP([.$G$20])" office:value-type="float" office:value="70.8637655257585">
            <text:p>70.8637655258</text:p>
          </table:table-cell>
          <table:table-cell table:formula="of:=[.$G$19]*([.F30])^[.$G$18]" office:value-type="float" office:value="72.5488174289665">
            <text:p>72.548817429</text:p>
          </table:table-cell>
          <table:table-cell table:formula="of:=[.H29]/EXP([.$I$20])" office:value-type="float" office:value="116.287892451934">
            <text:p>116.2878924519</text:p>
          </table:table-cell>
          <table:table-cell table:formula="of:=[.$I$19]*([.H30])^[.$I$18]" office:value-type="float" office:value="106.351576656759">
            <text:p>106.3515766568</text:p>
          </table:table-cell>
          <table:table-cell table:formula="of:=[.J29]/EXP([.$K$20])" office:value-type="float" office:value="79.6209550415502">
            <text:p>79.6209550416</text:p>
          </table:table-cell>
          <table:table-cell table:formula="of:=[.$K$19]*([.J30])^[.$K$18]" office:value-type="float" office:value="82.1758054651255">
            <text:p>82.1758054651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formula="of:=[.B30]/EXP([.$C$20])" office:value-type="float" office:value="53.0130834030277">
            <text:p>53.013083403</text:p>
          </table:table-cell>
          <table:table-cell table:formula="of:=[.$C$19]*([.B31])^[.$C$18]" office:value-type="float" office:value="31.8949817934756">
            <text:p>31.8949817935</text:p>
          </table:table-cell>
          <table:table-cell table:formula="of:=[.D30]/EXP([.$E$20])" office:value-type="float" office:value="58.4093202029986">
            <text:p>58.409320203</text:p>
          </table:table-cell>
          <table:table-cell table:formula="of:=[.$E$19]*([.D31])^[.$E$18]" office:value-type="float" office:value="39.0317530410985">
            <text:p>39.0317530411</text:p>
          </table:table-cell>
          <table:table-cell table:formula="of:=[.F30]/EXP([.$G$20])" office:value-type="float" office:value="74.1717057679789">
            <text:p>74.171705768</text:p>
          </table:table-cell>
          <table:table-cell table:formula="of:=[.$G$19]*([.F31])^[.$G$18]" office:value-type="float" office:value="75.7374626162636">
            <text:p>75.7374626163</text:p>
          </table:table-cell>
          <table:table-cell table:formula="of:=[.H30]/EXP([.$I$20])" office:value-type="float" office:value="128.602580190093">
            <text:p>128.6025801901</text:p>
          </table:table-cell>
          <table:table-cell table:formula="of:=[.$I$19]*([.H31])^[.$I$18]" office:value-type="float" office:value="110.702788801504">
            <text:p>110.7027888015</text:p>
          </table:table-cell>
          <table:table-cell table:formula="of:=[.J30]/EXP([.$K$20])" office:value-type="float" office:value="88.4190394190852">
            <text:p>88.4190394191</text:p>
          </table:table-cell>
          <table:table-cell table:formula="of:=[.$K$19]*([.J31])^[.$K$18]" office:value-type="float" office:value="85.8082439097176">
            <text:p>85.8082439097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formula="of:=[.B31]/EXP([.$C$20])" office:value-type="float" office:value="57.151465401719">
            <text:p>57.1514654017</text:p>
          </table:table-cell>
          <table:table-cell table:formula="of:=[.$C$19]*([.B32])^[.$C$18]" office:value-type="float" office:value="33.0927327010945">
            <text:p>33.0927327011</text:p>
          </table:table-cell>
          <table:table-cell table:formula="of:=[.D31]/EXP([.$E$20])" office:value-type="float" office:value="62.2291970857091">
            <text:p>62.2291970857</text:p>
          </table:table-cell>
          <table:table-cell table:formula="of:=[.$E$19]*([.D32])^[.$E$18]" office:value-type="float" office:value="41.4700887242991">
            <text:p>41.4700887243</text:p>
          </table:table-cell>
          <table:table-cell table:formula="of:=[.F31]/EXP([.$G$20])" office:value-type="float" office:value="77.6340615787895">
            <text:p>77.6340615788</text:p>
          </table:table-cell>
          <table:table-cell table:formula="of:=[.$G$19]*([.F32])^[.$G$18]" office:value-type="float" office:value="79.0662542386204">
            <text:p>79.0662542386</text:p>
          </table:table-cell>
          <table:table-cell table:formula="of:=[.H31]/EXP([.$I$20])" office:value-type="float" office:value="142.221372172389">
            <text:p>142.2213721724</text:p>
          </table:table-cell>
          <table:table-cell table:formula="of:=[.$I$19]*([.H32])^[.$I$18]" office:value-type="float" office:value="115.232024138042">
            <text:p>115.232024138</text:p>
          </table:table-cell>
          <table:table-cell table:formula="of:=[.J31]/EXP([.$K$20])" office:value-type="float" office:value="98.1893086777714">
            <text:p>98.1893086778</text:p>
          </table:table-cell>
          <table:table-cell table:formula="of:=[.$K$19]*([.J32])^[.$K$18]" office:value-type="float" office:value="89.6012479730958">
            <text:p>89.6012479731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formula="of:=[.B32]/EXP([.$C$20])" office:value-type="float" office:value="61.6129036059302">
            <text:p>61.6129036059</text:p>
          </table:table-cell>
          <table:table-cell table:formula="of:=[.$C$19]*([.B33])^[.$C$18]" office:value-type="float" office:value="34.3354626980885">
            <text:p>34.3354626981</text:p>
          </table:table-cell>
          <table:table-cell table:formula="of:=[.D32]/EXP([.$E$20])" office:value-type="float" office:value="66.2988878568256">
            <text:p>66.2988878568</text:p>
          </table:table-cell>
          <table:table-cell table:formula="of:=[.$E$19]*([.D33])^[.$E$18]" office:value-type="float" office:value="44.0607486163998">
            <text:p>44.0607486164</text:p>
          </table:table-cell>
          <table:table-cell table:formula="of:=[.F32]/EXP([.$G$20])" office:value-type="float" office:value="81.2580411197884">
            <text:p>81.2580411198</text:p>
          </table:table-cell>
          <table:table-cell table:formula="of:=[.$G$19]*([.F33])^[.$G$18]" office:value-type="float" office:value="82.5413519726728">
            <text:p>82.5413519727</text:p>
          </table:table-cell>
          <table:table-cell table:formula="of:=[.H32]/EXP([.$I$20])" office:value-type="float" office:value="157.282370794574">
            <text:p>157.2823707946</text:p>
          </table:table-cell>
          <table:table-cell table:formula="of:=[.$I$19]*([.H33])^[.$I$18]" office:value-type="float" office:value="119.946566213061">
            <text:p>119.9465662131</text:p>
          </table:table-cell>
          <table:table-cell table:formula="of:=[.J32]/EXP([.$K$20])" office:value-type="float" office:value="109.039188866574">
            <text:p>109.0391888666</text:p>
          </table:table-cell>
          <table:table-cell table:formula="of:=[.$K$19]*([.J33])^[.$K$18]" office:value-type="float" office:value="93.5619151789565">
            <text:p>93.561915179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formula="of:=[.B33]/EXP([.$C$20])" office:value-type="float" office:value="66.4226168842813">
            <text:p>66.4226168843</text:p>
          </table:table-cell>
          <table:table-cell table:formula="of:=[.$C$19]*([.B34])^[.$C$18]" office:value-type="float" office:value="35.6248608823058">
            <text:p>35.6248608823</text:p>
          </table:table-cell>
          <table:table-cell table:formula="of:=[.D33]/EXP([.$E$20])" office:value-type="float" office:value="70.6347299483536">
            <text:p>70.6347299484</text:p>
          </table:table-cell>
          <table:table-cell table:formula="of:=[.$E$19]*([.D34])^[.$E$18]" office:value-type="float" office:value="46.8132484968632">
            <text:p>46.8132484969</text:p>
          </table:table-cell>
          <table:table-cell table:formula="of:=[.F33]/EXP([.$G$20])" office:value-type="float" office:value="85.0511890315579">
            <text:p>85.0511890316</text:p>
          </table:table-cell>
          <table:table-cell table:formula="of:=[.$G$19]*([.F34])^[.$G$18]" office:value-type="float" office:value="86.1691862234288">
            <text:p>86.1691862234</text:p>
          </table:table-cell>
          <table:table-cell table:formula="of:=[.H33]/EXP([.$I$20])" office:value-type="float" office:value="173.938303258507">
            <text:p>173.9383032585</text:p>
          </table:table-cell>
          <table:table-cell table:formula="of:=[.$I$19]*([.H34])^[.$I$18]" office:value-type="float" office:value="124.853996568431">
            <text:p>124.8539965684</text:p>
          </table:table-cell>
          <table:table-cell table:formula="of:=[.J33]/EXP([.$K$20])" office:value-type="float" office:value="121.087976570834">
            <text:p>121.0879765708</text:p>
          </table:table-cell>
          <table:table-cell table:formula="of:=[.$K$19]*([.J34])^[.$K$18]" office:value-type="float" office:value="97.6976567846769">
            <text:p>97.6976567847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formula="of:=[.B34]/EXP([.$C$20])" office:value-type="float" office:value="71.6077927762419">
            <text:p>71.6077927762</text:p>
          </table:table-cell>
          <table:table-cell table:formula="of:=[.$C$19]*([.B35])^[.$C$18]" office:value-type="float" office:value="36.9626797822153">
            <text:p>36.9626797822</text:p>
          </table:table-cell>
          <table:table-cell table:formula="of:=[.D34]/EXP([.$E$20])" office:value-type="float" office:value="75.2541292344347">
            <text:p>75.2541292344</text:p>
          </table:table-cell>
          <table:table-cell table:formula="of:=[.$E$19]*([.D35])^[.$E$18]" office:value-type="float" office:value="49.7376986012756">
            <text:p>49.7376986013</text:p>
          </table:table-cell>
          <table:table-cell table:formula="of:=[.F34]/EXP([.$G$20])" office:value-type="float" office:value="89.0214021405962">
            <text:p>89.0214021406</text:p>
          </table:table-cell>
          <table:table-cell table:formula="of:=[.$G$19]*([.F35])^[.$G$18]" office:value-type="float" office:value="89.9564700232463">
            <text:p>89.9564700232</text:p>
          </table:table-cell>
          <table:table-cell table:formula="of:=[.H34]/EXP([.$I$20])" office:value-type="float" office:value="192.358070313955">
            <text:p>192.358070314</text:p>
          </table:table-cell>
          <table:table-cell table:formula="of:=[.$I$19]*([.H35])^[.$I$18]" office:value-type="float" office:value="129.962206933208">
            <text:p>129.9622069332</text:p>
          </table:table-cell>
          <table:table-cell table:formula="of:=[.J34]/EXP([.$K$20])" office:value-type="float" office:value="134.468150601895">
            <text:p>134.4681506019</text:p>
          </table:table-cell>
          <table:table-cell table:formula="of:=[.$K$19]*([.J35])^[.$K$18]" office:value-type="float" office:value="102.016211649367">
            <text:p>102.0162116494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formula="of:=[.B35]/EXP([.$C$20])" office:value-type="float" office:value="77.1977411732878">
            <text:p>77.1977411733</text:p>
          </table:table-cell>
          <table:table-cell table:formula="of:=[.$C$19]*([.B36])^[.$C$18]" office:value-type="float" office:value="38.3507377389135">
            <text:p>38.3507377389</text:p>
          </table:table-cell>
          <table:table-cell table:formula="of:=[.D35]/EXP([.$E$20])" office:value-type="float" office:value="80.175629905767">
            <text:p>80.1756299058</text:p>
          </table:table-cell>
          <table:table-cell table:formula="of:=[.$E$19]*([.D36])^[.$E$18]" office:value-type="float" office:value="52.8448407573574">
            <text:p>52.8448407574</text:p>
          </table:table-cell>
          <table:table-cell table:formula="of:=[.F35]/EXP([.$G$20])" office:value-type="float" office:value="93.1769458994546">
            <text:p>93.1769458995</text:p>
          </table:table-cell>
          <table:table-cell table:formula="of:=[.$G$19]*([.F36])^[.$G$18]" office:value-type="float" office:value="93.91021145379">
            <text:p>93.9102114538</text:p>
          </table:table-cell>
          <table:table-cell table:formula="of:=[.H35]/EXP([.$I$20])" office:value-type="float" office:value="212.728459009495">
            <text:p>212.7284590095</text:p>
          </table:table-cell>
          <table:table-cell table:formula="of:=[.$I$19]*([.H36])^[.$I$18]" office:value-type="float" office:value="135.279411914482">
            <text:p>135.2794119145</text:p>
          </table:table-cell>
          <table:table-cell table:formula="of:=[.J35]/EXP([.$K$20])" office:value-type="float" office:value="149.326828627914">
            <text:p>149.3268286279</text:p>
          </table:table-cell>
          <table:table-cell table:formula="of:=[.$K$19]*([.J36])^[.$K$18]" office:value-type="float" office:value="106.525660714932">
            <text:p>106.5256607149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formula="of:=[.B36]/EXP([.$C$20])" office:value-type="float" office:value="83.2240599969334">
            <text:p>83.2240599969</text:p>
          </table:table-cell>
          <table:table-cell table:formula="of:=[.$C$19]*([.B37])^[.$C$18]" office:value-type="float" office:value="39.7909213775834">
            <text:p>39.7909213776</text:p>
          </table:table-cell>
          <table:table-cell table:formula="of:=[.D36]/EXP([.$E$20])" office:value-type="float" office:value="85.4189889137026">
            <text:p>85.4189889137</text:p>
          </table:table-cell>
          <table:table-cell table:formula="of:=[.$E$19]*([.D37])^[.$E$18]" office:value-type="float" office:value="56.1460878408805">
            <text:p>56.1460878409</text:p>
          </table:table-cell>
          <table:table-cell table:formula="of:=[.F36]/EXP([.$G$20])" office:value-type="float" office:value="97.526471594303">
            <text:p>97.5264715943</text:p>
          </table:table-cell>
          <table:table-cell table:formula="of:=[.$G$19]*([.F37])^[.$G$18]" office:value-type="float" office:value="98.037726613956">
            <text:p>98.037726614</text:p>
          </table:table-cell>
          <table:table-cell table:formula="of:=[.H36]/EXP([.$I$20])" office:value-type="float" office:value="235.256036820783">
            <text:p>235.2560368208</text:p>
          </table:table-cell>
          <table:table-cell table:formula="of:=[.$I$19]*([.H37])^[.$I$18]" office:value-type="float" office:value="140.814162207428">
            <text:p>140.8141622074</text:p>
          </table:table-cell>
          <table:table-cell table:formula="of:=[.J36]/EXP([.$K$20])" office:value-type="float" office:value="165.827384761817">
            <text:p>165.8273847618</text:p>
          </table:table-cell>
          <table:table-cell table:formula="of:=[.$K$19]*([.J37])^[.$K$18]" office:value-type="float" office:value="111.234442127251">
            <text:p>111.2344421273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formula="of:=[.B37]/EXP([.$C$20])" office:value-type="float" office:value="89.7208138101561">
            <text:p>89.7208138102</text:p>
          </table:table-cell>
          <table:table-cell table:formula="of:=[.$C$19]*([.B38])^[.$C$18]" office:value-type="float" office:value="41.2851881717644">
            <text:p>41.2851881718</text:p>
          </table:table-cell>
          <table:table-cell table:formula="of:=[.D37]/EXP([.$E$20])" office:value-type="float" office:value="91.0052552828702">
            <text:p>91.0052552829</text:p>
          </table:table-cell>
          <table:table-cell table:formula="of:=[.$E$19]*([.D38])^[.$E$18]" office:value-type="float" office:value="59.6535656964199">
            <text:p>59.6535656964</text:p>
          </table:table-cell>
          <table:table-cell table:formula="of:=[.F37]/EXP([.$G$20])" office:value-type="float" office:value="102.079034355751">
            <text:p>102.0790343558</text:p>
          </table:table-cell>
          <table:table-cell table:formula="of:=[.$G$19]*([.F38])^[.$G$18]" office:value-type="float" office:value="102.346653157758">
            <text:p>102.3466531578</text:p>
          </table:table-cell>
          <table:table-cell table:formula="of:=[.H37]/EXP([.$I$20])" office:value-type="float" office:value="260.169246363747">
            <text:p>260.1692463637</text:p>
          </table:table-cell>
          <table:table-cell table:formula="of:=[.$I$19]*([.H38])^[.$I$18]" office:value-type="float" office:value="146.575358345841">
            <text:p>146.5753583458</text:p>
          </table:table-cell>
          <table:table-cell table:formula="of:=[.J37]/EXP([.$K$20])" office:value-type="float" office:value="184.151245892082">
            <text:p>184.1512458921</text:p>
          </table:table-cell>
          <table:table-cell table:formula="of:=[.$K$19]*([.J38])^[.$K$18]" office:value-type="float" office:value="116.151367025751">
            <text:p>116.1513670258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formula="of:=[.B38]/EXP([.$C$20])" office:value-type="float" office:value="96.7247263718366">
            <text:p>96.7247263718</text:p>
          </table:table-cell>
          <table:table-cell table:formula="of:=[.$C$19]*([.B39])^[.$C$18]" office:value-type="float" office:value="42.8355691039167">
            <text:p>42.8355691039</text:p>
          </table:table-cell>
          <table:table-cell table:formula="of:=[.D38]/EXP([.$E$20])" office:value-type="float" office:value="96.9568546107178">
            <text:p>96.9568546107</text:p>
          </table:table-cell>
          <table:table-cell table:formula="of:=[.$E$19]*([.D39])^[.$E$18]" office:value-type="float" office:value="63.3801576769178">
            <text:p>63.3801576769</text:p>
          </table:table-cell>
          <table:table-cell table:formula="of:=[.F38]/EXP([.$G$20])" office:value-type="float" office:value="106.844112010419">
            <text:p>106.8441120104</text:p>
          </table:table-cell>
          <table:table-cell table:formula="of:=[.$G$19]*([.F39])^[.$G$18]" office:value-type="float" office:value="106.844964427228">
            <text:p>106.8449644272</text:p>
          </table:table-cell>
          <table:table-cell table:formula="of:=[.H38]/EXP([.$I$20])" office:value-type="float" office:value="287.72072193431">
            <text:p>287.7207219343</text:p>
          </table:table-cell>
          <table:table-cell table:formula="of:=[.$I$19]*([.H39])^[.$I$18]" office:value-type="float" office:value="152.572265015248">
            <text:p>152.5722650152</text:p>
          </table:table-cell>
          <table:table-cell table:formula="of:=[.J38]/EXP([.$K$20])" office:value-type="float" office:value="204.499886507373">
            <text:p>204.4998865074</text:p>
          </table:table-cell>
          <table:table-cell table:formula="of:=[.$K$19]*([.J39])^[.$K$18]" office:value-type="float" office:value="121.285636030943">
            <text:p>121.2856360309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formula="of:=[.B39]/EXP([.$C$20])" office:value-type="float" office:value="104.275388222656">
            <text:p>104.2753882227</text:p>
          </table:table-cell>
          <table:table-cell table:formula="of:=[.$C$19]*([.B40])^[.$C$18]" office:value-type="float" office:value="44.4441714258997">
            <text:p>44.4441714259</text:p>
          </table:table-cell>
          <table:table-cell table:formula="of:=[.D39]/EXP([.$E$20])" office:value-type="float" office:value="103.297679093191">
            <text:p>103.2976790932</text:p>
          </table:table-cell>
          <table:table-cell table:formula="of:=[.$E$19]*([.D40])^[.$E$18]" office:value-type="float" office:value="67.3395519656598">
            <text:p>67.3395519657</text:p>
          </table:table-cell>
          <table:table-cell table:formula="of:=[.F39]/EXP([.$G$20])" office:value-type="float" office:value="111.831624812502">
            <text:p>111.8316248125</text:p>
          </table:table-cell>
          <table:table-cell table:formula="of:=[.$G$19]*([.F40])^[.$G$18]" office:value-type="float" office:value="111.540984206481">
            <text:p>111.5409842065</text:p>
          </table:table-cell>
          <table:table-cell table:formula="of:=[.H39]/EXP([.$I$20])" office:value-type="float" office:value="318.189851365674">
            <text:p>318.1898513657</text:p>
          </table:table-cell>
          <table:table-cell table:formula="of:=[.$I$19]*([.H40])^[.$I$18]" office:value-type="float" office:value="158.814525951615">
            <text:p>158.8145259516</text:p>
          </table:table-cell>
          <table:table-cell table:formula="of:=[.J39]/EXP([.$K$20])" office:value-type="float" office:value="227.097043948517">
            <text:p>227.0970439485</text:p>
          </table:table-cell>
          <table:table-cell table:formula="of:=[.$K$19]*([.J40])^[.$K$18]" office:value-type="float" office:value="126.646856460752">
            <text:p>126.6468564608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formula="of:=[.B40]/EXP([.$C$20])" office:value-type="float" office:value="112.415480475855">
            <text:p>112.4154804759</text:p>
          </table:table-cell>
          <table:table-cell table:formula="of:=[.$C$19]*([.B41])^[.$C$18]" office:value-type="float" office:value="46.113181523113">
            <text:p>46.1131815231</text:p>
          </table:table-cell>
          <table:table-cell table:formula="of:=[.D40]/EXP([.$E$20])" office:value-type="float" office:value="110.053183437949">
            <text:p>110.053183438</text:p>
          </table:table-cell>
          <table:table-cell table:formula="of:=[.$E$19]*([.D41])^[.$E$18]" office:value-type="float" office:value="71.5462918544811">
            <text:p>71.5462918545</text:p>
          </table:table-cell>
          <table:table-cell table:formula="of:=[.F40]/EXP([.$G$20])" office:value-type="float" office:value="117.051956096418">
            <text:p>117.0519560964</text:p>
          </table:table-cell>
          <table:table-cell table:formula="of:=[.$G$19]*([.F41])^[.$G$18]" office:value-type="float" office:value="116.443402124245">
            <text:p>116.4434021242</text:p>
          </table:table-cell>
          <table:table-cell table:formula="of:=[.H40]/EXP([.$I$20])" office:value-type="float" office:value="351.885609181898">
            <text:p>351.8856091819</text:p>
          </table:table-cell>
          <table:table-cell table:formula="of:=[.$I$19]*([.H41])^[.$I$18]" office:value-type="float" office:value="165.312179449625">
            <text:p>165.3121794496</text:p>
          </table:table-cell>
          <table:table-cell table:formula="of:=[.J40]/EXP([.$K$20])" office:value-type="float" office:value="252.191178444959">
            <text:p>252.191178445</text:p>
          </table:table-cell>
          <table:table-cell table:formula="of:=[.$K$19]*([.J41])^[.$K$18]" office:value-type="float" office:value="132.245060307868">
            <text:p>132.2450603079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table:formula="of:=[.B41]/EXP([.$C$20])" office:value-type="float" office:value="121.191016077863">
            <text:p>121.1910160779</text:p>
          </table:table-cell>
          <table:table-cell table:formula="of:=[.$C$19]*([.B42])^[.$C$18]" office:value-type="float" office:value="47.8448678861949">
            <text:p>47.8448678862</text:p>
          </table:table-cell>
          <table:table-cell table:formula="of:=[.D41]/EXP([.$E$20])" office:value-type="float" office:value="117.250487050151">
            <text:p>117.2504870502</text:p>
          </table:table-cell>
          <table:table-cell table:formula="of:=[.$E$19]*([.D42])^[.$E$18]" office:value-type="float" office:value="76.0158291628817">
            <text:p>76.0158291629</text:p>
          </table:table-cell>
          <table:table-cell table:formula="of:=[.F41]/EXP([.$G$20])" office:value-type="float" office:value="122.515973893513">
            <text:p>122.5159738935</text:p>
          </table:table-cell>
          <table:table-cell table:formula="of:=[.$G$19]*([.F42])^[.$G$18]" office:value-type="float" office:value="121.561289733364">
            <text:p>121.5612897334</text:p>
          </table:table-cell>
          <table:table-cell table:formula="of:=[.H41]/EXP([.$I$20])" office:value-type="float" office:value="389.149689777545">
            <text:p>389.1496897775</text:p>
          </table:table-cell>
          <table:table-cell table:formula="of:=[.$I$19]*([.H42])^[.$I$18]" office:value-type="float" office:value="172.075674505434">
            <text:p>172.0756745054</text:p>
          </table:table-cell>
          <table:table-cell table:formula="of:=[.J41]/EXP([.$K$20])" office:value-type="float" office:value="280.058204984277">
            <text:p>280.0582049843</text:p>
          </table:table-cell>
          <table:table-cell table:formula="of:=[.$K$19]*([.J42])^[.$K$18]" office:value-type="float" office:value="138.09072301176">
            <text:p>138.0907230118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table:formula="of:=[.B42]/EXP([.$C$20])" office:value-type="float" office:value="130.651599902555">
            <text:p>130.6515999026</text:p>
          </table:table-cell>
          <table:table-cell table:formula="of:=[.$C$19]*([.B43])^[.$C$18]" office:value-type="float" office:value="49.6415841943171">
            <text:p>49.6415841943</text:p>
          </table:table-cell>
          <table:table-cell table:formula="of:=[.D42]/EXP([.$E$20])" office:value-type="float" office:value="124.918482901033">
            <text:p>124.918482901</text:p>
          </table:table-cell>
          <table:table-cell table:formula="of:=[.$E$19]*([.D43])^[.$E$18]" office:value-type="float" office:value="80.764580994263">
            <text:p>80.7645809943</text:p>
          </table:table-cell>
          <table:table-cell table:formula="of:=[.F42]/EXP([.$G$20])" office:value-type="float" office:value="128.235053557857">
            <text:p>128.2350535579</text:p>
          </table:table-cell>
          <table:table-cell table:formula="of:=[.$G$19]*([.F43])^[.$G$18]" office:value-type="float" office:value="126.904117297017">
            <text:p>126.904117297</text:p>
          </table:table-cell>
          <table:table-cell table:formula="of:=[.H42]/EXP([.$I$20])" office:value-type="float" office:value="430.359972395682">
            <text:p>430.3599723957</text:p>
          </table:table-cell>
          <table:table-cell table:formula="of:=[.$I$19]*([.H43])^[.$I$18]" office:value-type="float" office:value="179.115887619901">
            <text:p>179.1158876199</text:p>
          </table:table-cell>
          <table:table-cell table:formula="of:=[.J42]/EXP([.$K$20])" office:value-type="float" office:value="311.004527052216">
            <text:p>311.0045270522</text:p>
          </table:table-cell>
          <table:table-cell table:formula="of:=[.$K$19]*([.J43])^[.$K$18]" office:value-type="float" office:value="144.19478306046">
            <text:p>144.1947830605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table:formula="of:=[.B43]/EXP([.$C$20])" office:value-type="float" office:value="140.850709149351">
            <text:p>140.8507091494</text:p>
          </table:table-cell>
          <table:table-cell table:formula="of:=[.$C$19]*([.B44])^[.$C$18]" office:value-type="float" office:value="51.5057725142662">
            <text:p>51.5057725143</text:p>
          </table:table-cell>
          <table:table-cell table:formula="of:=[.D43]/EXP([.$E$20])" office:value-type="float" office:value="133.087953516314">
            <text:p>133.0879535163</text:p>
          </table:table-cell>
          <table:table-cell table:formula="of:=[.$E$19]*([.D44])^[.$E$18]" office:value-type="float" office:value="85.8099900377589">
            <text:p>85.8099900378</text:p>
          </table:table-cell>
          <table:table-cell table:formula="of:=[.F43]/EXP([.$G$20])" office:value-type="float" office:value="134.221101448201">
            <text:p>134.2211014482</text:p>
          </table:table-cell>
          <table:table-cell table:formula="of:=[.$G$19]*([.F44])^[.$G$18]" office:value-type="float" office:value="132.481771312722">
            <text:p>132.4817713127</text:p>
          </table:table-cell>
          <table:table-cell table:formula="of:=[.H43]/EXP([.$I$20])" office:value-type="float" office:value="475.934353041079">
            <text:p>475.9343530411</text:p>
          </table:table-cell>
          <table:table-cell table:formula="of:=[.$I$19]*([.H44])^[.$I$18]" office:value-type="float" office:value="186.444140289289">
            <text:p>186.4441402893</text:p>
          </table:table-cell>
          <table:table-cell table:formula="of:=[.J43]/EXP([.$K$20])" office:value-type="float" office:value="345.370405599802">
            <text:p>345.3704055998</text:p>
          </table:table-cell>
          <table:table-cell table:formula="of:=[.$K$19]*([.J44])^[.$K$18]" office:value-type="float" office:value="150.568662458828">
            <text:p>150.5686624588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table:formula="of:=[.B44]/EXP([.$C$20])" office:value-type="float" office:value="151.845995630146">
            <text:p>151.8459956301</text:p>
          </table:table-cell>
          <table:table-cell table:formula="of:=[.$C$19]*([.B45])^[.$C$18]" office:value-type="float" office:value="53.4399666196598">
            <text:p>53.4399666197</text:p>
          </table:table-cell>
          <table:table-cell table:formula="of:=[.D44]/EXP([.$E$20])" office:value-type="float" office:value="141.791694550062">
            <text:p>141.7916945501</text:p>
          </table:table-cell>
          <table:table-cell table:formula="of:=[.$E$19]*([.D45])^[.$E$18]" office:value-type="float" office:value="91.1705886371569">
            <text:p>91.1705886372</text:p>
          </table:table-cell>
          <table:table-cell table:formula="of:=[.F44]/EXP([.$G$20])" office:value-type="float" office:value="140.48657971543">
            <text:p>140.4865797154</text:p>
          </table:table-cell>
          <table:table-cell table:formula="of:=[.$G$19]*([.F45])^[.$G$18]" office:value-type="float" office:value="138.304572806551">
            <text:p>138.3045728066</text:p>
          </table:table-cell>
          <table:table-cell table:formula="of:=[.H44]/EXP([.$I$20])" office:value-type="float" office:value="526.334982186422">
            <text:p>526.3349821864</text:p>
          </table:table-cell>
          <table:table-cell table:formula="of:=[.$I$19]*([.H45])^[.$I$18]" office:value-type="float" office:value="194.072217211567">
            <text:p>194.0722172116</text:p>
          </table:table-cell>
          <table:table-cell table:formula="of:=[.J44]/EXP([.$K$20])" office:value-type="float" office:value="383.533700280013">
            <text:p>383.53370028</text:p>
          </table:table-cell>
          <table:table-cell table:formula="of:=[.$K$19]*([.J45])^[.$K$18]" office:value-type="float" office:value="157.224288101565">
            <text:p>157.2242881016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table:formula="of:=[.B45]/EXP([.$C$20])" office:value-type="float" office:value="163.699611653794">
            <text:p>163.6996116538</text:p>
          </table:table-cell>
          <table:table-cell table:formula="of:=[.$C$19]*([.B46])^[.$C$18]" office:value-type="float" office:value="55.4467954348096">
            <text:p>55.4467954348</text:p>
          </table:table-cell>
          <table:table-cell table:formula="of:=[.D45]/EXP([.$E$20])" office:value-type="float" office:value="151.064646440099">
            <text:p>151.0646464401</text:p>
          </table:table-cell>
          <table:table-cell table:formula="of:=[.$E$19]*([.D46])^[.$E$18]" office:value-type="float" office:value="96.8660668622397">
            <text:p>96.8660668622</text:p>
          </table:table-cell>
          <table:table-cell table:formula="of:=[.F45]/EXP([.$G$20])" office:value-type="float" office:value="147.04453224709">
            <text:p>147.0445322471</text:p>
          </table:table-cell>
          <table:table-cell table:formula="of:=[.$G$19]*([.F46])^[.$G$18]" office:value-type="float" office:value="144.383296431406">
            <text:p>144.3832964314</text:p>
          </table:table-cell>
          <table:table-cell table:formula="of:=[.H45]/EXP([.$I$20])" office:value-type="float" office:value="582.072951244329">
            <text:p>582.0729512443</text:p>
          </table:table-cell>
          <table:table-cell table:formula="of:=[.$I$19]*([.H46])^[.$I$18]" office:value-type="float" office:value="202.012385237604">
            <text:p>202.0123852376</text:p>
          </table:table-cell>
          <table:table-cell table:formula="of:=[.J45]/EXP([.$K$20])" office:value-type="float" office:value="425.914024089629">
            <text:p>425.9140240896</text:p>
          </table:table-cell>
          <table:table-cell table:formula="of:=[.$K$19]*([.J46])^[.$K$18]" office:value-type="float" office:value="164.174114090993">
            <text:p>164.174114091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table:formula="of:=[.B46]/EXP([.$C$20])" office:value-type="float" office:value="176.478561350241">
            <text:p>176.4785613502</text:p>
          </table:table-cell>
          <table:table-cell table:formula="of:=[.$C$19]*([.B47])^[.$C$18]" office:value-type="float" office:value="57.528986607911">
            <text:p>57.5289866079</text:p>
          </table:table-cell>
          <table:table-cell table:formula="of:=[.D46]/EXP([.$E$20])" office:value-type="float" office:value="160.944034673447">
            <text:p>160.9440346734</text:p>
          </table:table-cell>
          <table:table-cell table:formula="of:=[.$E$19]*([.D47])^[.$E$18]" office:value-type="float" office:value="102.917344832583">
            <text:p>102.9173448326</text:p>
          </table:table-cell>
          <table:table-cell table:formula="of:=[.F46]/EXP([.$G$20])" office:value-type="float" office:value="153.908611823017">
            <text:p>153.908611823</text:p>
          </table:table-cell>
          <table:table-cell table:formula="of:=[.$G$19]*([.F47])^[.$G$18]" office:value-type="float" office:value="150.7291904047">
            <text:p>150.7291904047</text:p>
          </table:table-cell>
          <table:table-cell table:formula="of:=[.H46]/EXP([.$I$20])" office:value-type="float" office:value="643.713475328685">
            <text:p>643.7134753287</text:p>
          </table:table-cell>
          <table:table-cell table:formula="of:=[.$I$19]*([.H47])^[.$I$18]" office:value-type="float" office:value="210.277413097714">
            <text:p>210.2774130977</text:p>
          </table:table-cell>
          <table:table-cell table:formula="of:=[.J46]/EXP([.$K$20])" office:value-type="float" office:value="472.977357097385">
            <text:p>472.9773570974</text:p>
          </table:table-cell>
          <table:table-cell table:formula="of:=[.$K$19]*([.J47])^[.$K$18]" office:value-type="float" office:value="171.431145041351">
            <text:p>171.4311450414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table:formula="of:=[.B47]/EXP([.$C$20])" office:value-type="float" office:value="190.255079420213">
            <text:p>190.2550794202</text:p>
          </table:table-cell>
          <table:table-cell table:formula="of:=[.$C$19]*([.B48])^[.$C$18]" office:value-type="float" office:value="59.6893702184174">
            <text:p>59.6893702184</text:p>
          </table:table-cell>
          <table:table-cell table:formula="of:=[.D47]/EXP([.$E$20])" office:value-type="float" office:value="171.469519224929">
            <text:p>171.4695192249</text:p>
          </table:table-cell>
          <table:table-cell table:formula="of:=[.$E$19]*([.D48])^[.$E$18]" office:value-type="float" office:value="109.346649559464">
            <text:p>109.3466495595</text:p>
          </table:table-cell>
          <table:table-cell table:formula="of:=[.F47]/EXP([.$G$20])" office:value-type="float" office:value="161.0931085386">
            <text:p>161.0931085386</text:p>
          </table:table-cell>
          <table:table-cell table:formula="of:=[.$G$19]*([.F48])^[.$G$18]" office:value-type="float" office:value="157.353997322328">
            <text:p>157.3539973223</text:p>
          </table:table-cell>
          <table:table-cell table:formula="of:=[.H47]/EXP([.$I$20])" office:value-type="float" office:value="711.881624861485">
            <text:p>711.8816248615</text:p>
          </table:table-cell>
          <table:table-cell table:formula="of:=[.$I$19]*([.H48])^[.$I$18]" office:value-type="float" office:value="218.880591935291">
            <text:p>218.8805919353</text:p>
          </table:table-cell>
          <table:table-cell table:formula="of:=[.J47]/EXP([.$K$20])" office:value-type="float" office:value="525.241169987279">
            <text:p>525.2411699873</text:p>
          </table:table-cell>
          <table:table-cell table:formula="of:=[.$K$19]*([.J48])^[.$K$18]" office:value-type="float" office:value="179.008960413212">
            <text:p>179.0089604132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table:formula="of:=[.B48]/EXP([.$C$20])" office:value-type="float" office:value="205.107039451408">
            <text:p>205.1070394514</text:p>
          </table:table-cell>
          <table:table-cell table:formula="of:=[.$C$19]*([.B49])^[.$C$18]" office:value-type="float" office:value="61.9308826236366">
            <text:p>61.9308826236</text:p>
          </table:table-cell>
          <table:table-cell table:formula="of:=[.D48]/EXP([.$E$20])" office:value-type="float" office:value="182.683353768806">
            <text:p>182.6833537688</text:p>
          </table:table-cell>
          <table:table-cell table:formula="of:=[.$E$19]*([.D49])^[.$E$18]" office:value-type="float" office:value="116.177596588118">
            <text:p>116.1775965881</text:p>
          </table:table-cell>
          <table:table-cell table:formula="of:=[.F48]/EXP([.$G$20])" office:value-type="float" office:value="168.612979554846">
            <text:p>168.6129795548</text:p>
          </table:table-cell>
          <table:table-cell table:formula="of:=[.$G$19]*([.F49])^[.$G$18]" office:value-type="float" office:value="164.269975887452">
            <text:p>164.2699758875</text:p>
          </table:table-cell>
          <table:table-cell table:formula="of:=[.H48]/EXP([.$I$20])" office:value-type="float" office:value="787.268664146987">
            <text:p>787.268664147</text:p>
          </table:table-cell>
          <table:table-cell table:formula="of:=[.$I$19]*([.H49])^[.$I$18]" office:value-type="float" office:value="227.835756680536">
            <text:p>227.8357566805</text:p>
          </table:table-cell>
          <table:table-cell table:formula="of:=[.J48]/EXP([.$K$20])" office:value-type="float" office:value="583.280113751414">
            <text:p>583.2801137514</text:p>
          </table:table-cell>
          <table:table-cell table:formula="of:=[.$K$19]*([.J49])^[.$K$18]" office:value-type="float" office:value="186.921739923567">
            <text:p>186.9217399236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table:formula="of:=[.B49]/EXP([.$C$20])" office:value-type="float" office:value="221.11839410923">
            <text:p>221.1183941092</text:p>
          </table:table-cell>
          <table:table-cell table:formula="of:=[.$C$19]*([.B50])^[.$C$18]" office:value-type="float" office:value="64.2565704497785">
            <text:p>64.2565704498</text:p>
          </table:table-cell>
          <table:table-cell table:formula="of:=[.D49]/EXP([.$E$20])" office:value-type="float" office:value="194.630555302606">
            <text:p>194.6305553026</text:p>
          </table:table-cell>
          <table:table-cell table:formula="of:=[.$E$19]*([.D50])^[.$E$18]" office:value-type="float" office:value="123.43527674025">
            <text:p>123.4352767403</text:p>
          </table:table-cell>
          <table:table-cell table:formula="of:=[.F49]/EXP([.$G$20])" office:value-type="float" office:value="176.48388023719">
            <text:p>176.4838802372</text:p>
          </table:table-cell>
          <table:table-cell table:formula="of:=[.$G$19]*([.F50])^[.$G$18]" office:value-type="float" office:value="171.489923594301">
            <text:p>171.4899235943</text:p>
          </table:table-cell>
          <table:table-cell table:formula="of:=[.H49]/EXP([.$I$20])" office:value-type="float" office:value="870.639061189953">
            <text:p>870.63906119</text:p>
          </table:table-cell>
          <table:table-cell table:formula="of:=[.$I$19]*([.H50])^[.$I$18]" office:value-type="float" office:value="237.157308298667">
            <text:p>237.1573082987</text:p>
          </table:table-cell>
          <table:table-cell table:formula="of:=[.J49]/EXP([.$K$20])" office:value-type="float" office:value="647.732338091666">
            <text:p>647.7323380917</text:p>
          </table:table-cell>
          <table:table-cell table:formula="of:=[.$K$19]*([.J50])^[.$K$18]" office:value-type="float" office:value="195.184290079119">
            <text:p>195.1842900791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table:formula="of:=[.B50]/EXP([.$C$20])" office:value-type="float" office:value="238.379649690317">
            <text:p>238.3796496903</text:p>
          </table:table-cell>
          <table:table-cell table:formula="of:=[.$C$19]*([.B51])^[.$C$18]" office:value-type="float" office:value="66.6695947328789">
            <text:p>66.6695947329</text:p>
          </table:table-cell>
          <table:table-cell table:formula="of:=[.D50]/EXP([.$E$20])" office:value-type="float" office:value="207.359084864081">
            <text:p>207.3590848641</text:p>
          </table:table-cell>
          <table:table-cell table:formula="of:=[.$E$19]*([.D51])^[.$E$18]" office:value-type="float" office:value="131.146348275382">
            <text:p>131.1463482754</text:p>
          </table:table-cell>
          <table:table-cell table:formula="of:=[.F50]/EXP([.$G$20])" office:value-type="float" office:value="184.72219674787">
            <text:p>184.7221967479</text:p>
          </table:table-cell>
          <table:table-cell table:formula="of:=[.$G$19]*([.F51])^[.$G$18]" office:value-type="float" office:value="179.027200408969">
            <text:p>179.027200409</text:p>
          </table:table-cell>
          <table:table-cell table:formula="of:=[.H50]/EXP([.$I$20])" office:value-type="float" office:value="962.838239841588">
            <text:p>962.8382398416</text:p>
          </table:table-cell>
          <table:table-cell table:formula="of:=[.$I$19]*([.H51])^[.$I$18]" office:value-type="float" office:value="246.860236948372">
            <text:p>246.8602369484</text:p>
          </table:table-cell>
          <table:table-cell table:formula="of:=[.J50]/EXP([.$K$20])" office:value-type="float" office:value="719.30650800227">
            <text:p>719.3065080023</text:p>
          </table:table-cell>
          <table:table-cell table:formula="of:=[.$K$19]*([.J51])^[.$K$18]" office:value-type="float" office:value="203.812071882422">
            <text:p>203.8120718824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table:formula="of:=[.B51]/EXP([.$C$20])" office:value-type="float" office:value="256.988377721338">
            <text:p>256.9883777213</text:p>
          </table:table-cell>
          <table:table-cell table:formula="of:=[.$C$19]*([.B52])^[.$C$18]" office:value-type="float" office:value="69.1732352152268">
            <text:p>69.1732352152</text:p>
          </table:table-cell>
          <table:table-cell table:formula="of:=[.D51]/EXP([.$E$20])" office:value-type="float" office:value="220.920040066769">
            <text:p>220.9200400668</text:p>
          </table:table-cell>
          <table:table-cell table:formula="of:=[.$E$19]*([.D52])^[.$E$18]" office:value-type="float" office:value="139.339134809581">
            <text:p>139.3391348096</text:p>
          </table:table-cell>
          <table:table-cell table:formula="of:=[.F51]/EXP([.$G$20])" office:value-type="float" office:value="193.345080159725">
            <text:p>193.3450801597</text:p>
          </table:table-cell>
          <table:table-cell table:formula="of:=[.$G$19]*([.F52])^[.$G$18]" office:value-type="float" office:value="186.895753491013">
            <text:p>186.895753491</text:p>
          </table:table-cell>
          <table:table-cell table:formula="of:=[.H51]/EXP([.$I$20])" office:value-type="float" office:value="1064.80115288439">
            <text:p>1064.8011528844</text:p>
          </table:table-cell>
          <table:table-cell table:formula="of:=[.$I$19]*([.H52])^[.$I$18]" office:value-type="float" office:value="256.960146087765">
            <text:p>256.9601460878</text:p>
          </table:table-cell>
          <table:table-cell table:formula="of:=[.J51]/EXP([.$K$20])" office:value-type="float" office:value="798.789595682033">
            <text:p>798.789595682</text:p>
          </table:table-cell>
          <table:table-cell table:formula="of:=[.$K$19]*([.J52])^[.$K$18]" office:value-type="float" office:value="212.821229762741">
            <text:p>212.8212297627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table:formula="of:=[.B52]/EXP([.$C$20])" office:value-type="float" office:value="277.049766494927">
            <text:p>277.0497664949</text:p>
          </table:table-cell>
          <table:table-cell table:formula="of:=[.$C$19]*([.B53])^[.$C$18]" office:value-type="float" office:value="71.770894803135">
            <text:p>71.7708948031</text:p>
          </table:table-cell>
          <table:table-cell table:formula="of:=[.D52]/EXP([.$E$20])" office:value-type="float" office:value="235.367860227073">
            <text:p>235.3678602271</text:p>
          </table:table-cell>
          <table:table-cell table:formula="of:=[.$E$19]*([.D53])^[.$E$18]" office:value-type="float" office:value="148.04372935123">
            <text:p>148.0437293512</text:p>
          </table:table-cell>
          <table:table-cell table:formula="of:=[.F52]/EXP([.$G$20])" office:value-type="float" office:value="202.370482162434">
            <text:p>202.3704821624</text:p>
          </table:table-cell>
          <table:table-cell table:formula="of:=[.$G$19]*([.F53])^[.$G$18]" office:value-type="float" office:value="195.110143001619">
            <text:p>195.1101430016</text:p>
          </table:table-cell>
          <table:table-cell table:formula="of:=[.H52]/EXP([.$I$20])" office:value-type="float" office:value="1177.56176299195">
            <text:p>1177.561762992</text:p>
          </table:table-cell>
          <table:table-cell table:formula="of:=[.$I$19]*([.H53])^[.$I$18]" office:value-type="float" office:value="267.473277566587">
            <text:p>267.4732775666</text:p>
          </table:table-cell>
          <table:table-cell table:formula="of:=[.J52]/EXP([.$K$20])" office:value-type="float" office:value="887.055533449799">
            <text:p>887.0555334498</text:p>
          </table:table-cell>
          <table:table-cell table:formula="of:=[.$K$19]*([.J53])^[.$K$18]" office:value-type="float" office:value="222.228621785733">
            <text:p>222.2286217857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table:formula="of:=[.B53]/EXP([.$C$20])" office:value-type="float" office:value="298.677215660405">
            <text:p>298.6772156604</text:p>
          </table:table-cell>
          <table:table-cell table:formula="of:=[.$C$19]*([.B54])^[.$C$18]" office:value-type="float" office:value="74.4661041921137">
            <text:p>74.4661041921</text:p>
          </table:table-cell>
          <table:table-cell table:formula="of:=[.D53]/EXP([.$E$20])" office:value-type="float" office:value="250.760544906328">
            <text:p>250.7605449063</text:p>
          </table:table-cell>
          <table:table-cell table:formula="of:=[.$E$19]*([.D54])^[.$E$18]" office:value-type="float" office:value="157.292104835956">
            <text:p>157.292104836</text:p>
          </table:table-cell>
          <table:table-cell table:formula="of:=[.F53]/EXP([.$G$20])" office:value-type="float" office:value="211.817192435533">
            <text:p>211.8171924355</text:p>
          </table:table-cell>
          <table:table-cell table:formula="of:=[.$G$19]*([.F54])^[.$G$18]" office:value-type="float" office:value="203.685569046076">
            <text:p>203.6855690461</text:p>
          </table:table-cell>
          <table:table-cell table:formula="of:=[.H53]/EXP([.$I$20])" office:value-type="float" office:value="1302.26352770607">
            <text:p>1302.2635277061</text:p>
          </table:table-cell>
          <table:table-cell table:formula="of:=[.$I$19]*([.H54])^[.$I$18]" office:value-type="float" office:value="278.416537745029">
            <text:p>278.416537745</text:p>
          </table:table-cell>
          <table:table-cell table:formula="of:=[.J53]/EXP([.$K$20])" office:value-type="float" office:value="985.074822803687">
            <text:p>985.0748228037</text:p>
          </table:table-cell>
          <table:table-cell table:formula="of:=[.$K$19]*([.J54])^[.$K$18]" office:value-type="float" office:value="232.051851198504">
            <text:p>232.0518511985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table:formula="of:=[.B54]/EXP([.$C$20])" office:value-type="float" office:value="321.992977230268">
            <text:p>321.9929772303</text:p>
          </table:table-cell>
          <table:table-cell table:formula="of:=[.$C$19]*([.B55])^[.$C$18]" office:value-type="float" office:value="77.2625266657329">
            <text:p>77.2625266657</text:p>
          </table:table-cell>
          <table:table-cell table:formula="of:=[.D54]/EXP([.$E$20])" office:value-type="float" office:value="267.159886745173">
            <text:p>267.1598867452</text:p>
          </table:table-cell>
          <table:table-cell table:formula="of:=[.$E$19]*([.D55])^[.$E$18]" office:value-type="float" office:value="167.11823156676">
            <text:p>167.1182315668</text:p>
          </table:table-cell>
          <table:table-cell table:formula="of:=[.F54]/EXP([.$G$20])" office:value-type="float" office:value="221.704877766013">
            <text:p>221.704877766</text:p>
          </table:table-cell>
          <table:table-cell table:formula="of:=[.$G$19]*([.F55])^[.$G$18]" office:value-type="float" office:value="212.63789980042">
            <text:p>212.6378998004</text:p>
          </table:table-cell>
          <table:table-cell table:formula="of:=[.H54]/EXP([.$I$20])" office:value-type="float" office:value="1440.1709947549">
            <text:p>1440.1709947549</text:p>
          </table:table-cell>
          <table:table-cell table:formula="of:=[.$I$19]*([.H55])^[.$I$18]" office:value-type="float" office:value="289.80752468116">
            <text:p>289.8075246812</text:p>
          </table:table-cell>
          <table:table-cell table:formula="of:=[.J54]/EXP([.$K$20])" office:value-type="float" office:value="1093.92520527762">
            <text:p>1093.9252052776</text:p>
          </table:table-cell>
          <table:table-cell table:formula="of:=[.$K$19]*([.J55])^[.$K$18]" office:value-type="float" office:value="242.309299369061">
            <text:p>242.3092993691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table:formula="of:=[.B55]/EXP([.$C$20])" office:value-type="float" office:value="347.128846625834">
            <text:p>347.1288466258</text:p>
          </table:table-cell>
          <table:table-cell table:formula="of:=[.$C$19]*([.B56])^[.$C$18]" office:value-type="float" office:value="80.1639630746963">
            <text:p>80.1639630747</text:p>
          </table:table-cell>
          <table:table-cell table:formula="of:=[.D55]/EXP([.$E$20])" office:value-type="float" office:value="284.631719524919">
            <text:p>284.6317195249</text:p>
          </table:table-cell>
          <table:table-cell table:formula="of:=[.$E$19]*([.D56])^[.$E$18]" office:value-type="float" office:value="177.558201990674">
            <text:p>177.5582019907</text:p>
          </table:table-cell>
          <table:table-cell table:formula="of:=[.F55]/EXP([.$G$20])" office:value-type="float" office:value="232.054122991941">
            <text:p>232.0541229919</text:p>
          </table:table-cell>
          <table:table-cell table:formula="of:=[.$G$19]*([.F56])^[.$G$18]" office:value-type="float" office:value="221.983700874289">
            <text:p>221.9837008743</text:p>
          </table:table-cell>
          <table:table-cell table:formula="of:=[.H55]/EXP([.$I$20])" office:value-type="float" office:value="1592.68262529538">
            <text:p>1592.6826252954</text:p>
          </table:table-cell>
          <table:table-cell table:formula="of:=[.$I$19]*([.H56])^[.$I$18]" office:value-type="float" office:value="301.664556430685">
            <text:p>301.6645564307</text:p>
          </table:table-cell>
          <table:table-cell table:formula="of:=[.J55]/EXP([.$K$20])" office:value-type="float" office:value="1214.80351242329">
            <text:p>1214.8035124233</text:p>
          </table:table-cell>
          <table:table-cell table:formula="of:=[.$K$19]*([.J56])^[.$K$18]" office:value-type="float" office:value="253.020160181784">
            <text:p>253.0201601818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table:formula="of:=[.B56]/EXP([.$C$20])" office:value-type="float" office:value="374.226907668266">
            <text:p>374.2269076683</text:p>
          </table:table-cell>
          <table:table-cell table:formula="of:=[.$C$19]*([.B57])^[.$C$18]" office:value-type="float" office:value="83.1743570028939">
            <text:p>83.1743570029</text:p>
          </table:table-cell>
          <table:table-cell table:formula="of:=[.D56]/EXP([.$E$20])" office:value-type="float" office:value="303.246182451737">
            <text:p>303.2461824517</text:p>
          </table:table-cell>
          <table:table-cell table:formula="of:=[.$E$19]*([.D57])^[.$E$18]" office:value-type="float" office:value="188.650363270311">
            <text:p>188.6503632703</text:p>
          </table:table-cell>
          <table:table-cell table:formula="of:=[.F56]/EXP([.$G$20])" office:value-type="float" office:value="242.886473857338">
            <text:p>242.8864738573</text:p>
          </table:table-cell>
          <table:table-cell table:formula="of:=[.$G$19]*([.F57])^[.$G$18]" office:value-type="float" office:value="231.74026596433">
            <text:p>231.7402659643</text:p>
          </table:table-cell>
          <table:table-cell table:formula="of:=[.H56]/EXP([.$I$20])" office:value-type="float" office:value="1761.3449751149">
            <text:p>1761.3449751149</text:p>
          </table:table-cell>
          <table:table-cell table:formula="of:=[.$I$19]*([.H57])^[.$I$18]" office:value-type="float" office:value="314.006700504549">
            <text:p>314.0067005045</text:p>
          </table:table-cell>
          <table:table-cell table:formula="of:=[.J56]/EXP([.$K$20])" office:value-type="float" office:value="1349.03882521059">
            <text:p>1349.0388252106</text:p>
          </table:table-cell>
          <table:table-cell table:formula="of:=[.$K$19]*([.J57])^[.$K$18]" office:value-type="float" office:value="264.204475953306">
            <text:p>264.2044759533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table:formula="of:=[.B57]/EXP([.$C$20])" office:value-type="float" office:value="403.440335726137">
            <text:p>403.4403357261</text:p>
          </table:table-cell>
          <table:table-cell table:formula="of:=[.$C$19]*([.B58])^[.$C$18]" office:value-type="float" office:value="86.2978001274552">
            <text:p>86.2978001275</text:p>
          </table:table-cell>
          <table:table-cell table:formula="of:=[.D57]/EXP([.$E$20])" office:value-type="float" office:value="323.078001724616">
            <text:p>323.0780017246</text:p>
          </table:table-cell>
          <table:table-cell table:formula="of:=[.$E$19]*([.D58])^[.$E$18]" office:value-type="float" office:value="200.435458137211">
            <text:p>200.4354581372</text:p>
          </table:table-cell>
          <table:table-cell table:formula="of:=[.F57]/EXP([.$G$20])" office:value-type="float" office:value="254.224481867534">
            <text:p>254.2244818675</text:p>
          </table:table-cell>
          <table:table-cell table:formula="of:=[.$G$19]*([.F58])^[.$G$18]" office:value-type="float" office:value="241.925648854872">
            <text:p>241.9256488549</text:p>
          </table:table-cell>
          <table:table-cell table:formula="of:=[.H57]/EXP([.$I$20])" office:value-type="float" office:value="1947.86837759793">
            <text:p>1947.8683775979</text:p>
          </table:table-cell>
          <table:table-cell table:formula="of:=[.$I$19]*([.H58])^[.$I$18]" office:value-type="float" office:value="326.853804531754">
            <text:p>326.8538045318</text:p>
          </table:table-cell>
          <table:table-cell table:formula="of:=[.J57]/EXP([.$K$20])" office:value-type="float" office:value="1498.1070875365">
            <text:p>1498.1070875365</text:p>
          </table:table-cell>
          <table:table-cell table:formula="of:=[.$K$19]*([.J58])^[.$K$18]" office:value-type="float" office:value="275.883174935982">
            <text:p>275.883174936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table:formula="of:=[.B58]/EXP([.$C$20])" office:value-type="float" office:value="434.934263559424">
            <text:p>434.9342635594</text:p>
          </table:table-cell>
          <table:table-cell table:formula="of:=[.$C$19]*([.B59])^[.$C$18]" office:value-type="float" office:value="89.5385377800888">
            <text:p>89.5385377801</text:p>
          </table:table-cell>
          <table:table-cell table:formula="of:=[.D58]/EXP([.$E$20])" office:value-type="float" office:value="344.206790517416">
            <text:p>344.2067905174</text:p>
          </table:table-cell>
          <table:table-cell table:formula="of:=[.$E$19]*([.D59])^[.$E$18]" office:value-type="float" office:value="212.956774544394">
            <text:p>212.9567745444</text:p>
          </table:table-cell>
          <table:table-cell table:formula="of:=[.F58]/EXP([.$G$20])" office:value-type="float" office:value="266.091751238388">
            <text:p>266.0917512384</text:p>
          </table:table-cell>
          <table:table-cell table:formula="of:=[.$G$19]*([.F59])^[.$G$18]" office:value-type="float" office:value="252.55869682509">
            <text:p>252.5586968251</text:p>
          </table:table-cell>
          <table:table-cell table:formula="of:=[.H58]/EXP([.$I$20])" office:value-type="float" office:value="2154.1442874917">
            <text:p>2154.1442874917</text:p>
          </table:table-cell>
          <table:table-cell table:formula="of:=[.$I$19]*([.H59])^[.$I$18]" office:value-type="float" office:value="340.226528176696">
            <text:p>340.2265281767</text:p>
          </table:table-cell>
          <table:table-cell table:formula="of:=[.J58]/EXP([.$K$20])" office:value-type="float" office:value="1663.64733452112">
            <text:p>1663.6473345211</text:p>
          </table:table-cell>
          <table:table-cell table:formula="of:=[.$K$19]*([.J59])^[.$K$18]" office:value-type="float" office:value="288.078110479131">
            <text:p>288.0781104791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table:formula="of:=[.B59]/EXP([.$C$20])" office:value-type="float" office:value="468.886714754247">
            <text:p>468.8867147542</text:p>
          </table:table-cell>
          <table:table-cell table:formula="of:=[.$C$19]*([.B60])^[.$C$18]" office:value-type="float" office:value="92.900974717266">
            <text:p>92.9009747173</text:p>
          </table:table-cell>
          <table:table-cell table:formula="of:=[.D59]/EXP([.$E$20])" office:value-type="float" office:value="366.71736857927">
            <text:p>366.7173685793</text:p>
          </table:table-cell>
          <table:table-cell table:formula="of:=[.$E$19]*([.D60])^[.$E$18]" office:value-type="float" office:value="226.260304667783">
            <text:p>226.2603046678</text:p>
          </table:table-cell>
          <table:table-cell table:formula="of:=[.F59]/EXP([.$G$20])" office:value-type="float" office:value="278.512988037108">
            <text:p>278.5129880371</text:p>
          </table:table-cell>
          <table:table-cell table:formula="of:=[.$G$19]*([.F60])^[.$G$18]" office:value-type="float" office:value="263.659085524463">
            <text:p>263.6590855245</text:p>
          </table:table-cell>
          <table:table-cell table:formula="of:=[.H59]/EXP([.$I$20])" office:value-type="float" office:value="2382.26446134698">
            <text:p>2382.264461347</text:p>
          </table:table-cell>
          <table:table-cell table:formula="of:=[.$I$19]*([.H60])^[.$I$18]" office:value-type="float" office:value="354.146376362349">
            <text:p>354.1463763624</text:p>
          </table:table-cell>
          <table:table-cell table:formula="of:=[.J59]/EXP([.$K$20])" office:value-type="float" office:value="1847.47971402398">
            <text:p>1847.479714024</text:p>
          </table:table-cell>
          <table:table-cell table:formula="of:=[.$K$19]*([.J60])^[.$K$18]" office:value-type="float" office:value="300.812101921344">
            <text:p>300.8121019213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table:formula="of:=[.B60]/EXP([.$C$20])" office:value-type="float" office:value="505.489610024693">
            <text:p>505.4896100247</text:p>
          </table:table-cell>
          <table:table-cell table:formula="of:=[.$C$19]*([.B61])^[.$C$18]" office:value-type="float" office:value="96.3896811070923">
            <text:p>96.3896811071</text:p>
          </table:table-cell>
          <table:table-cell table:formula="of:=[.D60]/EXP([.$E$20])" office:value-type="float" office:value="390.700102736351">
            <text:p>390.7001027364</text:p>
          </table:table-cell>
          <table:table-cell table:formula="of:=[.$E$19]*([.D61])^[.$E$18]" office:value-type="float" office:value="240.394913840535">
            <text:p>240.3949138405</text:p>
          </table:table-cell>
          <table:table-cell table:formula="of:=[.F60]/EXP([.$G$20])" office:value-type="float" office:value="291.514051616972">
            <text:p>291.514051617</text:p>
          </table:table-cell>
          <table:table-cell table:formula="of:=[.$G$19]*([.F61])^[.$G$18]" office:value-type="float" office:value="275.247355381072">
            <text:p>275.2473553811</text:p>
          </table:table-cell>
          <table:table-cell table:formula="of:=[.H60]/EXP([.$I$20])" office:value-type="float" office:value="2634.54216913437">
            <text:p>2634.5421691344</text:p>
          </table:table-cell>
          <table:table-cell table:formula="of:=[.$I$19]*([.H61])^[.$I$18]" office:value-type="float" office:value="368.635733852729">
            <text:p>368.6357338527</text:p>
          </table:table-cell>
          <table:table-cell table:formula="of:=[.J60]/EXP([.$K$20])" office:value-type="float" office:value="2051.62549953088">
            <text:p>2051.6254995309</text:p>
          </table:table-cell>
          <table:table-cell table:formula="of:=[.$K$19]*([.J61])^[.$K$18]" office:value-type="float" office:value="314.108977290353">
            <text:p>314.1089772904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table:formula="of:=[.B61]/EXP([.$C$20])" office:value-type="float" office:value="544.949852070003">
            <text:p>544.94985207</text:p>
          </table:table-cell>
          <table:table-cell table:formula="of:=[.$C$19]*([.B62])^[.$C$18]" office:value-type="float" office:value="100.009398741004">
            <text:p>100.009398741</text:p>
          </table:table-cell>
          <table:table-cell table:formula="of:=[.D61]/EXP([.$E$20])" office:value-type="float" office:value="416.25126966191">
            <text:p>416.2512696619</text:p>
          </table:table-cell>
          <table:table-cell table:formula="of:=[.$E$19]*([.D62])^[.$E$18]" office:value-type="float" office:value="255.412520040802">
            <text:p>255.4125200408</text:p>
          </table:table-cell>
          <table:table-cell table:formula="of:=[.F61]/EXP([.$G$20])" office:value-type="float" office:value="305.122008453051">
            <text:p>305.1220084531</text:p>
          </table:table-cell>
          <table:table-cell table:formula="of:=[.$G$19]*([.F62])^[.$G$18]" office:value-type="float" office:value="287.344949610108">
            <text:p>287.3449496101</text:p>
          </table:table-cell>
          <table:table-cell table:formula="of:=[.H61]/EXP([.$I$20])" office:value-type="float" office:value="2913.53565213442">
            <text:p>2913.5356521344</text:p>
          </table:table-cell>
          <table:table-cell table:formula="of:=[.$I$19]*([.H62])^[.$I$18]" office:value-type="float" office:value="383.717901250245">
            <text:p>383.7179012502</text:p>
          </table:table-cell>
          <table:table-cell table:formula="of:=[.J61]/EXP([.$K$20])" office:value-type="float" office:value="2278.32931445693">
            <text:p>2278.3293144569</text:p>
          </table:table-cell>
          <table:table-cell table:formula="of:=[.$K$19]*([.J62])^[.$K$18]" office:value-type="float" office:value="327.99361789038">
            <text:p>327.9936178904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table:formula="of:=[.B62]/EXP([.$C$20])" office:value-type="float" office:value="587.490495119397">
            <text:p>587.4904951194</text:p>
          </table:table-cell>
          <table:table-cell table:formula="of:=[.$C$19]*([.B63])^[.$C$18]" office:value-type="float" office:value="103.76504747873">
            <text:p>103.7650474787</text:p>
          </table:table-cell>
          <table:table-cell table:formula="of:=[.D62]/EXP([.$E$20])" office:value-type="float" office:value="443.473442370894">
            <text:p>443.4734423709</text:p>
          </table:table-cell>
          <table:table-cell table:formula="of:=[.$E$19]*([.D63])^[.$E$18]" office:value-type="float" office:value="271.36828459219">
            <text:p>271.3682845922</text:p>
          </table:table-cell>
          <table:table-cell table:formula="of:=[.F62]/EXP([.$G$20])" office:value-type="float" office:value="319.36518849098">
            <text:p>319.365188491</text:p>
          </table:table-cell>
          <table:table-cell table:formula="of:=[.$G$19]*([.F63])^[.$G$18]" office:value-type="float" office:value="299.974253892918">
            <text:p>299.9742538929</text:p>
          </table:table-cell>
          <table:table-cell table:formula="of:=[.H62]/EXP([.$I$20])" office:value-type="float" office:value="3222.07406497786">
            <text:p>3222.0740649779</text:p>
          </table:table-cell>
          <table:table-cell table:formula="of:=[.$I$19]*([.H63])^[.$I$18]" office:value-type="float" office:value="399.417132465827">
            <text:p>399.4171324658</text:p>
          </table:table-cell>
          <table:table-cell table:formula="of:=[.J62]/EXP([.$K$20])" office:value-type="float" office:value="2530.0838122263">
            <text:p>2530.0838122263</text:p>
          </table:table-cell>
          <table:table-cell table:formula="of:=[.$K$19]*([.J63])^[.$K$18]" office:value-type="float" office:value="342.492004860392">
            <text:p>342.4920048604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table:formula="of:=[.B63]/EXP([.$C$20])" office:value-type="float" office:value="633.352005775566">
            <text:p>633.3520057756</text:p>
          </table:table-cell>
          <table:table-cell table:formula="of:=[.$C$19]*([.B64])^[.$C$18]" office:value-type="float" office:value="107.661731935286">
            <text:p>107.6617319353</text:p>
          </table:table-cell>
          <table:table-cell table:formula="of:=[.D63]/EXP([.$E$20])" office:value-type="float" office:value="472.475901990714">
            <text:p>472.4759019907</text:p>
          </table:table-cell>
          <table:table-cell table:formula="of:=[.$E$19]*([.D64])^[.$E$18]" office:value-type="float" office:value="288.32081477738">
            <text:p>288.3208147774</text:p>
          </table:table-cell>
          <table:table-cell table:formula="of:=[.F63]/EXP([.$G$20])" office:value-type="float" office:value="334.273244126121">
            <text:p>334.2732441261</text:p>
          </table:table-cell>
          <table:table-cell table:formula="of:=[.$G$19]*([.F64])^[.$G$18]" office:value-type="float" office:value="313.158637800005">
            <text:p>313.1586378</text:p>
          </table:table-cell>
          <table:table-cell table:formula="of:=[.H63]/EXP([.$I$20])" office:value-type="float" office:value="3563.28616490325">
            <text:p>3563.2861649033</text:p>
          </table:table-cell>
          <table:table-cell table:formula="of:=[.$I$19]*([.H64])^[.$I$18]" office:value-type="float" office:value="415.758673722086">
            <text:p>415.7586737221</text:p>
          </table:table-cell>
          <table:table-cell table:formula="of:=[.J63]/EXP([.$K$20])" office:value-type="float" office:value="2809.65708349121">
            <text:p>2809.6570834912</text:p>
          </table:table-cell>
          <table:table-cell table:formula="of:=[.$K$19]*([.J64])^[.$K$18]" office:value-type="float" office:value="357.631267790383">
            <text:p>357.6312677904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table:formula="of:=[.B64]/EXP([.$C$20])" office:value-type="float" office:value="682.793622283896">
            <text:p>682.7936222839</text:p>
          </table:table-cell>
          <table:table-cell table:formula="of:=[.$C$19]*([.B65])^[.$C$18]" office:value-type="float" office:value="111.704748419079">
            <text:p>111.7047484191</text:p>
          </table:table-cell>
          <table:table-cell table:formula="of:=[.D64]/EXP([.$E$20])" office:value-type="float" office:value="503.375076461151">
            <text:p>503.3750764612</text:p>
          </table:table-cell>
          <table:table-cell table:formula="of:=[.$E$19]*([.D65])^[.$E$18]" office:value-type="float" office:value="306.332379109141">
            <text:p>306.3323791091</text:p>
          </table:table-cell>
          <table:table-cell table:formula="of:=[.F64]/EXP([.$G$20])" office:value-type="float" office:value="349.877211935882">
            <text:p>349.8772119359</text:p>
          </table:table-cell>
          <table:table-cell table:formula="of:=[.$G$19]*([.F65])^[.$G$18]" office:value-type="float" office:value="326.922498034655">
            <text:p>326.9224980347</text:p>
          </table:table-cell>
          <table:table-cell table:formula="of:=[.H64]/EXP([.$I$20])" office:value-type="float" office:value="3940.63203915771">
            <text:p>3940.6320391577</text:p>
          </table:table-cell>
          <table:table-cell table:formula="of:=[.$I$19]*([.H65])^[.$I$18]" office:value-type="float" office:value="432.768804152227">
            <text:p>432.7688041522</text:p>
          </table:table-cell>
          <table:table-cell table:formula="of:=[.J64]/EXP([.$K$20])" office:value-type="float" office:value="3120.12309183782">
            <text:p>3120.1230918378</text:p>
          </table:table-cell>
          <table:table-cell table:formula="of:=[.$K$19]*([.J65])^[.$K$18]" office:value-type="float" office:value="373.439735486649">
            <text:p>373.4397354866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table:formula="of:=[.B65]/EXP([.$C$20])" office:value-type="float" office:value="736.094819910886">
            <text:p>736.0948199109</text:p>
          </table:table-cell>
          <table:table-cell table:formula="of:=[.$C$19]*([.B66])^[.$C$18]" office:value-type="float" office:value="115.899592130565">
            <text:p>115.8995921306</text:p>
          </table:table-cell>
          <table:table-cell table:formula="of:=[.D65]/EXP([.$E$20])" office:value-type="float" office:value="536.295007924552">
            <text:p>536.2950079246</text:p>
          </table:table-cell>
          <table:table-cell table:formula="of:=[.$E$19]*([.D66])^[.$E$18]" office:value-type="float" office:value="325.469136049447">
            <text:p>325.4691360494</text:p>
          </table:table-cell>
          <table:table-cell table:formula="of:=[.F65]/EXP([.$G$20])" office:value-type="float" office:value="366.209577293716">
            <text:p>366.2095772937</text:p>
          </table:table-cell>
          <table:table-cell table:formula="of:=[.$G$19]*([.F66])^[.$G$18]" office:value-type="float" office:value="341.291303577185">
            <text:p>341.2913035772</text:p>
          </table:table-cell>
          <table:table-cell table:formula="of:=[.H65]/EXP([.$I$20])" office:value-type="float" office:value="4357.93819227481">
            <text:p>4357.9381922748</text:p>
          </table:table-cell>
          <table:table-cell table:formula="of:=[.$I$19]*([.H66])^[.$I$18]" office:value-type="float" office:value="450.474878060011">
            <text:p>450.47487806</text:p>
          </table:table-cell>
          <table:table-cell table:formula="of:=[.J65]/EXP([.$K$20])" office:value-type="float" office:value="3464.89547262575">
            <text:p>3464.8954726258</text:p>
          </table:table-cell>
          <table:table-cell table:formula="of:=[.$K$19]*([.J66])^[.$K$18]" office:value-type="float" office:value="389.946988981057">
            <text:p>389.9469889811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table:formula="of:=[.B66]/EXP([.$C$20])" office:value-type="float" office:value="793.556890714998">
            <text:p>793.556890715</text:p>
          </table:table-cell>
          <table:table-cell table:formula="of:=[.$C$19]*([.B67])^[.$C$18]" office:value-type="float" office:value="120.251964631227">
            <text:p>120.2519646312</text:p>
          </table:table-cell>
          <table:table-cell table:formula="of:=[.D66]/EXP([.$E$20])" office:value-type="float" office:value="571.367850682596">
            <text:p>571.3678506826</text:p>
          </table:table-cell>
          <table:table-cell table:formula="of:=[.$E$19]*([.D67])^[.$E$18]" office:value-type="float" office:value="345.801377016801">
            <text:p>345.8013770168</text:p>
          </table:table-cell>
          <table:table-cell table:formula="of:=[.F66]/EXP([.$G$20])" office:value-type="float" office:value="383.304341999327">
            <text:p>383.3043419993</text:p>
          </table:table-cell>
          <table:table-cell table:formula="of:=[.$G$19]*([.F67])^[.$G$18]" office:value-type="float" office:value="356.291642813359">
            <text:p>356.2916428134</text:p>
          </table:table-cell>
          <table:table-cell table:formula="of:=[.H66]/EXP([.$I$20])" office:value-type="float" office:value="4819.4363490347">
            <text:p>4819.4363490347</text:p>
          </table:table-cell>
          <table:table-cell table:formula="of:=[.$I$19]*([.H67])^[.$I$18]" office:value-type="float" office:value="468.905368908712">
            <text:p>468.9053689087</text:p>
          </table:table-cell>
          <table:table-cell table:formula="of:=[.J66]/EXP([.$K$20])" office:value-type="float" office:value="3847.76506658618">
            <text:p>3847.7650665862</text:p>
          </table:table-cell>
          <table:table-cell table:formula="of:=[.$K$19]*([.J67])^[.$K$18]" office:value-type="float" office:value="407.183916883502">
            <text:p>407.1839168835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table:formula="of:=[.B67]/EXP([.$C$20])" office:value-type="float" office:value="855.504646639809">
            <text:p>855.5046466398</text:p>
          </table:table-cell>
          <table:table-cell table:formula="of:=[.$C$19]*([.B68])^[.$C$18]" office:value-type="float" office:value="124.76778159305">
            <text:p>124.7677815931</text:p>
          </table:table-cell>
          <table:table-cell table:formula="of:=[.D67]/EXP([.$E$20])" office:value-type="float" office:value="608.734401718647">
            <text:p>608.7344017186</text:p>
          </table:table-cell>
          <table:table-cell table:formula="of:=[.$E$19]*([.D68])^[.$E$18]" office:value-type="float" office:value="367.403784574364">
            <text:p>367.4037845744</text:p>
          </table:table-cell>
          <table:table-cell table:formula="of:=[.F67]/EXP([.$G$20])" office:value-type="float" office:value="401.197095065864">
            <text:p>401.1970950659</text:p>
          </table:table-cell>
          <table:table-cell table:formula="of:=[.$G$19]*([.F68])^[.$G$18]" office:value-type="float" office:value="371.951272734182">
            <text:p>371.9512727342</text:p>
          </table:table-cell>
          <table:table-cell table:formula="of:=[.H67]/EXP([.$I$20])" office:value-type="float" office:value="5329.80636659113">
            <text:p>5329.8063665911</text:p>
          </table:table-cell>
          <table:table-cell table:formula="of:=[.$I$19]*([.H68])^[.$I$18]" office:value-type="float" office:value="488.089915109815">
            <text:p>488.0899151098</text:p>
          </table:table-cell>
          <table:table-cell table:formula="of:=[.J67]/EXP([.$K$20])" office:value-type="float" office:value="4272.94160086777">
            <text:p>4272.9416008678</text:p>
          </table:table-cell>
          <table:table-cell table:formula="of:=[.$K$19]*([.J68])^[.$K$18]" office:value-type="float" office:value="425.182773181114">
            <text:p>425.1827731811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table:formula="of:=[.B68]/EXP([.$C$20])" office:value-type="float" office:value="922.288255556409">
            <text:p>922.2882555564</text:p>
          </table:table-cell>
          <table:table-cell table:formula="of:=[.$C$19]*([.B69])^[.$C$18]" office:value-type="float" office:value="129.453180838998">
            <text:p>129.453180839</text:p>
          </table:table-cell>
          <table:table-cell table:formula="of:=[.D68]/EXP([.$E$20])" office:value-type="float" office:value="648.544665915426">
            <text:p>648.5446659154</text:p>
          </table:table-cell>
          <table:table-cell table:formula="of:=[.$E$19]*([.D69])^[.$E$18]" office:value-type="float" office:value="390.355706747251">
            <text:p>390.3557067473</text:p>
          </table:table-cell>
          <table:table-cell table:formula="of:=[.F68]/EXP([.$G$20])" office:value-type="float" office:value="419.925086811489">
            <text:p>419.9250868115</text:p>
          </table:table-cell>
          <table:table-cell table:formula="of:=[.$G$19]*([.F69])^[.$G$18]" office:value-type="float" office:value="388.29917029811">
            <text:p>388.2991702981</text:p>
          </table:table-cell>
          <table:table-cell table:formula="of:=[.H68]/EXP([.$I$20])" office:value-type="float" office:value="5894.22369091876">
            <text:p>5894.2236909188</text:p>
          </table:table-cell>
          <table:table-cell table:formula="of:=[.$I$19]*([.H69])^[.$I$18]" office:value-type="float" office:value="508.059367685095">
            <text:p>508.0593676851</text:p>
          </table:table-cell>
          <table:table-cell table:formula="of:=[.J68]/EXP([.$K$20])" office:value-type="float" office:value="4745.0999758219">
            <text:p>4745.0999758219</text:p>
          </table:table-cell>
          <table:table-cell table:formula="of:=[.$K$19]*([.J69])^[.$K$18]" office:value-type="float" office:value="443.977237592379">
            <text:p>443.9772375924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table:formula="of:=[.B69]/EXP([.$C$20])" office:value-type="float" office:value="994.285220633543">
            <text:p>994.2852206335</text:p>
          </table:table-cell>
          <table:table-cell table:formula="of:=[.$C$19]*([.B70])^[.$C$18]" office:value-type="float" office:value="134.314530685443">
            <text:p>134.3145306854</text:p>
          </table:table-cell>
          <table:table-cell table:formula="of:=[.D69]/EXP([.$E$20])" office:value-type="float" office:value="690.958458237021">
            <text:p>690.958458237</text:p>
          </table:table-cell>
          <table:table-cell table:formula="of:=[.$E$19]*([.D70])^[.$E$18]" office:value-type="float" office:value="414.741448476571">
            <text:p>414.7414484766</text:p>
          </table:table-cell>
          <table:table-cell table:formula="of:=[.F69]/EXP([.$G$20])" office:value-type="float" office:value="439.527306409553">
            <text:p>439.5273064096</text:p>
          </table:table-cell>
          <table:table-cell table:formula="of:=[.$G$19]*([.F70])^[.$G$18]" office:value-type="float" office:value="405.365586050714">
            <text:p>405.3655860507</text:p>
          </table:table-cell>
          <table:table-cell table:formula="of:=[.H69]/EXP([.$I$20])" office:value-type="float" office:value="6518.41183881665">
            <text:p>6518.4118388167</text:p>
          </table:table-cell>
          <table:table-cell table:formula="of:=[.$I$19]*([.H70])^[.$I$18]" office:value-type="float" office:value="528.845839878711">
            <text:p>528.8458398787</text:p>
          </table:table-cell>
          <table:table-cell table:formula="of:=[.J69]/EXP([.$K$20])" office:value-type="float" office:value="5269.43166645955">
            <text:p>5269.4316664596</text:p>
          </table:table-cell>
          <table:table-cell table:formula="of:=[.$K$19]*([.J70])^[.$K$18]" office:value-type="float" office:value="463.60247858912">
            <text:p>463.6024785891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table:formula="of:=[.B70]/EXP([.$C$20])" office:value-type="float" office:value="1071.90251422412">
            <text:p>1071.9025142241</text:p>
          </table:table-cell>
          <table:table-cell table:formula="of:=[.$C$19]*([.B71])^[.$C$18]" office:value-type="float" office:value="139.358438597872">
            <text:p>139.3584385979</text:p>
          </table:table-cell>
          <table:table-cell table:formula="of:=[.D70]/EXP([.$E$20])" office:value-type="float" office:value="736.146045292646">
            <text:p>736.1460452926</text:p>
          </table:table-cell>
          <table:table-cell table:formula="of:=[.$E$19]*([.D71])^[.$E$18]" office:value-type="float" office:value="440.650581280776">
            <text:p>440.6505812808</text:p>
          </table:table-cell>
          <table:table-cell table:formula="of:=[.F70]/EXP([.$G$20])" office:value-type="float" office:value="460.04456305884">
            <text:p>460.0445630588</text:p>
          </table:table-cell>
          <table:table-cell table:formula="of:=[.$G$19]*([.F71])^[.$G$18]" office:value-type="float" office:value="423.182100101023">
            <text:p>423.182100101</text:p>
          </table:table-cell>
          <table:table-cell table:formula="of:=[.H70]/EXP([.$I$20])" office:value-type="float" office:value="7208.7004376656">
            <text:p>7208.7004376656</text:p>
          </table:table-cell>
          <table:table-cell table:formula="of:=[.$I$19]*([.H71])^[.$I$18]" office:value-type="float" office:value="550.482758799103">
            <text:p>550.4827587991</text:p>
          </table:table-cell>
          <table:table-cell table:formula="of:=[.J70]/EXP([.$K$20])" office:value-type="float" office:value="5851.70180374907">
            <text:p>5851.7018037491</text:p>
          </table:table-cell>
          <table:table-cell table:formula="of:=[.$K$19]*([.J71])^[.$K$18]" office:value-type="float" office:value="484.095219204239">
            <text:p>484.0952192042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table:formula="of:=[.B71]/EXP([.$C$20])" office:value-type="float" office:value="1155.57887833019">
            <text:p>1155.5788783302</text:p>
          </table:table-cell>
          <table:table-cell table:formula="of:=[.$C$19]*([.B72])^[.$C$18]" office:value-type="float" office:value="144.591760171648">
            <text:p>144.5917601716</text:p>
          </table:table-cell>
          <table:table-cell table:formula="of:=[.D71]/EXP([.$E$20])" office:value-type="float" office:value="784.288828857652">
            <text:p>784.2888288577</text:p>
          </table:table-cell>
          <table:table-cell table:formula="of:=[.$E$19]*([.D72])^[.$E$18]" office:value-type="float" office:value="468.178272261723">
            <text:p>468.1782722617</text:p>
          </table:table-cell>
          <table:table-cell table:formula="of:=[.F71]/EXP([.$G$20])" office:value-type="float" office:value="481.519570942861">
            <text:p>481.5195709429</text:p>
          </table:table-cell>
          <table:table-cell table:formula="of:=[.$G$19]*([.F72])^[.$G$18]" office:value-type="float" office:value="441.781680558121">
            <text:p>441.7816805581</text:p>
          </table:table-cell>
          <table:table-cell table:formula="of:=[.H71]/EXP([.$I$20])" office:value-type="float" office:value="7972.08941149598">
            <text:p>7972.089411496</text:p>
          </table:table-cell>
          <table:table-cell table:formula="of:=[.$I$19]*([.H72])^[.$I$18]" office:value-type="float" office:value="573.004919173743">
            <text:p>573.0049191737</text:p>
          </table:table-cell>
          <table:table-cell table:formula="of:=[.J71]/EXP([.$K$20])" office:value-type="float" office:value="6498.31256337498">
            <text:p>6498.312563375</text:p>
          </table:table-cell>
          <table:table-cell table:formula="of:=[.$K$19]*([.J72])^[.$K$18]" office:value-type="float" office:value="505.49380574839">
            <text:p>505.4938057484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table:formula="of:=[.B72]/EXP([.$C$20])" office:value-type="float" office:value="1245.78730465003">
            <text:p>1245.78730465</text:p>
          </table:table-cell>
          <table:table-cell table:formula="of:=[.$C$19]*([.B73])^[.$C$18]" office:value-type="float" office:value="150.021608450013">
            <text:p>150.02160845</text:p>
          </table:table-cell>
          <table:table-cell table:formula="of:=[.D72]/EXP([.$E$20])" office:value-type="float" office:value="835.580074095729">
            <text:p>835.5800740957</text:p>
          </table:table-cell>
          <table:table-cell table:formula="of:=[.$E$19]*([.D73])^[.$E$18]" office:value-type="float" office:value="497.425633663937">
            <text:p>497.4256336639</text:p>
          </table:table-cell>
          <table:table-cell table:formula="of:=[.F72]/EXP([.$G$20])" office:value-type="float" office:value="503.997038155065">
            <text:p>503.9970381551</text:p>
          </table:table-cell>
          <table:table-cell table:formula="of:=[.$G$19]*([.F73])^[.$G$18]" office:value-type="float" office:value="461.198744536137">
            <text:p>461.1987445361</text:p>
          </table:table-cell>
          <table:table-cell table:formula="of:=[.H72]/EXP([.$I$20])" office:value-type="float" office:value="8816.31996424964">
            <text:p>8816.3199642496</text:p>
          </table:table-cell>
          <table:table-cell table:formula="of:=[.$I$19]*([.H73])^[.$I$18]" office:value-type="float" office:value="596.448539303178">
            <text:p>596.4485393032</text:p>
          </table:table-cell>
          <table:table-cell table:formula="of:=[.J72]/EXP([.$K$20])" office:value-type="float" office:value="7216.3735589299">
            <text:p>7216.3735589299</text:p>
          </table:table-cell>
          <table:table-cell table:formula="of:=[.$K$19]*([.J73])^[.$K$18]" office:value-type="float" office:value="527.838279564139">
            <text:p>527.8382795641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table:formula="of:=[.B73]/EXP([.$C$20])" office:value-type="float" office:value="1343.0377082262">
            <text:p>1343.0377082262</text:p>
          </table:table-cell>
          <table:table-cell table:formula="of:=[.$C$19]*([.B74])^[.$C$18]" office:value-type="float" office:value="155.655363592028">
            <text:p>155.655363592</text:p>
          </table:table-cell>
          <table:table-cell table:formula="of:=[.D73]/EXP([.$E$20])" office:value-type="float" office:value="890.225685405684">
            <text:p>890.2256854057</text:p>
          </table:table-cell>
          <table:table-cell table:formula="of:=[.$E$19]*([.D74])^[.$E$18]" office:value-type="float" office:value="528.500094271032">
            <text:p>528.500094271</text:p>
          </table:table-cell>
          <table:table-cell table:formula="of:=[.F73]/EXP([.$G$20])" office:value-type="float" office:value="527.523759775116">
            <text:p>527.5237597751</text:p>
          </table:table-cell>
          <table:table-cell table:formula="of:=[.$G$19]*([.F74])^[.$G$18]" office:value-type="float" office:value="481.469221840504">
            <text:p>481.4692218405</text:p>
          </table:table-cell>
          <table:table-cell table:formula="of:=[.H73]/EXP([.$I$20])" office:value-type="float" office:value="9749.95308004718">
            <text:p>9749.9530800472</text:p>
          </table:table-cell>
          <table:table-cell table:formula="of:=[.$I$19]*([.H74])^[.$I$18]" office:value-type="float" office:value="620.851319304338">
            <text:p>620.8513193043</text:p>
          </table:table-cell>
          <table:table-cell table:formula="of:=[.J73]/EXP([.$K$20])" office:value-type="float" office:value="8013.78001352649">
            <text:p>8013.7800135265</text:p>
          </table:table-cell>
          <table:table-cell table:formula="of:=[.$K$19]*([.J74])^[.$K$18]" office:value-type="float" office:value="551.170451951909">
            <text:p>551.1704519519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table:formula="of:=[.B74]/EXP([.$C$20])" office:value-type="float" office:value="1447.87980980766">
            <text:p>1447.8798098077</text:p>
          </table:table-cell>
          <table:table-cell table:formula="of:=[.$C$19]*([.B75])^[.$C$18]" office:value-type="float" office:value="161.500682903552">
            <text:p>161.5006829036</text:p>
          </table:table-cell>
          <table:table-cell table:formula="of:=[.D74]/EXP([.$E$20])" office:value-type="float" office:value="948.445033007365">
            <text:p>948.4450330074</text:p>
          </table:table-cell>
          <table:table-cell table:formula="of:=[.$E$19]*([.D75])^[.$E$18]" office:value-type="float" office:value="561.51579400348">
            <text:p>561.5157940035</text:p>
          </table:table-cell>
          <table:table-cell table:formula="of:=[.F74]/EXP([.$G$20])" office:value-type="float" office:value="552.148715289979">
            <text:p>552.14871529</text:p>
          </table:table-cell>
          <table:table-cell table:formula="of:=[.$G$19]*([.F75])^[.$G$18]" office:value-type="float" office:value="502.630621453345">
            <text:p>502.6306214533</text:p>
          </table:table-cell>
          <table:table-cell table:formula="of:=[.H74]/EXP([.$I$20])" office:value-type="float" office:value="10782.4563364985">
            <text:p>10782.4563364985</text:p>
          </table:table-cell>
          <table:table-cell table:formula="of:=[.$I$19]*([.H75])^[.$I$18]" office:value-type="float" office:value="646.252501736798">
            <text:p>646.2525017368</text:p>
          </table:table-cell>
          <table:table-cell table:formula="of:=[.J74]/EXP([.$K$20])" office:value-type="float" office:value="8899.29956934212">
            <text:p>8899.2995693421</text:p>
          </table:table-cell>
          <table:table-cell table:formula="of:=[.$K$19]*([.J75])^[.$K$18]" office:value-type="float" office:value="575.533982407878">
            <text:p>575.5339824079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table:formula="of:=[.B75]/EXP([.$C$20])" office:value-type="float" office:value="1560.9062432189">
            <text:p>1560.9062432189</text:p>
          </table:table-cell>
          <table:table-cell table:formula="of:=[.$C$19]*([.B76])^[.$C$18]" office:value-type="float" office:value="167.56551124493">
            <text:p>167.5655112449</text:p>
          </table:table-cell>
          <table:table-cell table:formula="of:=[.D75]/EXP([.$E$20])" office:value-type="float" office:value="1010.471833585">
            <text:p>1010.471833585</text:p>
          </table:table-cell>
          <table:table-cell table:formula="of:=[.$E$19]*([.D76])^[.$E$18]" office:value-type="float" office:value="596.594003167126">
            <text:p>596.5940031671</text:p>
          </table:table-cell>
          <table:table-cell table:formula="of:=[.F75]/EXP([.$G$20])" office:value-type="float" office:value="577.923170562669">
            <text:p>577.9231705627</text:p>
          </table:table-cell>
          <table:table-cell table:formula="of:=[.$G$19]*([.F76])^[.$G$18]" office:value-type="float" office:value="524.722100940996">
            <text:p>524.722100941</text:p>
          </table:table-cell>
          <table:table-cell table:formula="of:=[.H75]/EXP([.$I$20])" office:value-type="float" office:value="11924.2999113934">
            <text:p>11924.2999113934</text:p>
          </table:table-cell>
          <table:table-cell table:formula="of:=[.$I$19]*([.H76])^[.$I$18]" office:value-type="float" office:value="672.692934709451">
            <text:p>672.6929347095</text:p>
          </table:table-cell>
          <table:table-cell table:formula="of:=[.J75]/EXP([.$K$20])" office:value-type="float" office:value="9882.66868958406">
            <text:p>9882.6686895841</text:p>
          </table:table-cell>
          <table:table-cell table:formula="of:=[.$K$19]*([.J76])^[.$K$18]" office:value-type="float" office:value="600.974460320258">
            <text:p>600.9744603203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table:formula="of:=[.B76]/EXP([.$C$20])" office:value-type="float" office:value="1682.75590530086">
            <text:p>1682.7559053009</text:p>
          </table:table-cell>
          <table:table-cell table:formula="of:=[.$C$19]*([.B77])^[.$C$18]" office:value-type="float" office:value="173.858091829513">
            <text:p>173.8580918295</text:p>
          </table:table-cell>
          <table:table-cell table:formula="of:=[.D76]/EXP([.$E$20])" office:value-type="float" office:value="1076.55508852319">
            <text:p>1076.5550885232</text:p>
          </table:table-cell>
          <table:table-cell table:formula="of:=[.$E$19]*([.D77])^[.$E$18]" office:value-type="float" office:value="633.863567892394">
            <text:p>633.8635678924</text:p>
          </table:table-cell>
          <table:table-cell table:formula="of:=[.F76]/EXP([.$G$20])" office:value-type="float" office:value="604.900784560911">
            <text:p>604.9007845609</text:p>
          </table:table-cell>
          <table:table-cell table:formula="of:=[.$G$19]*([.F77])^[.$G$18]" office:value-type="float" office:value="547.784538912119">
            <text:p>547.7845389121</text:p>
          </table:table-cell>
          <table:table-cell table:formula="of:=[.H76]/EXP([.$I$20])" office:value-type="float" office:value="13187.0627563358">
            <text:p>13187.0627563358</text:p>
          </table:table-cell>
          <table:table-cell table:formula="of:=[.$I$19]*([.H77])^[.$I$18]" office:value-type="float" office:value="700.215137569111">
            <text:p>700.2151375691</text:p>
          </table:table-cell>
          <table:table-cell table:formula="of:=[.J76]/EXP([.$K$20])" office:value-type="float" office:value="10974.6997128343">
            <text:p>10974.6997128343</text:p>
          </table:table-cell>
          <table:table-cell table:formula="of:=[.$K$19]*([.J77])^[.$K$18]" office:value-type="float" office:value="627.539490276816">
            <text:p>627.5394902768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table:formula="of:=[.B77]/EXP([.$C$20])" office:value-type="float" office:value="1814.11756735976">
            <text:p>1814.1175673598</text:p>
          </table:table-cell>
          <table:table-cell table:formula="of:=[.$C$19]*([.B78])^[.$C$18]" office:value-type="float" office:value="180.386977427695">
            <text:p>180.3869774277</text:p>
          </table:table-cell>
          <table:table-cell table:formula="of:=[.D77]/EXP([.$E$20])" office:value-type="float" office:value="1146.96008350211">
            <text:p>1146.9600835021</text:p>
          </table:table-cell>
          <table:table-cell table:formula="of:=[.$E$19]*([.D78])^[.$E$18]" office:value-type="float" office:value="673.461383400334">
            <text:p>673.4613834003</text:p>
          </table:table-cell>
          <table:table-cell table:formula="of:=[.F77]/EXP([.$G$20])" office:value-type="float" office:value="633.137721067939">
            <text:p>633.1377210679</text:p>
          </table:table-cell>
          <table:table-cell table:formula="of:=[.$G$19]*([.F78])^[.$G$18]" office:value-type="float" office:value="571.860610660471">
            <text:p>571.8606106605</text:p>
          </table:table-cell>
          <table:table-cell table:formula="of:=[.H77]/EXP([.$I$20])" office:value-type="float" office:value="14583.550013983">
            <text:p>14583.550013983</text:p>
          </table:table-cell>
          <table:table-cell table:formula="of:=[.$I$19]*([.H78])^[.$I$18]" office:value-type="float" office:value="728.863369276651">
            <text:p>728.8633692767</text:p>
          </table:table-cell>
          <table:table-cell table:formula="of:=[.J77]/EXP([.$K$20])" office:value-type="float" office:value="12187.3997368573">
            <text:p>12187.3997368573</text:p>
          </table:table-cell>
          <table:table-cell table:formula="of:=[.$K$19]*([.J78])^[.$K$18]" office:value-type="float" office:value="655.278781143258">
            <text:p>655.2787811433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table:formula="of:=[.B78]/EXP([.$C$20])" office:value-type="float" office:value="1955.73376853779">
            <text:p>1955.7337685378</text:p>
          </table:table-cell>
          <table:table-cell table:formula="of:=[.$C$19]*([.B79])^[.$C$18]" office:value-type="float" office:value="187.161041991697">
            <text:p>187.1610419917</text:p>
          </table:table-cell>
          <table:table-cell table:formula="of:=[.D78]/EXP([.$E$20])" office:value-type="float" office:value="1221.96945346455">
            <text:p>1221.9694534646</text:p>
          </table:table-cell>
          <table:table-cell table:formula="of:=[.$E$19]*([.D79])^[.$E$18]" office:value-type="float" office:value="715.532896833862">
            <text:p>715.5328968339</text:p>
          </table:table-cell>
          <table:table-cell table:formula="of:=[.F78]/EXP([.$G$20])" office:value-type="float" office:value="662.692765607974">
            <text:p>662.692765608</text:p>
          </table:table-cell>
          <table:table-cell table:formula="of:=[.$G$19]*([.F79])^[.$G$18]" office:value-type="float" office:value="596.994867132296">
            <text:p>596.9948671323</text:p>
          </table:table-cell>
          <table:table-cell table:formula="of:=[.H78]/EXP([.$I$20])" office:value-type="float" office:value="16127.9228695686">
            <text:p>16127.9228695686</text:p>
          </table:table-cell>
          <table:table-cell table:formula="of:=[.$I$19]*([.H79])^[.$I$18]" office:value-type="float" office:value="758.683699580657">
            <text:p>758.6836995807</text:p>
          </table:table-cell>
          <table:table-cell table:formula="of:=[.J78]/EXP([.$K$20])" office:value-type="float" office:value="13534.1026390225">
            <text:p>13534.1026390225</text:p>
          </table:table-cell>
          <table:table-cell table:formula="of:=[.$K$19]*([.J79])^[.$K$18]" office:value-type="float" office:value="684.244239079175">
            <text:p>684.2442390792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table:formula="of:=[.B79]/EXP([.$C$20])" office:value-type="float" office:value="2108.40501311375">
            <text:p>2108.4050131138</text:p>
          </table:table-cell>
          <table:table-cell table:formula="of:=[.$C$19]*([.B80])^[.$C$18]" office:value-type="float" office:value="194.189492716893">
            <text:p>194.1894927169</text:p>
          </table:table-cell>
          <table:table-cell table:formula="of:=[.D79]/EXP([.$E$20])" office:value-type="float" office:value="1301.88431723021">
            <text:p>1301.8843172302</text:p>
          </table:table-cell>
          <table:table-cell table:formula="of:=[.$E$19]*([.D80])^[.$E$18]" office:value-type="float" office:value="760.232641501154">
            <text:p>760.2326415012</text:p>
          </table:table-cell>
          <table:table-cell table:formula="of:=[.F79]/EXP([.$G$20])" office:value-type="float" office:value="693.627447829823">
            <text:p>693.6274478298</text:p>
          </table:table-cell>
          <table:table-cell table:formula="of:=[.$G$19]*([.F80])^[.$G$18]" office:value-type="float" office:value="623.233817364479">
            <text:p>623.2338173645</text:p>
          </table:table-cell>
          <table:table-cell table:formula="of:=[.H79]/EXP([.$I$20])" office:value-type="float" office:value="17835.842153478">
            <text:p>17835.842153478</text:p>
          </table:table-cell>
          <table:table-cell table:formula="of:=[.$I$19]*([.H80])^[.$I$18]" office:value-type="float" office:value="789.724083103036">
            <text:p>789.724083103</text:p>
          </table:table-cell>
          <table:table-cell table:formula="of:=[.J79]/EXP([.$K$20])" office:value-type="float" office:value="15029.615684931">
            <text:p>15029.615684931</text:p>
          </table:table-cell>
          <table:table-cell table:formula="of:=[.$K$19]*([.J80])^[.$K$18]" office:value-type="float" office:value="714.490064665597">
            <text:p>714.4900646656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table:formula="of:=[.B80]/EXP([.$C$20])" office:value-type="float" office:value="2272.99429545914">
            <text:p>2272.9942954591</text:p>
          </table:table-cell>
          <table:table-cell table:formula="of:=[.$C$19]*([.B81])^[.$C$18]" office:value-type="float" office:value="201.481882556078">
            <text:p>201.4818825561</text:p>
          </table:table-cell>
          <table:table-cell table:formula="of:=[.D80]/EXP([.$E$20])" office:value-type="float" office:value="1387.02548631191">
            <text:p>1387.0254863119</text:p>
          </table:table-cell>
          <table:table-cell table:formula="of:=[.$E$19]*([.D81])^[.$E$18]" office:value-type="float" office:value="807.724804493533">
            <text:p>807.7248044935</text:p>
          </table:table-cell>
          <table:table-cell table:formula="of:=[.F80]/EXP([.$G$20])" office:value-type="float" office:value="726.006169603377">
            <text:p>726.0061696034</text:p>
          </table:table-cell>
          <table:table-cell table:formula="of:=[.$G$19]*([.F81])^[.$G$18]" office:value-type="float" office:value="650.626014545995">
            <text:p>650.626014546</text:p>
          </table:table-cell>
          <table:table-cell table:formula="of:=[.H80]/EXP([.$I$20])" office:value-type="float" office:value="19724.6271510903">
            <text:p>19724.6271510903</text:p>
          </table:table-cell>
          <table:table-cell table:formula="of:=[.$I$19]*([.H81])^[.$I$18]" office:value-type="float" office:value="822.034436455726">
            <text:p>822.0344364557</text:p>
          </table:table-cell>
          <table:table-cell table:formula="of:=[.J80]/EXP([.$K$20])" office:value-type="float" office:value="16690.3823372394">
            <text:p>16690.3823372394</text:p>
          </table:table-cell>
          <table:table-cell table:formula="of:=[.$K$19]*([.J81])^[.$K$18]" office:value-type="float" office:value="746.072854325893">
            <text:p>746.0728543259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table:formula="of:=[.B81]/EXP([.$C$20])" office:value-type="float" office:value="2450.43197822782">
            <text:p>2450.4319782278</text:p>
          </table:table-cell>
          <table:table-cell table:formula="of:=[.$C$19]*([.B82])^[.$C$18]" office:value-type="float" office:value="209.04812320368">
            <text:p>209.0481232037</text:p>
          </table:table-cell>
          <table:table-cell table:formula="of:=[.D81]/EXP([.$E$20])" office:value-type="float" office:value="1477.7347527865">
            <text:p>1477.7347527865</text:p>
          </table:table-cell>
          <table:table-cell table:formula="of:=[.$E$19]*([.D82])^[.$E$18]" office:value-type="float" office:value="858.183829762756">
            <text:p>858.1838297628</text:p>
          </table:table-cell>
          <table:table-cell table:formula="of:=[.F81]/EXP([.$G$20])" office:value-type="float" office:value="759.896339095687">
            <text:p>759.8963390957</text:p>
          </table:table-cell>
          <table:table-cell table:formula="of:=[.$G$19]*([.F82])^[.$G$18]" office:value-type="float" office:value="679.2221458619">
            <text:p>679.2221458619</text:p>
          </table:table-cell>
          <table:table-cell table:formula="of:=[.H81]/EXP([.$I$20])" office:value-type="float" office:value="21813.4312303085">
            <text:p>21813.4312303085</text:p>
          </table:table-cell>
          <table:table-cell table:formula="of:=[.$I$19]*([.H82])^[.$I$18]" office:value-type="float" office:value="855.666718512519">
            <text:p>855.6667185125</text:p>
          </table:table-cell>
          <table:table-cell table:formula="of:=[.J81]/EXP([.$K$20])" office:value-type="float" office:value="18534.6630547932">
            <text:p>18534.6630547932</text:p>
          </table:table-cell>
          <table:table-cell table:formula="of:=[.$K$19]*([.J82])^[.$K$18]" office:value-type="float" office:value="779.051706229816">
            <text:p>779.0517062298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table:formula="of:=[.B82]/EXP([.$C$20])" office:value-type="float" office:value="2641.7210513538">
            <text:p>2641.7210513538</text:p>
          </table:table-cell>
          <table:table-cell table:formula="of:=[.$C$19]*([.B83])^[.$C$18]" office:value-type="float" office:value="216.89849856757">
            <text:p>216.8984985676</text:p>
          </table:table-cell>
          <table:table-cell table:formula="of:=[.D82]/EXP([.$E$20])" office:value-type="float" office:value="1574.37626139041">
            <text:p>1574.3762613904</text:p>
          </table:table-cell>
          <table:table-cell table:formula="of:=[.$E$19]*([.D83])^[.$E$18]" office:value-type="float" office:value="911.795058872885">
            <text:p>911.7950588729</text:p>
          </table:table-cell>
          <table:table-cell table:formula="of:=[.F82]/EXP([.$G$20])" office:value-type="float" office:value="795.368511105752">
            <text:p>795.3685111058</text:p>
          </table:table-cell>
          <table:table-cell table:formula="of:=[.$G$19]*([.F83])^[.$G$18]" office:value-type="float" office:value="709.075126286132">
            <text:p>709.0751262861</text:p>
          </table:table-cell>
          <table:table-cell table:formula="of:=[.H82]/EXP([.$I$20])" office:value-type="float" office:value="24123.4360677432">
            <text:p>24123.4360677432</text:p>
          </table:table-cell>
          <table:table-cell table:formula="of:=[.$I$19]*([.H83])^[.$I$18]" office:value-type="float" office:value="890.675013965083">
            <text:p>890.6750139651</text:p>
          </table:table-cell>
          <table:table-cell table:formula="of:=[.J82]/EXP([.$K$20])" office:value-type="float" office:value="20582.7360699957">
            <text:p>20582.7360699957</text:p>
          </table:table-cell>
          <table:table-cell table:formula="of:=[.$K$19]*([.J83])^[.$K$18]" office:value-type="float" office:value="813.488330878847">
            <text:p>813.4883308788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table:formula="of:=[.B83]/EXP([.$C$20])" office:value-type="float" office:value="2847.94280158427">
            <text:p>2847.9428015843</text:p>
          </table:table-cell>
          <table:table-cell table:formula="of:=[.$C$19]*([.B84])^[.$C$18]" office:value-type="float" office:value="225.043678746781">
            <text:p>225.0436787468</text:p>
          </table:table-cell>
          <table:table-cell table:formula="of:=[.D83]/EXP([.$E$20])" office:value-type="float" office:value="1677.33797134821">
            <text:p>1677.3379713482</text:p>
          </table:table-cell>
          <table:table-cell table:formula="of:=[.$E$19]*([.D84])^[.$E$18]" office:value-type="float" office:value="968.755411780293">
            <text:p>968.7554117803</text:p>
          </table:table-cell>
          <table:table-cell table:formula="of:=[.F83]/EXP([.$G$20])" office:value-type="float" office:value="832.496533950167">
            <text:p>832.4965339502</text:p>
          </table:table-cell>
          <table:table-cell table:formula="of:=[.$G$19]*([.F84])^[.$G$18]" office:value-type="float" office:value="740.240196496657">
            <text:p>740.2401964967</text:p>
          </table:table-cell>
          <table:table-cell table:formula="of:=[.H83]/EXP([.$I$20])" office:value-type="float" office:value="26678.0664431151">
            <text:p>26678.0664431151</text:p>
          </table:table-cell>
          <table:table-cell table:formula="of:=[.$I$19]*([.H84])^[.$I$18]" office:value-type="float" office:value="927.115620297548">
            <text:p>927.1156202975</text:p>
          </table:table-cell>
          <table:table-cell table:formula="of:=[.J83]/EXP([.$K$20])" office:value-type="float" office:value="22857.120351996">
            <text:p>22857.120351996</text:p>
          </table:table-cell>
          <table:table-cell table:formula="of:=[.$K$19]*([.J84])^[.$K$18]" office:value-type="float" office:value="849.447166579769">
            <text:p>849.4471665798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table:formula="of:=[.B84]/EXP([.$C$20])" office:value-type="float" office:value="3070.26292459575">
            <text:p>3070.2629245958</text:p>
          </table:table-cell>
          <table:table-cell table:formula="of:=[.$C$19]*([.B85])^[.$C$18]" office:value-type="float" office:value="233.494734534121">
            <text:p>233.4947345341</text:p>
          </table:table-cell>
          <table:table-cell table:formula="of:=[.D84]/EXP([.$E$20])" office:value-type="float" office:value="1787.03321380228">
            <text:p>1787.0332138023</text:p>
          </table:table-cell>
          <table:table-cell table:formula="of:=[.$E$19]*([.D85])^[.$E$18]" office:value-type="float" office:value="1029.27411014238">
            <text:p>1029.2741101424</text:p>
          </table:table-cell>
          <table:table-cell table:formula="of:=[.F84]/EXP([.$G$20])" office:value-type="float" office:value="871.357703205444">
            <text:p>871.3577032054</text:p>
          </table:table-cell>
          <table:table-cell table:formula="of:=[.$G$19]*([.F85])^[.$G$18]" office:value-type="float" office:value="772.775025094158">
            <text:p>772.7750250942</text:p>
          </table:table-cell>
          <table:table-cell table:formula="of:=[.H84]/EXP([.$I$20])" office:value-type="float" office:value="29503.2277800153">
            <text:p>29503.2277800153</text:p>
          </table:table-cell>
          <table:table-cell table:formula="of:=[.$I$19]*([.H85])^[.$I$18]" office:value-type="float" office:value="965.047138319525">
            <text:p>965.0471383195</text:p>
          </table:table-cell>
          <table:table-cell table:formula="of:=[.J84]/EXP([.$K$20])" office:value-type="float" office:value="25382.8232072228">
            <text:p>25382.8232072228</text:p>
          </table:table-cell>
          <table:table-cell table:formula="of:=[.$K$19]*([.J85])^[.$K$18]" office:value-type="float" office:value="886.995500022557">
            <text:p>886.9955000226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table:formula="of:=[.B85]/EXP([.$C$20])" office:value-type="float" office:value="3309.93811424281">
            <text:p>3309.9381142428</text:p>
          </table:table-cell>
          <table:table-cell table:formula="of:=[.$C$19]*([.B86])^[.$C$18]" office:value-type="float" office:value="242.263152463418">
            <text:p>242.2631524634</text:p>
          </table:table-cell>
          <table:table-cell table:formula="of:=[.D85]/EXP([.$E$20])" office:value-type="float" office:value="1903.90235109604">
            <text:p>1903.902351096</text:p>
          </table:table-cell>
          <table:table-cell table:formula="of:=[.$E$19]*([.D86])^[.$E$18]" office:value-type="float" office:value="1093.57344581178">
            <text:p>1093.5734458118</text:p>
          </table:table-cell>
          <table:table-cell table:formula="of:=[.F85]/EXP([.$G$20])" office:value-type="float" office:value="912.032922627059">
            <text:p>912.0329226271</text:p>
          </table:table-cell>
          <table:table-cell table:formula="of:=[.$G$19]*([.F86])^[.$G$18]" office:value-type="float" office:value="806.739815313413">
            <text:p>806.7398153134</text:p>
          </table:table-cell>
          <table:table-cell table:formula="of:=[.H85]/EXP([.$I$20])" office:value-type="float" office:value="32627.568841823">
            <text:p>32627.568841823</text:p>
          </table:table-cell>
          <table:table-cell table:formula="of:=[.$I$19]*([.H86])^[.$I$18]" office:value-type="float" office:value="1004.53056640315">
            <text:p>1004.5305664032</text:p>
          </table:table-cell>
          <table:table-cell table:formula="of:=[.J85]/EXP([.$K$20])" office:value-type="float" office:value="28187.6152396804">
            <text:p>28187.6152396804</text:p>
          </table:table-cell>
          <table:table-cell table:formula="of:=[.$K$19]*([.J86])^[.$K$18]" office:value-type="float" office:value="926.203592188195">
            <text:p>926.2035921882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table:formula="of:=[.B86]/EXP([.$C$20])" office:value-type="float" office:value="3568.32316618608">
            <text:p>3568.3231661861</text:p>
          </table:table-cell>
          <table:table-cell table:formula="of:=[.$C$19]*([.B87])^[.$C$18]" office:value-type="float" office:value="251.360850421817">
            <text:p>251.3608504218</text:p>
          </table:table-cell>
          <table:table-cell table:formula="of:=[.D86]/EXP([.$E$20])" office:value-type="float" office:value="2028.41454457157">
            <text:p>2028.4145445716</text:p>
          </table:table-cell>
          <table:table-cell table:formula="of:=[.$E$19]*([.D87])^[.$E$18]" office:value-type="float" office:value="1161.88959733887">
            <text:p>1161.8895973389</text:p>
          </table:table-cell>
          <table:table-cell table:formula="of:=[.F86]/EXP([.$G$20])" office:value-type="float" office:value="954.606872580245">
            <text:p>954.6068725802</text:p>
          </table:table-cell>
          <table:table-cell table:formula="of:=[.$G$19]*([.F87])^[.$G$18]" office:value-type="float" office:value="842.197416424812">
            <text:p>842.1974164248</text:p>
          </table:table-cell>
          <table:table-cell table:formula="of:=[.H86]/EXP([.$I$20])" office:value-type="float" office:value="36082.7722466693">
            <text:p>36082.7722466693</text:p>
          </table:table-cell>
          <table:table-cell table:formula="of:=[.$I$19]*([.H87])^[.$I$18]" office:value-type="float" office:value="1045.62939857569">
            <text:p>1045.6293985757</text:p>
          </table:table-cell>
          <table:table-cell table:formula="of:=[.J86]/EXP([.$K$20])" office:value-type="float" office:value="31302.3356942489">
            <text:p>31302.3356942489</text:p>
          </table:table-cell>
          <table:table-cell table:formula="of:=[.$K$19]*([.J87])^[.$K$18]" office:value-type="float" office:value="967.144809822034">
            <text:p>967.144809822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table:formula="of:=[.B87]/EXP([.$C$20])" office:value-type="float" office:value="3846.87863605362">
            <text:p>3846.8786360536</text:p>
          </table:table-cell>
          <table:table-cell table:formula="of:=[.$C$19]*([.B88])^[.$C$18]" office:value-type="float" office:value="260.800193848381">
            <text:p>260.8001938484</text:p>
          </table:table-cell>
          <table:table-cell table:formula="of:=[.D87]/EXP([.$E$20])" office:value-type="float" office:value="2161.06963797847">
            <text:p>2161.0696379785</text:p>
          </table:table-cell>
          <table:table-cell table:formula="of:=[.$E$19]*([.D88])^[.$E$18]" office:value-type="float" office:value="1234.4734974816">
            <text:p>1234.4734974816</text:p>
          </table:table-cell>
          <table:table-cell table:formula="of:=[.F87]/EXP([.$G$20])" office:value-type="float" office:value="999.168186333188">
            <text:p>999.1681863332</text:p>
          </table:table-cell>
          <table:table-cell table:formula="of:=[.$G$19]*([.F88])^[.$G$18]" office:value-type="float" office:value="879.213440032176">
            <text:p>879.2134400322</text:p>
          </table:table-cell>
          <table:table-cell table:formula="of:=[.H87]/EXP([.$I$20])" office:value-type="float" office:value="39903.8757474357">
            <text:p>39903.8757474357</text:p>
          </table:table-cell>
          <table:table-cell table:formula="of:=[.$I$19]*([.H88])^[.$I$18]" office:value-type="float" office:value="1088.40972662545">
            <text:p>1088.4097266255</text:p>
          </table:table-cell>
          <table:table-cell table:formula="of:=[.J87]/EXP([.$K$20])" office:value-type="float" office:value="34761.2315403011">
            <text:p>34761.2315403011</text:p>
          </table:table-cell>
          <table:table-cell table:formula="of:=[.$K$19]*([.J88])^[.$K$18]" office:value-type="float" office:value="1009.8957627187">
            <text:p>1009.8957627187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table:formula="of:=[.B88]/EXP([.$C$20])" office:value-type="float" office:value="4147.17909542447">
            <text:p>4147.1790954245</text:p>
          </table:table-cell>
          <table:table-cell table:formula="of:=[.$C$19]*([.B89])^[.$C$18]" office:value-type="float" office:value="270.594012540981">
            <text:p>270.594012541</text:p>
          </table:table-cell>
          <table:table-cell table:formula="of:=[.D88]/EXP([.$E$20])" office:value-type="float" office:value="2302.40016405464">
            <text:p>2302.4001640547</text:p>
          </table:table-cell>
          <table:table-cell table:formula="of:=[.$E$19]*([.D89])^[.$E$18]" office:value-type="float" office:value="1311.59175490922">
            <text:p>1311.5917549092</text:p>
          </table:table-cell>
          <table:table-cell table:formula="of:=[.F88]/EXP([.$G$20])" office:value-type="float" office:value="1045.80963457963">
            <text:p>1045.8096345796</text:p>
          </table:table-cell>
          <table:table-cell table:formula="of:=[.$G$19]*([.F89])^[.$G$18]" office:value-type="float" office:value="917.856381482055">
            <text:p>917.8563814821</text:p>
          </table:table-cell>
          <table:table-cell table:formula="of:=[.H88]/EXP([.$I$20])" office:value-type="float" office:value="44129.6275347515">
            <text:p>44129.6275347515</text:p>
          </table:table-cell>
          <table:table-cell table:formula="of:=[.$I$19]*([.H89])^[.$I$18]" office:value-type="float" office:value="1132.94034638519">
            <text:p>1132.9403463852</text:p>
          </table:table-cell>
          <table:table-cell table:formula="of:=[.J88]/EXP([.$K$20])" office:value-type="float" office:value="38602.3340239249">
            <text:p>38602.3340239249</text:p>
          </table:table-cell>
          <table:table-cell table:formula="of:=[.$K$19]*([.J89])^[.$K$18]" office:value-type="float" office:value="1054.53644707545">
            <text:p>1054.5364470755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table:formula="of:=[.B89]/EXP([.$C$20])" office:value-type="float" office:value="4470.92203230245">
            <text:p>4470.9220323025</text:p>
          </table:table-cell>
          <table:table-cell table:formula="of:=[.$C$19]*([.B90])^[.$C$18]" office:value-type="float" office:value="280.755618094351">
            <text:p>280.7556180944</text:p>
          </table:table-cell>
          <table:table-cell table:formula="of:=[.D89]/EXP([.$E$20])" office:value-type="float" office:value="2452.97348233424">
            <text:p>2452.9734823343</text:p>
          </table:table-cell>
          <table:table-cell table:formula="of:=[.$E$19]*([.D90])^[.$E$18]" office:value-type="float" office:value="1393.5276334853">
            <text:p>1393.5276334853</text:p>
          </table:table-cell>
          <table:table-cell table:formula="of:=[.F89]/EXP([.$G$20])" office:value-type="float" office:value="1094.62831857506">
            <text:p>1094.6283185751</text:p>
          </table:table-cell>
          <table:table-cell table:formula="of:=[.$G$19]*([.F90])^[.$G$18]" office:value-type="float" office:value="958.197746609174">
            <text:p>958.1977466092</text:p>
          </table:table-cell>
          <table:table-cell table:formula="of:=[.H89]/EXP([.$I$20])" office:value-type="float" office:value="48802.8791659679">
            <text:p>48802.8791659679</text:p>
          </table:table-cell>
          <table:table-cell table:formula="of:=[.$I$19]*([.H90])^[.$I$18]" office:value-type="float" office:value="1179.29286836399">
            <text:p>1179.292868364</text:p>
          </table:table-cell>
          <table:table-cell table:formula="of:=[.J89]/EXP([.$K$20])" office:value-type="float" office:value="42867.87682902">
            <text:p>42867.87682902</text:p>
          </table:table-cell>
          <table:table-cell table:formula="of:=[.$K$19]*([.J90])^[.$K$18]" office:value-type="float" office:value="1101.15039518218">
            <text:p>1101.1503951822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table:formula="of:=[.B90]/EXP([.$C$20])" office:value-type="float" office:value="4819.93744639127">
            <text:p>4819.9374463913</text:p>
          </table:table-cell>
          <table:table-cell table:formula="of:=[.$C$19]*([.B91])^[.$C$18]" office:value-type="float" office:value="291.298821992979">
            <text:p>291.298821993</text:p>
          </table:table-cell>
          <table:table-cell table:formula="of:=[.D90]/EXP([.$E$20])" office:value-type="float" office:value="2613.39405676492">
            <text:p>2613.3940567649</text:p>
          </table:table-cell>
          <table:table-cell table:formula="of:=[.$E$19]*([.D91])^[.$E$18]" office:value-type="float" office:value="1480.58209272713">
            <text:p>1480.5820927271</text:p>
          </table:table-cell>
          <table:table-cell table:formula="of:=[.F90]/EXP([.$G$20])" office:value-type="float" office:value="1145.72587228849">
            <text:p>1145.7258722885</text:p>
          </table:table-cell>
          <table:table-cell table:formula="of:=[.$G$19]*([.F91])^[.$G$18]" office:value-type="float" office:value="1000.31218405256">
            <text:p>1000.3121840526</text:p>
          </table:table-cell>
          <table:table-cell table:formula="of:=[.H90]/EXP([.$I$20])" office:value-type="float" office:value="53971.0201046335">
            <text:p>53971.0201046335</text:p>
          </table:table-cell>
          <table:table-cell table:formula="of:=[.$I$19]*([.H91])^[.$I$18]" office:value-type="float" office:value="1227.54183290542">
            <text:p>1227.5418329054</text:p>
          </table:table-cell>
          <table:table-cell table:formula="of:=[.J90]/EXP([.$K$20])" office:value-type="float" office:value="47604.7604450313">
            <text:p>47604.7604450313</text:p>
          </table:table-cell>
          <table:table-cell table:formula="of:=[.$K$19]*([.J91])^[.$K$18]" office:value-type="float" office:value="1149.82483172829">
            <text:p>1149.8248317283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table:formula="of:=[.B91]/EXP([.$C$20])" office:value-type="float" office:value="5196.19819340951">
            <text:p>5196.1981934095</text:p>
          </table:table-cell>
          <table:table-cell table:formula="of:=[.$C$19]*([.B92])^[.$C$18]" office:value-type="float" office:value="302.237954383448">
            <text:p>302.2379543834</text:p>
          </table:table-cell>
          <table:table-cell table:formula="of:=[.D91]/EXP([.$E$20])" office:value-type="float" office:value="2784.3058822776">
            <text:p>2784.3058822776</text:p>
          </table:table-cell>
          <table:table-cell table:formula="of:=[.$E$19]*([.D92])^[.$E$18]" office:value-type="float" office:value="1573.07489326322">
            <text:p>1573.0748932632</text:p>
          </table:table-cell>
          <table:table-cell table:formula="of:=[.F91]/EXP([.$G$20])" office:value-type="float" office:value="1199.20867399084">
            <text:p>1199.2086739909</text:p>
          </table:table-cell>
          <table:table-cell table:formula="of:=[.$G$19]*([.F92])^[.$G$18]" office:value-type="float" office:value="1044.27762338721">
            <text:p>1044.2776233872</text:p>
          </table:table-cell>
          <table:table-cell table:formula="of:=[.H91]/EXP([.$I$20])" office:value-type="float" office:value="59686.4582769536">
            <text:p>59686.4582769536</text:p>
          </table:table-cell>
          <table:table-cell table:formula="of:=[.$I$19]*([.H92])^[.$I$18]" office:value-type="float" office:value="1277.76483005721">
            <text:p>1277.7648300572</text:p>
          </table:table-cell>
          <table:table-cell table:formula="of:=[.J91]/EXP([.$K$20])" office:value-type="float" office:value="52865.0678471361">
            <text:p>52865.0678471361</text:p>
          </table:table-cell>
          <table:table-cell table:formula="of:=[.$K$19]*([.J92])^[.$K$18]" office:value-type="float" office:value="1200.65083701873">
            <text:p>1200.6508370187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table:formula="of:=[.B92]/EXP([.$C$20])" office:value-type="float" office:value="5601.83113691812">
            <text:p>5601.8311369181</text:p>
          </table:table-cell>
          <table:table-cell table:formula="of:=[.$C$19]*([.B93])^[.$C$18]" office:value-type="float" office:value="313.587883551732">
            <text:p>313.5878835517</text:p>
          </table:table-cell>
          <table:table-cell table:formula="of:=[.D92]/EXP([.$E$20])" office:value-type="float" office:value="2966.39507005008">
            <text:p>2966.3950700501</text:p>
          </table:table-cell>
          <table:table-cell table:formula="of:=[.$E$19]*([.D93])^[.$E$18]" office:value-type="float" office:value="1671.34577134938">
            <text:p>1671.3457713494</text:p>
          </table:table-cell>
          <table:table-cell table:formula="of:=[.F92]/EXP([.$G$20])" office:value-type="float" office:value="1255.18806772024">
            <text:p>1255.1880677202</text:p>
          </table:table-cell>
          <table:table-cell table:formula="of:=[.$G$19]*([.F93])^[.$G$18]" office:value-type="float" office:value="1090.17541932684">
            <text:p>1090.1754193268</text:p>
          </table:table-cell>
          <table:table-cell table:formula="of:=[.H92]/EXP([.$I$20])" office:value-type="float" office:value="66007.1515183513">
            <text:p>66007.1515183513</text:p>
          </table:table-cell>
          <table:table-cell table:formula="of:=[.$I$19]*([.H93])^[.$I$18]" office:value-type="float" office:value="1330.04262434527">
            <text:p>1330.0426243453</text:p>
          </table:table-cell>
          <table:table-cell table:formula="of:=[.J92]/EXP([.$K$20])" office:value-type="float" office:value="58706.6371588895">
            <text:p>58706.6371588895</text:p>
          </table:table-cell>
          <table:table-cell table:formula="of:=[.$K$19]*([.J93])^[.$K$18]" office:value-type="float" office:value="1253.7235174048">
            <text:p>1253.7235174048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table:formula="of:=[.B93]/EXP([.$C$20])" office:value-type="float" office:value="6039.12917069758">
            <text:p>6039.1291706976</text:p>
          </table:table-cell>
          <table:table-cell table:formula="of:=[.$C$19]*([.B94])^[.$C$18]" office:value-type="float" office:value="325.364036131924">
            <text:p>325.3640361319</text:p>
          </table:table-cell>
          <table:table-cell table:formula="of:=[.D93]/EXP([.$E$20])" office:value-type="float" office:value="3160.39260184277">
            <text:p>3160.3926018428</text:p>
          </table:table-cell>
          <table:table-cell table:formula="of:=[.$E$19]*([.D94])^[.$E$18]" office:value-type="float" office:value="1775.7556867574">
            <text:p>1775.7556867574</text:p>
          </table:table-cell>
          <table:table-cell table:formula="of:=[.F93]/EXP([.$G$20])" office:value-type="float" office:value="1313.78059508541">
            <text:p>1313.7805950854</text:p>
          </table:table-cell>
          <table:table-cell table:formula="of:=[.$G$19]*([.F94])^[.$G$18]" office:value-type="float" office:value="1138.09050226461">
            <text:p>1138.0905022646</text:p>
          </table:table-cell>
          <table:table-cell table:formula="of:=[.H93]/EXP([.$I$20])" office:value-type="float" office:value="72997.1952993048">
            <text:p>72997.1952993048</text:p>
          </table:table-cell>
          <table:table-cell table:formula="of:=[.$I$19]*([.H94])^[.$I$18]" office:value-type="float" office:value="1384.4592846526">
            <text:p>1384.4592846526</text:p>
          </table:table-cell>
          <table:table-cell table:formula="of:=[.J93]/EXP([.$K$20])" office:value-type="float" office:value="65193.697593868">
            <text:p>65193.697593868</text:p>
          </table:table-cell>
          <table:table-cell table:formula="of:=[.$K$19]*([.J94])^[.$K$18]" office:value-type="float" office:value="1309.14218324852">
            <text:p>1309.1421832485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table:formula="of:=[.B94]/EXP([.$C$20])" office:value-type="float" office:value="6510.56417963273">
            <text:p>6510.5641796327</text:p>
          </table:table-cell>
          <table:table-cell table:formula="of:=[.$C$19]*([.B95])^[.$C$18]" office:value-type="float" office:value="337.582418073854">
            <text:p>337.5824180739</text:p>
          </table:table-cell>
          <table:table-cell table:formula="of:=[.D94]/EXP([.$E$20])" office:value-type="float" office:value="3367.07726446359">
            <text:p>3367.0772644636</text:p>
          </table:table-cell>
          <table:table-cell table:formula="of:=[.$E$19]*([.D95])^[.$E$18]" office:value-type="float" office:value="1886.68814862012">
            <text:p>1886.6881486201</text:p>
          </table:table-cell>
          <table:table-cell table:formula="of:=[.F94]/EXP([.$G$20])" office:value-type="float" office:value="1375.1082378897">
            <text:p>1375.1082378897</text:p>
          </table:table-cell>
          <table:table-cell table:formula="of:=[.$G$19]*([.F95])^[.$G$18]" office:value-type="float" office:value="1188.11153543041">
            <text:p>1188.1115354304</text:p>
          </table:table-cell>
          <table:table-cell table:formula="of:=[.H94]/EXP([.$I$20])" office:value-type="float" office:value="80727.47269034">
            <text:p>80727.47269034</text:p>
          </table:table-cell>
          <table:table-cell table:formula="of:=[.$I$19]*([.H95])^[.$I$18]" office:value-type="float" office:value="1441.102319412">
            <text:p>1441.102319412</text:p>
          </table:table-cell>
          <table:table-cell table:formula="of:=[.J94]/EXP([.$K$20])" office:value-type="float" office:value="72397.5756686163">
            <text:p>72397.5756686163</text:p>
          </table:table-cell>
          <table:table-cell table:formula="of:=[.$K$19]*([.J95])^[.$K$18]" office:value-type="float" office:value="1367.01053475361">
            <text:p>1367.0105347536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table:formula="of:=[.B95]/EXP([.$C$20])" office:value-type="float" office:value="7018.80101236858">
            <text:p>7018.8010123686</text:p>
          </table:table-cell>
          <table:table-cell table:formula="of:=[.$C$19]*([.B96])^[.$C$18]" office:value-type="float" office:value="350.259636398113">
            <text:p>350.2596363981</text:p>
          </table:table-cell>
          <table:table-cell table:formula="of:=[.D95]/EXP([.$E$20])" office:value-type="float" office:value="3587.27877614227">
            <text:p>3587.2787761423</text:p>
          </table:table-cell>
          <table:table-cell table:formula="of:=[.$E$19]*([.D96])^[.$E$18]" office:value-type="float" office:value="2004.5506241028">
            <text:p>2004.5506241028</text:p>
          </table:table-cell>
          <table:table-cell table:formula="of:=[.F95]/EXP([.$G$20])" office:value-type="float" office:value="1439.29867208094">
            <text:p>1439.2986720809</text:p>
          </table:table-cell>
          <table:table-cell table:formula="of:=[.$G$19]*([.F96])^[.$G$18]" office:value-type="float" office:value="1240.33107895546">
            <text:p>1240.3310789555</text:p>
          </table:table-cell>
          <table:table-cell table:formula="of:=[.H95]/EXP([.$I$20])" office:value-type="float" office:value="89276.373157198">
            <text:p>89276.373157198</text:p>
          </table:table-cell>
          <table:table-cell table:formula="of:=[.$I$19]*([.H96])^[.$I$18]" office:value-type="float" office:value="1500.06281732999">
            <text:p>1500.06281733</text:p>
          </table:table-cell>
          <table:table-cell table:formula="of:=[.J95]/EXP([.$K$20])" office:value-type="float" office:value="80397.4794518485">
            <text:p>80397.4794518485</text:p>
          </table:table-cell>
          <table:table-cell table:formula="of:=[.$K$19]*([.J96])^[.$K$18]" office:value-type="float" office:value="1427.43685601077">
            <text:p>1427.4368560108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table:formula="of:=[.B96]/EXP([.$C$20])" office:value-type="float" office:value="7566.71254471916">
            <text:p>7566.7125447192</text:p>
          </table:table-cell>
          <table:table-cell table:formula="of:=[.$C$19]*([.B97])^[.$C$18]" office:value-type="float" office:value="363.412921768037">
            <text:p>363.412921768</text:p>
          </table:table-cell>
          <table:table-cell table:formula="of:=[.D96]/EXP([.$E$20])" office:value-type="float" office:value="3821.88111736453">
            <text:p>3821.8811173645</text:p>
          </table:table-cell>
          <table:table-cell table:formula="of:=[.$E$19]*([.D97])^[.$E$18]" office:value-type="float" office:value="2129.77603507487">
            <text:p>2129.7760350749</text:p>
          </table:table-cell>
          <table:table-cell table:formula="of:=[.F96]/EXP([.$G$20])" office:value-type="float" office:value="1506.48553355558">
            <text:p>1506.4855335556</text:p>
          </table:table-cell>
          <table:table-cell table:formula="of:=[.$G$19]*([.F97])^[.$G$18]" office:value-type="float" office:value="1294.84576114774">
            <text:p>1294.8457611478</text:p>
          </table:table-cell>
          <table:table-cell table:formula="of:=[.H96]/EXP([.$I$20])" office:value-type="float" office:value="98730.5874751731">
            <text:p>98730.5874751731</text:p>
          </table:table-cell>
          <table:table-cell table:formula="of:=[.$I$19]*([.H97])^[.$I$18]" office:value-type="float" office:value="1561.43559386825">
            <text:p>1561.4355938683</text:p>
          </table:table-cell>
          <table:table-cell table:formula="of:=[.J96]/EXP([.$K$20])" office:value-type="float" office:value="89281.3694728784">
            <text:p>89281.3694728784</text:p>
          </table:table-cell>
          <table:table-cell table:formula="of:=[.$K$19]*([.J97])^[.$K$18]" office:value-type="float" office:value="1490.53421762046">
            <text:p>1490.5342176205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table:formula="of:=[.B97]/EXP([.$C$20])" office:value-type="float" office:value="8157.39591897746">
            <text:p>8157.3959189775</text:p>
          </table:table-cell>
          <table:table-cell table:formula="of:=[.$C$19]*([.B98])^[.$C$18]" office:value-type="float" office:value="377.060151909337">
            <text:p>377.0601519093</text:p>
          </table:table-cell>
          <table:table-cell table:formula="of:=[.D97]/EXP([.$E$20])" office:value-type="float" office:value="4071.82607953751">
            <text:p>4071.8260795375</text:p>
          </table:table-cell>
          <table:table-cell table:formula="of:=[.$E$19]*([.D98])^[.$E$18]" office:value-type="float" office:value="2262.82434827977">
            <text:p>2262.8243482798</text:p>
          </table:table-cell>
          <table:table-cell table:formula="of:=[.F97]/EXP([.$G$20])" office:value-type="float" office:value="1576.80869637086">
            <text:p>1576.8086963709</text:p>
          </table:table-cell>
          <table:table-cell table:formula="of:=[.$G$19]*([.F98])^[.$G$18]" office:value-type="float" office:value="1351.75645729545">
            <text:p>1351.7564572955</text:p>
          </table:table-cell>
          <table:table-cell table:formula="of:=[.H97]/EXP([.$I$20])" office:value-type="float" office:value="109185.986823512">
            <text:p>109185.986823512</text:p>
          </table:table-cell>
          <table:table-cell table:formula="of:=[.$I$19]*([.H98])^[.$I$18]" office:value-type="float" office:value="1625.31934371809">
            <text:p>1625.3193437181</text:p>
          </table:table-cell>
          <table:table-cell table:formula="of:=[.J97]/EXP([.$K$20])" office:value-type="float" office:value="99146.9258650913">
            <text:p>99146.9258650913</text:p>
          </table:table-cell>
          <table:table-cell table:formula="of:=[.$K$19]*([.J98])^[.$K$18]" office:value-type="float" office:value="1556.42068827225">
            <text:p>1556.4206882723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table:formula="of:=[.B98]/EXP([.$C$20])" office:value-type="float" office:value="8794.19005092123">
            <text:p>8794.1900509212</text:p>
          </table:table-cell>
          <table:table-cell table:formula="of:=[.$C$19]*([.B99])^[.$C$18]" office:value-type="float" office:value="391.219875909202">
            <text:p>391.2198759092</text:p>
          </table:table-cell>
          <table:table-cell table:formula="of:=[.D98]/EXP([.$E$20])" office:value-type="float" office:value="4338.1170457324">
            <text:p>4338.1170457324</text:p>
          </table:table-cell>
          <table:table-cell table:formula="of:=[.$E$19]*([.D99])^[.$E$18]" office:value-type="float" office:value="2404.1842648435">
            <text:p>2404.1842648435</text:p>
          </table:table-cell>
          <table:table-cell table:formula="of:=[.F98]/EXP([.$G$20])" office:value-type="float" office:value="1650.41456394379">
            <text:p>1650.4145639438</text:p>
          </table:table-cell>
          <table:table-cell table:formula="of:=[.$G$19]*([.F99])^[.$G$18]" office:value-type="float" office:value="1411.16847632903">
            <text:p>1411.168476329</text:p>
          </table:table-cell>
          <table:table-cell table:formula="of:=[.H98]/EXP([.$I$20])" office:value-type="float" office:value="120748.5949744">
            <text:p>120748.5949744</text:p>
          </table:table-cell>
          <table:table-cell table:formula="of:=[.$I$19]*([.H99])^[.$I$18]" office:value-type="float" office:value="1691.81679951322">
            <text:p>1691.8167995132</text:p>
          </table:table-cell>
          <table:table-cell table:formula="of:=[.J98]/EXP([.$K$20])" office:value-type="float" office:value="110102.622378391">
            <text:p>110102.622378391</text:p>
          </table:table-cell>
          <table:table-cell table:formula="of:=[.$K$19]*([.J99])^[.$K$18]" office:value-type="float" office:value="1625.21955567657">
            <text:p>1625.2195556766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table:formula="of:=[.B99]/EXP([.$C$20])" office:value-type="float" office:value="9480.69450347536">
            <text:p>9480.6945034754</text:p>
          </table:table-cell>
          <table:table-cell table:formula="of:=[.$C$19]*([.B100])^[.$C$18]" office:value-type="float" office:value="405.911339427914">
            <text:p>405.9113394279</text:p>
          </table:table-cell>
          <table:table-cell table:formula="of:=[.D99]/EXP([.$E$20])" office:value-type="float" office:value="4621.82301868146">
            <text:p>4621.8230186815</text:p>
          </table:table-cell>
          <table:table-cell table:formula="of:=[.$E$19]*([.D100])^[.$E$18]" office:value-type="float" office:value="2554.37501532772">
            <text:p>2554.3750153277</text:p>
          </table:table-cell>
          <table:table-cell table:formula="of:=[.F99]/EXP([.$G$20])" office:value-type="float" office:value="1727.45637384355">
            <text:p>1727.4563738436</text:p>
          </table:table-cell>
          <table:table-cell table:formula="of:=[.$G$19]*([.F100])^[.$G$18]" office:value-type="float" office:value="1473.19175568734">
            <text:p>1473.1917556873</text:p>
          </table:table-cell>
          <table:table-cell table:formula="of:=[.H99]/EXP([.$I$20])" office:value-type="float" office:value="133535.663435081">
            <text:p>133535.663435081</text:p>
          </table:table-cell>
          <table:table-cell table:formula="of:=[.$I$19]*([.H100])^[.$I$18]" office:value-type="float" office:value="1761.03489703597">
            <text:p>1761.034897036</text:p>
          </table:table-cell>
          <table:table-cell table:formula="of:=[.J99]/EXP([.$K$20])" office:value-type="float" office:value="122268.9190696">
            <text:p>122268.9190696</text:p>
          </table:table-cell>
          <table:table-cell table:formula="of:=[.$K$19]*([.J100])^[.$K$18]" office:value-type="float" office:value="1697.05955726254">
            <text:p>1697.0595572625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table:formula="of:=[.B100]/EXP([.$C$20])" office:value-type="float" office:value="10220.7898337167">
            <text:p>10220.7898337167</text:p>
          </table:table-cell>
          <table:table-cell table:formula="of:=[.$C$19]*([.B101])^[.$C$18]" office:value-type="float" office:value="421.154510857222">
            <text:p>421.1545108572</text:p>
          </table:table-cell>
          <table:table-cell table:formula="of:=[.D100]/EXP([.$E$20])" office:value-type="float" office:value="4924.08291219986">
            <text:p>4924.0829121999</text:p>
          </table:table-cell>
          <table:table-cell table:formula="of:=[.$E$19]*([.D101])^[.$E$18]" office:value-type="float" office:value="2713.9482669209">
            <text:p>2713.9482669209</text:p>
          </table:table-cell>
          <table:table-cell table:formula="of:=[.F100]/EXP([.$G$20])" office:value-type="float" office:value="1808.09451681155">
            <text:p>1808.0945168116</text:p>
          </table:table-cell>
          <table:table-cell table:formula="of:=[.$G$19]*([.F101])^[.$G$18]" office:value-type="float" office:value="1537.94106474861">
            <text:p>1537.9410647486</text:p>
          </table:table-cell>
          <table:table-cell table:formula="of:=[.H100]/EXP([.$I$20])" office:value-type="float" office:value="147676.860445686">
            <text:p>147676.860445686</text:p>
          </table:table-cell>
          <table:table-cell table:formula="of:=[.$I$19]*([.H101])^[.$I$18]" office:value-type="float" office:value="1833.08494718269">
            <text:p>1833.0849471827</text:p>
          </table:table-cell>
          <table:table-cell table:formula="of:=[.J100]/EXP([.$K$20])" office:value-type="float" office:value="135779.586784688">
            <text:p>135779.586784688</text:p>
          </table:table-cell>
          <table:table-cell table:formula="of:=[.$K$19]*([.J101])^[.$K$18]" office:value-type="float" office:value="1772.07512107321">
            <text:p>1772.0751210732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table:formula="of:=[.B101]/EXP([.$C$20])" office:value-type="float" office:value="11018.6595282352">
            <text:p>11018.6595282352</text:p>
          </table:table-cell>
          <table:table-cell table:formula="of:=[.$C$19]*([.B102])^[.$C$18]" office:value-type="float" office:value="436.970108461051">
            <text:p>436.9701084611</text:p>
          </table:table-cell>
          <table:table-cell table:formula="of:=[.D101]/EXP([.$E$20])" office:value-type="float" office:value="5246.11012325951">
            <text:p>5246.1101232595</text:p>
          </table:table-cell>
          <table:table-cell table:formula="of:=[.$E$19]*([.D102])^[.$E$18]" office:value-type="float" office:value="2883.49014977268">
            <text:p>2883.4901497727</text:p>
          </table:table-cell>
          <table:table-cell table:formula="of:=[.F101]/EXP([.$G$20])" office:value-type="float" office:value="1892.49687067355">
            <text:p>1892.4968706736</text:p>
          </table:table-cell>
          <table:table-cell table:formula="of:=[.$G$19]*([.F102])^[.$G$18]" office:value-type="float" office:value="1605.53621720246">
            <text:p>1605.5362172025</text:p>
          </table:table-cell>
          <table:table-cell table:formula="of:=[.H101]/EXP([.$I$20])" office:value-type="float" office:value="163315.585889884">
            <text:p>163315.585889884</text:p>
          </table:table-cell>
          <table:table-cell table:formula="of:=[.$I$19]*([.H102])^[.$I$18]" office:value-type="float" office:value="1908.08281496488">
            <text:p>1908.0828149649</text:p>
          </table:table-cell>
          <table:table-cell table:formula="of:=[.J101]/EXP([.$K$20])" office:value-type="float" office:value="150783.177995759">
            <text:p>150783.177995759</text:p>
          </table:table-cell>
          <table:table-cell table:formula="of:=[.$K$19]*([.J102])^[.$K$18]" office:value-type="float" office:value="1850.40661730933">
            <text:p>1850.4066173093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table:formula="of:=[.B102]/EXP([.$C$20])" office:value-type="float" office:value="11878.8136508447">
            <text:p>11878.8136508447</text:p>
          </table:table-cell>
          <table:table-cell table:formula="of:=[.$C$19]*([.B103])^[.$C$18]" office:value-type="float" office:value="453.379628535418">
            <text:p>453.3796285354</text:p>
          </table:table-cell>
          <table:table-cell table:formula="of:=[.D102]/EXP([.$E$20])" office:value-type="float" office:value="5589.19740306941">
            <text:p>5589.1974030694</text:p>
          </table:table-cell>
          <table:table-cell table:formula="of:=[.$E$19]*([.D103])^[.$E$18]" office:value-type="float" office:value="3063.62340991463">
            <text:p>3063.6234099146</text:p>
          </table:table-cell>
          <table:table-cell table:formula="of:=[.F102]/EXP([.$G$20])" office:value-type="float" office:value="1980.8391498388">
            <text:p>1980.8391498388</text:p>
          </table:table-cell>
          <table:table-cell table:formula="of:=[.$G$19]*([.F103])^[.$G$18]" office:value-type="float" office:value="1676.10229275601">
            <text:p>1676.102292756</text:p>
          </table:table-cell>
          <table:table-cell table:formula="of:=[.H102]/EXP([.$I$20])" office:value-type="float" office:value="180610.425452306">
            <text:p>180610.425452306</text:p>
          </table:table-cell>
          <table:table-cell table:formula="of:=[.$I$19]*([.H103])^[.$I$18]" office:value-type="float" office:value="1986.1491058338">
            <text:p>1986.1491058338</text:p>
          </table:table-cell>
          <table:table-cell table:formula="of:=[.J102]/EXP([.$K$20])" office:value-type="float" office:value="167444.660164961">
            <text:p>167444.660164961</text:p>
          </table:table-cell>
          <table:table-cell table:formula="of:=[.$K$19]*([.J103])^[.$K$18]" office:value-type="float" office:value="1932.20062099202">
            <text:p>1932.200620992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table:formula="of:=[.B103]/EXP([.$C$20])" office:value-type="float" office:value="12806.1143363139">
            <text:p>12806.1143363139</text:p>
          </table:table-cell>
          <table:table-cell table:formula="of:=[.$C$19]*([.B104])^[.$C$18]" office:value-type="float" office:value="470.405374625836">
            <text:p>470.4053746258</text:p>
          </table:table-cell>
          <table:table-cell table:formula="of:=[.D103]/EXP([.$E$20])" office:value-type="float" office:value="5954.72204671685">
            <text:p>5954.7220467169</text:p>
          </table:table-cell>
          <table:table-cell table:formula="of:=[.$E$19]*([.D104])^[.$E$18]" office:value-type="float" office:value="3255.009696675">
            <text:p>3255.009696675</text:p>
          </table:table-cell>
          <table:table-cell table:formula="of:=[.F103]/EXP([.$G$20])" office:value-type="float" office:value="2073.30527111393">
            <text:p>2073.3052711139</text:p>
          </table:table-cell>
          <table:table-cell table:formula="of:=[.$G$19]*([.F104])^[.$G$18]" office:value-type="float" office:value="1749.76986858448">
            <text:p>1749.7698685845</text:p>
          </table:table-cell>
          <table:table-cell table:formula="of:=[.H103]/EXP([.$I$20])" office:value-type="float" office:value="199736.758768738">
            <text:p>199736.758768738</text:p>
          </table:table-cell>
          <table:table-cell table:formula="of:=[.$I$19]*([.H104])^[.$I$18]" office:value-type="float" office:value="2067.40935962834">
            <text:p>2067.4093596284</text:p>
          </table:table-cell>
          <table:table-cell table:formula="of:=[.J103]/EXP([.$K$20])" office:value-type="float" office:value="185947.229594456">
            <text:p>185947.229594456</text:p>
          </table:table-cell>
          <table:table-cell table:formula="of:=[.$K$19]*([.J104])^[.$K$18]" office:value-type="float" office:value="2017.61018623607">
            <text:p>2017.6101862361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table:formula="of:=[.B104]/EXP([.$C$20])" office:value-type="float" office:value="13805.8032742254">
            <text:p>13805.8032742254</text:p>
          </table:table-cell>
          <table:table-cell table:formula="of:=[.$C$19]*([.B105])^[.$C$18]" office:value-type="float" office:value="488.070487841928">
            <text:p>488.0704878419</text:p>
          </table:table-cell>
          <table:table-cell table:formula="of:=[.D104]/EXP([.$E$20])" office:value-type="float" office:value="6344.15142220293">
            <text:p>6344.1514222029</text:p>
          </table:table-cell>
          <table:table-cell table:formula="of:=[.$E$19]*([.D105])^[.$E$18]" office:value-type="float" office:value="3458.35199298973">
            <text:p>3458.3519929897</text:p>
          </table:table-cell>
          <table:table-cell table:formula="of:=[.F104]/EXP([.$G$20])" office:value-type="float" office:value="2170.08773659317">
            <text:p>2170.0877365932</text:p>
          </table:table-cell>
          <table:table-cell table:formula="of:=[.$G$19]*([.F105])^[.$G$18]" office:value-type="float" office:value="1826.67526095427">
            <text:p>1826.6752609543</text:p>
          </table:table-cell>
          <table:table-cell table:formula="of:=[.H104]/EXP([.$I$20])" office:value-type="float" office:value="220888.537876659">
            <text:p>220888.537876659</text:p>
          </table:table-cell>
          <table:table-cell table:formula="of:=[.$I$19]*([.H105])^[.$I$18]" office:value-type="float" office:value="2151.99425245798">
            <text:p>2151.994252458</text:p>
          </table:table-cell>
          <table:table-cell table:formula="of:=[.J104]/EXP([.$K$20])" office:value-type="float" office:value="206494.325706116">
            <text:p>206494.325706116</text:p>
          </table:table-cell>
          <table:table-cell table:formula="of:=[.$K$19]*([.J105])^[.$K$18]" office:value-type="float" office:value="2106.79513264703">
            <text:p>2106.795132647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table:formula="of:=[.B105]/EXP([.$C$20])" office:value-type="float" office:value="14883.531338318">
            <text:p>14883.531338318</text:p>
          </table:table-cell>
          <table:table-cell table:formula="of:=[.$C$19]*([.B106])^[.$C$18]" office:value-type="float" office:value="506.398978310428">
            <text:p>506.3989783104</text:p>
          </table:table-cell>
          <table:table-cell table:formula="of:=[.D105]/EXP([.$E$20])" office:value-type="float" office:value="6759.04886106823">
            <text:p>6759.0488610682</text:p>
          </table:table-cell>
          <table:table-cell table:formula="of:=[.$E$19]*([.D106])^[.$E$18]" office:value-type="float" office:value="3674.39719753629">
            <text:p>3674.3971975363</text:p>
          </table:table-cell>
          <table:table-cell table:formula="of:=[.F105]/EXP([.$G$20])" office:value-type="float" office:value="2271.38803442192">
            <text:p>2271.3880344219</text:p>
          </table:table-cell>
          <table:table-cell table:formula="of:=[.$G$19]*([.F106])^[.$G$18]" office:value-type="float" office:value="1906.96077746596">
            <text:p>1906.960777466</text:p>
          </table:table-cell>
          <table:table-cell table:formula="of:=[.H105]/EXP([.$I$20])" office:value-type="float" office:value="244280.254000621">
            <text:p>244280.254000621</text:p>
          </table:table-cell>
          <table:table-cell table:formula="of:=[.$I$19]*([.H106])^[.$I$18]" office:value-type="float" office:value="2240.03980684536">
            <text:p>2240.0398068454</text:p>
          </table:table-cell>
          <table:table-cell table:formula="of:=[.J105]/EXP([.$K$20])" office:value-type="float" office:value="229311.867898325">
            <text:p>229311.867898325</text:p>
          </table:table-cell>
          <table:table-cell table:formula="of:=[.$K$19]*([.J106])^[.$K$18]" office:value-type="float" office:value="2199.92234437791">
            <text:p>2199.9223443779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table:formula="of:=[.B106]/EXP([.$C$20])" office:value-type="float" office:value="16045.3905287973">
            <text:p>16045.3905287973</text:p>
          </table:table-cell>
          <table:table-cell table:formula="of:=[.$C$19]*([.B107])^[.$C$18]" office:value-type="float" office:value="525.415757809349">
            <text:p>525.4157578093</text:p>
          </table:table-cell>
          <table:table-cell table:formula="of:=[.D106]/EXP([.$E$20])" office:value-type="float" office:value="7201.07993425609">
            <text:p>7201.0799342561</text:p>
          </table:table-cell>
          <table:table-cell table:formula="of:=[.$E$19]*([.D107])^[.$E$18]" office:value-type="float" office:value="3903.93886817485">
            <text:p>3903.9388681749</text:p>
          </table:table-cell>
          <table:table-cell table:formula="of:=[.F106]/EXP([.$G$20])" office:value-type="float" office:value="2377.41705826812">
            <text:p>2377.4170582681</text:p>
          </table:table-cell>
          <table:table-cell table:formula="of:=[.$G$19]*([.F107])^[.$G$18]" office:value-type="float" office:value="1990.77498038366">
            <text:p>1990.7749803837</text:p>
          </table:table-cell>
          <table:table-cell table:formula="of:=[.H106]/EXP([.$I$20])" office:value-type="float" office:value="270149.112616828">
            <text:p>270149.112616828</text:p>
          </table:table-cell>
          <table:table-cell table:formula="of:=[.$I$19]*([.H107])^[.$I$18]" office:value-type="float" office:value="2331.6876104667">
            <text:p>2331.6876104667</text:p>
          </table:table-cell>
          <table:table-cell table:formula="of:=[.J106]/EXP([.$K$20])" office:value-type="float" office:value="254650.739574592">
            <text:p>254650.739574592</text:p>
          </table:table-cell>
          <table:table-cell table:formula="of:=[.$K$19]*([.J107])^[.$K$18]" office:value-type="float" office:value="2297.16608240525">
            <text:p>2297.1660824053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table:formula="of:=[.B107]/EXP([.$C$20])" office:value-type="float" office:value="17297.9484081708">
            <text:p>17297.9484081708</text:p>
          </table:table-cell>
          <table:table-cell table:formula="of:=[.$C$19]*([.B108])^[.$C$18]" office:value-type="float" office:value="545.146673627655">
            <text:p>545.1466736277</text:p>
          </table:table-cell>
          <table:table-cell table:formula="of:=[.D107]/EXP([.$E$20])" office:value-type="float" office:value="7672.01913840733">
            <text:p>7672.0191384073</text:p>
          </table:table-cell>
          <table:table-cell table:formula="of:=[.$E$19]*([.D108])^[.$E$18]" office:value-type="float" office:value="4147.82013677381">
            <text:p>4147.8201367738</text:p>
          </table:table-cell>
          <table:table-cell table:formula="of:=[.F107]/EXP([.$G$20])" office:value-type="float" office:value="2488.39554637467">
            <text:p>2488.3955463747</text:p>
          </table:table-cell>
          <table:table-cell table:formula="of:=[.$G$19]*([.F108])^[.$G$18]" office:value-type="float" office:value="2078.27296153831">
            <text:p>2078.2729615383</text:p>
          </table:table-cell>
          <table:table-cell table:formula="of:=[.H107]/EXP([.$I$20])" office:value-type="float" office:value="298757.438853301">
            <text:p>298757.438853301</text:p>
          </table:table-cell>
          <table:table-cell table:formula="of:=[.$I$19]*([.H108])^[.$I$18]" office:value-type="float" office:value="2427.08504384146">
            <text:p>2427.0850438415</text:p>
          </table:table-cell>
          <table:table-cell table:formula="of:=[.J107]/EXP([.$K$20])" office:value-type="float" office:value="282789.546656342">
            <text:p>282789.546656342</text:p>
          </table:table-cell>
          <table:table-cell table:formula="of:=[.$K$19]*([.J108])^[.$K$18]" office:value-type="float" office:value="2398.70831060869">
            <text:p>2398.7083106087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table:formula="of:=[.B108]/EXP([.$C$20])" office:value-type="float" office:value="18648.2852252626">
            <text:p>18648.2852252626</text:p>
          </table:table-cell>
          <table:table-cell table:formula="of:=[.$C$19]*([.B109])^[.$C$18]" office:value-type="float" office:value="565.618543696461">
            <text:p>565.6185436965</text:p>
          </table:table-cell>
          <table:table-cell table:formula="of:=[.D108]/EXP([.$E$20])" office:value-type="float" office:value="8173.75701942807">
            <text:p>8173.7570194281</text:p>
          </table:table-cell>
          <table:table-cell table:formula="of:=[.$E$19]*([.D109])^[.$E$18]" office:value-type="float" office:value="4406.93680612618">
            <text:p>4406.9368061262</text:p>
          </table:table-cell>
          <table:table-cell table:formula="of:=[.F108]/EXP([.$G$20])" office:value-type="float" office:value="2604.55454110694">
            <text:p>2604.5545411069</text:p>
          </table:table-cell>
          <table:table-cell table:formula="of:=[.$G$19]*([.F109])^[.$G$18]" office:value-type="float" office:value="2169.61662931329">
            <text:p>2169.6166293133</text:p>
          </table:table-cell>
          <table:table-cell table:formula="of:=[.H108]/EXP([.$I$20])" office:value-type="float" office:value="330395.337617793">
            <text:p>330395.337617793</text:p>
          </table:table-cell>
          <table:table-cell table:formula="of:=[.$I$19]*([.H109])^[.$I$18]" office:value-type="float" office:value="2526.38551733774">
            <text:p>2526.3855173378</text:p>
          </table:table-cell>
          <table:table-cell table:formula="of:=[.J108]/EXP([.$K$20])" office:value-type="float" office:value="314037.680910309">
            <text:p>314037.680910309</text:p>
          </table:table-cell>
          <table:table-cell table:formula="of:=[.$K$19]*([.J109])^[.$K$18]" office:value-type="float" office:value="2504.7390362645">
            <text:p>2504.7390362645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table:formula="of:=[.B109]/EXP([.$C$20])" office:value-type="float" office:value="20104.0339372546">
            <text:p>20104.0339372546</text:p>
          </table:table-cell>
          <table:table-cell table:formula="of:=[.$C$19]*([.B110])^[.$C$18]" office:value-type="float" office:value="586.859193039523">
            <text:p>586.8591930395</text:p>
          </table:table-cell>
          <table:table-cell table:formula="of:=[.D109]/EXP([.$E$20])" office:value-type="float" office:value="8708.30776192759">
            <text:p>8708.3077619276</text:p>
          </table:table-cell>
          <table:table-cell table:formula="of:=[.$E$19]*([.D110])^[.$E$18]" office:value-type="float" office:value="4682.24064033197">
            <text:p>4682.240640332</text:p>
          </table:table-cell>
          <table:table-cell table:formula="of:=[.F109]/EXP([.$G$20])" office:value-type="float" office:value="2726.13586995198">
            <text:p>2726.135869952</text:p>
          </table:table-cell>
          <table:table-cell table:formula="of:=[.$G$19]*([.F110])^[.$G$18]" office:value-type="float" office:value="2264.97500824363">
            <text:p>2264.9750082436</text:p>
          </table:table-cell>
          <table:table-cell table:formula="of:=[.H109]/EXP([.$I$20])" office:value-type="float" office:value="365383.635428663">
            <text:p>365383.635428663</text:p>
          </table:table-cell>
          <table:table-cell table:formula="of:=[.$I$19]*([.H110])^[.$I$18]" office:value-type="float" office:value="2629.74871787426">
            <text:p>2629.7487178743</text:p>
          </table:table-cell>
          <table:table-cell table:formula="of:=[.J109]/EXP([.$K$20])" office:value-type="float" office:value="348738.721772384">
            <text:p>348738.721772384</text:p>
          </table:table-cell>
          <table:table-cell table:formula="of:=[.$K$19]*([.J110])^[.$K$18]" office:value-type="float" office:value="2615.45666558983">
            <text:p>2615.4566655898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table:formula="of:=[.B110]/EXP([.$C$20])" office:value-type="float" office:value="21673.4233559856">
            <text:p>21673.4233559856</text:p>
          </table:table-cell>
          <table:table-cell table:formula="of:=[.$C$19]*([.B111])^[.$C$18]" office:value-type="float" office:value="608.897491592538">
            <text:p>608.8974915925</text:p>
          </table:table-cell>
          <table:table-cell table:formula="of:=[.D110]/EXP([.$E$20])" office:value-type="float" office:value="9277.81727499341">
            <text:p>9277.8172749934</text:p>
          </table:table-cell>
          <table:table-cell table:formula="of:=[.$E$19]*([.D111])^[.$E$18]" office:value-type="float" office:value="4974.74286073268">
            <text:p>4974.7428607327</text:p>
          </table:table-cell>
          <table:table-cell table:formula="of:=[.F110]/EXP([.$G$20])" office:value-type="float" office:value="2853.39264897111">
            <text:p>2853.3926489711</text:p>
          </table:table-cell>
          <table:table-cell table:formula="of:=[.$G$19]*([.F111])^[.$G$18]" office:value-type="float" office:value="2364.52455178313">
            <text:p>2364.5245517831</text:p>
          </table:table-cell>
          <table:table-cell table:formula="of:=[.H110]/EXP([.$I$20])" office:value-type="float" office:value="404077.133780583">
            <text:p>404077.133780583</text:p>
          </table:table-cell>
          <table:table-cell table:formula="of:=[.$I$19]*([.H111])^[.$I$18]" office:value-type="float" office:value="2737.34086571587">
            <text:p>2737.3408657159</text:p>
          </table:table-cell>
          <table:table-cell table:formula="of:=[.J110]/EXP([.$K$20])" office:value-type="float" office:value="387274.214071691">
            <text:p>387274.214071691</text:p>
          </table:table-cell>
          <table:table-cell table:formula="of:=[.$K$19]*([.J111])^[.$K$18]" office:value-type="float" office:value="2731.06837500331">
            <text:p>2731.0683750033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table:formula="of:=[.B111]/EXP([.$C$20])" office:value-type="float" office:value="23365.324662396">
            <text:p>23365.324662396</text:p>
          </table:table-cell>
          <table:table-cell table:formula="of:=[.$C$19]*([.B112])^[.$C$18]" office:value-type="float" office:value="631.763393442686">
            <text:p>631.7633934427</text:p>
          </table:table-cell>
          <table:table-cell table:formula="of:=[.D111]/EXP([.$E$20])" office:value-type="float" office:value="9884.57180676315">
            <text:p>9884.5718067632</text:p>
          </table:table-cell>
          <table:table-cell table:formula="of:=[.$E$19]*([.D112])^[.$E$18]" office:value-type="float" office:value="5285.51786023884">
            <text:p>5285.5178602389</text:p>
          </table:table-cell>
          <table:table-cell table:formula="of:=[.F111]/EXP([.$G$20])" office:value-type="float" office:value="2986.58980975361">
            <text:p>2986.5898097536</text:p>
          </table:table-cell>
          <table:table-cell table:formula="of:=[.$G$19]*([.F112])^[.$G$18]" office:value-type="float" office:value="2468.44946881807">
            <text:p>2468.4494688181</text:p>
          </table:table-cell>
          <table:table-cell table:formula="of:=[.H111]/EXP([.$I$20])" office:value-type="float" office:value="446868.20703608">
            <text:p>446868.20703608</text:p>
          </table:table-cell>
          <table:table-cell table:formula="of:=[.$I$19]*([.H112])^[.$I$18]" office:value-type="float" office:value="2849.33498177539">
            <text:p>2849.3349817754</text:p>
          </table:table-cell>
          <table:table-cell table:formula="of:=[.J111]/EXP([.$K$20])" office:value-type="float" office:value="430067.863191677">
            <text:p>430067.863191677</text:p>
          </table:table-cell>
          <table:table-cell table:formula="of:=[.$K$19]*([.J112])^[.$K$18]" office:value-type="float" office:value="2851.79049879657">
            <text:p>2851.7904987966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table:formula="of:=[.B112]/EXP([.$C$20])" office:value-type="float" office:value="25189.3015520502">
            <text:p>25189.3015520502</text:p>
          </table:table-cell>
          <table:table-cell table:formula="of:=[.$C$19]*([.B113])^[.$C$18]" office:value-type="float" office:value="655.487977541719">
            <text:p>655.4879775417</text:p>
          </table:table-cell>
          <table:table-cell table:formula="of:=[.D112]/EXP([.$E$20])" office:value-type="float" office:value="10531.0071223758">
            <text:p>10531.0071223758</text:p>
          </table:table-cell>
          <table:table-cell table:formula="of:=[.$E$19]*([.D113])^[.$E$18]" office:value-type="float" office:value="5615.70714969362">
            <text:p>5615.7071496936</text:p>
          </table:table-cell>
          <table:table-cell table:formula="of:=[.F112]/EXP([.$G$20])" office:value-type="float" office:value="3126.00465096887">
            <text:p>3126.0046509689</text:p>
          </table:table-cell>
          <table:table-cell table:formula="of:=[.$G$19]*([.F113])^[.$G$18]" office:value-type="float" office:value="2576.94206453184">
            <text:p>2576.9420645318</text:p>
          </table:table-cell>
          <table:table-cell table:formula="of:=[.H112]/EXP([.$I$20])" office:value-type="float" office:value="494190.781327593">
            <text:p>494190.781327593</text:p>
          </table:table-cell>
          <table:table-cell table:formula="of:=[.$I$19]*([.H113])^[.$I$18]" office:value-type="float" office:value="2965.91116585174">
            <text:p>2965.9111658517</text:p>
          </table:table-cell>
          <table:table-cell table:formula="of:=[.J112]/EXP([.$K$20])" office:value-type="float" office:value="477590.19379487">
            <text:p>477590.19379487</text:p>
          </table:table-cell>
          <table:table-cell table:formula="of:=[.$K$19]*([.J113])^[.$K$18]" office:value-type="float" office:value="2977.84893394203">
            <text:p>2977.848933942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table:formula="of:=[.B113]/EXP([.$C$20])" office:value-type="float" office:value="27155.6642951888">
            <text:p>27155.6642951888</text:p>
          </table:table-cell>
          <table:table-cell table:formula="of:=[.$C$19]*([.B114])^[.$C$18]" office:value-type="float" office:value="680.103489947953">
            <text:p>680.103489948</text:p>
          </table:table-cell>
          <table:table-cell table:formula="of:=[.D113]/EXP([.$E$20])" office:value-type="float" office:value="11219.7182821465">
            <text:p>11219.7182821465</text:p>
          </table:table-cell>
          <table:table-cell table:formula="of:=[.$E$19]*([.D114])^[.$E$18]" office:value-type="float" office:value="5966.52355076802">
            <text:p>5966.523550768</text:p>
          </table:table-cell>
          <table:table-cell table:formula="of:=[.F113]/EXP([.$G$20])" office:value-type="float" office:value="3271.92741566516">
            <text:p>3271.9274156652</text:p>
          </table:table-cell>
          <table:table-cell table:formula="of:=[.$G$19]*([.F114])^[.$G$18]" office:value-type="float" office:value="2690.20309625104">
            <text:p>2690.2030962511</text:p>
          </table:table-cell>
          <table:table-cell table:formula="of:=[.H113]/EXP([.$I$20])" office:value-type="float" office:value="546524.734818422">
            <text:p>546524.734818422</text:p>
          </table:table-cell>
          <table:table-cell table:formula="of:=[.$I$19]*([.H114])^[.$I$18]" office:value-type="float" office:value="3087.25688625173">
            <text:p>3087.2568862517</text:p>
          </table:table-cell>
          <table:table-cell table:formula="of:=[.J113]/EXP([.$K$20])" office:value-type="float" office:value="530363.723334899">
            <text:p>530363.723334899</text:p>
          </table:table-cell>
          <table:table-cell table:formula="of:=[.$K$19]*([.J114])^[.$K$18]" office:value-type="float" office:value="3109.47956279458">
            <text:p>3109.4795627946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table:formula="of:=[.B114]/EXP([.$C$20])" office:value-type="float" office:value="29275.5280168921">
            <text:p>29275.5280168921</text:p>
          </table:table-cell>
          <table:table-cell table:formula="of:=[.$C$19]*([.B115])^[.$C$18]" office:value-type="float" office:value="705.643387654576">
            <text:p>705.6433876546</text:p>
          </table:table-cell>
          <table:table-cell table:formula="of:=[.D114]/EXP([.$E$20])" office:value-type="float" office:value="11953.4700592181">
            <text:p>11953.4700592181</text:p>
          </table:table-cell>
          <table:table-cell table:formula="of:=[.$E$19]*([.D115])^[.$E$18]" office:value-type="float" office:value="6339.25565078863">
            <text:p>6339.2556507886</text:p>
          </table:table-cell>
          <table:table-cell table:formula="of:=[.F114]/EXP([.$G$20])" office:value-type="float" office:value="3424.66189551677">
            <text:p>3424.6618955168</text:p>
          </table:table-cell>
          <table:table-cell table:formula="of:=[.$G$19]*([.F115])^[.$G$18]" office:value-type="float" office:value="2808.44214493176">
            <text:p>2808.4421449318</text:p>
          </table:table-cell>
          <table:table-cell table:formula="of:=[.H114]/EXP([.$I$20])" office:value-type="float" office:value="604400.76394373">
            <text:p>604400.76394373</text:p>
          </table:table-cell>
          <table:table-cell table:formula="of:=[.$I$19]*([.H115])^[.$I$18]" office:value-type="float" office:value="3213.5672812613">
            <text:p>3213.5672812613</text:p>
          </table:table-cell>
          <table:table-cell table:formula="of:=[.J114]/EXP([.$K$20])" office:value-type="float" office:value="588968.707239563">
            <text:p>588968.707239563</text:p>
          </table:table-cell>
          <table:table-cell table:formula="of:=[.$K$19]*([.J115])^[.$K$18]" office:value-type="float" office:value="3246.92869447801">
            <text:p>3246.928694478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table:formula="of:=[.B115]/EXP([.$C$20])" office:value-type="float" office:value="31560.8755267932">
            <text:p>31560.8755267932</text:p>
          </table:table-cell>
          <table:table-cell table:formula="of:=[.$C$19]*([.B116])^[.$C$18]" office:value-type="float" office:value="732.142384063832">
            <text:p>732.1423840638</text:p>
          </table:table-cell>
          <table:table-cell table:formula="of:=[.D115]/EXP([.$E$20])" office:value-type="float" office:value="12735.2080385112">
            <text:p>12735.2080385112</text:p>
          </table:table-cell>
          <table:table-cell table:formula="of:=[.$E$19]*([.D116])^[.$E$18]" office:value-type="float" office:value="6735.27253586099">
            <text:p>6735.272535861</text:p>
          </table:table-cell>
          <table:table-cell table:formula="of:=[.F115]/EXP([.$G$20])" office:value-type="float" office:value="3584.52606327766">
            <text:p>3584.5260632777</text:p>
          </table:table-cell>
          <table:table-cell table:formula="of:=[.$G$19]*([.F116])^[.$G$18]" office:value-type="float" office:value="2931.87800297324">
            <text:p>2931.8780029732</text:p>
          </table:table-cell>
          <table:table-cell table:formula="of:=[.H115]/EXP([.$I$20])" office:value-type="float" office:value="668405.764978107">
            <text:p>668405.764978107</text:p>
          </table:table-cell>
          <table:table-cell table:formula="of:=[.$I$19]*([.H116])^[.$I$18]" office:value-type="float" office:value="3345.04547295101">
            <text:p>3345.045472951</text:p>
          </table:table-cell>
          <table:table-cell table:formula="of:=[.J115]/EXP([.$K$20])" office:value-type="float" office:value="654049.518934389">
            <text:p>654049.518934389</text:p>
          </table:table-cell>
          <table:table-cell table:formula="of:=[.$K$19]*([.J116])^[.$K$18]" office:value-type="float" office:value="3390.45352578224">
            <text:p>3390.4535257823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table:formula="of:=[.B116]/EXP([.$C$20])" office:value-type="float" office:value="34024.6250534913">
            <text:p>34024.6250534913</text:p>
          </table:table-cell>
          <table:table-cell table:formula="of:=[.$C$19]*([.B117])^[.$C$18]" office:value-type="float" office:value="759.636496168895">
            <text:p>759.6364961689</text:p>
          </table:table-cell>
          <table:table-cell table:formula="of:=[.D116]/EXP([.$E$20])" office:value-type="float" office:value="13568.0704415275">
            <text:p>13568.0704415275</text:p>
          </table:table-cell>
          <table:table-cell table:formula="of:=[.$E$19]*([.D117])^[.$E$18]" office:value-type="float" office:value="7156.02881967378">
            <text:p>7156.0288196738</text:p>
          </table:table-cell>
          <table:table-cell table:formula="of:=[.F116]/EXP([.$G$20])" office:value-type="float" office:value="3751.85273475823">
            <text:p>3751.8527347582</text:p>
          </table:table-cell>
          <table:table-cell table:formula="of:=[.$G$19]*([.F117])^[.$G$18]" office:value-type="float" office:value="3060.7390790766">
            <text:p>3060.7390790766</text:p>
          </table:table-cell>
          <table:table-cell table:formula="of:=[.H116]/EXP([.$I$20])" office:value-type="float" office:value="739188.785501871">
            <text:p>739188.785501871</text:p>
          </table:table-cell>
          <table:table-cell table:formula="of:=[.$I$19]*([.H117])^[.$I$18]" office:value-type="float" office:value="3481.90289382032">
            <text:p>3481.9028938203</text:p>
          </table:table-cell>
          <table:table-cell table:formula="of:=[.J116]/EXP([.$K$20])" office:value-type="float" office:value="726321.734856291">
            <text:p>726321.734856291</text:p>
          </table:table-cell>
          <table:table-cell table:formula="of:=[.$K$19]*([.J117])^[.$K$18]" office:value-type="float" office:value="3540.32262243358">
            <text:p>3540.3226224336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table:formula="of:=[.B117]/EXP([.$C$20])" office:value-type="float" office:value="36680.7032665452">
            <text:p>36680.7032665452</text:p>
          </table:table-cell>
          <table:table-cell table:formula="of:=[.$C$19]*([.B118])^[.$C$18]" office:value-type="float" office:value="788.163093507568">
            <text:p>788.1630935076</text:p>
          </table:table-cell>
          <table:table-cell table:formula="of:=[.D117]/EXP([.$E$20])" office:value-type="float" office:value="14455.4007244764">
            <text:p>14455.4007244764</text:p>
          </table:table-cell>
          <table:table-cell table:formula="of:=[.$E$19]*([.D118])^[.$E$18]" office:value-type="float" office:value="7603.06998645534">
            <text:p>7603.0699864554</text:p>
          </table:table-cell>
          <table:table-cell table:formula="of:=[.F117]/EXP([.$G$20])" office:value-type="float" office:value="3926.99026170322">
            <text:p>3926.9902617032</text:p>
          </table:table-cell>
          <table:table-cell table:formula="of:=[.$G$19]*([.F118])^[.$G$18]" office:value-type="float" office:value="3195.26382089786">
            <text:p>3195.2638208979</text:p>
          </table:table-cell>
          <table:table-cell table:formula="of:=[.H117]/EXP([.$I$20])" office:value-type="float" office:value="817467.606117412">
            <text:p>817467.606117412</text:p>
          </table:table-cell>
          <table:table-cell table:formula="of:=[.$I$19]*([.H118])^[.$I$18]" office:value-type="float" office:value="3624.35962680615">
            <text:p>3624.3596268062</text:p>
          </table:table-cell>
          <table:table-cell table:formula="of:=[.J117]/EXP([.$K$20])" office:value-type="float" office:value="806580.002358464">
            <text:p>806580.002358464</text:p>
          </table:table-cell>
          <table:table-cell table:formula="of:=[.$K$19]*([.J118])^[.$K$18]" office:value-type="float" office:value="3696.81642163881">
            <text:p>3696.8164216388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table:formula="of:=[.B118]/EXP([.$C$20])" office:value-type="float" office:value="39544.1239988118">
            <text:p>39544.1239988118</text:p>
          </table:table-cell>
          <table:table-cell table:formula="of:=[.$C$19]*([.B119])^[.$C$18]" office:value-type="float" office:value="817.760948954332">
            <text:p>817.7609489543</text:p>
          </table:table-cell>
          <table:table-cell table:formula="of:=[.D118]/EXP([.$E$20])" office:value-type="float" office:value="15400.7610002994">
            <text:p>15400.7610002994</text:p>
          </table:table-cell>
          <table:table-cell table:formula="of:=[.$E$19]*([.D119])^[.$E$18]" office:value-type="float" office:value="8078.03806770769">
            <text:p>8078.0380677077</text:p>
          </table:table-cell>
          <table:table-cell table:formula="of:=[.F118]/EXP([.$G$20])" office:value-type="float" office:value="4110.30325701355">
            <text:p>4110.3032570136</text:p>
          </table:table-cell>
          <table:table-cell table:formula="of:=[.$G$19]*([.F119])^[.$G$18]" office:value-type="float" office:value="3335.70115627726">
            <text:p>3335.7011562773</text:p>
          </table:table-cell>
          <table:table-cell table:formula="of:=[.H118]/EXP([.$I$20])" office:value-type="float" office:value="904036.019157979">
            <text:p>904036.019157979</text:p>
          </table:table-cell>
          <table:table-cell table:formula="of:=[.$I$19]*([.H119])^[.$I$18]" office:value-type="float" office:value="3772.64475920226">
            <text:p>3772.6447592023</text:p>
          </table:table-cell>
          <table:table-cell table:formula="of:=[.J118]/EXP([.$K$20])" office:value-type="float" office:value="895706.777015699">
            <text:p>895706.777015699</text:p>
          </table:table-cell>
          <table:table-cell table:formula="of:=[.$K$19]*([.J119])^[.$K$18]" office:value-type="float" office:value="3860.22775684329">
            <text:p>3860.2277568433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table:formula="of:=[.B119]/EXP([.$C$20])" office:value-type="float" office:value="42631.0731141192">
            <text:p>42631.0731141192</text:p>
          </table:table-cell>
          <table:table-cell table:formula="of:=[.$C$19]*([.B120])^[.$C$18]" office:value-type="float" office:value="848.47029141979">
            <text:p>848.4702914198</text:p>
          </table:table-cell>
          <table:table-cell table:formula="of:=[.D119]/EXP([.$E$20])" office:value-type="float" office:value="16407.9463384738">
            <text:p>16407.9463384738</text:p>
          </table:table-cell>
          <table:table-cell table:formula="of:=[.$E$19]*([.D120])^[.$E$18]" office:value-type="float" office:value="8582.67767356922">
            <text:p>8582.6776735692</text:p>
          </table:table-cell>
          <table:table-cell table:formula="of:=[.F119]/EXP([.$G$20])" office:value-type="float" office:value="4302.17335382153">
            <text:p>4302.1733538215</text:p>
          </table:table-cell>
          <table:table-cell table:formula="of:=[.$G$19]*([.F120])^[.$G$18]" office:value-type="float" office:value="3482.31095386133">
            <text:p>3482.3109538613</text:p>
          </table:table-cell>
          <table:table-cell table:formula="of:=[.H119]/EXP([.$I$20])" office:value-type="float" office:value="999771.878199195">
            <text:p>999771.878199195</text:p>
          </table:table-cell>
          <table:table-cell table:formula="of:=[.$I$19]*([.H120])^[.$I$18]" office:value-type="float" office:value="3926.99675105876">
            <text:p>3926.9967510588</text:p>
          </table:table-cell>
          <table:table-cell table:formula="of:=[.J119]/EXP([.$K$20])" office:value-type="float" office:value="994682.025398509">
            <text:p>994682.025398509</text:p>
          </table:table-cell>
          <table:table-cell table:formula="of:=[.$K$19]*([.J120])^[.$K$18]" office:value-type="float" office:value="4030.86240568516">
            <text:p>4030.8624056852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table:formula="of:=[.B120]/EXP([.$C$20])" office:value-type="float" office:value="45958.9999999997">
            <text:p>45958.9999999997</text:p>
          </table:table-cell>
          <table:table-cell table:formula="of:=[.$C$19]*([.B121])^[.$C$18]" office:value-type="float" office:value="880.332860529131">
            <text:p>880.3328605291</text:p>
          </table:table-cell>
          <table:table-cell table:formula="of:=[.D120]/EXP([.$E$20])" office:value-type="float" office:value="17481.0000000001">
            <text:p>17481.0000000001</text:p>
          </table:table-cell>
          <table:table-cell table:formula="of:=[.$E$19]*([.D121])^[.$E$18]" office:value-type="float" office:value="9118.84240096022">
            <text:p>9118.8424009602</text:p>
          </table:table-cell>
          <table:table-cell table:formula="of:=[.F120]/EXP([.$G$20])" office:value-type="float" office:value="4502.99999999998">
            <text:p>4503</text:p>
          </table:table-cell>
          <table:table-cell table:formula="of:=[.$G$19]*([.F121])^[.$G$18]" office:value-type="float" office:value="3635.36450397017">
            <text:p>3635.3645039702</text:p>
          </table:table-cell>
          <table:table-cell table:formula="of:=[.H120]/EXP([.$I$20])" office:value-type="float" office:value="1105646">
            <text:p>1105646</text:p>
          </table:table-cell>
          <table:table-cell table:formula="of:=[.$I$19]*([.H121])^[.$I$18]" office:value-type="float" office:value="4087.66381865409">
            <text:p>4087.6638186541</text:p>
          </table:table-cell>
          <table:table-cell table:formula="of:=[.J120]/EXP([.$K$20])" office:value-type="float" office:value="1104594">
            <text:p>1104594</text:p>
          </table:table-cell>
          <table:table-cell table:formula="of:=[.$K$19]*([.J121])^[.$K$18]" office:value-type="float" office:value="4209.03966217078">
            <text:p>4209.0396621708</text:p>
          </table:table-cell>
          <table:table-cell table:number-columns-repeated="9"/>
        </table:table-row>
        <table:table-row table:style-name="ro2" table:number-rows-repeated="1048454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scientific-number number:decimal-places="2" number:min-integer-digits="1" number:min-exponent-digits="1"/>
    </number:number-style>
    <number:number-style style:name="N120">
      <number:scientific-number number:decimal-places="0" number:min-integer-digits="1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 style:data-style-name="N2" text:time-value="0000-00-00T16:48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Exner</meta:initial-creator>
    <meta:creation-date>2014-09-05T14:33:53</meta:creation-date>
    <dc:date>2014-10-01T01:56:59</dc:date>
    <dc:creator>Pavel Exner</dc:creator>
    <meta:editing-duration>P1DT2H41M17S</meta:editing-duration>
    <meta:editing-cycles>25</meta:editing-cycles>
    <meta:generator>LibreOffice/4.0.2.2$Linux_X86_64 LibreOffice_project/400m0$Build-2</meta:generator>
    <meta:document-statistic meta:table-count="3" meta:cell-count="408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power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2">
      <style:graphic-properties draw:stroke="solid" svg:stroke-color="#004586"/>
    </style:style>
    <style:style style:name="ch10" style:family="chart" style:data-style-name="N60">
      <style:chart-properties chart:symbol-type="named-symbol" chart:symbol-name="x" chart:symbol-width="0.25cm" chart:symbol-height="0.25cm" chart:regression-type="powe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svg:stroke-color="#7e0021"/>
    </style:style>
    <style:style style:name="ch12" style:family="chart" style:data-style-name="N2">
      <style:graphic-properties draw:stroke="solid" svg:stroke-color="#7e0021"/>
    </style:style>
    <style:style style:name="ch13" style:family="chart" style:data-style-name="N6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 style:data-style-name="N2">
      <style:graphic-properties draw:stroke="solid" svg:stroke-color="#ff420e"/>
    </style:style>
    <style:style style:name="ch16" style:family="chart" style:data-style-name="N6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svg:stroke-color="#ffd320"/>
    </style:style>
    <style:style style:name="ch18" style:family="chart" style:data-style-name="N2">
      <style:graphic-properties draw:stroke="solid" svg:stroke-color="#ffd320"/>
    </style:style>
    <style:style style:name="ch19" style:family="chart" style:data-style-name="N6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graphic-properties svg:stroke-color="#579d1c"/>
    </style:style>
    <style:style style:name="ch21" style:family="chart" style:data-style-name="N2">
      <style:graphic-properties draw:stroke="solid" svg:stroke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4.495cm" svg:height="13.203cm" xlink:href=".." xlink:type="simple" chart:class="chart:scatter" chart:style-name="ch1">
        <chart:legend svg:x="8.181cm" svg:y="5.679cm" style:legend-expansion="custom" chartooo:width="7.623cm" chartooo:height="4.084cm" style:legend-expansion-aspect-ratio="1.86655239960823" chart:style-name="ch2"/>
        <chart:plot-area chart:style-name="ch3" table:cell-range-address="Sheet1.A3:Sheet1.A10 Sheet1.C2:Sheet1.C15 Sheet1.D2:Sheet1.D9 Sheet1.E2:Sheet1.E8 Sheet1.F2:Sheet1.F7" chart:data-source-has-labels="row" svg:x="1.806cm" svg:y="1.19cm" svg:width="21.84cm" svg:height="11.327cm">
          <chartooo:coordinate-region svg:x="3.724cm" svg:y="1.389cm" svg:width="19.642cm" svg:height="10.4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0" chart:label-cell-address="Sheet1.C2:Sheet1.C2" chart:class="chart:scatter">
            <chart:domain table:cell-range-address="Sheet1.A3:Sheet1.A10"/>
            <chart:regression-curve chart:style-name="ch8">
              <chart:equation svg:x="3.725cm" svg:y="1.19cm" chart:style-name="ch9"/>
            </chart:regression-curve>
            <chart:data-point chart:repeated="8"/>
          </chart:series>
          <chart:series chart:style-name="ch10" chart:values-cell-range-address="Sheet1.C10:Sheet1.C15" chart:label-cell-address="Sheet1.C2:Sheet1.C2" chart:class="chart:scatter">
            <chart:domain table:cell-range-address="Sheet1.A10:Sheet1.A15"/>
            <chart:regression-curve chart:style-name="ch11">
              <chart:equation svg:x="3.725cm" svg:y="1.838cm" chart:style-name="ch12"/>
            </chart:regression-curve>
            <chart:data-point chart:repeated="6"/>
          </chart:series>
          <chart:series chart:style-name="ch13" chart:values-cell-range-address="Sheet1.D3:Sheet1.D9" chart:label-cell-address="Sheet1.D2:Sheet1.D2" chart:class="chart:scatter">
            <chart:domain table:cell-range-address="Sheet1.A3:Sheet1.A9"/>
            <chart:regression-curve chart:style-name="ch14">
              <chart:equation svg:x="3.725cm" svg:y="2.46cm" chart:style-name="ch15"/>
            </chart:regression-curve>
            <chart:data-point chart:repeated="7"/>
          </chart:series>
          <chart:series chart:style-name="ch16" chart:values-cell-range-address="Sheet1.E3:Sheet1.E8" chart:label-cell-address="Sheet1.E2:Sheet1.E2" chart:class="chart:scatter">
            <chart:domain table:cell-range-address="Sheet1.A3:Sheet1.A9"/>
            <chart:regression-curve chart:style-name="ch17">
              <chart:equation svg:x="3.725cm" svg:y="3.108cm" chart:style-name="ch18"/>
            </chart:regression-curve>
            <chart:data-point chart:repeated="7"/>
          </chart:series>
          <chart:series chart:style-name="ch19" chart:values-cell-range-address="Sheet1.F3:Sheet1.F7" chart:label-cell-address="Sheet1.F2:Sheet1.F2" chart:class="chart:scatter">
            <chart:domain table:cell-range-address="Sheet1.A3:Sheet1.A9"/>
            <chart:regression-curve chart:style-name="ch20">
              <chart:equation svg:x="3.725cm" svg:y="3.756cm" chart:style-name="ch21"/>
            </chart:regression-curve>
            <chart:data-point chart:repeated="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EM_adapt</text:p>
                <draw:g>
                  <svg:desc>Sheet1.C2:Sheet1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EM_adapt</text:p>
                <draw:g>
                  <svg:desc>Sheet1.C2:Sheet1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XFEM</text:p>
                <draw:g>
                  <svg:desc>Sheet1.D2:Sheet1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amp function XFEM</text:p>
                <draw:g>
                  <svg:desc>Sheet1.E2:Sheet1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hifted XFEM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3:Sheet1.A10</svg:desc>
                </draw:g>
              </table:table-cell>
              <table:table-cell office:value-type="float" office:value="4480">
                <text:p>4480</text:p>
                <draw:g>
                  <svg:desc>Sheet1.C3:Sheet1.C10</svg:desc>
                </draw:g>
              </table:table-cell>
              <table:table-cell office:value-type="float" office:value="0.390625">
                <text:p>0.390625</text:p>
                <draw:g>
                  <svg:desc>Sheet1.A10:Sheet1.A15</svg:desc>
                </draw:g>
              </table:table-cell>
              <table:table-cell office:value-type="float" office:value="323">
                <text:p>323</text:p>
                <draw:g>
                  <svg:desc>Sheet1.C10:Sheet1.C15</svg:desc>
                </draw:g>
              </table:table-cell>
              <table:table-cell office:value-type="float" office:value="50">
                <text:p>50</text:p>
                <draw:g>
                  <svg:desc>Sheet1.A3:Sheet1.A9</svg:desc>
                </draw:g>
              </table:table-cell>
              <table:table-cell office:value-type="float" office:value="NaN">
                <text:p>NaN</text:p>
                <draw:g>
                  <svg:desc>Sheet1.D3:Sheet1.D9</svg:desc>
                </draw:g>
              </table:table-cell>
              <table:table-cell office:value-type="float" office:value="50">
                <text:p>50</text:p>
                <draw:g>
                  <svg:desc>Sheet1.A3:Sheet1.A9</svg:desc>
                </draw:g>
              </table:table-cell>
              <table:table-cell office:value-type="float" office:value="NaN">
                <text:p>NaN</text:p>
                <draw:g>
                  <svg:desc>Sheet1.E3:Sheet1.E8</svg:desc>
                </draw:g>
              </table:table-cell>
              <table:table-cell office:value-type="float" office:value="50">
                <text:p>50</text:p>
                <draw:g>
                  <svg:desc>Sheet1.A3:Sheet1.A9</svg:desc>
                </draw:g>
              </table:table-cell>
              <table:table-cell office:value-type="float" office:value="NaN">
                <text:p>NaN</text:p>
                <draw:g>
                  <svg:desc>Sheet1.F3:Sheet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010">
                <text:p>4010</text:p>
              </table:table-cell>
              <table:table-cell office:value-type="float" office:value="0.1953125">
                <text:p>0.1953125</text:p>
              </table:table-cell>
              <table:table-cell office:value-type="float" office:value="156">
                <text:p>156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38.4">
                <text:p>38.4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5">
                <text:p>12.5</text:p>
              </table:table-cell>
              <table:table-cell office:value-type="float" office:value="2900">
                <text:p>290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73.1">
                <text:p>73.1</text:p>
              </table:table-cell>
              <table:table-cell office:value-type="float" office:value="12.5">
                <text:p>12.5</text:p>
              </table:table-cell>
              <table:table-cell office:value-type="float" office:value="29.5">
                <text:p>29.5</text:p>
              </table:table-cell>
              <table:table-cell office:value-type="float" office:value="12.5">
                <text:p>12.5</text:p>
              </table:table-cell>
              <table:table-cell office:value-type="float" office:value="11.2">
                <text:p>11.2</text:p>
              </table:table-cell>
              <table:table-cell office:value-type="float" office:value="12.5">
                <text:p>12.5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1800">
                <text:p>1800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22.9">
                <text:p>22.9</text:p>
              </table:table-cell>
              <table:table-cell office:value-type="float" office:value="6.25">
                <text:p>6.25</text:p>
              </table:table-cell>
              <table:table-cell office:value-type="float" office:value="7.89">
                <text:p>7.89</text:p>
              </table:table-cell>
              <table:table-cell office:value-type="float" office:value="6.25">
                <text:p>6.25</text:p>
              </table:table-cell>
              <table:table-cell office:value-type="float" office:value="2.43">
                <text:p>2.43</text:p>
              </table:table-cell>
              <table:table-cell office:value-type="float" office:value="6.25">
                <text:p>6.2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25">
                <text:p>3.125</text:p>
              </table:table-cell>
              <table:table-cell office:value-type="float" office:value="1210">
                <text:p>1210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10.2">
                <text:p>10.2</text:p>
              </table:table-cell>
              <table:table-cell office:value-type="float" office:value="3.125">
                <text:p>3.125</text:p>
              </table:table-cell>
              <table:table-cell office:value-type="float" office:value="2.06">
                <text:p>2.06</text:p>
              </table:table-cell>
              <table:table-cell office:value-type="float" office:value="3.125">
                <text:p>3.125</text:p>
              </table:table-cell>
              <table:table-cell office:value-type="float" office:value="0.583">
                <text:p>0.583</text:p>
              </table:table-cell>
              <table:table-cell office:value-type="float" office:value="3.125">
                <text:p>3.1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625">
                <text:p>1.5625</text:p>
              </table:table-cell>
              <table:table-cell office:value-type="float" office:value="721">
                <text:p>721</text:p>
              </table:table-cell>
              <table:table-cell office:value-type="float" office:value="0.01220703125">
                <text:p>0.01220703125</text:p>
              </table:table-cell>
              <table:table-cell office:value-type="float" office:value="4.38">
                <text:p>4.38</text:p>
              </table:table-cell>
              <table:table-cell office:value-type="float" office:value="1.5625">
                <text:p>1.5625</text:p>
              </table:table-cell>
              <table:table-cell office:value-type="float" office:value="0.533">
                <text:p>0.533</text:p>
              </table:table-cell>
              <table:table-cell office:value-type="float" office:value="1.5625">
                <text:p>1.5625</text:p>
              </table:table-cell>
              <table:table-cell office:value-type="float" office:value="NaN">
                <text:p>NaN</text:p>
              </table:table-cell>
              <table:table-cell office:value-type="float" office:value="1.5625">
                <text:p>1.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125">
                <text:p>0.78125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0625">
                <text:p>0.390625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tick-marks-minor-inner="false" chart:tick-marks-minor-outer="true" chart:logarithmic="true" chart:minimum="0.001" chart:maximum="6000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x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>
        <chart:symbol-image xlink:href="Pictures/2000000E000000DD000000DF8AEB08F0.svm" xlink:type="simple" xlink:actuate="onLoad"/>
      </style:chart-properties>
      <style:graphic-properties svg:stroke-width="0.076cm" svg:stroke-color="#83caff" draw:fill-color="#83caff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x" chart:symbol-width="0.25cm" chart:symbol-height="0.25cm">
        <chart:symbol-image xlink:href="Pictures/2000000E000000DF000000DFF60F7034.svm" xlink:type="simple" xlink:actuate="onLoad"/>
      </style:chart-properties>
      <style:graphic-properties draw:stroke="none" svg:stroke-width="0.08cm" svg:stroke-color="#993366" draw:fill-color="#99336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993366" draw:fill-color="#993366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x" chart:symbol-width="0.25cm" chart:symbol-height="0.25cm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circle" chart:symbol-width="0.25cm" chart:symbol-height="0.25cm">
        <chart:symbol-image xlink:href="Pictures/2000000E000000DF000000DFD5DED663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circle" chart:symbol-width="0.25cm" chart:symbol-height="0.25cm"/>
    </style:style>
    <style:style style:name="ch17" style:family="chart" style:data-style-name="N0">
      <style:chart-properties chart:symbol-type="none"/>
      <style:graphic-properties svg:stroke-width="0.076cm" svg:stroke-color="#579d1c" draw:fill-color="#579d1c"/>
      <style:text-properties fo:font-size="10pt" style:font-size-asian="10pt" style:font-size-complex="10pt"/>
    </style:style>
    <style:style style:name="ch18" style:family="chart" style:data-style-name="N60">
      <style:chart-properties chart:symbol-type="named-symbol" chart:symbol-name="bow-tie" chart:symbol-width="0.25cm" chart:symbol-height="0.25cm">
        <chart:symbol-image xlink:href="Pictures/2000000E000000DF000000DFFEFD14EE.svm" xlink:type="simple" xlink:actuate="onLoad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76cm" svg:stroke-color="#ff950e" draw:fill-color="#ff950e"/>
      <style:text-properties fo:font-size="10pt" style:font-size-asian="10pt" style:font-size-complex="10pt"/>
    </style:style>
    <style:style style:name="ch20" style:family="chart" style:data-style-name="N60">
      <style:chart-properties chart:symbol-type="named-symbol" chart:symbol-name="circle" chart:symbol-width="0.25cm" chart:symbol-height="0.25cm">
        <chart:symbol-image xlink:href="Pictures/2000000E000000DF000000DFFA75738F.svm" xlink:type="simple" xlink:actuate="onLoad"/>
      </style:chart-properties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76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9.242cm" svg:height="13.532cm" xlink:href=".." xlink:type="simple" chart:class="chart:scatter" chart:style-name="ch1">
        <chart:legend svg:x="22.892cm" svg:y="1.856cm" style:legend-expansion="custom" chartooo:width="6.133cm" chartooo:height="9.438cm" style:legend-expansion-aspect-ratio="0.649819877092604" chart:style-name="ch2"/>
        <chart:plot-area chart:style-name="ch3" table:cell-range-address="Sheet1.A3:Sheet1.A10 Sheet1.C2:Sheet1.C15 Sheet1.C17:Sheet1.C17 Sheet1.C21:Sheet1.C121 Sheet1.E17:Sheet1.E17 Sheet1.E21:Sheet1.E121 Sheet1.F2:Sheet1.G11 Sheet1.M17:Sheet1.M17 Sheet1.M21:Sheet1.M121 Sheet1.K17:Sheet1.K17 Sheet1.K21:Sheet1.K121 Sheet1.D2:Sheet1.E9 Sheet1.I17:Sheet1.I17 Sheet1.I21:Sheet1.I121 Sheet1.G17:Sheet1.G17 Sheet1.G21:Sheet1.G121" chart:data-source-has-labels="row" svg:x="0.833cm" svg:y="0.493cm" svg:width="22.496cm" svg:height="12.125cm">
          <chartooo:coordinate-region svg:x="2.407cm" svg:y="0.493cm" svg:width="20.484cm" svg:height="11.293cm"/>
          <chart:axis chart:dimension="x" chart:name="primary-x" chart:style-name="ch4">
            <chart:title svg:x="10.016cm" svg:y="12.434cm" chart:style-name="ch5">
              <text:p>log(element size h)</text:p>
            </chart:title>
          </chart:axis>
          <chart:axis chart:dimension="y" chart:name="primary-y" chart:style-name="ch6">
            <chart:title svg:x="0cm" svg:y="7.541cm" chart:style-name="ch7">
              <text:p>log(error)</text:p>
            </chart:title>
            <chart:grid chart:style-name="ch8" chart:class="major"/>
          </chart:axis>
          <chart:series chart:style-name="ch9" chart:values-cell-range-address="Sheet1.C3:Sheet1.C10" chart:label-cell-address="Sheet1.C2:Sheet1.C2" chart:class="chart:scatter">
            <chart:domain table:cell-range-address="Sheet1.A3:Sheet1.A10"/>
            <chart:data-point chart:repeated="8"/>
          </chart:series>
          <chart:series chart:style-name="ch10" chart:values-cell-range-address="Sheet1.C21:Sheet1.C121" chart:label-cell-address="Sheet1.C17:Sheet1.C17" chart:class="chart:scatter">
            <chart:domain table:cell-range-address="Sheet1.B21:Sheet1.B121"/>
            <chart:data-point chart:repeated="101"/>
          </chart:series>
          <chart:series chart:style-name="ch11" chart:values-cell-range-address="Sheet1.C10:Sheet1.C15" chart:label-cell-address="Sheet1.C2:Sheet1.C2" chart:class="chart:scatter">
            <chart:domain table:cell-range-address="Sheet1.A10:Sheet1.A15"/>
            <chart:data-point chart:repeated="6"/>
          </chart:series>
          <chart:series chart:style-name="ch12" chart:values-cell-range-address="Sheet1.E21:Sheet1.E121" chart:label-cell-address="Sheet1.E17:Sheet1.E17" chart:class="chart:scatter">
            <chart:domain table:cell-range-address="Sheet1.D21:Sheet1.D121"/>
            <chart:data-point chart:repeated="101"/>
          </chart:series>
          <chart:series chart:style-name="ch13" chart:values-cell-range-address="Sheet1.G3:Sheet1.G11" chart:label-cell-address="Sheet1.G2:Sheet1.G2" chart:class="chart:scatter">
            <chart:domain table:cell-range-address="Sheet1.A3:Sheet1.A11"/>
            <chart:data-point chart:repeated="9"/>
          </chart:series>
          <chart:series chart:style-name="ch14" chart:values-cell-range-address="Sheet1.M21:Sheet1.M121" chart:label-cell-address="Sheet1.M17:Sheet1.M17" chart:class="chart:scatter">
            <chart:domain table:cell-range-address="Sheet1.L21:Sheet1.L121"/>
            <chart:data-point chart:repeated="101"/>
          </chart:series>
          <chart:series chart:style-name="ch15" chart:values-cell-range-address="Sheet1.F3:Sheet1.F11" chart:label-cell-address="Sheet1.F2:Sheet1.F2" chart:class="chart:scatter">
            <chart:domain table:cell-range-address="Sheet1.A3:Sheet1.A11"/>
            <chart:data-point chart:repeated="3"/>
            <chart:data-point chart:style-name="ch16"/>
            <chart:data-point chart:repeated="5"/>
          </chart:series>
          <chart:series chart:style-name="ch17" chart:values-cell-range-address="Sheet1.K21:Sheet1.K121" chart:label-cell-address="Sheet1.K17:Sheet1.K17" chart:class="chart:scatter">
            <chart:domain table:cell-range-address="Sheet1.J21:Sheet1.J121"/>
            <chart:data-point chart:repeated="101"/>
          </chart:series>
          <chart:series chart:style-name="ch18" chart:values-cell-range-address="Sheet1.E3:Sheet1.E9" chart:label-cell-address="Sheet1.E2:Sheet1.E2" chart:class="chart:scatter">
            <chart:domain table:cell-range-address="Sheet1.A3:Sheet1.A9"/>
            <chart:data-point chart:repeated="7"/>
          </chart:series>
          <chart:series chart:style-name="ch19" chart:values-cell-range-address="Sheet1.I21:Sheet1.I121" chart:label-cell-address="Sheet1.I17:Sheet1.I17" chart:class="chart:scatter">
            <chart:domain table:cell-range-address="Sheet1.H21:Sheet1.H121"/>
            <chart:data-point chart:repeated="101"/>
          </chart:series>
          <chart:series chart:style-name="ch20" chart:values-cell-range-address="Sheet1.D3:Sheet1.D9" chart:label-cell-address="Sheet1.D2:Sheet1.D2" chart:class="chart:scatter">
            <chart:domain table:cell-range-address="Sheet1.A3:Sheet1.A9"/>
            <chart:data-point chart:repeated="7"/>
          </chart:series>
          <chart:series chart:style-name="ch21" chart:values-cell-range-address="Sheet1.G21:Sheet1.G121" chart:label-cell-address="Sheet1.G17:Sheet1.G17" chart:class="chart:scatter">
            <chart:domain table:cell-range-address="Sheet1.F21:Sheet1.F121"/>
            <chart:data-point chart:repeated="10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EM_adapt</text:p>
                <draw:g>
                  <svg:desc>Sheet1.C2:Sheet1.C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1a = 617.40*h^0.56</text:p>
                <draw:g>
                  <svg:desc>Sheet1.C17:Sheet1.C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EM_adapt</text:p>
                <draw:g>
                  <svg:desc>Sheet1.C2:Sheet1.C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1b = 1180.24*h^1.27</text:p>
                <draw:g>
                  <svg:desc>Sheet1.E17:Sheet1.E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GFEM</text:p>
                <draw:g>
                  <svg:desc>Sheet1.G2:Sheet1.G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t5 = 0.06*h^1.99</text:p>
                <draw:g>
                  <svg:desc>Sheet1.M17:Sheet1.M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hifted XFEM</text:p>
                <draw:g>
                  <svg:desc>Sheet1.F2:Sheet1.F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t4 = 0.06*h^1.98</text:p>
                <draw:g>
                  <svg:desc>Sheet1.K17:Sheet1.K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amp function XFEM</text:p>
                <draw:g>
                  <svg:desc>Sheet1.E2:Sheet1.E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t3 = 0.06*h^2.03</text:p>
                <draw:g>
                  <svg:desc>Sheet1.I17:Sheet1.I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XFEM</text:p>
                <draw:g>
                  <svg:desc>Sheet1.D2:Sheet1.D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t2 = 0.24*h^1.89</text:p>
                <draw:g>
                  <svg:desc>Sheet1.G17:Sheet1.G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3:Sheet1.A10</svg:desc>
                </draw:g>
              </table:table-cell>
              <table:table-cell office:value-type="float" office:value="4480">
                <text:p>4480</text:p>
                <draw:g>
                  <svg:desc>Sheet1.C3:Sheet1.C10</svg:desc>
                </draw:g>
              </table:table-cell>
              <table:table-cell office:value-type="float" office:value="50">
                <text:p>50</text:p>
                <draw:g>
                  <svg:desc>Sheet1.B21:Sheet1.B121</svg:desc>
                </draw:g>
              </table:table-cell>
              <table:table-cell office:value-type="float" office:value="5464.67239765674">
                <text:p>5464.67239765674</text:p>
                <draw:g>
                  <svg:desc>Sheet1.C21:Sheet1.C121</svg:desc>
                </draw:g>
              </table:table-cell>
              <table:table-cell office:value-type="float" office:value="0.390625">
                <text:p>0.390625</text:p>
                <draw:g>
                  <svg:desc>Sheet1.A10:Sheet1.A15</svg:desc>
                </draw:g>
              </table:table-cell>
              <table:table-cell office:value-type="float" office:value="323">
                <text:p>323</text:p>
                <draw:g>
                  <svg:desc>Sheet1.C10:Sheet1.C15</svg:desc>
                </draw:g>
              </table:table-cell>
              <table:table-cell office:value-type="float" office:value="0.390625">
                <text:p>0.390625</text:p>
                <draw:g>
                  <svg:desc>Sheet1.D21:Sheet1.D121</svg:desc>
                </draw:g>
              </table:table-cell>
              <table:table-cell office:value-type="float" office:value="357.19394162388">
                <text:p>357.19394162388</text:p>
                <draw:g>
                  <svg:desc>Sheet1.E21:Sheet1.E121</svg:desc>
                </draw:g>
              </table:table-cell>
              <table:table-cell office:value-type="float" office:value="50">
                <text:p>50</text:p>
                <draw:g>
                  <svg:desc>Sheet1.A3:Sheet1.A11</svg:desc>
                </draw:g>
              </table:table-cell>
              <table:table-cell office:value-type="float" office:value="NaN">
                <text:p>NaN</text:p>
                <draw:g>
                  <svg:desc>Sheet1.G3:Sheet1.G11</svg:desc>
                </draw:g>
              </table:table-cell>
              <table:table-cell office:value-type="float" office:value="25">
                <text:p>25</text:p>
                <draw:g>
                  <svg:desc>Sheet1.L21:Sheet1.L121</svg:desc>
                </draw:g>
              </table:table-cell>
              <table:table-cell office:value-type="float" office:value="33.9063216353744">
                <text:p>33.9063216353744</text:p>
                <draw:g>
                  <svg:desc>Sheet1.M21:Sheet1.M121</svg:desc>
                </draw:g>
              </table:table-cell>
              <table:table-cell office:value-type="float" office:value="50">
                <text:p>50</text:p>
                <draw:g>
                  <svg:desc>Sheet1.A3:Sheet1.A11</svg:desc>
                </draw:g>
              </table:table-cell>
              <table:table-cell office:value-type="float" office:value="NaN">
                <text:p>NaN</text:p>
                <draw:g>
                  <svg:desc>Sheet1.F3:Sheet1.F11</svg:desc>
                </draw:g>
              </table:table-cell>
              <table:table-cell office:value-type="float" office:value="25">
                <text:p>25</text:p>
                <draw:g>
                  <svg:desc>Sheet1.J21:Sheet1.J121</svg:desc>
                </draw:g>
              </table:table-cell>
              <table:table-cell office:value-type="float" office:value="32.832509600303">
                <text:p>32.832509600303</text:p>
                <draw:g>
                  <svg:desc>Sheet1.K21:Sheet1.K121</svg:desc>
                </draw:g>
              </table:table-cell>
              <table:table-cell office:value-type="float" office:value="50">
                <text:p>50</text:p>
                <draw:g>
                  <svg:desc>Sheet1.A3:Sheet1.A9</svg:desc>
                </draw:g>
              </table:table-cell>
              <table:table-cell office:value-type="float" office:value="NaN">
                <text:p>NaN</text:p>
                <draw:g>
                  <svg:desc>Sheet1.E3:Sheet1.E9</svg:desc>
                </draw:g>
              </table:table-cell>
              <table:table-cell office:value-type="float" office:value="25">
                <text:p>25</text:p>
                <draw:g>
                  <svg:desc>Sheet1.H21:Sheet1.H121</svg:desc>
                </draw:g>
              </table:table-cell>
              <table:table-cell office:value-type="float" office:value="41.1287947052826">
                <text:p>41.1287947052826</text:p>
                <draw:g>
                  <svg:desc>Sheet1.I21:Sheet1.I121</svg:desc>
                </draw:g>
              </table:table-cell>
              <table:table-cell office:value-type="float" office:value="50">
                <text:p>50</text:p>
                <draw:g>
                  <svg:desc>Sheet1.A3:Sheet1.A9</svg:desc>
                </draw:g>
              </table:table-cell>
              <table:table-cell office:value-type="float" office:value="NaN">
                <text:p>NaN</text:p>
                <draw:g>
                  <svg:desc>Sheet1.D3:Sheet1.D9</svg:desc>
                </draw:g>
              </table:table-cell>
              <table:table-cell office:value-type="float" office:value="25">
                <text:p>25</text:p>
                <draw:g>
                  <svg:desc>Sheet1.F21:Sheet1.F121</svg:desc>
                </draw:g>
              </table:table-cell>
              <table:table-cell office:value-type="float" office:value="105.195888292316">
                <text:p>105.195888292316</text:p>
                <draw:g>
                  <svg:desc>Sheet1.G21:Sheet1.G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010">
                <text:p>4010</text:p>
              </table:table-cell>
              <table:table-cell office:value-type="float" office:value="47.6318999021969">
                <text:p>47.6318999021969</text:p>
              </table:table-cell>
              <table:table-cell office:value-type="float" office:value="5318.86150688001">
                <text:p>5318.86150688001</text:p>
              </table:table-cell>
              <table:table-cell office:value-type="float" office:value="0.1953125">
                <text:p>0.1953125</text:p>
              </table:table-cell>
              <table:table-cell office:value-type="float" office:value="156">
                <text:p>156</text:p>
              </table:table-cell>
              <table:table-cell office:value-type="float" office:value="0.377318878486268">
                <text:p>0.377318878486268</text:p>
              </table:table-cell>
              <table:table-cell office:value-type="float" office:value="341.795638608593">
                <text:p>341.795638608593</text:p>
              </table:table-cell>
              <table:table-cell office:value-type="float" office:value="25">
                <text:p>25</text:p>
              </table:table-cell>
              <table:table-cell office:value-type="float" office:value="36.2">
                <text:p>36.2</text:p>
              </table:table-cell>
              <table:table-cell office:value-type="float" office:value="23.8159499510984">
                <text:p>23.8159499510984</text:p>
              </table:table-cell>
              <table:table-cell office:value-type="float" office:value="30.7923596818623">
                <text:p>30.7923596818623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23.8159499510984">
                <text:p>23.8159499510984</text:p>
              </table:table-cell>
              <table:table-cell office:value-type="float" office:value="29.8308217154913">
                <text:p>29.8308217154913</text:p>
              </table:table-cell>
              <table:table-cell office:value-type="float" office:value="25">
                <text:p>25</text:p>
              </table:table-cell>
              <table:table-cell office:value-type="float" office:value="38.4">
                <text:p>38.4</text:p>
              </table:table-cell>
              <table:table-cell office:value-type="float" office:value="24.4855074396732">
                <text:p>24.4855074396732</text:p>
              </table:table-cell>
              <table:table-cell office:value-type="float" office:value="39.4264054046964">
                <text:p>39.4264054046964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24.3163736853071">
                <text:p>24.3163736853071</text:p>
              </table:table-cell>
              <table:table-cell office:value-type="float" office:value="99.8133802944501">
                <text:p>99.8133802944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5">
                <text:p>12.5</text:p>
              </table:table-cell>
              <table:table-cell office:value-type="float" office:value="2900">
                <text:p>2900</text:p>
              </table:table-cell>
              <table:table-cell office:value-type="float" office:value="45.375957765858">
                <text:p>45.375957765858</text:p>
              </table:table-cell>
              <table:table-cell office:value-type="float" office:value="5176.94120904682">
                <text:p>5176.9412090468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73.1">
                <text:p>73.1</text:p>
              </table:table-cell>
              <table:table-cell office:value-type="float" office:value="0.364466012319065">
                <text:p>0.364466012319065</text:p>
              </table:table-cell>
              <table:table-cell office:value-type="float" office:value="327.061142304788">
                <text:p>327.061142304788</text:p>
              </table:table-cell>
              <table:table-cell office:value-type="float" office:value="12.5">
                <text:p>12.5</text:p>
              </table:table-cell>
              <table:table-cell office:value-type="float" office:value="7.9">
                <text:p>7.9</text:p>
              </table:table-cell>
              <table:table-cell office:value-type="float" office:value="22.687978882929">
                <text:p>22.687978882929</text:p>
              </table:table-cell>
              <table:table-cell office:value-type="float" office:value="27.9643844877575">
                <text:p>27.9643844877575</text:p>
              </table:table-cell>
              <table:table-cell office:value-type="float" office:value="12.5">
                <text:p>12.5</text:p>
              </table:table-cell>
              <table:table-cell office:value-type="float" office:value="8.06">
                <text:p>8.06</text:p>
              </table:table-cell>
              <table:table-cell office:value-type="float" office:value="22.687978882929">
                <text:p>22.687978882929</text:p>
              </table:table-cell>
              <table:table-cell office:value-type="float" office:value="27.1035609234456">
                <text:p>27.1035609234456</text:p>
              </table:table-cell>
              <table:table-cell office:value-type="float" office:value="12.5">
                <text:p>12.5</text:p>
              </table:table-cell>
              <table:table-cell office:value-type="float" office:value="11.2">
                <text:p>11.2</text:p>
              </table:table-cell>
              <table:table-cell office:value-type="float" office:value="23.9816029831316">
                <text:p>23.9816029831316</text:p>
              </table:table-cell>
              <table:table-cell office:value-type="float" office:value="37.7944808320828">
                <text:p>37.7944808320828</text:p>
              </table:table-cell>
              <table:table-cell office:value-type="float" office:value="12.5">
                <text:p>12.5</text:p>
              </table:table-cell>
              <table:table-cell office:value-type="float" office:value="29.5">
                <text:p>29.5</text:p>
              </table:table-cell>
              <table:table-cell office:value-type="float" office:value="23.6514411681399">
                <text:p>23.6514411681399</text:p>
              </table:table-cell>
              <table:table-cell office:value-type="float" office:value="94.7062765240441">
                <text:p>94.706276524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1800">
                <text:p>1800</text:p>
              </table:table-cell>
              <table:table-cell office:value-type="float" office:value="43.2268615653932">
                <text:p>43.2268615653932</text:p>
              </table:table-cell>
              <table:table-cell office:value-type="float" office:value="5038.80769357504">
                <text:p>5038.80769357504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22.9">
                <text:p>22.9</text:p>
              </table:table-cell>
              <table:table-cell office:value-type="float" office:value="0.352050961957355">
                <text:p>0.352050961957355</text:p>
              </table:table-cell>
              <table:table-cell office:value-type="float" office:value="312.961836614329">
                <text:p>312.961836614329</text:p>
              </table:table-cell>
              <table:table-cell office:value-type="float" office:value="6.25">
                <text:p>6.25</text:p>
              </table:table-cell>
              <table:table-cell office:value-type="float" office:value="2.13">
                <text:p>2.13</text:p>
              </table:table-cell>
              <table:table-cell office:value-type="float" office:value="21.6134307826966">
                <text:p>21.6134307826966</text:p>
              </table:table-cell>
              <table:table-cell office:value-type="float" office:value="25.3961309837439">
                <text:p>25.3961309837439</text:p>
              </table:table-cell>
              <table:table-cell office:value-type="float" office:value="6.25">
                <text:p>6.25</text:p>
              </table:table-cell>
              <table:table-cell office:value-type="float" office:value="2.13">
                <text:p>2.13</text:p>
              </table:table-cell>
              <table:table-cell office:value-type="float" office:value="21.6134307826966">
                <text:p>21.6134307826966</text:p>
              </table:table-cell>
              <table:table-cell office:value-type="float" office:value="24.625637930364">
                <text:p>24.625637930364</text:p>
              </table:table-cell>
              <table:table-cell office:value-type="float" office:value="6.25">
                <text:p>6.25</text:p>
              </table:table-cell>
              <table:table-cell office:value-type="float" office:value="2.43">
                <text:p>2.43</text:p>
              </table:table-cell>
              <table:table-cell office:value-type="float" office:value="23.4880687303503">
                <text:p>23.4880687303503</text:p>
              </table:table-cell>
              <table:table-cell office:value-type="float" office:value="36.2301043350131">
                <text:p>36.2301043350131</text:p>
              </table:table-cell>
              <table:table-cell office:value-type="float" office:value="6.25">
                <text:p>6.25</text:p>
              </table:table-cell>
              <table:table-cell office:value-type="float" office:value="7.89">
                <text:p>7.89</text:p>
              </table:table-cell>
              <table:table-cell office:value-type="float" office:value="23.0046912656219">
                <text:p>23.0046912656219</text:p>
              </table:table-cell>
              <table:table-cell office:value-type="float" office:value="89.8604855039403">
                <text:p>89.8604855039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25">
                <text:p>3.125</text:p>
              </table:table-cell>
              <table:table-cell office:value-type="float" office:value="1210">
                <text:p>1210</text:p>
              </table:table-cell>
              <table:table-cell office:value-type="float" office:value="41.1795508633786">
                <text:p>41.1795508633786</text:p>
              </table:table-cell>
              <table:table-cell office:value-type="float" office:value="4904.35991980403">
                <text:p>4904.35991980403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10.2">
                <text:p>10.2</text:p>
              </table:table-cell>
              <table:table-cell office:value-type="float" office:value="0.340058813787548">
                <text:p>0.340058813787548</text:p>
              </table:table-cell>
              <table:table-cell office:value-type="float" office:value="299.470339052809">
                <text:p>299.470339052809</text:p>
              </table:table-cell>
              <table:table-cell office:value-type="float" office:value="3.125">
                <text:p>3.125</text:p>
              </table:table-cell>
              <table:table-cell office:value-type="float" office:value="0.551">
                <text:p>0.551</text:p>
              </table:table-cell>
              <table:table-cell office:value-type="float" office:value="20.5897754316893">
                <text:p>20.5897754316893</text:p>
              </table:table-cell>
              <table:table-cell office:value-type="float" office:value="23.063746288635">
                <text:p>23.063746288635</text:p>
              </table:table-cell>
              <table:table-cell office:value-type="float" office:value="3.125">
                <text:p>3.125</text:p>
              </table:table-cell>
              <table:table-cell office:value-type="float" office:value="0.55">
                <text:p>0.55</text:p>
              </table:table-cell>
              <table:table-cell office:value-type="float" office:value="20.5897754316893">
                <text:p>20.5897754316893</text:p>
              </table:table-cell>
              <table:table-cell office:value-type="float" office:value="22.374257212557">
                <text:p>22.374257212557</text:p>
              </table:table-cell>
              <table:table-cell office:value-type="float" office:value="3.125">
                <text:p>3.125</text:p>
              </table:table-cell>
              <table:table-cell office:value-type="float" office:value="0.583">
                <text:p>0.583</text:p>
              </table:table-cell>
              <table:table-cell office:value-type="float" office:value="23.0046912656219">
                <text:p>23.0046912656219</text:p>
              </table:table-cell>
              <table:table-cell office:value-type="float" office:value="34.7304799861593">
                <text:p>34.7304799861593</text:p>
              </table:table-cell>
              <table:table-cell office:value-type="float" office:value="3.125">
                <text:p>3.125</text:p>
              </table:table-cell>
              <table:table-cell office:value-type="float" office:value="2.06">
                <text:p>2.06</text:p>
              </table:table-cell>
              <table:table-cell office:value-type="float" office:value="22.3756267731993">
                <text:p>22.3756267731993</text:p>
              </table:table-cell>
              <table:table-cell office:value-type="float" office:value="85.2626367688924">
                <text:p>85.2626367688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625">
                <text:p>1.5625</text:p>
              </table:table-cell>
              <table:table-cell office:value-type="float" office:value="721">
                <text:p>721</text:p>
              </table:table-cell>
              <table:table-cell office:value-type="float" office:value="39.2292048948375">
                <text:p>39.2292048948375</text:p>
              </table:table-cell>
              <table:table-cell office:value-type="float" office:value="4773.49954308631">
                <text:p>4773.49954308631</text:p>
              </table:table-cell>
              <table:table-cell office:value-type="float" office:value="0.01220703125">
                <text:p>0.01220703125</text:p>
              </table:table-cell>
              <table:table-cell office:value-type="float" office:value="4.38">
                <text:p>4.38</text:p>
              </table:table-cell>
              <table:table-cell office:value-type="float" office:value="0.328475162208482">
                <text:p>0.328475162208482</text:p>
              </table:table-cell>
              <table:table-cell office:value-type="float" office:value="286.560447569595">
                <text:p>286.560447569595</text:p>
              </table:table-cell>
              <table:table-cell office:value-type="float" office:value="1.5625">
                <text:p>1.5625</text:p>
              </table:table-cell>
              <table:table-cell office:value-type="float" office:value="0.14">
                <text:p>0.14</text:p>
              </table:table-cell>
              <table:table-cell office:value-type="float" office:value="19.6146024474188">
                <text:p>19.6146024474188</text:p>
              </table:table-cell>
              <table:table-cell office:value-type="float" office:value="20.9455681736331">
                <text:p>20.9455681736331</text:p>
              </table:table-cell>
              <table:table-cell office:value-type="float" office:value="1.5625">
                <text:p>1.5625</text:p>
              </table:table-cell>
              <table:table-cell office:value-type="float" office:value="0.14">
                <text:p>0.14</text:p>
              </table:table-cell>
              <table:table-cell office:value-type="float" office:value="19.6146024474188">
                <text:p>19.6146024474188</text:p>
              </table:table-cell>
              <table:table-cell office:value-type="float" office:value="20.3287073102134">
                <text:p>20.3287073102134</text:p>
              </table:table-cell>
              <table:table-cell office:value-type="float" office:value="1.5625">
                <text:p>1.5625</text:p>
              </table:table-cell>
              <table:table-cell office:value-type="float" office:value="NaN">
                <text:p>NaN</text:p>
              </table:table-cell>
              <table:table-cell office:value-type="float" office:value="22.5312615652707">
                <text:p>22.5312615652707</text:p>
              </table:table-cell>
              <table:table-cell office:value-type="float" office:value="33.2929275862815">
                <text:p>33.2929275862815</text:p>
              </table:table-cell>
              <table:table-cell office:value-type="float" office:value="1.5625">
                <text:p>1.5625</text:p>
              </table:table-cell>
              <table:table-cell office:value-type="float" office:value="0.533">
                <text:p>0.533</text:p>
              </table:table-cell>
              <table:table-cell office:value-type="float" office:value="21.7637640824031">
                <text:p>21.7637640824031</text:p>
              </table:table-cell>
              <table:table-cell office:value-type="float" office:value="80.9000439738924">
                <text:p>80.9000439738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125">
                <text:p>0.78125</text:p>
              </table:table-cell>
              <table:table-cell office:value-type="float" office:value="603">
                <text:p>603</text:p>
              </table:table-cell>
              <table:table-cell office:value-type="float" office:value="37.3712312158734">
                <text:p>37.3712312158734</text:p>
              </table:table-cell>
              <table:table-cell office:value-type="float" office:value="4646.13084285129">
                <text:p>4646.13084285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286092326654">
                <text:p>0.317286092326654</text:p>
              </table:table-cell>
              <table:table-cell office:value-type="float" office:value="274.207089660408">
                <text:p>274.207089660408</text:p>
              </table:table-cell>
              <table:table-cell office:value-type="float" office:value="0.78125">
                <text:p>0.78125</text:p>
              </table:table-cell>
              <table:table-cell office:value-type="float" office:value="0.0351">
                <text:p>0.0351</text:p>
              </table:table-cell>
              <table:table-cell office:value-type="float" office:value="18.6856156079367">
                <text:p>18.6856156079367</text:p>
              </table:table-cell>
              <table:table-cell office:value-type="float" office:value="19.0219238724672">
                <text:p>19.0219238724672</text:p>
              </table:table-cell>
              <table:table-cell office:value-type="float" office:value="0.78125">
                <text:p>0.78125</text:p>
              </table:table-cell>
              <table:table-cell office:value-type="float" office:value="0.0351">
                <text:p>0.0351</text:p>
              </table:table-cell>
              <table:table-cell office:value-type="float" office:value="18.6856156079367">
                <text:p>18.6856156079367</text:p>
              </table:table-cell>
              <table:table-cell office:value-type="float" office:value="18.4701702934028">
                <text:p>18.4701702934028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22.0675749072664">
                <text:p>22.0675749072664</text:p>
              </table:table-cell>
              <table:table-cell office:value-type="float" office:value="31.9148778740492">
                <text:p>31.9148778740492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21.1686328090632">
                <text:p>21.1686328090632</text:p>
              </table:table-cell>
              <table:table-cell office:value-type="float" office:value="76.7606698901149">
                <text:p>76.7606698901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0625">
                <text:p>0.390625</text:p>
              </table:table-cell>
              <table:table-cell office:value-type="float" office:value="323">
                <text:p>323</text:p>
              </table:table-cell>
              <table:table-cell office:value-type="float" office:value="35.6012548899268">
                <text:p>35.6012548899268</text:p>
              </table:table-cell>
              <table:table-cell office:value-type="float" office:value="4522.16065258848">
                <text:p>4522.1606525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6478163240918">
                <text:p>0.306478163240918</text:p>
              </table:table-cell>
              <table:table-cell office:value-type="float" office:value="262.386273673621">
                <text:p>262.386273673621</text:p>
              </table:table-cell>
              <table:table-cell office:value-type="float" office:value="0.390625">
                <text:p>0.390625</text:p>
              </table:table-cell>
              <table:table-cell office:value-type="float" office:value="0.00882">
                <text:p>0.00882</text:p>
              </table:table-cell>
              <table:table-cell office:value-type="float" office:value="17.8006274449634">
                <text:p>17.8006274449634</text:p>
              </table:table-cell>
              <table:table-cell office:value-type="float" office:value="17.2749473688388">
                <text:p>17.2749473688388</text:p>
              </table:table-cell>
              <table:table-cell office:value-type="float" office:value="0.390625">
                <text:p>0.390625</text:p>
              </table:table-cell>
              <table:table-cell office:value-type="float" office:value="0.00882">
                <text:p>0.00882</text:p>
              </table:table-cell>
              <table:table-cell office:value-type="float" office:value="17.8006274449634">
                <text:p>17.8006274449634</text:p>
              </table:table-cell>
              <table:table-cell office:value-type="float" office:value="16.7815486475081">
                <text:p>16.781548647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134307826966">
                <text:p>21.6134307826966</text:p>
              </table:table-cell>
              <table:table-cell office:value-type="float" office:value="30.5938679341367">
                <text:p>30.593867934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897754316893">
                <text:p>20.5897754316893</text:p>
              </table:table-cell>
              <table:table-cell office:value-type="float" office:value="72.8330931918985">
                <text:p>72.8330931918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151081861918">
                <text:p>33.9151081861918</text:p>
              </table:table-cell>
              <table:table-cell office:value-type="float" office:value="4401.4982916989">
                <text:p>4401.4982916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038391896562">
                <text:p>0.296038391896562</text:p>
              </table:table-cell>
              <table:table-cell office:value-type="float" office:value="251.07504221569">
                <text:p>251.07504221569</text:p>
              </table:table-cell>
              <table:table-cell office:value-type="float" office:value="0.1953125">
                <text:p>0.1953125</text:p>
              </table:table-cell>
              <table:table-cell office:value-type="float" office:value="0.00221">
                <text:p>0.00221</text:p>
              </table:table-cell>
              <table:table-cell office:value-type="float" office:value="16.9575540930959">
                <text:p>16.9575540930959</text:p>
              </table:table-cell>
              <table:table-cell office:value-type="float" office:value="15.6884134642184">
                <text:p>15.6884134642184</text:p>
              </table:table-cell>
              <table:table-cell office:value-type="float" office:value="0.1953125">
                <text:p>0.1953125</text:p>
              </table:table-cell>
              <table:table-cell office:value-type="float" office:value="0.00221">
                <text:p>0.00221</text:p>
              </table:table-cell>
              <table:table-cell office:value-type="float" office:value="16.9575540930959">
                <text:p>16.9575540930959</text:p>
              </table:table-cell>
              <table:table-cell office:value-type="float" office:value="15.247307985529">
                <text:p>15.24730798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686328090632">
                <text:p>21.1686328090632</text:p>
              </table:table-cell>
              <table:table-cell office:value-type="float" office:value="29.3275367953851">
                <text:p>29.3275367953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267469397405">
                <text:p>20.0267469397405</text:p>
              </table:table-cell>
              <table:table-cell office:value-type="float" office:value="69.1064769431213">
                <text:p>69.1064769431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3088207659373">
                <text:p>32.3088207659373</text:p>
              </table:table-cell>
              <table:table-cell office:value-type="float" office:value="4284.05549916479">
                <text:p>4284.0554991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95423748938">
                <text:p>0.28595423748938</text:p>
              </table:table-cell>
              <table:table-cell office:value-type="float" office:value="240.251427565237">
                <text:p>240.251427565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544103829686">
                <text:p>16.1544103829686</text:p>
              </table:table-cell>
              <table:table-cell office:value-type="float" office:value="14.2475870848811">
                <text:p>14.2475870848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544103829686">
                <text:p>16.1544103829686</text:p>
              </table:table-cell>
              <table:table-cell office:value-type="float" office:value="13.8533341402969">
                <text:p>13.853334140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32988645361">
                <text:p>20.732988645361</text:p>
              </table:table-cell>
              <table:table-cell office:value-type="float" office:value="28.113621211163">
                <text:p>28.11362121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791144915125">
                <text:p>19.4791144915125</text:p>
              </table:table-cell>
              <table:table-cell office:value-type="float" office:value="65.5705386960192">
                <text:p>65.5705386960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7786103336229">
                <text:p>30.7786103336229</text:p>
              </table:table-cell>
              <table:table-cell office:value-type="float" office:value="4169.74636898929">
                <text:p>4169.74636898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213586400995">
                <text:p>0.276213586400995</text:p>
              </table:table-cell>
              <table:table-cell office:value-type="float" office:value="229.894409009194">
                <text:p>229.89440900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893051668114">
                <text:p>15.3893051668114</text:p>
              </table:table-cell>
              <table:table-cell office:value-type="float" office:value="12.9390864286087">
                <text:p>12.939086428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893051668114">
                <text:p>15.3893051668114</text:p>
              </table:table-cell>
              <table:table-cell office:value-type="float" office:value="12.5868033219279">
                <text:p>12.5868033219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063099089059">
                <text:p>20.3063099089059</text:p>
              </table:table-cell>
              <table:table-cell office:value-type="float" office:value="26.9499516143861">
                <text:p>26.9499516143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4645708138">
                <text:p>18.94645708138</text:p>
              </table:table-cell>
              <table:table-cell office:value-type="float" office:value="62.2155221199439">
                <text:p>62.2155221199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208737307969">
                <text:p>29.3208737307969</text:p>
              </table:table-cell>
              <table:table-cell office:value-type="float" office:value="4058.48728735869">
                <text:p>4058.48728735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804737647343">
                <text:p>0.266804737647343</text:p>
              </table:table-cell>
              <table:table-cell office:value-type="float" office:value="219.98387201814">
                <text:p>219.9838720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604368653985">
                <text:p>14.6604368653985</text:p>
              </table:table-cell>
              <table:table-cell office:value-type="float" office:value="11.7507586800199">
                <text:p>11.750758680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604368653985">
                <text:p>14.6604368653985</text:p>
              </table:table-cell>
              <table:table-cell office:value-type="float" office:value="11.4360641460353">
                <text:p>11.4360641460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884120938729">
                <text:p>19.8884120938729</text:p>
              </table:table-cell>
              <table:table-cell office:value-type="float" office:value="25.8344482399642">
                <text:p>25.8344482399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283652161388">
                <text:p>18.4283652161388</text:p>
              </table:table-cell>
              <table:table-cell office:value-type="float" office:value="59.0321700817782">
                <text:p>59.0321700817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321784518055">
                <text:p>27.9321784518055</text:p>
              </table:table-cell>
              <table:table-cell office:value-type="float" office:value="3950.19687148133">
                <text:p>3950.19687148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7716388822831">
                <text:p>0.257716388822831</text:p>
              </table:table-cell>
              <table:table-cell office:value-type="float" office:value="210.500569181558">
                <text:p>210.50056918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10.6715671402243">
                <text:p>10.671567140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10.3905304474243">
                <text:p>10.3905304474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791144915125">
                <text:p>19.4791144915125</text:p>
              </table:table-cell>
              <table:table-cell office:value-type="float" office:value="24.7651174077476">
                <text:p>24.7651174077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44406001978">
                <text:p>17.9244406001978</text:p>
              </table:table-cell>
              <table:table-cell office:value-type="float" office:value="56.0116991037338">
                <text:p>56.0116991037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609254561334">
                <text:p>26.609254561334</text:p>
              </table:table-cell>
              <table:table-cell office:value-type="float" office:value="3844.79591005844">
                <text:p>3844.7959100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937622523293">
                <text:p>0.248937622523293</text:p>
              </table:table-cell>
              <table:table-cell office:value-type="float" office:value="201.426082827137">
                <text:p>201.426082827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04627280667">
                <text:p>13.304627280667</text:p>
              </table:table-cell>
              <table:table-cell office:value-type="float" office:value="9.69148872250712">
                <text:p>9.6914887225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04627280667">
                <text:p>13.304627280667</text:p>
              </table:table-cell>
              <table:table-cell office:value-type="float" office:value="9.44058389321657">
                <text:p>9.4405838932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78240112007">
                <text:p>19.078240112007</text:p>
              </table:table-cell>
              <table:table-cell office:value-type="float" office:value="23.7400479593279">
                <text:p>23.7400479593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342958293801">
                <text:p>17.4342958293801</text:p>
              </table:table-cell>
              <table:table-cell office:value-type="float" office:value="53.1457751280538">
                <text:p>53.1457751280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3489869947507">
                <text:p>25.3489869947507</text:p>
              </table:table-cell>
              <table:table-cell office:value-type="float" office:value="3742.2073053434">
                <text:p>3742.207305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0457893231429">
                <text:p>0.240457893231429</text:p>
              </table:table-cell>
              <table:table-cell office:value-type="float" office:value="192.742789251512">
                <text:p>192.74278925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744934973753">
                <text:p>12.6744934973753</text:p>
              </table:table-cell>
              <table:table-cell office:value-type="float" office:value="8.80142086202611">
                <text:p>8.8014208620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744934973753">
                <text:p>12.6744934973753</text:p>
              </table:table-cell>
              <table:table-cell office:value-type="float" office:value="8.57748549949659">
                <text:p>8.57748549949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856156079367">
                <text:p>18.6856156079367</text:p>
              </table:table-cell>
              <table:table-cell office:value-type="float" office:value="22.7574078423256">
                <text:p>22.757407842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575540930959">
                <text:p>16.9575540930959</text:p>
              </table:table-cell>
              <table:table-cell office:value-type="float" office:value="50.4264905217522">
                <text:p>50.4264905217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484082231211">
                <text:p>24.1484082231211</text:p>
              </table:table-cell>
              <table:table-cell office:value-type="float" office:value="3642.35601674698">
                <text:p>3642.35601674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267014648969">
                <text:p>0.232267014648969</text:p>
              </table:table-cell>
              <table:table-cell office:value-type="float" office:value="184.433824493001">
                <text:p>184.43382449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742041115606">
                <text:p>12.0742041115606</text:p>
              </table:table-cell>
              <table:table-cell office:value-type="float" office:value="7.99309697493708">
                <text:p>7.99309697493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742041115606">
                <text:p>12.0742041115606</text:p>
              </table:table-cell>
              <table:table-cell office:value-type="float" office:value="7.79329523748415">
                <text:p>7.79329523748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010711993203">
                <text:p>18.3010711993203</text:p>
              </table:table-cell>
              <table:table-cell office:value-type="float" office:value="21.8154408360599">
                <text:p>21.815440836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38488846612">
                <text:p>16.4938488846612</text:p>
              </table:table-cell>
              <table:table-cell office:value-type="float" office:value="47.8463422579397">
                <text:p>47.8463422579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046912656218">
                <text:p>23.0046912656218</text:p>
              </table:table-cell>
              <table:table-cell office:value-type="float" office:value="3545.16900594729">
                <text:p>3545.16900594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355147460358">
                <text:p>0.224355147460358</text:p>
              </table:table-cell>
              <table:table-cell office:value-type="float" office:value="176.483051579832">
                <text:p>176.48305157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23456328109">
                <text:p>11.5023456328109</text:p>
              </table:table-cell>
              <table:table-cell office:value-type="float" office:value="7.2590096817664">
                <text:p>7.2590096817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23456328109">
                <text:p>11.5023456328109</text:p>
              </table:table-cell>
              <table:table-cell office:value-type="float" office:value="7.08079898965236">
                <text:p>7.08079898965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44406001978">
                <text:p>17.9244406001978</text:p>
              </table:table-cell>
              <table:table-cell office:value-type="float" office:value="20.9124634127484">
                <text:p>20.9124634127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428237195363">
                <text:p>16.0428237195363</text:p>
              </table:table-cell>
              <table:table-cell office:value-type="float" office:value="45.3982112135366">
                <text:p>45.3982112135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151430329008">
                <text:p>21.9151430329008</text:p>
              </table:table-cell>
              <table:table-cell office:value-type="float" office:value="3450.57518346437">
                <text:p>3450.57518346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6712787513251">
                <text:p>0.216712787513251</text:p>
              </table:table-cell>
              <table:table-cell office:value-type="float" office:value="168.875029190274">
                <text:p>168.875029190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575715164504">
                <text:p>10.9575715164504</text:p>
              </table:table-cell>
              <table:table-cell office:value-type="float" office:value="6.5923410819613">
                <text:p>6.5923410819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575715164504">
                <text:p>10.9575715164504</text:p>
              </table:table-cell>
              <table:table-cell office:value-type="float" office:value="6.4334421838287">
                <text:p>6.4334421838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555609467249">
                <text:p>17.5555609467249</text:p>
              </table:table-cell>
              <table:table-cell office:value-type="float" office:value="20.0468617286273">
                <text:p>20.046861728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041318612701">
                <text:p>15.6041318612701</text:p>
              </table:table-cell>
              <table:table-cell office:value-type="float" office:value="43.0753425262486">
                <text:p>43.0753425262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771979857092">
                <text:p>20.8771979857092</text:p>
              </table:table-cell>
              <table:table-cell office:value-type="float" office:value="3358.50535666034">
                <text:p>3358.50535666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9330754401619">
                <text:p>0.209330754401619</text:p>
              </table:table-cell>
              <table:table-cell office:value-type="float" office:value="161.594981663809">
                <text:p>161.59498166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385989928546">
                <text:p>10.4385989928546</text:p>
              </table:table-cell>
              <table:table-cell office:value-type="float" office:value="5.9868994320365">
                <text:p>5.986899432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385989928546">
                <text:p>10.4385989928546</text:p>
              </table:table-cell>
              <table:table-cell office:value-type="float" office:value="5.84526949474929">
                <text:p>5.8452694947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942727267468">
                <text:p>17.1942727267468</text:p>
              </table:table-cell>
              <table:table-cell office:value-type="float" office:value="19.2170887396133">
                <text:p>19.2170887396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74360549381">
                <text:p>15.1774360549381</text:p>
              </table:table-cell>
              <table:table-cell office:value-type="float" office:value="40.871326956609">
                <text:p>40.871326956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884120938729">
                <text:p>19.8884120938729</text:p>
              </table:table-cell>
              <table:table-cell office:value-type="float" office:value="3268.89217912694">
                <text:p>3268.8921791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200180437769">
                <text:p>0.202200180437769</text:p>
              </table:table-cell>
              <table:table-cell office:value-type="float" office:value="154.628770305081">
                <text:p>154.62877030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4420604693647">
                <text:p>9.94420604693647</text:p>
              </table:table-cell>
              <table:table-cell office:value-type="float" office:value="5.43706163920985">
                <text:p>5.43706163920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4420604693647">
                <text:p>9.94420604693647</text:p>
              </table:table-cell>
              <table:table-cell office:value-type="float" office:value="5.31087005835389">
                <text:p>5.31087005835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404197108211">
                <text:p>16.8404197108211</text:p>
              </table:table-cell>
              <table:table-cell office:value-type="float" office:value="18.4216614363539">
                <text:p>18.421661436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624082678691">
                <text:p>14.7624082678691</text:p>
              </table:table-cell>
              <table:table-cell office:value-type="float" office:value="38.7800832036589">
                <text:p>38.7800832036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464570813799">
                <text:p>18.9464570813799</text:p>
              </table:table-cell>
              <table:table-cell office:value-type="float" office:value="3181.67010142362">
                <text:p>3181.6701014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3125">
                <text:p>0.1953125</text:p>
              </table:table-cell>
              <table:table-cell office:value-type="float" office:value="147.962865924916">
                <text:p>147.96286592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7322854068997">
                <text:p>9.47322854068997</text:p>
              </table:table-cell>
              <table:table-cell office:value-type="float" office:value="4.93772103643165">
                <text:p>4.9377210364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7322854068997">
                <text:p>9.47322854068997</text:p>
              </table:table-cell>
              <table:table-cell office:value-type="float" office:value="4.82532769482334">
                <text:p>4.8253276948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38488846611">
                <text:p>16.4938488846611</text:p>
              </table:table-cell>
              <table:table-cell office:value-type="float" office:value="17.6591581937232">
                <text:p>17.6591581937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587294374629">
                <text:p>14.3587294374629</text:p>
              </table:table-cell>
              <table:table-cell office:value-type="float" office:value="36.7958411254746">
                <text:p>36.7958411254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491149440312">
                <text:p>18.0491149440312</text:p>
              </table:table-cell>
              <table:table-cell office:value-type="float" office:value="3096.77532313001">
                <text:p>3096.7753231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8659439243134">
                <text:p>0.188659439243134</text:p>
              </table:table-cell>
              <table:table-cell office:value-type="float" office:value="141.584322565071">
                <text:p>141.58432256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455747201558">
                <text:p>9.02455747201558</text:p>
              </table:table-cell>
              <table:table-cell office:value-type="float" office:value="4.48423995376349">
                <text:p>4.4842399537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455747201558">
                <text:p>9.02455747201558</text:p>
              </table:table-cell>
              <table:table-cell office:value-type="float" office:value="4.38417568243912">
                <text:p>4.3841756824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544103829686">
                <text:p>16.1544103829686</text:p>
              </table:table-cell>
              <table:table-cell office:value-type="float" office:value="16.9282162300266">
                <text:p>16.928216230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34.9131258182402">
                <text:p>34.9131258182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942727267468">
                <text:p>17.1942727267468</text:p>
              </table:table-cell>
              <table:table-cell office:value-type="float" office:value="3014.14574617777">
                <text:p>3014.1457461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2233006159532">
                <text:p>0.182233006159532</text:p>
              </table:table-cell>
              <table:table-cell office:value-type="float" office:value="135.480752355678">
                <text:p>135.48075235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9713636337338">
                <text:p>8.59713636337338</text:p>
              </table:table-cell>
              <table:table-cell office:value-type="float" office:value="4.07240664560924">
                <text:p>4.0724066456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9713636337338">
                <text:p>8.59713636337338</text:p>
              </table:table-cell>
              <table:table-cell office:value-type="float" office:value="3.98335566620916">
                <text:p>3.98335566620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219574246285">
                <text:p>15.8219574246285</text:p>
              </table:table-cell>
              <table:table-cell office:value-type="float" office:value="16.2275291713731">
                <text:p>16.2275291713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841857815757">
                <text:p>13.5841857815757</text:p>
              </table:table-cell>
              <table:table-cell office:value-type="float" office:value="33.1267425099403">
                <text:p>33.1267425099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799175482295">
                <text:p>16.3799175482295</text:p>
              </table:table-cell>
              <table:table-cell office:value-type="float" office:value="2933.72092942763">
                <text:p>2933.7209294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025480978677">
                <text:p>0.176025480978677</text:p>
              </table:table-cell>
              <table:table-cell office:value-type="float" office:value="129.640301456573">
                <text:p>129.640301456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8995877411475">
                <text:p>8.18995877411475</text:p>
              </table:table-cell>
              <table:table-cell office:value-type="float" office:value="3.69839617375591">
                <text:p>3.69839617375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8995877411475">
                <text:p>8.18995877411475</text:p>
              </table:table-cell>
              <table:table-cell office:value-type="float" office:value="3.6191803232422">
                <text:p>3.619180323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963462492373">
                <text:p>15.4963462492373</text:p>
              </table:table-cell>
              <table:table-cell office:value-type="float" office:value="15.5558447168625">
                <text:p>15.555844716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127255070172">
                <text:p>13.2127255070172</text:p>
              </table:table-cell>
              <table:table-cell office:value-type="float" office:value="31.4317622269893">
                <text:p>31.4317622269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041318612701">
                <text:p>15.6041318612701</text:p>
              </table:table-cell>
              <table:table-cell office:value-type="float" office:value="2855.4420444585">
                <text:p>2855.442044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029406893774">
                <text:p>0.170029406893774</text:p>
              </table:table-cell>
              <table:table-cell office:value-type="float" office:value="124.051627035764">
                <text:p>124.05162703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6">
                <text:p>7.80206593063506</text:p>
              </table:table-cell>
              <table:table-cell office:value-type="float" office:value="3.35873488292231">
                <text:p>3.3587348829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6">
                <text:p>7.80206593063506</text:p>
              </table:table-cell>
              <table:table-cell office:value-type="float" office:value="3.28829944141266">
                <text:p>3.2882994414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7436054938">
                <text:p>15.177436054938</text:p>
              </table:table-cell>
              <table:table-cell office:value-type="float" office:value="14.9119624004141">
                <text:p>14.911962400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29.8235081942493">
                <text:p>29.8235081942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65088937534">
                <text:p>14.865088937534</text:p>
              </table:table-cell>
              <table:table-cell office:value-type="float" office:value="2779.25183253612">
                <text:p>2779.25183253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237581104241">
                <text:p>0.164237581104241</text:p>
              </table:table-cell>
              <table:table-cell office:value-type="float" office:value="118.703875240333">
                <text:p>118.703875240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3254446876699">
                <text:p>7.43254446876699</text:p>
              </table:table-cell>
              <table:table-cell office:value-type="float" office:value="3.05026813887886">
                <text:p>3.0502681388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3254446876699">
                <text:p>7.43254446876699</text:p>
              </table:table-cell>
              <table:table-cell office:value-type="float" office:value="2.98766909925841">
                <text:p>2.9876690992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65088937534">
                <text:p>14.865088937534</text:p>
              </table:table-cell>
              <table:table-cell office:value-type="float" office:value="14.2947314452374">
                <text:p>14.294731445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28.2975429309122">
                <text:p>28.2975429309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610485661974">
                <text:p>14.1610485661974</text:p>
              </table:table-cell>
              <table:table-cell office:value-type="float" office:value="2705.09456273002">
                <text:p>2705.09456273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643046163327">
                <text:p>0.158643046163327</text:p>
              </table:table-cell>
              <table:table-cell office:value-type="float" office:value="113.586660117004">
                <text:p>113.58666011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052428309872">
                <text:p>7.08052428309872</text:p>
              </table:table-cell>
              <table:table-cell office:value-type="float" office:value="2.77013102950368">
                <text:p>2.7701310295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052428309872">
                <text:p>7.08052428309872</text:p>
              </table:table-cell>
              <table:table-cell office:value-type="float" office:value="2.71452366358365">
                <text:p>2.71452366358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591698308557">
                <text:p>14.5591698308557</text:p>
              </table:table-cell>
              <table:table-cell office:value-type="float" office:value="13.7030487071094">
                <text:p>13.703048707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581868426536">
                <text:p>12.1581868426536</text:p>
              </table:table-cell>
              <table:table-cell office:value-type="float" office:value="26.8496560066406">
                <text:p>26.84965600664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903529563053">
                <text:p>13.4903529563053</text:p>
              </table:table-cell>
              <table:table-cell office:value-type="float" office:value="2632.91599114793">
                <text:p>2632.9159911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239081620459">
                <text:p>0.153239081620459</text:p>
              </table:table-cell>
              <table:table-cell office:value-type="float" office:value="108.690043441411">
                <text:p>108.69004344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4517647815265">
                <text:p>6.74517647815265</text:p>
              </table:table-cell>
              <table:table-cell office:value-type="float" office:value="2.51572175665829">
                <text:p>2.5157217566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4517647815265">
                <text:p>6.74517647815265</text:p>
              </table:table-cell>
              <table:table-cell office:value-type="float" office:value="2.46635034716014">
                <text:p>2.46635034716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595464483553">
                <text:p>14.2595464483553</text:p>
              </table:table-cell>
              <table:table-cell office:value-type="float" office:value="13.1358567027835">
                <text:p>13.135856702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257205840699">
                <text:p>11.8257205840699</text:p>
              </table:table-cell>
              <table:table-cell office:value-type="float" office:value="25.475852424184">
                <text:p>25.475852424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2562.66332125793">
                <text:p>2562.6633212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019195948281">
                <text:p>0.148019195948281</text:p>
              </table:table-cell>
              <table:table-cell office:value-type="float" office:value="104.004515416925">
                <text:p>104.0045154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57114166004">
                <text:p>6.4257114166004</text:p>
              </table:table-cell>
              <table:table-cell office:value-type="float" office:value="2.28467747175764">
                <text:p>2.2846774717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57114166004">
                <text:p>6.4257114166004</text:p>
              </table:table-cell>
              <table:table-cell office:value-type="float" office:value="2.24086609247181">
                <text:p>2.2408660924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12.5921417200058">
                <text:p>12.592141720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23456328109">
                <text:p>11.5023456328109</text:p>
              </table:table-cell>
              <table:table-cell office:value-type="float" office:value="24.1723415964168">
                <text:p>24.1723415964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427537198366">
                <text:p>12.2427537198366</text:p>
              </table:table-cell>
              <table:table-cell office:value-type="float" office:value="2494.28516526935">
                <text:p>2494.2851652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97711874469">
                <text:p>0.14297711874469</text:p>
              </table:table-cell>
              <table:table-cell office:value-type="float" office:value="99.5209762055169">
                <text:p>99.5209762055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137685991828">
                <text:p>6.12137685991828</text:p>
              </table:table-cell>
              <table:table-cell office:value-type="float" office:value="2.07485233060529">
                <text:p>2.0748523306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137685991828">
                <text:p>6.12137685991828</text:p>
              </table:table-cell>
              <table:table-cell office:value-type="float" office:value="2.03599656884587">
                <text:p>2.0359965688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786712657592">
                <text:p>13.6786712657592</text:p>
              </table:table-cell>
              <table:table-cell office:value-type="float" office:value="12.0709320057602">
                <text:p>12.0709320057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878133865996">
                <text:p>11.1878133865996</text:p>
              </table:table-cell>
              <table:table-cell office:value-type="float" office:value="22.9355268873826">
                <text:p>22.9355268873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629123942101">
                <text:p>11.6629123942101</text:p>
              </table:table-cell>
              <table:table-cell office:value-type="float" office:value="2427.73150654406">
                <text:p>2427.73150654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106793200497">
                <text:p>0.138106793200497</text:p>
              </table:table-cell>
              <table:table-cell office:value-type="float" office:value="95.2307182548281">
                <text:p>95.230718254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3145619710503">
                <text:p>5.83145619710503</text:p>
              </table:table-cell>
              <table:table-cell office:value-type="float" office:value="1.88429756367593">
                <text:p>1.88429756367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3145619710503">
                <text:p>5.83145619710503</text:p>
              </table:table-cell>
              <table:table-cell office:value-type="float" office:value="1.84985708975572">
                <text:p>1.84985708975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971682817036">
                <text:p>13.3971682817036</text:p>
              </table:table-cell>
              <table:table-cell office:value-type="float" office:value="11.5712960295066">
                <text:p>11.5712960295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18820412015">
                <text:p>10.8818820412015</text:p>
              </table:table-cell>
              <table:table-cell office:value-type="float" office:value="21.7619956884867">
                <text:p>21.7619956884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105335145821">
                <text:p>11.1105335145821</text:p>
              </table:table-cell>
              <table:table-cell office:value-type="float" office:value="2362.9536630108">
                <text:p>2362.953663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402368823671">
                <text:p>0.133402368823671</text:p>
              </table:table-cell>
              <table:table-cell office:value-type="float" office:value="91.1254093870888">
                <text:p>91.125409387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526675729105">
                <text:p>5.55526675729105</text:p>
              </table:table-cell>
              <table:table-cell office:value-type="float" office:value="1.71124337674635">
                <text:p>1.7112433767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526675729105">
                <text:p>5.55526675729105</text:p>
              </table:table-cell>
              <table:table-cell office:value-type="float" office:value="1.68073527474522">
                <text:p>1.6807352747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214585452883">
                <text:p>13.1214585452883</text:p>
              </table:table-cell>
              <table:table-cell office:value-type="float" office:value="11.0923408183047">
                <text:p>11.092340818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843164045316">
                <text:p>10.5843164045316</text:p>
              </table:table-cell>
              <table:table-cell office:value-type="float" office:value="20.6485100024558">
                <text:p>20.6485100024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843164045316">
                <text:p>10.5843164045316</text:p>
              </table:table-cell>
              <table:table-cell office:value-type="float" office:value="2299.9042515556">
                <text:p>2299.904251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858194411415">
                <text:p>0.128858194411415</text:p>
              </table:table-cell>
              <table:table-cell office:value-type="float" office:value="87.1970766170666">
                <text:p>87.197076617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215820226578">
                <text:p>5.29215820226578</text:p>
              </table:table-cell>
              <table:table-cell office:value-type="float" office:value="1.55408251377535">
                <text:p>1.5540825137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215820226578">
                <text:p>5.29215820226578</text:p>
              </table:table-cell>
              <table:table-cell office:value-type="float" office:value="1.52707529647381">
                <text:p>1.5270752964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10.6332103608514">
                <text:p>10.6332103608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948877158447">
                <text:p>10.2948877158447</text:p>
              </table:table-cell>
              <table:table-cell office:value-type="float" office:value="19.5919975090835">
                <text:p>19.5919975090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830219902765">
                <text:p>10.0830219902765</text:p>
              </table:table-cell>
              <table:table-cell office:value-type="float" office:value="2238.53715336243">
                <text:p>2238.53715336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468811261646">
                <text:p>0.124468811261646</text:p>
              </table:table-cell>
              <table:table-cell office:value-type="float" office:value="83.4380906676055">
                <text:p>83.438090667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151099513827">
                <text:p>5.04151099513827</text:p>
              </table:table-cell>
              <table:table-cell office:value-type="float" office:value="1.41135532937131">
                <text:p>1.41135532937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151099513827">
                <text:p>5.04151099513827</text:p>
              </table:table-cell>
              <table:table-cell office:value-type="float" office:value="1.38746356796377">
                <text:p>1.38746356796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869443757089">
                <text:p>12.5869443757089</text:p>
              </table:table-cell>
              <table:table-cell office:value-type="float" office:value="10.1930840775769">
                <text:p>10.193084077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133734698703">
                <text:p>10.0133734698703</text:p>
              </table:table-cell>
              <table:table-cell office:value-type="float" office:value="18.5895430881105">
                <text:p>18.5895430881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0546988305005">
                <text:p>9.60546988305005</text:p>
              </table:table-cell>
              <table:table-cell office:value-type="float" office:value="2178.80748017863">
                <text:p>2178.8074801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228946615714">
                <text:p>0.120228946615714</text:p>
              </table:table-cell>
              <table:table-cell office:value-type="float" office:value="79.841151152686">
                <text:p>79.841151152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0273494152502">
                <text:p>4.80273494152502</text:p>
              </table:table-cell>
              <table:table-cell office:value-type="float" office:value="1.28173623220674">
                <text:p>1.2817362322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0273494152502">
                <text:p>4.80273494152502</text:p>
              </table:table-cell>
              <table:table-cell office:value-type="float" office:value="1.26061573838037">
                <text:p>1.26061573838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279088061669">
                <text:p>12.3279088061669</text:p>
              </table:table-cell>
              <table:table-cell office:value-type="float" office:value="9.77117535406614">
                <text:p>9.7711753540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3955724575624">
                <text:p>9.73955724575624</text:p>
              </table:table-cell>
              <table:table-cell office:value-type="float" office:value="17.63838077585">
                <text:p>17.63838077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5053559966013">
                <text:p>9.15053559966013</text:p>
              </table:table-cell>
              <table:table-cell office:value-type="float" office:value="2120.67154148044">
                <text:p>2120.67154148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133507324484">
                <text:p>0.116133507324484</text:p>
              </table:table-cell>
              <table:table-cell office:value-type="float" office:value="76.3992723992301">
                <text:p>76.399272399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526779983006">
                <text:p>4.57526779983006</text:p>
              </table:table-cell>
              <table:table-cell office:value-type="float" office:value="1.1640213734718">
                <text:p>1.1640213734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526779983006">
                <text:p>4.57526779983006</text:p>
              </table:table-cell>
              <table:table-cell office:value-type="float" office:value="1.14536487771316">
                <text:p>1.1453648777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742041115605">
                <text:p>12.0742041115605</text:p>
              </table:table-cell>
              <table:table-cell office:value-type="float" office:value="9.36673013518455">
                <text:p>9.36673013518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7322854068998">
                <text:p>9.47322854068998</text:p>
              </table:table-cell>
              <table:table-cell office:value-type="float" office:value="16.7358861333635">
                <text:p>16.7358861333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1714791469">
                <text:p>8.71714791469</text:p>
              </table:table-cell>
              <table:table-cell office:value-type="float" office:value="2064.08681251467">
                <text:p>2064.0868125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177573730179">
                <text:p>0.112177573730179</text:p>
              </table:table-cell>
              <table:table-cell office:value-type="float" office:value="73.1057698801153">
                <text:p>73.105769880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">
                <text:p>4.358573957345</text:p>
              </table:table-cell>
              <table:table-cell office:value-type="float" office:value="1.05711746602215">
                <text:p>1.0571174660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">
                <text:p>4.358573957345</text:p>
              </table:table-cell>
              <table:table-cell office:value-type="float" office:value="1.04065074166403">
                <text:p>1.04065074166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257205840699">
                <text:p>11.8257205840699</text:p>
              </table:table-cell>
              <table:table-cell office:value-type="float" office:value="8.97902557739529">
                <text:p>8.97902557739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1418260806937">
                <text:p>9.21418260806937</text:p>
              </table:table-cell>
              <table:table-cell office:value-type="float" office:value="15.8795690051324">
                <text:p>15.8795690051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0428633810317">
                <text:p>8.30428633810317</text:p>
              </table:table-cell>
              <table:table-cell office:value-type="float" office:value="2009.01190319306">
                <text:p>2009.01190319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356393756625">
                <text:p>0.108356393756625</text:p>
              </table:table-cell>
              <table:table-cell office:value-type="float" office:value="69.9542472320486">
                <text:p>69.9542472320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214316905158">
                <text:p>4.15214316905158</text:p>
              </table:table-cell>
              <table:table-cell office:value-type="float" office:value="0.960031630378104">
                <text:p>0.960031630378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214316905158">
                <text:p>4.15214316905158</text:p>
              </table:table-cell>
              <table:table-cell office:value-type="float" office:value="0.945510017984943">
                <text:p>0.94551001798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823507736296">
                <text:p>11.5823507736296</text:p>
              </table:table-cell>
              <table:table-cell office:value-type="float" office:value="8.60736875685918">
                <text:p>8.6073687568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222030009891">
                <text:p>8.96222030009891</text:p>
              </table:table-cell>
              <table:table-cell office:value-type="float" office:value="15.067066648241">
                <text:p>15.067066648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1097871231422">
                <text:p>7.91097871231422</text:p>
              </table:table-cell>
              <table:table-cell office:value-type="float" office:value="1955.40652781662">
                <text:p>1955.4065278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66537720081">
                <text:p>0.10466537720081</text:p>
              </table:table-cell>
              <table:table-cell office:value-type="float" office:value="66.9385838330886">
                <text:p>66.938583833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548935615711">
                <text:p>3.95548935615711</text:p>
              </table:table-cell>
              <table:table-cell office:value-type="float" office:value="0.871862173268766">
                <text:p>0.871862173268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548935615711">
                <text:p>3.95548935615711</text:p>
              </table:table-cell>
              <table:table-cell office:value-type="float" office:value="0.859067464537023">
                <text:p>0.859067464537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439894414645">
                <text:p>11.3439894414645</text:p>
              </table:table-cell>
              <table:table-cell office:value-type="float" office:value="8.25109543100859">
                <text:p>8.25109543100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1714791469002">
                <text:p>8.71714791469002</text:p>
              </table:table-cell>
              <table:table-cell office:value-type="float" office:value="14.2961372131173">
                <text:p>14.2961372131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3629892306722">
                <text:p>7.53629892306722</text:p>
              </table:table-cell>
              <table:table-cell office:value-type="float" office:value="1903.23147560785">
                <text:p>1903.23147560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100090218884">
                <text:p>0.101100090218884</text:p>
              </table:table-cell>
              <table:table-cell office:value-type="float" office:value="64.0529229156886">
                <text:p>64.052922915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14946153361">
                <text:p>3.76814946153361</text:p>
              </table:table-cell>
              <table:table-cell office:value-type="float" office:value="0.791790213076163">
                <text:p>0.79179021307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14946153361">
                <text:p>3.76814946153361</text:p>
              </table:table-cell>
              <table:table-cell office:value-type="float" office:value="0.780527857546001">
                <text:p>0.78052785754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105335145821">
                <text:p>11.1105335145821</text:p>
              </table:table-cell>
              <table:table-cell office:value-type="float" office:value="7.90956885138186">
                <text:p>7.90956885138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877704654794">
                <text:p>8.47877704654794</text:p>
              </table:table-cell>
              <table:table-cell office:value-type="float" office:value="13.5646535578402">
                <text:p>13.5646535578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4">
                <text:p>7.17936471873144</text:p>
              </table:table-cell>
              <table:table-cell office:value-type="float" office:value="1852.44858202914">
                <text:p>1852.4485820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6562499999997">
                <text:p>0.0976562499999997</text:p>
              </table:table-cell>
              <table:table-cell office:value-type="float" office:value="61.2916601921759">
                <text:p>61.291660192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68235936572">
                <text:p>3.58968235936572</text:p>
              </table:table-cell>
              <table:table-cell office:value-type="float" office:value="0.719072074399922">
                <text:p>0.71907207439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68235936572">
                <text:p>3.58968235936572</text:p>
              </table:table-cell>
              <table:table-cell office:value-type="float" office:value="0.709168675982485">
                <text:p>0.70916867598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18820412015">
                <text:p>10.8818820412015</text:p>
              </table:table-cell>
              <table:table-cell office:value-type="float" office:value="7.58217862559649">
                <text:p>7.5821786255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4692444233058">
                <text:p>8.24692444233058</text:p>
              </table:table-cell>
              <table:table-cell office:value-type="float" office:value="12.8705973789478">
                <text:p>12.8705973789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3933563287959">
                <text:p>6.83933563287959</text:p>
              </table:table-cell>
              <table:table-cell office:value-type="float" office:value="1803.02070086657">
                <text:p>1803.02070086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3297196215666">
                <text:p>0.0943297196215666</text:p>
              </table:table-cell>
              <table:table-cell office:value-type="float" office:value="58.6494329705761">
                <text:p>58.649432970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96678164398">
                <text:p>3.4196678164398</text:p>
              </table:table-cell>
              <table:table-cell office:value-type="float" office:value="0.653032381106319">
                <text:p>0.65303238110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96678164398">
                <text:p>3.4196678164398</text:p>
              </table:table-cell>
              <table:table-cell office:value-type="float" office:value="0.644333454767322">
                <text:p>0.64433345476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579361470994">
                <text:p>10.6579361470994</text:p>
              </table:table-cell>
              <table:table-cell office:value-type="float" office:value="7.2683396264271">
                <text:p>7.268339626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2141185976814">
                <text:p>8.02141185976814</text:p>
              </table:table-cell>
              <table:table-cell office:value-type="float" office:value="12.212053642552">
                <text:p>12.212053642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1541100525698">
                <text:p>6.51541100525698</text:p>
              </table:table-cell>
              <table:table-cell office:value-type="float" office:value="1754.91167705849">
                <text:p>1754.9116770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116503079766">
                <text:p>0.091116503079766</text:p>
              </table:table-cell>
              <table:table-cell office:value-type="float" office:value="56.1211097396445">
                <text:p>56.121109739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770550262849">
                <text:p>3.25770550262849</text:p>
              </table:table-cell>
              <table:table-cell office:value-type="float" office:value="0.593057783712808">
                <text:p>0.59305778371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770550262849">
                <text:p>3.25770550262849</text:p>
              </table:table-cell>
              <table:table-cell office:value-type="float" office:value="0.585425745655249">
                <text:p>0.585425745655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385989928546">
                <text:p>10.4385989928546</text:p>
              </table:table-cell>
              <table:table-cell office:value-type="float" office:value="6.96749094603854">
                <text:p>6.96749094603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6">
                <text:p>7.80206593063506</text:p>
              </table:table-cell>
              <table:table-cell office:value-type="float" office:value="11.587205300393">
                <text:p>11.587205300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682809648145">
                <text:p>6.20682809648145</text:p>
              </table:table-cell>
              <table:table-cell office:value-type="float" office:value="1708.08632024915">
                <text:p>1708.08632024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0127404893386">
                <text:p>0.0880127404893386</text:p>
              </table:table-cell>
              <table:table-cell office:value-type="float" office:value="53.7017802028765">
                <text:p>53.701780202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341404824072">
                <text:p>3.10341404824072</text:p>
              </table:table-cell>
              <table:table-cell office:value-type="float" office:value="0.53859126285054">
                <text:p>0.53859126285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341404824072">
                <text:p>3.10341404824072</text:p>
              </table:table-cell>
              <table:table-cell office:value-type="float" office:value="0.531903630240288">
                <text:p>0.53190363024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237757319722">
                <text:p>10.2237757319722</text:p>
              </table:table-cell>
              <table:table-cell office:value-type="float" office:value="6.67909489350496">
                <text:p>6.6790948935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8871802746903">
                <text:p>7.58871802746903</text:p>
              </table:table-cell>
              <table:table-cell office:value-type="float" office:value="10.9943282762552">
                <text:p>10.9943282762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1286029203495">
                <text:p>5.91286029203495</text:p>
              </table:table-cell>
              <table:table-cell office:value-type="float" office:value="1662.51037904802">
                <text:p>1662.51037904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0147034468868">
                <text:p>0.0850147034468868</text:p>
              </table:table-cell>
              <table:table-cell office:value-type="float" office:value="51.3867457421438">
                <text:p>51.386745742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643014601747">
                <text:p>2.95643014601747</text:p>
              </table:table-cell>
              <table:table-cell office:value-type="float" office:value="0.489126955897797">
                <text:p>0.48912695589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643014601747">
                <text:p>2.95643014601747</text:p>
              </table:table-cell>
              <table:table-cell office:value-type="float" office:value="0.48327473460555">
                <text:p>0.48327473460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133734698702">
                <text:p>10.0133734698702</text:p>
              </table:table-cell>
              <table:table-cell office:value-type="float" office:value="6.40263603382332">
                <text:p>6.4026360338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8120413393455">
                <text:p>7.38120413393455</text:p>
              </table:table-cell>
              <table:table-cell office:value-type="float" office:value="10.4317867089112">
                <text:p>10.4317867089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3281539131766">
                <text:p>5.63281539131766</text:p>
              </table:table-cell>
              <table:table-cell office:value-type="float" office:value="1618.15051597581">
                <text:p>1618.1505159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1187905521203">
                <text:p>0.0821187905521203</text:p>
              </table:table-cell>
              <table:table-cell office:value-type="float" office:value="49.1715102924333">
                <text:p>49.1715102924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640769565883">
                <text:p>2.81640769565883</text:p>
              </table:table-cell>
              <table:table-cell office:value-type="float" office:value="0.444205458736222">
                <text:p>0.44420545873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640769565883">
                <text:p>2.81640769565883</text:p>
              </table:table-cell>
              <table:table-cell office:value-type="float" office:value="0.439091699755003">
                <text:p>0.43909169975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0730122370934">
                <text:p>9.80730122370934</text:p>
              </table:table-cell>
              <table:table-cell office:value-type="float" office:value="6.13762026670363">
                <text:p>6.13762026670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6">
                <text:p>7.17936471873146</text:p>
              </table:table-cell>
              <table:table-cell office:value-type="float" office:value="9.89802843846701">
                <text:p>9.89802843846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603397773594">
                <text:p>5.36603397773594</text:p>
              </table:table-cell>
              <table:table-cell office:value-type="float" office:value="1574.97428307913">
                <text:p>1574.97428307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3215230816633">
                <text:p>0.0793215230816633</text:p>
              </table:table-cell>
              <table:table-cell office:value-type="float" office:value="47.0517716099685">
                <text:p>47.0517716099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301698886797">
                <text:p>2.68301698886797</text:p>
              </table:table-cell>
              <table:table-cell office:value-type="float" office:value="0.40340955899451">
                <text:p>0.40340955899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301698886797">
                <text:p>2.68301698886797</text:p>
              </table:table-cell>
              <table:table-cell office:value-type="float" office:value="0.398948066157654">
                <text:p>0.398948066157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0546988305003">
                <text:p>9.60546988305003</text:p>
              </table:table-cell>
              <table:table-cell office:value-type="float" office:value="5.8835739434897">
                <text:p>5.883573943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8304461295136">
                <text:p>6.98304461295136</text:p>
              </table:table-cell>
              <table:table-cell office:value-type="float" office:value="9.39158072365606">
                <text:p>9.39158072365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1188786598611">
                <text:p>5.11188786598611</text:p>
              </table:table-cell>
              <table:table-cell office:value-type="float" office:value="1532.95009819575">
                <text:p>1532.950098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6195408102293">
                <text:p>0.0766195408102293</text:p>
              </table:table-cell>
              <table:table-cell office:value-type="float" office:value="45.023412916754">
                <text:p>45.023412916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594393299305">
                <text:p>2.55594393299305</text:p>
              </table:table-cell>
              <table:table-cell office:value-type="float" office:value="0.366360361151669">
                <text:p>0.36636036115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594393299305">
                <text:p>2.55594393299305</text:p>
              </table:table-cell>
              <table:table-cell office:value-type="float" office:value="0.362474534544236">
                <text:p>0.362474534544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0779217131912">
                <text:p>9.40779217131912</text:p>
              </table:table-cell>
              <table:table-cell office:value-type="float" office:value="5.64004302063194">
                <text:p>5.6400430206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9209289078785">
                <text:p>6.79209289078785</text:p>
              </table:table-cell>
              <table:table-cell office:value-type="float" office:value="8.91104617826382">
                <text:p>8.91104617826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697786228781">
                <text:p>4.8697786228781</text:p>
              </table:table-cell>
              <table:table-cell office:value-type="float" office:value="1492.04722185315">
                <text:p>1492.0472218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0095979741403">
                <text:p>0.0740095979741403</text:p>
              </table:table-cell>
              <table:table-cell office:value-type="float" office:value="43.0824949053153">
                <text:p>43.0824949053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5">
                <text:p>2.43488931143905</text:p>
              </table:table-cell>
              <table:table-cell office:value-type="float" office:value="0.332713767511414">
                <text:p>0.33271376751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5">
                <text:p>2.43488931143905</text:p>
              </table:table-cell>
              <table:table-cell office:value-type="float" office:value="0.329335568557787">
                <text:p>0.329335568557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1418260806933">
                <text:p>9.21418260806933</text:p>
              </table:table-cell>
              <table:table-cell office:value-type="float" office:value="5.40659224819934">
                <text:p>5.40659224819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636275350861">
                <text:p>6.60636275350861</text:p>
              </table:table-cell>
              <table:table-cell office:value-type="float" office:value="8.45509891547181">
                <text:p>8.45509891547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913615821576">
                <text:p>4.63913615821576</text:p>
              </table:table-cell>
              <table:table-cell office:value-type="float" office:value="1452.23573478347">
                <text:p>1452.23573478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4885593723447">
                <text:p>0.0714885593723447</text:p>
              </table:table-cell>
              <table:table-cell office:value-type="float" office:value="41.2252480881082">
                <text:p>41.225248088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956807910788">
                <text:p>2.31956807910788</text:p>
              </table:table-cell>
              <table:table-cell office:value-type="float" office:value="0.302157282364429">
                <text:p>0.30215728236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956807910788">
                <text:p>2.31956807910788</text:p>
              </table:table-cell>
              <table:table-cell office:value-type="float" office:value="0.299226308004388">
                <text:p>0.299226308004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455747201555">
                <text:p>9.02455747201555</text:p>
              </table:table-cell>
              <table:table-cell office:value-type="float" office:value="5.18280439198033">
                <text:p>5.1828043919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57114166004">
                <text:p>6.4257114166004</text:p>
              </table:table-cell>
              <table:table-cell office:value-type="float" office:value="8.02248088948193">
                <text:p>8.02248088948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194173824159">
                <text:p>4.4194173824159</text:p>
              </table:table-cell>
              <table:table-cell office:value-type="float" office:value="1413.48651603846">
                <text:p>1413.4865160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0533966002485">
                <text:p>0.0690533966002485</text:p>
              </table:table-cell>
              <table:table-cell office:value-type="float" office:value="39.4480654767371">
                <text:p>39.4480654767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970869120795">
                <text:p>2.20970869120795</text:p>
              </table:table-cell>
              <table:table-cell office:value-type="float" office:value="0.274407109656877">
                <text:p>0.27440710965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970869120795">
                <text:p>2.20970869120795</text:p>
              </table:table-cell>
              <table:table-cell office:value-type="float" office:value="0.271869764307666">
                <text:p>0.27186976430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388347648318">
                <text:p>8.8388347648318</text:p>
              </table:table-cell>
              <table:table-cell office:value-type="float" office:value="4.96827948778212">
                <text:p>4.9682794877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7.6119984243273">
                <text:p>7.6119984243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1010492770526">
                <text:p>4.21010492770526</text:p>
              </table:table-cell>
              <table:table-cell office:value-type="float" office:value="1375.77122168837">
                <text:p>1375.7712216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7011844118355">
                <text:p>0.0667011844118355</text:p>
              </table:table-cell>
              <table:table-cell office:value-type="float" office:value="37.7474955767657">
                <text:p>37.747495576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505246385263">
                <text:p>2.10505246385263</text:p>
              </table:table-cell>
              <table:table-cell office:value-type="float" office:value="0.24920551720949">
                <text:p>0.24920551720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505246385263">
                <text:p>2.10505246385263</text:p>
              </table:table-cell>
              <table:table-cell office:value-type="float" office:value="0.247014272366793">
                <text:p>0.247014272366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5693417569323">
                <text:p>8.65693417569323</text:p>
              </table:table-cell>
              <table:table-cell office:value-type="float" office:value="4.76263412659589">
                <text:p>4.76263412659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909342132677">
                <text:p>6.07909342132677</text:p>
              </table:table-cell>
              <table:table-cell office:value-type="float" office:value="7.22251892029162">
                <text:p>7.22251892029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6">
                <text:p>4.01070592988406</text:p>
              </table:table-cell>
              <table:table-cell office:value-type="float" office:value="1339.06226408912">
                <text:p>1339.0622640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4290972057075">
                <text:p>0.0644290972057075</text:p>
              </table:table-cell>
              <table:table-cell office:value-type="float" office:value="36.1202356845157">
                <text:p>36.120235684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535296494203">
                <text:p>2.00535296494203</text:p>
              </table:table-cell>
              <table:table-cell office:value-type="float" office:value="0.226318443007196">
                <text:p>0.226318443007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535296494203">
                <text:p>2.00535296494203</text:p>
              </table:table-cell>
              <table:table-cell office:value-type="float" office:value="0.224431175376481">
                <text:p>0.22443117537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87770465479">
                <text:p>8.4787770465479</text:p>
              </table:table-cell>
              <table:table-cell office:value-type="float" office:value="4.56550076935014">
                <text:p>4.5655007693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1286029203496">
                <text:p>5.91286029203496</text:p>
              </table:table-cell>
              <table:table-cell office:value-type="float" office:value="6.8529677288498">
                <text:p>6.8529677288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075086778769">
                <text:p>3.82075086778769</text:p>
              </table:table-cell>
              <table:table-cell office:value-type="float" office:value="1303.3327917028">
                <text:p>1303.3327917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2344056308231">
                <text:p>0.0622344056308231</text:p>
              </table:table-cell>
              <table:table-cell office:value-type="float" office:value="34.5631254728329">
                <text:p>34.563125472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037543389385">
                <text:p>1.91037543389385</text:p>
              </table:table-cell>
              <table:table-cell office:value-type="float" office:value="0.20553332132749">
                <text:p>0.2055333213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037543389385">
                <text:p>1.91037543389385</text:p>
              </table:table-cell>
              <table:table-cell office:value-type="float" office:value="0.203912721310593">
                <text:p>0.203912721310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0428633810315">
                <text:p>8.30428633810315</text:p>
              </table:table-cell>
              <table:table-cell office:value-type="float" office:value="4.37652709002757">
                <text:p>4.37652709002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117281640546">
                <text:p>5.75117281640546</text:p>
              </table:table-cell>
              <table:table-cell office:value-type="float" office:value="6.50232518750682">
                <text:p>6.50232518750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979245771391">
                <text:p>3.63979245771391</text:p>
              </table:table-cell>
              <table:table-cell office:value-type="float" office:value="1268.55666945653">
                <text:p>1268.55666945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114473307857">
                <text:p>0.060114473307857</text:p>
              </table:table-cell>
              <table:table-cell office:value-type="float" office:value="33.0731408533668">
                <text:p>33.07314085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989622885695">
                <text:p>1.81989622885695</text:p>
              </table:table-cell>
              <table:table-cell office:value-type="float" office:value="0.186657108517516">
                <text:p>0.18665710851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989622885695">
                <text:p>1.81989622885695</text:p>
              </table:table-cell>
              <table:table-cell office:value-type="float" office:value="0.185270151718187">
                <text:p>0.18527015171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3338659651204">
                <text:p>8.13338659651204</text:p>
              </table:table-cell>
              <table:table-cell office:value-type="float" office:value="4.19537534597143">
                <text:p>4.1953753459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390669329982">
                <text:p>5.59390669329982</text:p>
              </table:table-cell>
              <table:table-cell office:value-type="float" office:value="6.16962380635373">
                <text:p>6.16962380635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7404600212">
                <text:p>3.467404600212</text:p>
              </table:table-cell>
              <table:table-cell office:value-type="float" office:value="1234.70845962541">
                <text:p>1234.7084596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066753662242">
                <text:p>0.058066753662242</text:p>
              </table:table-cell>
              <table:table-cell office:value-type="float" office:value="31.6473881034401">
                <text:p>31.647388103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3702300106">
                <text:p>1.733702300106</text:p>
              </table:table-cell>
              <table:table-cell office:value-type="float" office:value="0.169514490084093">
                <text:p>0.16951449008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3702300106">
                <text:p>1.733702300106</text:p>
              </table:table-cell>
              <table:table-cell office:value-type="float" office:value="0.168331965249962">
                <text:p>0.168331965249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600392074534">
                <text:p>7.96600392074534</text:p>
              </table:table-cell>
              <table:table-cell office:value-type="float" office:value="4.02172177425595">
                <text:p>4.02172177425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4094102060076">
                <text:p>5.44094102060076</text:p>
              </table:table-cell>
              <table:table-cell office:value-type="float" office:value="5.85394559857774">
                <text:p>5.85394559857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31813767543">
                <text:p>3.3031813767543</text:p>
              </table:table-cell>
              <table:table-cell office:value-type="float" office:value="1201.76340322556">
                <text:p>1201.7634032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0887868650894">
                <text:p>0.0560887868650894</text:p>
              </table:table-cell>
              <table:table-cell office:value-type="float" office:value="30.2830982461045">
                <text:p>30.283098246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59068837715">
                <text:p>1.65159068837715</text:p>
              </table:table-cell>
              <table:table-cell office:value-type="float" office:value="0.153946252444887">
                <text:p>0.15394625244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59068837715">
                <text:p>1.65159068837715</text:p>
              </table:table-cell>
              <table:table-cell office:value-type="float" office:value="0.152942339940518">
                <text:p>0.152942339940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3">
                <text:p>7.80206593063503</text:p>
              </table:table-cell>
              <table:table-cell office:value-type="float" office:value="3.85525601304198">
                <text:p>3.8552560130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215820226578">
                <text:p>5.29215820226578</text:p>
              </table:table-cell>
              <table:table-cell office:value-type="float" office:value="5.55441954756081">
                <text:p>5.55441954756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4673609392723">
                <text:p>3.14673609392723</text:p>
              </table:table-cell>
              <table:table-cell office:value-type="float" office:value="1169.69740190362">
                <text:p>1169.6974019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1781968783125">
                <text:p>0.0541781968783125</text:p>
              </table:table-cell>
              <table:table-cell office:value-type="float" office:value="28.977621672467">
                <text:p>28.97762167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336804696361">
                <text:p>1.57336804696361</text:p>
              </table:table-cell>
              <table:table-cell office:value-type="float" office:value="0.1398078042182">
                <text:p>0.139807804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336804696361">
                <text:p>1.57336804696361</text:p>
              </table:table-cell>
              <table:table-cell office:value-type="float" office:value="0.138959699732291">
                <text:p>0.13895969973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4150173557538">
                <text:p>7.64150173557538</text:p>
              </table:table-cell>
              <table:table-cell office:value-type="float" office:value="3.69568054688371">
                <text:p>3.69568054688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44385792232">
                <text:p>5.14744385792232</text:p>
              </table:table-cell>
              <table:table-cell office:value-type="float" office:value="5.27021920357805">
                <text:p>5.27021920357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770037289143">
                <text:p>2.99770037289143</text:p>
              </table:table-cell>
              <table:table-cell office:value-type="float" office:value="1138.48700030957">
                <text:p>1138.48700030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3326886004047">
                <text:p>0.0523326886004047</text:p>
              </table:table-cell>
              <table:table-cell office:value-type="float" office:value="27.7284229958421">
                <text:p>27.728422995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885018644572">
                <text:p>1.49885018644572</text:p>
              </table:table-cell>
              <table:table-cell office:value-type="float" office:value="0.126967833317749">
                <text:p>0.126967833317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885018644572">
                <text:p>1.49885018644572</text:p>
              </table:table-cell>
              <table:table-cell office:value-type="float" office:value="0.126255412053969">
                <text:p>0.126255412053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424190386826">
                <text:p>7.48424190386826</text:p>
              </table:table-cell>
              <table:table-cell office:value-type="float" office:value="3.54271017499505">
                <text:p>3.5427101749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668673493513">
                <text:p>5.00668673493513</text:p>
              </table:table-cell>
              <table:table-cell office:value-type="float" office:value="5.00056040346469">
                <text:p>5.00056040346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572328196686">
                <text:p>2.85572328196686</text:p>
              </table:table-cell>
              <table:table-cell office:value-type="float" office:value="1108.10936893975">
                <text:p>1108.1093689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550045109442">
                <text:p>0.050550045109442</text:p>
              </table:table-cell>
              <table:table-cell office:value-type="float" office:value="26.5330761277375">
                <text:p>26.533076127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786164098343">
                <text:p>1.42786164098343</text:p>
              </table:table-cell>
              <table:table-cell office:value-type="float" office:value="0.11530708738007">
                <text:p>0.1153070873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786164098343">
                <text:p>1.42786164098343</text:p>
              </table:table-cell>
              <table:table-cell office:value-type="float" office:value="0.114712604471852">
                <text:p>0.11471260447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302184326992">
                <text:p>7.3302184326992</text:p>
              </table:table-cell>
              <table:table-cell office:value-type="float" office:value="3.39607150152536">
                <text:p>3.3960715015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6977862287811">
                <text:p>4.86977862287811</text:p>
              </table:table-cell>
              <table:table-cell office:value-type="float" office:value="4.74469910695977">
                <text:p>4.74469910695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047051030037">
                <text:p>2.72047051030037</text:p>
              </table:table-cell>
              <table:table-cell office:value-type="float" office:value="1078.54228743776">
                <text:p>1078.54228743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8281249999998">
                <text:p>0.0488281249999998</text:p>
              </table:table-cell>
              <table:table-cell office:value-type="float" office:value="25.3892595661095">
                <text:p>25.389259566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023525515019">
                <text:p>1.36023525515019</text:p>
              </table:table-cell>
              <table:table-cell office:value-type="float" office:value="0.104717266197662">
                <text:p>0.10471726619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023525515019">
                <text:p>1.36023525515019</text:p>
              </table:table-cell>
              <table:table-cell office:value-type="float" office:value="0.104225089527969">
                <text:p>0.10422508952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2">
                <text:p>7.17936471873142</text:p>
              </table:table-cell>
              <table:table-cell office:value-type="float" office:value="3.25550244693354">
                <text:p>3.2555024469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661427034498">
                <text:p>4.73661427034498</text:p>
              </table:table-cell>
              <table:table-cell office:value-type="float" office:value="4.50192934375655">
                <text:p>4.50192934375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9162358067012">
                <text:p>2.59162358067012</text:p>
              </table:table-cell>
              <table:table-cell office:value-type="float" office:value="1049.76412834096">
                <text:p>1049.7641283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1648598107833">
                <text:p>0.0471648598107833</text:p>
              </table:table-cell>
              <table:table-cell office:value-type="float" office:value="24.2947518867368">
                <text:p>24.294751886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1179033506">
                <text:p>1.29581179033506</text:p>
              </table:table-cell>
              <table:table-cell office:value-type="float" office:value="0.0951000158712474">
                <text:p>0.095100015871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1179033506">
                <text:p>1.29581179033506</text:p>
              </table:table-cell>
              <table:table-cell office:value-type="float" office:value="0.0946963878740864">
                <text:p>0.094696387874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3161552930501">
                <text:p>7.03161552930501</text:p>
              </table:table-cell>
              <table:table-cell office:value-type="float" office:value="3.1207517795871">
                <text:p>3.120751779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709130403468">
                <text:p>4.60709130403468</text:p>
              </table:table-cell>
              <table:table-cell office:value-type="float" office:value="4.27158126559534">
                <text:p>4.27158126559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6887909957304">
                <text:p>2.46887909957304</text:p>
              </table:table-cell>
              <table:table-cell office:value-type="float" office:value="1021.75384126053">
                <text:p>1021.7538412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558251539883">
                <text:p>0.045558251539883</text:p>
              </table:table-cell>
              <table:table-cell office:value-type="float" office:value="23.2474274289578">
                <text:p>23.2474274289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443954978652">
                <text:p>1.23443954978652</text:p>
              </table:table-cell>
              <table:table-cell office:value-type="float" office:value="0.0863660153392493">
                <text:p>0.086366015339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443954978652">
                <text:p>1.23443954978652</text:p>
              </table:table-cell>
              <table:table-cell office:value-type="float" office:value="0.0860388407149604">
                <text:p>0.086038840714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690697422877">
                <text:p>6.88690697422877</text:p>
              </table:table-cell>
              <table:table-cell office:value-type="float" office:value="2.99157866674914">
                <text:p>2.99157866674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111015004945">
                <text:p>4.48111015004945</text:p>
              </table:table-cell>
              <table:table-cell office:value-type="float" office:value="4.05301929802384">
                <text:p>4.05301929802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5194804282978">
                <text:p>2.35194804282978</text:p>
              </table:table-cell>
              <table:table-cell office:value-type="float" office:value="994.490937483789">
                <text:p>994.49093748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0063702446692">
                <text:p>0.0440063702446692</text:p>
              </table:table-cell>
              <table:table-cell office:value-type="float" office:value="22.245252167391">
                <text:p>22.24525216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597402141489">
                <text:p>1.17597402141489</text:p>
              </table:table-cell>
              <table:table-cell office:value-type="float" office:value="0.0784341468005436">
                <text:p>0.078434146800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597402141489">
                <text:p>1.17597402141489</text:p>
              </table:table-cell>
              <table:table-cell office:value-type="float" office:value="0.07817280339581">
                <text:p>0.0781728033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4517647815263">
                <text:p>6.74517647815263</text:p>
              </table:table-cell>
              <table:table-cell office:value-type="float" office:value="2.86775224415082">
                <text:p>2.86775224415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01">
                <text:p>4.35857395734501</text:p>
              </table:table-cell>
              <table:table-cell office:value-type="float" office:value="3.84564038672555">
                <text:p>3.84564038672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055507502472">
                <text:p>2.24055507502472</text:p>
              </table:table-cell>
              <table:table-cell office:value-type="float" office:value="967.955474987249">
                <text:p>967.955474987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5073517234434">
                <text:p>0.0425073517234434</text:p>
              </table:table-cell>
              <table:table-cell office:value-type="float" office:value="21.2862797616226">
                <text:p>21.286279761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027753751236">
                <text:p>1.12027753751236</text:p>
              </table:table-cell>
              <table:table-cell office:value-type="float" office:value="0.0712307423257197">
                <text:p>0.0712307423257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027753751236">
                <text:p>1.12027753751236</text:p>
              </table:table-cell>
              <table:table-cell office:value-type="float" office:value="0.071025912715458">
                <text:p>0.071025912715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636275350858">
                <text:p>6.60636275350858</text:p>
              </table:table-cell>
              <table:table-cell office:value-type="float" office:value="2.74905120337981">
                <text:p>2.7490512033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3938852327396">
                <text:p>4.23938852327396</text:p>
              </table:table-cell>
              <table:table-cell office:value-type="float" office:value="3.64887233357743">
                <text:p>3.64887233357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443790117873">
                <text:p>2.13443790117873</text:p>
              </table:table-cell>
              <table:table-cell office:value-type="float" office:value="942.128043849634">
                <text:p>942.128043849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0593952760601">
                <text:p>0.0410593952760601</text:p>
              </table:table-cell>
              <table:table-cell office:value-type="float" office:value="20.3686477761877">
                <text:p>20.368647776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721895058937">
                <text:p>1.06721895058937</text:p>
              </table:table-cell>
              <table:table-cell office:value-type="float" office:value="0.0646888996596813">
                <text:p>0.064688899659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721895058937">
                <text:p>1.06721895058937</text:p>
              </table:table-cell>
              <table:table-cell office:value-type="float" office:value="0.0645324212248252">
                <text:p>0.0645324212248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7040577400857">
                <text:p>6.47040577400857</text:p>
              </table:table-cell>
              <table:table-cell office:value-type="float" office:value="2.63526339634747">
                <text:p>2.6352633963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346222116528">
                <text:p>4.12346222116528</text:p>
              </table:table-cell>
              <table:table-cell office:value-type="float" office:value="3.46217221784575">
                <text:p>3.46217221784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334664912801">
                <text:p>2.03334664912801</text:p>
              </table:table-cell>
              <table:table-cell office:value-type="float" office:value="916.989752054071">
                <text:p>916.98975205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6607615408316">
                <text:p>0.0396607615408316</text:p>
              </table:table-cell>
              <table:table-cell office:value-type="float" office:value="19.4905740635051">
                <text:p>19.4905740635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673324564">
                <text:p>1.016673324564</text:p>
              </table:table-cell>
              <table:table-cell office:value-type="float" office:value="0.0587478608610448">
                <text:p>0.058747860861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673324564">
                <text:p>1.016673324564</text:p>
              </table:table-cell>
              <table:table-cell office:value-type="float" office:value="0.0586325923866928">
                <text:p>0.0586325923866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3724674868764">
                <text:p>6.33724674868764</text:p>
              </table:table-cell>
              <table:table-cell office:value-type="float" office:value="2.52618545612783">
                <text:p>2.5261854561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7">
                <text:p>4.01070592988407</text:p>
              </table:table-cell>
              <table:table-cell office:value-type="float" office:value="3.28502489816383">
                <text:p>3.28502489816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704328115465">
                <text:p>1.93704328115465</text:p>
              </table:table-cell>
              <table:table-cell office:value-type="float" office:value="892.52221166913">
                <text:p>892.52221166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3097704051146">
                <text:p>0.0383097704051146</text:p>
              </table:table-cell>
              <table:table-cell office:value-type="float" office:value="18.6503533027405">
                <text:p>18.6503533027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8521640577327">
                <text:p>0.968521640577327</text:p>
              </table:table-cell>
              <table:table-cell office:value-type="float" office:value="0.0533524480073941">
                <text:p>0.053352448007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8521640577327">
                <text:p>0.968521640577327</text:p>
              </table:table-cell>
              <table:table-cell office:value-type="float" office:value="0.0532721510325351">
                <text:p>0.0532721510325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682809648143">
                <text:p>6.20682809648143</text:p>
              </table:table-cell>
              <table:table-cell office:value-type="float" office:value="2.42162243349065">
                <text:p>2.4216224334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103296531753">
                <text:p>3.90103296531753</text:p>
              </table:table-cell>
              <table:table-cell office:value-type="float" office:value="3.11694159115831">
                <text:p>3.11694159115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530103348363">
                <text:p>1.84530103348363</text:p>
              </table:table-cell>
              <table:table-cell office:value-type="float" office:value="868.707525398586">
                <text:p>868.70752539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0047989870701">
                <text:p>0.0370047989870701</text:p>
              </table:table-cell>
              <table:table-cell office:value-type="float" office:value="17.8463536878753">
                <text:p>17.846353687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2650516741815">
                <text:p>0.922650516741815</text:p>
              </table:table-cell>
              <table:table-cell office:value-type="float" office:value="0.048452550725454">
                <text:p>0.04845255072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2650516741815">
                <text:p>0.922650516741815</text:p>
              </table:table-cell>
              <table:table-cell office:value-type="float" office:value="0.04840178406093">
                <text:p>0.04840178406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909342132674">
                <text:p>6.07909342132674</text:p>
              </table:table-cell>
              <table:table-cell office:value-type="float" office:value="2.32138744847893">
                <text:p>2.32138744847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435901373451">
                <text:p>3.79435901373451</text:p>
              </table:table-cell>
              <table:table-cell office:value-type="float" office:value="2.95745852280235">
                <text:p>2.95745852280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790388232625">
                <text:p>1.75790388232625</text:p>
              </table:table-cell>
              <table:table-cell office:value-type="float" office:value="845.528273490067">
                <text:p>845.52827349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442796861723">
                <text:p>0.0357442796861723</text:p>
              </table:table-cell>
              <table:table-cell office:value-type="float" office:value="17.0770137585513">
                <text:p>17.077013758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8951941163127">
                <text:p>0.878951941163127</text:p>
              </table:table-cell>
              <table:table-cell office:value-type="float" office:value="0.0440026607865741">
                <text:p>0.044002660786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8951941163127">
                <text:p>0.878951941163127</text:p>
              </table:table-cell>
              <table:table-cell office:value-type="float" office:value="0.0439766867842471">
                <text:p>0.0439766867842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5398748777457">
                <text:p>5.95398748777457</text:p>
              </table:table-cell>
              <table:table-cell office:value-type="float" office:value="2.2253013564083">
                <text:p>2.225301356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60206696727">
                <text:p>3.69060206696727</text:p>
              </table:table-cell>
              <table:table-cell office:value-type="float" office:value="2.80613564877417">
                <text:p>2.80613564877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464603521295">
                <text:p>1.67464603521295</text:p>
              </table:table-cell>
              <table:table-cell office:value-type="float" office:value="822.967500993007">
                <text:p>822.96750099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5266983001242">
                <text:p>0.0345266983001242</text:p>
              </table:table-cell>
              <table:table-cell office:value-type="float" office:value="16.340839367533">
                <text:p>16.34083936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7323017606474">
                <text:p>0.837323017606474</text:p>
              </table:table-cell>
              <table:table-cell office:value-type="float" office:value="0.0399614494450367">
                <text:p>0.0399614494450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7323017606474">
                <text:p>0.837323017606474</text:p>
              </table:table-cell>
              <table:table-cell office:value-type="float" office:value="0.0399561507502541">
                <text:p>0.039956150750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31456197105">
                <text:p>5.831456197105</text:p>
              </table:table-cell>
              <table:table-cell office:value-type="float" office:value="2.13319242769119">
                <text:p>2.13319242769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68235936572">
                <text:p>3.58968235936572</text:p>
              </table:table-cell>
              <table:table-cell office:value-type="float" office:value="2.66255544029062">
                <text:p>2.66255544029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533144641748">
                <text:p>1.59533144641748</text:p>
              </table:table-cell>
              <table:table-cell office:value-type="float" office:value="801.008705356593">
                <text:p>801.00870535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3505922059177">
                <text:p>0.0333505922059177</text:p>
              </table:table-cell>
              <table:table-cell office:value-type="float" office:value="15.636400778901">
                <text:p>15.636400778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665723208739">
                <text:p>0.797665723208739</text:p>
              </table:table-cell>
              <table:table-cell office:value-type="float" office:value="0.0362913835936819">
                <text:p>0.0362913835936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665723208739">
                <text:p>0.797665723208739</text:p>
              </table:table-cell>
              <table:table-cell office:value-type="float" office:value="0.0363031892468288">
                <text:p>0.036303189246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144656393371">
                <text:p>5.71144656393371</text:p>
              </table:table-cell>
              <table:table-cell office:value-type="float" office:value="2.04489604091362">
                <text:p>2.0448960409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152230647568">
                <text:p>3.49152230647568</text:p>
              </table:table-cell>
              <table:table-cell office:value-type="float" office:value="2.52632173206524">
                <text:p>2.52632173206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977335533169">
                <text:p>1.51977335533169</text:p>
              </table:table-cell>
              <table:table-cell office:value-type="float" office:value="779.635824358632">
                <text:p>779.635824358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2145486028537">
                <text:p>0.0322145486028537</text:p>
              </table:table-cell>
              <table:table-cell office:value-type="float" office:value="14.9623298913396">
                <text:p>14.962329891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9886677665843">
                <text:p>0.759886677665843</text:p>
              </table:table-cell>
              <table:table-cell office:value-type="float" office:value="0.0329583771718607">
                <text:p>0.032958377171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9886677665843">
                <text:p>0.759886677665843</text:p>
              </table:table-cell>
              <table:table-cell office:value-type="float" office:value="0.0329841970446236">
                <text:p>0.032984197044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390669329979">
                <text:p>5.59390669329979</text:p>
              </table:table-cell>
              <table:table-cell office:value-type="float" office:value="1.96025438861605">
                <text:p>1.9602543886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604644539392">
                <text:p>3.39604644539392</text:p>
              </table:table-cell>
              <table:table-cell office:value-type="float" office:value="2.39705862921242">
                <text:p>2.39705862921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779384670369">
                <text:p>1.44779384670369</text:p>
              </table:table-cell>
              <table:table-cell office:value-type="float" office:value="758.833224356493">
                <text:p>758.833224356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172028154115">
                <text:p>0.0311172028154115</text:p>
              </table:table-cell>
              <table:table-cell office:value-type="float" office:value="14.3173175811248">
                <text:p>14.317317581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896923351847">
                <text:p>0.723896923351847</text:p>
              </table:table-cell>
              <table:table-cell office:value-type="float" office:value="0.0299314745881372">
                <text:p>0.029931474588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896923351847">
                <text:p>0.723896923351847</text:p>
              </table:table-cell>
              <table:table-cell office:value-type="float" office:value="0.0299686412475066">
                <text:p>0.0299686412475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7878575822518">
                <text:p>5.47878575822518</text:p>
              </table:table-cell>
              <table:table-cell office:value-type="float" office:value="1.8791161952525">
                <text:p>1.87911619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31813767543">
                <text:p>3.3031813767543</text:p>
              </table:table-cell>
              <table:table-cell office:value-type="float" office:value="2.27440947008144">
                <text:p>2.27440947008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22343170414">
                <text:p>1.37922343170414</text:p>
              </table:table-cell>
              <table:table-cell office:value-type="float" office:value="738.585688851557">
                <text:p>738.58568885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0572366539285">
                <text:p>0.0300572366539285</text:p>
              </table:table-cell>
              <table:table-cell office:value-type="float" office:value="13.7001111596553">
                <text:p>13.7001111596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611715852069">
                <text:p>0.689611715852069</text:p>
              </table:table-cell>
              <table:table-cell office:value-type="float" office:value="0.0271825632174997">
                <text:p>0.027182563217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611715852069">
                <text:p>0.689611715852069</text:p>
              </table:table-cell>
              <table:table-cell office:value-type="float" office:value="0.0272287804067721">
                <text:p>0.027228780406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603397773592">
                <text:p>5.36603397773592</text:p>
              </table:table-cell>
              <table:table-cell office:value-type="float" office:value="1.80133644682371">
                <text:p>1.8013364468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8557083002">
                <text:p>3.2128557083002</text:p>
              </table:table-cell>
              <table:table-cell office:value-type="float" office:value="2.15803584215867">
                <text:p>2.15803584215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390064883392">
                <text:p>1.31390064883392</text:p>
              </table:table-cell>
              <table:table-cell office:value-type="float" office:value="718.878407358787">
                <text:p>718.878407358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33376831121">
                <text:p>0.029033376831121</text:p>
              </table:table-cell>
              <table:table-cell office:value-type="float" office:value="13.1095119405856">
                <text:p>13.109511940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5032441696">
                <text:p>0.65695032441696</text:p>
              </table:table-cell>
              <table:table-cell office:value-type="float" office:value="0.0246861123028738">
                <text:p>0.024686112302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5032441696">
                <text:p>0.65695032441696</text:p>
              </table:table-cell>
              <table:table-cell office:value-type="float" office:value="0.0247394093151254">
                <text:p>0.024739409315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5560259533568">
                <text:p>5.25560259533568</text:p>
              </table:table-cell>
              <table:table-cell office:value-type="float" office:value="1.72677613170135">
                <text:p>1.7267761317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499999999999">
                <text:p>3.12499999999999</text:p>
              </table:table-cell>
              <table:table-cell office:value-type="float" office:value="2.04761664832267">
                <text:p>2.04761664832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167168373378">
                <text:p>1.25167168373378</text:p>
              </table:table-cell>
              <table:table-cell office:value-type="float" office:value="699.696964573289">
                <text:p>699.696964573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0443934325446">
                <text:p>0.0280443934325446</text:p>
              </table:table-cell>
              <table:table-cell office:value-type="float" office:value="12.5443729118385">
                <text:p>12.544372911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835841866888">
                <text:p>0.625835841866888</text:p>
              </table:table-cell>
              <table:table-cell office:value-type="float" office:value="0.0224189358359616">
                <text:p>0.0224189358359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835841866888">
                <text:p>0.625835841866888</text:p>
              </table:table-cell>
              <table:table-cell office:value-type="float" office:value="0.0224776271326898">
                <text:p>0.022477627132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44385792229">
                <text:p>5.14744385792229</text:p>
              </table:table-cell>
              <table:table-cell office:value-type="float" office:value="1.65530199217986">
                <text:p>1.65530199217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954671066338">
                <text:p>3.03954671066338</text:p>
              </table:table-cell>
              <table:table-cell office:value-type="float" office:value="1.94284722087571">
                <text:p>1.94284722087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39000700043">
                <text:p>1.19239000700043</text:p>
              </table:table-cell>
              <table:table-cell office:value-type="float" office:value="681.027329825933">
                <text:p>681.027329825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0890984391562">
                <text:p>0.0270890984391562</text:p>
              </table:table-cell>
              <table:table-cell office:value-type="float" office:value="12.0035965079749">
                <text:p>12.0035965079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95003500214">
                <text:p>0.596195003500214</text:p>
              </table:table-cell>
              <table:table-cell office:value-type="float" office:value="0.0203599772151427">
                <text:p>0.020359977215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95003500214">
                <text:p>0.596195003500214</text:p>
              </table:table-cell>
              <table:table-cell office:value-type="float" office:value="0.0204226267119212">
                <text:p>0.020422626711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151099513825">
                <text:p>5.04151099513825</text:p>
              </table:table-cell>
              <table:table-cell office:value-type="float" office:value="1.58678628631202">
                <text:p>1.5867862863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643014601748">
                <text:p>2.95643014601748</text:p>
              </table:table-cell>
              <table:table-cell office:value-type="float" office:value="1.84343848090732">
                <text:p>1.84343848090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591602915648">
                <text:p>1.13591602915648</text:p>
              </table:table-cell>
              <table:table-cell office:value-type="float" office:value="662.855846820328">
                <text:p>662.85584682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663443002023">
                <text:p>0.0261663443002023</text:p>
              </table:table-cell>
              <table:table-cell office:value-type="float" office:value="11.4861324785943">
                <text:p>11.4861324785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958014578242">
                <text:p>0.567958014578242</text:p>
              </table:table-cell>
              <table:table-cell office:value-type="float" office:value="0.0184901136804271">
                <text:p>0.018490113680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958014578242">
                <text:p>0.567958014578242</text:p>
              </table:table-cell>
              <table:table-cell office:value-type="float" office:value="0.0185555031833366">
                <text:p>0.01855550318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775819914607">
                <text:p>4.93775819914607</text:p>
              </table:table-cell>
              <table:table-cell office:value-type="float" office:value="1.52110655960251">
                <text:p>1.52110655960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558640820273">
                <text:p>2.87558640820273</text:p>
              </table:table-cell>
              <table:table-cell office:value-type="float" office:value="1.74911614067017">
                <text:p>1.74911614067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211677196165">
                <text:p>1.08211677196165</text:p>
              </table:table-cell>
              <table:table-cell office:value-type="float" office:value="645.169223643634">
                <text:p>645.16922364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275022554721">
                <text:p>0.025275022554721</text:p>
              </table:table-cell>
              <table:table-cell office:value-type="float" office:value="10.9909758486272">
                <text:p>10.990975848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058385980826">
                <text:p>0.541058385980826</text:p>
              </table:table-cell>
              <table:table-cell office:value-type="float" office:value="0.0167919787091333">
                <text:p>0.016791978709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058385980826">
                <text:p>0.541058385980826</text:p>
              </table:table-cell>
              <table:table-cell office:value-type="float" office:value="0.0168590800411503">
                <text:p>0.016859080041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614060481993">
                <text:p>4.83614060481993</text:p>
              </table:table-cell>
              <table:table-cell office:value-type="float" office:value="1.45814542615149">
                <text:p>1.45814542615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695334664991">
                <text:p>2.79695334664991</text:p>
              </table:table-cell>
              <table:table-cell office:value-type="float" office:value="1.65961994676769">
                <text:p>1.65961994676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086555529132">
                <text:p>1.03086555529132</text:p>
              </table:table-cell>
              <table:table-cell office:value-type="float" office:value="627.954523043915">
                <text:p>627.95452304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4140624999999">
                <text:p>0.0244140624999999</text:p>
              </table:table-cell>
              <table:table-cell office:value-type="float" office:value="10.5171649665572">
                <text:p>10.5171649665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432777645658">
                <text:p>0.515432777645658</text:p>
              </table:table-cell>
              <table:table-cell office:value-type="float" office:value="0.015249800722776">
                <text:p>0.01524980072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432777645658">
                <text:p>0.515432777645658</text:p>
              </table:table-cell>
              <table:table-cell office:value-type="float" office:value="0.0153177511289027">
                <text:p>0.015317751128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661427034496">
                <text:p>4.73661427034496</text:p>
              </table:table-cell>
              <table:table-cell office:value-type="float" office:value="1.39779035885699">
                <text:p>1.39779035885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047051030038">
                <text:p>2.72047051030038</text:p>
              </table:table-cell>
              <table:table-cell office:value-type="float" office:value="1.57470296206509">
                <text:p>1.57470296206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2041698845171">
                <text:p>0.982041698845171</text:p>
              </table:table-cell>
              <table:table-cell office:value-type="float" office:value="611.199152966914">
                <text:p>611.199152966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5824299053916">
                <text:p>0.0235824299053916</text:p>
              </table:table-cell>
              <table:table-cell office:value-type="float" office:value="10.0637796367821">
                <text:p>10.063779636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020849422586">
                <text:p>0.491020849422586</text:p>
              </table:table-cell>
              <table:table-cell office:value-type="float" office:value="0.0138492566071376">
                <text:p>0.01384925660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020849422586">
                <text:p>0.491020849422586</text:p>
              </table:table-cell>
              <table:table-cell office:value-type="float" office:value="0.0139173370714356">
                <text:p>0.0139173370714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913615821574">
                <text:p>4.63913615821574</text:p>
              </table:table-cell>
              <table:table-cell office:value-type="float" office:value="1.33993348830116">
                <text:p>1.3399334883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607910113289">
                <text:p>2.64607910113289</text:p>
              </table:table-cell>
              <table:table-cell office:value-type="float" office:value="1.49413088434257">
                <text:p>1.49413088434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5530237983531">
                <text:p>0.935530237983531</text:p>
              </table:table-cell>
              <table:table-cell office:value-type="float" office:value="594.890857345331">
                <text:p>594.89085734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7791257699414">
                <text:p>0.0227791257699414</text:p>
              </table:table-cell>
              <table:table-cell office:value-type="float" office:value="9.62993933248766">
                <text:p>9.62993933248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765118991765">
                <text:p>0.467765118991765</text:p>
              </table:table-cell>
              <table:table-cell office:value-type="float" office:value="0.0125773386850809">
                <text:p>0.0125773386850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765118991765">
                <text:p>0.467765118991765</text:p>
              </table:table-cell>
              <table:table-cell office:value-type="float" office:value="0.0126449548324677">
                <text:p>0.0126449548324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366411662593">
                <text:p>4.54366411662593</text:p>
              </table:table-cell>
              <table:table-cell office:value-type="float" office:value="1.28447140996099">
                <text:p>1.28447140996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372192896116">
                <text:p>2.57372192896116</text:p>
              </table:table-cell>
              <table:table-cell office:value-type="float" office:value="1.41768139981058">
                <text:p>1.41768139981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1221653022199">
                <text:p>0.891221653022199</text:p>
              </table:table-cell>
              <table:table-cell office:value-type="float" office:value="579.017707133865">
                <text:p>579.01770713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0031851223346">
                <text:p>0.0220031851223346</text:p>
              </table:table-cell>
              <table:table-cell office:value-type="float" office:value="9.21480148556242">
                <text:p>9.21480148556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6108265111">
                <text:p>0.4456108265111</text:p>
              </table:table-cell>
              <table:table-cell office:value-type="float" office:value="0.0114222339065986">
                <text:p>0.011422233906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6108265111">
                <text:p>0.4456108265111</text:p>
              </table:table-cell>
              <table:table-cell office:value-type="float" office:value="0.0114888991977726">
                <text:p>0.011488899197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015686124081">
                <text:p>4.45015686124081</text:p>
              </table:table-cell>
              <table:table-cell office:value-type="float" office:value="1.23130499939887">
                <text:p>1.23130499939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334336746756">
                <text:p>2.50334336746756</text:p>
              </table:table-cell>
              <table:table-cell office:value-type="float" office:value="1.34514356970355">
                <text:p>1.34514356970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9011611348476">
                <text:p>0.849011611348476</text:p>
              </table:table-cell>
              <table:table-cell office:value-type="float" office:value="563.568091583463">
                <text:p>563.568091583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536758617216">
                <text:p>0.0212536758617216</text:p>
              </table:table-cell>
              <table:table-cell office:value-type="float" office:value="8.81755985023307">
                <text:p>8.8175598502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505805674238">
                <text:p>0.424505805674238</text:p>
              </table:table-cell>
              <table:table-cell office:value-type="float" office:value="0.0103732141340688">
                <text:p>0.010373214134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505805674238">
                <text:p>0.424505805674238</text:p>
              </table:table-cell>
              <table:table-cell office:value-type="float" office:value="0.0104385350936695">
                <text:p>0.010438535093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498">
                <text:p>4.35857395734498</text:p>
              </table:table-cell>
              <table:table-cell office:value-type="float" office:value="1.1803392351027">
                <text:p>1.180339235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5">
                <text:p>2.43488931143905</text:p>
              </table:table-cell>
              <table:table-cell office:value-type="float" office:value="1.27631724825943">
                <text:p>1.27631724825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880072175107">
                <text:p>0.80880072175107</text:p>
              </table:table-cell>
              <table:table-cell office:value-type="float" office:value="548.530709748394">
                <text:p>548.53070974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52969763803">
                <text:p>0.02052969763803</text:p>
              </table:table-cell>
              <table:table-cell office:value-type="float" office:value="8.43744293724162">
                <text:p>8.43744293724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400360875535">
                <text:p>0.404400360875535</text:p>
              </table:table-cell>
              <table:table-cell office:value-type="float" office:value="0.00942053650372911">
                <text:p>0.0094205365037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400360875535">
                <text:p>0.404400360875535</text:p>
              </table:table-cell>
              <table:table-cell office:value-type="float" office:value="0.00948419975021588">
                <text:p>0.0094841997502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887580235745">
                <text:p>4.26887580235745</text:p>
              </table:table-cell>
              <table:table-cell office:value-type="float" office:value="1.13148302865902">
                <text:p>1.13148302865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830713517249">
                <text:p>2.36830713517249</text:p>
              </table:table-cell>
              <table:table-cell office:value-type="float" office:value="1.2110125304792">
                <text:p>1.2110125304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0494300385431">
                <text:p>0.770494300385431</text:p>
              </table:table-cell>
              <table:table-cell office:value-type="float" office:value="533.894562219934">
                <text:p>533.894562219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8303807704158">
                <text:p>0.0198303807704158</text:p>
              </table:table-cell>
              <table:table-cell office:value-type="float" office:value="8.07371251552398">
                <text:p>8.0737125155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247150192715">
                <text:p>0.385247150192715</text:p>
              </table:table-cell>
              <table:table-cell office:value-type="float" office:value="0.00855535293796954">
                <text:p>0.00855535293796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247150192715">
                <text:p>0.385247150192715</text:p>
              </table:table-cell>
              <table:table-cell office:value-type="float" office:value="0.00861711380905788">
                <text:p>0.00861711380905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8102360870656">
                <text:p>4.18102360870656</text:p>
              </table:table-cell>
              <table:table-cell office:value-type="float" office:value="1.08464906195548">
                <text:p>1.08464906195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354565201734">
                <text:p>2.30354565201734</text:p>
              </table:table-cell>
              <table:table-cell office:value-type="float" office:value="1.14904922814264">
                <text:p>1.14904922814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4002147823441">
                <text:p>0.734002147823441</text:p>
              </table:table-cell>
              <table:table-cell office:value-type="float" office:value="519.64894308062">
                <text:p>519.64894308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1548852025573">
                <text:p>0.0191548852025573</text:p>
              </table:table-cell>
              <table:table-cell office:value-type="float" office:value="7.72566217847973">
                <text:p>7.72566217847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00107391172">
                <text:p>0.36700107391172</text:p>
              </table:table-cell>
              <table:table-cell office:value-type="float" office:value="0.00776962796803029">
                <text:p>0.00776962796803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00107391172">
                <text:p>0.36700107391172</text:p>
              </table:table-cell>
              <table:table-cell office:value-type="float" office:value="0.00782930055818003">
                <text:p>0.0078293005581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9497938705735">
                <text:p>4.09497938705735</text:p>
              </table:table-cell>
              <table:table-cell office:value-type="float" office:value="1.03975363112179">
                <text:p>1.0397536311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055507502472">
                <text:p>2.24055507502472</text:p>
              </table:table-cell>
              <table:table-cell office:value-type="float" office:value="1.09025637263451">
                <text:p>1.09025637263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238336662473">
                <text:p>0.699238336662473</text:p>
              </table:table-cell>
              <table:table-cell office:value-type="float" office:value="505.783432073178">
                <text:p>505.783432073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502399493535">
                <text:p>0.018502399493535</text:p>
              </table:table-cell>
              <table:table-cell office:value-type="float" office:value="7.39261597204872">
                <text:p>7.39261597204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619168331236">
                <text:p>0.349619168331236</text:p>
              </table:table-cell>
              <table:table-cell office:value-type="float" office:value="0.00705606410387619">
                <text:p>0.0070560641038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619168331236">
                <text:p>0.349619168331236</text:p>
              </table:table-cell>
              <table:table-cell office:value-type="float" office:value="0.00711351255055779">
                <text:p>0.0071135125505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4">
                <text:p>4.01070592988404</text:p>
              </table:table-cell>
              <table:table-cell office:value-type="float" office:value="0.996716496930253">
                <text:p>0.99671649693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92869786725">
                <text:p>2.1792869786725</text:p>
              </table:table-cell>
              <table:table-cell office:value-type="float" office:value="1.03447174320943">
                <text:p>1.03447174320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21009193711">
                <text:p>0.666121009193711</text:p>
              </table:table-cell>
              <table:table-cell office:value-type="float" office:value="492.287886978411">
                <text:p>492.28788697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721398430861">
                <text:p>0.0178721398430861</text:p>
              </table:table-cell>
              <table:table-cell office:value-type="float" office:value="7.07392708192997">
                <text:p>7.07392708192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060504596855">
                <text:p>0.333060504596855</text:p>
              </table:table-cell>
              <table:table-cell office:value-type="float" office:value="0.0064080340581136">
                <text:p>0.006408034058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060504596855">
                <text:p>0.333060504596855</text:p>
              </table:table-cell>
              <table:table-cell office:value-type="float" office:value="0.00646316493164569">
                <text:p>0.00646316493164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816679538068">
                <text:p>3.92816679538068</text:p>
              </table:table-cell>
              <table:table-cell office:value-type="float" office:value="0.955460741388408">
                <text:p>0.955460741388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969426163698">
                <text:p>2.11969426163698</text:p>
              </table:table-cell>
              <table:table-cell office:value-type="float" office:value="0.981541419393741">
                <text:p>0.981541419393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572184653304">
                <text:p>0.634572184653304</text:p>
              </table:table-cell>
              <table:table-cell office:value-type="float" office:value="479.152436196458">
                <text:p>479.15243619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2633491500621">
                <text:p>0.0172633491500621</text:p>
              </table:table-cell>
              <table:table-cell office:value-type="float" office:value="6.76897657739341">
                <text:p>6.76897657739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286092326652">
                <text:p>0.317286092326652</text:p>
              </table:table-cell>
              <table:table-cell office:value-type="float" office:value="0.00581951919447363">
                <text:p>0.0058195191944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286092326652">
                <text:p>0.317286092326652</text:p>
              </table:table-cell>
              <table:table-cell office:value-type="float" office:value="0.0058722748623504">
                <text:p>0.0058722748623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732629170283">
                <text:p>3.84732629170283</text:p>
              </table:table-cell>
              <table:table-cell office:value-type="float" office:value="0.91591263026759">
                <text:p>0.91591263026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173111058264">
                <text:p>2.06173111058264</text:p>
              </table:table-cell>
              <table:table-cell office:value-type="float" office:value="0.9313193562895">
                <text:p>0.9313193562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517575602491">
                <text:p>0.604517575602491</text:p>
              </table:table-cell>
              <table:table-cell office:value-type="float" office:value="466.367471526004">
                <text:p>466.367471526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752961029588">
                <text:p>0.0166752961029588</text:p>
              </table:table-cell>
              <table:table-cell office:value-type="float" office:value="6.47717220924475">
                <text:p>6.4771722092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2258787801245">
                <text:p>0.302258787801245</text:p>
              </table:table-cell>
              <table:table-cell office:value-type="float" office:value="0.00528505362919633">
                <text:p>0.00528505362919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2258787801245">
                <text:p>0.302258787801245</text:p>
              </table:table-cell>
              <table:table-cell office:value-type="float" office:value="0.00533540648021372">
                <text:p>0.0053354064802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14946153359">
                <text:p>3.76814946153359</text:p>
              </table:table-cell>
              <table:table-cell office:value-type="float" office:value="0.878001481321641">
                <text:p>0.87800148132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535296494203">
                <text:p>2.00535296494203</text:p>
              </table:table-cell>
              <table:table-cell office:value-type="float" office:value="0.883666981608601">
                <text:p>0.883666981608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886413004332">
                <text:p>0.575886413004332</text:p>
              </table:table-cell>
              <table:table-cell office:value-type="float" office:value="453.923641136161">
                <text:p>453.92364113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1072743014268">
                <text:p>0.0161072743014268</text:p>
              </table:table-cell>
              <table:table-cell office:value-type="float" office:value="6.19794725960894">
                <text:p>6.1979472596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943206502166">
                <text:p>0.287943206502166</text:p>
              </table:table-cell>
              <table:table-cell office:value-type="float" office:value="0.00479967346615269">
                <text:p>0.0047996734661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943206502166">
                <text:p>0.287943206502166</text:p>
              </table:table-cell>
              <table:table-cell office:value-type="float" office:value="0.00484762089247857">
                <text:p>0.00484762089247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60206696725">
                <text:p>3.69060206696725</text:p>
              </table:table-cell>
              <table:table-cell office:value-type="float" office:value="0.84165953796027">
                <text:p>0.8416595379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051648265876">
                <text:p>1.95051648265876</text:p>
              </table:table-cell>
              <table:table-cell office:value-type="float" office:value="0.838452813325318">
                <text:p>0.838452813325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1127958515">
                <text:p>0.54861127958515</text:p>
              </table:table-cell>
              <table:table-cell office:value-type="float" office:value="441.811842725873">
                <text:p>441.81184272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5586014077057">
                <text:p>0.0155586014077057</text:p>
              </table:table-cell>
              <table:table-cell office:value-type="float" office:value="5.9307594412984">
                <text:p>5.930759441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305639792575">
                <text:p>0.274305639792575</text:p>
              </table:table-cell>
              <table:table-cell office:value-type="float" office:value="0.00435887069422099">
                <text:p>0.0043588706942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305639792575">
                <text:p>0.274305639792575</text:p>
              </table:table-cell>
              <table:table-cell office:value-type="float" office:value="0.00440443074100203">
                <text:p>0.00440443074100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465057470399">
                <text:p>3.61465057470399</text:p>
              </table:table-cell>
              <table:table-cell office:value-type="float" office:value="0.806821848151289">
                <text:p>0.80682184815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717950686725">
                <text:p>1.89717950686725</text:p>
              </table:table-cell>
              <table:table-cell office:value-type="float" office:value="0.79555209689222">
                <text:p>0.79555209689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627951088321">
                <text:p>0.522627951088321</text:p>
              </table:table-cell>
              <table:table-cell office:value-type="float" office:value="430.023216865851">
                <text:p>430.023216865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0286183269642">
                <text:p>0.0150286183269642</text:p>
              </table:table-cell>
              <table:table-cell office:value-type="float" office:value="5.67508984462856">
                <text:p>5.6750898446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131397554416">
                <text:p>0.26131397554416</text:p>
              </table:table-cell>
              <table:table-cell office:value-type="float" office:value="0.00395855131873551">
                <text:p>0.0039585513187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131397554416">
                <text:p>0.26131397554416</text:p>
              </table:table-cell>
              <table:table-cell office:value-type="float" office:value="0.00400175892103746">
                <text:p>0.00400175892103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4026214154934">
                <text:p>3.54026214154934</text:p>
              </table:table-cell>
              <table:table-cell office:value-type="float" office:value="0.773426148335278">
                <text:p>0.773426148335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530103348363">
                <text:p>1.84530103348363</text:p>
              </table:table-cell>
              <table:table-cell office:value-type="float" office:value="0.754846461018484">
                <text:p>0.754846461018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875245046582">
                <text:p>0.497875245046582</text:p>
              </table:table-cell>
              <table:table-cell office:value-type="float" office:value="418.54914051815">
                <text:p>418.5491405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5166884155605">
                <text:p>0.0145166884155605</text:p>
              </table:table-cell>
              <table:table-cell office:value-type="float" office:value="5.43044192963512">
                <text:p>5.4304419296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937622523291">
                <text:p>0.248937622523291</text:p>
              </table:table-cell>
              <table:table-cell office:value-type="float" office:value="0.00359499733814957">
                <text:p>0.00359499733814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937622523291">
                <text:p>0.248937622523291</text:p>
              </table:table-cell>
              <table:table-cell office:value-type="float" office:value="0.00363590107412147">
                <text:p>0.0036359010741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740460021198">
                <text:p>3.46740460021198</text:p>
              </table:table-cell>
              <table:table-cell office:value-type="float" office:value="0.741412752145224">
                <text:p>0.741412752145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484117968286">
                <text:p>1.79484117968286</text:p>
              </table:table-cell>
              <table:table-cell office:value-type="float" office:value="0.716223591060843">
                <text:p>0.716223591060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294876716811">
                <text:p>0.474294876716811</text:p>
              </table:table-cell>
              <table:table-cell office:value-type="float" office:value="407.381220728675">
                <text:p>407.38122072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0221967162723">
                <text:p>0.0140221967162723</text:p>
              </table:table-cell>
              <table:table-cell office:value-type="float" office:value="5.19634056173597">
                <text:p>5.1963405617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147438358405">
                <text:p>0.237147438358405</text:p>
              </table:table-cell>
              <table:table-cell office:value-type="float" office:value="0.00326483221276789">
                <text:p>0.00326483221276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147438358405">
                <text:p>0.237147438358405</text:p>
              </table:table-cell>
              <table:table-cell office:value-type="float" office:value="0.0033034915100209">
                <text:p>0.003303491510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60464453939">
                <text:p>3.3960464453939</text:p>
              </table:table-cell>
              <table:table-cell office:value-type="float" office:value="0.710724443732235">
                <text:p>0.71072444373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576115323784">
                <text:p>1.74576115323784</text:p>
              </table:table-cell>
              <table:table-cell office:value-type="float" office:value="0.679576919125979">
                <text:p>0.67957691912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1831321837999">
                <text:p>0.451831321837999</text:p>
              </table:table-cell>
              <table:table-cell office:value-type="float" office:value="396.511288487974">
                <text:p>396.511288487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445492195781">
                <text:p>0.0135445492195781</text:p>
              </table:table-cell>
              <table:table-cell office:value-type="float" office:value="4.97233108896475">
                <text:p>4.9723310889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915660918999">
                <text:p>0.225915660918999</text:p>
              </table:table-cell>
              <table:table-cell office:value-type="float" office:value="0.00296498950483601">
                <text:p>0.0029649895048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915660918999">
                <text:p>0.225915660918999</text:p>
              </table:table-cell>
              <table:table-cell office:value-type="float" office:value="0.00300147224424059">
                <text:p>0.00300147224424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615682016672">
                <text:p>3.32615682016672</text:p>
              </table:table-cell>
              <table:table-cell office:value-type="float" office:value="0.68130637550668">
                <text:p>0.68130637550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02322269696">
                <text:p>1.69802322269696</text:p>
              </table:table-cell>
              <table:table-cell office:value-type="float" office:value="0.6448053300293">
                <text:p>0.6448053300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431685889297">
                <text:p>0.430431685889297</text:p>
              </table:table-cell>
              <table:table-cell office:value-type="float" office:value="385.931392755843">
                <text:p>385.93139275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0831721501011">
                <text:p>0.0130831721501011</text:p>
              </table:table-cell>
              <table:table-cell office:value-type="float" office:value="4.75797845898416">
                <text:p>4.75797845898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215842944649">
                <text:p>0.215215842944649</text:p>
              </table:table-cell>
              <table:table-cell office:value-type="float" office:value="0.00269268439872892">
                <text:p>0.0026926843987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215842944649">
                <text:p>0.215215842944649</text:p>
              </table:table-cell>
              <table:table-cell office:value-type="float" office:value="0.00272706486625409">
                <text:p>0.00272706486625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770550262847">
                <text:p>3.25770550262847</text:p>
              </table:table-cell>
              <table:table-cell office:value-type="float" office:value="0.653105970111995">
                <text:p>0.65310597011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59068837715">
                <text:p>1.65159068837715</text:p>
              </table:table-cell>
              <table:table-cell office:value-type="float" office:value="0.611812882298786">
                <text:p>0.611812882298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045579540257">
                <text:p>0.410045579540257</text:p>
              </table:table-cell>
              <table:table-cell office:value-type="float" office:value="375.633794645375">
                <text:p>375.63379464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6375112773605">
                <text:p>0.0126375112773605</text:p>
              </table:table-cell>
              <table:table-cell office:value-type="float" office:value="4.55286637416389">
                <text:p>4.55286637416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022789770128">
                <text:p>0.205022789770128</text:p>
              </table:table-cell>
              <table:table-cell office:value-type="float" office:value="0.00244538783673">
                <text:p>0.0024453878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022789770128">
                <text:p>0.205022789770128</text:p>
              </table:table-cell>
              <table:table-cell office:value-type="float" office:value="0.0024777449796605">
                <text:p>0.002477744979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9066289283495">
                <text:p>3.19066289283495</text:p>
              </table:table-cell>
              <table:table-cell office:value-type="float" office:value="0.626072826455955">
                <text:p>0.62607282645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64278541501">
                <text:p>1.6064278541501</text:p>
              </table:table-cell>
              <table:table-cell office:value-type="float" office:value="0.580508543454099">
                <text:p>0.58050854345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624999999996">
                <text:p>0.390624999999996</text:p>
              </table:table-cell>
              <table:table-cell office:value-type="float" office:value="365.610961762187">
                <text:p>365.61096176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2070312499999">
                <text:p>0.0122070312499999</text:p>
              </table:table-cell>
              <table:table-cell office:value-type="float" office:value="4.3565964830824">
                <text:p>4.356596483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312499999998">
                <text:p>0.195312499999998</text:p>
              </table:table-cell>
              <table:table-cell office:value-type="float" office:value="0.00222080303018426">
                <text:p>0.00222080303018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312499999998">
                <text:p>0.195312499999998</text:p>
              </table:table-cell>
              <table:table-cell office:value-type="float" office:value="0.00225121897913109">
                <text:p>0.00225121897913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499999999997">
                <text:p>3.12499999999997</text:p>
              </table:table-cell>
              <table:table-cell office:value-type="float" office:value="0.600158629631474">
                <text:p>0.60015862963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249999999999">
                <text:p>1.56249999999999</text:p>
              </table:table-cell>
              <table:table-cell office:value-type="float" office:value="0.550805938830537">
                <text:p>0.5508059388305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power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2">
      <style:graphic-properties draw:stroke="solid" svg:stroke-color="#004586"/>
    </style:style>
    <style:style style:name="ch10" style:family="chart" style:data-style-name="N60">
      <style:chart-properties chart:symbol-type="named-symbol" chart:symbol-name="x" chart:symbol-width="0.25cm" chart:symbol-height="0.25cm" chart:regression-type="powe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svg:stroke-color="#7e0021"/>
    </style:style>
    <style:style style:name="ch12" style:family="chart" style:data-style-name="N2">
      <style:graphic-properties draw:stroke="solid" svg:stroke-color="#7e0021"/>
    </style:style>
    <style:style style:name="ch13" style:family="chart" style:data-style-name="N6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 style:data-style-name="N2">
      <style:graphic-properties draw:stroke="solid" svg:stroke-color="#ff420e"/>
    </style:style>
    <style:style style:name="ch16" style:family="chart" style:data-style-name="N6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svg:stroke-color="#ffd320"/>
    </style:style>
    <style:style style:name="ch18" style:family="chart" style:data-style-name="N2">
      <style:graphic-properties draw:stroke="solid" svg:stroke-color="#ffd320"/>
    </style:style>
    <style:style style:name="ch19" style:family="chart" style:data-style-name="N6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graphic-properties svg:stroke-color="#579d1c"/>
    </style:style>
    <style:style style:name="ch21" style:family="chart" style:data-style-name="N2">
      <style:graphic-properties draw:stroke="solid" svg:stroke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4.495cm" svg:height="13.203cm" xlink:href=".." xlink:type="simple" chart:class="chart:scatter" chart:style-name="ch1">
        <chart:legend svg:x="3.26cm" svg:y="5.081cm" style:legend-expansion="custom" chartooo:width="7.623cm" chartooo:height="5.368cm" style:legend-expansion-aspect-ratio="1.42008196721311" chart:style-name="ch2"/>
        <chart:plot-area chart:style-name="ch3" table:cell-range-address="Sheet2.A3:Sheet2.A10 Sheet2.C2:Sheet2.C2 Sheet2.C4:Sheet2.C15 Sheet2.E2:Sheet2.E9 Sheet2.F2:Sheet2.F8 Sheet2.G2:Sheet2.G7" chart:data-source-has-labels="row" svg:x="1.806cm" svg:y="1.19cm" svg:width="21.84cm" svg:height="11.327cm">
          <chartooo:coordinate-region svg:x="3.724cm" svg:y="1.389cm" svg:width="19.642cm" svg:height="10.4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4:Sheet2.C11" chart:label-cell-address="Sheet2.C2:Sheet2.C2" chart:class="chart:scatter">
            <chart:domain table:cell-range-address="Sheet2.A3:Sheet2.A10"/>
            <chart:regression-curve chart:style-name="ch8">
              <chart:equation svg:x="3.725cm" svg:y="1.19cm" chart:style-name="ch9"/>
            </chart:regression-curve>
            <chart:data-point chart:repeated="8"/>
          </chart:series>
          <chart:series chart:style-name="ch10" chart:values-cell-range-address="Sheet2.C10:Sheet2.C15" chart:label-cell-address="Sheet2.C2:Sheet2.C2" chart:class="chart:scatter">
            <chart:domain table:cell-range-address="Sheet2.A10:Sheet2.A15"/>
            <chart:regression-curve chart:style-name="ch11">
              <chart:equation svg:x="3.725cm" svg:y="1.838cm" chart:style-name="ch12"/>
            </chart:regression-curve>
            <chart:data-point chart:repeated="6"/>
          </chart:series>
          <chart:series chart:style-name="ch13" chart:values-cell-range-address="Sheet2.E3:Sheet2.E9" chart:label-cell-address="Sheet2.E2:Sheet2.E2" chart:class="chart:scatter">
            <chart:domain table:cell-range-address="Sheet2.A3:Sheet2.A9"/>
            <chart:regression-curve chart:style-name="ch14">
              <chart:equation svg:x="3.725cm" svg:y="2.46cm" chart:style-name="ch15"/>
            </chart:regression-curve>
            <chart:data-point chart:repeated="7"/>
          </chart:series>
          <chart:series chart:style-name="ch16" chart:values-cell-range-address="Sheet2.F3:Sheet2.F8" chart:label-cell-address="Sheet2.F2:Sheet2.F2" chart:class="chart:scatter">
            <chart:domain table:cell-range-address="Sheet2.A3:Sheet2.A9"/>
            <chart:regression-curve chart:style-name="ch17">
              <chart:equation svg:x="3.725cm" svg:y="3.108cm" chart:style-name="ch18"/>
            </chart:regression-curve>
            <chart:data-point chart:repeated="7"/>
          </chart:series>
          <chart:series chart:style-name="ch19" chart:values-cell-range-address="Sheet2.G3:Sheet2.G7" chart:label-cell-address="Sheet2.G2:Sheet2.G2" chart:class="chart:scatter">
            <chart:domain table:cell-range-address="Sheet2.A3:Sheet2.A9"/>
            <chart:regression-curve chart:style-name="ch20">
              <chart:equation svg:x="3.725cm" svg:y="3.756cm" chart:style-name="ch21"/>
            </chart:regression-curve>
            <chart:data-point chart:repeated="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EM (ur)</text:p>
                <draw:g>
                  <svg:desc>Sheet2.C2:Sheet2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EM (ur)</text:p>
                <draw:g>
                  <svg:desc>Sheet2.C2:Sheet2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XFEM</text:p>
                <draw:g>
                  <svg:desc>Sheet2.E2:Sheet2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amp function XFEM</text:p>
                <draw:g>
                  <svg:desc>Sheet2.F2:Sheet2.F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hifted XFEM</text:p>
                <draw:g>
                  <svg:desc>Sheet2.G2:Sheet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2.A3:Sheet2.A10</svg:desc>
                </draw:g>
              </table:table-cell>
              <table:table-cell office:value-type="float" office:value="58.7">
                <text:p>58.7</text:p>
                <draw:g>
                  <svg:desc>Sheet2.C4:Sheet2.C11</svg:desc>
                </draw:g>
              </table:table-cell>
              <table:table-cell office:value-type="float" office:value="0.390625">
                <text:p>0.390625</text:p>
                <draw:g>
                  <svg:desc>Sheet2.A10:Sheet2.A15</svg:desc>
                </draw:g>
              </table:table-cell>
              <table:table-cell office:value-type="float" office:value="0.0145">
                <text:p>0.0145</text:p>
                <draw:g>
                  <svg:desc>Sheet2.C10:Sheet2.C15</svg:desc>
                </draw:g>
              </table:table-cell>
              <table:table-cell office:value-type="float" office:value="50">
                <text:p>50</text:p>
                <draw:g>
                  <svg:desc>Sheet2.A3:Sheet2.A9</svg:desc>
                </draw:g>
              </table:table-cell>
              <table:table-cell office:value-type="float" office:value="NaN">
                <text:p>NaN</text:p>
                <draw:g>
                  <svg:desc>Sheet2.E3:Sheet2.E9</svg:desc>
                </draw:g>
              </table:table-cell>
              <table:table-cell office:value-type="float" office:value="50">
                <text:p>50</text:p>
                <draw:g>
                  <svg:desc>Sheet2.A3:Sheet2.A9</svg:desc>
                </draw:g>
              </table:table-cell>
              <table:table-cell office:value-type="float" office:value="NaN">
                <text:p>NaN</text:p>
                <draw:g>
                  <svg:desc>Sheet2.F3:Sheet2.F8</svg:desc>
                </draw:g>
              </table:table-cell>
              <table:table-cell office:value-type="float" office:value="50">
                <text:p>50</text:p>
                <draw:g>
                  <svg:desc>Sheet2.A3:Sheet2.A9</svg:desc>
                </draw:g>
              </table:table-cell>
              <table:table-cell office:value-type="float" office:value="NaN">
                <text:p>NaN</text:p>
                <draw:g>
                  <svg:desc>Sheet2.G3:Sheet2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4.8">
                <text:p>14.8</text:p>
              </table:table-cell>
              <table:table-cell office:value-type="float" office:value="0.1953125">
                <text:p>0.1953125</text:p>
              </table:table-cell>
              <table:table-cell office:value-type="float" office:value="0.00363">
                <text:p>0.00363</text:p>
              </table:table-cell>
              <table:table-cell office:value-type="float" office:value="25">
                <text:p>25</text:p>
              </table:table-cell>
              <table:table-cell office:value-type="float" office:value="118">
                <text:p>118</text:p>
              </table:table-cell>
              <table:table-cell office:value-type="float" office:value="25">
                <text:p>25</text:p>
              </table:table-cell>
              <table:table-cell office:value-type="float" office:value="73.2">
                <text:p>73.2</text:p>
              </table:table-cell>
              <table:table-cell office:value-type="float" office:value="25">
                <text:p>25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5">
                <text:p>12.5</text:p>
              </table:table-cell>
              <table:table-cell office:value-type="float" office:value="3.71">
                <text:p>3.7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33.3">
                <text:p>33.3</text:p>
              </table:table-cell>
              <table:table-cell office:value-type="float" office:value="12.5">
                <text:p>12.5</text:p>
              </table:table-cell>
              <table:table-cell office:value-type="float" office:value="19">
                <text:p>19</text:p>
              </table:table-cell>
              <table:table-cell office:value-type="float" office:value="12.5">
                <text:p>12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0.928">
                <text:p>0.928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NaN">
                <text:p>NaN</text:p>
              </table:table-cell>
              <table:table-cell office:value-type="float" office:value="6.25">
                <text:p>6.25</text:p>
              </table:table-cell>
              <table:table-cell office:value-type="float" office:value="9.04">
                <text:p>9.04</text:p>
              </table:table-cell>
              <table:table-cell office:value-type="float" office:value="6.25">
                <text:p>6.25</text:p>
              </table:table-cell>
              <table:table-cell office:value-type="float" office:value="4.58">
                <text:p>4.58</text:p>
              </table:table-cell>
              <table:table-cell office:value-type="float" office:value="6.25">
                <text:p>6.25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25">
                <text:p>3.125</text:p>
              </table:table-cell>
              <table:table-cell office:value-type="float" office:value="0.232">
                <text:p>0.232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NaN">
                <text:p>NaN</text:p>
              </table:table-cell>
              <table:table-cell office:value-type="float" office:value="3.125">
                <text:p>3.125</text:p>
              </table:table-cell>
              <table:table-cell office:value-type="float" office:value="2.35">
                <text:p>2.35</text:p>
              </table:table-cell>
              <table:table-cell office:value-type="float" office:value="3.125">
                <text:p>3.125</text:p>
              </table:table-cell>
              <table:table-cell office:value-type="float" office:value="1.17">
                <text:p>1.17</text:p>
              </table:table-cell>
              <table:table-cell office:value-type="float" office:value="3.125">
                <text:p>3.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625">
                <text:p>1.5625</text:p>
              </table:table-cell>
              <table:table-cell office:value-type="float" office:value="0.058">
                <text:p>0.058</text:p>
              </table:table-cell>
              <table:table-cell office:value-type="float" office:value="0.01220703125">
                <text:p>0.01220703125</text:p>
              </table:table-cell>
              <table:table-cell office:value-type="float" office:value="NaN">
                <text:p>NaN</text:p>
              </table:table-cell>
              <table:table-cell office:value-type="float" office:value="1.5625">
                <text:p>1.5625</text:p>
              </table:table-cell>
              <table:table-cell office:value-type="float" office:value="0.603">
                <text:p>0.603</text:p>
              </table:table-cell>
              <table:table-cell office:value-type="float" office:value="1.5625">
                <text:p>1.5625</text:p>
              </table:table-cell>
              <table:table-cell office:value-type="float" office:value="NaN">
                <text:p>NaN</text:p>
              </table:table-cell>
              <table:table-cell office:value-type="float" office:value="1.5625">
                <text:p>1.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125">
                <text:p>0.78125</text:p>
              </table:table-cell>
              <table:table-cell office:value-type="float" office:value="0.0145">
                <text:p>0.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0625">
                <text:p>0.390625</text:p>
              </table:table-cell>
              <table:table-cell office:value-type="float" office:value="0.00363">
                <text:p>0.00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minimum="0.1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tick-marks-minor-inner="false" chart:tick-marks-minor-outer="true" chart:logarithmic="true" chart:minimum="0.001" chart:maximum="6000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x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>
        <chart:symbol-image xlink:href="Pictures/2000000E000000DD000000DF8AEB08F0.svm" xlink:type="simple" xlink:actuate="onLoad"/>
      </style:chart-properties>
      <style:graphic-properties svg:stroke-width="0.076cm" svg:stroke-color="#83caff" draw:fill-color="#83caff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x" chart:symbol-width="0.25cm" chart:symbol-height="0.25cm">
        <chart:symbol-image xlink:href="Pictures/2000000E000000DF000000DFF60F7034.svm" xlink:type="simple" xlink:actuate="onLoad"/>
      </style:chart-properties>
      <style:graphic-properties draw:stroke="none" svg:stroke-width="0.08cm" svg:stroke-color="#993366" draw:fill-color="#99336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993366" draw:fill-color="#993366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x" chart:symbol-width="0.25cm" chart:symbol-height="0.25cm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circle" chart:symbol-width="0.25cm" chart:symbol-height="0.25cm">
        <chart:symbol-image xlink:href="Pictures/2000000E000000DF000000DFD5DED663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circle" chart:symbol-width="0.25cm" chart:symbol-height="0.25cm"/>
    </style:style>
    <style:style style:name="ch17" style:family="chart" style:data-style-name="N0">
      <style:chart-properties chart:symbol-type="none"/>
      <style:graphic-properties svg:stroke-width="0.076cm" svg:stroke-color="#579d1c" draw:fill-color="#579d1c"/>
      <style:text-properties fo:font-size="10pt" style:font-size-asian="10pt" style:font-size-complex="10pt"/>
    </style:style>
    <style:style style:name="ch18" style:family="chart" style:data-style-name="N60">
      <style:chart-properties chart:symbol-type="named-symbol" chart:symbol-name="square" chart:symbol-width="0.35cm" chart:symbol-height="0.35cm">
        <chart:symbol-image xlink:href="Pictures/2000000E000000DD000000DDC84408FE.svm" xlink:type="simple" xlink:actuate="onLoad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>
        <chart:symbol-image xlink:href="Pictures/2000000E000000DF000000DF4104E50C.svm" xlink:type="simple" xlink:actuate="onLoad"/>
      </style:chart-properties>
      <style:graphic-properties svg:stroke-width="0.076cm" svg:stroke-color="#ff950e" draw:fill-color="#ff950e"/>
      <style:text-properties fo:font-size="10pt" style:font-size-asian="10pt" style:font-size-complex="10pt"/>
    </style:style>
    <style:style style:name="ch20" style:family="chart" style:data-style-name="N60">
      <style:chart-properties chart:symbol-type="named-symbol" chart:symbol-name="circle" chart:symbol-width="0.25cm" chart:symbol-height="0.25cm">
        <chart:symbol-image xlink:href="Pictures/2000000E000000DF000000DFFA75738F.svm" xlink:type="simple" xlink:actuate="onLoad"/>
      </style:chart-properties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76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9.242cm" svg:height="13.532cm" xlink:href=".." xlink:type="simple" chart:class="chart:scatter" chart:style-name="ch1">
        <chart:legend svg:x="22.506cm" svg:y="1.803cm" style:legend-expansion="custom" chartooo:width="6.133cm" chartooo:height="9.438cm" style:legend-expansion-aspect-ratio="0.649819877092604" chart:style-name="ch2"/>
        <chart:plot-area chart:style-name="ch3" table:cell-range-address="Sheet2.A4:Sheet2.A11 Sheet2.C2:Sheet2.E2 Sheet2.C4:Sheet2.C11 Sheet2.C17:Sheet2.C17 Sheet2.C21:Sheet2.C121 Sheet2.D4:Sheet2.D10 Sheet2.E17:Sheet2.E17 Sheet2.E21:Sheet2.E121 Sheet2.G2:Sheet2.H11 Sheet2.M17:Sheet2.M17 Sheet2.M21:Sheet2.M121 Sheet2.K17:Sheet2.K17 Sheet2.K21:Sheet2.K121 Sheet2.F2:Sheet2.F9 Sheet2.I17:Sheet2.I17 Sheet2.I21:Sheet2.I121 Sheet2.E3:Sheet2.E9 Sheet2.G17:Sheet2.G17 Sheet2.G21:Sheet2.G121" chart:data-source-has-labels="row" svg:x="0.831cm" svg:y="0.494cm" svg:width="22.109cm" svg:height="12.274cm">
          <chartooo:coordinate-region svg:x="2.405cm" svg:y="0.494cm" svg:width="20.097cm" svg:height="11.442cm"/>
          <chart:axis chart:dimension="x" chart:name="primary-x" chart:style-name="ch4">
            <chart:title svg:x="13.228cm" svg:y="12.403cm" chart:style-name="ch5">
              <text:p>log(element size h)</text:p>
            </chart:title>
          </chart:axis>
          <chart:axis chart:dimension="y" chart:name="primary-y" chart:style-name="ch6">
            <chart:title svg:x="0.217cm" svg:y="7.542cm" chart:style-name="ch7">
              <text:p>log(error)</text:p>
            </chart:title>
            <chart:grid chart:style-name="ch8" chart:class="major"/>
          </chart:axis>
          <chart:series chart:style-name="ch9" chart:values-cell-range-address="Sheet2.C4:Sheet2.C11" chart:label-cell-address="Sheet2.C2:Sheet2.C2" chart:class="chart:scatter">
            <chart:domain table:cell-range-address="Sheet2.A4:Sheet2.A11"/>
            <chart:data-point chart:repeated="8"/>
          </chart:series>
          <chart:series chart:style-name="ch10" chart:values-cell-range-address="Sheet2.C21:Sheet2.C121" chart:label-cell-address="Sheet2.C17:Sheet2.C17" chart:class="chart:scatter">
            <chart:domain table:cell-range-address="Sheet2.B21:Sheet2.B121"/>
            <chart:data-point chart:repeated="101"/>
          </chart:series>
          <chart:series chart:style-name="ch11" chart:values-cell-range-address="Sheet2.D4:Sheet2.D10" chart:label-cell-address="Sheet2.D2:Sheet2.D2" chart:class="chart:scatter">
            <chart:domain table:cell-range-address="Sheet2.A4:Sheet2.A10"/>
            <chart:data-point chart:repeated="7"/>
          </chart:series>
          <chart:series chart:style-name="ch12" chart:values-cell-range-address="Sheet2.E21:Sheet2.E121" chart:label-cell-address="Sheet2.E17:Sheet2.E17" chart:class="chart:scatter">
            <chart:domain table:cell-range-address="Sheet2.D21:Sheet2.D121"/>
            <chart:data-point chart:repeated="101"/>
          </chart:series>
          <chart:series chart:style-name="ch13" chart:values-cell-range-address="Sheet2.H3:Sheet2.H11" chart:label-cell-address="Sheet2.H2:Sheet2.H2" chart:class="chart:scatter">
            <chart:domain table:cell-range-address="Sheet2.A3:Sheet2.A11"/>
            <chart:data-point chart:repeated="9"/>
          </chart:series>
          <chart:series chart:style-name="ch14" chart:values-cell-range-address="Sheet2.M21:Sheet2.M121" chart:label-cell-address="Sheet2.M17:Sheet2.M17" chart:class="chart:scatter">
            <chart:domain table:cell-range-address="Sheet2.L21:Sheet2.L121"/>
            <chart:data-point chart:repeated="101"/>
          </chart:series>
          <chart:series chart:style-name="ch15" chart:values-cell-range-address="Sheet2.G3:Sheet2.G11" chart:label-cell-address="Sheet2.G2:Sheet2.G2" chart:class="chart:scatter">
            <chart:domain table:cell-range-address="Sheet2.A3:Sheet2.A11"/>
            <chart:data-point chart:repeated="3"/>
            <chart:data-point chart:style-name="ch16"/>
            <chart:data-point chart:repeated="5"/>
          </chart:series>
          <chart:series chart:style-name="ch17" chart:values-cell-range-address="Sheet2.K21:Sheet2.K121" chart:label-cell-address="Sheet2.K17:Sheet2.K17" chart:class="chart:scatter">
            <chart:domain table:cell-range-address="Sheet2.J21:Sheet2.J121"/>
            <chart:data-point chart:repeated="101"/>
          </chart:series>
          <chart:series chart:style-name="ch18" chart:values-cell-range-address="Sheet2.F3:Sheet2.F9" chart:label-cell-address="Sheet2.F2:Sheet2.F2" chart:class="chart:scatter">
            <chart:domain table:cell-range-address="Sheet2.A3:Sheet2.A9"/>
            <chart:data-point chart:repeated="7"/>
          </chart:series>
          <chart:series chart:style-name="ch19" chart:values-cell-range-address="Sheet2.I21:Sheet2.I121" chart:label-cell-address="Sheet2.I17:Sheet2.I17" chart:class="chart:scatter">
            <chart:domain table:cell-range-address="Sheet2.H21:Sheet2.H121"/>
            <chart:data-point chart:repeated="101"/>
          </chart:series>
          <chart:series chart:style-name="ch20" chart:values-cell-range-address="Sheet2.E3:Sheet2.E9" chart:label-cell-address="Sheet2.E2:Sheet2.E2" chart:class="chart:scatter">
            <chart:domain table:cell-range-address="Sheet2.A3:Sheet2.A9"/>
            <chart:data-point chart:repeated="7"/>
          </chart:series>
          <chart:series chart:style-name="ch21" chart:values-cell-range-address="Sheet2.G21:Sheet2.G121" chart:label-cell-address="Sheet2.G17:Sheet2.G17" chart:class="chart:scatter">
            <chart:domain table:cell-range-address="Sheet2.F21:Sheet2.F121"/>
            <chart:data-point chart:repeated="10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EM (ur)</text:p>
                <draw:g>
                  <svg:desc>Sheet2.C2:Sheet2.C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1a = 0.10*h^2.00</text:p>
                <draw:g>
                  <svg:desc>Sheet2.C17:Sheet2.C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EM</text:p>
                <draw:g>
                  <svg:desc>Sheet2.D2:Sheet2.D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1b = 573.61*h^0.61</text:p>
                <draw:g>
                  <svg:desc>Sheet2.E17:Sheet2.E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GFEM</text:p>
                <draw:g>
                  <svg:desc>Sheet2.H2:Sheet2.H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t5 = 0.12*h^1.97</text:p>
                <draw:g>
                  <svg:desc>Sheet2.M17:Sheet2.M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hifted XFEM</text:p>
                <draw:g>
                  <svg:desc>Sheet2.G2:Sheet2.G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t4 = 0.12*h^1.96</text:p>
                <draw:g>
                  <svg:desc>Sheet2.K17:Sheet2.K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amp function XFEM</text:p>
                <draw:g>
                  <svg:desc>Sheet2.F2:Sheet2.F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t3 = 0.12*h^2.00</text:p>
                <draw:g>
                  <svg:desc>Sheet2.I17:Sheet2.I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XFEM</text:p>
                <draw:g>
                  <svg:desc>Sheet2.E2:Sheet2.E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t2 = 0.27*h^1.90</text:p>
                <draw:g>
                  <svg:desc>Sheet2.G17:Sheet2.G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2.A4:Sheet2.A11</svg:desc>
                </draw:g>
              </table:table-cell>
              <table:table-cell office:value-type="float" office:value="58.7">
                <text:p>58.7</text:p>
                <draw:g>
                  <svg:desc>Sheet2.C4:Sheet2.C11</svg:desc>
                </draw:g>
              </table:table-cell>
              <table:table-cell office:value-type="float" office:value="25">
                <text:p>25</text:p>
                <draw:g>
                  <svg:desc>Sheet2.B21:Sheet2.B121</svg:desc>
                </draw:g>
              </table:table-cell>
              <table:table-cell office:value-type="float" office:value="59.0174102798248">
                <text:p>59.0174102798248</text:p>
                <draw:g>
                  <svg:desc>Sheet2.C21:Sheet2.C121</svg:desc>
                </draw:g>
              </table:table-cell>
              <table:table-cell office:value-type="float" office:value="25">
                <text:p>25</text:p>
                <draw:g>
                  <svg:desc>Sheet2.A4:Sheet2.A10</svg:desc>
                </draw:g>
              </table:table-cell>
              <table:table-cell office:value-type="float" office:value="3930">
                <text:p>3930</text:p>
                <draw:g>
                  <svg:desc>Sheet2.D4:Sheet2.D10</svg:desc>
                </draw:g>
              </table:table-cell>
              <table:table-cell office:value-type="float" office:value="25">
                <text:p>25</text:p>
                <draw:g>
                  <svg:desc>Sheet2.D21:Sheet2.D121</svg:desc>
                </draw:g>
              </table:table-cell>
              <table:table-cell office:value-type="float" office:value="4142.09027624981">
                <text:p>4142.09027624981</text:p>
                <draw:g>
                  <svg:desc>Sheet2.E21:Sheet2.E121</svg:desc>
                </draw:g>
              </table:table-cell>
              <table:table-cell office:value-type="float" office:value="50">
                <text:p>50</text:p>
                <draw:g>
                  <svg:desc>Sheet2.A3:Sheet2.A11</svg:desc>
                </draw:g>
              </table:table-cell>
              <table:table-cell office:value-type="float" office:value="NaN">
                <text:p>NaN</text:p>
                <draw:g>
                  <svg:desc>Sheet2.H3:Sheet2.H11</svg:desc>
                </draw:g>
              </table:table-cell>
              <table:table-cell office:value-type="float" office:value="25">
                <text:p>25</text:p>
                <draw:g>
                  <svg:desc>Sheet2.L21:Sheet2.L121</svg:desc>
                </draw:g>
              </table:table-cell>
              <table:table-cell office:value-type="float" office:value="69.0246380794259">
                <text:p>69.0246380794259</text:p>
                <draw:g>
                  <svg:desc>Sheet2.M21:Sheet2.M121</svg:desc>
                </draw:g>
              </table:table-cell>
              <table:table-cell office:value-type="float" office:value="50">
                <text:p>50</text:p>
                <draw:g>
                  <svg:desc>Sheet2.A3:Sheet2.A11</svg:desc>
                </draw:g>
              </table:table-cell>
              <table:table-cell office:value-type="float" office:value="NaN">
                <text:p>NaN</text:p>
                <draw:g>
                  <svg:desc>Sheet2.G3:Sheet2.G11</svg:desc>
                </draw:g>
              </table:table-cell>
              <table:table-cell office:value-type="float" office:value="25">
                <text:p>25</text:p>
                <draw:g>
                  <svg:desc>Sheet2.J21:Sheet2.J121</svg:desc>
                </draw:g>
              </table:table-cell>
              <table:table-cell office:value-type="float" office:value="69.039861136202">
                <text:p>69.039861136202</text:p>
                <draw:g>
                  <svg:desc>Sheet2.K21:Sheet2.K121</svg:desc>
                </draw:g>
              </table:table-cell>
              <table:table-cell office:value-type="float" office:value="50">
                <text:p>50</text:p>
                <draw:g>
                  <svg:desc>Sheet2.A3:Sheet2.A9</svg:desc>
                </draw:g>
              </table:table-cell>
              <table:table-cell office:value-type="float" office:value="NaN">
                <text:p>NaN</text:p>
                <draw:g>
                  <svg:desc>Sheet2.F3:Sheet2.F9</svg:desc>
                </draw:g>
              </table:table-cell>
              <table:table-cell office:value-type="float" office:value="25">
                <text:p>25</text:p>
                <draw:g>
                  <svg:desc>Sheet2.H21:Sheet2.H121</svg:desc>
                </draw:g>
              </table:table-cell>
              <table:table-cell office:value-type="float" office:value="73.9790197707565">
                <text:p>73.9790197707565</text:p>
                <draw:g>
                  <svg:desc>Sheet2.I21:Sheet2.I121</svg:desc>
                </draw:g>
              </table:table-cell>
              <table:table-cell office:value-type="float" office:value="50">
                <text:p>50</text:p>
                <draw:g>
                  <svg:desc>Sheet2.A3:Sheet2.A9</svg:desc>
                </draw:g>
              </table:table-cell>
              <table:table-cell office:value-type="float" office:value="NaN">
                <text:p>NaN</text:p>
                <draw:g>
                  <svg:desc>Sheet2.E3:Sheet2.E9</svg:desc>
                </draw:g>
              </table:table-cell>
              <table:table-cell office:value-type="float" office:value="25">
                <text:p>25</text:p>
                <draw:g>
                  <svg:desc>Sheet2.F21:Sheet2.F121</svg:desc>
                </draw:g>
              </table:table-cell>
              <table:table-cell office:value-type="float" office:value="122.257953409816">
                <text:p>122.257953409816</text:p>
                <draw:g>
                  <svg:desc>Sheet2.G21:Sheet2.G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14.8">
                <text:p>14.8</text:p>
              </table:table-cell>
              <table:table-cell office:value-type="float" office:value="23.8159499510984">
                <text:p>23.8159499510984</text:p>
              </table:table-cell>
              <table:table-cell office:value-type="float" office:value="53.5643175785966">
                <text:p>53.5643175785966</text:p>
              </table:table-cell>
              <table:table-cell office:value-type="float" office:value="12.5">
                <text:p>12.5</text:p>
              </table:table-cell>
              <table:table-cell office:value-type="float" office:value="2850">
                <text:p>2850</text:p>
              </table:table-cell>
              <table:table-cell office:value-type="float" office:value="23.9816029831316">
                <text:p>23.9816029831316</text:p>
              </table:table-cell>
              <table:table-cell office:value-type="float" office:value="4037.62656923356">
                <text:p>4037.62656923356</text:p>
              </table:table-cell>
              <table:table-cell office:value-type="float" office:value="25">
                <text:p>25</text:p>
              </table:table-cell>
              <table:table-cell office:value-type="float" office:value="71.6">
                <text:p>71.6</text:p>
              </table:table-cell>
              <table:table-cell office:value-type="float" office:value="24.3163736853071">
                <text:p>24.3163736853071</text:p>
              </table:table-cell>
              <table:table-cell office:value-type="float" office:value="65.3603949296889">
                <text:p>65.3603949296889</text:p>
              </table:table-cell>
              <table:table-cell office:value-type="float" office:value="25">
                <text:p>25</text:p>
              </table:table-cell>
              <table:table-cell office:value-type="float" office:value="71.3">
                <text:p>71.3</text:p>
              </table:table-cell>
              <table:table-cell office:value-type="float" office:value="24.3163736853071">
                <text:p>24.3163736853071</text:p>
              </table:table-cell>
              <table:table-cell office:value-type="float" office:value="65.3792897972232">
                <text:p>65.3792897972232</text:p>
              </table:table-cell>
              <table:table-cell office:value-type="float" office:value="25">
                <text:p>25</text:p>
              </table:table-cell>
              <table:table-cell office:value-type="float" office:value="73.2">
                <text:p>73.2</text:p>
              </table:table-cell>
              <table:table-cell office:value-type="float" office:value="24.4855074396732">
                <text:p>24.4855074396732</text:p>
              </table:table-cell>
              <table:table-cell office:value-type="float" office:value="70.9721531819049">
                <text:p>70.9721531819049</text:p>
              </table:table-cell>
              <table:table-cell office:value-type="float" office:value="25">
                <text:p>25</text:p>
              </table:table-cell>
              <table:table-cell office:value-type="float" office:value="118">
                <text:p>118</text:p>
              </table:table-cell>
              <table:table-cell office:value-type="float" office:value="24.3163736853071">
                <text:p>24.3163736853071</text:p>
              </table:table-cell>
              <table:table-cell office:value-type="float" office:value="115.968248623623">
                <text:p>115.968248623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5">
                <text:p>6.25</text:p>
              </table:table-cell>
              <table:table-cell office:value-type="float" office:value="3.71">
                <text:p>3.71</text:p>
              </table:table-cell>
              <table:table-cell office:value-type="float" office:value="22.687978882929">
                <text:p>22.687978882929</text:p>
              </table:table-cell>
              <table:table-cell office:value-type="float" office:value="48.6150799239926">
                <text:p>48.6150799239926</text:p>
              </table:table-cell>
              <table:table-cell office:value-type="float" office:value="6.25">
                <text:p>6.25</text:p>
              </table:table-cell>
              <table:table-cell office:value-type="float" office:value="1780">
                <text:p>1780</text:p>
              </table:table-cell>
              <table:table-cell office:value-type="float" office:value="23.0046912656219">
                <text:p>23.0046912656219</text:p>
              </table:table-cell>
              <table:table-cell office:value-type="float" office:value="3935.79744170636">
                <text:p>3935.79744170636</text:p>
              </table:table-cell>
              <table:table-cell office:value-type="float" office:value="12.5">
                <text:p>12.5</text:p>
              </table:table-cell>
              <table:table-cell office:value-type="float" office:value="17.3">
                <text:p>17.3</text:p>
              </table:table-cell>
              <table:table-cell office:value-type="float" office:value="23.6514411681399">
                <text:p>23.6514411681399</text:p>
              </table:table-cell>
              <table:table-cell office:value-type="float" office:value="61.8906718561741">
                <text:p>61.8906718561741</text:p>
              </table:table-cell>
              <table:table-cell office:value-type="float" office:value="12.5">
                <text:p>12.5</text:p>
              </table:table-cell>
              <table:table-cell office:value-type="float" office:value="17.3">
                <text:p>17.3</text:p>
              </table:table-cell>
              <table:table-cell office:value-type="float" office:value="23.6514411681399">
                <text:p>23.6514411681399</text:p>
              </table:table-cell>
              <table:table-cell office:value-type="float" office:value="61.9128060810645">
                <text:p>61.9128060810645</text:p>
              </table:table-cell>
              <table:table-cell office:value-type="float" office:value="12.5">
                <text:p>12.5</text:p>
              </table:table-cell>
              <table:table-cell office:value-type="float" office:value="19">
                <text:p>19</text:p>
              </table:table-cell>
              <table:table-cell office:value-type="float" office:value="23.9816029831316">
                <text:p>23.9816029831316</text:p>
              </table:table-cell>
              <table:table-cell office:value-type="float" office:value="68.0875002518875">
                <text:p>68.0875002518875</text:p>
              </table:table-cell>
              <table:table-cell office:value-type="float" office:value="12.5">
                <text:p>12.5</text:p>
              </table:table-cell>
              <table:table-cell office:value-type="float" office:value="33.3">
                <text:p>33.3</text:p>
              </table:table-cell>
              <table:table-cell office:value-type="float" office:value="23.6514411681399">
                <text:p>23.6514411681399</text:p>
              </table:table-cell>
              <table:table-cell office:value-type="float" office:value="110.002125127597">
                <text:p>110.002125127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25">
                <text:p>3.125</text:p>
              </table:table-cell>
              <table:table-cell office:value-type="float" office:value="0.928">
                <text:p>0.928</text:p>
              </table:table-cell>
              <table:table-cell office:value-type="float" office:value="21.6134307826966">
                <text:p>21.6134307826966</text:p>
              </table:table-cell>
              <table:table-cell office:value-type="float" office:value="44.1231421001166">
                <text:p>44.1231421001166</text:p>
              </table:table-cell>
              <table:table-cell office:value-type="float" office:value="3.125">
                <text:p>3.125</text:p>
              </table:table-cell>
              <table:table-cell office:value-type="float" office:value="1170">
                <text:p>1170</text:p>
              </table:table-cell>
              <table:table-cell office:value-type="float" office:value="22.0675749072664">
                <text:p>22.0675749072664</text:p>
              </table:table-cell>
              <table:table-cell office:value-type="float" office:value="3836.53644945249">
                <text:p>3836.53644945249</text:p>
              </table:table-cell>
              <table:table-cell office:value-type="float" office:value="6.25">
                <text:p>6.25</text:p>
              </table:table-cell>
              <table:table-cell office:value-type="float" office:value="4.35">
                <text:p>4.35</text:p>
              </table:table-cell>
              <table:table-cell office:value-type="float" office:value="23.0046912656219">
                <text:p>23.0046912656219</text:p>
              </table:table-cell>
              <table:table-cell office:value-type="float" office:value="58.6051425626973">
                <text:p>58.6051425626973</text:p>
              </table:table-cell>
              <table:table-cell office:value-type="float" office:value="6.25">
                <text:p>6.25</text:p>
              </table:table-cell>
              <table:table-cell office:value-type="float" office:value="4.41">
                <text:p>4.41</text:p>
              </table:table-cell>
              <table:table-cell office:value-type="float" office:value="23.0046912656219">
                <text:p>23.0046912656219</text:p>
              </table:table-cell>
              <table:table-cell office:value-type="float" office:value="58.630119242964">
                <text:p>58.630119242964</text:p>
              </table:table-cell>
              <table:table-cell office:value-type="float" office:value="6.25">
                <text:p>6.25</text:p>
              </table:table-cell>
              <table:table-cell office:value-type="float" office:value="4.58">
                <text:p>4.58</text:p>
              </table:table-cell>
              <table:table-cell office:value-type="float" office:value="23.4880687303503">
                <text:p>23.4880687303503</text:p>
              </table:table-cell>
              <table:table-cell office:value-type="float" office:value="65.3200936241674">
                <text:p>65.3200936241674</text:p>
              </table:table-cell>
              <table:table-cell office:value-type="float" office:value="6.25">
                <text:p>6.25</text:p>
              </table:table-cell>
              <table:table-cell office:value-type="float" office:value="9.04">
                <text:p>9.04</text:p>
              </table:table-cell>
              <table:table-cell office:value-type="float" office:value="23.0046912656219">
                <text:p>23.0046912656219</text:p>
              </table:table-cell>
              <table:table-cell office:value-type="float" office:value="104.342935900151">
                <text:p>104.342935900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25">
                <text:p>1.5625</text:p>
              </table:table-cell>
              <table:table-cell office:value-type="float" office:value="0.232">
                <text:p>0.232</text:p>
              </table:table-cell>
              <table:table-cell office:value-type="float" office:value="20.5897754316893">
                <text:p>20.5897754316893</text:p>
              </table:table-cell>
              <table:table-cell office:value-type="float" office:value="40.0462505015089">
                <text:p>40.0462505015089</text:p>
              </table:table-cell>
              <table:table-cell office:value-type="float" office:value="1.5625">
                <text:p>1.5625</text:p>
              </table:table-cell>
              <table:table-cell office:value-type="float" office:value="695">
                <text:p>695</text:p>
              </table:table-cell>
              <table:table-cell office:value-type="float" office:value="21.1686328090632">
                <text:p>21.1686328090632</text:p>
              </table:table-cell>
              <table:table-cell office:value-type="float" office:value="3739.77882398238">
                <text:p>3739.77882398238</text:p>
              </table:table-cell>
              <table:table-cell office:value-type="float" office:value="3.125">
                <text:p>3.125</text:p>
              </table:table-cell>
              <table:table-cell office:value-type="float" office:value="1.14">
                <text:p>1.14</text:p>
              </table:table-cell>
              <table:table-cell office:value-type="float" office:value="22.3756267731993">
                <text:p>22.3756267731993</text:p>
              </table:table-cell>
              <table:table-cell office:value-type="float" office:value="55.4940289350152">
                <text:p>55.4940289350152</text:p>
              </table:table-cell>
              <table:table-cell office:value-type="float" office:value="3.125">
                <text:p>3.125</text:p>
              </table:table-cell>
              <table:table-cell office:value-type="float" office:value="1.15">
                <text:p>1.15</text:p>
              </table:table-cell>
              <table:table-cell office:value-type="float" office:value="22.3756267731993">
                <text:p>22.3756267731993</text:p>
              </table:table-cell>
              <table:table-cell office:value-type="float" office:value="55.5214841650588">
                <text:p>55.5214841650588</text:p>
              </table:table-cell>
              <table:table-cell office:value-type="float" office:value="3.125">
                <text:p>3.125</text:p>
              </table:table-cell>
              <table:table-cell office:value-type="float" office:value="1.17">
                <text:p>1.17</text:p>
              </table:table-cell>
              <table:table-cell office:value-type="float" office:value="23.0046912656219">
                <text:p>23.0046912656219</text:p>
              </table:table-cell>
              <table:table-cell office:value-type="float" office:value="62.6651678396977">
                <text:p>62.6651678396977</text:p>
              </table:table-cell>
              <table:table-cell office:value-type="float" office:value="3.125">
                <text:p>3.125</text:p>
              </table:table-cell>
              <table:table-cell office:value-type="float" office:value="2.35">
                <text:p>2.35</text:p>
              </table:table-cell>
              <table:table-cell office:value-type="float" office:value="22.3756267731993">
                <text:p>22.3756267731993</text:p>
              </table:table-cell>
              <table:table-cell office:value-type="float" office:value="98.9748903453836">
                <text:p>98.9748903453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125">
                <text:p>0.78125</text:p>
              </table:table-cell>
              <table:table-cell office:value-type="float" office:value="0.058">
                <text:p>0.058</text:p>
              </table:table-cell>
              <table:table-cell office:value-type="float" office:value="19.6146024474188">
                <text:p>19.6146024474188</text:p>
              </table:table-cell>
              <table:table-cell office:value-type="float" office:value="36.3460556727977">
                <text:p>36.3460556727977</text:p>
              </table:table-cell>
              <table:table-cell office:value-type="float" office:value="0.78125">
                <text:p>0.78125</text:p>
              </table:table-cell>
              <table:table-cell office:value-type="float" office:value="575">
                <text:p>575</text:p>
              </table:table-cell>
              <table:table-cell office:value-type="float" office:value="20.3063099089059">
                <text:p>20.3063099089059</text:p>
              </table:table-cell>
              <table:table-cell office:value-type="float" office:value="3645.46143027078">
                <text:p>3645.46143027078</text:p>
              </table:table-cell>
              <table:table-cell office:value-type="float" office:value="1.5625">
                <text:p>1.5625</text:p>
              </table:table-cell>
              <table:table-cell office:value-type="float" office:value="0.305">
                <text:p>0.305</text:p>
              </table:table-cell>
              <table:table-cell office:value-type="float" office:value="21.7637640824031">
                <text:p>21.7637640824031</text:p>
              </table:table-cell>
              <table:table-cell office:value-type="float" office:value="52.5480719400298">
                <text:p>52.5480719400298</text:p>
              </table:table-cell>
              <table:table-cell office:value-type="float" office:value="1.5625">
                <text:p>1.5625</text:p>
              </table:table-cell>
              <table:table-cell office:value-type="float" office:value="0.305">
                <text:p>0.305</text:p>
              </table:table-cell>
              <table:table-cell office:value-type="float" office:value="21.7637640824031">
                <text:p>21.7637640824031</text:p>
              </table:table-cell>
              <table:table-cell office:value-type="float" office:value="52.577672426631">
                <text:p>52.577672426631</text:p>
              </table:table-cell>
              <table:table-cell office:value-type="float" office:value="1.5625">
                <text:p>1.5625</text:p>
              </table:table-cell>
              <table:table-cell office:value-type="float" office:value="NaN">
                <text:p>NaN</text:p>
              </table:table-cell>
              <table:table-cell office:value-type="float" office:value="22.5312615652707">
                <text:p>22.5312615652707</text:p>
              </table:table-cell>
              <table:table-cell office:value-type="float" office:value="60.1181511308274">
                <text:p>60.1181511308274</text:p>
              </table:table-cell>
              <table:table-cell office:value-type="float" office:value="1.5625">
                <text:p>1.5625</text:p>
              </table:table-cell>
              <table:table-cell office:value-type="float" office:value="0.603">
                <text:p>0.603</text:p>
              </table:table-cell>
              <table:table-cell office:value-type="float" office:value="21.7637640824031">
                <text:p>21.7637640824031</text:p>
              </table:table-cell>
              <table:table-cell office:value-type="float" office:value="93.8830102332448">
                <text:p>93.8830102332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0625">
                <text:p>0.390625</text:p>
              </table:table-cell>
              <table:table-cell office:value-type="float" office:value="0.0145">
                <text:p>0.0145</text:p>
              </table:table-cell>
              <table:table-cell office:value-type="float" office:value="18.6856156079367">
                <text:p>18.6856156079367</text:p>
              </table:table-cell>
              <table:table-cell office:value-type="float" office:value="32.9877515729053">
                <text:p>32.9877515729053</text:p>
              </table:table-cell>
              <table:table-cell office:value-type="float" office:value="0.390625">
                <text:p>0.390625</text:p>
              </table:table-cell>
              <table:table-cell office:value-type="float" office:value="294">
                <text:p>294</text:p>
              </table:table-cell>
              <table:table-cell office:value-type="float" office:value="19.4791144915125">
                <text:p>19.4791144915125</text:p>
              </table:table-cell>
              <table:table-cell office:value-type="float" office:value="3553.52272556065">
                <text:p>3553.52272556065</text:p>
              </table:table-cell>
              <table:table-cell office:value-type="float" office:value="0.78125">
                <text:p>0.78125</text:p>
              </table:table-cell>
              <table:table-cell office:value-type="float" office:value="0.267">
                <text:p>0.267</text:p>
              </table:table-cell>
              <table:table-cell office:value-type="float" office:value="21.1686328090632">
                <text:p>21.1686328090632</text:p>
              </table:table-cell>
              <table:table-cell office:value-type="float" office:value="49.7585040698359">
                <text:p>49.7585040698359</text:p>
              </table:table-cell>
              <table:table-cell office:value-type="float" office:value="0.78125">
                <text:p>0.78125</text:p>
              </table:table-cell>
              <table:table-cell office:value-type="float" office:value="0.113">
                <text:p>0.113</text:p>
              </table:table-cell>
              <table:table-cell office:value-type="float" office:value="21.1686328090632">
                <text:p>21.1686328090632</text:p>
              </table:table-cell>
              <table:table-cell office:value-type="float" office:value="49.7899449082421">
                <text:p>49.7899449082421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22.0675749072664">
                <text:p>22.0675749072664</text:p>
              </table:table-cell>
              <table:table-cell office:value-type="float" office:value="57.6746575487419">
                <text:p>57.6746575487419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21.1686328090632">
                <text:p>21.1686328090632</text:p>
              </table:table-cell>
              <table:table-cell office:value-type="float" office:value="89.0530879064181">
                <text:p>89.0530879064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53125">
                <text:p>0.1953125</text:p>
              </table:table-cell>
              <table:table-cell office:value-type="float" office:value="0.00363">
                <text:p>0.00363</text:p>
              </table:table-cell>
              <table:table-cell office:value-type="float" office:value="17.8006274449634">
                <text:p>17.8006274449634</text:p>
              </table:table-cell>
              <table:table-cell office:value-type="float" office:value="29.9397481705324">
                <text:p>29.939748170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856156079367">
                <text:p>18.6856156079367</text:p>
              </table:table-cell>
              <table:table-cell office:value-type="float" office:value="3463.90271920612">
                <text:p>3463.90271920612</text:p>
              </table:table-cell>
              <table:table-cell office:value-type="float" office:value="0.390625">
                <text:p>0.390625</text:p>
              </table:table-cell>
              <table:table-cell office:value-type="float" office:value="0.101">
                <text:p>0.101</text:p>
              </table:table-cell>
              <table:table-cell office:value-type="float" office:value="20.5897754316893">
                <text:p>20.5897754316893</text:p>
              </table:table-cell>
              <table:table-cell office:value-type="float" office:value="47.1170232486071">
                <text:p>47.1170232486071</text:p>
              </table:table-cell>
              <table:table-cell office:value-type="float" office:value="0.390625">
                <text:p>0.390625</text:p>
              </table:table-cell>
              <table:table-cell office:value-type="float" office:value="0.0543">
                <text:p>0.0543</text:p>
              </table:table-cell>
              <table:table-cell office:value-type="float" office:value="20.5897754316893">
                <text:p>20.5897754316893</text:p>
              </table:table-cell>
              <table:table-cell office:value-type="float" office:value="47.150025848427">
                <text:p>47.15002584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134307826966">
                <text:p>21.6134307826966</text:p>
              </table:table-cell>
              <table:table-cell office:value-type="float" office:value="55.3304794108839">
                <text:p>55.330479410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897754316893">
                <text:p>20.5897754316893</text:p>
              </table:table-cell>
              <table:table-cell office:value-type="float" office:value="84.4716466372953">
                <text:p>84.4716466372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575540930959">
                <text:p>16.9575540930959</text:p>
              </table:table-cell>
              <table:table-cell office:value-type="float" office:value="27.1733742911764">
                <text:p>27.173374291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44406001978">
                <text:p>17.9244406001978</text:p>
              </table:table-cell>
              <table:table-cell office:value-type="float" office:value="3376.54293352817">
                <text:p>3376.54293352817</text:p>
              </table:table-cell>
              <table:table-cell office:value-type="float" office:value="0.1953125">
                <text:p>0.1953125</text:p>
              </table:table-cell>
              <table:table-cell office:value-type="float" office:value="0.0537">
                <text:p>0.0537</text:p>
              </table:table-cell>
              <table:table-cell office:value-type="float" office:value="20.0267469397405">
                <text:p>20.0267469397405</text:p>
              </table:table-cell>
              <table:table-cell office:value-type="float" office:value="44.6157681246608">
                <text:p>44.6157681246608</text:p>
              </table:table-cell>
              <table:table-cell office:value-type="float" office:value="0.1953125">
                <text:p>0.1953125</text:p>
              </table:table-cell>
              <table:table-cell office:value-type="float" office:value="0.0439">
                <text:p>0.0439</text:p>
              </table:table-cell>
              <table:table-cell office:value-type="float" office:value="20.0267469397405">
                <text:p>20.0267469397405</text:p>
              </table:table-cell>
              <table:table-cell office:value-type="float" office:value="44.6500782759317">
                <text:p>44.6500782759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686328090632">
                <text:p>21.1686328090632</text:p>
              </table:table-cell>
              <table:table-cell office:value-type="float" office:value="53.0815800553466">
                <text:p>53.0815800553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267469397405">
                <text:p>20.0267469397405</text:p>
              </table:table-cell>
              <table:table-cell office:value-type="float" office:value="80.1259030244344">
                <text:p>80.1259030244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544103829686">
                <text:p>16.1544103829686</text:p>
              </table:table-cell>
              <table:table-cell office:value-type="float" office:value="24.6626079205007">
                <text:p>24.662607920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942727267468">
                <text:p>17.1942727267468</text:p>
              </table:table-cell>
              <table:table-cell office:value-type="float" office:value="3291.38636565751">
                <text:p>3291.38636565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791144915125">
                <text:p>19.4791144915125</text:p>
              </table:table-cell>
              <table:table-cell office:value-type="float" office:value="42.2472946741676">
                <text:p>42.247294674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791144915125">
                <text:p>19.4791144915125</text:p>
              </table:table-cell>
              <table:table-cell office:value-type="float" office:value="42.2826807445608">
                <text:p>42.2826807445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32988645361">
                <text:p>20.732988645361</text:p>
              </table:table-cell>
              <table:table-cell office:value-type="float" office:value="50.9240868897644">
                <text:p>50.924086889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791144915125">
                <text:p>19.4791144915125</text:p>
              </table:table-cell>
              <table:table-cell office:value-type="float" office:value="76.0037313235762">
                <text:p>76.0037313235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893051668114">
                <text:p>15.3893051668114</text:p>
              </table:table-cell>
              <table:table-cell office:value-type="float" office:value="22.3838314271425">
                <text:p>22.383831427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38488846612">
                <text:p>16.4938488846612</text:p>
              </table:table-cell>
              <table:table-cell office:value-type="float" office:value="3208.37745033986">
                <text:p>3208.37745033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4645708138">
                <text:p>18.94645708138</text:p>
              </table:table-cell>
              <table:table-cell office:value-type="float" office:value="40.0045540468775">
                <text:p>40.004554046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4645708138">
                <text:p>18.94645708138</text:p>
              </table:table-cell>
              <table:table-cell office:value-type="float" office:value="40.0408053015703">
                <text:p>40.0408053015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063099089059">
                <text:p>20.3063099089059</text:p>
              </table:table-cell>
              <table:table-cell office:value-type="float" office:value="48.8542847227298">
                <text:p>48.854284722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4645708138">
                <text:p>18.94645708138</text:p>
              </table:table-cell>
              <table:table-cell office:value-type="float" office:value="72.0936296136942">
                <text:p>72.0936296136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604368653985">
                <text:p>14.6604368653985</text:p>
              </table:table-cell>
              <table:table-cell office:value-type="float" office:value="20.315609402453">
                <text:p>20.31560940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219574246285">
                <text:p>15.8219574246285</text:p>
              </table:table-cell>
              <table:table-cell office:value-type="float" office:value="3127.46202367917">
                <text:p>3127.46202367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283652161388">
                <text:p>18.4283652161388</text:p>
              </table:table-cell>
              <table:table-cell office:value-type="float" office:value="37.880871587929">
                <text:p>37.880871587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283652161388">
                <text:p>18.4283652161388</text:p>
              </table:table-cell>
              <table:table-cell office:value-type="float" office:value="37.9177966242005">
                <text:p>37.917796624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884120938729">
                <text:p>19.8884120938729</text:p>
              </table:table-cell>
              <table:table-cell office:value-type="float" office:value="46.8686093662541">
                <text:p>46.868609366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283652161388">
                <text:p>18.4283652161388</text:p>
              </table:table-cell>
              <table:table-cell office:value-type="float" office:value="68.3846877036717">
                <text:p>68.3846877036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18.4384870274071">
                <text:p>18.438487027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74360549381">
                <text:p>15.1774360549381</text:p>
              </table:table-cell>
              <table:table-cell office:value-type="float" office:value="3048.58728779537">
                <text:p>3048.5872877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44406001978">
                <text:p>17.9244406001978</text:p>
              </table:table-cell>
              <table:table-cell office:value-type="float" office:value="35.8699269733056">
                <text:p>35.8699269733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44406001978">
                <text:p>17.9244406001978</text:p>
              </table:table-cell>
              <table:table-cell office:value-type="float" office:value="35.9073522624144">
                <text:p>35.9073522624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791144915125">
                <text:p>19.4791144915125</text:p>
              </table:table-cell>
              <table:table-cell office:value-type="float" office:value="44.9636414982554">
                <text:p>44.963641498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44406001978">
                <text:p>17.9244406001978</text:p>
              </table:table-cell>
              <table:table-cell office:value-type="float" office:value="64.8665566900575">
                <text:p>64.8665566900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04627280667">
                <text:p>13.304627280667</text:p>
              </table:table-cell>
              <table:table-cell office:value-type="float" office:value="16.7348070700163">
                <text:p>16.734807070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591698308557">
                <text:p>14.5591698308557</text:p>
              </table:table-cell>
              <table:table-cell office:value-type="float" office:value="2971.70177637334">
                <text:p>2971.70177637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342958293801">
                <text:p>17.4342958293801</text:p>
              </table:table-cell>
              <table:table-cell office:value-type="float" office:value="33.9657353998238">
                <text:p>33.965735399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342958293801">
                <text:p>17.4342958293801</text:p>
              </table:table-cell>
              <table:table-cell office:value-type="float" office:value="34.003503929187">
                <text:p>34.003503929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78240112007">
                <text:p>19.078240112007</text:p>
              </table:table-cell>
              <table:table-cell office:value-type="float" office:value="43.1361007745048">
                <text:p>43.1361007745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342958293801">
                <text:p>17.4342958293801</text:p>
              </table:table-cell>
              <table:table-cell office:value-type="float" office:value="61.5294200809596">
                <text:p>61.5294200809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744934973753">
                <text:p>12.6744934973753</text:p>
              </table:table-cell>
              <table:table-cell office:value-type="float" office:value="15.1885437918195">
                <text:p>15.188543791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2896.75532108078">
                <text:p>2896.75532108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575540930959">
                <text:p>16.9575540930959</text:p>
              </table:table-cell>
              <table:table-cell office:value-type="float" office:value="32.162629773665">
                <text:p>32.162629773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575540930959">
                <text:p>16.9575540930959</text:p>
              </table:table-cell>
              <table:table-cell office:value-type="float" office:value="32.2005997828059">
                <text:p>32.200599782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856156079367">
                <text:p>18.6856156079367</text:p>
              </table:table-cell>
              <table:table-cell office:value-type="float" office:value="41.3828401798914">
                <text:p>41.3828401798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575540930959">
                <text:p>16.9575540930959</text:p>
              </table:table-cell>
              <table:table-cell office:value-type="float" office:value="58.3639664055034">
                <text:p>58.3639664055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742041115606">
                <text:p>12.0742041115606</text:p>
              </table:table-cell>
              <table:table-cell office:value-type="float" office:value="13.785152201088">
                <text:p>13.78515220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971682817037">
                <text:p>13.3971682817037</text:p>
              </table:table-cell>
              <table:table-cell office:value-type="float" office:value="2823.69901883304">
                <text:p>2823.6990188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38488846612">
                <text:p>16.4938488846612</text:p>
              </table:table-cell>
              <table:table-cell office:value-type="float" office:value="30.4552438444544">
                <text:p>30.455243844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38488846612">
                <text:p>16.4938488846612</text:p>
              </table:table-cell>
              <table:table-cell office:value-type="float" office:value="30.4932876485835">
                <text:p>30.493287648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010711993203">
                <text:p>18.3010711993203</text:p>
              </table:table-cell>
              <table:table-cell office:value-type="float" office:value="39.7008406092795">
                <text:p>39.700840609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38488846612">
                <text:p>16.4938488846612</text:p>
              </table:table-cell>
              <table:table-cell office:value-type="float" office:value="55.3613632324291">
                <text:p>55.3613632324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23456328109">
                <text:p>11.5023456328109</text:p>
              </table:table-cell>
              <table:table-cell office:value-type="float" office:value="12.5114312347383">
                <text:p>12.5114312347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2752.48519988351">
                <text:p>2752.48519988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428237195363">
                <text:p>16.0428237195363</text:p>
              </table:table-cell>
              <table:table-cell office:value-type="float" office:value="28.8384962346777">
                <text:p>28.838496234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428237195363">
                <text:p>16.0428237195363</text:p>
              </table:table-cell>
              <table:table-cell office:value-type="float" office:value="28.8764991301734">
                <text:p>28.876499130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44406001978">
                <text:p>17.9244406001978</text:p>
              </table:table-cell>
              <table:table-cell office:value-type="float" office:value="38.0872056686263">
                <text:p>38.0872056686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428237195363">
                <text:p>16.0428237195363</text:p>
              </table:table-cell>
              <table:table-cell office:value-type="float" office:value="52.5132325253336">
                <text:p>52.51323252533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575715164504">
                <text:p>10.9575715164504</text:p>
              </table:table-cell>
              <table:table-cell office:value-type="float" office:value="11.355399581967">
                <text:p>11.35539958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27908806167">
                <text:p>12.327908806167</text:p>
              </table:table-cell>
              <table:table-cell office:value-type="float" office:value="2683.0673967188">
                <text:p>2683.06739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041318612701">
                <text:p>15.6041318612701</text:p>
              </table:table-cell>
              <table:table-cell office:value-type="float" office:value="27.3075753169172">
                <text:p>27.307575316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041318612701">
                <text:p>15.6041318612701</text:p>
              </table:table-cell>
              <table:table-cell office:value-type="float" office:value="27.3454345633223">
                <text:p>27.3454345633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555609467249">
                <text:p>17.5555609467249</text:p>
              </table:table-cell>
              <table:table-cell office:value-type="float" office:value="36.5391566874071">
                <text:p>36.539156687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041318612701">
                <text:p>15.6041318612701</text:p>
              </table:table-cell>
              <table:table-cell office:value-type="float" office:value="49.8116272657897">
                <text:p>49.81162726578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385989928546">
                <text:p>10.4385989928546</text:p>
              </table:table-cell>
              <table:table-cell office:value-type="float" office:value="10.3061829815374">
                <text:p>10.306182981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257205840699">
                <text:p>11.8257205840699</text:p>
              </table:table-cell>
              <table:table-cell office:value-type="float" office:value="2615.40031373831">
                <text:p>2615.4003137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74360549381">
                <text:p>15.1774360549381</text:p>
              </table:table-cell>
              <table:table-cell office:value-type="float" office:value="25.8579248938931">
                <text:p>25.8579248938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74360549381">
                <text:p>15.1774360549381</text:p>
              </table:table-cell>
              <table:table-cell office:value-type="float" office:value="25.8955487673915">
                <text:p>25.895548767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942727267468">
                <text:p>17.1942727267468</text:p>
              </table:table-cell>
              <table:table-cell office:value-type="float" office:value="35.05402793376">
                <text:p>35.0540279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74360549381">
                <text:p>15.1774360549381</text:p>
              </table:table-cell>
              <table:table-cell office:value-type="float" office:value="47.2490092791179">
                <text:p>47.249009279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4420604693647">
                <text:p>9.94420604693647</text:p>
              </table:table-cell>
              <table:table-cell office:value-type="float" office:value="9.35391193257618">
                <text:p>9.35391193257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439894414645">
                <text:p>11.3439894414645</text:p>
              </table:table-cell>
              <table:table-cell office:value-type="float" office:value="2549.43979769859">
                <text:p>2549.43979769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624082678691">
                <text:p>14.7624082678691</text:p>
              </table:table-cell>
              <table:table-cell office:value-type="float" office:value="24.4852306386934">
                <text:p>24.485230638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624082678691">
                <text:p>14.7624082678691</text:p>
              </table:table-cell>
              <table:table-cell office:value-type="float" office:value="24.5225375523481">
                <text:p>24.5225375523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404197108211">
                <text:p>16.8404197108211</text:p>
              </table:table-cell>
              <table:table-cell office:value-type="float" office:value="33.62926202411">
                <text:p>33.6292620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624082678691">
                <text:p>14.7624082678691</text:p>
              </table:table-cell>
              <table:table-cell office:value-type="float" office:value="44.8182282009368">
                <text:p>44.8182282009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7322854068997">
                <text:p>9.47322854068997</text:p>
              </table:table-cell>
              <table:table-cell office:value-type="float" office:value="8.48962885669035">
                <text:p>8.48962885669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18820412015">
                <text:p>10.8818820412015</text:p>
              </table:table-cell>
              <table:table-cell office:value-type="float" office:value="2485.14280890301">
                <text:p>2485.14280890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587294374629">
                <text:p>14.3587294374629</text:p>
              </table:table-cell>
              <table:table-cell office:value-type="float" office:value="23.1854072548414">
                <text:p>23.1854072548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587294374629">
                <text:p>14.3587294374629</text:p>
              </table:table-cell>
              <table:table-cell office:value-type="float" office:value="23.2223249411718">
                <text:p>23.222324941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38488846611">
                <text:p>16.4938488846611</text:p>
              </table:table-cell>
              <table:table-cell office:value-type="float" office:value="32.2624055193688">
                <text:p>32.2624055193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587294374629">
                <text:p>14.3587294374629</text:p>
              </table:table-cell>
              <table:table-cell office:value-type="float" office:value="42.5125015258045">
                <text:p>42.5125015258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455747201558">
                <text:p>9.02455747201558</text:p>
              </table:table-cell>
              <table:table-cell office:value-type="float" office:value="7.70520383812289">
                <text:p>7.7052038381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385989928546">
                <text:p>10.4385989928546</text:p>
              </table:table-cell>
              <table:table-cell office:value-type="float" office:value="2422.46739311805">
                <text:p>2422.4673931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21.9545863179803">
                <text:p>21.954586317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21.9910510697426">
                <text:p>21.991051069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544103829686">
                <text:p>16.1544103829686</text:p>
              </table:table-cell>
              <table:table-cell office:value-type="float" office:value="30.951104700126">
                <text:p>30.9511047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40.3253956822807">
                <text:p>40.3253956822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9713636337338">
                <text:p>8.59713636337338</text:p>
              </table:table-cell>
              <table:table-cell office:value-type="float" office:value="6.993258149352">
                <text:p>6.993258149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133734698703">
                <text:p>10.0133734698703</text:p>
              </table:table-cell>
              <table:table-cell office:value-type="float" office:value="2361.37265419792">
                <text:p>2361.37265419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841857815757">
                <text:p>13.5841857815757</text:p>
              </table:table-cell>
              <table:table-cell office:value-type="float" office:value="20.7891047629972">
                <text:p>20.7891047629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841857815757">
                <text:p>13.5841857815757</text:p>
              </table:table-cell>
              <table:table-cell office:value-type="float" office:value="20.8250607282917">
                <text:p>20.825060728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219574246285">
                <text:p>15.8219574246285</text:p>
              </table:table-cell>
              <table:table-cell office:value-type="float" office:value="29.6931015135571">
                <text:p>29.693101513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841857815757">
                <text:p>13.5841857815757</text:p>
              </table:table-cell>
              <table:table-cell office:value-type="float" office:value="38.2508080816053">
                <text:p>38.2508080816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8995877411475">
                <text:p>8.18995877411475</text:p>
              </table:table-cell>
              <table:table-cell office:value-type="float" office:value="6.34709484277477">
                <text:p>6.34709484277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0546988305007">
                <text:p>9.60546988305007</text:p>
              </table:table-cell>
              <table:table-cell office:value-type="float" office:value="2301.81872739948">
                <text:p>2301.81872739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127255070172">
                <text:p>13.2127255070172</text:p>
              </table:table-cell>
              <table:table-cell office:value-type="float" office:value="19.6854939823173">
                <text:p>19.6854939823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127255070172">
                <text:p>13.2127255070172</text:p>
              </table:table-cell>
              <table:table-cell office:value-type="float" office:value="19.7208925103968">
                <text:p>19.7208925103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963462492373">
                <text:p>15.4963462492373</text:p>
              </table:table-cell>
              <table:table-cell office:value-type="float" office:value="28.4862296850689">
                <text:p>28.4862296850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127255070172">
                <text:p>13.2127255070172</text:p>
              </table:table-cell>
              <table:table-cell office:value-type="float" office:value="36.2829500899036">
                <text:p>36.2829500899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6">
                <text:p>7.80206593063506</text:p>
              </table:table-cell>
              <table:table-cell office:value-type="float" office:value="5.76063575558283">
                <text:p>5.76063575558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1418260806938">
                <text:p>9.21418260806938</text:p>
              </table:table-cell>
              <table:table-cell office:value-type="float" office:value="2243.76675337026">
                <text:p>2243.76675337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18.6404695029294">
                <text:p>18.6404695029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18.6752685373093">
                <text:p>18.6752685373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7436054938">
                <text:p>15.177436054938</text:p>
              </table:table-cell>
              <table:table-cell office:value-type="float" office:value="27.3284109879868">
                <text:p>27.3284109879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34.416330876406">
                <text:p>34.4163308764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3254446876699">
                <text:p>7.43254446876699</text:p>
              </table:table-cell>
              <table:table-cell office:value-type="float" office:value="5.22836433526363">
                <text:p>5.22836433526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3883476483184">
                <text:p>8.83883476483184</text:p>
              </table:table-cell>
              <table:table-cell office:value-type="float" office:value="2187.17885279242">
                <text:p>2187.1788527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17.6509212114138">
                <text:p>17.6509212114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17.685084727111">
                <text:p>17.685084727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65088937534">
                <text:p>14.865088937534</text:p>
              </table:table-cell>
              <table:table-cell office:value-type="float" office:value="26.2176516648595">
                <text:p>26.2176516648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32.6457420926162">
                <text:p>32.6457420926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052428309872">
                <text:p>7.08052428309872</text:p>
              </table:table-cell>
              <table:table-cell office:value-type="float" office:value="4.74527374791309">
                <text:p>4.7452737479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877704654795">
                <text:p>8.47877704654795</text:p>
              </table:table-cell>
              <table:table-cell office:value-type="float" office:value="2132.01810166628">
                <text:p>2132.0181016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581868426536">
                <text:p>12.1581868426536</text:p>
              </table:table-cell>
              <table:table-cell office:value-type="float" office:value="16.7139040978863">
                <text:p>16.71390409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581868426536">
                <text:p>12.1581868426536</text:p>
              </table:table-cell>
              <table:table-cell office:value-type="float" office:value="16.7474015798092">
                <text:p>16.747401579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591698308557">
                <text:p>14.5591698308557</text:p>
              </table:table-cell>
              <table:table-cell office:value-type="float" office:value="25.1520389942199">
                <text:p>25.152038994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581868426536">
                <text:p>12.1581868426536</text:p>
              </table:table-cell>
              <table:table-cell office:value-type="float" office:value="30.9662433396766">
                <text:p>30.9662433396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4517647815265">
                <text:p>6.74517647815265</text:p>
              </table:table-cell>
              <table:table-cell office:value-type="float" office:value="4.30681978123809">
                <text:p>4.3068197812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3338659651208">
                <text:p>8.13338659651208</text:p>
              </table:table-cell>
              <table:table-cell office:value-type="float" office:value="2078.24850721711">
                <text:p>2078.2485072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257205840699">
                <text:p>11.8257205840699</text:p>
              </table:table-cell>
              <table:table-cell office:value-type="float" office:value="15.8266294913092">
                <text:p>15.8266294913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257205840699">
                <text:p>11.8257205840699</text:p>
              </table:table-cell>
              <table:table-cell office:value-type="float" office:value="15.8594354510177">
                <text:p>15.8594354510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595464483553">
                <text:p>14.2595464483553</text:p>
              </table:table-cell>
              <table:table-cell office:value-type="float" office:value="24.1297379968889">
                <text:p>24.129737996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257205840699">
                <text:p>11.8257205840699</text:p>
              </table:table-cell>
              <table:table-cell office:value-type="float" office:value="29.3731483833829">
                <text:p>29.3731483833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57114166004">
                <text:p>6.4257114166004</text:p>
              </table:table-cell>
              <table:table-cell office:value-type="float" office:value="3.90887809922899">
                <text:p>3.90887809922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7">
                <text:p>7.80206593063507</text:p>
              </table:table-cell>
              <table:table-cell office:value-type="float" office:value="2025.83498440962">
                <text:p>2025.83498440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23456328109">
                <text:p>11.5023456328109</text:p>
              </table:table-cell>
              <table:table-cell office:value-type="float" office:value="14.986456760085">
                <text:p>14.986456760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23456328109">
                <text:p>11.5023456328109</text:p>
              </table:table-cell>
              <table:table-cell office:value-type="float" office:value="15.0185502883166">
                <text:p>15.018550288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23.1489882761516">
                <text:p>23.148988276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23456328109">
                <text:p>11.5023456328109</text:p>
              </table:table-cell>
              <table:table-cell office:value-type="float" office:value="27.8620120783834">
                <text:p>27.8620120783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137685991828">
                <text:p>6.12137685991828</text:p>
              </table:table-cell>
              <table:table-cell office:value-type="float" office:value="3.54770544641634">
                <text:p>3.5477054464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42419038683">
                <text:p>7.4842419038683</text:p>
              </table:table-cell>
              <table:table-cell office:value-type="float" office:value="1974.74333305474">
                <text:p>1974.74333305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878133865996">
                <text:p>11.1878133865996</text:p>
              </table:table-cell>
              <table:table-cell office:value-type="float" office:value="14.190885453231">
                <text:p>14.19088545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878133865996">
                <text:p>11.1878133865996</text:p>
              </table:table-cell>
              <table:table-cell office:value-type="float" office:value="14.2222498057596">
                <text:p>14.222249805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786712657592">
                <text:p>13.6786712657592</text:p>
              </table:table-cell>
              <table:table-cell office:value-type="float" office:value="22.2081009863636">
                <text:p>22.20810098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878133865996">
                <text:p>11.1878133865996</text:p>
              </table:table-cell>
              <table:table-cell office:value-type="float" office:value="26.4286179650783">
                <text:p>26.4286179650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3145619710503">
                <text:p>5.83145619710503</text:p>
              </table:table-cell>
              <table:table-cell office:value-type="float" office:value="3.2199044367781">
                <text:p>3.219904436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7">
                <text:p>7.17936471873147</text:p>
              </table:table-cell>
              <table:table-cell office:value-type="float" office:value="1924.9402154937">
                <text:p>1924.9402154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18820412015">
                <text:p>10.8818820412015</text:p>
              </table:table-cell>
              <table:table-cell office:value-type="float" office:value="13.4375478587497">
                <text:p>13.4375478587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18820412015">
                <text:p>10.8818820412015</text:p>
              </table:table-cell>
              <table:table-cell office:value-type="float" office:value="13.4681700732982">
                <text:p>13.468170073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971682817036">
                <text:p>13.3971682817036</text:p>
              </table:table-cell>
              <table:table-cell office:value-type="float" office:value="21.3054559247683">
                <text:p>21.3054559247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18820412015">
                <text:p>10.8818820412015</text:p>
              </table:table-cell>
              <table:table-cell office:value-type="float" office:value="25.0689665046109">
                <text:p>25.0689665046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526675729105">
                <text:p>5.55526675729105</text:p>
              </table:table-cell>
              <table:table-cell office:value-type="float" office:value="2.92239159608252">
                <text:p>2.92239159608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690697422881">
                <text:p>6.88690697422881</text:p>
              </table:table-cell>
              <table:table-cell office:value-type="float" office:value="1876.39313484504">
                <text:p>1876.3931348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843164045316">
                <text:p>10.5843164045316</text:p>
              </table:table-cell>
              <table:table-cell office:value-type="float" office:value="12.724201957044">
                <text:p>12.72420195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843164045316">
                <text:p>10.5843164045316</text:p>
              </table:table-cell>
              <table:table-cell office:value-type="float" office:value="12.7540724991222">
                <text:p>12.754072499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214585452883">
                <text:p>13.1214585452883</text:p>
              </table:table-cell>
              <table:table-cell office:value-type="float" office:value="20.4394987415161">
                <text:p>20.4394987415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843164045316">
                <text:p>10.5843164045316</text:p>
              </table:table-cell>
              <table:table-cell office:value-type="float" office:value="23.7792639191242">
                <text:p>23.7792639191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215820226578">
                <text:p>5.29215820226578</text:p>
              </table:table-cell>
              <table:table-cell office:value-type="float" office:value="2.65236835705578">
                <text:p>2.65236835705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636275350862">
                <text:p>6.60636275350862</text:p>
              </table:table-cell>
              <table:table-cell office:value-type="float" office:value="1829.07041380014">
                <text:p>1829.0704138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948877158447">
                <text:p>10.2948877158447</text:p>
              </table:table-cell>
              <table:table-cell office:value-type="float" office:value="12.0487247484086">
                <text:p>12.048724748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948877158447">
                <text:p>10.2948877158447</text:p>
              </table:table-cell>
              <table:table-cell office:value-type="float" office:value="12.0778371840853">
                <text:p>12.077837184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19.6087382630834">
                <text:p>19.6087382630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948877158447">
                <text:p>10.2948877158447</text:p>
              </table:table-cell>
              <table:table-cell office:value-type="float" office:value="22.555911606143">
                <text:p>22.555911606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151099513827">
                <text:p>5.04151099513827</text:p>
              </table:table-cell>
              <table:table-cell office:value-type="float" office:value="2.4072947345391">
                <text:p>2.407294734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3724674868768">
                <text:p>6.33724674868768</text:p>
              </table:table-cell>
              <table:table-cell office:value-type="float" office:value="1782.94117395357">
                <text:p>1782.9411739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133734698703">
                <text:p>10.0133734698703</text:p>
              </table:table-cell>
              <table:table-cell office:value-type="float" office:value="11.4091059347377">
                <text:p>11.409105934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133734698703">
                <text:p>10.0133734698703</text:p>
              </table:table-cell>
              <table:table-cell office:value-type="float" office:value="11.4374566284858">
                <text:p>11.4374566284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869443757089">
                <text:p>12.5869443757089</text:p>
              </table:table-cell>
              <table:table-cell office:value-type="float" office:value="18.8117439244789">
                <text:p>18.811743924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133734698703">
                <text:p>10.0133734698703</text:p>
              </table:table-cell>
              <table:table-cell office:value-type="float" office:value="21.3954960975459">
                <text:p>21.395496097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0273494152502">
                <text:p>4.80273494152502</text:p>
              </table:table-cell>
              <table:table-cell office:value-type="float" office:value="2.18486543300962">
                <text:p>2.18486543300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909342132678">
                <text:p>6.07909342132678</text:p>
              </table:table-cell>
              <table:table-cell office:value-type="float" office:value="1737.97531565467">
                <text:p>1737.97531565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3955724575624">
                <text:p>9.73955724575624</text:p>
              </table:table-cell>
              <table:table-cell office:value-type="float" office:value="10.8034419366464">
                <text:p>10.803441936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3955724575624">
                <text:p>9.73955724575624</text:p>
              </table:table-cell>
              <table:table-cell office:value-type="float" office:value="10.8310297725214">
                <text:p>10.8310297725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279088061669">
                <text:p>12.3279088061669</text:p>
              </table:table-cell>
              <table:table-cell office:value-type="float" office:value="18.0471433058193">
                <text:p>18.047143305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3955724575624">
                <text:p>9.73955724575624</text:p>
              </table:table-cell>
              <table:table-cell office:value-type="float" office:value="20.29477953511">
                <text:p>20.29477953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526779983006">
                <text:p>4.57526779983006</text:p>
              </table:table-cell>
              <table:table-cell office:value-type="float" office:value="1.98298816171933">
                <text:p>1.9829881617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3145619710504">
                <text:p>5.83145619710504</text:p>
              </table:table-cell>
              <table:table-cell office:value-type="float" office:value="1694.14349836739">
                <text:p>1694.1434983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7322854068998">
                <text:p>9.47322854068998</text:p>
              </table:table-cell>
              <table:table-cell office:value-type="float" office:value="10.2299302281984">
                <text:p>10.229930228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7322854068998">
                <text:p>9.47322854068998</text:p>
              </table:table-cell>
              <table:table-cell office:value-type="float" office:value="10.2567563527255">
                <text:p>10.256756352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742041115605">
                <text:p>12.0742041115605</text:p>
              </table:table-cell>
              <table:table-cell office:value-type="float" office:value="17.3136197690296">
                <text:p>17.313619769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7322854068998">
                <text:p>9.47322854068998</text:p>
              </table:table-cell>
              <table:table-cell office:value-type="float" office:value="19.2506906360523">
                <text:p>19.2506906360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">
                <text:p>4.358573957345</text:p>
              </table:table-cell>
              <table:table-cell office:value-type="float" office:value="1.79976395347259">
                <text:p>1.79976395347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390669329982">
                <text:p>5.59390669329982</text:p>
              </table:table-cell>
              <table:table-cell office:value-type="float" office:value="1651.41712152532">
                <text:p>1651.4171215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1418260806937">
                <text:p>9.21418260806937</text:p>
              </table:table-cell>
              <table:table-cell office:value-type="float" office:value="9.68686397238078">
                <text:p>9.68686397238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1418260806937">
                <text:p>9.21418260806937</text:p>
              </table:table-cell>
              <table:table-cell office:value-type="float" office:value="9.71293155763205">
                <text:p>9.7129315576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257205840699">
                <text:p>11.8257205840699</text:p>
              </table:table-cell>
              <table:table-cell office:value-type="float" office:value="16.6099101905991">
                <text:p>16.6099101905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1418260806937">
                <text:p>9.21418260806937</text:p>
              </table:table-cell>
              <table:table-cell office:value-type="float" office:value="18.2603161233593">
                <text:p>18.2603161233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214316905158">
                <text:p>4.15214316905158</text:p>
              </table:table-cell>
              <table:table-cell office:value-type="float" office:value="1.63346930190991">
                <text:p>1.63346930190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603397773596">
                <text:p>5.36603397773596</text:p>
              </table:table-cell>
              <table:table-cell office:value-type="float" office:value="1609.76830586966">
                <text:p>1609.76830586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222030009891">
                <text:p>8.96222030009891</text:p>
              </table:table-cell>
              <table:table-cell office:value-type="float" office:value="9.17262694136028">
                <text:p>9.17262694136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222030009891">
                <text:p>8.96222030009891</text:p>
              </table:table-cell>
              <table:table-cell office:value-type="float" office:value="9.19794096680239">
                <text:p>9.19794096680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823507736296">
                <text:p>11.5823507736296</text:p>
              </table:table-cell>
              <table:table-cell office:value-type="float" office:value="15.9348027864905">
                <text:p>15.9348027864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222030009891">
                <text:p>8.96222030009891</text:p>
              </table:table-cell>
              <table:table-cell office:value-type="float" office:value="17.3208925969938">
                <text:p>17.3208925969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548935615711">
                <text:p>3.95548935615711</text:p>
              </table:table-cell>
              <table:table-cell office:value-type="float" office:value="1.48253994927157">
                <text:p>1.4825399492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44385792233">
                <text:p>5.14744385792233</text:p>
              </table:table-cell>
              <table:table-cell office:value-type="float" office:value="1569.16987525779">
                <text:p>1569.1698752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1714791469002">
                <text:p>8.71714791469002</text:p>
              </table:table-cell>
              <table:table-cell office:value-type="float" office:value="8.68568870640284">
                <text:p>8.6856887064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1714791469002">
                <text:p>8.71714791469002</text:p>
              </table:table-cell>
              <table:table-cell office:value-type="float" office:value="8.71025575819121">
                <text:p>8.7102557581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439894414645">
                <text:p>11.3439894414645</text:p>
              </table:table-cell>
              <table:table-cell office:value-type="float" office:value="15.2871350254534">
                <text:p>15.287135025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1714791469002">
                <text:p>8.71714791469002</text:p>
              </table:table-cell>
              <table:table-cell office:value-type="float" office:value="16.4297988232966">
                <text:p>16.4297988232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14946153361">
                <text:p>3.76814946153361</text:p>
              </table:table-cell>
              <table:table-cell office:value-type="float" office:value="1.34555617214003">
                <text:p>1.3455561721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77581991461">
                <text:p>4.9377581991461</text:p>
              </table:table-cell>
              <table:table-cell office:value-type="float" office:value="1529.59533893068">
                <text:p>1529.5953389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877704654794">
                <text:p>8.47877704654794</text:p>
              </table:table-cell>
              <table:table-cell office:value-type="float" office:value="8.2246000831411">
                <text:p>8.224600083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877704654794">
                <text:p>8.47877704654794</text:p>
              </table:table-cell>
              <table:table-cell office:value-type="float" office:value="8.2484281696231">
                <text:p>8.2484281696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105335145821">
                <text:p>11.1105335145821</text:p>
              </table:table-cell>
              <table:table-cell office:value-type="float" office:value="14.665791627153">
                <text:p>14.66579162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877704654794">
                <text:p>8.47877704654794</text:p>
              </table:table-cell>
              <table:table-cell office:value-type="float" office:value="15.5845484210699">
                <text:p>15.584548421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68235936572">
                <text:p>3.58968235936572</text:p>
              </table:table-cell>
              <table:table-cell office:value-type="float" office:value="1.22122942675084">
                <text:p>1.2212294267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661427034499">
                <text:p>4.73661427034499</text:p>
              </table:table-cell>
              <table:table-cell office:value-type="float" office:value="1491.01887422742">
                <text:p>1491.0188742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4692444233058">
                <text:p>8.24692444233058</text:p>
              </table:table-cell>
              <table:table-cell office:value-type="float" office:value="7.78798881863441">
                <text:p>7.78798881863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4692444233058">
                <text:p>8.24692444233058</text:p>
              </table:table-cell>
              <table:table-cell office:value-type="float" office:value="7.81108720090677">
                <text:p>7.81108720090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18820412015">
                <text:p>10.8818820412015</text:p>
              </table:table-cell>
              <table:table-cell office:value-type="float" office:value="14.0697026416623">
                <text:p>14.0697026416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4692444233058">
                <text:p>8.24692444233058</text:p>
              </table:table-cell>
              <table:table-cell office:value-type="float" office:value="14.7827829239322">
                <text:p>14.7827829239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96678164398">
                <text:p>3.4196678164398</text:p>
              </table:table-cell>
              <table:table-cell office:value-type="float" office:value="1.10839022825051">
                <text:p>1.10839022825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366411662597">
                <text:p>4.54366411662597</text:p>
              </table:table-cell>
              <table:table-cell office:value-type="float" office:value="1453.41530973582">
                <text:p>1453.4153097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2141185976814">
                <text:p>8.02141185976814</text:p>
              </table:table-cell>
              <table:table-cell office:value-type="float" office:value="7.37455550738588">
                <text:p>7.37455550738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2141185976814">
                <text:p>8.02141185976814</text:p>
              </table:table-cell>
              <table:table-cell office:value-type="float" office:value="7.39693454382806">
                <text:p>7.3969345438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579361470994">
                <text:p>10.6579361470994</text:p>
              </table:table-cell>
              <table:table-cell office:value-type="float" office:value="13.4978416070151">
                <text:p>13.497841607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2141185976814">
                <text:p>8.02141185976814</text:p>
              </table:table-cell>
              <table:table-cell office:value-type="float" office:value="14.0222651995906">
                <text:p>14.0222651995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770550262849">
                <text:p>3.25770550262849</text:p>
              </table:table-cell>
              <table:table-cell office:value-type="float" office:value="1.00597714988723">
                <text:p>1.00597714988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01">
                <text:p>4.35857395734501</text:p>
              </table:table-cell>
              <table:table-cell office:value-type="float" office:value="1416.76010886786">
                <text:p>1416.76010886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6">
                <text:p>7.80206593063506</text:p>
              </table:table-cell>
              <table:table-cell office:value-type="float" office:value="6.98306972416165">
                <text:p>6.98306972416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6">
                <text:p>7.80206593063506</text:p>
              </table:table-cell>
              <table:table-cell office:value-type="float" office:value="7.00474072793927">
                <text:p>7.0047407279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385989928546">
                <text:p>10.4385989928546</text:p>
              </table:table-cell>
              <table:table-cell office:value-type="float" office:value="12.9492237816436">
                <text:p>12.9492237816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6">
                <text:p>7.80206593063506</text:p>
              </table:table-cell>
              <table:table-cell office:value-type="float" office:value="13.3008732076644">
                <text:p>13.3008732076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341404824072">
                <text:p>3.10341404824072</text:p>
              </table:table-cell>
              <table:table-cell office:value-type="float" office:value="0.913026838654621">
                <text:p>0.91302683865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810236087066">
                <text:p>4.1810236087066</text:p>
              </table:table-cell>
              <table:table-cell office:value-type="float" office:value="1381.02935384939">
                <text:p>1381.02935384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8871802746903">
                <text:p>7.58871802746903</text:p>
              </table:table-cell>
              <table:table-cell office:value-type="float" office:value="6.61236636210345">
                <text:p>6.612366362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8871802746903">
                <text:p>7.58871802746903</text:p>
              </table:table-cell>
              <table:table-cell office:value-type="float" office:value="6.63334147070313">
                <text:p>6.633341470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237757319722">
                <text:p>10.2237757319722</text:p>
              </table:table-cell>
              <table:table-cell office:value-type="float" office:value="12.4229044486591">
                <text:p>12.4229044486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8871802746903">
                <text:p>7.58871802746903</text:p>
              </table:table-cell>
              <table:table-cell office:value-type="float" office:value="12.6165940786464">
                <text:p>12.6165940786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643014601747">
                <text:p>2.95643014601747</text:p>
              </table:table-cell>
              <table:table-cell office:value-type="float" office:value="0.828664953470461">
                <text:p>0.828664953470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7">
                <text:p>4.01070592988407</text:p>
              </table:table-cell>
              <table:table-cell office:value-type="float" office:value="1346.19973011362">
                <text:p>1346.1997301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8120413393455">
                <text:p>7.38120413393455</text:p>
              </table:table-cell>
              <table:table-cell office:value-type="float" office:value="6.26134216523612">
                <text:p>6.26134216523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8120413393455">
                <text:p>7.38120413393455</text:p>
              </table:table-cell>
              <table:table-cell office:value-type="float" office:value="6.2816342211562">
                <text:p>6.281634221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133734698702">
                <text:p>10.0133734698702</text:p>
              </table:table-cell>
              <table:table-cell office:value-type="float" office:value="11.9179772890547">
                <text:p>11.917977289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8120413393455">
                <text:p>7.38120413393455</text:p>
              </table:table-cell>
              <table:table-cell office:value-type="float" office:value="11.9675184974782">
                <text:p>11.9675184974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640769565883">
                <text:p>2.81640769565883</text:p>
              </table:table-cell>
              <table:table-cell office:value-type="float" office:value="0.75209794064987">
                <text:p>0.75209794064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732629170286">
                <text:p>3.84732629170286</text:p>
              </table:table-cell>
              <table:table-cell office:value-type="float" office:value="1312.24851108822">
                <text:p>1312.24851108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6">
                <text:p>7.17936471873146</text:p>
              </table:table-cell>
              <table:table-cell office:value-type="float" office:value="5.92895244505065">
                <text:p>5.9289524450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6">
                <text:p>7.17936471873146</text:p>
              </table:table-cell>
              <table:table-cell office:value-type="float" office:value="5.94857488683122">
                <text:p>5.94857488683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0730122370934">
                <text:p>9.80730122370934</text:p>
              </table:table-cell>
              <table:table-cell office:value-type="float" office:value="11.4335728210285">
                <text:p>11.433572821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6">
                <text:p>7.17936471873146</text:p>
              </table:table-cell>
              <table:table-cell office:value-type="float" office:value="11.3518353760692">
                <text:p>11.3518353760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301698886797">
                <text:p>2.68301698886797</text:p>
              </table:table-cell>
              <table:table-cell office:value-type="float" office:value="0.682605569308584">
                <text:p>0.682605569308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60206696728">
                <text:p>3.69060206696728</text:p>
              </table:table-cell>
              <table:table-cell office:value-type="float" office:value="1279.15354336604">
                <text:p>1279.15354336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8304461295136">
                <text:p>6.98304461295136</text:p>
              </table:table-cell>
              <table:table-cell office:value-type="float" office:value="5.61420797139047">
                <text:p>5.61420797139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8304461295136">
                <text:p>6.98304461295136</text:p>
              </table:table-cell>
              <table:table-cell office:value-type="float" office:value="5.63317473422163">
                <text:p>5.6331747342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0546988305003">
                <text:p>9.60546988305003</text:p>
              </table:table-cell>
              <table:table-cell office:value-type="float" office:value="10.9688569027413">
                <text:p>10.9688569027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8304461295136">
                <text:p>6.98304461295136</text:p>
              </table:table-cell>
              <table:table-cell office:value-type="float" office:value="10.7678267998942">
                <text:p>10.7678267998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594393299305">
                <text:p>2.55594393299305</text:p>
              </table:table-cell>
              <table:table-cell office:value-type="float" office:value="0.619534156480311">
                <text:p>0.619534156480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4026214154937">
                <text:p>3.54026214154937</text:p>
              </table:table-cell>
              <table:table-cell office:value-type="float" office:value="1246.8932322499">
                <text:p>1246.893232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9209289078785">
                <text:p>6.79209289078785</text:p>
              </table:table-cell>
              <table:table-cell office:value-type="float" office:value="5.31617202838859">
                <text:p>5.31617202838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9209289078785">
                <text:p>6.79209289078785</text:p>
              </table:table-cell>
              <table:table-cell office:value-type="float" office:value="5.33449745358703">
                <text:p>5.33449745358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0779217131912">
                <text:p>9.40779217131912</text:p>
              </table:table-cell>
              <table:table-cell office:value-type="float" office:value="10.5230292959286">
                <text:p>10.523029295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9209289078785">
                <text:p>6.79209289078785</text:p>
              </table:table-cell>
              <table:table-cell office:value-type="float" office:value="10.2138632345696">
                <text:p>10.2138632345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5">
                <text:p>2.43488931143905</text:p>
              </table:table-cell>
              <table:table-cell office:value-type="float" office:value="0.56229041821992">
                <text:p>0.5622904182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604644539393">
                <text:p>3.39604644539393</text:p>
              </table:table-cell>
              <table:table-cell office:value-type="float" office:value="1215.44652766184">
                <text:p>1215.44652766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636275350861">
                <text:p>6.60636275350861</text:p>
              </table:table-cell>
              <table:table-cell office:value-type="float" office:value="5.03395762669291">
                <text:p>5.03395762669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636275350861">
                <text:p>6.60636275350861</text:p>
              </table:table-cell>
              <table:table-cell office:value-type="float" office:value="5.05165637938596">
                <text:p>5.0516563793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1418260806933">
                <text:p>9.21418260806933</text:p>
              </table:table-cell>
              <table:table-cell office:value-type="float" office:value="10.0953222878947">
                <text:p>10.095322287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636275350861">
                <text:p>6.60636275350861</text:p>
              </table:table-cell>
              <table:table-cell office:value-type="float" office:value="9.68839897903246">
                <text:p>9.68839897903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956807910788">
                <text:p>2.31956807910788</text:p>
              </table:table-cell>
              <table:table-cell office:value-type="float" office:value="0.510335888852612">
                <text:p>0.51033588885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77055026285">
                <text:p>3.2577055026285</text:p>
              </table:table-cell>
              <table:table-cell office:value-type="float" office:value="1184.79291040787">
                <text:p>1184.79291040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57114166004">
                <text:p>6.4257114166004</text:p>
              </table:table-cell>
              <table:table-cell office:value-type="float" office:value="4.76672486368371">
                <text:p>4.76672486368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57114166004">
                <text:p>6.4257114166004</text:p>
              </table:table-cell>
              <table:table-cell office:value-type="float" office:value="4.78381185808444">
                <text:p>4.78381185808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455747201555">
                <text:p>9.02455747201555</text:p>
              </table:table-cell>
              <table:table-cell office:value-type="float" office:value="9.68499936951559">
                <text:p>9.6849993695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57114166004">
                <text:p>6.4257114166004</text:p>
              </table:table-cell>
              <table:table-cell office:value-type="float" office:value="9.18996785263614">
                <text:p>9.18996785263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970869120795">
                <text:p>2.20970869120795</text:p>
              </table:table-cell>
              <table:table-cell office:value-type="float" office:value="0.463181855873494">
                <text:p>0.463181855873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5">
                <text:p>3.125</text:p>
              </table:table-cell>
              <table:table-cell office:value-type="float" office:value="1154.91237878898">
                <text:p>1154.9123787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4.51367842382648">
                <text:p>4.5136784238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4.53016875552628">
                <text:p>4.5301687555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388347648318">
                <text:p>8.8388347648318</text:p>
              </table:table-cell>
              <table:table-cell office:value-type="float" office:value="9.29135396697462">
                <text:p>9.29135396697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8.71717910412892">
                <text:p>8.7171791041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505246385263">
                <text:p>2.10505246385263</text:p>
              </table:table-cell>
              <table:table-cell office:value-type="float" office:value="0.420384762852478">
                <text:p>0.42038476285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770037289145">
                <text:p>2.99770037289145</text:p>
              </table:table-cell>
              <table:table-cell office:value-type="float" office:value="1125.78543554995">
                <text:p>1125.7854355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909342132677">
                <text:p>6.07909342132677</text:p>
              </table:table-cell>
              <table:table-cell office:value-type="float" office:value="4.27406521172112">
                <text:p>4.2740652117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909342132677">
                <text:p>6.07909342132677</text:p>
              </table:table-cell>
              <table:table-cell office:value-type="float" office:value="4.28997409646546">
                <text:p>4.28997409646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5693417569323">
                <text:p>8.65693417569323</text:p>
              </table:table-cell>
              <table:table-cell office:value-type="float" office:value="8.91370822504585">
                <text:p>8.9137082250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909342132677">
                <text:p>6.07909342132677</text:p>
              </table:table-cell>
              <table:table-cell office:value-type="float" office:value="8.2687135310995">
                <text:p>8.2687135310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535296494203">
                <text:p>2.00535296494203</text:p>
              </table:table-cell>
              <table:table-cell office:value-type="float" office:value="0.381542037101733">
                <text:p>0.38154203710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558640820273">
                <text:p>2.87558640820273</text:p>
              </table:table-cell>
              <table:table-cell office:value-type="float" office:value="1097.39307515724">
                <text:p>1097.39307515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1286029203496">
                <text:p>5.91286029203496</text:p>
              </table:table-cell>
              <table:table-cell office:value-type="float" office:value="4.0471721108032">
                <text:p>4.0471721108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1286029203496">
                <text:p>5.91286029203496</text:p>
              </table:table-cell>
              <table:table-cell office:value-type="float" office:value="4.06251482925311">
                <text:p>4.0625148292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87770465479">
                <text:p>8.4787770465479</text:p>
              </table:table-cell>
              <table:table-cell office:value-type="float" office:value="8.55141183983128">
                <text:p>8.55141183983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1286029203496">
                <text:p>5.91286029203496</text:p>
              </table:table-cell>
              <table:table-cell office:value-type="float" office:value="7.84331979906246">
                <text:p>7.84331979906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037543389385">
                <text:p>1.91037543389385</text:p>
              </table:table-cell>
              <table:table-cell office:value-type="float" office:value="0.346288302858459">
                <text:p>0.346288302858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844686340829">
                <text:p>2.75844686340829</text:p>
              </table:table-cell>
              <table:table-cell office:value-type="float" office:value="1069.71677139771">
                <text:p>1069.71677139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117281640546">
                <text:p>5.75117281640546</text:p>
              </table:table-cell>
              <table:table-cell office:value-type="float" office:value="3.83232386102677">
                <text:p>3.83232386102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117281640546">
                <text:p>5.75117281640546</text:p>
              </table:table-cell>
              <table:table-cell office:value-type="float" office:value="3.84711570904337">
                <text:p>3.8471157090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0428633810315">
                <text:p>8.30428633810315</text:p>
              </table:table-cell>
              <table:table-cell office:value-type="float" office:value="8.20384093894104">
                <text:p>8.2038409389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117281640546">
                <text:p>5.75117281640546</text:p>
              </table:table-cell>
              <table:table-cell office:value-type="float" office:value="7.43981094991268">
                <text:p>7.43981094991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989622885695">
                <text:p>1.81989622885695</text:p>
              </table:table-cell>
              <table:table-cell office:value-type="float" office:value="0.31429194436213">
                <text:p>0.3142919443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607910113289">
                <text:p>2.64607910113289</text:p>
              </table:table-cell>
              <table:table-cell office:value-type="float" office:value="1042.73846529019">
                <text:p>1042.73846529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390669329982">
                <text:p>5.59390669329982</text:p>
              </table:table-cell>
              <table:table-cell office:value-type="float" office:value="3.62888104921251">
                <text:p>3.6288810492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390669329982">
                <text:p>5.59390669329982</text:p>
              </table:table-cell>
              <table:table-cell office:value-type="float" office:value="3.64313729323404">
                <text:p>3.64313729323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3338659651204">
                <text:p>8.13338659651204</text:p>
              </table:table-cell>
              <table:table-cell office:value-type="float" office:value="7.87039700718856">
                <text:p>7.87039700718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390669329982">
                <text:p>5.59390669329982</text:p>
              </table:table-cell>
              <table:table-cell office:value-type="float" office:value="7.05706109000642">
                <text:p>7.05706109000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3702300106">
                <text:p>1.733702300106</text:p>
              </table:table-cell>
              <table:table-cell office:value-type="float" office:value="0.285251986496649">
                <text:p>0.2852519864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3828873861323">
                <text:p>2.53828873861323</text:p>
              </table:table-cell>
              <table:table-cell office:value-type="float" office:value="1016.44055330183">
                <text:p>1016.44055330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4094102060076">
                <text:p>5.44094102060076</text:p>
              </table:table-cell>
              <table:table-cell office:value-type="float" office:value="3.43623820608037">
                <text:p>3.43623820608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4094102060076">
                <text:p>5.44094102060076</text:p>
              </table:table-cell>
              <table:table-cell office:value-type="float" office:value="3.44997404319116">
                <text:p>3.44997404319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600392074534">
                <text:p>7.96600392074534</text:p>
              </table:table-cell>
              <table:table-cell office:value-type="float" office:value="7.55050585595073">
                <text:p>7.55050585595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4094102060076">
                <text:p>5.44094102060076</text:p>
              </table:table-cell>
              <table:table-cell office:value-type="float" office:value="6.69400224862798">
                <text:p>6.69400224862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59068837715">
                <text:p>1.65159068837715</text:p>
              </table:table-cell>
              <table:table-cell office:value-type="float" office:value="0.258895263655025">
                <text:p>0.258895263655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6">
                <text:p>2.43488931143906</text:p>
              </table:table-cell>
              <table:table-cell office:value-type="float" office:value="990.805875861705">
                <text:p>990.80587586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215820226578">
                <text:p>5.29215820226578</text:p>
              </table:table-cell>
              <table:table-cell office:value-type="float" office:value="3.25382200430318">
                <text:p>3.25382200430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215820226578">
                <text:p>5.29215820226578</text:p>
              </table:table-cell>
              <table:table-cell office:value-type="float" office:value="3.26705252662247">
                <text:p>3.2670525266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3">
                <text:p>7.80206593063503</text:p>
              </table:table-cell>
              <table:table-cell office:value-type="float" office:value="7.24361663441821">
                <text:p>7.2436166344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215820226578">
                <text:p>5.29215820226578</text:p>
              </table:table-cell>
              <table:table-cell office:value-type="float" office:value="6.34962139807631">
                <text:p>6.34962139807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336804696361">
                <text:p>1.57336804696361</text:p>
              </table:table-cell>
              <table:table-cell office:value-type="float" office:value="0.234973850195404">
                <text:p>0.23497385019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570195099209">
                <text:p>2.33570195099209</text:p>
              </table:table-cell>
              <table:table-cell office:value-type="float" office:value="965.817706164037">
                <text:p>965.817706164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44385792232">
                <text:p>5.14744385792232</text:p>
              </table:table-cell>
              <table:table-cell office:value-type="float" office:value="3.0810895522183">
                <text:p>3.081089552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44385792232">
                <text:p>5.14744385792232</text:p>
              </table:table-cell>
              <table:table-cell office:value-type="float" office:value="3.09382971526282">
                <text:p>3.0938297152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4150173557538">
                <text:p>7.64150173557538</text:p>
              </table:table-cell>
              <table:table-cell office:value-type="float" office:value="6.94920088103333">
                <text:p>6.9492008810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44385792232">
                <text:p>5.14744385792232</text:p>
              </table:table-cell>
              <table:table-cell office:value-type="float" office:value="6.0229576270567">
                <text:p>6.0229576270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885018644572">
                <text:p>1.49885018644572</text:p>
              </table:table-cell>
              <table:table-cell office:value-type="float" office:value="0.213262728317898">
                <text:p>0.21326272831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055507502473">
                <text:p>2.24055507502473</text:p>
              </table:table-cell>
              <table:table-cell office:value-type="float" office:value="941.459739253869">
                <text:p>941.45973925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668673493513">
                <text:p>5.00668673493513</text:p>
              </table:table-cell>
              <table:table-cell office:value-type="float" office:value="2.91752677811943">
                <text:p>2.9175267781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668673493513">
                <text:p>5.00668673493513</text:p>
              </table:table-cell>
              <table:table-cell office:value-type="float" office:value="2.92979137281846">
                <text:p>2.9297913728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424190386826">
                <text:p>7.48424190386826</text:p>
              </table:table-cell>
              <table:table-cell office:value-type="float" office:value="6.66675161348224">
                <text:p>6.66675161348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668673493513">
                <text:p>5.00668673493513</text:p>
              </table:table-cell>
              <table:table-cell office:value-type="float" office:value="5.71309945949071">
                <text:p>5.71309945949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786164098343">
                <text:p>1.42786164098343</text:p>
              </table:table-cell>
              <table:table-cell office:value-type="float" office:value="0.193557671425018">
                <text:p>0.193557671425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28409084335">
                <text:p>2.14928409084335</text:p>
              </table:table-cell>
              <table:table-cell office:value-type="float" office:value="917.716081387955">
                <text:p>917.716081387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6977862287811">
                <text:p>4.86977862287811</text:p>
              </table:table-cell>
              <table:table-cell office:value-type="float" office:value="2.7626469003199">
                <text:p>2.762646900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6977862287811">
                <text:p>4.86977862287811</text:p>
              </table:table-cell>
              <table:table-cell office:value-type="float" office:value="2.77445052838413">
                <text:p>2.77445052838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302184326992">
                <text:p>7.3302184326992</text:p>
              </table:table-cell>
              <table:table-cell office:value-type="float" office:value="6.39578245567411">
                <text:p>6.3957824556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6977862287811">
                <text:p>4.86977862287811</text:p>
              </table:table-cell>
              <table:table-cell office:value-type="float" office:value="5.41918231126314">
                <text:p>5.41918231126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023525515019">
                <text:p>1.36023525515019</text:p>
              </table:table-cell>
              <table:table-cell office:value-type="float" office:value="0.175673323055444">
                <text:p>0.175673323055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173111058264">
                <text:p>2.06173111058264</text:p>
              </table:table-cell>
              <table:table-cell office:value-type="float" office:value="894.571239663982">
                <text:p>894.571239663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661427034498">
                <text:p>4.73661427034498</text:p>
              </table:table-cell>
              <table:table-cell office:value-type="float" office:value="2.61598897843423">
                <text:p>2.6159889784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661427034498">
                <text:p>4.73661427034498</text:p>
              </table:table-cell>
              <table:table-cell office:value-type="float" office:value="2.62734603080147">
                <text:p>2.62734603080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2">
                <text:p>7.17936471873142</text:p>
              </table:table-cell>
              <table:table-cell office:value-type="float" office:value="6.13582680020418">
                <text:p>6.1358268002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661427034498">
                <text:p>4.73661427034498</text:p>
              </table:table-cell>
              <table:table-cell office:value-type="float" office:value="5.14038607780954">
                <text:p>5.14038607780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1179033506">
                <text:p>1.29581179033506</text:p>
              </table:table-cell>
              <table:table-cell office:value-type="float" office:value="0.159441453320528">
                <text:p>0.159441453320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774467807856">
                <text:p>1.97774467807856</text:p>
              </table:table-cell>
              <table:table-cell office:value-type="float" office:value="872.010111911348">
                <text:p>872.01011191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709130403468">
                <text:p>4.60709130403468</text:p>
              </table:table-cell>
              <table:table-cell office:value-type="float" office:value="2.47711654156634">
                <text:p>2.47711654156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709130403468">
                <text:p>4.60709130403468</text:p>
              </table:table-cell>
              <table:table-cell office:value-type="float" office:value="2.48804117966688">
                <text:p>2.4880411796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3161552930501">
                <text:p>7.03161552930501</text:p>
              </table:table-cell>
              <table:table-cell office:value-type="float" office:value="5.88643700485835">
                <text:p>5.8864370048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709130403468">
                <text:p>4.60709130403468</text:p>
              </table:table-cell>
              <table:table-cell office:value-type="float" office:value="4.87593284581326">
                <text:p>4.87593284581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443954978652">
                <text:p>1.23443954978652</text:p>
              </table:table-cell>
              <table:table-cell office:value-type="float" office:value="0.144709376442655">
                <text:p>0.144709376442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717950686726">
                <text:p>1.89717950686726</text:p>
              </table:table-cell>
              <table:table-cell office:value-type="float" office:value="850.017976836884">
                <text:p>850.017976836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111015004945">
                <text:p>4.48111015004945</text:p>
              </table:table-cell>
              <table:table-cell office:value-type="float" office:value="2.34561628932177">
                <text:p>2.3456162893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111015004945">
                <text:p>4.48111015004945</text:p>
              </table:table-cell>
              <table:table-cell office:value-type="float" office:value="2.3561224289249">
                <text:p>2.356122428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690697422877">
                <text:p>6.88690697422877</text:p>
              </table:table-cell>
              <table:table-cell office:value-type="float" office:value="5.64718362177574">
                <text:p>5.64718362177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111015004945">
                <text:p>4.48111015004945</text:p>
              </table:table-cell>
              <table:table-cell office:value-type="float" office:value="4.62508472262685">
                <text:p>4.62508472262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597402141489">
                <text:p>1.17597402141489</text:p>
              </table:table-cell>
              <table:table-cell office:value-type="float" office:value="0.131338514509926">
                <text:p>0.131338514509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989622885696">
                <text:p>1.81989622885696</text:p>
              </table:table-cell>
              <table:table-cell office:value-type="float" office:value="828.580484419113">
                <text:p>828.580484419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01">
                <text:p>4.35857395734501</text:p>
              </table:table-cell>
              <table:table-cell office:value-type="float" office:value="2.22109686177812">
                <text:p>2.2210968617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01">
                <text:p>4.35857395734501</text:p>
              </table:table-cell>
              <table:table-cell office:value-type="float" office:value="2.23119815919856">
                <text:p>2.2311981591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4517647815263">
                <text:p>6.74517647815263</text:p>
              </table:table-cell>
              <table:table-cell office:value-type="float" office:value="5.41765465794186">
                <text:p>5.4176546579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01">
                <text:p>4.35857395734501</text:p>
              </table:table-cell>
              <table:table-cell office:value-type="float" office:value="4.38714177736144">
                <text:p>4.38714177736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027753751236">
                <text:p>1.12027753751236</text:p>
              </table:table-cell>
              <table:table-cell office:value-type="float" office:value="0.119203093937108">
                <text:p>0.11920309393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576115323784">
                <text:p>1.74576115323784</text:p>
              </table:table-cell>
              <table:table-cell office:value-type="float" office:value="807.683646544757">
                <text:p>807.683646544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3938852327396">
                <text:p>4.23938852327396</text:p>
              </table:table-cell>
              <table:table-cell office:value-type="float" office:value="2.10318767475264">
                <text:p>2.10318767475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3938852327396">
                <text:p>4.23938852327396</text:p>
              </table:table-cell>
              <table:table-cell office:value-type="float" office:value="2.11289751521216">
                <text:p>2.1128975152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636275350858">
                <text:p>6.60636275350858</text:p>
              </table:table-cell>
              <table:table-cell office:value-type="float" office:value="5.19745486573887">
                <text:p>5.1974548657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3938852327396">
                <text:p>4.23938852327396</text:p>
              </table:table-cell>
              <table:table-cell office:value-type="float" office:value="4.16144008789933">
                <text:p>4.16144008789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721895058937">
                <text:p>1.06721895058937</text:p>
              </table:table-cell>
              <table:table-cell office:value-type="float" office:value="0.108188962371012">
                <text:p>0.10818896237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464603521296">
                <text:p>1.67464603521296</text:p>
              </table:table-cell>
              <table:table-cell office:value-type="float" office:value="787.3138278814">
                <text:p>787.3138278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346222116528">
                <text:p>4.12346222116528</text:p>
              </table:table-cell>
              <table:table-cell office:value-type="float" office:value="1.99153781690108">
                <text:p>1.9915378169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346222116528">
                <text:p>4.12346222116528</text:p>
              </table:table-cell>
              <table:table-cell office:value-type="float" office:value="2.00086930485515">
                <text:p>2.00086930485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7040577400857">
                <text:p>6.47040577400857</text:p>
              </table:table-cell>
              <table:table-cell office:value-type="float" office:value="4.98620506233133">
                <text:p>4.9862050623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346222116528">
                <text:p>4.12346222116528</text:p>
              </table:table-cell>
              <table:table-cell office:value-type="float" office:value="3.94734988838015">
                <text:p>3.94734988838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673324564">
                <text:p>1.016673324564</text:p>
              </table:table-cell>
              <table:table-cell office:value-type="float" office:value="0.0981925149114981">
                <text:p>0.098192514911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64278541501">
                <text:p>1.6064278541501</text:p>
              </table:table-cell>
              <table:table-cell office:value-type="float" office:value="767.457736980334">
                <text:p>767.45773698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7">
                <text:p>4.01070592988407</text:p>
              </table:table-cell>
              <table:table-cell office:value-type="float" office:value="1.88581500536494">
                <text:p>1.88581500536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7">
                <text:p>4.01070592988407</text:p>
              </table:table-cell>
              <table:table-cell office:value-type="float" office:value="1.89478095661897">
                <text:p>1.8947809566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3724674868764">
                <text:p>6.33724674868764</text:p>
              </table:table-cell>
              <table:table-cell office:value-type="float" office:value="4.78354147671549">
                <text:p>4.7835414767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7">
                <text:p>4.01070592988407</text:p>
              </table:table-cell>
              <table:table-cell office:value-type="float" office:value="3.74427381199191">
                <text:p>3.74427381199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8521640577327">
                <text:p>0.968521640577327</text:p>
              </table:table-cell>
              <table:table-cell office:value-type="float" office:value="0.089119719547548">
                <text:p>0.089119719547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098860077087">
                <text:p>1.54098860077087</text:p>
              </table:table-cell>
              <table:table-cell office:value-type="float" office:value="748.102417603797">
                <text:p>748.10241760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103296531753">
                <text:p>3.90103296531753</text:p>
              </table:table-cell>
              <table:table-cell office:value-type="float" office:value="1.78570459685939">
                <text:p>1.78570459685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103296531753">
                <text:p>3.90103296531753</text:p>
              </table:table-cell>
              <table:table-cell office:value-type="float" office:value="1.79431753231169">
                <text:p>1.7943175323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682809648143">
                <text:p>6.20682809648143</text:p>
              </table:table-cell>
              <table:table-cell office:value-type="float" office:value="4.58911512330755">
                <text:p>4.58911512330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103296531753">
                <text:p>3.90103296531753</text:p>
              </table:table-cell>
              <table:table-cell office:value-type="float" office:value="3.5516452241637">
                <text:p>3.5516452241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2650516741815">
                <text:p>0.922650516741815</text:p>
              </table:table-cell>
              <table:table-cell office:value-type="float" office:value="0.0808852326411245">
                <text:p>0.080885232641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821507300874">
                <text:p>1.47821507300874</text:p>
              </table:table-cell>
              <table:table-cell office:value-type="float" office:value="729.23524027094">
                <text:p>729.2352402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435901373451">
                <text:p>3.79435901373451</text:p>
              </table:table-cell>
              <table:table-cell office:value-type="float" office:value="1.69090865125853">
                <text:p>1.6909086512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435901373451">
                <text:p>3.79435901373451</text:p>
              </table:table-cell>
              <table:table-cell office:value-type="float" office:value="1.69918079211968">
                <text:p>1.6991807921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909342132674">
                <text:p>6.07909342132674</text:p>
              </table:table-cell>
              <table:table-cell office:value-type="float" office:value="4.40259120099246">
                <text:p>4.4025912009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435901373451">
                <text:p>3.79435901373451</text:p>
              </table:table-cell>
              <table:table-cell office:value-type="float" office:value="3.36892664150921">
                <text:p>3.36892664150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8951941163127">
                <text:p>0.878951941163127</text:p>
              </table:table-cell>
              <table:table-cell office:value-type="float" office:value="0.0734115961385881">
                <text:p>0.073411596138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799868018306">
                <text:p>1.41799868018306</text:p>
              </table:table-cell>
              <table:table-cell office:value-type="float" office:value="710.843894017001">
                <text:p>710.843894017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60206696727">
                <text:p>3.69060206696727</text:p>
              </table:table-cell>
              <table:table-cell office:value-type="float" office:value="1.60114504489126">
                <text:p>1.60114504489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60206696727">
                <text:p>3.69060206696727</text:p>
              </table:table-cell>
              <table:table-cell office:value-type="float" office:value="1.60908830924075">
                <text:p>1.60908830924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5398748777457">
                <text:p>5.95398748777457</text:p>
              </table:table-cell>
              <table:table-cell office:value-type="float" office:value="4.22364851659818">
                <text:p>4.22364851659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60206696727">
                <text:p>3.69060206696727</text:p>
              </table:table-cell>
              <table:table-cell office:value-type="float" office:value="3.19560823210967">
                <text:p>3.19560823210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7323017606474">
                <text:p>0.837323017606474</text:p>
              </table:table-cell>
              <table:table-cell office:value-type="float" office:value="0.0666285089581988">
                <text:p>0.066628508958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023525515019">
                <text:p>1.36023525515019</text:p>
              </table:table-cell>
              <table:table-cell office:value-type="float" office:value="692.916378360314">
                <text:p>692.916378360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68235936572">
                <text:p>3.58968235936572</text:p>
              </table:table-cell>
              <table:table-cell office:value-type="float" office:value="1.51614663090861">
                <text:p>1.51614663090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68235936572">
                <text:p>3.58968235936572</text:p>
              </table:table-cell>
              <table:table-cell office:value-type="float" office:value="1.52377263146046">
                <text:p>1.5237726314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31456197105">
                <text:p>5.831456197105</text:p>
              </table:table-cell>
              <table:table-cell office:value-type="float" office:value="4.05197893180284">
                <text:p>4.0519789318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68235936572">
                <text:p>3.58968235936572</text:p>
              </table:table-cell>
              <table:table-cell office:value-type="float" office:value="3.03120639295143">
                <text:p>3.03120639295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665723208739">
                <text:p>0.797665723208739</text:p>
              </table:table-cell>
              <table:table-cell office:value-type="float" office:value="0.060472165699981">
                <text:p>0.06047216569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482487410683">
                <text:p>1.30482487410683</text:p>
              </table:table-cell>
              <table:table-cell office:value-type="float" office:value="675.440995471913">
                <text:p>675.44099547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152230647568">
                <text:p>3.49152230647568</text:p>
              </table:table-cell>
              <table:table-cell office:value-type="float" office:value="1.43566044422393">
                <text:p>1.4356604442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152230647568">
                <text:p>3.49152230647568</text:p>
              </table:table-cell>
              <table:table-cell office:value-type="float" office:value="1.44298048718253">
                <text:p>1.44298048718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144656393371">
                <text:p>5.71144656393371</text:p>
              </table:table-cell>
              <table:table-cell office:value-type="float" office:value="3.88728683252222">
                <text:p>3.8872868325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152230647568">
                <text:p>3.49152230647568</text:p>
              </table:table-cell>
              <table:table-cell office:value-type="float" office:value="2.87526240054894">
                <text:p>2.87526240054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9886677665843">
                <text:p>0.759886677665843</text:p>
              </table:table-cell>
              <table:table-cell office:value-type="float" office:value="0.0548846564574963">
                <text:p>0.0548846564574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167168373378">
                <text:p>1.25167168373378</text:p>
              </table:table-cell>
              <table:table-cell office:value-type="float" office:value="658.406342542615">
                <text:p>658.40634254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604644539392">
                <text:p>3.39604644539392</text:p>
              </table:table-cell>
              <table:table-cell office:value-type="float" office:value="1.3594469486596">
                <text:p>1.359446948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604644539392">
                <text:p>3.39604644539392</text:p>
              </table:table-cell>
              <table:table-cell office:value-type="float" office:value="1.36647203355651">
                <text:p>1.36647203355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390669329979">
                <text:p>5.59390669329979</text:p>
              </table:table-cell>
              <table:table-cell office:value-type="float" office:value="3.7292886198639">
                <text:p>3.7292886198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604644539392">
                <text:p>3.39604644539392</text:p>
              </table:table-cell>
              <table:table-cell office:value-type="float" office:value="2.72734113098808">
                <text:p>2.72734113098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896923351847">
                <text:p>0.723896923351847</text:p>
              </table:table-cell>
              <table:table-cell office:value-type="float" office:value="0.0498134220858297">
                <text:p>0.0498134220858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068373538126">
                <text:p>1.20068373538126</text:p>
              </table:table-cell>
              <table:table-cell office:value-type="float" office:value="641.801304342607">
                <text:p>641.80130434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31813767543">
                <text:p>3.3031813767543</text:p>
              </table:table-cell>
              <table:table-cell office:value-type="float" office:value="1.28727932405974">
                <text:p>1.28727932405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31813767543">
                <text:p>3.3031813767543</text:p>
              </table:table-cell>
              <table:table-cell office:value-type="float" office:value="1.2940201444705">
                <text:p>1.294020144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7878575822518">
                <text:p>5.47878575822518</text:p>
              </table:table-cell>
              <table:table-cell office:value-type="float" office:value="3.57771222177156">
                <text:p>3.57771222177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31813767543">
                <text:p>3.3031813767543</text:p>
              </table:table-cell>
              <table:table-cell office:value-type="float" office:value="2.58702984581832">
                <text:p>2.58702984581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611715852069">
                <text:p>0.689611715852069</text:p>
              </table:table-cell>
              <table:table-cell office:value-type="float" office:value="0.0452107598017427">
                <text:p>0.045210759801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177282600867">
                <text:p>1.15177282600867</text:p>
              </table:table-cell>
              <table:table-cell office:value-type="float" office:value="625.615045968685">
                <text:p>625.615045968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8557083002">
                <text:p>3.2128557083002</text:p>
              </table:table-cell>
              <table:table-cell office:value-type="float" office:value="1.21894279124728">
                <text:p>1.2189427912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8557083002">
                <text:p>3.2128557083002</text:p>
              </table:table-cell>
              <table:table-cell office:value-type="float" office:value="1.22540973629536">
                <text:p>1.22540973629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603397773592">
                <text:p>5.36603397773592</text:p>
              </table:table-cell>
              <table:table-cell office:value-type="float" office:value="3.43229662451835">
                <text:p>3.4322966245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8557083002">
                <text:p>3.2128557083002</text:p>
              </table:table-cell>
              <table:table-cell office:value-type="float" office:value="2.45393704040612">
                <text:p>2.45393704040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5032441696">
                <text:p>0.65695032441696</text:p>
              </table:table-cell>
              <table:table-cell office:value-type="float" office:value="0.0410333744653999">
                <text:p>0.041033374465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485434560398">
                <text:p>1.10485434560398</text:p>
              </table:table-cell>
              <table:table-cell office:value-type="float" office:value="609.8370057744">
                <text:p>609.837005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499999999999">
                <text:p>3.12499999999999</text:p>
              </table:table-cell>
              <table:table-cell office:value-type="float" office:value="1.15423397281625">
                <text:p>1.1542339728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499999999999">
                <text:p>3.12499999999999</text:p>
              </table:table-cell>
              <table:table-cell office:value-type="float" office:value="1.16043712937863">
                <text:p>1.1604371293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5560259533568">
                <text:p>5.25560259533568</text:p>
              </table:table-cell>
              <table:table-cell office:value-type="float" office:value="3.29279142324273">
                <text:p>3.29279142324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499999999999">
                <text:p>3.12499999999999</text:p>
              </table:table-cell>
              <table:table-cell office:value-type="float" office:value="2.32769135153613">
                <text:p>2.32769135153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835841866888">
                <text:p>0.625835841866888</text:p>
              </table:table-cell>
              <table:table-cell office:value-type="float" office:value="0.037241971322783">
                <text:p>0.03724197132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84713081849">
                <text:p>1.05984713081849</text:p>
              </table:table-cell>
              <table:table-cell office:value-type="float" office:value="594.456888478511">
                <text:p>594.45688847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954671066338">
                <text:p>3.03954671066338</text:p>
              </table:table-cell>
              <table:table-cell office:value-type="float" office:value="1.09296028785728">
                <text:p>1.0929602878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954671066338">
                <text:p>3.03954671066338</text:p>
              </table:table-cell>
              <table:table-cell office:value-type="float" office:value="1.09890944339285">
                <text:p>1.09890944339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44385792229">
                <text:p>5.14744385792229</text:p>
              </table:table-cell>
              <table:table-cell office:value-type="float" office:value="3.15895639075262">
                <text:p>3.15895639075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954671066338">
                <text:p>3.03954671066338</text:p>
              </table:table-cell>
              <table:table-cell office:value-type="float" office:value="2.20794052121215">
                <text:p>2.20794052121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95003500214">
                <text:p>0.596195003500214</text:p>
              </table:table-cell>
              <table:table-cell office:value-type="float" office:value="0.0338008863779046">
                <text:p>0.0338008863779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67332456401">
                <text:p>1.01667332456401</text:p>
              </table:table-cell>
              <table:table-cell office:value-type="float" office:value="579.464658447245">
                <text:p>579.46465844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643014601748">
                <text:p>2.95643014601748</text:p>
              </table:table-cell>
              <table:table-cell office:value-type="float" office:value="1.03493937881453">
                <text:p>1.0349393788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643014601748">
                <text:p>2.95643014601748</text:p>
              </table:table-cell>
              <table:table-cell office:value-type="float" office:value="1.04064402474316">
                <text:p>1.04064402474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151099513825">
                <text:p>5.04151099513825</text:p>
              </table:table-cell>
              <table:table-cell office:value-type="float" office:value="3.03056106385552">
                <text:p>3.0305610638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643014601748">
                <text:p>2.95643014601748</text:p>
              </table:table-cell>
              <table:table-cell office:value-type="float" office:value="2.09435041376658">
                <text:p>2.09435041376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958014578242">
                <text:p>0.567958014578242</text:p>
              </table:table-cell>
              <table:table-cell office:value-type="float" office:value="0.0306777509179027">
                <text:p>0.030677750917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5258241329382">
                <text:p>0.975258241329382</text:p>
              </table:table-cell>
              <table:table-cell office:value-type="float" office:value="564.850533145972">
                <text:p>564.85053314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558640820273">
                <text:p>2.87558640820273</text:p>
              </table:table-cell>
              <table:table-cell office:value-type="float" office:value="0.979998568768551">
                <text:p>0.97999856876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558640820273">
                <text:p>2.87558640820273</text:p>
              </table:table-cell>
              <table:table-cell office:value-type="float" office:value="0.985467904334413">
                <text:p>0.98546790433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775819914607">
                <text:p>4.93775819914607</text:p>
              </table:table-cell>
              <table:table-cell office:value-type="float" office:value="2.90738434650215">
                <text:p>2.9073843465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558640820273">
                <text:p>2.87558640820273</text:p>
              </table:table-cell>
              <table:table-cell office:value-type="float" office:value="1.98660408353581">
                <text:p>1.98660408353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058385980826">
                <text:p>0.541058385980826</text:p>
              </table:table-cell>
              <table:table-cell office:value-type="float" office:value="0.027843187035358">
                <text:p>0.027843187035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5530237983536">
                <text:p>0.935530237983536</text:p>
              </table:table-cell>
              <table:table-cell office:value-type="float" office:value="550.604976756034">
                <text:p>550.604976756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695334664991">
                <text:p>2.79695334664991</text:p>
              </table:table-cell>
              <table:table-cell office:value-type="float" office:value="0.927974347529898">
                <text:p>0.92797434752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695334664991">
                <text:p>2.79695334664991</text:p>
              </table:table-cell>
              <table:table-cell office:value-type="float" office:value="0.93321728408804">
                <text:p>0.93321728408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614060481993">
                <text:p>4.83614060481993</text:p>
              </table:table-cell>
              <table:table-cell office:value-type="float" office:value="2.78921412906027">
                <text:p>2.7892141290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695334664991">
                <text:p>2.79695334664991</text:p>
              </table:table-cell>
              <table:table-cell office:value-type="float" office:value="1.88440089050018">
                <text:p>1.88440089050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432777645658">
                <text:p>0.515432777645658</text:p>
              </table:table-cell>
              <table:table-cell office:value-type="float" office:value="0.0252705312837493">
                <text:p>0.0252705312837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420589841432">
                <text:p>0.897420589841432</text:p>
              </table:table-cell>
              <table:table-cell office:value-type="float" office:value="536.718693952559">
                <text:p>536.71869395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047051030038">
                <text:p>2.72047051030038</text:p>
              </table:table-cell>
              <table:table-cell office:value-type="float" office:value="0.878711885013899">
                <text:p>0.87871188501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047051030038">
                <text:p>2.72047051030038</text:p>
              </table:table-cell>
              <table:table-cell office:value-type="float" office:value="0.883737050684428">
                <text:p>0.88373705068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661427034496">
                <text:p>4.73661427034496</text:p>
              </table:table-cell>
              <table:table-cell office:value-type="float" office:value="2.67584692306304">
                <text:p>2.6758469230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047051030038">
                <text:p>2.72047051030038</text:p>
              </table:table-cell>
              <table:table-cell office:value-type="float" office:value="1.78745566142085">
                <text:p>1.78745566142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020849422586">
                <text:p>0.491020849422586</text:p>
              </table:table-cell>
              <table:table-cell office:value-type="float" office:value="0.0229355838666024">
                <text:p>0.0229355838666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8633717786">
                <text:p>0.8608633717786</text:p>
              </table:table-cell>
              <table:table-cell office:value-type="float" office:value="523.182623839195">
                <text:p>523.182623839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607910113289">
                <text:p>2.64607910113289</text:p>
              </table:table-cell>
              <table:table-cell office:value-type="float" office:value="0.83206457044849">
                <text:p>0.8320645704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607910113289">
                <text:p>2.64607910113289</text:p>
              </table:table-cell>
              <table:table-cell office:value-type="float" office:value="0.836880315087189">
                <text:p>0.836880315087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913615821574">
                <text:p>4.63913615821574</text:p>
              </table:table-cell>
              <table:table-cell office:value-type="float" office:value="2.56708751080302">
                <text:p>2.56708751080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607910113289">
                <text:p>2.64607910113289</text:p>
              </table:table-cell>
              <table:table-cell office:value-type="float" office:value="1.69549789413303">
                <text:p>1.69549789413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765118991765">
                <text:p>0.467765118991765</text:p>
              </table:table-cell>
              <table:table-cell office:value-type="float" office:value="0.0208163810010688">
                <text:p>0.020816381001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5795344188577">
                <text:p>0.825795344188577</text:p>
              </table:table-cell>
              <table:table-cell office:value-type="float" office:value="509.987934035811">
                <text:p>509.98793403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372192896116">
                <text:p>2.57372192896116</text:p>
              </table:table-cell>
              <table:table-cell office:value-type="float" office:value="0.787893576043619">
                <text:p>0.787893576043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372192896116">
                <text:p>2.57372192896116</text:p>
              </table:table-cell>
              <table:table-cell office:value-type="float" office:value="0.792507976482393">
                <text:p>0.79250797648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366411662593">
                <text:p>4.54366411662593</text:p>
              </table:table-cell>
              <table:table-cell office:value-type="float" office:value="2.46274860916833">
                <text:p>2.46274860916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372192896116">
                <text:p>2.57372192896116</text:p>
              </table:table-cell>
              <table:table-cell office:value-type="float" office:value="1.6082710027752">
                <text:p>1.6082710027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6108265111">
                <text:p>0.4456108265111</text:p>
              </table:table-cell>
              <table:table-cell office:value-type="float" office:value="0.0188929883146615">
                <text:p>0.0188929883146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2155843585959">
                <text:p>0.792155843585959</text:p>
              </table:table-cell>
              <table:table-cell office:value-type="float" office:value="497.126014915311">
                <text:p>497.12601491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334336746756">
                <text:p>2.50334336746756</text:p>
              </table:table-cell>
              <table:table-cell office:value-type="float" office:value="0.746067443823736">
                <text:p>0.746067443823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334336746756">
                <text:p>2.50334336746756</text:p>
              </table:table-cell>
              <table:table-cell office:value-type="float" office:value="0.750488309338215">
                <text:p>0.75048830933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015686124081">
                <text:p>4.45015686124081</text:p>
              </table:table-cell>
              <table:table-cell office:value-type="float" office:value="2.36265054714215">
                <text:p>2.3626505471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334336746756">
                <text:p>2.50334336746756</text:p>
              </table:table-cell>
              <table:table-cell office:value-type="float" office:value="1.52553160184853">
                <text:p>1.52553160184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505805674238">
                <text:p>0.424505805674238</text:p>
              </table:table-cell>
              <table:table-cell office:value-type="float" office:value="0.017147313331727">
                <text:p>0.01714731333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9886677665847">
                <text:p>0.759886677665847</text:p>
              </table:table-cell>
              <table:table-cell office:value-type="float" office:value="484.588473985787">
                <text:p>484.588473985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5">
                <text:p>2.43488931143905</text:p>
              </table:table-cell>
              <table:table-cell office:value-type="float" office:value="0.706461694393697">
                <text:p>0.706461694393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5">
                <text:p>2.43488931143905</text:p>
              </table:table-cell>
              <table:table-cell office:value-type="float" office:value="0.710696572359161">
                <text:p>0.71069657235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498">
                <text:p>4.35857395734498</text:p>
              </table:table-cell>
              <table:table-cell office:value-type="float" office:value="2.26662095641024">
                <text:p>2.2666209564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5">
                <text:p>2.43488931143905</text:p>
              </table:table-cell>
              <table:table-cell office:value-type="float" office:value="1.44704882710854">
                <text:p>1.44704882710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400360875535">
                <text:p>0.404400360875535</text:p>
              </table:table-cell>
              <table:table-cell office:value-type="float" office:value="0.0155629352857984">
                <text:p>0.015562935285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8932024638129">
                <text:p>0.728932024638129</text:p>
              </table:table-cell>
              <table:table-cell office:value-type="float" office:value="472.367130414363">
                <text:p>472.36713041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830713517249">
                <text:p>2.36830713517249</text:p>
              </table:table-cell>
              <table:table-cell office:value-type="float" office:value="0.668958456473714">
                <text:p>0.668958456473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830713517249">
                <text:p>2.36830713517249</text:p>
              </table:table-cell>
              <table:table-cell office:value-type="float" office:value="0.67301463817398">
                <text:p>0.67301463817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887580235745">
                <text:p>4.26887580235745</text:p>
              </table:table-cell>
              <table:table-cell office:value-type="float" office:value="2.17449447454362">
                <text:p>2.17449447454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830713517249">
                <text:p>2.36830713517249</text:p>
              </table:table-cell>
              <table:table-cell office:value-type="float" office:value="1.37260369139446">
                <text:p>1.37260369139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247150192715">
                <text:p>0.385247150192715</text:p>
              </table:table-cell>
              <table:table-cell office:value-type="float" office:value="0.0141249506569526">
                <text:p>0.0141249506569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238336662477">
                <text:p>0.699238336662477</text:p>
              </table:table-cell>
              <table:table-cell office:value-type="float" office:value="460.454009689147">
                <text:p>460.454009689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354565201734">
                <text:p>2.30354565201734</text:p>
              </table:table-cell>
              <table:table-cell office:value-type="float" office:value="0.633446116100821">
                <text:p>0.633446116100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354565201734">
                <text:p>2.30354565201734</text:p>
              </table:table-cell>
              <table:table-cell office:value-type="float" office:value="0.637330642657932">
                <text:p>0.637330642657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8102360870656">
                <text:p>4.18102360870656</text:p>
              </table:table-cell>
              <table:table-cell office:value-type="float" office:value="2.08611246024539">
                <text:p>2.08611246024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354565201734">
                <text:p>2.30354565201734</text:p>
              </table:table-cell>
              <table:table-cell office:value-type="float" office:value="1.30198847359861">
                <text:p>1.30198847359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00107391172">
                <text:p>0.36700107391172</text:p>
              </table:table-cell>
              <table:table-cell office:value-type="float" office:value="0.0128198329812119">
                <text:p>0.012819832981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754247216994">
                <text:p>0.670754247216994</text:p>
              </table:table-cell>
              <table:table-cell office:value-type="float" office:value="448.841338415798">
                <text:p>448.841338415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055507502472">
                <text:p>2.24055507502472</text:p>
              </table:table-cell>
              <table:table-cell office:value-type="float" office:value="0.599818984452856">
                <text:p>0.59981898445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055507502472">
                <text:p>2.24055507502472</text:p>
              </table:table-cell>
              <table:table-cell office:value-type="float" office:value="0.603538652848393">
                <text:p>0.603538652848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9497938705735">
                <text:p>4.09497938705735</text:p>
              </table:table-cell>
              <table:table-cell office:value-type="float" office:value="2.00132272017129">
                <text:p>2.0013227201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055507502472">
                <text:p>2.24055507502472</text:p>
              </table:table-cell>
              <table:table-cell office:value-type="float" office:value="1.23500613907097">
                <text:p>1.2350061390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619168331236">
                <text:p>0.349619168331236</text:p>
              </table:table-cell>
              <table:table-cell office:value-type="float" office:value="0.0116353056132818">
                <text:p>0.011635305613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343048224029">
                <text:p>0.64343048224029</text:p>
              </table:table-cell>
              <table:table-cell office:value-type="float" office:value="437.521539245342">
                <text:p>437.52153924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92869786725">
                <text:p>2.1792869786725</text:p>
              </table:table-cell>
              <table:table-cell office:value-type="float" office:value="0.567976983306333">
                <text:p>0.567976983306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92869786725">
                <text:p>2.1792869786725</text:p>
              </table:table-cell>
              <table:table-cell office:value-type="float" office:value="0.571538352467947">
                <text:p>0.57153835246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4">
                <text:p>4.01070592988404</text:p>
              </table:table-cell>
              <table:table-cell office:value-type="float" office:value="1.91997924685359">
                <text:p>1.9199792468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92869786725">
                <text:p>2.1792869786725</text:p>
              </table:table-cell>
              <table:table-cell office:value-type="float" office:value="1.17146978984178">
                <text:p>1.17146978984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060504596855">
                <text:p>0.333060504596855</text:p>
              </table:table-cell>
              <table:table-cell office:value-type="float" office:value="0.0105602262457611">
                <text:p>0.0105602262457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219774893262">
                <text:p>0.617219774893262</text:p>
              </table:table-cell>
              <table:table-cell office:value-type="float" office:value="426.487225929892">
                <text:p>426.487225929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969426163698">
                <text:p>2.11969426163698</text:p>
              </table:table-cell>
              <table:table-cell office:value-type="float" office:value="0.537825347192087">
                <text:p>0.53782534719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969426163698">
                <text:p>2.11969426163698</text:p>
              </table:table-cell>
              <table:table-cell office:value-type="float" office:value="0.541234744121402">
                <text:p>0.54123474412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816679538068">
                <text:p>3.92816679538068</text:p>
              </table:table-cell>
              <table:table-cell office:value-type="float" office:value="1.841941967277">
                <text:p>1.841941967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969426163698">
                <text:p>2.11969426163698</text:p>
              </table:table-cell>
              <table:table-cell office:value-type="float" office:value="1.11120214312804">
                <text:p>1.11120214312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286092326652">
                <text:p>0.317286092326652</text:p>
              </table:table-cell>
              <table:table-cell office:value-type="float" office:value="0.00958448209855024">
                <text:p>0.00958448209855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2076783793123">
                <text:p>0.592076783793123</text:p>
              </table:table-cell>
              <table:table-cell office:value-type="float" office:value="415.731198503071">
                <text:p>415.73119850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173111058264">
                <text:p>2.06173111058264</text:p>
              </table:table-cell>
              <table:table-cell office:value-type="float" office:value="0.509274341362317">
                <text:p>0.50927434136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173111058264">
                <text:p>2.06173111058264</text:p>
              </table:table-cell>
              <table:table-cell office:value-type="float" office:value="0.512537867282648">
                <text:p>0.51253786728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732629170283">
                <text:p>3.84732629170283</text:p>
              </table:table-cell>
              <table:table-cell office:value-type="float" office:value="1.76707650167376">
                <text:p>1.76707650167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173111058264">
                <text:p>2.06173111058264</text:p>
              </table:table-cell>
              <table:table-cell office:value-type="float" office:value="1.05403503666887">
                <text:p>1.05403503666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2258787801245">
                <text:p>0.302258787801245</text:p>
              </table:table-cell>
              <table:table-cell office:value-type="float" office:value="0.00869889479255278">
                <text:p>0.00869889479255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958014578245">
                <text:p>0.567958014578245</text:p>
              </table:table-cell>
              <table:table-cell office:value-type="float" office:value="405.246438581987">
                <text:p>405.24643858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535296494203">
                <text:p>2.00535296494203</text:p>
              </table:table-cell>
              <table:table-cell office:value-type="float" office:value="0.482238994729622">
                <text:p>0.48223899472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535296494203">
                <text:p>2.00535296494203</text:p>
              </table:table-cell>
              <table:table-cell office:value-type="float" office:value="0.485362531234175">
                <text:p>0.48536253123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14946153359">
                <text:p>3.76814946153359</text:p>
              </table:table-cell>
              <table:table-cell office:value-type="float" office:value="1.69525393212238">
                <text:p>1.6952539321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535296494203">
                <text:p>2.00535296494203</text:p>
              </table:table-cell>
              <table:table-cell office:value-type="float" office:value="0.999808959509468">
                <text:p>0.999808959509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943206502166">
                <text:p>0.287943206502166</text:p>
              </table:table-cell>
              <table:table-cell office:value-type="float" office:value="0.00789513401285896">
                <text:p>0.00789513401285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821744668126">
                <text:p>0.544821744668126</text:p>
              </table:table-cell>
              <table:table-cell office:value-type="float" office:value="395.026104787685">
                <text:p>395.02610478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051648265876">
                <text:p>1.95051648265876</text:p>
              </table:table-cell>
              <table:table-cell office:value-type="float" office:value="0.456638846983237">
                <text:p>0.45663884698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051648265876">
                <text:p>1.95051648265876</text:p>
              </table:table-cell>
              <table:table-cell office:value-type="float" office:value="0.459628062166444">
                <text:p>0.459628062166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60206696725">
                <text:p>3.69060206696725</text:p>
              </table:table-cell>
              <table:table-cell office:value-type="float" office:value="1.62635058055171">
                <text:p>1.62635058055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051648265876">
                <text:p>1.95051648265876</text:p>
              </table:table-cell>
              <table:table-cell office:value-type="float" office:value="0.948372606924492">
                <text:p>0.948372606924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305639792575">
                <text:p>0.274305639792575</text:p>
              </table:table-cell>
              <table:table-cell office:value-type="float" office:value="0.0071656391492821">
                <text:p>0.007165639149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627951088324">
                <text:p>0.522627951088324</text:p>
              </table:table-cell>
              <table:table-cell office:value-type="float" office:value="385.063528281102">
                <text:p>385.06352828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717950686725">
                <text:p>1.89717950686725</text:p>
              </table:table-cell>
              <table:table-cell office:value-type="float" office:value="0.43239770912987">
                <text:p>0.4323977091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717950686725">
                <text:p>1.89717950686725</text:p>
              </table:table-cell>
              <table:table-cell office:value-type="float" office:value="0.435258063686326">
                <text:p>0.43525806368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465057470399">
                <text:p>3.61465057470399</text:p>
              </table:table-cell>
              <table:table-cell office:value-type="float" office:value="1.56024779576794">
                <text:p>1.56024779576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717950686725">
                <text:p>1.89717950686725</text:p>
              </table:table-cell>
              <table:table-cell office:value-type="float" office:value="0.899582458238853">
                <text:p>0.899582458238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131397554416">
                <text:p>0.26131397554416</text:p>
              </table:table-cell>
              <table:table-cell office:value-type="float" office:value="0.00650354817715513">
                <text:p>0.0065035481771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1338241235508">
                <text:p>0.501338241235508</text:p>
              </table:table-cell>
              <table:table-cell office:value-type="float" office:value="375.352208411605">
                <text:p>375.35220841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530103348363">
                <text:p>1.84530103348363</text:p>
              </table:table-cell>
              <table:table-cell office:value-type="float" office:value="0.409443436746466">
                <text:p>0.409443436746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530103348363">
                <text:p>1.84530103348363</text:p>
              </table:table-cell>
              <table:table-cell office:value-type="float" office:value="0.412180190023656">
                <text:p>0.412180190023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4026214154934">
                <text:p>3.54026214154934</text:p>
              </table:table-cell>
              <table:table-cell office:value-type="float" office:value="1.49683174913794">
                <text:p>1.49683174913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530103348363">
                <text:p>1.84530103348363</text:p>
              </table:table-cell>
              <table:table-cell office:value-type="float" office:value="0.853302376368077">
                <text:p>0.853302376368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937622523291">
                <text:p>0.248937622523291</text:p>
              </table:table-cell>
              <table:table-cell office:value-type="float" office:value="0.00590263310940173">
                <text:p>0.00590263310940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915786462857">
                <text:p>0.480915786462857</text:p>
              </table:table-cell>
              <table:table-cell office:value-type="float" office:value="365.885808475264">
                <text:p>365.885808475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484117968286">
                <text:p>1.79484117968286</text:p>
              </table:table-cell>
              <table:table-cell office:value-type="float" office:value="0.387707715270079">
                <text:p>0.38770771527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484117968286">
                <text:p>1.79484117968286</text:p>
              </table:table-cell>
              <table:table-cell office:value-type="float" office:value="0.390325931262636">
                <text:p>0.39032593126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740460021198">
                <text:p>3.46740460021198</text:p>
              </table:table-cell>
              <table:table-cell office:value-type="float" office:value="1.43599323857695">
                <text:p>1.4359932385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484117968286">
                <text:p>1.79484117968286</text:p>
              </table:table-cell>
              <table:table-cell office:value-type="float" office:value="0.809403227960765">
                <text:p>0.809403227960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147438358405">
                <text:p>0.237147438358405</text:p>
              </table:table-cell>
              <table:table-cell office:value-type="float" office:value="0.0053572414127093">
                <text:p>0.005357241412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325258370909">
                <text:p>0.461325258370909</text:p>
              </table:table-cell>
              <table:table-cell office:value-type="float" office:value="356.658151580116">
                <text:p>356.65815158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576115323784">
                <text:p>1.74576115323784</text:p>
              </table:table-cell>
              <table:table-cell office:value-type="float" office:value="0.367125856685848">
                <text:p>0.367125856685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576115323784">
                <text:p>1.74576115323784</text:p>
              </table:table-cell>
              <table:table-cell office:value-type="float" office:value="0.369630409960508">
                <text:p>0.36963040996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60464453939">
                <text:p>3.3960464453939</text:p>
              </table:table-cell>
              <table:table-cell office:value-type="float" office:value="1.37762750050318">
                <text:p>1.37762750050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576115323784">
                <text:p>1.74576115323784</text:p>
              </table:table-cell>
              <table:table-cell office:value-type="float" office:value="0.767762523083271">
                <text:p>0.767762523083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915660918999">
                <text:p>0.225915660918999</text:p>
              </table:table-cell>
              <table:table-cell office:value-type="float" office:value="0.00486224283673231">
                <text:p>0.0048622428367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253276769367">
                <text:p>0.44253276769367</text:p>
              </table:table-cell>
              <table:table-cell office:value-type="float" office:value="347.663216615697">
                <text:p>347.663216615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02322269696">
                <text:p>1.69802322269696</text:p>
              </table:table-cell>
              <table:table-cell office:value-type="float" office:value="0.347636607008009">
                <text:p>0.347636607008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02322269696">
                <text:p>1.69802322269696</text:p>
              </table:table-cell>
              <table:table-cell office:value-type="float" office:value="0.350032188549734">
                <text:p>0.350032188549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615682016672">
                <text:p>3.32615682016672</text:p>
              </table:table-cell>
              <table:table-cell office:value-type="float" office:value="1.32163402943554">
                <text:p>1.3216340294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02322269696">
                <text:p>1.69802322269696</text:p>
              </table:table-cell>
              <table:table-cell office:value-type="float" office:value="0.728264073441234">
                <text:p>0.728264073441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215842944649">
                <text:p>0.215215842944649</text:p>
              </table:table-cell>
              <table:table-cell office:value-type="float" office:value="0.0044129811561728">
                <text:p>0.004412981156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50580567424">
                <text:p>0.42450580567424</text:p>
              </table:table-cell>
              <table:table-cell office:value-type="float" office:value="338.895134324224">
                <text:p>338.895134324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59068837715">
                <text:p>1.65159068837715</text:p>
              </table:table-cell>
              <table:table-cell office:value-type="float" office:value="0.329181963980962">
                <text:p>0.329181963980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59068837715">
                <text:p>1.65159068837715</text:p>
              </table:table-cell>
              <table:table-cell office:value-type="float" office:value="0.331473086951928">
                <text:p>0.33147308695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770550262847">
                <text:p>3.25770550262847</text:p>
              </table:table-cell>
              <table:table-cell office:value-type="float" office:value="1.26791640492371">
                <text:p>1.2679164049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59068837715">
                <text:p>1.65159068837715</text:p>
              </table:table-cell>
              <table:table-cell office:value-type="float" office:value="0.690797668184301">
                <text:p>0.690797668184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022789770128">
                <text:p>0.205022789770128</text:p>
              </table:table-cell>
              <table:table-cell office:value-type="float" office:value="0.00400523037179773">
                <text:p>0.0040052303717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13187828562">
                <text:p>0.407213187828562</text:p>
              </table:table-cell>
              <table:table-cell office:value-type="float" office:value="330.348183470866">
                <text:p>330.34818347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64278541501">
                <text:p>1.6064278541501</text:p>
              </table:table-cell>
              <table:table-cell office:value-type="float" office:value="0.31170700445787">
                <text:p>0.31170700445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64278541501">
                <text:p>1.6064278541501</text:p>
              </table:table-cell>
              <table:table-cell office:value-type="float" office:value="0.313898009862111">
                <text:p>0.31389800986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9066289283495">
                <text:p>3.19066289283495</text:p>
              </table:table-cell>
              <table:table-cell office:value-type="float" office:value="1.21638212551265">
                <text:p>1.2163821255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64278541501">
                <text:p>1.6064278541501</text:p>
              </table:table-cell>
              <table:table-cell office:value-type="float" office:value="0.655258766389463">
                <text:p>0.655258766389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312499999998">
                <text:p>0.195312499999998</text:p>
              </table:table-cell>
              <table:table-cell office:value-type="float" office:value="0.0036351549583963">
                <text:p>0.003635154958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624999999999">
                <text:p>0.390624999999999</text:p>
              </table:table-cell>
              <table:table-cell office:value-type="float" office:value="322.016787110599">
                <text:p>322.01678711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249999999999">
                <text:p>1.56249999999999</text:p>
              </table:table-cell>
              <table:table-cell office:value-type="float" office:value="0.295159720943024">
                <text:p>0.295159720943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249999999999">
                <text:p>1.56249999999999</text:p>
              </table:table-cell>
              <table:table-cell office:value-type="float" office:value="0.297254783190538">
                <text:p>0.29725478319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499999999997">
                <text:p>3.12499999999997</text:p>
              </table:table-cell>
              <table:table-cell office:value-type="float" office:value="1.16694244945566">
                <text:p>1.1669424494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249999999999">
                <text:p>1.56249999999999</text:p>
              </table:table-cell>
              <table:table-cell office:value-type="float" office:value="0.621548205364943">
                <text:p>0.6215482053649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20">
      <style:chart-properties chart:display-label="true" chart:tick-marks-minor-inner="false" chart:tick-marks-minor-outer="true" chart:logarithmic="true" chart:minimum="10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120">
      <style:chart-properties chart:display-label="true" chart:tick-marks-minor-inner="false" chart:tick-marks-minor-outer="true" chart:logarithmic="true" chart:minimum="10" chart:maximum="10000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x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20">
      <style:chart-properties chart:symbol-type="none">
        <chart:symbol-image xlink:href="Pictures/2000000E000000DD000000DF8AEB08F0.svm" xlink:type="simple" xlink:actuate="onLoad"/>
      </style:chart-properties>
      <style:graphic-properties svg:stroke-width="0.076cm" svg:stroke-color="#83caff" draw:fill-color="#83caff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x" chart:symbol-width="0.25cm" chart:symbol-height="0.25cm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120">
      <style:chart-properties chart:symbol-type="none"/>
      <style:graphic-properties svg:stroke-width="0.076cm" svg:stroke-color="#c5000b" draw:fill-color="#c5000b"/>
      <style:text-properties fo:font-size="10pt" style:font-size-asian="10pt" style:font-size-complex="10pt"/>
    </style:style>
    <style:style style:name="ch13" style:family="chart" style:data-style-name="N120">
      <style:chart-properties chart:symbol-type="named-symbol" chart:symbol-name="circle" chart:symbol-width="0.25cm" chart:symbol-height="0.25cm">
        <chart:symbol-image xlink:href="Pictures/2000000E000000DF000000DFD5DED663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circle" chart:symbol-width="0.25cm" chart:symbol-height="0.25cm"/>
    </style:style>
    <style:style style:name="ch15" style:family="chart" style:data-style-name="N120">
      <style:chart-properties chart:symbol-type="none">
        <chart:symbol-image xlink:href="Pictures/2000000E000000DF000000DF4104E50C.svm" xlink:type="simple" xlink:actuate="onLoad"/>
      </style:chart-properties>
      <style:graphic-properties svg:stroke-width="0.076cm" svg:stroke-color="#579d1c" draw:fill-color="#579d1c"/>
      <style:text-properties fo:font-size="10pt" style:font-size-asian="10pt" style:font-size-complex="10pt"/>
    </style:style>
    <style:style style:name="ch16" style:family="chart" style:data-style-name="N120">
      <style:chart-properties chart:symbol-type="named-symbol" chart:symbol-name="square" chart:symbol-width="0.25cm" chart:symbol-height="0.25cm">
        <chart:symbol-image xlink:href="Pictures/2000000E000000DF000000DF97A2328C.svm" xlink:type="simple" xlink:actuate="onLoad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20">
      <style:chart-properties chart:symbol-type="none"/>
      <style:graphic-properties svg:stroke-width="0.076cm" svg:stroke-color="#ff950e" draw:fill-color="#ff950e"/>
      <style:text-properties fo:font-size="10pt" style:font-size-asian="10pt" style:font-size-complex="10pt"/>
    </style:style>
    <style:style style:name="ch18" style:family="chart" style:data-style-name="N120">
      <style:chart-properties chart:symbol-type="named-symbol" chart:symbol-name="circle" chart:symbol-width="0.25cm" chart:symbol-height="0.25cm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2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9.242cm" svg:height="14.015cm" xlink:href=".." xlink:type="simple" chart:class="chart:scatter" chart:style-name="ch1">
        <chart:legend svg:x="22.671cm" svg:y="1.867cm" style:legend-expansion="custom" chartooo:width="6.133cm" chartooo:height="9.775cm" style:legend-expansion-aspect-ratio="0.627416879795396" chart:style-name="ch2"/>
        <chart:plot-area chart:style-name="ch3" table:cell-range-address="Sheet3.B3:Sheet3.C15 Sheet3.C2:Sheet3.C2 Sheet3.C17:Sheet3.C17 Sheet3.C21:Sheet3.C121 Sheet3.K2:Sheet3.K11 Sheet3.K17:Sheet3.K17 Sheet3.K21:Sheet3.K121 Sheet3.I2:Sheet3.I11 Sheet3.I17:Sheet3.I17 Sheet3.I21:Sheet3.I121 Sheet3.G2:Sheet3.G7 Sheet3.G17:Sheet3.G17 Sheet3.G21:Sheet3.G121 Sheet3.E2:Sheet3.E8 Sheet3.E17:Sheet3.E17 Sheet3.E21:Sheet3.E121" chart:data-source-has-labels="row" svg:x="1.311cm" svg:y="0.217cm" svg:width="21.813cm" svg:height="12.496cm">
          <chartooo:coordinate-region svg:x="2.806cm" svg:y="0.509cm" svg:width="19.694cm" svg:height="11.372cm"/>
          <chart:axis chart:dimension="x" chart:name="primary-x" chart:style-name="ch4">
            <chart:title svg:x="9.047cm" svg:y="12.898cm" chart:style-name="ch5">
              <text:p>log(number of degrees of freedom)</text:p>
            </chart:title>
          </chart:axis>
          <chart:axis chart:dimension="y" chart:name="primary-y" chart:style-name="ch6">
            <chart:title svg:x="0cm" svg:y="7.738cm" chart:style-name="ch7">
              <text:p>log(iterations)</text:p>
            </chart:title>
            <chart:grid chart:style-name="ch8" chart:class="major"/>
          </chart:axis>
          <chart:series chart:style-name="ch9" chart:values-cell-range-address="Sheet3.C3:Sheet3.C15" chart:label-cell-address="Sheet3.C2:Sheet3.C2" chart:class="chart:scatter">
            <chart:domain table:cell-range-address="Sheet3.B3:Sheet3.B15"/>
            <chart:data-point chart:repeated="13"/>
          </chart:series>
          <chart:series chart:style-name="ch10" chart:values-cell-range-address="Sheet3.C21:Sheet3.C121" chart:label-cell-address="Sheet3.C17:Sheet3.C17" chart:class="chart:scatter">
            <chart:domain table:cell-range-address="Sheet3.B21:Sheet3.B121"/>
            <chart:data-point chart:repeated="101"/>
          </chart:series>
          <chart:series chart:style-name="ch11" chart:values-cell-range-address="Sheet3.K3:Sheet3.K11" chart:label-cell-address="Sheet3.K2:Sheet3.K2" chart:class="chart:scatter">
            <chart:domain table:cell-range-address="Sheet3.J3:Sheet3.J11"/>
            <chart:data-point chart:repeated="9"/>
          </chart:series>
          <chart:series chart:style-name="ch12" chart:values-cell-range-address="Sheet3.K21:Sheet3.K121" chart:label-cell-address="Sheet3.K17:Sheet3.K17" chart:class="chart:scatter">
            <chart:domain table:cell-range-address="Sheet3.J21:Sheet3.J121"/>
            <chart:data-point chart:repeated="101"/>
          </chart:series>
          <chart:series chart:style-name="ch13" chart:values-cell-range-address="Sheet3.I3:Sheet3.I11" chart:label-cell-address="Sheet3.I2:Sheet3.I2" chart:class="chart:scatter">
            <chart:domain table:cell-range-address="Sheet3.H3:Sheet3.H11"/>
            <chart:data-point chart:repeated="3"/>
            <chart:data-point chart:style-name="ch14"/>
            <chart:data-point chart:repeated="5"/>
          </chart:series>
          <chart:series chart:style-name="ch15" chart:values-cell-range-address="Sheet3.I21:Sheet3.I121" chart:label-cell-address="Sheet3.I17:Sheet3.I17" chart:class="chart:scatter">
            <chart:domain table:cell-range-address="Sheet3.H21:Sheet3.H121"/>
            <chart:data-point chart:repeated="101"/>
          </chart:series>
          <chart:series chart:style-name="ch16" chart:values-cell-range-address="Sheet3.G3:Sheet3.G7" chart:label-cell-address="Sheet3.G2:Sheet3.G2" chart:class="chart:scatter">
            <chart:domain table:cell-range-address="Sheet3.F3:Sheet3.F7"/>
            <chart:data-point chart:repeated="5"/>
          </chart:series>
          <chart:series chart:style-name="ch17" chart:values-cell-range-address="Sheet3.G21:Sheet3.G121" chart:label-cell-address="Sheet3.G17:Sheet3.G17" chart:class="chart:scatter">
            <chart:domain table:cell-range-address="Sheet3.F21:Sheet3.F121"/>
            <chart:data-point chart:repeated="101"/>
          </chart:series>
          <chart:series chart:style-name="ch18" chart:values-cell-range-address="Sheet3.E3:Sheet3.E8" chart:label-cell-address="Sheet3.E2:Sheet3.E2" chart:class="chart:scatter">
            <chart:domain table:cell-range-address="Sheet3.D3:Sheet3.D8"/>
            <chart:data-point chart:repeated="6"/>
          </chart:series>
          <chart:series chart:style-name="ch19" chart:values-cell-range-address="Sheet3.E21:Sheet3.E121" chart:label-cell-address="Sheet3.E17:Sheet3.E17" chart:class="chart:scatter">
            <chart:domain table:cell-range-address="Sheet3.D21:Sheet3.D121"/>
            <chart:data-point chart:repeated="10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EM</text:p>
                <draw:g>
                  <svg:desc>Sheet3.C2:Sheet3.C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1 = 4.55*n^0.49</text:p>
                <draw:g>
                  <svg:desc>Sheet3.C17:Sheet3.C17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GFEM</text:p>
                <draw:g>
                  <svg:desc>Sheet3.K2:Sheet3.K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t5 = 13.50*n^0.41</text:p>
                <draw:g>
                  <svg:desc>Sheet3.K17:Sheet3.K1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shifted XFEM</text:p>
                <draw:g>
                  <svg:desc>Sheet3.I2:Sheet3.I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t4 = 15.99*n^0.40</text:p>
                <draw:g>
                  <svg:desc>Sheet3.I17:Sheet3.I1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amp function XFEM</text:p>
                <draw:g>
                  <svg:desc>Sheet3.G2:Sheet3.G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t3 = 1.31*n^0.94</text:p>
                <draw:g>
                  <svg:desc>Sheet3.G17:Sheet3.G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XFEM</text:p>
                <draw:g>
                  <svg:desc>Sheet3.E2:Sheet3.E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2 = 0.80*n^0.96</text:p>
                <draw:g>
                  <svg:desc>Sheet3.E17:Sheet3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3.B3:Sheet3.B15</svg:desc>
                </draw:g>
              </table:table-cell>
              <table:table-cell office:value-type="float" office:value="18">
                <text:p>18</text:p>
                <draw:g>
                  <svg:desc>Sheet3.C3:Sheet3.C15</svg:desc>
                </draw:g>
              </table:table-cell>
              <table:table-cell office:value-type="float" office:value="25">
                <text:p>25</text:p>
                <draw:g>
                  <svg:desc>Sheet3.B21:Sheet3.B121</svg:desc>
                </draw:g>
              </table:table-cell>
              <table:table-cell office:value-type="float" office:value="22.0607173481675">
                <text:p>22.0607173481675</text:p>
                <draw:g>
                  <svg:desc>Sheet3.C21:Sheet3.C121</svg:desc>
                </draw:g>
              </table:table-cell>
              <table:table-cell office:value-type="float" office:value="31">
                <text:p>31</text:p>
                <draw:g>
                  <svg:desc>Sheet3.J3:Sheet3.J11</svg:desc>
                </draw:g>
              </table:table-cell>
              <table:table-cell office:value-type="float" office:value="44">
                <text:p>44</text:p>
                <draw:g>
                  <svg:desc>Sheet3.K3:Sheet3.K11</svg:desc>
                </draw:g>
              </table:table-cell>
              <table:table-cell office:value-type="float" office:value="31">
                <text:p>31</text:p>
                <draw:g>
                  <svg:desc>Sheet3.J21:Sheet3.J121</svg:desc>
                </draw:g>
              </table:table-cell>
              <table:table-cell office:value-type="float" office:value="55.6773516207584">
                <text:p>55.6773516207584</text:p>
                <draw:g>
                  <svg:desc>Sheet3.K21:Sheet3.K121</svg:desc>
                </draw:g>
              </table:table-cell>
              <table:table-cell office:value-type="float" office:value="47">
                <text:p>47</text:p>
                <draw:g>
                  <svg:desc>Sheet3.H3:Sheet3.H11</svg:desc>
                </draw:g>
              </table:table-cell>
              <table:table-cell office:value-type="float" office:value="64">
                <text:p>64</text:p>
                <draw:g>
                  <svg:desc>Sheet3.I3:Sheet3.I11</svg:desc>
                </draw:g>
              </table:table-cell>
              <table:table-cell office:value-type="float" office:value="47">
                <text:p>47</text:p>
                <draw:g>
                  <svg:desc>Sheet3.H21:Sheet3.H121</svg:desc>
                </draw:g>
              </table:table-cell>
              <table:table-cell office:value-type="float" office:value="74.1331188617286">
                <text:p>74.1331188617286</text:p>
                <draw:g>
                  <svg:desc>Sheet3.I21:Sheet3.I121</svg:desc>
                </draw:g>
              </table:table-cell>
              <table:table-cell office:value-type="float" office:value="47">
                <text:p>47</text:p>
                <draw:g>
                  <svg:desc>Sheet3.F3:Sheet3.F7</svg:desc>
                </draw:g>
              </table:table-cell>
              <table:table-cell office:value-type="float" office:value="60">
                <text:p>60</text:p>
                <draw:g>
                  <svg:desc>Sheet3.G3:Sheet3.G7</svg:desc>
                </draw:g>
              </table:table-cell>
              <table:table-cell office:value-type="float" office:value="47">
                <text:p>47</text:p>
                <draw:g>
                  <svg:desc>Sheet3.F21:Sheet3.F121</svg:desc>
                </draw:g>
              </table:table-cell>
              <table:table-cell office:value-type="float" office:value="49.2613848350931">
                <text:p>49.2613848350931</text:p>
                <draw:g>
                  <svg:desc>Sheet3.G21:Sheet3.G121</svg:desc>
                </draw:g>
              </table:table-cell>
              <table:table-cell office:value-type="float" office:value="31">
                <text:p>31</text:p>
                <draw:g>
                  <svg:desc>Sheet3.D3:Sheet3.D8</svg:desc>
                </draw:g>
              </table:table-cell>
              <table:table-cell office:value-type="float" office:value="23">
                <text:p>23</text:p>
                <draw:g>
                  <svg:desc>Sheet3.E3:Sheet3.E8</svg:desc>
                </draw:g>
              </table:table-cell>
              <table:table-cell office:value-type="float" office:value="31">
                <text:p>31</text:p>
                <draw:g>
                  <svg:desc>Sheet3.D21:Sheet3.D121</svg:desc>
                </draw:g>
              </table:table-cell>
              <table:table-cell office:value-type="float" office:value="21.293594761835">
                <text:p>21.293594761835</text:p>
                <draw:g>
                  <svg:desc>Sheet3.E21:Sheet3.E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26.9515852187042">
                <text:p>26.9515852187042</text:p>
              </table:table-cell>
              <table:table-cell office:value-type="float" office:value="22.8891625373696">
                <text:p>22.8891625373696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  <table:table-cell office:value-type="float" office:value="34.4254878701374">
                <text:p>34.4254878701374</text:p>
              </table:table-cell>
              <table:table-cell office:value-type="float" office:value="58.1384720366227">
                <text:p>58.1384720366227</text:p>
              </table:table-cell>
              <table:table-cell office:value-type="float" office:value="97">
                <text:p>97</text:p>
              </table:table-cell>
              <table:table-cell office:value-type="float" office:value="105">
                <text:p>105</text:p>
              </table:table-cell>
              <table:table-cell office:value-type="float" office:value="51.9772191368305">
                <text:p>51.9772191368305</text:p>
              </table:table-cell>
              <table:table-cell office:value-type="float" office:value="77.1661620686013">
                <text:p>77.1661620686013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49.1939730443459">
                <text:p>49.1939730443459</text:p>
              </table:table-cell>
              <table:table-cell office:value-type="float" office:value="51.4265073448818">
                <text:p>51.4265073448818</text:p>
              </table:table-cell>
              <table:table-cell office:value-type="float" office:value="85">
                <text:p>85</text:p>
              </table:table-cell>
              <table:table-cell office:value-type="float" office:value="57">
                <text:p>57</text:p>
              </table:table-cell>
              <table:table-cell office:value-type="float" office:value="33.0273508226508">
                <text:p>33.0273508226508</text:p>
              </table:table-cell>
              <table:table-cell office:value-type="float" office:value="22.6238176671892">
                <text:p>22.6238176671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">
                <text:p>93</text:p>
              </table:table-cell>
              <table:table-cell office:value-type="float" office:value="50">
                <text:p>50</text:p>
              </table:table-cell>
              <table:table-cell office:value-type="float" office:value="29.055517832043">
                <text:p>29.055517832043</text:p>
              </table:table-cell>
              <table:table-cell office:value-type="float" office:value="23.7487182938611">
                <text:p>23.7487182938611</text:p>
              </table:table-cell>
              <table:table-cell office:value-type="float" office:value="302">
                <text:p>302</text:p>
              </table:table-cell>
              <table:table-cell office:value-type="float" office:value="162">
                <text:p>162</text:p>
              </table:table-cell>
              <table:table-cell office:value-type="float" office:value="38.2294908095799">
                <text:p>38.2294908095799</text:p>
              </table:table-cell>
              <table:table-cell office:value-type="float" office:value="60.7083819966206">
                <text:p>60.7083819966206</text:p>
              </table:table-cell>
              <table:table-cell office:value-type="float" office:value="322">
                <text:p>322</text:p>
              </table:table-cell>
              <table:table-cell office:value-type="float" office:value="170">
                <text:p>170</text:p>
              </table:table-cell>
              <table:table-cell office:value-type="float" office:value="57.4815172169809">
                <text:p>57.4815172169809</text:p>
              </table:table-cell>
              <table:table-cell office:value-type="float" office:value="80.3232976006858">
                <text:p>80.3232976006858</text:p>
              </table:table-cell>
              <table:table-cell office:value-type="float" office:value="322">
                <text:p>322</text:p>
              </table:table-cell>
              <table:table-cell office:value-type="float" office:value="231">
                <text:p>231</text:p>
              </table:table-cell>
              <table:table-cell office:value-type="float" office:value="51.4903613593155">
                <text:p>51.4903613593155</text:p>
              </table:table-cell>
              <table:table-cell office:value-type="float" office:value="53.6867907093254">
                <text:p>53.6867907093254</text:p>
              </table:table-cell>
              <table:table-cell office:value-type="float" office:value="302">
                <text:p>302</text:p>
              </table:table-cell>
              <table:table-cell office:value-type="float" office:value="161">
                <text:p>161</text:p>
              </table:table-cell>
              <table:table-cell office:value-type="float" office:value="35.1872871729824">
                <text:p>35.1872871729824</text:p>
              </table:table-cell>
              <table:table-cell office:value-type="float" office:value="24.0371403496228">
                <text:p>24.0371403496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1">
                <text:p>171</text:p>
              </table:table-cell>
              <table:table-cell office:value-type="float" office:value="64">
                <text:p>64</text:p>
              </table:table-cell>
              <table:table-cell office:value-type="float" office:value="31.3236905969554">
                <text:p>31.3236905969554</text:p>
              </table:table-cell>
              <table:table-cell office:value-type="float" office:value="24.6405529114647">
                <text:p>24.6405529114647</text:p>
              </table:table-cell>
              <table:table-cell office:value-type="float" office:value="1141">
                <text:p>1141</text:p>
              </table:table-cell>
              <table:table-cell office:value-type="float" office:value="254">
                <text:p>254</text:p>
              </table:table-cell>
              <table:table-cell office:value-type="float" office:value="42.4538345853781">
                <text:p>42.4538345853781</text:p>
              </table:table-cell>
              <table:table-cell office:value-type="float" office:value="63.3918903531903">
                <text:p>63.3918903531903</text:p>
              </table:table-cell>
              <table:table-cell office:value-type="float" office:value="1177">
                <text:p>1177</text:p>
              </table:table-cell>
              <table:table-cell office:value-type="float" office:value="278">
                <text:p>278</text:p>
              </table:table-cell>
              <table:table-cell office:value-type="float" office:value="63.5687109937131">
                <text:p>63.5687109937131</text:p>
              </table:table-cell>
              <table:table-cell office:value-type="float" office:value="83.609602505728">
                <text:p>83.609602505728</text:p>
              </table:table-cell>
              <table:table-cell office:value-type="float" office:value="1177">
                <text:p>1177</text:p>
              </table:table-cell>
              <table:table-cell office:value-type="float" office:value="806">
                <text:p>806</text:p>
              </table:table-cell>
              <table:table-cell office:value-type="float" office:value="53.8939457181658">
                <text:p>53.8939457181658</text:p>
              </table:table-cell>
              <table:table-cell office:value-type="float" office:value="56.0464174115019">
                <text:p>56.0464174115019</text:p>
              </table:table-cell>
              <table:table-cell office:value-type="float" office:value="1141">
                <text:p>1141</text:p>
              </table:table-cell>
              <table:table-cell office:value-type="float" office:value="654">
                <text:p>654</text:p>
              </table:table-cell>
              <table:table-cell office:value-type="float" office:value="37.4884799341758">
                <text:p>37.4884799341758</text:p>
              </table:table-cell>
              <table:table-cell office:value-type="float" office:value="25.5387540991993">
                <text:p>25.5387540991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">
                <text:p>316</text:p>
              </table:table-cell>
              <table:table-cell office:value-type="float" office:value="72">
                <text:p>72</text:p>
              </table:table-cell>
              <table:table-cell office:value-type="float" office:value="33.7689246595267">
                <text:p>33.7689246595267</text:p>
              </table:table-cell>
              <table:table-cell office:value-type="float" office:value="25.565878556892">
                <text:p>25.565878556892</text:p>
              </table:table-cell>
              <table:table-cell office:value-type="float" office:value="4435">
                <text:p>4435</text:p>
              </table:table-cell>
              <table:table-cell office:value-type="float" office:value="497">
                <text:p>497</text:p>
              </table:table-cell>
              <table:table-cell office:value-type="float" office:value="47.1449666954759">
                <text:p>47.1449666954759</text:p>
              </table:table-cell>
              <table:table-cell office:value-type="float" office:value="66.1940185257218">
                <text:p>66.1940185257218</text:p>
              </table:table-cell>
              <table:table-cell office:value-type="float" office:value="4503">
                <text:p>4503</text:p>
              </table:table-cell>
              <table:table-cell office:value-type="float" office:value="539">
                <text:p>539</text:p>
              </table:table-cell>
              <table:table-cell office:value-type="float" office:value="70.3005281184271">
                <text:p>70.3005281184271</text:p>
              </table:table-cell>
              <table:table-cell office:value-type="float" office:value="87.0303615511193">
                <text:p>87.0303615511193</text:p>
              </table:table-cell>
              <table:table-cell office:value-type="float" office:value="4503">
                <text:p>4503</text:p>
              </table:table-cell>
              <table:table-cell office:value-type="float" office:value="4802">
                <text:p>4802</text:p>
              </table:table-cell>
              <table:table-cell office:value-type="float" office:value="56.4097300619763">
                <text:p>56.4097300619763</text:p>
              </table:table-cell>
              <table:table-cell office:value-type="float" office:value="58.5097537618071">
                <text:p>58.5097537618071</text:p>
              </table:table-cell>
              <table:table-cell office:value-type="float" office:value="4435">
                <text:p>4435</text:p>
              </table:table-cell>
              <table:table-cell office:value-type="float" office:value="2641">
                <text:p>2641</text:p>
              </table:table-cell>
              <table:table-cell office:value-type="float" office:value="39.9401670514171">
                <text:p>39.9401670514171</text:p>
              </table:table-cell>
              <table:table-cell office:value-type="float" office:value="27.1341745088077">
                <text:p>27.1341745088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6">
                <text:p>576</text:p>
              </table:table-cell>
              <table:table-cell office:value-type="float" office:value="84">
                <text:p>84</text:p>
              </table:table-cell>
              <table:table-cell office:value-type="float" office:value="36.4050420282094">
                <text:p>36.4050420282094</text:p>
              </table:table-cell>
              <table:table-cell office:value-type="float" office:value="26.5259529173">
                <text:p>26.5259529173</text:p>
              </table:table-cell>
              <table:table-cell office:value-type="float" office:value="17481">
                <text:p>17481</text:p>
              </table:table-cell>
              <table:table-cell office:value-type="float" office:value="655">
                <text:p>655</text:p>
              </table:table-cell>
              <table:table-cell office:value-type="float" office:value="52.3544670681656">
                <text:p>52.3544670681656</text:p>
              </table:table-cell>
              <table:table-cell office:value-type="float" office:value="69.120009896709">
                <text:p>69.120009896709</text:p>
              </table:table-cell>
              <table:table-cell office:value-type="float" office:value="17613">
                <text:p>17613</text:p>
              </table:table-cell>
              <table:table-cell office:value-type="float" office:value="704">
                <text:p>704</text:p>
              </table:table-cell>
              <table:table-cell office:value-type="float" office:value="77.7452330946043">
                <text:p>77.7452330946043</text:p>
              </table:table-cell>
              <table:table-cell office:value-type="float" office:value="90.5910757224283">
                <text:p>90.5910757224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0429519171849">
                <text:p>59.0429519171849</text:p>
              </table:table-cell>
              <table:table-cell office:value-type="float" office:value="61.0813579774814">
                <text:p>61.0813579774814</text:p>
              </table:table-cell>
              <table:table-cell office:value-type="float" office:value="17481">
                <text:p>17481</text:p>
              </table:table-cell>
              <table:table-cell office:value-type="float" office:value="9203">
                <text:p>9203</text:p>
              </table:table-cell>
              <table:table-cell office:value-type="float" office:value="42.5521906168526">
                <text:p>42.5521906168526</text:p>
              </table:table-cell>
              <table:table-cell office:value-type="float" office:value="28.8292617335438">
                <text:p>28.8292617335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9">
                <text:p>1059</text:p>
              </table:table-cell>
              <table:table-cell office:value-type="float" office:value="130">
                <text:p>130</text:p>
              </table:table-cell>
              <table:table-cell office:value-type="float" office:value="39.2469437045517">
                <text:p>39.2469437045517</text:p>
              </table:table-cell>
              <table:table-cell office:value-type="float" office:value="27.5220809097183">
                <text:p>27.5220809097183</text:p>
              </table:table-cell>
              <table:table-cell office:value-type="float" office:value="69424">
                <text:p>69424</text:p>
              </table:table-cell>
              <table:table-cell office:value-type="float" office:value="1210">
                <text:p>1210</text:p>
              </table:table-cell>
              <table:table-cell office:value-type="float" office:value="58.1396151936336">
                <text:p>58.1396151936336</text:p>
              </table:table-cell>
              <table:table-cell office:value-type="float" office:value="72.175339623242">
                <text:p>72.175339623242</text:p>
              </table:table-cell>
              <table:table-cell office:value-type="float" office:value="69688">
                <text:p>69688</text:p>
              </table:table-cell>
              <table:table-cell office:value-type="float" office:value="1240">
                <text:p>1240</text:p>
              </table:table-cell>
              <table:table-cell office:value-type="float" office:value="85.9783195191961">
                <text:p>85.9783195191961</text:p>
              </table:table-cell>
              <table:table-cell office:value-type="float" office:value="94.2974710696373">
                <text:p>94.2974710696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7990932994171">
                <text:p>61.7990932994171</text:p>
              </table:table-cell>
              <table:table-cell office:value-type="float" office:value="63.7659886172457">
                <text:p>63.7659886172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35036379842">
                <text:p>45.335036379842</text:p>
              </table:table-cell>
              <table:table-cell office:value-type="float" office:value="30.6302420157057">
                <text:p>30.630242015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2">
                <text:p>1972</text:p>
              </table:table-cell>
              <table:table-cell office:value-type="float" office:value="208">
                <text:p>208</text:p>
              </table:table-cell>
              <table:table-cell office:value-type="float" office:value="42.3106939130765">
                <text:p>42.3106939130765</text:p>
              </table:table-cell>
              <table:table-cell office:value-type="float" office:value="28.555616454671">
                <text:p>28.555616454671</text:p>
              </table:table-cell>
              <table:table-cell office:value-type="float" office:value="276666">
                <text:p>276666</text:p>
              </table:table-cell>
              <table:table-cell office:value-type="float" office:value="2420">
                <text:p>2420</text:p>
              </table:table-cell>
              <table:table-cell office:value-type="float" office:value="64.564019923319">
                <text:p>64.564019923319</text:p>
              </table:table-cell>
              <table:table-cell office:value-type="float" office:value="75.3657248822003">
                <text:p>75.3657248822003</text:p>
              </table:table-cell>
              <table:table-cell office:value-type="float" office:value="277194">
                <text:p>277194</text:p>
              </table:table-cell>
              <table:table-cell office:value-type="float" office:value="2249">
                <text:p>2249</text:p>
              </table:table-cell>
              <table:table-cell office:value-type="float" office:value="95.0832756311849">
                <text:p>95.0832756311849</text:p>
              </table:table-cell>
              <table:table-cell office:value-type="float" office:value="98.1555079153081">
                <text:p>98.1555079153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6838921263093">
                <text:p>64.6838921263093</text:p>
              </table:table-cell>
              <table:table-cell office:value-type="float" office:value="66.5686133866528">
                <text:p>66.568613386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998758411186">
                <text:p>48.2998758411186</text:p>
              </table:table-cell>
              <table:table-cell office:value-type="float" office:value="32.5437305544686">
                <text:p>32.5437305544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91">
                <text:p>3691</text:p>
              </table:table-cell>
              <table:table-cell office:value-type="float" office:value="228">
                <text:p>228</text:p>
              </table:table-cell>
              <table:table-cell office:value-type="float" office:value="45.6136109064316">
                <text:p>45.6136109064316</text:p>
              </table:table-cell>
              <table:table-cell office:value-type="float" office:value="29.6279643164026">
                <text:p>29.6279643164026</text:p>
              </table:table-cell>
              <table:table-cell office:value-type="float" office:value="1104594">
                <text:p>1104594</text:p>
              </table:table-cell>
              <table:table-cell office:value-type="float" office:value="4353">
                <text:p>4353</text:p>
              </table:table-cell>
              <table:table-cell office:value-type="float" office:value="71.6983188618557">
                <text:p>71.6983188618557</text:p>
              </table:table-cell>
              <table:table-cell office:value-type="float" office:value="78.6971355683157">
                <text:p>78.6971355683157</text:p>
              </table:table-cell>
              <table:table-cell office:value-type="float" office:value="1105646">
                <text:p>1105646</text:p>
              </table:table-cell>
              <table:table-cell office:value-type="float" office:value="4371">
                <text:p>4371</text:p>
              </table:table-cell>
              <table:table-cell office:value-type="float" office:value="105.15243093042">
                <text:p>105.15243093042</text:p>
              </table:table-cell>
              <table:table-cell office:value-type="float" office:value="102.171390439487">
                <text:p>102.171390439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7033541630859">
                <text:p>67.7033541630859</text:p>
              </table:table-cell>
              <table:table-cell office:value-type="float" office:value="69.4944183304511">
                <text:p>69.4944183304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458611099842">
                <text:p>51.458611099842</text:p>
              </table:table-cell>
              <table:table-cell office:value-type="float" office:value="34.5767558042408">
                <text:p>34.5767558042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11">
                <text:p>6911</text:p>
              </table:table-cell>
              <table:table-cell office:value-type="float" office:value="356">
                <text:p>356</text:p>
              </table:table-cell>
              <table:table-cell office:value-type="float" office:value="49.1743648591003">
                <text:p>49.1743648591003</text:p>
              </table:table-cell>
              <table:table-cell office:value-type="float" office:value="30.7405820122099">
                <text:p>30.740582012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6209550415502">
                <text:p>79.6209550415502</text:p>
              </table:table-cell>
              <table:table-cell office:value-type="float" office:value="82.1758054651255">
                <text:p>82.175805465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287892451934">
                <text:p>116.287892451934</text:p>
              </table:table-cell>
              <table:table-cell office:value-type="float" office:value="106.351576656759">
                <text:p>106.351576656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8637655257585">
                <text:p>70.8637655257585</text:p>
              </table:table-cell>
              <table:table-cell office:value-type="float" office:value="72.5488174289665">
                <text:p>72.5488174289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8239226335753">
                <text:p>54.8239226335753</text:p>
              </table:table-cell>
              <table:table-cell office:value-type="float" office:value="36.7367852909519">
                <text:p>36.7367852909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64">
                <text:p>12964</text:p>
              </table:table-cell>
              <table:table-cell office:value-type="float" office:value="480">
                <text:p>480</text:p>
              </table:table-cell>
              <table:table-cell office:value-type="float" office:value="53.0130834030277">
                <text:p>53.0130834030277</text:p>
              </table:table-cell>
              <table:table-cell office:value-type="float" office:value="31.8949817934756">
                <text:p>31.8949817934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4190394190852">
                <text:p>88.4190394190852</text:p>
              </table:table-cell>
              <table:table-cell office:value-type="float" office:value="85.8082439097176">
                <text:p>85.8082439097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602580190093">
                <text:p>128.602580190093</text:p>
              </table:table-cell>
              <table:table-cell office:value-type="float" office:value="110.702788801504">
                <text:p>110.70278880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1717057679789">
                <text:p>74.1717057679789</text:p>
              </table:table-cell>
              <table:table-cell office:value-type="float" office:value="75.7374626162636">
                <text:p>75.737462616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4093202029986">
                <text:p>58.4093202029986</text:p>
              </table:table-cell>
              <table:table-cell office:value-type="float" office:value="39.0317530410985">
                <text:p>39.0317530410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368">
                <text:p>24368</text:p>
              </table:table-cell>
              <table:table-cell office:value-type="float" office:value="653">
                <text:p>653</text:p>
              </table:table-cell>
              <table:table-cell office:value-type="float" office:value="57.151465401719">
                <text:p>57.151465401719</text:p>
              </table:table-cell>
              <table:table-cell office:value-type="float" office:value="33.0927327010945">
                <text:p>33.092732701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.1893086777714">
                <text:p>98.1893086777714</text:p>
              </table:table-cell>
              <table:table-cell office:value-type="float" office:value="89.6012479730958">
                <text:p>89.601247973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221372172389">
                <text:p>142.221372172389</text:p>
              </table:table-cell>
              <table:table-cell office:value-type="float" office:value="115.232024138042">
                <text:p>115.232024138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6340615787895">
                <text:p>77.6340615787895</text:p>
              </table:table-cell>
              <table:table-cell office:value-type="float" office:value="79.0662542386204">
                <text:p>79.066254238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2291970857091">
                <text:p>62.2291970857091</text:p>
              </table:table-cell>
              <table:table-cell office:value-type="float" office:value="41.4700887242991">
                <text:p>41.4700887242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59">
                <text:p>45959</text:p>
              </table:table-cell>
              <table:table-cell office:value-type="float" office:value="913">
                <text:p>913</text:p>
              </table:table-cell>
              <table:table-cell office:value-type="float" office:value="61.6129036059302">
                <text:p>61.6129036059302</text:p>
              </table:table-cell>
              <table:table-cell office:value-type="float" office:value="34.3354626980885">
                <text:p>34.335462698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039188866574">
                <text:p>109.039188866574</text:p>
              </table:table-cell>
              <table:table-cell office:value-type="float" office:value="93.5619151789565">
                <text:p>93.561915178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282370794574">
                <text:p>157.282370794574</text:p>
              </table:table-cell>
              <table:table-cell office:value-type="float" office:value="119.946566213061">
                <text:p>119.94656621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2580411197884">
                <text:p>81.2580411197884</text:p>
              </table:table-cell>
              <table:table-cell office:value-type="float" office:value="82.5413519726728">
                <text:p>82.5413519726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2988878568256">
                <text:p>66.2988878568256</text:p>
              </table:table-cell>
              <table:table-cell office:value-type="float" office:value="44.0607486163998">
                <text:p>44.0607486163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4226168842813">
                <text:p>66.4226168842813</text:p>
              </table:table-cell>
              <table:table-cell office:value-type="float" office:value="35.6248608823058">
                <text:p>35.6248608823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087976570834">
                <text:p>121.087976570834</text:p>
              </table:table-cell>
              <table:table-cell office:value-type="float" office:value="97.6976567846769">
                <text:p>97.6976567846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.938303258507">
                <text:p>173.938303258507</text:p>
              </table:table-cell>
              <table:table-cell office:value-type="float" office:value="124.853996568431">
                <text:p>124.85399656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0511890315579">
                <text:p>85.0511890315579</text:p>
              </table:table-cell>
              <table:table-cell office:value-type="float" office:value="86.1691862234288">
                <text:p>86.169186223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6347299483536">
                <text:p>70.6347299483536</text:p>
              </table:table-cell>
              <table:table-cell office:value-type="float" office:value="46.8132484968632">
                <text:p>46.8132484968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6077927762419">
                <text:p>71.6077927762419</text:p>
              </table:table-cell>
              <table:table-cell office:value-type="float" office:value="36.9626797822153">
                <text:p>36.962679782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468150601895">
                <text:p>134.468150601895</text:p>
              </table:table-cell>
              <table:table-cell office:value-type="float" office:value="102.016211649367">
                <text:p>102.01621164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358070313955">
                <text:p>192.358070313955</text:p>
              </table:table-cell>
              <table:table-cell office:value-type="float" office:value="129.962206933208">
                <text:p>129.96220693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0214021405962">
                <text:p>89.0214021405962</text:p>
              </table:table-cell>
              <table:table-cell office:value-type="float" office:value="89.9564700232463">
                <text:p>89.956470023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2541292344347">
                <text:p>75.2541292344347</text:p>
              </table:table-cell>
              <table:table-cell office:value-type="float" office:value="49.7376986012756">
                <text:p>49.7376986012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1977411732878">
                <text:p>77.1977411732878</text:p>
              </table:table-cell>
              <table:table-cell office:value-type="float" office:value="38.3507377389135">
                <text:p>38.350737738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326828627914">
                <text:p>149.326828627914</text:p>
              </table:table-cell>
              <table:table-cell office:value-type="float" office:value="106.525660714932">
                <text:p>106.52566071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728459009495">
                <text:p>212.728459009495</text:p>
              </table:table-cell>
              <table:table-cell office:value-type="float" office:value="135.279411914482">
                <text:p>135.279411914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1769458994546">
                <text:p>93.1769458994546</text:p>
              </table:table-cell>
              <table:table-cell office:value-type="float" office:value="93.91021145379">
                <text:p>93.91021145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175629905767">
                <text:p>80.175629905767</text:p>
              </table:table-cell>
              <table:table-cell office:value-type="float" office:value="52.8448407573574">
                <text:p>52.8448407573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2240599969334">
                <text:p>83.2240599969334</text:p>
              </table:table-cell>
              <table:table-cell office:value-type="float" office:value="39.7909213775834">
                <text:p>39.7909213775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827384761817">
                <text:p>165.827384761817</text:p>
              </table:table-cell>
              <table:table-cell office:value-type="float" office:value="111.234442127251">
                <text:p>111.2344421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.256036820783">
                <text:p>235.256036820783</text:p>
              </table:table-cell>
              <table:table-cell office:value-type="float" office:value="140.814162207428">
                <text:p>140.814162207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526471594303">
                <text:p>97.526471594303</text:p>
              </table:table-cell>
              <table:table-cell office:value-type="float" office:value="98.037726613956">
                <text:p>98.03772661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4189889137026">
                <text:p>85.4189889137026</text:p>
              </table:table-cell>
              <table:table-cell office:value-type="float" office:value="56.1460878408805">
                <text:p>56.1460878408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7208138101561">
                <text:p>89.7208138101561</text:p>
              </table:table-cell>
              <table:table-cell office:value-type="float" office:value="41.2851881717644">
                <text:p>41.285188171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151245892082">
                <text:p>184.151245892082</text:p>
              </table:table-cell>
              <table:table-cell office:value-type="float" office:value="116.151367025751">
                <text:p>116.151367025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169246363747">
                <text:p>260.169246363747</text:p>
              </table:table-cell>
              <table:table-cell office:value-type="float" office:value="146.575358345841">
                <text:p>146.57535834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079034355751">
                <text:p>102.079034355751</text:p>
              </table:table-cell>
              <table:table-cell office:value-type="float" office:value="102.346653157758">
                <text:p>102.346653157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0052552828702">
                <text:p>91.0052552828702</text:p>
              </table:table-cell>
              <table:table-cell office:value-type="float" office:value="59.6535656964199">
                <text:p>59.6535656964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7247263718366">
                <text:p>96.7247263718366</text:p>
              </table:table-cell>
              <table:table-cell office:value-type="float" office:value="42.8355691039167">
                <text:p>42.835569103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499886507373">
                <text:p>204.499886507373</text:p>
              </table:table-cell>
              <table:table-cell office:value-type="float" office:value="121.285636030943">
                <text:p>121.28563603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72072193431">
                <text:p>287.72072193431</text:p>
              </table:table-cell>
              <table:table-cell office:value-type="float" office:value="152.572265015248">
                <text:p>152.57226501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844112010419">
                <text:p>106.844112010419</text:p>
              </table:table-cell>
              <table:table-cell office:value-type="float" office:value="106.844964427228">
                <text:p>106.84496442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9568546107178">
                <text:p>96.9568546107178</text:p>
              </table:table-cell>
              <table:table-cell office:value-type="float" office:value="63.3801576769178">
                <text:p>63.3801576769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275388222656">
                <text:p>104.275388222656</text:p>
              </table:table-cell>
              <table:table-cell office:value-type="float" office:value="44.4441714258997">
                <text:p>44.4441714258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097043948517">
                <text:p>227.097043948517</text:p>
              </table:table-cell>
              <table:table-cell office:value-type="float" office:value="126.646856460752">
                <text:p>126.646856460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.189851365674">
                <text:p>318.189851365674</text:p>
              </table:table-cell>
              <table:table-cell office:value-type="float" office:value="158.814525951615">
                <text:p>158.81452595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831624812502">
                <text:p>111.831624812502</text:p>
              </table:table-cell>
              <table:table-cell office:value-type="float" office:value="111.540984206481">
                <text:p>111.54098420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297679093191">
                <text:p>103.297679093191</text:p>
              </table:table-cell>
              <table:table-cell office:value-type="float" office:value="67.3395519656598">
                <text:p>67.3395519656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415480475855">
                <text:p>112.415480475855</text:p>
              </table:table-cell>
              <table:table-cell office:value-type="float" office:value="46.113181523113">
                <text:p>46.113181523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191178444959">
                <text:p>252.191178444959</text:p>
              </table:table-cell>
              <table:table-cell office:value-type="float" office:value="132.245060307868">
                <text:p>132.245060307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.885609181898">
                <text:p>351.885609181898</text:p>
              </table:table-cell>
              <table:table-cell office:value-type="float" office:value="165.312179449625">
                <text:p>165.31217944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051956096418">
                <text:p>117.051956096418</text:p>
              </table:table-cell>
              <table:table-cell office:value-type="float" office:value="116.443402124245">
                <text:p>116.44340212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053183437949">
                <text:p>110.053183437949</text:p>
              </table:table-cell>
              <table:table-cell office:value-type="float" office:value="71.5462918544811">
                <text:p>71.5462918544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191016077863">
                <text:p>121.191016077863</text:p>
              </table:table-cell>
              <table:table-cell office:value-type="float" office:value="47.8448678861949">
                <text:p>47.844867886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058204984277">
                <text:p>280.058204984277</text:p>
              </table:table-cell>
              <table:table-cell office:value-type="float" office:value="138.09072301176">
                <text:p>138.0907230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149689777545">
                <text:p>389.149689777545</text:p>
              </table:table-cell>
              <table:table-cell office:value-type="float" office:value="172.075674505434">
                <text:p>172.075674505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515973893513">
                <text:p>122.515973893513</text:p>
              </table:table-cell>
              <table:table-cell office:value-type="float" office:value="121.561289733364">
                <text:p>121.56128973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250487050151">
                <text:p>117.250487050151</text:p>
              </table:table-cell>
              <table:table-cell office:value-type="float" office:value="76.0158291628817">
                <text:p>76.0158291628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651599902555">
                <text:p>130.651599902555</text:p>
              </table:table-cell>
              <table:table-cell office:value-type="float" office:value="49.6415841943171">
                <text:p>49.641584194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.004527052216">
                <text:p>311.004527052216</text:p>
              </table:table-cell>
              <table:table-cell office:value-type="float" office:value="144.19478306046">
                <text:p>144.1947830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.359972395682">
                <text:p>430.359972395682</text:p>
              </table:table-cell>
              <table:table-cell office:value-type="float" office:value="179.115887619901">
                <text:p>179.115887619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235053557857">
                <text:p>128.235053557857</text:p>
              </table:table-cell>
              <table:table-cell office:value-type="float" office:value="126.904117297017">
                <text:p>126.90411729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.918482901033">
                <text:p>124.918482901033</text:p>
              </table:table-cell>
              <table:table-cell office:value-type="float" office:value="80.764580994263">
                <text:p>80.764580994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850709149351">
                <text:p>140.850709149351</text:p>
              </table:table-cell>
              <table:table-cell office:value-type="float" office:value="51.5057725142662">
                <text:p>51.505772514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.370405599802">
                <text:p>345.370405599802</text:p>
              </table:table-cell>
              <table:table-cell office:value-type="float" office:value="150.568662458828">
                <text:p>150.568662458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.934353041079">
                <text:p>475.934353041079</text:p>
              </table:table-cell>
              <table:table-cell office:value-type="float" office:value="186.444140289289">
                <text:p>186.444140289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221101448201">
                <text:p>134.221101448201</text:p>
              </table:table-cell>
              <table:table-cell office:value-type="float" office:value="132.481771312722">
                <text:p>132.48177131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087953516314">
                <text:p>133.087953516314</text:p>
              </table:table-cell>
              <table:table-cell office:value-type="float" office:value="85.8099900377589">
                <text:p>85.8099900377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845995630146">
                <text:p>151.845995630146</text:p>
              </table:table-cell>
              <table:table-cell office:value-type="float" office:value="53.4399666196598">
                <text:p>53.4399666196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533700280013">
                <text:p>383.533700280013</text:p>
              </table:table-cell>
              <table:table-cell office:value-type="float" office:value="157.224288101565">
                <text:p>157.22428810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.334982186422">
                <text:p>526.334982186422</text:p>
              </table:table-cell>
              <table:table-cell office:value-type="float" office:value="194.072217211567">
                <text:p>194.07221721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48657971543">
                <text:p>140.48657971543</text:p>
              </table:table-cell>
              <table:table-cell office:value-type="float" office:value="138.304572806551">
                <text:p>138.304572806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791694550062">
                <text:p>141.791694550062</text:p>
              </table:table-cell>
              <table:table-cell office:value-type="float" office:value="91.1705886371569">
                <text:p>91.1705886371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699611653794">
                <text:p>163.699611653794</text:p>
              </table:table-cell>
              <table:table-cell office:value-type="float" office:value="55.4467954348096">
                <text:p>55.4467954348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.914024089629">
                <text:p>425.914024089629</text:p>
              </table:table-cell>
              <table:table-cell office:value-type="float" office:value="164.174114090993">
                <text:p>164.174114090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.072951244329">
                <text:p>582.072951244329</text:p>
              </table:table-cell>
              <table:table-cell office:value-type="float" office:value="202.012385237604">
                <text:p>202.012385237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.04453224709">
                <text:p>147.04453224709</text:p>
              </table:table-cell>
              <table:table-cell office:value-type="float" office:value="144.383296431406">
                <text:p>144.38329643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064646440099">
                <text:p>151.064646440099</text:p>
              </table:table-cell>
              <table:table-cell office:value-type="float" office:value="96.8660668622397">
                <text:p>96.8660668622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478561350241">
                <text:p>176.478561350241</text:p>
              </table:table-cell>
              <table:table-cell office:value-type="float" office:value="57.528986607911">
                <text:p>57.528986607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.977357097385">
                <text:p>472.977357097385</text:p>
              </table:table-cell>
              <table:table-cell office:value-type="float" office:value="171.431145041351">
                <text:p>171.43114504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.713475328685">
                <text:p>643.713475328685</text:p>
              </table:table-cell>
              <table:table-cell office:value-type="float" office:value="210.277413097714">
                <text:p>210.277413097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.908611823017">
                <text:p>153.908611823017</text:p>
              </table:table-cell>
              <table:table-cell office:value-type="float" office:value="150.7291904047">
                <text:p>150.729190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.944034673447">
                <text:p>160.944034673447</text:p>
              </table:table-cell>
              <table:table-cell office:value-type="float" office:value="102.917344832583">
                <text:p>102.917344832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.255079420213">
                <text:p>190.255079420213</text:p>
              </table:table-cell>
              <table:table-cell office:value-type="float" office:value="59.6893702184174">
                <text:p>59.6893702184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241169987279">
                <text:p>525.241169987279</text:p>
              </table:table-cell>
              <table:table-cell office:value-type="float" office:value="179.008960413212">
                <text:p>179.008960413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.881624861485">
                <text:p>711.881624861485</text:p>
              </table:table-cell>
              <table:table-cell office:value-type="float" office:value="218.880591935291">
                <text:p>218.88059193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.0931085386">
                <text:p>161.0931085386</text:p>
              </table:table-cell>
              <table:table-cell office:value-type="float" office:value="157.353997322328">
                <text:p>157.35399732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469519224929">
                <text:p>171.469519224929</text:p>
              </table:table-cell>
              <table:table-cell office:value-type="float" office:value="109.346649559464">
                <text:p>109.346649559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.107039451408">
                <text:p>205.107039451408</text:p>
              </table:table-cell>
              <table:table-cell office:value-type="float" office:value="61.9308826236366">
                <text:p>61.9308826236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.280113751414">
                <text:p>583.280113751414</text:p>
              </table:table-cell>
              <table:table-cell office:value-type="float" office:value="186.921739923567">
                <text:p>186.921739923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.268664146987">
                <text:p>787.268664146987</text:p>
              </table:table-cell>
              <table:table-cell office:value-type="float" office:value="227.835756680536">
                <text:p>227.835756680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612979554846">
                <text:p>168.612979554846</text:p>
              </table:table-cell>
              <table:table-cell office:value-type="float" office:value="164.269975887452">
                <text:p>164.269975887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683353768806">
                <text:p>182.683353768806</text:p>
              </table:table-cell>
              <table:table-cell office:value-type="float" office:value="116.177596588118">
                <text:p>116.177596588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.11839410923">
                <text:p>221.11839410923</text:p>
              </table:table-cell>
              <table:table-cell office:value-type="float" office:value="64.2565704497785">
                <text:p>64.2565704497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.732338091666">
                <text:p>647.732338091666</text:p>
              </table:table-cell>
              <table:table-cell office:value-type="float" office:value="195.184290079119">
                <text:p>195.184290079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.639061189953">
                <text:p>870.639061189953</text:p>
              </table:table-cell>
              <table:table-cell office:value-type="float" office:value="237.157308298667">
                <text:p>237.15730829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48388023719">
                <text:p>176.48388023719</text:p>
              </table:table-cell>
              <table:table-cell office:value-type="float" office:value="171.489923594301">
                <text:p>171.489923594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630555302606">
                <text:p>194.630555302606</text:p>
              </table:table-cell>
              <table:table-cell office:value-type="float" office:value="123.43527674025">
                <text:p>123.43527674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.379649690317">
                <text:p>238.379649690317</text:p>
              </table:table-cell>
              <table:table-cell office:value-type="float" office:value="66.6695947328789">
                <text:p>66.6695947328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.30650800227">
                <text:p>719.30650800227</text:p>
              </table:table-cell>
              <table:table-cell office:value-type="float" office:value="203.812071882422">
                <text:p>203.81207188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.838239841588">
                <text:p>962.838239841588</text:p>
              </table:table-cell>
              <table:table-cell office:value-type="float" office:value="246.860236948372">
                <text:p>246.86023694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72219674787">
                <text:p>184.72219674787</text:p>
              </table:table-cell>
              <table:table-cell office:value-type="float" office:value="179.027200408969">
                <text:p>179.027200408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.359084864081">
                <text:p>207.359084864081</text:p>
              </table:table-cell>
              <table:table-cell office:value-type="float" office:value="131.146348275382">
                <text:p>131.146348275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988377721338">
                <text:p>256.988377721338</text:p>
              </table:table-cell>
              <table:table-cell office:value-type="float" office:value="69.1732352152268">
                <text:p>69.173235215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8.789595682033">
                <text:p>798.789595682033</text:p>
              </table:table-cell>
              <table:table-cell office:value-type="float" office:value="212.821229762741">
                <text:p>212.82122976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4.80115288439">
                <text:p>1064.80115288439</text:p>
              </table:table-cell>
              <table:table-cell office:value-type="float" office:value="256.960146087765">
                <text:p>256.960146087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.345080159725">
                <text:p>193.345080159725</text:p>
              </table:table-cell>
              <table:table-cell office:value-type="float" office:value="186.895753491013">
                <text:p>186.89575349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.920040066769">
                <text:p>220.920040066769</text:p>
              </table:table-cell>
              <table:table-cell office:value-type="float" office:value="139.339134809581">
                <text:p>139.339134809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.049766494927">
                <text:p>277.049766494927</text:p>
              </table:table-cell>
              <table:table-cell office:value-type="float" office:value="71.770894803135">
                <text:p>71.77089480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055533449799">
                <text:p>887.055533449799</text:p>
              </table:table-cell>
              <table:table-cell office:value-type="float" office:value="222.228621785733">
                <text:p>222.228621785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.56176299195">
                <text:p>1177.56176299195</text:p>
              </table:table-cell>
              <table:table-cell office:value-type="float" office:value="267.473277566587">
                <text:p>267.47327756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.370482162434">
                <text:p>202.370482162434</text:p>
              </table:table-cell>
              <table:table-cell office:value-type="float" office:value="195.110143001619">
                <text:p>195.11014300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.367860227073">
                <text:p>235.367860227073</text:p>
              </table:table-cell>
              <table:table-cell office:value-type="float" office:value="148.04372935123">
                <text:p>148.04372935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677215660405">
                <text:p>298.677215660405</text:p>
              </table:table-cell>
              <table:table-cell office:value-type="float" office:value="74.4661041921137">
                <text:p>74.466104192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.074822803687">
                <text:p>985.074822803687</text:p>
              </table:table-cell>
              <table:table-cell office:value-type="float" office:value="232.051851198504">
                <text:p>232.05185119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2.26352770607">
                <text:p>1302.26352770607</text:p>
              </table:table-cell>
              <table:table-cell office:value-type="float" office:value="278.416537745029">
                <text:p>278.41653774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.817192435533">
                <text:p>211.817192435533</text:p>
              </table:table-cell>
              <table:table-cell office:value-type="float" office:value="203.685569046076">
                <text:p>203.685569046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.760544906328">
                <text:p>250.760544906328</text:p>
              </table:table-cell>
              <table:table-cell office:value-type="float" office:value="157.292104835956">
                <text:p>157.2921048359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.992977230268">
                <text:p>321.992977230268</text:p>
              </table:table-cell>
              <table:table-cell office:value-type="float" office:value="77.2625266657329">
                <text:p>77.2625266657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.92520527762">
                <text:p>1093.92520527762</text:p>
              </table:table-cell>
              <table:table-cell office:value-type="float" office:value="242.309299369061">
                <text:p>242.30929936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.1709947549">
                <text:p>1440.1709947549</text:p>
              </table:table-cell>
              <table:table-cell office:value-type="float" office:value="289.80752468116">
                <text:p>289.80752468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.704877766013">
                <text:p>221.704877766013</text:p>
              </table:table-cell>
              <table:table-cell office:value-type="float" office:value="212.63789980042">
                <text:p>212.6378998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159886745173">
                <text:p>267.159886745173</text:p>
              </table:table-cell>
              <table:table-cell office:value-type="float" office:value="167.11823156676">
                <text:p>167.11823156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128846625834">
                <text:p>347.128846625834</text:p>
              </table:table-cell>
              <table:table-cell office:value-type="float" office:value="80.1639630746963">
                <text:p>80.1639630746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4.80351242329">
                <text:p>1214.80351242329</text:p>
              </table:table-cell>
              <table:table-cell office:value-type="float" office:value="253.020160181784">
                <text:p>253.02016018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2.68262529538">
                <text:p>1592.68262529538</text:p>
              </table:table-cell>
              <table:table-cell office:value-type="float" office:value="301.664556430685">
                <text:p>301.664556430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054122991941">
                <text:p>232.054122991941</text:p>
              </table:table-cell>
              <table:table-cell office:value-type="float" office:value="221.983700874289">
                <text:p>221.98370087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631719524919">
                <text:p>284.631719524919</text:p>
              </table:table-cell>
              <table:table-cell office:value-type="float" office:value="177.558201990674">
                <text:p>177.558201990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.226907668266">
                <text:p>374.226907668266</text:p>
              </table:table-cell>
              <table:table-cell office:value-type="float" office:value="83.1743570028939">
                <text:p>83.1743570028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9.03882521059">
                <text:p>1349.03882521059</text:p>
              </table:table-cell>
              <table:table-cell office:value-type="float" office:value="264.204475953306">
                <text:p>264.20447595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1.3449751149">
                <text:p>1761.3449751149</text:p>
              </table:table-cell>
              <table:table-cell office:value-type="float" office:value="314.006700504549">
                <text:p>314.00670050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886473857338">
                <text:p>242.886473857338</text:p>
              </table:table-cell>
              <table:table-cell office:value-type="float" office:value="231.74026596433">
                <text:p>231.7402659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.246182451737">
                <text:p>303.246182451737</text:p>
              </table:table-cell>
              <table:table-cell office:value-type="float" office:value="188.650363270311">
                <text:p>188.650363270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440335726137">
                <text:p>403.440335726137</text:p>
              </table:table-cell>
              <table:table-cell office:value-type="float" office:value="86.2978001274552">
                <text:p>86.297800127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8.1070875365">
                <text:p>1498.1070875365</text:p>
              </table:table-cell>
              <table:table-cell office:value-type="float" office:value="275.883174935982">
                <text:p>275.883174935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7.86837759793">
                <text:p>1947.86837759793</text:p>
              </table:table-cell>
              <table:table-cell office:value-type="float" office:value="326.853804531754">
                <text:p>326.85380453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224481867534">
                <text:p>254.224481867534</text:p>
              </table:table-cell>
              <table:table-cell office:value-type="float" office:value="241.925648854872">
                <text:p>241.925648854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.078001724616">
                <text:p>323.078001724616</text:p>
              </table:table-cell>
              <table:table-cell office:value-type="float" office:value="200.435458137211">
                <text:p>200.435458137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.934263559424">
                <text:p>434.934263559424</text:p>
              </table:table-cell>
              <table:table-cell office:value-type="float" office:value="89.5385377800888">
                <text:p>89.538537780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3.64733452112">
                <text:p>1663.64733452112</text:p>
              </table:table-cell>
              <table:table-cell office:value-type="float" office:value="288.078110479131">
                <text:p>288.078110479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4.1442874917">
                <text:p>2154.1442874917</text:p>
              </table:table-cell>
              <table:table-cell office:value-type="float" office:value="340.226528176696">
                <text:p>340.22652817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091751238388">
                <text:p>266.091751238388</text:p>
              </table:table-cell>
              <table:table-cell office:value-type="float" office:value="252.55869682509">
                <text:p>252.55869682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.206790517416">
                <text:p>344.206790517416</text:p>
              </table:table-cell>
              <table:table-cell office:value-type="float" office:value="212.956774544394">
                <text:p>212.956774544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.886714754247">
                <text:p>468.886714754247</text:p>
              </table:table-cell>
              <table:table-cell office:value-type="float" office:value="92.900974717266">
                <text:p>92.900974717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7.47971402398">
                <text:p>1847.47971402398</text:p>
              </table:table-cell>
              <table:table-cell office:value-type="float" office:value="300.812101921344">
                <text:p>300.81210192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2.26446134698">
                <text:p>2382.26446134698</text:p>
              </table:table-cell>
              <table:table-cell office:value-type="float" office:value="354.146376362349">
                <text:p>354.14637636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.512988037108">
                <text:p>278.512988037108</text:p>
              </table:table-cell>
              <table:table-cell office:value-type="float" office:value="263.659085524463">
                <text:p>263.659085524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71736857927">
                <text:p>366.71736857927</text:p>
              </table:table-cell>
              <table:table-cell office:value-type="float" office:value="226.260304667783">
                <text:p>226.260304667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.489610024693">
                <text:p>505.489610024693</text:p>
              </table:table-cell>
              <table:table-cell office:value-type="float" office:value="96.3896811070923">
                <text:p>96.3896811070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1.62549953088">
                <text:p>2051.62549953088</text:p>
              </table:table-cell>
              <table:table-cell office:value-type="float" office:value="314.108977290353">
                <text:p>314.108977290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4.54216913437">
                <text:p>2634.54216913437</text:p>
              </table:table-cell>
              <table:table-cell office:value-type="float" office:value="368.635733852729">
                <text:p>368.63573385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514051616972">
                <text:p>291.514051616972</text:p>
              </table:table-cell>
              <table:table-cell office:value-type="float" office:value="275.247355381072">
                <text:p>275.24735538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.700102736351">
                <text:p>390.700102736351</text:p>
              </table:table-cell>
              <table:table-cell office:value-type="float" office:value="240.394913840535">
                <text:p>240.394913840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.949852070003">
                <text:p>544.949852070003</text:p>
              </table:table-cell>
              <table:table-cell office:value-type="float" office:value="100.009398741004">
                <text:p>100.00939874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8.32931445693">
                <text:p>2278.32931445693</text:p>
              </table:table-cell>
              <table:table-cell office:value-type="float" office:value="327.99361789038">
                <text:p>327.9936178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3.53565213442">
                <text:p>2913.53565213442</text:p>
              </table:table-cell>
              <table:table-cell office:value-type="float" office:value="383.717901250245">
                <text:p>383.71790125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.122008453051">
                <text:p>305.122008453051</text:p>
              </table:table-cell>
              <table:table-cell office:value-type="float" office:value="287.344949610108">
                <text:p>287.34494961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25126966191">
                <text:p>416.25126966191</text:p>
              </table:table-cell>
              <table:table-cell office:value-type="float" office:value="255.412520040802">
                <text:p>255.412520040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490495119397">
                <text:p>587.490495119397</text:p>
              </table:table-cell>
              <table:table-cell office:value-type="float" office:value="103.76504747873">
                <text:p>103.7650474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0.0838122263">
                <text:p>2530.0838122263</text:p>
              </table:table-cell>
              <table:table-cell office:value-type="float" office:value="342.492004860392">
                <text:p>342.49200486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2.07406497786">
                <text:p>3222.07406497786</text:p>
              </table:table-cell>
              <table:table-cell office:value-type="float" office:value="399.417132465827">
                <text:p>399.4171324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36518849098">
                <text:p>319.36518849098</text:p>
              </table:table-cell>
              <table:table-cell office:value-type="float" office:value="299.974253892918">
                <text:p>299.97425389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.473442370894">
                <text:p>443.473442370894</text:p>
              </table:table-cell>
              <table:table-cell office:value-type="float" office:value="271.36828459219">
                <text:p>271.3682845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352005775566">
                <text:p>633.352005775566</text:p>
              </table:table-cell>
              <table:table-cell office:value-type="float" office:value="107.661731935286">
                <text:p>107.661731935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9.65708349121">
                <text:p>2809.65708349121</text:p>
              </table:table-cell>
              <table:table-cell office:value-type="float" office:value="357.631267790383">
                <text:p>357.631267790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3.28616490325">
                <text:p>3563.28616490325</text:p>
              </table:table-cell>
              <table:table-cell office:value-type="float" office:value="415.758673722086">
                <text:p>415.75867372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.273244126121">
                <text:p>334.273244126121</text:p>
              </table:table-cell>
              <table:table-cell office:value-type="float" office:value="313.158637800005">
                <text:p>313.1586378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.475901990714">
                <text:p>472.475901990714</text:p>
              </table:table-cell>
              <table:table-cell office:value-type="float" office:value="288.32081477738">
                <text:p>288.32081477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.793622283896">
                <text:p>682.793622283896</text:p>
              </table:table-cell>
              <table:table-cell office:value-type="float" office:value="111.704748419079">
                <text:p>111.7047484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0.12309183782">
                <text:p>3120.12309183782</text:p>
              </table:table-cell>
              <table:table-cell office:value-type="float" office:value="373.439735486649">
                <text:p>373.43973548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0.63203915771">
                <text:p>3940.63203915771</text:p>
              </table:table-cell>
              <table:table-cell office:value-type="float" office:value="432.768804152227">
                <text:p>432.76880415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.877211935882">
                <text:p>349.877211935882</text:p>
              </table:table-cell>
              <table:table-cell office:value-type="float" office:value="326.922498034655">
                <text:p>326.92249803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375076461151">
                <text:p>503.375076461151</text:p>
              </table:table-cell>
              <table:table-cell office:value-type="float" office:value="306.332379109141">
                <text:p>306.332379109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6.094819910886">
                <text:p>736.094819910886</text:p>
              </table:table-cell>
              <table:table-cell office:value-type="float" office:value="115.899592130565">
                <text:p>115.89959213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4.89547262575">
                <text:p>3464.89547262575</text:p>
              </table:table-cell>
              <table:table-cell office:value-type="float" office:value="389.946988981057">
                <text:p>389.94698898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7.93819227481">
                <text:p>4357.93819227481</text:p>
              </table:table-cell>
              <table:table-cell office:value-type="float" office:value="450.474878060011">
                <text:p>450.47487806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209577293716">
                <text:p>366.209577293716</text:p>
              </table:table-cell>
              <table:table-cell office:value-type="float" office:value="341.291303577185">
                <text:p>341.291303577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.295007924552">
                <text:p>536.295007924552</text:p>
              </table:table-cell>
              <table:table-cell office:value-type="float" office:value="325.469136049447">
                <text:p>325.469136049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.556890714998">
                <text:p>793.556890714998</text:p>
              </table:table-cell>
              <table:table-cell office:value-type="float" office:value="120.251964631227">
                <text:p>120.25196463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7.76506658618">
                <text:p>3847.76506658618</text:p>
              </table:table-cell>
              <table:table-cell office:value-type="float" office:value="407.183916883502">
                <text:p>407.183916883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9.4363490347">
                <text:p>4819.4363490347</text:p>
              </table:table-cell>
              <table:table-cell office:value-type="float" office:value="468.905368908712">
                <text:p>468.90536890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304341999327">
                <text:p>383.304341999327</text:p>
              </table:table-cell>
              <table:table-cell office:value-type="float" office:value="356.291642813359">
                <text:p>356.29164281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.367850682596">
                <text:p>571.367850682596</text:p>
              </table:table-cell>
              <table:table-cell office:value-type="float" office:value="345.801377016801">
                <text:p>345.801377016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504646639809">
                <text:p>855.504646639809</text:p>
              </table:table-cell>
              <table:table-cell office:value-type="float" office:value="124.76778159305">
                <text:p>124.7677815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2.94160086777">
                <text:p>4272.94160086777</text:p>
              </table:table-cell>
              <table:table-cell office:value-type="float" office:value="425.182773181114">
                <text:p>425.18277318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9.80636659113">
                <text:p>5329.80636659113</text:p>
              </table:table-cell>
              <table:table-cell office:value-type="float" office:value="488.089915109815">
                <text:p>488.089915109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197095065864">
                <text:p>401.197095065864</text:p>
              </table:table-cell>
              <table:table-cell office:value-type="float" office:value="371.951272734182">
                <text:p>371.951272734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734401718647">
                <text:p>608.734401718647</text:p>
              </table:table-cell>
              <table:table-cell office:value-type="float" office:value="367.403784574364">
                <text:p>367.403784574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2.288255556409">
                <text:p>922.288255556409</text:p>
              </table:table-cell>
              <table:table-cell office:value-type="float" office:value="129.453180838998">
                <text:p>129.45318083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5.0999758219">
                <text:p>4745.0999758219</text:p>
              </table:table-cell>
              <table:table-cell office:value-type="float" office:value="443.977237592379">
                <text:p>443.977237592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4.22369091876">
                <text:p>5894.22369091876</text:p>
              </table:table-cell>
              <table:table-cell office:value-type="float" office:value="508.059367685095">
                <text:p>508.05936768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.925086811489">
                <text:p>419.925086811489</text:p>
              </table:table-cell>
              <table:table-cell office:value-type="float" office:value="388.29917029811">
                <text:p>388.29917029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544665915426">
                <text:p>648.544665915426</text:p>
              </table:table-cell>
              <table:table-cell office:value-type="float" office:value="390.355706747251">
                <text:p>390.355706747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.285220633543">
                <text:p>994.285220633543</text:p>
              </table:table-cell>
              <table:table-cell office:value-type="float" office:value="134.314530685443">
                <text:p>134.314530685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9.43166645955">
                <text:p>5269.43166645955</text:p>
              </table:table-cell>
              <table:table-cell office:value-type="float" office:value="463.60247858912">
                <text:p>463.6024785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8.41183881665">
                <text:p>6518.41183881665</text:p>
              </table:table-cell>
              <table:table-cell office:value-type="float" office:value="528.845839878711">
                <text:p>528.84583987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.527306409553">
                <text:p>439.527306409553</text:p>
              </table:table-cell>
              <table:table-cell office:value-type="float" office:value="405.365586050714">
                <text:p>405.36558605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.958458237021">
                <text:p>690.958458237021</text:p>
              </table:table-cell>
              <table:table-cell office:value-type="float" office:value="414.741448476571">
                <text:p>414.741448476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1.90251422412">
                <text:p>1071.90251422412</text:p>
              </table:table-cell>
              <table:table-cell office:value-type="float" office:value="139.358438597872">
                <text:p>139.35843859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1.70180374907">
                <text:p>5851.70180374907</text:p>
              </table:table-cell>
              <table:table-cell office:value-type="float" office:value="484.095219204239">
                <text:p>484.095219204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8.7004376656">
                <text:p>7208.7004376656</text:p>
              </table:table-cell>
              <table:table-cell office:value-type="float" office:value="550.482758799103">
                <text:p>550.482758799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.04456305884">
                <text:p>460.04456305884</text:p>
              </table:table-cell>
              <table:table-cell office:value-type="float" office:value="423.182100101023">
                <text:p>423.18210010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6.146045292646">
                <text:p>736.146045292646</text:p>
              </table:table-cell>
              <table:table-cell office:value-type="float" office:value="440.650581280776">
                <text:p>440.650581280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5.57887833019">
                <text:p>1155.57887833019</text:p>
              </table:table-cell>
              <table:table-cell office:value-type="float" office:value="144.591760171648">
                <text:p>144.59176017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8.31256337498">
                <text:p>6498.31256337498</text:p>
              </table:table-cell>
              <table:table-cell office:value-type="float" office:value="505.49380574839">
                <text:p>505.4938057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2.08941149598">
                <text:p>7972.08941149598</text:p>
              </table:table-cell>
              <table:table-cell office:value-type="float" office:value="573.004919173743">
                <text:p>573.00491917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519570942861">
                <text:p>481.519570942861</text:p>
              </table:table-cell>
              <table:table-cell office:value-type="float" office:value="441.781680558121">
                <text:p>441.781680558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4.288828857652">
                <text:p>784.288828857652</text:p>
              </table:table-cell>
              <table:table-cell office:value-type="float" office:value="468.178272261723">
                <text:p>468.178272261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.78730465003">
                <text:p>1245.78730465003</text:p>
              </table:table-cell>
              <table:table-cell office:value-type="float" office:value="150.021608450013">
                <text:p>150.02160845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6.3735589299">
                <text:p>7216.3735589299</text:p>
              </table:table-cell>
              <table:table-cell office:value-type="float" office:value="527.838279564139">
                <text:p>527.83827956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6.31996424964">
                <text:p>8816.31996424964</text:p>
              </table:table-cell>
              <table:table-cell office:value-type="float" office:value="596.448539303178">
                <text:p>596.448539303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997038155065">
                <text:p>503.997038155065</text:p>
              </table:table-cell>
              <table:table-cell office:value-type="float" office:value="461.198744536137">
                <text:p>461.198744536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5.580074095729">
                <text:p>835.580074095729</text:p>
              </table:table-cell>
              <table:table-cell office:value-type="float" office:value="497.425633663937">
                <text:p>497.425633663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3.0377082262">
                <text:p>1343.0377082262</text:p>
              </table:table-cell>
              <table:table-cell office:value-type="float" office:value="155.655363592028">
                <text:p>155.65536359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3.78001352649">
                <text:p>8013.78001352649</text:p>
              </table:table-cell>
              <table:table-cell office:value-type="float" office:value="551.170451951909">
                <text:p>551.17045195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9.95308004718">
                <text:p>9749.95308004718</text:p>
              </table:table-cell>
              <table:table-cell office:value-type="float" office:value="620.851319304338">
                <text:p>620.851319304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.523759775116">
                <text:p>527.523759775116</text:p>
              </table:table-cell>
              <table:table-cell office:value-type="float" office:value="481.469221840504">
                <text:p>481.469221840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.225685405684">
                <text:p>890.225685405684</text:p>
              </table:table-cell>
              <table:table-cell office:value-type="float" office:value="528.500094271032">
                <text:p>528.500094271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7.87980980766">
                <text:p>1447.87980980766</text:p>
              </table:table-cell>
              <table:table-cell office:value-type="float" office:value="161.500682903552">
                <text:p>161.500682903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9.29956934212">
                <text:p>8899.29956934212</text:p>
              </table:table-cell>
              <table:table-cell office:value-type="float" office:value="575.533982407878">
                <text:p>575.533982407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82.4563364985">
                <text:p>10782.4563364985</text:p>
              </table:table-cell>
              <table:table-cell office:value-type="float" office:value="646.252501736798">
                <text:p>646.252501736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.148715289979">
                <text:p>552.148715289979</text:p>
              </table:table-cell>
              <table:table-cell office:value-type="float" office:value="502.630621453345">
                <text:p>502.63062145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8.445033007365">
                <text:p>948.445033007365</text:p>
              </table:table-cell>
              <table:table-cell office:value-type="float" office:value="561.51579400348">
                <text:p>561.51579400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0.9062432189">
                <text:p>1560.9062432189</text:p>
              </table:table-cell>
              <table:table-cell office:value-type="float" office:value="167.56551124493">
                <text:p>167.5655112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2.66868958406">
                <text:p>9882.66868958406</text:p>
              </table:table-cell>
              <table:table-cell office:value-type="float" office:value="600.974460320258">
                <text:p>600.97446032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24.2999113934">
                <text:p>11924.2999113934</text:p>
              </table:table-cell>
              <table:table-cell office:value-type="float" office:value="672.692934709451">
                <text:p>672.692934709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.923170562669">
                <text:p>577.923170562669</text:p>
              </table:table-cell>
              <table:table-cell office:value-type="float" office:value="524.722100940996">
                <text:p>524.72210094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471833585">
                <text:p>1010.471833585</text:p>
              </table:table-cell>
              <table:table-cell office:value-type="float" office:value="596.594003167126">
                <text:p>596.594003167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2.75590530086">
                <text:p>1682.75590530086</text:p>
              </table:table-cell>
              <table:table-cell office:value-type="float" office:value="173.858091829513">
                <text:p>173.858091829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74.6997128343">
                <text:p>10974.6997128343</text:p>
              </table:table-cell>
              <table:table-cell office:value-type="float" office:value="627.539490276816">
                <text:p>627.53949027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87.0627563358">
                <text:p>13187.0627563358</text:p>
              </table:table-cell>
              <table:table-cell office:value-type="float" office:value="700.215137569111">
                <text:p>700.21513756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900784560911">
                <text:p>604.900784560911</text:p>
              </table:table-cell>
              <table:table-cell office:value-type="float" office:value="547.784538912119">
                <text:p>547.78453891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6.55508852319">
                <text:p>1076.55508852319</text:p>
              </table:table-cell>
              <table:table-cell office:value-type="float" office:value="633.863567892394">
                <text:p>633.863567892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4.11756735976">
                <text:p>1814.11756735976</text:p>
              </table:table-cell>
              <table:table-cell office:value-type="float" office:value="180.386977427695">
                <text:p>180.38697742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87.3997368573">
                <text:p>12187.3997368573</text:p>
              </table:table-cell>
              <table:table-cell office:value-type="float" office:value="655.278781143258">
                <text:p>655.278781143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83.550013983">
                <text:p>14583.550013983</text:p>
              </table:table-cell>
              <table:table-cell office:value-type="float" office:value="728.863369276651">
                <text:p>728.8633692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137721067939">
                <text:p>633.137721067939</text:p>
              </table:table-cell>
              <table:table-cell office:value-type="float" office:value="571.860610660471">
                <text:p>571.86061066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6.96008350211">
                <text:p>1146.96008350211</text:p>
              </table:table-cell>
              <table:table-cell office:value-type="float" office:value="673.461383400334">
                <text:p>673.461383400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5.73376853779">
                <text:p>1955.73376853779</text:p>
              </table:table-cell>
              <table:table-cell office:value-type="float" office:value="187.161041991697">
                <text:p>187.16104199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34.1026390225">
                <text:p>13534.1026390225</text:p>
              </table:table-cell>
              <table:table-cell office:value-type="float" office:value="684.244239079175">
                <text:p>684.24423907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27.9228695686">
                <text:p>16127.9228695686</text:p>
              </table:table-cell>
              <table:table-cell office:value-type="float" office:value="758.683699580657">
                <text:p>758.683699580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.692765607974">
                <text:p>662.692765607974</text:p>
              </table:table-cell>
              <table:table-cell office:value-type="float" office:value="596.994867132296">
                <text:p>596.99486713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.96945346455">
                <text:p>1221.96945346455</text:p>
              </table:table-cell>
              <table:table-cell office:value-type="float" office:value="715.532896833862">
                <text:p>715.532896833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8.40501311375">
                <text:p>2108.40501311375</text:p>
              </table:table-cell>
              <table:table-cell office:value-type="float" office:value="194.189492716893">
                <text:p>194.18949271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29.615684931">
                <text:p>15029.615684931</text:p>
              </table:table-cell>
              <table:table-cell office:value-type="float" office:value="714.490064665597">
                <text:p>714.49006466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35.842153478">
                <text:p>17835.842153478</text:p>
              </table:table-cell>
              <table:table-cell office:value-type="float" office:value="789.724083103036">
                <text:p>789.72408310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.627447829823">
                <text:p>693.627447829823</text:p>
              </table:table-cell>
              <table:table-cell office:value-type="float" office:value="623.233817364479">
                <text:p>623.23381736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.88431723021">
                <text:p>1301.88431723021</text:p>
              </table:table-cell>
              <table:table-cell office:value-type="float" office:value="760.232641501154">
                <text:p>760.232641501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2.99429545914">
                <text:p>2272.99429545914</text:p>
              </table:table-cell>
              <table:table-cell office:value-type="float" office:value="201.481882556078">
                <text:p>201.481882556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90.3823372394">
                <text:p>16690.3823372394</text:p>
              </table:table-cell>
              <table:table-cell office:value-type="float" office:value="746.072854325893">
                <text:p>746.072854325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24.6271510903">
                <text:p>19724.6271510903</text:p>
              </table:table-cell>
              <table:table-cell office:value-type="float" office:value="822.034436455726">
                <text:p>822.034436455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6.006169603377">
                <text:p>726.006169603377</text:p>
              </table:table-cell>
              <table:table-cell office:value-type="float" office:value="650.626014545995">
                <text:p>650.62601454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7.02548631191">
                <text:p>1387.02548631191</text:p>
              </table:table-cell>
              <table:table-cell office:value-type="float" office:value="807.724804493533">
                <text:p>807.724804493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0.43197822782">
                <text:p>2450.43197822782</text:p>
              </table:table-cell>
              <table:table-cell office:value-type="float" office:value="209.04812320368">
                <text:p>209.0481232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34.6630547932">
                <text:p>18534.6630547932</text:p>
              </table:table-cell>
              <table:table-cell office:value-type="float" office:value="779.051706229816">
                <text:p>779.051706229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13.4312303085">
                <text:p>21813.4312303085</text:p>
              </table:table-cell>
              <table:table-cell office:value-type="float" office:value="855.666718512519">
                <text:p>855.66671851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.896339095687">
                <text:p>759.896339095687</text:p>
              </table:table-cell>
              <table:table-cell office:value-type="float" office:value="679.2221458619">
                <text:p>679.222145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7.7347527865">
                <text:p>1477.7347527865</text:p>
              </table:table-cell>
              <table:table-cell office:value-type="float" office:value="858.183829762756">
                <text:p>858.183829762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1.7210513538">
                <text:p>2641.7210513538</text:p>
              </table:table-cell>
              <table:table-cell office:value-type="float" office:value="216.89849856757">
                <text:p>216.8984985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82.7360699957">
                <text:p>20582.7360699957</text:p>
              </table:table-cell>
              <table:table-cell office:value-type="float" office:value="813.488330878847">
                <text:p>813.488330878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23.4360677432">
                <text:p>24123.4360677432</text:p>
              </table:table-cell>
              <table:table-cell office:value-type="float" office:value="890.675013965083">
                <text:p>890.675013965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.368511105752">
                <text:p>795.368511105752</text:p>
              </table:table-cell>
              <table:table-cell office:value-type="float" office:value="709.075126286132">
                <text:p>709.07512628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4.37626139041">
                <text:p>1574.37626139041</text:p>
              </table:table-cell>
              <table:table-cell office:value-type="float" office:value="911.795058872885">
                <text:p>911.795058872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7.94280158427">
                <text:p>2847.94280158427</text:p>
              </table:table-cell>
              <table:table-cell office:value-type="float" office:value="225.043678746781">
                <text:p>225.043678746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57.120351996">
                <text:p>22857.120351996</text:p>
              </table:table-cell>
              <table:table-cell office:value-type="float" office:value="849.447166579769">
                <text:p>849.447166579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78.0664431151">
                <text:p>26678.0664431151</text:p>
              </table:table-cell>
              <table:table-cell office:value-type="float" office:value="927.115620297548">
                <text:p>927.115620297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.496533950167">
                <text:p>832.496533950167</text:p>
              </table:table-cell>
              <table:table-cell office:value-type="float" office:value="740.240196496657">
                <text:p>740.240196496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.33797134821">
                <text:p>1677.33797134821</text:p>
              </table:table-cell>
              <table:table-cell office:value-type="float" office:value="968.755411780293">
                <text:p>968.755411780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0.26292459575">
                <text:p>3070.26292459575</text:p>
              </table:table-cell>
              <table:table-cell office:value-type="float" office:value="233.494734534121">
                <text:p>233.49473453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82.8232072228">
                <text:p>25382.8232072228</text:p>
              </table:table-cell>
              <table:table-cell office:value-type="float" office:value="886.995500022557">
                <text:p>886.99550002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03.2277800153">
                <text:p>29503.2277800153</text:p>
              </table:table-cell>
              <table:table-cell office:value-type="float" office:value="965.047138319525">
                <text:p>965.0471383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.357703205444">
                <text:p>871.357703205444</text:p>
              </table:table-cell>
              <table:table-cell office:value-type="float" office:value="772.775025094158">
                <text:p>772.77502509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7.03321380228">
                <text:p>1787.03321380228</text:p>
              </table:table-cell>
              <table:table-cell office:value-type="float" office:value="1029.27411014238">
                <text:p>1029.27411014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9.93811424281">
                <text:p>3309.93811424281</text:p>
              </table:table-cell>
              <table:table-cell office:value-type="float" office:value="242.263152463418">
                <text:p>242.263152463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87.6152396804">
                <text:p>28187.6152396804</text:p>
              </table:table-cell>
              <table:table-cell office:value-type="float" office:value="926.203592188195">
                <text:p>926.20359218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27.568841823">
                <text:p>32627.568841823</text:p>
              </table:table-cell>
              <table:table-cell office:value-type="float" office:value="1004.53056640315">
                <text:p>1004.5305664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.032922627059">
                <text:p>912.032922627059</text:p>
              </table:table-cell>
              <table:table-cell office:value-type="float" office:value="806.739815313413">
                <text:p>806.739815313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3.90235109604">
                <text:p>1903.90235109604</text:p>
              </table:table-cell>
              <table:table-cell office:value-type="float" office:value="1093.57344581178">
                <text:p>1093.57344581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8.32316618608">
                <text:p>3568.32316618608</text:p>
              </table:table-cell>
              <table:table-cell office:value-type="float" office:value="251.360850421817">
                <text:p>251.36085042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02.3356942489">
                <text:p>31302.3356942489</text:p>
              </table:table-cell>
              <table:table-cell office:value-type="float" office:value="967.144809822034">
                <text:p>967.14480982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82.7722466693">
                <text:p>36082.7722466693</text:p>
              </table:table-cell>
              <table:table-cell office:value-type="float" office:value="1045.62939857569">
                <text:p>1045.6293985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.606872580245">
                <text:p>954.606872580245</text:p>
              </table:table-cell>
              <table:table-cell office:value-type="float" office:value="842.197416424812">
                <text:p>842.197416424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8.41454457157">
                <text:p>2028.41454457157</text:p>
              </table:table-cell>
              <table:table-cell office:value-type="float" office:value="1161.88959733887">
                <text:p>1161.88959733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6.87863605362">
                <text:p>3846.87863605362</text:p>
              </table:table-cell>
              <table:table-cell office:value-type="float" office:value="260.800193848381">
                <text:p>260.800193848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61.2315403011">
                <text:p>34761.2315403011</text:p>
              </table:table-cell>
              <table:table-cell office:value-type="float" office:value="1009.8957627187">
                <text:p>1009.8957627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03.8757474357">
                <text:p>39903.8757474357</text:p>
              </table:table-cell>
              <table:table-cell office:value-type="float" office:value="1088.40972662545">
                <text:p>1088.4097266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.168186333188">
                <text:p>999.168186333188</text:p>
              </table:table-cell>
              <table:table-cell office:value-type="float" office:value="879.213440032176">
                <text:p>879.21344003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1.06963797847">
                <text:p>2161.06963797847</text:p>
              </table:table-cell>
              <table:table-cell office:value-type="float" office:value="1234.4734974816">
                <text:p>1234.4734974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7.17909542447">
                <text:p>4147.17909542447</text:p>
              </table:table-cell>
              <table:table-cell office:value-type="float" office:value="270.594012540981">
                <text:p>270.594012540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02.3340239249">
                <text:p>38602.3340239249</text:p>
              </table:table-cell>
              <table:table-cell office:value-type="float" office:value="1054.53644707545">
                <text:p>1054.53644707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29.6275347515">
                <text:p>44129.6275347515</text:p>
              </table:table-cell>
              <table:table-cell office:value-type="float" office:value="1132.94034638519">
                <text:p>1132.9403463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.80963457963">
                <text:p>1045.80963457963</text:p>
              </table:table-cell>
              <table:table-cell office:value-type="float" office:value="917.856381482055">
                <text:p>917.85638148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2.40016405464">
                <text:p>2302.40016405464</text:p>
              </table:table-cell>
              <table:table-cell office:value-type="float" office:value="1311.59175490922">
                <text:p>1311.59175490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0.92203230245">
                <text:p>4470.92203230245</text:p>
              </table:table-cell>
              <table:table-cell office:value-type="float" office:value="280.755618094351">
                <text:p>280.75561809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67.87682902">
                <text:p>42867.87682902</text:p>
              </table:table-cell>
              <table:table-cell office:value-type="float" office:value="1101.15039518218">
                <text:p>1101.15039518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02.8791659679">
                <text:p>48802.8791659679</text:p>
              </table:table-cell>
              <table:table-cell office:value-type="float" office:value="1179.29286836399">
                <text:p>1179.29286836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4.62831857506">
                <text:p>1094.62831857506</text:p>
              </table:table-cell>
              <table:table-cell office:value-type="float" office:value="958.197746609174">
                <text:p>958.197746609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2.97348233424">
                <text:p>2452.97348233424</text:p>
              </table:table-cell>
              <table:table-cell office:value-type="float" office:value="1393.5276334853">
                <text:p>1393.5276334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9.93744639127">
                <text:p>4819.93744639127</text:p>
              </table:table-cell>
              <table:table-cell office:value-type="float" office:value="291.298821992979">
                <text:p>291.29882199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04.7604450313">
                <text:p>47604.7604450313</text:p>
              </table:table-cell>
              <table:table-cell office:value-type="float" office:value="1149.82483172829">
                <text:p>1149.8248317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71.0201046335">
                <text:p>53971.0201046335</text:p>
              </table:table-cell>
              <table:table-cell office:value-type="float" office:value="1227.54183290542">
                <text:p>1227.5418329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5.72587228849">
                <text:p>1145.72587228849</text:p>
              </table:table-cell>
              <table:table-cell office:value-type="float" office:value="1000.31218405256">
                <text:p>1000.3121840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3.39405676492">
                <text:p>2613.39405676492</text:p>
              </table:table-cell>
              <table:table-cell office:value-type="float" office:value="1480.58209272713">
                <text:p>1480.58209272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6.19819340951">
                <text:p>5196.19819340951</text:p>
              </table:table-cell>
              <table:table-cell office:value-type="float" office:value="302.237954383448">
                <text:p>302.23795438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65.0678471361">
                <text:p>52865.0678471361</text:p>
              </table:table-cell>
              <table:table-cell office:value-type="float" office:value="1200.65083701873">
                <text:p>1200.6508370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86.4582769536">
                <text:p>59686.4582769536</text:p>
              </table:table-cell>
              <table:table-cell office:value-type="float" office:value="1277.76483005721">
                <text:p>1277.7648300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9.20867399084">
                <text:p>1199.20867399084</text:p>
              </table:table-cell>
              <table:table-cell office:value-type="float" office:value="1044.27762338721">
                <text:p>1044.27762338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4.3058822776">
                <text:p>2784.3058822776</text:p>
              </table:table-cell>
              <table:table-cell office:value-type="float" office:value="1573.07489326322">
                <text:p>1573.07489326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1.83113691812">
                <text:p>5601.83113691812</text:p>
              </table:table-cell>
              <table:table-cell office:value-type="float" office:value="313.587883551732">
                <text:p>313.58788355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06.6371588895">
                <text:p>58706.6371588895</text:p>
              </table:table-cell>
              <table:table-cell office:value-type="float" office:value="1253.7235174048">
                <text:p>1253.723517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07.1515183513">
                <text:p>66007.1515183513</text:p>
              </table:table-cell>
              <table:table-cell office:value-type="float" office:value="1330.04262434527">
                <text:p>1330.04262434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5.18806772024">
                <text:p>1255.18806772024</text:p>
              </table:table-cell>
              <table:table-cell office:value-type="float" office:value="1090.17541932684">
                <text:p>1090.1754193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6.39507005008">
                <text:p>2966.39507005008</text:p>
              </table:table-cell>
              <table:table-cell office:value-type="float" office:value="1671.34577134938">
                <text:p>1671.34577134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9.12917069758">
                <text:p>6039.12917069758</text:p>
              </table:table-cell>
              <table:table-cell office:value-type="float" office:value="325.364036131924">
                <text:p>325.36403613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93.697593868">
                <text:p>65193.697593868</text:p>
              </table:table-cell>
              <table:table-cell office:value-type="float" office:value="1309.14218324852">
                <text:p>1309.14218324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97.1952993048">
                <text:p>72997.1952993048</text:p>
              </table:table-cell>
              <table:table-cell office:value-type="float" office:value="1384.4592846526">
                <text:p>1384.4592846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3.78059508541">
                <text:p>1313.78059508541</text:p>
              </table:table-cell>
              <table:table-cell office:value-type="float" office:value="1138.09050226461">
                <text:p>1138.0905022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0.39260184277">
                <text:p>3160.39260184277</text:p>
              </table:table-cell>
              <table:table-cell office:value-type="float" office:value="1775.7556867574">
                <text:p>1775.7556867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0.56417963273">
                <text:p>6510.56417963273</text:p>
              </table:table-cell>
              <table:table-cell office:value-type="float" office:value="337.582418073854">
                <text:p>337.582418073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397.5756686163">
                <text:p>72397.5756686163</text:p>
              </table:table-cell>
              <table:table-cell office:value-type="float" office:value="1367.01053475361">
                <text:p>1367.0105347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727.47269034">
                <text:p>80727.47269034</text:p>
              </table:table-cell>
              <table:table-cell office:value-type="float" office:value="1441.102319412">
                <text:p>1441.10231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5.1082378897">
                <text:p>1375.1082378897</text:p>
              </table:table-cell>
              <table:table-cell office:value-type="float" office:value="1188.11153543041">
                <text:p>1188.1115354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7.07726446359">
                <text:p>3367.07726446359</text:p>
              </table:table-cell>
              <table:table-cell office:value-type="float" office:value="1886.68814862012">
                <text:p>1886.68814862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8.80101236858">
                <text:p>7018.80101236858</text:p>
              </table:table-cell>
              <table:table-cell office:value-type="float" office:value="350.259636398113">
                <text:p>350.25963639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397.4794518485">
                <text:p>80397.4794518485</text:p>
              </table:table-cell>
              <table:table-cell office:value-type="float" office:value="1427.43685601077">
                <text:p>1427.4368560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276.373157198">
                <text:p>89276.373157198</text:p>
              </table:table-cell>
              <table:table-cell office:value-type="float" office:value="1500.06281732999">
                <text:p>1500.0628173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9.29867208094">
                <text:p>1439.29867208094</text:p>
              </table:table-cell>
              <table:table-cell office:value-type="float" office:value="1240.33107895546">
                <text:p>1240.3310789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7.27877614227">
                <text:p>3587.27877614227</text:p>
              </table:table-cell>
              <table:table-cell office:value-type="float" office:value="2004.5506241028">
                <text:p>2004.5506241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6.71254471916">
                <text:p>7566.71254471916</text:p>
              </table:table-cell>
              <table:table-cell office:value-type="float" office:value="363.412921768037">
                <text:p>363.412921768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281.3694728784">
                <text:p>89281.3694728784</text:p>
              </table:table-cell>
              <table:table-cell office:value-type="float" office:value="1490.53421762046">
                <text:p>1490.5342176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30.5874751731">
                <text:p>98730.5874751731</text:p>
              </table:table-cell>
              <table:table-cell office:value-type="float" office:value="1561.43559386825">
                <text:p>1561.4355938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6.48553355558">
                <text:p>1506.48553355558</text:p>
              </table:table-cell>
              <table:table-cell office:value-type="float" office:value="1294.84576114774">
                <text:p>1294.84576114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1.88111736453">
                <text:p>3821.88111736453</text:p>
              </table:table-cell>
              <table:table-cell office:value-type="float" office:value="2129.77603507487">
                <text:p>2129.77603507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57.39591897746">
                <text:p>8157.39591897746</text:p>
              </table:table-cell>
              <table:table-cell office:value-type="float" office:value="377.060151909337">
                <text:p>377.060151909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46.9258650913">
                <text:p>99146.9258650913</text:p>
              </table:table-cell>
              <table:table-cell office:value-type="float" office:value="1556.42068827225">
                <text:p>1556.4206882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85.986823512">
                <text:p>109185.986823512</text:p>
              </table:table-cell>
              <table:table-cell office:value-type="float" office:value="1625.31934371809">
                <text:p>1625.3193437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6.80869637086">
                <text:p>1576.80869637086</text:p>
              </table:table-cell>
              <table:table-cell office:value-type="float" office:value="1351.75645729545">
                <text:p>1351.75645729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1.82607953751">
                <text:p>4071.82607953751</text:p>
              </table:table-cell>
              <table:table-cell office:value-type="float" office:value="2262.82434827977">
                <text:p>2262.82434827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4.19005092123">
                <text:p>8794.19005092123</text:p>
              </table:table-cell>
              <table:table-cell office:value-type="float" office:value="391.219875909202">
                <text:p>391.219875909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02.622378391">
                <text:p>110102.622378391</text:p>
              </table:table-cell>
              <table:table-cell office:value-type="float" office:value="1625.21955567657">
                <text:p>1625.2195556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748.5949744">
                <text:p>120748.5949744</text:p>
              </table:table-cell>
              <table:table-cell office:value-type="float" office:value="1691.81679951322">
                <text:p>1691.8167995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.41456394379">
                <text:p>1650.41456394379</text:p>
              </table:table-cell>
              <table:table-cell office:value-type="float" office:value="1411.16847632903">
                <text:p>1411.16847632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8.1170457324">
                <text:p>4338.1170457324</text:p>
              </table:table-cell>
              <table:table-cell office:value-type="float" office:value="2404.1842648435">
                <text:p>2404.1842648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80.69450347536">
                <text:p>9480.69450347536</text:p>
              </table:table-cell>
              <table:table-cell office:value-type="float" office:value="405.911339427914">
                <text:p>405.911339427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268.9190696">
                <text:p>122268.9190696</text:p>
              </table:table-cell>
              <table:table-cell office:value-type="float" office:value="1697.05955726254">
                <text:p>1697.05955726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535.663435081">
                <text:p>133535.663435081</text:p>
              </table:table-cell>
              <table:table-cell office:value-type="float" office:value="1761.03489703597">
                <text:p>1761.0348970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7.45637384355">
                <text:p>1727.45637384355</text:p>
              </table:table-cell>
              <table:table-cell office:value-type="float" office:value="1473.19175568734">
                <text:p>1473.19175568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1.82301868146">
                <text:p>4621.82301868146</text:p>
              </table:table-cell>
              <table:table-cell office:value-type="float" office:value="2554.37501532772">
                <text:p>2554.37501532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0.7898337167">
                <text:p>10220.7898337167</text:p>
              </table:table-cell>
              <table:table-cell office:value-type="float" office:value="421.154510857222">
                <text:p>421.15451085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779.586784688">
                <text:p>135779.586784688</text:p>
              </table:table-cell>
              <table:table-cell office:value-type="float" office:value="1772.07512107321">
                <text:p>1772.0751210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676.860445686">
                <text:p>147676.860445686</text:p>
              </table:table-cell>
              <table:table-cell office:value-type="float" office:value="1833.08494718269">
                <text:p>1833.08494718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8.09451681155">
                <text:p>1808.09451681155</text:p>
              </table:table-cell>
              <table:table-cell office:value-type="float" office:value="1537.94106474861">
                <text:p>1537.9410647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4.08291219986">
                <text:p>4924.08291219986</text:p>
              </table:table-cell>
              <table:table-cell office:value-type="float" office:value="2713.9482669209">
                <text:p>2713.9482669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8.6595282352">
                <text:p>11018.6595282352</text:p>
              </table:table-cell>
              <table:table-cell office:value-type="float" office:value="436.970108461051">
                <text:p>436.97010846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783.177995759">
                <text:p>150783.177995759</text:p>
              </table:table-cell>
              <table:table-cell office:value-type="float" office:value="1850.40661730933">
                <text:p>1850.40661730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315.585889884">
                <text:p>163315.585889884</text:p>
              </table:table-cell>
              <table:table-cell office:value-type="float" office:value="1908.08281496488">
                <text:p>1908.082814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2.49687067355">
                <text:p>1892.49687067355</text:p>
              </table:table-cell>
              <table:table-cell office:value-type="float" office:value="1605.53621720246">
                <text:p>1605.5362172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6.11012325951">
                <text:p>5246.11012325951</text:p>
              </table:table-cell>
              <table:table-cell office:value-type="float" office:value="2883.49014977268">
                <text:p>2883.49014977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78.8136508447">
                <text:p>11878.8136508447</text:p>
              </table:table-cell>
              <table:table-cell office:value-type="float" office:value="453.379628535418">
                <text:p>453.37962853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444.660164961">
                <text:p>167444.660164961</text:p>
              </table:table-cell>
              <table:table-cell office:value-type="float" office:value="1932.20062099202">
                <text:p>1932.20062099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610.425452306">
                <text:p>180610.425452306</text:p>
              </table:table-cell>
              <table:table-cell office:value-type="float" office:value="1986.1491058338">
                <text:p>1986.149105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0.8391498388">
                <text:p>1980.8391498388</text:p>
              </table:table-cell>
              <table:table-cell office:value-type="float" office:value="1676.10229275601">
                <text:p>1676.1022927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9.19740306941">
                <text:p>5589.19740306941</text:p>
              </table:table-cell>
              <table:table-cell office:value-type="float" office:value="3063.62340991463">
                <text:p>3063.62340991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06.1143363139">
                <text:p>12806.1143363139</text:p>
              </table:table-cell>
              <table:table-cell office:value-type="float" office:value="470.405374625836">
                <text:p>470.405374625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947.229594456">
                <text:p>185947.229594456</text:p>
              </table:table-cell>
              <table:table-cell office:value-type="float" office:value="2017.61018623607">
                <text:p>2017.6101862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736.758768738">
                <text:p>199736.758768738</text:p>
              </table:table-cell>
              <table:table-cell office:value-type="float" office:value="2067.40935962834">
                <text:p>2067.4093596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3.30527111393">
                <text:p>2073.30527111393</text:p>
              </table:table-cell>
              <table:table-cell office:value-type="float" office:value="1749.76986858448">
                <text:p>1749.7698685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4.72204671685">
                <text:p>5954.72204671685</text:p>
              </table:table-cell>
              <table:table-cell office:value-type="float" office:value="3255.009696675">
                <text:p>3255.009696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05.8032742254">
                <text:p>13805.8032742254</text:p>
              </table:table-cell>
              <table:table-cell office:value-type="float" office:value="488.070487841928">
                <text:p>488.07048784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494.325706116">
                <text:p>206494.325706116</text:p>
              </table:table-cell>
              <table:table-cell office:value-type="float" office:value="2106.79513264703">
                <text:p>2106.79513264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888.537876659">
                <text:p>220888.537876659</text:p>
              </table:table-cell>
              <table:table-cell office:value-type="float" office:value="2151.99425245798">
                <text:p>2151.99425245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0.08773659317">
                <text:p>2170.08773659317</text:p>
              </table:table-cell>
              <table:table-cell office:value-type="float" office:value="1826.67526095427">
                <text:p>1826.67526095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4.15142220293">
                <text:p>6344.15142220293</text:p>
              </table:table-cell>
              <table:table-cell office:value-type="float" office:value="3458.35199298973">
                <text:p>3458.35199298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83.531338318">
                <text:p>14883.531338318</text:p>
              </table:table-cell>
              <table:table-cell office:value-type="float" office:value="506.398978310428">
                <text:p>506.39897831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311.867898325">
                <text:p>229311.867898325</text:p>
              </table:table-cell>
              <table:table-cell office:value-type="float" office:value="2199.92234437791">
                <text:p>2199.92234437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280.254000621">
                <text:p>244280.254000621</text:p>
              </table:table-cell>
              <table:table-cell office:value-type="float" office:value="2240.03980684536">
                <text:p>2240.0398068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1.38803442192">
                <text:p>2271.38803442192</text:p>
              </table:table-cell>
              <table:table-cell office:value-type="float" office:value="1906.96077746596">
                <text:p>1906.9607774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9.04886106823">
                <text:p>6759.04886106823</text:p>
              </table:table-cell>
              <table:table-cell office:value-type="float" office:value="3674.39719753629">
                <text:p>3674.39719753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45.3905287973">
                <text:p>16045.3905287973</text:p>
              </table:table-cell>
              <table:table-cell office:value-type="float" office:value="525.415757809349">
                <text:p>525.41575780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650.739574592">
                <text:p>254650.739574592</text:p>
              </table:table-cell>
              <table:table-cell office:value-type="float" office:value="2297.16608240525">
                <text:p>2297.1660824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149.112616828">
                <text:p>270149.112616828</text:p>
              </table:table-cell>
              <table:table-cell office:value-type="float" office:value="2331.6876104667">
                <text:p>2331.687610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7.41705826812">
                <text:p>2377.41705826812</text:p>
              </table:table-cell>
              <table:table-cell office:value-type="float" office:value="1990.77498038366">
                <text:p>1990.77498038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1.07993425609">
                <text:p>7201.07993425609</text:p>
              </table:table-cell>
              <table:table-cell office:value-type="float" office:value="3903.93886817485">
                <text:p>3903.93886817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97.9484081708">
                <text:p>17297.9484081708</text:p>
              </table:table-cell>
              <table:table-cell office:value-type="float" office:value="545.146673627655">
                <text:p>545.14667362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789.546656342">
                <text:p>282789.546656342</text:p>
              </table:table-cell>
              <table:table-cell office:value-type="float" office:value="2398.70831060869">
                <text:p>2398.70831060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757.438853301">
                <text:p>298757.438853301</text:p>
              </table:table-cell>
              <table:table-cell office:value-type="float" office:value="2427.08504384146">
                <text:p>2427.08504384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8.39554637467">
                <text:p>2488.39554637467</text:p>
              </table:table-cell>
              <table:table-cell office:value-type="float" office:value="2078.27296153831">
                <text:p>2078.2729615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2.01913840733">
                <text:p>7672.01913840733</text:p>
              </table:table-cell>
              <table:table-cell office:value-type="float" office:value="4147.82013677381">
                <text:p>4147.82013677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48.2852252626">
                <text:p>18648.2852252626</text:p>
              </table:table-cell>
              <table:table-cell office:value-type="float" office:value="565.618543696461">
                <text:p>565.61854369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037.680910309">
                <text:p>314037.680910309</text:p>
              </table:table-cell>
              <table:table-cell office:value-type="float" office:value="2504.7390362645">
                <text:p>2504.739036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395.337617793">
                <text:p>330395.337617793</text:p>
              </table:table-cell>
              <table:table-cell office:value-type="float" office:value="2526.38551733774">
                <text:p>2526.3855173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4.55454110694">
                <text:p>2604.55454110694</text:p>
              </table:table-cell>
              <table:table-cell office:value-type="float" office:value="2169.61662931329">
                <text:p>2169.6166293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3.75701942807">
                <text:p>8173.75701942807</text:p>
              </table:table-cell>
              <table:table-cell office:value-type="float" office:value="4406.93680612618">
                <text:p>4406.93680612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4.0339372546">
                <text:p>20104.0339372546</text:p>
              </table:table-cell>
              <table:table-cell office:value-type="float" office:value="586.859193039523">
                <text:p>586.859193039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738.721772384">
                <text:p>348738.721772384</text:p>
              </table:table-cell>
              <table:table-cell office:value-type="float" office:value="2615.45666558983">
                <text:p>2615.4566655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383.635428663">
                <text:p>365383.635428663</text:p>
              </table:table-cell>
              <table:table-cell office:value-type="float" office:value="2629.74871787426">
                <text:p>2629.7487178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6.13586995198">
                <text:p>2726.13586995198</text:p>
              </table:table-cell>
              <table:table-cell office:value-type="float" office:value="2264.97500824363">
                <text:p>2264.9750082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8.30776192759">
                <text:p>8708.30776192759</text:p>
              </table:table-cell>
              <table:table-cell office:value-type="float" office:value="4682.24064033197">
                <text:p>4682.24064033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73.4233559856">
                <text:p>21673.4233559856</text:p>
              </table:table-cell>
              <table:table-cell office:value-type="float" office:value="608.897491592538">
                <text:p>608.89749159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274.214071691">
                <text:p>387274.214071691</text:p>
              </table:table-cell>
              <table:table-cell office:value-type="float" office:value="2731.06837500331">
                <text:p>2731.0683750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077.133780583">
                <text:p>404077.133780583</text:p>
              </table:table-cell>
              <table:table-cell office:value-type="float" office:value="2737.34086571587">
                <text:p>2737.3408657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3.39264897111">
                <text:p>2853.39264897111</text:p>
              </table:table-cell>
              <table:table-cell office:value-type="float" office:value="2364.52455178313">
                <text:p>2364.52455178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77.81727499341">
                <text:p>9277.81727499341</text:p>
              </table:table-cell>
              <table:table-cell office:value-type="float" office:value="4974.74286073268">
                <text:p>4974.74286073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65.324662396">
                <text:p>23365.324662396</text:p>
              </table:table-cell>
              <table:table-cell office:value-type="float" office:value="631.763393442686">
                <text:p>631.763393442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067.863191677">
                <text:p>430067.863191677</text:p>
              </table:table-cell>
              <table:table-cell office:value-type="float" office:value="2851.79049879657">
                <text:p>2851.7904987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868.20703608">
                <text:p>446868.20703608</text:p>
              </table:table-cell>
              <table:table-cell office:value-type="float" office:value="2849.33498177539">
                <text:p>2849.33498177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6.58980975361">
                <text:p>2986.58980975361</text:p>
              </table:table-cell>
              <table:table-cell office:value-type="float" office:value="2468.44946881807">
                <text:p>2468.4494688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4.57180676315">
                <text:p>9884.57180676315</text:p>
              </table:table-cell>
              <table:table-cell office:value-type="float" office:value="5285.51786023884">
                <text:p>5285.51786023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89.3015520502">
                <text:p>25189.3015520502</text:p>
              </table:table-cell>
              <table:table-cell office:value-type="float" office:value="655.487977541719">
                <text:p>655.48797754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590.19379487">
                <text:p>477590.19379487</text:p>
              </table:table-cell>
              <table:table-cell office:value-type="float" office:value="2977.84893394203">
                <text:p>2977.84893394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190.781327593">
                <text:p>494190.781327593</text:p>
              </table:table-cell>
              <table:table-cell office:value-type="float" office:value="2965.91116585174">
                <text:p>2965.9111658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6.00465096887">
                <text:p>3126.00465096887</text:p>
              </table:table-cell>
              <table:table-cell office:value-type="float" office:value="2576.94206453184">
                <text:p>2576.9420645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1.0071223758">
                <text:p>10531.0071223758</text:p>
              </table:table-cell>
              <table:table-cell office:value-type="float" office:value="5615.70714969362">
                <text:p>5615.70714969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55.6642951888">
                <text:p>27155.6642951888</text:p>
              </table:table-cell>
              <table:table-cell office:value-type="float" office:value="680.103489947953">
                <text:p>680.10348994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363.723334899">
                <text:p>530363.723334899</text:p>
              </table:table-cell>
              <table:table-cell office:value-type="float" office:value="3109.47956279458">
                <text:p>3109.47956279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524.734818422">
                <text:p>546524.734818422</text:p>
              </table:table-cell>
              <table:table-cell office:value-type="float" office:value="3087.25688625173">
                <text:p>3087.2568862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1.92741566516">
                <text:p>3271.92741566516</text:p>
              </table:table-cell>
              <table:table-cell office:value-type="float" office:value="2690.20309625104">
                <text:p>2690.20309625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9.7182821465">
                <text:p>11219.7182821465</text:p>
              </table:table-cell>
              <table:table-cell office:value-type="float" office:value="5966.52355076802">
                <text:p>5966.52355076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75.5280168921">
                <text:p>29275.5280168921</text:p>
              </table:table-cell>
              <table:table-cell office:value-type="float" office:value="705.643387654576">
                <text:p>705.64338765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968.707239563">
                <text:p>588968.707239563</text:p>
              </table:table-cell>
              <table:table-cell office:value-type="float" office:value="3246.92869447801">
                <text:p>3246.9286944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400.76394373">
                <text:p>604400.76394373</text:p>
              </table:table-cell>
              <table:table-cell office:value-type="float" office:value="3213.5672812613">
                <text:p>3213.567281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4.66189551677">
                <text:p>3424.66189551677</text:p>
              </table:table-cell>
              <table:table-cell office:value-type="float" office:value="2808.44214493176">
                <text:p>2808.4421449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53.4700592181">
                <text:p>11953.4700592181</text:p>
              </table:table-cell>
              <table:table-cell office:value-type="float" office:value="6339.25565078863">
                <text:p>6339.25565078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60.8755267932">
                <text:p>31560.8755267932</text:p>
              </table:table-cell>
              <table:table-cell office:value-type="float" office:value="732.142384063832">
                <text:p>732.142384063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049.518934389">
                <text:p>654049.518934389</text:p>
              </table:table-cell>
              <table:table-cell office:value-type="float" office:value="3390.45352578224">
                <text:p>3390.45352578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405.764978107">
                <text:p>668405.764978107</text:p>
              </table:table-cell>
              <table:table-cell office:value-type="float" office:value="3345.04547295101">
                <text:p>3345.0454729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4.52606327766">
                <text:p>3584.52606327766</text:p>
              </table:table-cell>
              <table:table-cell office:value-type="float" office:value="2931.87800297324">
                <text:p>2931.8780029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35.2080385112">
                <text:p>12735.2080385112</text:p>
              </table:table-cell>
              <table:table-cell office:value-type="float" office:value="6735.27253586099">
                <text:p>6735.2725358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24.6250534913">
                <text:p>34024.6250534913</text:p>
              </table:table-cell>
              <table:table-cell office:value-type="float" office:value="759.636496168895">
                <text:p>759.636496168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6321.734856291">
                <text:p>726321.734856291</text:p>
              </table:table-cell>
              <table:table-cell office:value-type="float" office:value="3540.32262243358">
                <text:p>3540.3226224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188.785501871">
                <text:p>739188.785501871</text:p>
              </table:table-cell>
              <table:table-cell office:value-type="float" office:value="3481.90289382032">
                <text:p>3481.9028938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1.85273475823">
                <text:p>3751.85273475823</text:p>
              </table:table-cell>
              <table:table-cell office:value-type="float" office:value="3060.7390790766">
                <text:p>3060.7390790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68.0704415275">
                <text:p>13568.0704415275</text:p>
              </table:table-cell>
              <table:table-cell office:value-type="float" office:value="7156.02881967378">
                <text:p>7156.02881967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80.7032665452">
                <text:p>36680.7032665452</text:p>
              </table:table-cell>
              <table:table-cell office:value-type="float" office:value="788.163093507568">
                <text:p>788.163093507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6580.002358464">
                <text:p>806580.002358464</text:p>
              </table:table-cell>
              <table:table-cell office:value-type="float" office:value="3696.81642163881">
                <text:p>3696.81642163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467.606117412">
                <text:p>817467.606117412</text:p>
              </table:table-cell>
              <table:table-cell office:value-type="float" office:value="3624.35962680615">
                <text:p>3624.35962680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6.99026170322">
                <text:p>3926.99026170322</text:p>
              </table:table-cell>
              <table:table-cell office:value-type="float" office:value="3195.26382089786">
                <text:p>3195.26382089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55.4007244764">
                <text:p>14455.4007244764</text:p>
              </table:table-cell>
              <table:table-cell office:value-type="float" office:value="7603.06998645534">
                <text:p>7603.0699864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44.1239988118">
                <text:p>39544.1239988118</text:p>
              </table:table-cell>
              <table:table-cell office:value-type="float" office:value="817.760948954332">
                <text:p>817.76094895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706.777015699">
                <text:p>895706.777015699</text:p>
              </table:table-cell>
              <table:table-cell office:value-type="float" office:value="3860.22775684329">
                <text:p>3860.2277568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036.019157979">
                <text:p>904036.019157979</text:p>
              </table:table-cell>
              <table:table-cell office:value-type="float" office:value="3772.64475920226">
                <text:p>3772.6447592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0.30325701355">
                <text:p>4110.30325701355</text:p>
              </table:table-cell>
              <table:table-cell office:value-type="float" office:value="3335.70115627726">
                <text:p>3335.7011562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0.7610002994">
                <text:p>15400.7610002994</text:p>
              </table:table-cell>
              <table:table-cell office:value-type="float" office:value="8078.03806770769">
                <text:p>8078.03806770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31.0731141192">
                <text:p>42631.0731141192</text:p>
              </table:table-cell>
              <table:table-cell office:value-type="float" office:value="848.47029141979">
                <text:p>848.4702914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682.025398509">
                <text:p>994682.025398509</text:p>
              </table:table-cell>
              <table:table-cell office:value-type="float" office:value="4030.86240568516">
                <text:p>4030.8624056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771.878199195">
                <text:p>999771.878199195</text:p>
              </table:table-cell>
              <table:table-cell office:value-type="float" office:value="3926.99675105876">
                <text:p>3926.9967510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2.17335382153">
                <text:p>4302.17335382153</text:p>
              </table:table-cell>
              <table:table-cell office:value-type="float" office:value="3482.31095386133">
                <text:p>3482.31095386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7.9463384738">
                <text:p>16407.9463384738</text:p>
              </table:table-cell>
              <table:table-cell office:value-type="float" office:value="8582.67767356922">
                <text:p>8582.67767356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58.9999999997">
                <text:p>45958.9999999997</text:p>
              </table:table-cell>
              <table:table-cell office:value-type="float" office:value="880.332860529131">
                <text:p>880.332860529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4594">
                <text:p>1104594</text:p>
              </table:table-cell>
              <table:table-cell office:value-type="float" office:value="4209.03966217078">
                <text:p>4209.0396621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646">
                <text:p>1105646</text:p>
              </table:table-cell>
              <table:table-cell office:value-type="float" office:value="4087.66381865409">
                <text:p>4087.66381865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2.99999999998">
                <text:p>4502.99999999998</text:p>
              </table:table-cell>
              <table:table-cell office:value-type="float" office:value="3635.36450397017">
                <text:p>3635.3645039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81.0000000001">
                <text:p>17481.0000000001</text:p>
              </table:table-cell>
              <table:table-cell office:value-type="float" office:value="9118.84240096022">
                <text:p>9118.842400960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